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6138in"/>
    </style:style>
    <style:style style:name="co4" style:family="table-column">
      <style:table-column-properties fo:break-before="auto" style:column-width="0.764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imulacion_menor_ba" table:style-name="ta1">
        <table:shapes>
          <draw:frame draw:z-index="0" draw:style-name="gr1" draw:text-style-name="P1" svg:width="7.7756in" svg:height="4.3736in" svg:x="3.3228in" svg:y="0.2276in">
            <draw:object draw:notify-on-update-of-ranges="simulacion_menor_ba.A1:simulacion_menor_ba.A1 simulacion_menor_ba.A2:simulacion_menor_ba.A1462 simulacion_menor_ba.B2:simulacion_menor_ba.B1462 simulacion_menor_ba.C2:simulacion_menor_ba.C1462 simulacion_menor_ba.D2:simulacion_menor_ba.D146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997996" calcext:value-type="float">
            <text:p>0.997996</text:p>
          </table:table-cell>
          <table:table-cell office:value-type="float" office:value="119.952" calcext:value-type="float">
            <text:p>119.952</text:p>
          </table:table-cell>
          <table:table-cell office:value-type="float" office:value="0.0499745" calcext:value-type="float">
            <text:p>0.049974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995977" calcext:value-type="float">
            <text:p>0.995977</text:p>
          </table:table-cell>
          <table:table-cell office:value-type="float" office:value="119.904" calcext:value-type="float">
            <text:p>119.904</text:p>
          </table:table-cell>
          <table:table-cell office:value-type="float" office:value="0.0998485" calcext:value-type="float">
            <text:p>0.099848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993943" calcext:value-type="float">
            <text:p>0.993943</text:p>
          </table:table-cell>
          <table:table-cell office:value-type="float" office:value="119.856" calcext:value-type="float">
            <text:p>119.856</text:p>
          </table:table-cell>
          <table:table-cell office:value-type="float" office:value="0.149621" calcext:value-type="float">
            <text:p>0.14962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991895" calcext:value-type="float">
            <text:p>0.991895</text:p>
          </table:table-cell>
          <table:table-cell office:value-type="float" office:value="119.809" calcext:value-type="float">
            <text:p>119.809</text:p>
          </table:table-cell>
          <table:table-cell office:value-type="float" office:value="0.199293" calcext:value-type="float">
            <text:p>0.19929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989831" calcext:value-type="float">
            <text:p>0.989831</text:p>
          </table:table-cell>
          <table:table-cell office:value-type="float" office:value="119.761" calcext:value-type="float">
            <text:p>119.761</text:p>
          </table:table-cell>
          <table:table-cell office:value-type="float" office:value="0.248861" calcext:value-type="float">
            <text:p>0.24886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987753" calcext:value-type="float">
            <text:p>0.987753</text:p>
          </table:table-cell>
          <table:table-cell office:value-type="float" office:value="119.714" calcext:value-type="float">
            <text:p>119.714</text:p>
          </table:table-cell>
          <table:table-cell office:value-type="float" office:value="0.298326" calcext:value-type="float">
            <text:p>0.29832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985661" calcext:value-type="float">
            <text:p>0.985661</text:p>
          </table:table-cell>
          <table:table-cell office:value-type="float" office:value="119.667" calcext:value-type="float">
            <text:p>119.667</text:p>
          </table:table-cell>
          <table:table-cell office:value-type="float" office:value="0.347687" calcext:value-type="float">
            <text:p>0.347687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983555" calcext:value-type="float">
            <text:p>0.983555</text:p>
          </table:table-cell>
          <table:table-cell office:value-type="float" office:value="119.62" calcext:value-type="float">
            <text:p>119.62</text:p>
          </table:table-cell>
          <table:table-cell office:value-type="float" office:value="0.396943" calcext:value-type="float">
            <text:p>0.396943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981434" calcext:value-type="float">
            <text:p>0.981434</text:p>
          </table:table-cell>
          <table:table-cell office:value-type="float" office:value="119.572" calcext:value-type="float">
            <text:p>119.572</text:p>
          </table:table-cell>
          <table:table-cell office:value-type="float" office:value="0.446094" calcext:value-type="float">
            <text:p>0.4460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793" calcext:value-type="float">
            <text:p>0.9793</text:p>
          </table:table-cell>
          <table:table-cell office:value-type="float" office:value="119.526" calcext:value-type="float">
            <text:p>119.526</text:p>
          </table:table-cell>
          <table:table-cell office:value-type="float" office:value="0.495138" calcext:value-type="float">
            <text:p>0.495138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977152" calcext:value-type="float">
            <text:p>0.977152</text:p>
          </table:table-cell>
          <table:table-cell office:value-type="float" office:value="119.479" calcext:value-type="float">
            <text:p>119.479</text:p>
          </table:table-cell>
          <table:table-cell office:value-type="float" office:value="0.544076" calcext:value-type="float">
            <text:p>0.544076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974991" calcext:value-type="float">
            <text:p>0.974991</text:p>
          </table:table-cell>
          <table:table-cell office:value-type="float" office:value="119.432" calcext:value-type="float">
            <text:p>119.432</text:p>
          </table:table-cell>
          <table:table-cell office:value-type="float" office:value="0.592906" calcext:value-type="float">
            <text:p>0.592906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972816" calcext:value-type="float">
            <text:p>0.972816</text:p>
          </table:table-cell>
          <table:table-cell office:value-type="float" office:value="119.386" calcext:value-type="float">
            <text:p>119.386</text:p>
          </table:table-cell>
          <table:table-cell office:value-type="float" office:value="0.641628" calcext:value-type="float">
            <text:p>0.641628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970628" calcext:value-type="float">
            <text:p>0.970628</text:p>
          </table:table-cell>
          <table:table-cell office:value-type="float" office:value="119.339" calcext:value-type="float">
            <text:p>119.339</text:p>
          </table:table-cell>
          <table:table-cell office:value-type="float" office:value="0.690241" calcext:value-type="float">
            <text:p>0.690241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968427" calcext:value-type="float">
            <text:p>0.968427</text:p>
          </table:table-cell>
          <table:table-cell office:value-type="float" office:value="119.293" calcext:value-type="float">
            <text:p>119.293</text:p>
          </table:table-cell>
          <table:table-cell office:value-type="float" office:value="0.738744" calcext:value-type="float">
            <text:p>0.738744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966213" calcext:value-type="float">
            <text:p>0.966213</text:p>
          </table:table-cell>
          <table:table-cell office:value-type="float" office:value="119.247" calcext:value-type="float">
            <text:p>119.247</text:p>
          </table:table-cell>
          <table:table-cell office:value-type="float" office:value="0.787137" calcext:value-type="float">
            <text:p>0.787137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963986" calcext:value-type="float">
            <text:p>0.963986</text:p>
          </table:table-cell>
          <table:table-cell office:value-type="float" office:value="119.201" calcext:value-type="float">
            <text:p>119.201</text:p>
          </table:table-cell>
          <table:table-cell office:value-type="float" office:value="0.835419" calcext:value-type="float">
            <text:p>0.835419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961746" calcext:value-type="float">
            <text:p>0.961746</text:p>
          </table:table-cell>
          <table:table-cell office:value-type="float" office:value="119.155" calcext:value-type="float">
            <text:p>119.155</text:p>
          </table:table-cell>
          <table:table-cell office:value-type="float" office:value="0.88359" calcext:value-type="float">
            <text:p>0.88359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959495" calcext:value-type="float">
            <text:p>0.959495</text:p>
          </table:table-cell>
          <table:table-cell office:value-type="float" office:value="119.109" calcext:value-type="float">
            <text:p>119.109</text:p>
          </table:table-cell>
          <table:table-cell office:value-type="float" office:value="0.931649" calcext:value-type="float">
            <text:p>0.9316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5723" calcext:value-type="float">
            <text:p>0.95723</text:p>
          </table:table-cell>
          <table:table-cell office:value-type="float" office:value="119.063" calcext:value-type="float">
            <text:p>119.063</text:p>
          </table:table-cell>
          <table:table-cell office:value-type="float" office:value="0.979595" calcext:value-type="float">
            <text:p>0.979595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954954" calcext:value-type="float">
            <text:p>0.954954</text:p>
          </table:table-cell>
          <table:table-cell office:value-type="float" office:value="119.018" calcext:value-type="float">
            <text:p>119.018</text:p>
          </table:table-cell>
          <table:table-cell office:value-type="float" office:value="1.02743" calcext:value-type="float">
            <text:p>1.02743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952666" calcext:value-type="float">
            <text:p>0.952666</text:p>
          </table:table-cell>
          <table:table-cell office:value-type="float" office:value="118.972" calcext:value-type="float">
            <text:p>118.972</text:p>
          </table:table-cell>
          <table:table-cell office:value-type="float" office:value="1.07515" calcext:value-type="float">
            <text:p>1.07515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.950366" calcext:value-type="float">
            <text:p>0.950366</text:p>
          </table:table-cell>
          <table:table-cell office:value-type="float" office:value="118.927" calcext:value-type="float">
            <text:p>118.927</text:p>
          </table:table-cell>
          <table:table-cell office:value-type="float" office:value="1.12275" calcext:value-type="float">
            <text:p>1.12275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948054" calcext:value-type="float">
            <text:p>0.948054</text:p>
          </table:table-cell>
          <table:table-cell office:value-type="float" office:value="118.882" calcext:value-type="float">
            <text:p>118.882</text:p>
          </table:table-cell>
          <table:table-cell office:value-type="float" office:value="1.17024" calcext:value-type="float">
            <text:p>1.17024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945731" calcext:value-type="float">
            <text:p>0.945731</text:p>
          </table:table-cell>
          <table:table-cell office:value-type="float" office:value="118.837" calcext:value-type="float">
            <text:p>118.837</text:p>
          </table:table-cell>
          <table:table-cell office:value-type="float" office:value="1.21761" calcext:value-type="float">
            <text:p>1.21761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943397" calcext:value-type="float">
            <text:p>0.943397</text:p>
          </table:table-cell>
          <table:table-cell office:value-type="float" office:value="118.792" calcext:value-type="float">
            <text:p>118.792</text:p>
          </table:table-cell>
          <table:table-cell office:value-type="float" office:value="1.26487" calcext:value-type="float">
            <text:p>1.26487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0.941051" calcext:value-type="float">
            <text:p>0.941051</text:p>
          </table:table-cell>
          <table:table-cell office:value-type="float" office:value="118.747" calcext:value-type="float">
            <text:p>118.747</text:p>
          </table:table-cell>
          <table:table-cell office:value-type="float" office:value="1.31201" calcext:value-type="float">
            <text:p>1.31201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.938695" calcext:value-type="float">
            <text:p>0.938695</text:p>
          </table:table-cell>
          <table:table-cell office:value-type="float" office:value="118.702" calcext:value-type="float">
            <text:p>118.702</text:p>
          </table:table-cell>
          <table:table-cell office:value-type="float" office:value="1.35903" calcext:value-type="float">
            <text:p>1.35903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0.936327" calcext:value-type="float">
            <text:p>0.936327</text:p>
          </table:table-cell>
          <table:table-cell office:value-type="float" office:value="118.658" calcext:value-type="float">
            <text:p>118.658</text:p>
          </table:table-cell>
          <table:table-cell office:value-type="float" office:value="1.40594" calcext:value-type="float">
            <text:p>1.405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33949" calcext:value-type="float">
            <text:p>0.933949</text:p>
          </table:table-cell>
          <table:table-cell office:value-type="float" office:value="118.613" calcext:value-type="float">
            <text:p>118.613</text:p>
          </table:table-cell>
          <table:table-cell office:value-type="float" office:value="1.45272" calcext:value-type="float">
            <text:p>1.45272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931561" calcext:value-type="float">
            <text:p>0.931561</text:p>
          </table:table-cell>
          <table:table-cell office:value-type="float" office:value="118.569" calcext:value-type="float">
            <text:p>118.569</text:p>
          </table:table-cell>
          <table:table-cell office:value-type="float" office:value="1.49939" calcext:value-type="float">
            <text:p>1.49939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929162" calcext:value-type="float">
            <text:p>0.929162</text:p>
          </table:table-cell>
          <table:table-cell office:value-type="float" office:value="118.525" calcext:value-type="float">
            <text:p>118.525</text:p>
          </table:table-cell>
          <table:table-cell office:value-type="float" office:value="1.54594" calcext:value-type="float">
            <text:p>1.54594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0.926753" calcext:value-type="float">
            <text:p>0.926753</text:p>
          </table:table-cell>
          <table:table-cell office:value-type="float" office:value="118.481" calcext:value-type="float">
            <text:p>118.481</text:p>
          </table:table-cell>
          <table:table-cell office:value-type="float" office:value="1.59236" calcext:value-type="float">
            <text:p>1.59236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0.924333" calcext:value-type="float">
            <text:p>0.924333</text:p>
          </table:table-cell>
          <table:table-cell office:value-type="float" office:value="118.437" calcext:value-type="float">
            <text:p>118.437</text:p>
          </table:table-cell>
          <table:table-cell office:value-type="float" office:value="1.63867" calcext:value-type="float">
            <text:p>1.63867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921904" calcext:value-type="float">
            <text:p>0.921904</text:p>
          </table:table-cell>
          <table:table-cell office:value-type="float" office:value="118.393" calcext:value-type="float">
            <text:p>118.393</text:p>
          </table:table-cell>
          <table:table-cell office:value-type="float" office:value="1.68486" calcext:value-type="float">
            <text:p>1.68486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0.919466" calcext:value-type="float">
            <text:p>0.919466</text:p>
          </table:table-cell>
          <table:table-cell office:value-type="float" office:value="118.35" calcext:value-type="float">
            <text:p>118.35</text:p>
          </table:table-cell>
          <table:table-cell office:value-type="float" office:value="1.73092" calcext:value-type="float">
            <text:p>1.73092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0.917017" calcext:value-type="float">
            <text:p>0.917017</text:p>
          </table:table-cell>
          <table:table-cell office:value-type="float" office:value="118.306" calcext:value-type="float">
            <text:p>118.306</text:p>
          </table:table-cell>
          <table:table-cell office:value-type="float" office:value="1.77686" calcext:value-type="float">
            <text:p>1.77686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0.91456" calcext:value-type="float">
            <text:p>0.91456</text:p>
          </table:table-cell>
          <table:table-cell office:value-type="float" office:value="118.263" calcext:value-type="float">
            <text:p>118.263</text:p>
          </table:table-cell>
          <table:table-cell office:value-type="float" office:value="1.82268" calcext:value-type="float">
            <text:p>1.82268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0.912093" calcext:value-type="float">
            <text:p>0.912093</text:p>
          </table:table-cell>
          <table:table-cell office:value-type="float" office:value="118.22" calcext:value-type="float">
            <text:p>118.22</text:p>
          </table:table-cell>
          <table:table-cell office:value-type="float" office:value="1.86838" calcext:value-type="float">
            <text:p>1.868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09616" calcext:value-type="float">
            <text:p>0.909616</text:p>
          </table:table-cell>
          <table:table-cell office:value-type="float" office:value="118.176" calcext:value-type="float">
            <text:p>118.176</text:p>
          </table:table-cell>
          <table:table-cell office:value-type="float" office:value="1.91395" calcext:value-type="float">
            <text:p>1.91395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907131" calcext:value-type="float">
            <text:p>0.907131</text:p>
          </table:table-cell>
          <table:table-cell office:value-type="float" office:value="118.133" calcext:value-type="float">
            <text:p>118.133</text:p>
          </table:table-cell>
          <table:table-cell office:value-type="float" office:value="1.9594" calcext:value-type="float">
            <text:p>1.9594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904638" calcext:value-type="float">
            <text:p>0.904638</text:p>
          </table:table-cell>
          <table:table-cell office:value-type="float" office:value="118.091" calcext:value-type="float">
            <text:p>118.091</text:p>
          </table:table-cell>
          <table:table-cell office:value-type="float" office:value="2.00472" calcext:value-type="float">
            <text:p>2.00472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0.902135" calcext:value-type="float">
            <text:p>0.902135</text:p>
          </table:table-cell>
          <table:table-cell office:value-type="float" office:value="118.048" calcext:value-type="float">
            <text:p>118.048</text:p>
          </table:table-cell>
          <table:table-cell office:value-type="float" office:value="2.04992" calcext:value-type="float">
            <text:p>2.04992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.899625" calcext:value-type="float">
            <text:p>0.899625</text:p>
          </table:table-cell>
          <table:table-cell office:value-type="float" office:value="118.005" calcext:value-type="float">
            <text:p>118.005</text:p>
          </table:table-cell>
          <table:table-cell office:value-type="float" office:value="2.095" calcext:value-type="float">
            <text:p>2.095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897105" calcext:value-type="float">
            <text:p>0.897105</text:p>
          </table:table-cell>
          <table:table-cell office:value-type="float" office:value="117.963" calcext:value-type="float">
            <text:p>117.963</text:p>
          </table:table-cell>
          <table:table-cell office:value-type="float" office:value="2.13995" calcext:value-type="float">
            <text:p>2.13995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894578" calcext:value-type="float">
            <text:p>0.894578</text:p>
          </table:table-cell>
          <table:table-cell office:value-type="float" office:value="117.921" calcext:value-type="float">
            <text:p>117.921</text:p>
          </table:table-cell>
          <table:table-cell office:value-type="float" office:value="2.18477" calcext:value-type="float">
            <text:p>2.18477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0.892043" calcext:value-type="float">
            <text:p>0.892043</text:p>
          </table:table-cell>
          <table:table-cell office:value-type="float" office:value="117.878" calcext:value-type="float">
            <text:p>117.878</text:p>
          </table:table-cell>
          <table:table-cell office:value-type="float" office:value="2.22947" calcext:value-type="float">
            <text:p>2.22947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.8895" calcext:value-type="float">
            <text:p>0.8895</text:p>
          </table:table-cell>
          <table:table-cell office:value-type="float" office:value="117.836" calcext:value-type="float">
            <text:p>117.836</text:p>
          </table:table-cell>
          <table:table-cell office:value-type="float" office:value="2.27404" calcext:value-type="float">
            <text:p>2.27404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0.886949" calcext:value-type="float">
            <text:p>0.886949</text:p>
          </table:table-cell>
          <table:table-cell office:value-type="float" office:value="117.795" calcext:value-type="float">
            <text:p>117.795</text:p>
          </table:table-cell>
          <table:table-cell office:value-type="float" office:value="2.31848" calcext:value-type="float">
            <text:p>2.318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84391" calcext:value-type="float">
            <text:p>0.884391</text:p>
          </table:table-cell>
          <table:table-cell office:value-type="float" office:value="117.753" calcext:value-type="float">
            <text:p>117.753</text:p>
          </table:table-cell>
          <table:table-cell office:value-type="float" office:value="2.3628" calcext:value-type="float">
            <text:p>2.3628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0.881825" calcext:value-type="float">
            <text:p>0.881825</text:p>
          </table:table-cell>
          <table:table-cell office:value-type="float" office:value="117.711" calcext:value-type="float">
            <text:p>117.711</text:p>
          </table:table-cell>
          <table:table-cell office:value-type="float" office:value="2.40698" calcext:value-type="float">
            <text:p>2.40698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0.879253" calcext:value-type="float">
            <text:p>0.879253</text:p>
          </table:table-cell>
          <table:table-cell office:value-type="float" office:value="117.67" calcext:value-type="float">
            <text:p>117.67</text:p>
          </table:table-cell>
          <table:table-cell office:value-type="float" office:value="2.45104" calcext:value-type="float">
            <text:p>2.45104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0.876673" calcext:value-type="float">
            <text:p>0.876673</text:p>
          </table:table-cell>
          <table:table-cell office:value-type="float" office:value="117.628" calcext:value-type="float">
            <text:p>117.628</text:p>
          </table:table-cell>
          <table:table-cell office:value-type="float" office:value="2.49497" calcext:value-type="float">
            <text:p>2.49497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0.874086" calcext:value-type="float">
            <text:p>0.874086</text:p>
          </table:table-cell>
          <table:table-cell office:value-type="float" office:value="117.587" calcext:value-type="float">
            <text:p>117.587</text:p>
          </table:table-cell>
          <table:table-cell office:value-type="float" office:value="2.53877" calcext:value-type="float">
            <text:p>2.53877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.871492" calcext:value-type="float">
            <text:p>0.871492</text:p>
          </table:table-cell>
          <table:table-cell office:value-type="float" office:value="117.546" calcext:value-type="float">
            <text:p>117.546</text:p>
          </table:table-cell>
          <table:table-cell office:value-type="float" office:value="2.58244" calcext:value-type="float">
            <text:p>2.58244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0.868892" calcext:value-type="float">
            <text:p>0.868892</text:p>
          </table:table-cell>
          <table:table-cell office:value-type="float" office:value="117.505" calcext:value-type="float">
            <text:p>117.505</text:p>
          </table:table-cell>
          <table:table-cell office:value-type="float" office:value="2.62598" calcext:value-type="float">
            <text:p>2.62598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0.866286" calcext:value-type="float">
            <text:p>0.866286</text:p>
          </table:table-cell>
          <table:table-cell office:value-type="float" office:value="117.464" calcext:value-type="float">
            <text:p>117.464</text:p>
          </table:table-cell>
          <table:table-cell office:value-type="float" office:value="2.6694" calcext:value-type="float">
            <text:p>2.6694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0.863673" calcext:value-type="float">
            <text:p>0.863673</text:p>
          </table:table-cell>
          <table:table-cell office:value-type="float" office:value="117.424" calcext:value-type="float">
            <text:p>117.424</text:p>
          </table:table-cell>
          <table:table-cell office:value-type="float" office:value="2.71268" calcext:value-type="float">
            <text:p>2.71268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0.861054" calcext:value-type="float">
            <text:p>0.861054</text:p>
          </table:table-cell>
          <table:table-cell office:value-type="float" office:value="117.383" calcext:value-type="float">
            <text:p>117.383</text:p>
          </table:table-cell>
          <table:table-cell office:value-type="float" office:value="2.75583" calcext:value-type="float">
            <text:p>2.755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58429" calcext:value-type="float">
            <text:p>0.858429</text:p>
          </table:table-cell>
          <table:table-cell office:value-type="float" office:value="117.343" calcext:value-type="float">
            <text:p>117.343</text:p>
          </table:table-cell>
          <table:table-cell office:value-type="float" office:value="2.79885" calcext:value-type="float">
            <text:p>2.79885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0.855798" calcext:value-type="float">
            <text:p>0.855798</text:p>
          </table:table-cell>
          <table:table-cell office:value-type="float" office:value="117.302" calcext:value-type="float">
            <text:p>117.302</text:p>
          </table:table-cell>
          <table:table-cell office:value-type="float" office:value="2.84173" calcext:value-type="float">
            <text:p>2.84173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0.853162" calcext:value-type="float">
            <text:p>0.853162</text:p>
          </table:table-cell>
          <table:table-cell office:value-type="float" office:value="117.262" calcext:value-type="float">
            <text:p>117.262</text:p>
          </table:table-cell>
          <table:table-cell office:value-type="float" office:value="2.88449" calcext:value-type="float">
            <text:p>2.88449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0.85052" calcext:value-type="float">
            <text:p>0.85052</text:p>
          </table:table-cell>
          <table:table-cell office:value-type="float" office:value="117.222" calcext:value-type="float">
            <text:p>117.222</text:p>
          </table:table-cell>
          <table:table-cell office:value-type="float" office:value="2.92711" calcext:value-type="float">
            <text:p>2.92711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0.847873" calcext:value-type="float">
            <text:p>0.847873</text:p>
          </table:table-cell>
          <table:table-cell office:value-type="float" office:value="117.183" calcext:value-type="float">
            <text:p>117.183</text:p>
          </table:table-cell>
          <table:table-cell office:value-type="float" office:value="2.96961" calcext:value-type="float">
            <text:p>2.96961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0.84522" calcext:value-type="float">
            <text:p>0.84522</text:p>
          </table:table-cell>
          <table:table-cell office:value-type="float" office:value="117.143" calcext:value-type="float">
            <text:p>117.143</text:p>
          </table:table-cell>
          <table:table-cell office:value-type="float" office:value="3.01197" calcext:value-type="float">
            <text:p>3.01197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0.842562" calcext:value-type="float">
            <text:p>0.842562</text:p>
          </table:table-cell>
          <table:table-cell office:value-type="float" office:value="117.103" calcext:value-type="float">
            <text:p>117.103</text:p>
          </table:table-cell>
          <table:table-cell office:value-type="float" office:value="3.05419" calcext:value-type="float">
            <text:p>3.05419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0.8399" calcext:value-type="float">
            <text:p>0.8399</text:p>
          </table:table-cell>
          <table:table-cell office:value-type="float" office:value="117.064" calcext:value-type="float">
            <text:p>117.064</text:p>
          </table:table-cell>
          <table:table-cell office:value-type="float" office:value="3.09629" calcext:value-type="float">
            <text:p>3.09629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0.837232" calcext:value-type="float">
            <text:p>0.837232</text:p>
          </table:table-cell>
          <table:table-cell office:value-type="float" office:value="117.025" calcext:value-type="float">
            <text:p>117.025</text:p>
          </table:table-cell>
          <table:table-cell office:value-type="float" office:value="3.13825" calcext:value-type="float">
            <text:p>3.13825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0.83456" calcext:value-type="float">
            <text:p>0.83456</text:p>
          </table:table-cell>
          <table:table-cell office:value-type="float" office:value="116.985" calcext:value-type="float">
            <text:p>116.985</text:p>
          </table:table-cell>
          <table:table-cell office:value-type="float" office:value="3.18008" calcext:value-type="float">
            <text:p>3.180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31883" calcext:value-type="float">
            <text:p>0.831883</text:p>
          </table:table-cell>
          <table:table-cell office:value-type="float" office:value="116.946" calcext:value-type="float">
            <text:p>116.946</text:p>
          </table:table-cell>
          <table:table-cell office:value-type="float" office:value="3.22177" calcext:value-type="float">
            <text:p>3.22177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0.829203" calcext:value-type="float">
            <text:p>0.829203</text:p>
          </table:table-cell>
          <table:table-cell office:value-type="float" office:value="116.907" calcext:value-type="float">
            <text:p>116.907</text:p>
          </table:table-cell>
          <table:table-cell office:value-type="float" office:value="3.26333" calcext:value-type="float">
            <text:p>3.26333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0.826517" calcext:value-type="float">
            <text:p>0.826517</text:p>
          </table:table-cell>
          <table:table-cell office:value-type="float" office:value="116.869" calcext:value-type="float">
            <text:p>116.869</text:p>
          </table:table-cell>
          <table:table-cell office:value-type="float" office:value="3.30476" calcext:value-type="float">
            <text:p>3.30476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0.823828" calcext:value-type="float">
            <text:p>0.823828</text:p>
          </table:table-cell>
          <table:table-cell office:value-type="float" office:value="116.83" calcext:value-type="float">
            <text:p>116.83</text:p>
          </table:table-cell>
          <table:table-cell office:value-type="float" office:value="3.34605" calcext:value-type="float">
            <text:p>3.34605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0.821135" calcext:value-type="float">
            <text:p>0.821135</text:p>
          </table:table-cell>
          <table:table-cell office:value-type="float" office:value="116.792" calcext:value-type="float">
            <text:p>116.792</text:p>
          </table:table-cell>
          <table:table-cell office:value-type="float" office:value="3.3872" calcext:value-type="float">
            <text:p>3.3872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0.818438" calcext:value-type="float">
            <text:p>0.818438</text:p>
          </table:table-cell>
          <table:table-cell office:value-type="float" office:value="116.753" calcext:value-type="float">
            <text:p>116.753</text:p>
          </table:table-cell>
          <table:table-cell office:value-type="float" office:value="3.42823" calcext:value-type="float">
            <text:p>3.42823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0.815737" calcext:value-type="float">
            <text:p>0.815737</text:p>
          </table:table-cell>
          <table:table-cell office:value-type="float" office:value="116.715" calcext:value-type="float">
            <text:p>116.715</text:p>
          </table:table-cell>
          <table:table-cell office:value-type="float" office:value="3.46911" calcext:value-type="float">
            <text:p>3.46911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0.813033" calcext:value-type="float">
            <text:p>0.813033</text:p>
          </table:table-cell>
          <table:table-cell office:value-type="float" office:value="116.677" calcext:value-type="float">
            <text:p>116.677</text:p>
          </table:table-cell>
          <table:table-cell office:value-type="float" office:value="3.50987" calcext:value-type="float">
            <text:p>3.50987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0.810325" calcext:value-type="float">
            <text:p>0.810325</text:p>
          </table:table-cell>
          <table:table-cell office:value-type="float" office:value="116.639" calcext:value-type="float">
            <text:p>116.639</text:p>
          </table:table-cell>
          <table:table-cell office:value-type="float" office:value="3.55048" calcext:value-type="float">
            <text:p>3.55048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0.807615" calcext:value-type="float">
            <text:p>0.807615</text:p>
          </table:table-cell>
          <table:table-cell office:value-type="float" office:value="116.601" calcext:value-type="float">
            <text:p>116.601</text:p>
          </table:table-cell>
          <table:table-cell office:value-type="float" office:value="3.59096" calcext:value-type="float">
            <text:p>3.590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04901" calcext:value-type="float">
            <text:p>0.804901</text:p>
          </table:table-cell>
          <table:table-cell office:value-type="float" office:value="116.564" calcext:value-type="float">
            <text:p>116.564</text:p>
          </table:table-cell>
          <table:table-cell office:value-type="float" office:value="3.63131" calcext:value-type="float">
            <text:p>3.63131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0.802184" calcext:value-type="float">
            <text:p>0.802184</text:p>
          </table:table-cell>
          <table:table-cell office:value-type="float" office:value="116.526" calcext:value-type="float">
            <text:p>116.526</text:p>
          </table:table-cell>
          <table:table-cell office:value-type="float" office:value="3.67152" calcext:value-type="float">
            <text:p>3.67152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0.799464" calcext:value-type="float">
            <text:p>0.799464</text:p>
          </table:table-cell>
          <table:table-cell office:value-type="float" office:value="116.489" calcext:value-type="float">
            <text:p>116.489</text:p>
          </table:table-cell>
          <table:table-cell office:value-type="float" office:value="3.7116" calcext:value-type="float">
            <text:p>3.7116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0.796742" calcext:value-type="float">
            <text:p>0.796742</text:p>
          </table:table-cell>
          <table:table-cell office:value-type="float" office:value="116.452" calcext:value-type="float">
            <text:p>116.452</text:p>
          </table:table-cell>
          <table:table-cell office:value-type="float" office:value="3.75153" calcext:value-type="float">
            <text:p>3.75153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0.794017" calcext:value-type="float">
            <text:p>0.794017</text:p>
          </table:table-cell>
          <table:table-cell office:value-type="float" office:value="116.415" calcext:value-type="float">
            <text:p>116.415</text:p>
          </table:table-cell>
          <table:table-cell office:value-type="float" office:value="3.79134" calcext:value-type="float">
            <text:p>3.79134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0.791289" calcext:value-type="float">
            <text:p>0.791289</text:p>
          </table:table-cell>
          <table:table-cell office:value-type="float" office:value="116.378" calcext:value-type="float">
            <text:p>116.378</text:p>
          </table:table-cell>
          <table:table-cell office:value-type="float" office:value="3.831" calcext:value-type="float">
            <text:p>3.831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0.78856" calcext:value-type="float">
            <text:p>0.78856</text:p>
          </table:table-cell>
          <table:table-cell office:value-type="float" office:value="116.341" calcext:value-type="float">
            <text:p>116.341</text:p>
          </table:table-cell>
          <table:table-cell office:value-type="float" office:value="3.87053" calcext:value-type="float">
            <text:p>3.87053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0.785828" calcext:value-type="float">
            <text:p>0.785828</text:p>
          </table:table-cell>
          <table:table-cell office:value-type="float" office:value="116.304" calcext:value-type="float">
            <text:p>116.304</text:p>
          </table:table-cell>
          <table:table-cell office:value-type="float" office:value="3.90993" calcext:value-type="float">
            <text:p>3.90993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0.783094" calcext:value-type="float">
            <text:p>0.783094</text:p>
          </table:table-cell>
          <table:table-cell office:value-type="float" office:value="116.268" calcext:value-type="float">
            <text:p>116.268</text:p>
          </table:table-cell>
          <table:table-cell office:value-type="float" office:value="3.94918" calcext:value-type="float">
            <text:p>3.94918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0.780358" calcext:value-type="float">
            <text:p>0.780358</text:p>
          </table:table-cell>
          <table:table-cell office:value-type="float" office:value="116.231" calcext:value-type="float">
            <text:p>116.231</text:p>
          </table:table-cell>
          <table:table-cell office:value-type="float" office:value="3.9883" calcext:value-type="float">
            <text:p>3.98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77621" calcext:value-type="float">
            <text:p>0.777621</text:p>
          </table:table-cell>
          <table:table-cell office:value-type="float" office:value="116.195" calcext:value-type="float">
            <text:p>116.195</text:p>
          </table:table-cell>
          <table:table-cell office:value-type="float" office:value="4.02728" calcext:value-type="float">
            <text:p>4.02728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0.774882" calcext:value-type="float">
            <text:p>0.774882</text:p>
          </table:table-cell>
          <table:table-cell office:value-type="float" office:value="116.159" calcext:value-type="float">
            <text:p>116.159</text:p>
          </table:table-cell>
          <table:table-cell office:value-type="float" office:value="4.06613" calcext:value-type="float">
            <text:p>4.06613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0.772141" calcext:value-type="float">
            <text:p>0.772141</text:p>
          </table:table-cell>
          <table:table-cell office:value-type="float" office:value="116.123" calcext:value-type="float">
            <text:p>116.123</text:p>
          </table:table-cell>
          <table:table-cell office:value-type="float" office:value="4.10484" calcext:value-type="float">
            <text:p>4.10484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0.769399" calcext:value-type="float">
            <text:p>0.769399</text:p>
          </table:table-cell>
          <table:table-cell office:value-type="float" office:value="116.087" calcext:value-type="float">
            <text:p>116.087</text:p>
          </table:table-cell>
          <table:table-cell office:value-type="float" office:value="4.14341" calcext:value-type="float">
            <text:p>4.14341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0.766656" calcext:value-type="float">
            <text:p>0.766656</text:p>
          </table:table-cell>
          <table:table-cell office:value-type="float" office:value="116.051" calcext:value-type="float">
            <text:p>116.051</text:p>
          </table:table-cell>
          <table:table-cell office:value-type="float" office:value="4.18185" calcext:value-type="float">
            <text:p>4.18185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0.763911" calcext:value-type="float">
            <text:p>0.763911</text:p>
          </table:table-cell>
          <table:table-cell office:value-type="float" office:value="116.016" calcext:value-type="float">
            <text:p>116.016</text:p>
          </table:table-cell>
          <table:table-cell office:value-type="float" office:value="4.22014" calcext:value-type="float">
            <text:p>4.22014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0.761166" calcext:value-type="float">
            <text:p>0.761166</text:p>
          </table:table-cell>
          <table:table-cell office:value-type="float" office:value="115.981" calcext:value-type="float">
            <text:p>115.981</text:p>
          </table:table-cell>
          <table:table-cell office:value-type="float" office:value="4.25831" calcext:value-type="float">
            <text:p>4.25831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0.758419" calcext:value-type="float">
            <text:p>0.758419</text:p>
          </table:table-cell>
          <table:table-cell office:value-type="float" office:value="115.945" calcext:value-type="float">
            <text:p>115.945</text:p>
          </table:table-cell>
          <table:table-cell office:value-type="float" office:value="4.29633" calcext:value-type="float">
            <text:p>4.29633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0.755672" calcext:value-type="float">
            <text:p>0.755672</text:p>
          </table:table-cell>
          <table:table-cell office:value-type="float" office:value="115.91" calcext:value-type="float">
            <text:p>115.91</text:p>
          </table:table-cell>
          <table:table-cell office:value-type="float" office:value="4.33421" calcext:value-type="float">
            <text:p>4.33421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0.752925" calcext:value-type="float">
            <text:p>0.752925</text:p>
          </table:table-cell>
          <table:table-cell office:value-type="float" office:value="115.875" calcext:value-type="float">
            <text:p>115.875</text:p>
          </table:table-cell>
          <table:table-cell office:value-type="float" office:value="4.37196" calcext:value-type="float">
            <text:p>4.371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50176" calcext:value-type="float">
            <text:p>0.750176</text:p>
          </table:table-cell>
          <table:table-cell office:value-type="float" office:value="115.84" calcext:value-type="float">
            <text:p>115.84</text:p>
          </table:table-cell>
          <table:table-cell office:value-type="float" office:value="4.40957" calcext:value-type="float">
            <text:p>4.40957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0.747428" calcext:value-type="float">
            <text:p>0.747428</text:p>
          </table:table-cell>
          <table:table-cell office:value-type="float" office:value="115.806" calcext:value-type="float">
            <text:p>115.806</text:p>
          </table:table-cell>
          <table:table-cell office:value-type="float" office:value="4.44705" calcext:value-type="float">
            <text:p>4.44705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0.744679" calcext:value-type="float">
            <text:p>0.744679</text:p>
          </table:table-cell>
          <table:table-cell office:value-type="float" office:value="115.771" calcext:value-type="float">
            <text:p>115.771</text:p>
          </table:table-cell>
          <table:table-cell office:value-type="float" office:value="4.48438" calcext:value-type="float">
            <text:p>4.48438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0.74193" calcext:value-type="float">
            <text:p>0.74193</text:p>
          </table:table-cell>
          <table:table-cell office:value-type="float" office:value="115.736" calcext:value-type="float">
            <text:p>115.736</text:p>
          </table:table-cell>
          <table:table-cell office:value-type="float" office:value="4.52158" calcext:value-type="float">
            <text:p>4.52158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0.739181" calcext:value-type="float">
            <text:p>0.739181</text:p>
          </table:table-cell>
          <table:table-cell office:value-type="float" office:value="115.702" calcext:value-type="float">
            <text:p>115.702</text:p>
          </table:table-cell>
          <table:table-cell office:value-type="float" office:value="4.55864" calcext:value-type="float">
            <text:p>4.55864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0.736431" calcext:value-type="float">
            <text:p>0.736431</text:p>
          </table:table-cell>
          <table:table-cell office:value-type="float" office:value="115.668" calcext:value-type="float">
            <text:p>115.668</text:p>
          </table:table-cell>
          <table:table-cell office:value-type="float" office:value="4.59557" calcext:value-type="float">
            <text:p>4.59557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0.733683" calcext:value-type="float">
            <text:p>0.733683</text:p>
          </table:table-cell>
          <table:table-cell office:value-type="float" office:value="115.634" calcext:value-type="float">
            <text:p>115.634</text:p>
          </table:table-cell>
          <table:table-cell office:value-type="float" office:value="4.63236" calcext:value-type="float">
            <text:p>4.63236</text:p>
          </table:table-cell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0.730934" calcext:value-type="float">
            <text:p>0.730934</text:p>
          </table:table-cell>
          <table:table-cell office:value-type="float" office:value="115.6" calcext:value-type="float">
            <text:p>115.6</text:p>
          </table:table-cell>
          <table:table-cell office:value-type="float" office:value="4.669" calcext:value-type="float">
            <text:p>4.669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0.728186" calcext:value-type="float">
            <text:p>0.728186</text:p>
          </table:table-cell>
          <table:table-cell office:value-type="float" office:value="115.566" calcext:value-type="float">
            <text:p>115.566</text:p>
          </table:table-cell>
          <table:table-cell office:value-type="float" office:value="4.70552" calcext:value-type="float">
            <text:p>4.70552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0.725438" calcext:value-type="float">
            <text:p>0.725438</text:p>
          </table:table-cell>
          <table:table-cell office:value-type="float" office:value="115.533" calcext:value-type="float">
            <text:p>115.533</text:p>
          </table:table-cell>
          <table:table-cell office:value-type="float" office:value="4.74189" calcext:value-type="float">
            <text:p>4.7418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22691" calcext:value-type="float">
            <text:p>0.722691</text:p>
          </table:table-cell>
          <table:table-cell office:value-type="float" office:value="115.499" calcext:value-type="float">
            <text:p>115.499</text:p>
          </table:table-cell>
          <table:table-cell office:value-type="float" office:value="4.77813" calcext:value-type="float">
            <text:p>4.77813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0.719945" calcext:value-type="float">
            <text:p>0.719945</text:p>
          </table:table-cell>
          <table:table-cell office:value-type="float" office:value="115.466" calcext:value-type="float">
            <text:p>115.466</text:p>
          </table:table-cell>
          <table:table-cell office:value-type="float" office:value="4.81423" calcext:value-type="float">
            <text:p>4.81423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0.717199" calcext:value-type="float">
            <text:p>0.717199</text:p>
          </table:table-cell>
          <table:table-cell office:value-type="float" office:value="115.433" calcext:value-type="float">
            <text:p>115.433</text:p>
          </table:table-cell>
          <table:table-cell office:value-type="float" office:value="4.85019" calcext:value-type="float">
            <text:p>4.85019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0.714455" calcext:value-type="float">
            <text:p>0.714455</text:p>
          </table:table-cell>
          <table:table-cell office:value-type="float" office:value="115.4" calcext:value-type="float">
            <text:p>115.4</text:p>
          </table:table-cell>
          <table:table-cell office:value-type="float" office:value="4.88601" calcext:value-type="float">
            <text:p>4.88601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0.711712" calcext:value-type="float">
            <text:p>0.711712</text:p>
          </table:table-cell>
          <table:table-cell office:value-type="float" office:value="115.367" calcext:value-type="float">
            <text:p>115.367</text:p>
          </table:table-cell>
          <table:table-cell office:value-type="float" office:value="4.9217" calcext:value-type="float">
            <text:p>4.9217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0.70897" calcext:value-type="float">
            <text:p>0.70897</text:p>
          </table:table-cell>
          <table:table-cell office:value-type="float" office:value="115.334" calcext:value-type="float">
            <text:p>115.334</text:p>
          </table:table-cell>
          <table:table-cell office:value-type="float" office:value="4.95725" calcext:value-type="float">
            <text:p>4.95725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0.706229" calcext:value-type="float">
            <text:p>0.706229</text:p>
          </table:table-cell>
          <table:table-cell office:value-type="float" office:value="115.301" calcext:value-type="float">
            <text:p>115.301</text:p>
          </table:table-cell>
          <table:table-cell office:value-type="float" office:value="4.99267" calcext:value-type="float">
            <text:p>4.99267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0.703489" calcext:value-type="float">
            <text:p>0.703489</text:p>
          </table:table-cell>
          <table:table-cell office:value-type="float" office:value="115.269" calcext:value-type="float">
            <text:p>115.269</text:p>
          </table:table-cell>
          <table:table-cell office:value-type="float" office:value="5.02794" calcext:value-type="float">
            <text:p>5.02794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0.700751" calcext:value-type="float">
            <text:p>0.700751</text:p>
          </table:table-cell>
          <table:table-cell office:value-type="float" office:value="115.236" calcext:value-type="float">
            <text:p>115.236</text:p>
          </table:table-cell>
          <table:table-cell office:value-type="float" office:value="5.06308" calcext:value-type="float">
            <text:p>5.06308</text:p>
          </table:table-cell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0.698015" calcext:value-type="float">
            <text:p>0.698015</text:p>
          </table:table-cell>
          <table:table-cell office:value-type="float" office:value="115.204" calcext:value-type="float">
            <text:p>115.204</text:p>
          </table:table-cell>
          <table:table-cell office:value-type="float" office:value="5.09808" calcext:value-type="float">
            <text:p>5.098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9528" calcext:value-type="float">
            <text:p>0.69528</text:p>
          </table:table-cell>
          <table:table-cell office:value-type="float" office:value="115.172" calcext:value-type="float">
            <text:p>115.172</text:p>
          </table:table-cell>
          <table:table-cell office:value-type="float" office:value="5.13295" calcext:value-type="float">
            <text:p>5.13295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0.692547" calcext:value-type="float">
            <text:p>0.692547</text:p>
          </table:table-cell>
          <table:table-cell office:value-type="float" office:value="115.14" calcext:value-type="float">
            <text:p>115.14</text:p>
          </table:table-cell>
          <table:table-cell office:value-type="float" office:value="5.16768" calcext:value-type="float">
            <text:p>5.16768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0.689816" calcext:value-type="float">
            <text:p>0.689816</text:p>
          </table:table-cell>
          <table:table-cell office:value-type="float" office:value="115.108" calcext:value-type="float">
            <text:p>115.108</text:p>
          </table:table-cell>
          <table:table-cell office:value-type="float" office:value="5.20227" calcext:value-type="float">
            <text:p>5.20227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0.687087" calcext:value-type="float">
            <text:p>0.687087</text:p>
          </table:table-cell>
          <table:table-cell office:value-type="float" office:value="115.076" calcext:value-type="float">
            <text:p>115.076</text:p>
          </table:table-cell>
          <table:table-cell office:value-type="float" office:value="5.23673" calcext:value-type="float">
            <text:p>5.23673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0.68436" calcext:value-type="float">
            <text:p>0.68436</text:p>
          </table:table-cell>
          <table:table-cell office:value-type="float" office:value="115.045" calcext:value-type="float">
            <text:p>115.045</text:p>
          </table:table-cell>
          <table:table-cell office:value-type="float" office:value="5.27105" calcext:value-type="float">
            <text:p>5.27105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0.681636" calcext:value-type="float">
            <text:p>0.681636</text:p>
          </table:table-cell>
          <table:table-cell office:value-type="float" office:value="115.013" calcext:value-type="float">
            <text:p>115.013</text:p>
          </table:table-cell>
          <table:table-cell office:value-type="float" office:value="5.30523" calcext:value-type="float">
            <text:p>5.30523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0.678913" calcext:value-type="float">
            <text:p>0.678913</text:p>
          </table:table-cell>
          <table:table-cell office:value-type="float" office:value="114.982" calcext:value-type="float">
            <text:p>114.982</text:p>
          </table:table-cell>
          <table:table-cell office:value-type="float" office:value="5.33928" calcext:value-type="float">
            <text:p>5.33928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0.676193" calcext:value-type="float">
            <text:p>0.676193</text:p>
          </table:table-cell>
          <table:table-cell office:value-type="float" office:value="114.951" calcext:value-type="float">
            <text:p>114.951</text:p>
          </table:table-cell>
          <table:table-cell office:value-type="float" office:value="5.37319" calcext:value-type="float">
            <text:p>5.37319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0.673476" calcext:value-type="float">
            <text:p>0.673476</text:p>
          </table:table-cell>
          <table:table-cell office:value-type="float" office:value="114.92" calcext:value-type="float">
            <text:p>114.92</text:p>
          </table:table-cell>
          <table:table-cell office:value-type="float" office:value="5.40696" calcext:value-type="float">
            <text:p>5.40696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0.670761" calcext:value-type="float">
            <text:p>0.670761</text:p>
          </table:table-cell>
          <table:table-cell office:value-type="float" office:value="114.889" calcext:value-type="float">
            <text:p>114.889</text:p>
          </table:table-cell>
          <table:table-cell office:value-type="float" office:value="5.4406" calcext:value-type="float">
            <text:p>5.44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68049" calcext:value-type="float">
            <text:p>0.668049</text:p>
          </table:table-cell>
          <table:table-cell office:value-type="float" office:value="114.858" calcext:value-type="float">
            <text:p>114.858</text:p>
          </table:table-cell>
          <table:table-cell office:value-type="float" office:value="5.47411" calcext:value-type="float">
            <text:p>5.47411</text:p>
          </table:table-cell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0.665339" calcext:value-type="float">
            <text:p>0.665339</text:p>
          </table:table-cell>
          <table:table-cell office:value-type="float" office:value="114.827" calcext:value-type="float">
            <text:p>114.827</text:p>
          </table:table-cell>
          <table:table-cell office:value-type="float" office:value="5.50747" calcext:value-type="float">
            <text:p>5.50747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0.662633" calcext:value-type="float">
            <text:p>0.662633</text:p>
          </table:table-cell>
          <table:table-cell office:value-type="float" office:value="114.797" calcext:value-type="float">
            <text:p>114.797</text:p>
          </table:table-cell>
          <table:table-cell office:value-type="float" office:value="5.54071" calcext:value-type="float">
            <text:p>5.54071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0.659929" calcext:value-type="float">
            <text:p>0.659929</text:p>
          </table:table-cell>
          <table:table-cell office:value-type="float" office:value="114.766" calcext:value-type="float">
            <text:p>114.766</text:p>
          </table:table-cell>
          <table:table-cell office:value-type="float" office:value="5.5738" calcext:value-type="float">
            <text:p>5.5738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0.657228" calcext:value-type="float">
            <text:p>0.657228</text:p>
          </table:table-cell>
          <table:table-cell office:value-type="float" office:value="114.736" calcext:value-type="float">
            <text:p>114.736</text:p>
          </table:table-cell>
          <table:table-cell office:value-type="float" office:value="5.60677" calcext:value-type="float">
            <text:p>5.60677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0.654531" calcext:value-type="float">
            <text:p>0.654531</text:p>
          </table:table-cell>
          <table:table-cell office:value-type="float" office:value="114.706" calcext:value-type="float">
            <text:p>114.706</text:p>
          </table:table-cell>
          <table:table-cell office:value-type="float" office:value="5.63959" calcext:value-type="float">
            <text:p>5.63959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0.651837" calcext:value-type="float">
            <text:p>0.651837</text:p>
          </table:table-cell>
          <table:table-cell office:value-type="float" office:value="114.676" calcext:value-type="float">
            <text:p>114.676</text:p>
          </table:table-cell>
          <table:table-cell office:value-type="float" office:value="5.67228" calcext:value-type="float">
            <text:p>5.67228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0.649146" calcext:value-type="float">
            <text:p>0.649146</text:p>
          </table:table-cell>
          <table:table-cell office:value-type="float" office:value="114.646" calcext:value-type="float">
            <text:p>114.646</text:p>
          </table:table-cell>
          <table:table-cell office:value-type="float" office:value="5.70484" calcext:value-type="float">
            <text:p>5.70484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0.646458" calcext:value-type="float">
            <text:p>0.646458</text:p>
          </table:table-cell>
          <table:table-cell office:value-type="float" office:value="114.616" calcext:value-type="float">
            <text:p>114.616</text:p>
          </table:table-cell>
          <table:table-cell office:value-type="float" office:value="5.73726" calcext:value-type="float">
            <text:p>5.73726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0.643774" calcext:value-type="float">
            <text:p>0.643774</text:p>
          </table:table-cell>
          <table:table-cell office:value-type="float" office:value="114.587" calcext:value-type="float">
            <text:p>114.587</text:p>
          </table:table-cell>
          <table:table-cell office:value-type="float" office:value="5.76955" calcext:value-type="float">
            <text:p>5.769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41093" calcext:value-type="float">
            <text:p>0.641093</text:p>
          </table:table-cell>
          <table:table-cell office:value-type="float" office:value="114.557" calcext:value-type="float">
            <text:p>114.557</text:p>
          </table:table-cell>
          <table:table-cell office:value-type="float" office:value="5.80171" calcext:value-type="float">
            <text:p>5.80171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0.638416" calcext:value-type="float">
            <text:p>0.638416</text:p>
          </table:table-cell>
          <table:table-cell office:value-type="float" office:value="114.528" calcext:value-type="float">
            <text:p>114.528</text:p>
          </table:table-cell>
          <table:table-cell office:value-type="float" office:value="5.83373" calcext:value-type="float">
            <text:p>5.83373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0.635743" calcext:value-type="float">
            <text:p>0.635743</text:p>
          </table:table-cell>
          <table:table-cell office:value-type="float" office:value="114.499" calcext:value-type="float">
            <text:p>114.499</text:p>
          </table:table-cell>
          <table:table-cell office:value-type="float" office:value="5.86562" calcext:value-type="float">
            <text:p>5.86562</text:p>
          </table:table-cell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0.633073" calcext:value-type="float">
            <text:p>0.633073</text:p>
          </table:table-cell>
          <table:table-cell office:value-type="float" office:value="114.47" calcext:value-type="float">
            <text:p>114.47</text:p>
          </table:table-cell>
          <table:table-cell office:value-type="float" office:value="5.89737" calcext:value-type="float">
            <text:p>5.89737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0.630408" calcext:value-type="float">
            <text:p>0.630408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5.92899" calcext:value-type="float">
            <text:p>5.92899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0.627746" calcext:value-type="float">
            <text:p>0.627746</text:p>
          </table:table-cell>
          <table:table-cell office:value-type="float" office:value="114.412" calcext:value-type="float">
            <text:p>114.412</text:p>
          </table:table-cell>
          <table:table-cell office:value-type="float" office:value="5.96047" calcext:value-type="float">
            <text:p>5.96047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0.625089" calcext:value-type="float">
            <text:p>0.625089</text:p>
          </table:table-cell>
          <table:table-cell office:value-type="float" office:value="114.383" calcext:value-type="float">
            <text:p>114.383</text:p>
          </table:table-cell>
          <table:table-cell office:value-type="float" office:value="5.99183" calcext:value-type="float">
            <text:p>5.99183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0.622435" calcext:value-type="float">
            <text:p>0.622435</text:p>
          </table:table-cell>
          <table:table-cell office:value-type="float" office:value="114.355" calcext:value-type="float">
            <text:p>114.355</text:p>
          </table:table-cell>
          <table:table-cell office:value-type="float" office:value="6.02305" calcext:value-type="float">
            <text:p>6.02305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0.619786" calcext:value-type="float">
            <text:p>0.619786</text:p>
          </table:table-cell>
          <table:table-cell office:value-type="float" office:value="114.326" calcext:value-type="float">
            <text:p>114.326</text:p>
          </table:table-cell>
          <table:table-cell office:value-type="float" office:value="6.05414" calcext:value-type="float">
            <text:p>6.05414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0.61714" calcext:value-type="float">
            <text:p>0.61714</text:p>
          </table:table-cell>
          <table:table-cell office:value-type="float" office:value="114.298" calcext:value-type="float">
            <text:p>114.298</text:p>
          </table:table-cell>
          <table:table-cell office:value-type="float" office:value="6.08509" calcext:value-type="float">
            <text:p>6.085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145" calcext:value-type="float">
            <text:p>0.6145</text:p>
          </table:table-cell>
          <table:table-cell office:value-type="float" office:value="114.27" calcext:value-type="float">
            <text:p>114.27</text:p>
          </table:table-cell>
          <table:table-cell office:value-type="float" office:value="6.11592" calcext:value-type="float">
            <text:p>6.11592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0.611863" calcext:value-type="float">
            <text:p>0.611863</text:p>
          </table:table-cell>
          <table:table-cell office:value-type="float" office:value="114.242" calcext:value-type="float">
            <text:p>114.242</text:p>
          </table:table-cell>
          <table:table-cell office:value-type="float" office:value="6.14661" calcext:value-type="float">
            <text:p>6.14661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0.609231" calcext:value-type="float">
            <text:p>0.609231</text:p>
          </table:table-cell>
          <table:table-cell office:value-type="float" office:value="114.214" calcext:value-type="float">
            <text:p>114.214</text:p>
          </table:table-cell>
          <table:table-cell office:value-type="float" office:value="6.17717" calcext:value-type="float">
            <text:p>6.17717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0.606604" calcext:value-type="float">
            <text:p>0.606604</text:p>
          </table:table-cell>
          <table:table-cell office:value-type="float" office:value="114.186" calcext:value-type="float">
            <text:p>114.186</text:p>
          </table:table-cell>
          <table:table-cell office:value-type="float" office:value="6.20759" calcext:value-type="float">
            <text:p>6.20759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0.603981" calcext:value-type="float">
            <text:p>0.603981</text:p>
          </table:table-cell>
          <table:table-cell office:value-type="float" office:value="114.158" calcext:value-type="float">
            <text:p>114.158</text:p>
          </table:table-cell>
          <table:table-cell office:value-type="float" office:value="6.23789" calcext:value-type="float">
            <text:p>6.23789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0.601363" calcext:value-type="float">
            <text:p>0.601363</text:p>
          </table:table-cell>
          <table:table-cell office:value-type="float" office:value="114.131" calcext:value-type="float">
            <text:p>114.131</text:p>
          </table:table-cell>
          <table:table-cell office:value-type="float" office:value="6.26806" calcext:value-type="float">
            <text:p>6.26806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0.59875" calcext:value-type="float">
            <text:p>0.59875</text:p>
          </table:table-cell>
          <table:table-cell office:value-type="float" office:value="114.103" calcext:value-type="float">
            <text:p>114.103</text:p>
          </table:table-cell>
          <table:table-cell office:value-type="float" office:value="6.29809" calcext:value-type="float">
            <text:p>6.29809</text:p>
          </table:table-cell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0.596141" calcext:value-type="float">
            <text:p>0.596141</text:p>
          </table:table-cell>
          <table:table-cell office:value-type="float" office:value="114.076" calcext:value-type="float">
            <text:p>114.076</text:p>
          </table:table-cell>
          <table:table-cell office:value-type="float" office:value="6.328" calcext:value-type="float">
            <text:p>6.328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0.593537" calcext:value-type="float">
            <text:p>0.593537</text:p>
          </table:table-cell>
          <table:table-cell office:value-type="float" office:value="114.049" calcext:value-type="float">
            <text:p>114.049</text:p>
          </table:table-cell>
          <table:table-cell office:value-type="float" office:value="6.35777" calcext:value-type="float">
            <text:p>6.35777</text:p>
          </table:table-cell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0.590939" calcext:value-type="float">
            <text:p>0.590939</text:p>
          </table:table-cell>
          <table:table-cell office:value-type="float" office:value="114.022" calcext:value-type="float">
            <text:p>114.022</text:p>
          </table:table-cell>
          <table:table-cell office:value-type="float" office:value="6.38741" calcext:value-type="float">
            <text:p>6.3874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88345" calcext:value-type="float">
            <text:p>0.588345</text:p>
          </table:table-cell>
          <table:table-cell office:value-type="float" office:value="113.995" calcext:value-type="float">
            <text:p>113.995</text:p>
          </table:table-cell>
          <table:table-cell office:value-type="float" office:value="6.41693" calcext:value-type="float">
            <text:p>6.41693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0.585756" calcext:value-type="float">
            <text:p>0.585756</text:p>
          </table:table-cell>
          <table:table-cell office:value-type="float" office:value="113.968" calcext:value-type="float">
            <text:p>113.968</text:p>
          </table:table-cell>
          <table:table-cell office:value-type="float" office:value="6.44631" calcext:value-type="float">
            <text:p>6.44631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0.583173" calcext:value-type="float">
            <text:p>0.583173</text:p>
          </table:table-cell>
          <table:table-cell office:value-type="float" office:value="113.941" calcext:value-type="float">
            <text:p>113.941</text:p>
          </table:table-cell>
          <table:table-cell office:value-type="float" office:value="6.47557" calcext:value-type="float">
            <text:p>6.47557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0.580594" calcext:value-type="float">
            <text:p>0.580594</text:p>
          </table:table-cell>
          <table:table-cell office:value-type="float" office:value="113.915" calcext:value-type="float">
            <text:p>113.915</text:p>
          </table:table-cell>
          <table:table-cell office:value-type="float" office:value="6.50469" calcext:value-type="float">
            <text:p>6.50469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0.578021" calcext:value-type="float">
            <text:p>0.578021</text:p>
          </table:table-cell>
          <table:table-cell office:value-type="float" office:value="113.888" calcext:value-type="float">
            <text:p>113.888</text:p>
          </table:table-cell>
          <table:table-cell office:value-type="float" office:value="6.53369" calcext:value-type="float">
            <text:p>6.53369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0.575454" calcext:value-type="float">
            <text:p>0.575454</text:p>
          </table:table-cell>
          <table:table-cell office:value-type="float" office:value="113.862" calcext:value-type="float">
            <text:p>113.862</text:p>
          </table:table-cell>
          <table:table-cell office:value-type="float" office:value="6.56256" calcext:value-type="float">
            <text:p>6.56256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0.572891" calcext:value-type="float">
            <text:p>0.572891</text:p>
          </table:table-cell>
          <table:table-cell office:value-type="float" office:value="113.836" calcext:value-type="float">
            <text:p>113.836</text:p>
          </table:table-cell>
          <table:table-cell office:value-type="float" office:value="6.5913" calcext:value-type="float">
            <text:p>6.5913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0.570334" calcext:value-type="float">
            <text:p>0.570334</text:p>
          </table:table-cell>
          <table:table-cell office:value-type="float" office:value="113.81" calcext:value-type="float">
            <text:p>113.81</text:p>
          </table:table-cell>
          <table:table-cell office:value-type="float" office:value="6.61991" calcext:value-type="float">
            <text:p>6.61991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0.567783" calcext:value-type="float">
            <text:p>0.567783</text:p>
          </table:table-cell>
          <table:table-cell office:value-type="float" office:value="113.784" calcext:value-type="float">
            <text:p>113.784</text:p>
          </table:table-cell>
          <table:table-cell office:value-type="float" office:value="6.64839" calcext:value-type="float">
            <text:p>6.64839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0.565237" calcext:value-type="float">
            <text:p>0.565237</text:p>
          </table:table-cell>
          <table:table-cell office:value-type="float" office:value="113.758" calcext:value-type="float">
            <text:p>113.758</text:p>
          </table:table-cell>
          <table:table-cell office:value-type="float" office:value="6.67675" calcext:value-type="float">
            <text:p>6.6767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62697" calcext:value-type="float">
            <text:p>0.562697</text:p>
          </table:table-cell>
          <table:table-cell office:value-type="float" office:value="113.732" calcext:value-type="float">
            <text:p>113.732</text:p>
          </table:table-cell>
          <table:table-cell office:value-type="float" office:value="6.70498" calcext:value-type="float">
            <text:p>6.70498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0.560162" calcext:value-type="float">
            <text:p>0.560162</text:p>
          </table:table-cell>
          <table:table-cell office:value-type="float" office:value="113.707" calcext:value-type="float">
            <text:p>113.707</text:p>
          </table:table-cell>
          <table:table-cell office:value-type="float" office:value="6.73308" calcext:value-type="float">
            <text:p>6.73308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0.557633" calcext:value-type="float">
            <text:p>0.557633</text:p>
          </table:table-cell>
          <table:table-cell office:value-type="float" office:value="113.681" calcext:value-type="float">
            <text:p>113.681</text:p>
          </table:table-cell>
          <table:table-cell office:value-type="float" office:value="6.76106" calcext:value-type="float">
            <text:p>6.76106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0.55511" calcext:value-type="float">
            <text:p>0.55511</text:p>
          </table:table-cell>
          <table:table-cell office:value-type="float" office:value="113.656" calcext:value-type="float">
            <text:p>113.656</text:p>
          </table:table-cell>
          <table:table-cell office:value-type="float" office:value="6.78891" calcext:value-type="float">
            <text:p>6.78891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0.552592" calcext:value-type="float">
            <text:p>0.552592</text:p>
          </table:table-cell>
          <table:table-cell office:value-type="float" office:value="113.631" calcext:value-type="float">
            <text:p>113.631</text:p>
          </table:table-cell>
          <table:table-cell office:value-type="float" office:value="6.81663" calcext:value-type="float">
            <text:p>6.81663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0.550081" calcext:value-type="float">
            <text:p>0.550081</text:p>
          </table:table-cell>
          <table:table-cell office:value-type="float" office:value="113.606" calcext:value-type="float">
            <text:p>113.606</text:p>
          </table:table-cell>
          <table:table-cell office:value-type="float" office:value="6.84423" calcext:value-type="float">
            <text:p>6.84423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0.547575" calcext:value-type="float">
            <text:p>0.547575</text:p>
          </table:table-cell>
          <table:table-cell office:value-type="float" office:value="113.581" calcext:value-type="float">
            <text:p>113.581</text:p>
          </table:table-cell>
          <table:table-cell office:value-type="float" office:value="6.8717" calcext:value-type="float">
            <text:p>6.8717</text:p>
          </table:table-cell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0.545076" calcext:value-type="float">
            <text:p>0.545076</text:p>
          </table:table-cell>
          <table:table-cell office:value-type="float" office:value="113.556" calcext:value-type="float">
            <text:p>113.556</text:p>
          </table:table-cell>
          <table:table-cell office:value-type="float" office:value="6.89905" calcext:value-type="float">
            <text:p>6.89905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0.542582" calcext:value-type="float">
            <text:p>0.542582</text:p>
          </table:table-cell>
          <table:table-cell office:value-type="float" office:value="113.531" calcext:value-type="float">
            <text:p>113.531</text:p>
          </table:table-cell>
          <table:table-cell office:value-type="float" office:value="6.92627" calcext:value-type="float">
            <text:p>6.92627</text:p>
          </table:table-cell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0.540094" calcext:value-type="float">
            <text:p>0.540094</text:p>
          </table:table-cell>
          <table:table-cell office:value-type="float" office:value="113.507" calcext:value-type="float">
            <text:p>113.507</text:p>
          </table:table-cell>
          <table:table-cell office:value-type="float" office:value="6.95337" calcext:value-type="float">
            <text:p>6.9533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37613" calcext:value-type="float">
            <text:p>0.537613</text:p>
          </table:table-cell>
          <table:table-cell office:value-type="float" office:value="113.482" calcext:value-type="float">
            <text:p>113.482</text:p>
          </table:table-cell>
          <table:table-cell office:value-type="float" office:value="6.98034" calcext:value-type="float">
            <text:p>6.98034</text:p>
          </table:table-cell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0.535138" calcext:value-type="float">
            <text:p>0.535138</text:p>
          </table:table-cell>
          <table:table-cell office:value-type="float" office:value="113.458" calcext:value-type="float">
            <text:p>113.458</text:p>
          </table:table-cell>
          <table:table-cell office:value-type="float" office:value="7.00719" calcext:value-type="float">
            <text:p>7.00719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0.532669" calcext:value-type="float">
            <text:p>0.532669</text:p>
          </table:table-cell>
          <table:table-cell office:value-type="float" office:value="113.433" calcext:value-type="float">
            <text:p>113.433</text:p>
          </table:table-cell>
          <table:table-cell office:value-type="float" office:value="7.03391" calcext:value-type="float">
            <text:p>7.03391</text:p>
          </table:table-cell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0.530206" calcext:value-type="float">
            <text:p>0.530206</text:p>
          </table:table-cell>
          <table:table-cell office:value-type="float" office:value="113.409" calcext:value-type="float">
            <text:p>113.409</text:p>
          </table:table-cell>
          <table:table-cell office:value-type="float" office:value="7.06052" calcext:value-type="float">
            <text:p>7.06052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0.527749" calcext:value-type="float">
            <text:p>0.527749</text:p>
          </table:table-cell>
          <table:table-cell office:value-type="float" office:value="113.385" calcext:value-type="float">
            <text:p>113.385</text:p>
          </table:table-cell>
          <table:table-cell office:value-type="float" office:value="7.08699" calcext:value-type="float">
            <text:p>7.08699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0.525299" calcext:value-type="float">
            <text:p>0.525299</text:p>
          </table:table-cell>
          <table:table-cell office:value-type="float" office:value="113.361" calcext:value-type="float">
            <text:p>113.361</text:p>
          </table:table-cell>
          <table:table-cell office:value-type="float" office:value="7.11335" calcext:value-type="float">
            <text:p>7.11335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0.522855" calcext:value-type="float">
            <text:p>0.522855</text:p>
          </table:table-cell>
          <table:table-cell office:value-type="float" office:value="113.338" calcext:value-type="float">
            <text:p>113.338</text:p>
          </table:table-cell>
          <table:table-cell office:value-type="float" office:value="7.13958" calcext:value-type="float">
            <text:p>7.13958</text:p>
          </table:table-cell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0.520418" calcext:value-type="float">
            <text:p>0.520418</text:p>
          </table:table-cell>
          <table:table-cell office:value-type="float" office:value="113.314" calcext:value-type="float">
            <text:p>113.314</text:p>
          </table:table-cell>
          <table:table-cell office:value-type="float" office:value="7.1657" calcext:value-type="float">
            <text:p>7.1657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0.517987" calcext:value-type="float">
            <text:p>0.517987</text:p>
          </table:table-cell>
          <table:table-cell office:value-type="float" office:value="113.29" calcext:value-type="float">
            <text:p>113.29</text:p>
          </table:table-cell>
          <table:table-cell office:value-type="float" office:value="7.19169" calcext:value-type="float">
            <text:p>7.19169</text:p>
          </table:table-cell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0.515562" calcext:value-type="float">
            <text:p>0.515562</text:p>
          </table:table-cell>
          <table:table-cell office:value-type="float" office:value="113.267" calcext:value-type="float">
            <text:p>113.267</text:p>
          </table:table-cell>
          <table:table-cell office:value-type="float" office:value="7.21755" calcext:value-type="float">
            <text:p>7.2175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13144" calcext:value-type="float">
            <text:p>0.513144</text:p>
          </table:table-cell>
          <table:table-cell office:value-type="float" office:value="113.244" calcext:value-type="float">
            <text:p>113.244</text:p>
          </table:table-cell>
          <table:table-cell office:value-type="float" office:value="7.2433" calcext:value-type="float">
            <text:p>7.2433</text:p>
          </table:table-cell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0.510733" calcext:value-type="float">
            <text:p>0.510733</text:p>
          </table:table-cell>
          <table:table-cell office:value-type="float" office:value="113.22" calcext:value-type="float">
            <text:p>113.22</text:p>
          </table:table-cell>
          <table:table-cell office:value-type="float" office:value="7.26893" calcext:value-type="float">
            <text:p>7.26893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0.508328" calcext:value-type="float">
            <text:p>0.508328</text:p>
          </table:table-cell>
          <table:table-cell office:value-type="float" office:value="113.197" calcext:value-type="float">
            <text:p>113.197</text:p>
          </table:table-cell>
          <table:table-cell office:value-type="float" office:value="7.29443" calcext:value-type="float">
            <text:p>7.29443</text:p>
          </table:table-cell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0.50593" calcext:value-type="float">
            <text:p>0.50593</text:p>
          </table:table-cell>
          <table:table-cell office:value-type="float" office:value="113.174" calcext:value-type="float">
            <text:p>113.174</text:p>
          </table:table-cell>
          <table:table-cell office:value-type="float" office:value="7.31982" calcext:value-type="float">
            <text:p>7.31982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0.503538" calcext:value-type="float">
            <text:p>0.503538</text:p>
          </table:table-cell>
          <table:table-cell office:value-type="float" office:value="113.151" calcext:value-type="float">
            <text:p>113.151</text:p>
          </table:table-cell>
          <table:table-cell office:value-type="float" office:value="7.34509" calcext:value-type="float">
            <text:p>7.34509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0.501153" calcext:value-type="float">
            <text:p>0.501153</text:p>
          </table:table-cell>
          <table:table-cell office:value-type="float" office:value="113.129" calcext:value-type="float">
            <text:p>113.129</text:p>
          </table:table-cell>
          <table:table-cell office:value-type="float" office:value="7.37023" calcext:value-type="float">
            <text:p>7.37023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0.498775" calcext:value-type="float">
            <text:p>0.498775</text:p>
          </table:table-cell>
          <table:table-cell office:value-type="float" office:value="113.106" calcext:value-type="float">
            <text:p>113.106</text:p>
          </table:table-cell>
          <table:table-cell office:value-type="float" office:value="7.39526" calcext:value-type="float">
            <text:p>7.39526</text:p>
          </table:table-cell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0.496404" calcext:value-type="float">
            <text:p>0.496404</text:p>
          </table:table-cell>
          <table:table-cell office:value-type="float" office:value="113.083" calcext:value-type="float">
            <text:p>113.083</text:p>
          </table:table-cell>
          <table:table-cell office:value-type="float" office:value="7.42017" calcext:value-type="float">
            <text:p>7.42017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0.49404" calcext:value-type="float">
            <text:p>0.49404</text:p>
          </table:table-cell>
          <table:table-cell office:value-type="float" office:value="113.061" calcext:value-type="float">
            <text:p>113.061</text:p>
          </table:table-cell>
          <table:table-cell office:value-type="float" office:value="7.44496" calcext:value-type="float">
            <text:p>7.44496</text:p>
          </table:table-cell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0.491682" calcext:value-type="float">
            <text:p>0.491682</text:p>
          </table:table-cell>
          <table:table-cell office:value-type="float" office:value="113.039" calcext:value-type="float">
            <text:p>113.039</text:p>
          </table:table-cell>
          <table:table-cell office:value-type="float" office:value="7.46963" calcext:value-type="float">
            <text:p>7.4696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89331" calcext:value-type="float">
            <text:p>0.489331</text:p>
          </table:table-cell>
          <table:table-cell office:value-type="float" office:value="113.016" calcext:value-type="float">
            <text:p>113.016</text:p>
          </table:table-cell>
          <table:table-cell office:value-type="float" office:value="7.49418" calcext:value-type="float">
            <text:p>7.49418</text:p>
          </table:table-cell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0.486988" calcext:value-type="float">
            <text:p>0.486988</text:p>
          </table:table-cell>
          <table:table-cell office:value-type="float" office:value="112.994" calcext:value-type="float">
            <text:p>112.994</text:p>
          </table:table-cell>
          <table:table-cell office:value-type="float" office:value="7.51862" calcext:value-type="float">
            <text:p>7.51862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0.484651" calcext:value-type="float">
            <text:p>0.484651</text:p>
          </table:table-cell>
          <table:table-cell office:value-type="float" office:value="112.972" calcext:value-type="float">
            <text:p>112.972</text:p>
          </table:table-cell>
          <table:table-cell office:value-type="float" office:value="7.54294" calcext:value-type="float">
            <text:p>7.54294</text:p>
          </table:table-cell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float" office:value="0.482321" calcext:value-type="float">
            <text:p>0.482321</text:p>
          </table:table-cell>
          <table:table-cell office:value-type="float" office:value="112.951" calcext:value-type="float">
            <text:p>112.951</text:p>
          </table:table-cell>
          <table:table-cell office:value-type="float" office:value="7.56714" calcext:value-type="float">
            <text:p>7.56714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0.479998" calcext:value-type="float">
            <text:p>0.479998</text:p>
          </table:table-cell>
          <table:table-cell office:value-type="float" office:value="112.929" calcext:value-type="float">
            <text:p>112.929</text:p>
          </table:table-cell>
          <table:table-cell office:value-type="float" office:value="7.59123" calcext:value-type="float">
            <text:p>7.59123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0.477682" calcext:value-type="float">
            <text:p>0.477682</text:p>
          </table:table-cell>
          <table:table-cell office:value-type="float" office:value="112.907" calcext:value-type="float">
            <text:p>112.907</text:p>
          </table:table-cell>
          <table:table-cell office:value-type="float" office:value="7.6152" calcext:value-type="float">
            <text:p>7.6152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0.475373" calcext:value-type="float">
            <text:p>0.475373</text:p>
          </table:table-cell>
          <table:table-cell office:value-type="float" office:value="112.886" calcext:value-type="float">
            <text:p>112.886</text:p>
          </table:table-cell>
          <table:table-cell office:value-type="float" office:value="7.63905" calcext:value-type="float">
            <text:p>7.63905</text:p>
          </table:table-cell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0.473071" calcext:value-type="float">
            <text:p>0.473071</text:p>
          </table:table-cell>
          <table:table-cell office:value-type="float" office:value="112.864" calcext:value-type="float">
            <text:p>112.864</text:p>
          </table:table-cell>
          <table:table-cell office:value-type="float" office:value="7.66279" calcext:value-type="float">
            <text:p>7.66279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0.470777" calcext:value-type="float">
            <text:p>0.470777</text:p>
          </table:table-cell>
          <table:table-cell office:value-type="float" office:value="112.843" calcext:value-type="float">
            <text:p>112.843</text:p>
          </table:table-cell>
          <table:table-cell office:value-type="float" office:value="7.68642" calcext:value-type="float">
            <text:p>7.68642</text:p>
          </table:table-cell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0.468489" calcext:value-type="float">
            <text:p>0.468489</text:p>
          </table:table-cell>
          <table:table-cell office:value-type="float" office:value="112.822" calcext:value-type="float">
            <text:p>112.822</text:p>
          </table:table-cell>
          <table:table-cell office:value-type="float" office:value="7.70993" calcext:value-type="float">
            <text:p>7.7099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66209" calcext:value-type="float">
            <text:p>0.466209</text:p>
          </table:table-cell>
          <table:table-cell office:value-type="float" office:value="112.8" calcext:value-type="float">
            <text:p>112.8</text:p>
          </table:table-cell>
          <table:table-cell office:value-type="float" office:value="7.73332" calcext:value-type="float">
            <text:p>7.73332</text:p>
          </table:table-cell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0.463936" calcext:value-type="float">
            <text:p>0.463936</text:p>
          </table:table-cell>
          <table:table-cell office:value-type="float" office:value="112.779" calcext:value-type="float">
            <text:p>112.779</text:p>
          </table:table-cell>
          <table:table-cell office:value-type="float" office:value="7.7566" calcext:value-type="float">
            <text:p>7.7566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0.46167" calcext:value-type="float">
            <text:p>0.46167</text:p>
          </table:table-cell>
          <table:table-cell office:value-type="float" office:value="112.759" calcext:value-type="float">
            <text:p>112.759</text:p>
          </table:table-cell>
          <table:table-cell office:value-type="float" office:value="7.77977" calcext:value-type="float">
            <text:p>7.77977</text:p>
          </table:table-cell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0.459411" calcext:value-type="float">
            <text:p>0.459411</text:p>
          </table:table-cell>
          <table:table-cell office:value-type="float" office:value="112.738" calcext:value-type="float">
            <text:p>112.738</text:p>
          </table:table-cell>
          <table:table-cell office:value-type="float" office:value="7.80283" calcext:value-type="float">
            <text:p>7.80283</text:p>
          </table:table-cell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0.45716" calcext:value-type="float">
            <text:p>0.45716</text:p>
          </table:table-cell>
          <table:table-cell office:value-type="float" office:value="112.717" calcext:value-type="float">
            <text:p>112.717</text:p>
          </table:table-cell>
          <table:table-cell office:value-type="float" office:value="7.82577" calcext:value-type="float">
            <text:p>7.82577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0.454915" calcext:value-type="float">
            <text:p>0.454915</text:p>
          </table:table-cell>
          <table:table-cell office:value-type="float" office:value="112.696" calcext:value-type="float">
            <text:p>112.696</text:p>
          </table:table-cell>
          <table:table-cell office:value-type="float" office:value="7.8486" calcext:value-type="float">
            <text:p>7.8486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0.452678" calcext:value-type="float">
            <text:p>0.452678</text:p>
          </table:table-cell>
          <table:table-cell office:value-type="float" office:value="112.676" calcext:value-type="float">
            <text:p>112.676</text:p>
          </table:table-cell>
          <table:table-cell office:value-type="float" office:value="7.87131" calcext:value-type="float">
            <text:p>7.87131</text:p>
          </table:table-cell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0.450449" calcext:value-type="float">
            <text:p>0.450449</text:p>
          </table:table-cell>
          <table:table-cell office:value-type="float" office:value="112.656" calcext:value-type="float">
            <text:p>112.656</text:p>
          </table:table-cell>
          <table:table-cell office:value-type="float" office:value="7.89392" calcext:value-type="float">
            <text:p>7.89392</text:p>
          </table:table-cell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0.448226" calcext:value-type="float">
            <text:p>0.448226</text:p>
          </table:table-cell>
          <table:table-cell office:value-type="float" office:value="112.635" calcext:value-type="float">
            <text:p>112.635</text:p>
          </table:table-cell>
          <table:table-cell office:value-type="float" office:value="7.91641" calcext:value-type="float">
            <text:p>7.91641</text:p>
          </table:table-cell>
        </table:table-row>
        <table:table-row table:style-name="ro1">
          <table:table-cell office:value-type="float" office:value="21.9" calcext:value-type="float">
            <text:p>21.9</text:p>
          </table:table-cell>
          <table:table-cell office:value-type="float" office:value="0.446011" calcext:value-type="float">
            <text:p>0.446011</text:p>
          </table:table-cell>
          <table:table-cell office:value-type="float" office:value="112.615" calcext:value-type="float">
            <text:p>112.615</text:p>
          </table:table-cell>
          <table:table-cell office:value-type="float" office:value="7.9388" calcext:value-type="float">
            <text:p>7.938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43804" calcext:value-type="float">
            <text:p>0.443804</text:p>
          </table:table-cell>
          <table:table-cell office:value-type="float" office:value="112.595" calcext:value-type="float">
            <text:p>112.595</text:p>
          </table:table-cell>
          <table:table-cell office:value-type="float" office:value="7.96107" calcext:value-type="float">
            <text:p>7.96107</text:p>
          </table:table-cell>
        </table:table-row>
        <table:table-row table:style-name="ro1">
          <table:table-cell office:value-type="float" office:value="22.1" calcext:value-type="float">
            <text:p>22.1</text:p>
          </table:table-cell>
          <table:table-cell office:value-type="float" office:value="0.441604" calcext:value-type="float">
            <text:p>0.441604</text:p>
          </table:table-cell>
          <table:table-cell office:value-type="float" office:value="112.575" calcext:value-type="float">
            <text:p>112.575</text:p>
          </table:table-cell>
          <table:table-cell office:value-type="float" office:value="7.98323" calcext:value-type="float">
            <text:p>7.98323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0.439411" calcext:value-type="float">
            <text:p>0.439411</text:p>
          </table:table-cell>
          <table:table-cell office:value-type="float" office:value="112.555" calcext:value-type="float">
            <text:p>112.555</text:p>
          </table:table-cell>
          <table:table-cell office:value-type="float" office:value="8.00528" calcext:value-type="float">
            <text:p>8.00528</text:p>
          </table:table-cell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float" office:value="0.437225" calcext:value-type="float">
            <text:p>0.437225</text:p>
          </table:table-cell>
          <table:table-cell office:value-type="float" office:value="112.536" calcext:value-type="float">
            <text:p>112.536</text:p>
          </table:table-cell>
          <table:table-cell office:value-type="float" office:value="8.02723" calcext:value-type="float">
            <text:p>8.02723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0.435047" calcext:value-type="float">
            <text:p>0.435047</text:p>
          </table:table-cell>
          <table:table-cell office:value-type="float" office:value="112.516" calcext:value-type="float">
            <text:p>112.516</text:p>
          </table:table-cell>
          <table:table-cell office:value-type="float" office:value="8.04906" calcext:value-type="float">
            <text:p>8.04906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0.432877" calcext:value-type="float">
            <text:p>0.432877</text:p>
          </table:table-cell>
          <table:table-cell office:value-type="float" office:value="112.496" calcext:value-type="float">
            <text:p>112.496</text:p>
          </table:table-cell>
          <table:table-cell office:value-type="float" office:value="8.07078" calcext:value-type="float">
            <text:p>8.07078</text:p>
          </table:table-cell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0.430714" calcext:value-type="float">
            <text:p>0.430714</text:p>
          </table:table-cell>
          <table:table-cell office:value-type="float" office:value="112.477" calcext:value-type="float">
            <text:p>112.477</text:p>
          </table:table-cell>
          <table:table-cell office:value-type="float" office:value="8.0924" calcext:value-type="float">
            <text:p>8.0924</text:p>
          </table:table-cell>
        </table:table-row>
        <table:table-row table:style-name="ro1">
          <table:table-cell office:value-type="float" office:value="22.7" calcext:value-type="float">
            <text:p>22.7</text:p>
          </table:table-cell>
          <table:table-cell office:value-type="float" office:value="0.428558" calcext:value-type="float">
            <text:p>0.428558</text:p>
          </table:table-cell>
          <table:table-cell office:value-type="float" office:value="112.458" calcext:value-type="float">
            <text:p>112.458</text:p>
          </table:table-cell>
          <table:table-cell office:value-type="float" office:value="8.11391" calcext:value-type="float">
            <text:p>8.11391</text:p>
          </table:table-cell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0.42641" calcext:value-type="float">
            <text:p>0.42641</text:p>
          </table:table-cell>
          <table:table-cell office:value-type="float" office:value="112.438" calcext:value-type="float">
            <text:p>112.438</text:p>
          </table:table-cell>
          <table:table-cell office:value-type="float" office:value="8.13531" calcext:value-type="float">
            <text:p>8.13531</text:p>
          </table:table-cell>
        </table:table-row>
        <table:table-row table:style-name="ro1">
          <table:table-cell office:value-type="float" office:value="22.9" calcext:value-type="float">
            <text:p>22.9</text:p>
          </table:table-cell>
          <table:table-cell office:value-type="float" office:value="0.424269" calcext:value-type="float">
            <text:p>0.424269</text:p>
          </table:table-cell>
          <table:table-cell office:value-type="float" office:value="112.419" calcext:value-type="float">
            <text:p>112.419</text:p>
          </table:table-cell>
          <table:table-cell office:value-type="float" office:value="8.1566" calcext:value-type="float">
            <text:p>8.156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22136" calcext:value-type="float">
            <text:p>0.422136</text:p>
          </table:table-cell>
          <table:table-cell office:value-type="float" office:value="112.4" calcext:value-type="float">
            <text:p>112.4</text:p>
          </table:table-cell>
          <table:table-cell office:value-type="float" office:value="8.17779" calcext:value-type="float">
            <text:p>8.17779</text:p>
          </table:table-cell>
        </table:table-row>
        <table:table-row table:style-name="ro1">
          <table:table-cell office:value-type="float" office:value="23.1" calcext:value-type="float">
            <text:p>23.1</text:p>
          </table:table-cell>
          <table:table-cell office:value-type="float" office:value="0.42001" calcext:value-type="float">
            <text:p>0.42001</text:p>
          </table:table-cell>
          <table:table-cell office:value-type="float" office:value="112.381" calcext:value-type="float">
            <text:p>112.381</text:p>
          </table:table-cell>
          <table:table-cell office:value-type="float" office:value="8.19887" calcext:value-type="float">
            <text:p>8.19887</text:p>
          </table:table-cell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0.417892" calcext:value-type="float">
            <text:p>0.417892</text:p>
          </table:table-cell>
          <table:table-cell office:value-type="float" office:value="112.362" calcext:value-type="float">
            <text:p>112.362</text:p>
          </table:table-cell>
          <table:table-cell office:value-type="float" office:value="8.21984" calcext:value-type="float">
            <text:p>8.21984</text:p>
          </table:table-cell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float" office:value="0.415782" calcext:value-type="float">
            <text:p>0.415782</text:p>
          </table:table-cell>
          <table:table-cell office:value-type="float" office:value="112.344" calcext:value-type="float">
            <text:p>112.344</text:p>
          </table:table-cell>
          <table:table-cell office:value-type="float" office:value="8.24071" calcext:value-type="float">
            <text:p>8.24071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0.413679" calcext:value-type="float">
            <text:p>0.413679</text:p>
          </table:table-cell>
          <table:table-cell office:value-type="float" office:value="112.325" calcext:value-type="float">
            <text:p>112.325</text:p>
          </table:table-cell>
          <table:table-cell office:value-type="float" office:value="8.26147" calcext:value-type="float">
            <text:p>8.26147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0.411583" calcext:value-type="float">
            <text:p>0.411583</text:p>
          </table:table-cell>
          <table:table-cell office:value-type="float" office:value="112.306" calcext:value-type="float">
            <text:p>112.306</text:p>
          </table:table-cell>
          <table:table-cell office:value-type="float" office:value="8.28213" calcext:value-type="float">
            <text:p>8.28213</text:p>
          </table:table-cell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0.409495" calcext:value-type="float">
            <text:p>0.409495</text:p>
          </table:table-cell>
          <table:table-cell office:value-type="float" office:value="112.288" calcext:value-type="float">
            <text:p>112.288</text:p>
          </table:table-cell>
          <table:table-cell office:value-type="float" office:value="8.30268" calcext:value-type="float">
            <text:p>8.30268</text:p>
          </table:table-cell>
        </table:table-row>
        <table:table-row table:style-name="ro1">
          <table:table-cell office:value-type="float" office:value="23.7" calcext:value-type="float">
            <text:p>23.7</text:p>
          </table:table-cell>
          <table:table-cell office:value-type="float" office:value="0.407415" calcext:value-type="float">
            <text:p>0.407415</text:p>
          </table:table-cell>
          <table:table-cell office:value-type="float" office:value="112.269" calcext:value-type="float">
            <text:p>112.269</text:p>
          </table:table-cell>
          <table:table-cell office:value-type="float" office:value="8.32313" calcext:value-type="float">
            <text:p>8.32313</text:p>
          </table:table-cell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0.405342" calcext:value-type="float">
            <text:p>0.405342</text:p>
          </table:table-cell>
          <table:table-cell office:value-type="float" office:value="112.251" calcext:value-type="float">
            <text:p>112.251</text:p>
          </table:table-cell>
          <table:table-cell office:value-type="float" office:value="8.34347" calcext:value-type="float">
            <text:p>8.34347</text:p>
          </table:table-cell>
        </table:table-row>
        <table:table-row table:style-name="ro1">
          <table:table-cell office:value-type="float" office:value="23.9" calcext:value-type="float">
            <text:p>23.9</text:p>
          </table:table-cell>
          <table:table-cell office:value-type="float" office:value="0.403277" calcext:value-type="float">
            <text:p>0.403277</text:p>
          </table:table-cell>
          <table:table-cell office:value-type="float" office:value="112.233" calcext:value-type="float">
            <text:p>112.233</text:p>
          </table:table-cell>
          <table:table-cell office:value-type="float" office:value="8.36371" calcext:value-type="float">
            <text:p>8.3637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0122" calcext:value-type="float">
            <text:p>0.40122</text:p>
          </table:table-cell>
          <table:table-cell office:value-type="float" office:value="112.215" calcext:value-type="float">
            <text:p>112.215</text:p>
          </table:table-cell>
          <table:table-cell office:value-type="float" office:value="8.38385" calcext:value-type="float">
            <text:p>8.38385</text:p>
          </table:table-cell>
        </table:table-row>
        <table:table-row table:style-name="ro1">
          <table:table-cell office:value-type="float" office:value="24.1" calcext:value-type="float">
            <text:p>24.1</text:p>
          </table:table-cell>
          <table:table-cell office:value-type="float" office:value="0.39917" calcext:value-type="float">
            <text:p>0.39917</text:p>
          </table:table-cell>
          <table:table-cell office:value-type="float" office:value="112.197" calcext:value-type="float">
            <text:p>112.197</text:p>
          </table:table-cell>
          <table:table-cell office:value-type="float" office:value="8.40389" calcext:value-type="float">
            <text:p>8.40389</text:p>
          </table:table-cell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0.397127" calcext:value-type="float">
            <text:p>0.397127</text:p>
          </table:table-cell>
          <table:table-cell office:value-type="float" office:value="112.179" calcext:value-type="float">
            <text:p>112.179</text:p>
          </table:table-cell>
          <table:table-cell office:value-type="float" office:value="8.42382" calcext:value-type="float">
            <text:p>8.42382</text:p>
          </table:table-cell>
        </table:table-row>
        <table:table-row table:style-name="ro1">
          <table:table-cell office:value-type="float" office:value="24.3" calcext:value-type="float">
            <text:p>24.3</text:p>
          </table:table-cell>
          <table:table-cell office:value-type="float" office:value="0.395093" calcext:value-type="float">
            <text:p>0.395093</text:p>
          </table:table-cell>
          <table:table-cell office:value-type="float" office:value="112.161" calcext:value-type="float">
            <text:p>112.161</text:p>
          </table:table-cell>
          <table:table-cell office:value-type="float" office:value="8.44365" calcext:value-type="float">
            <text:p>8.44365</text:p>
          </table:table-cell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0.393066" calcext:value-type="float">
            <text:p>0.393066</text:p>
          </table:table-cell>
          <table:table-cell office:value-type="float" office:value="112.144" calcext:value-type="float">
            <text:p>112.144</text:p>
          </table:table-cell>
          <table:table-cell office:value-type="float" office:value="8.46338" calcext:value-type="float">
            <text:p>8.46338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0.391046" calcext:value-type="float">
            <text:p>0.391046</text:p>
          </table:table-cell>
          <table:table-cell office:value-type="float" office:value="112.126" calcext:value-type="float">
            <text:p>112.126</text:p>
          </table:table-cell>
          <table:table-cell office:value-type="float" office:value="8.48301" calcext:value-type="float">
            <text:p>8.48301</text:p>
          </table:table-cell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0.389034" calcext:value-type="float">
            <text:p>0.389034</text:p>
          </table:table-cell>
          <table:table-cell office:value-type="float" office:value="112.108" calcext:value-type="float">
            <text:p>112.108</text:p>
          </table:table-cell>
          <table:table-cell office:value-type="float" office:value="8.50253" calcext:value-type="float">
            <text:p>8.50253</text:p>
          </table:table-cell>
        </table:table-row>
        <table:table-row table:style-name="ro1">
          <table:table-cell office:value-type="float" office:value="24.7" calcext:value-type="float">
            <text:p>24.7</text:p>
          </table:table-cell>
          <table:table-cell office:value-type="float" office:value="0.38703" calcext:value-type="float">
            <text:p>0.38703</text:p>
          </table:table-cell>
          <table:table-cell office:value-type="float" office:value="112.091" calcext:value-type="float">
            <text:p>112.091</text:p>
          </table:table-cell>
          <table:table-cell office:value-type="float" office:value="8.52196" calcext:value-type="float">
            <text:p>8.52196</text:p>
          </table:table-cell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0.385034" calcext:value-type="float">
            <text:p>0.385034</text:p>
          </table:table-cell>
          <table:table-cell office:value-type="float" office:value="112.074" calcext:value-type="float">
            <text:p>112.074</text:p>
          </table:table-cell>
          <table:table-cell office:value-type="float" office:value="8.54128" calcext:value-type="float">
            <text:p>8.54128</text:p>
          </table:table-cell>
        </table:table-row>
        <table:table-row table:style-name="ro1">
          <table:table-cell office:value-type="float" office:value="24.9" calcext:value-type="float">
            <text:p>24.9</text:p>
          </table:table-cell>
          <table:table-cell office:value-type="float" office:value="0.383045" calcext:value-type="float">
            <text:p>0.383045</text:p>
          </table:table-cell>
          <table:table-cell office:value-type="float" office:value="112.056" calcext:value-type="float">
            <text:p>112.056</text:p>
          </table:table-cell>
          <table:table-cell office:value-type="float" office:value="8.56051" calcext:value-type="float">
            <text:p>8.5605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381064" calcext:value-type="float">
            <text:p>0.381064</text:p>
          </table:table-cell>
          <table:table-cell office:value-type="float" office:value="112.039" calcext:value-type="float">
            <text:p>112.039</text:p>
          </table:table-cell>
          <table:table-cell office:value-type="float" office:value="8.57964" calcext:value-type="float">
            <text:p>8.57964</text:p>
          </table:table-cell>
        </table:table-row>
        <table:table-row table:style-name="ro1">
          <table:table-cell office:value-type="float" office:value="25.1" calcext:value-type="float">
            <text:p>25.1</text:p>
          </table:table-cell>
          <table:table-cell office:value-type="float" office:value="0.37909" calcext:value-type="float">
            <text:p>0.37909</text:p>
          </table:table-cell>
          <table:table-cell office:value-type="float" office:value="112.022" calcext:value-type="float">
            <text:p>112.022</text:p>
          </table:table-cell>
          <table:table-cell office:value-type="float" office:value="8.59867" calcext:value-type="float">
            <text:p>8.59867</text:p>
          </table:table-cell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0.377124" calcext:value-type="float">
            <text:p>0.377124</text:p>
          </table:table-cell>
          <table:table-cell office:value-type="float" office:value="112.005" calcext:value-type="float">
            <text:p>112.005</text:p>
          </table:table-cell>
          <table:table-cell office:value-type="float" office:value="8.6176" calcext:value-type="float">
            <text:p>8.6176</text:p>
          </table:table-cell>
        </table:table-row>
        <table:table-row table:style-name="ro1">
          <table:table-cell office:value-type="float" office:value="25.3" calcext:value-type="float">
            <text:p>25.3</text:p>
          </table:table-cell>
          <table:table-cell office:value-type="float" office:value="0.375166" calcext:value-type="float">
            <text:p>0.375166</text:p>
          </table:table-cell>
          <table:table-cell office:value-type="float" office:value="111.988" calcext:value-type="float">
            <text:p>111.988</text:p>
          </table:table-cell>
          <table:table-cell office:value-type="float" office:value="8.63643" calcext:value-type="float">
            <text:p>8.63643</text:p>
          </table:table-cell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0.373215" calcext:value-type="float">
            <text:p>0.373215</text:p>
          </table:table-cell>
          <table:table-cell office:value-type="float" office:value="111.972" calcext:value-type="float">
            <text:p>111.972</text:p>
          </table:table-cell>
          <table:table-cell office:value-type="float" office:value="8.65516" calcext:value-type="float">
            <text:p>8.65516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0.371272" calcext:value-type="float">
            <text:p>0.371272</text:p>
          </table:table-cell>
          <table:table-cell office:value-type="float" office:value="111.955" calcext:value-type="float">
            <text:p>111.955</text:p>
          </table:table-cell>
          <table:table-cell office:value-type="float" office:value="8.6738" calcext:value-type="float">
            <text:p>8.6738</text:p>
          </table:table-cell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0.369337" calcext:value-type="float">
            <text:p>0.369337</text:p>
          </table:table-cell>
          <table:table-cell office:value-type="float" office:value="111.938" calcext:value-type="float">
            <text:p>111.938</text:p>
          </table:table-cell>
          <table:table-cell office:value-type="float" office:value="8.69234" calcext:value-type="float">
            <text:p>8.69234</text:p>
          </table:table-cell>
        </table:table-row>
        <table:table-row table:style-name="ro1">
          <table:table-cell office:value-type="float" office:value="25.7" calcext:value-type="float">
            <text:p>25.7</text:p>
          </table:table-cell>
          <table:table-cell office:value-type="float" office:value="0.367409" calcext:value-type="float">
            <text:p>0.367409</text:p>
          </table:table-cell>
          <table:table-cell office:value-type="float" office:value="111.922" calcext:value-type="float">
            <text:p>111.922</text:p>
          </table:table-cell>
          <table:table-cell office:value-type="float" office:value="8.71078" calcext:value-type="float">
            <text:p>8.71078</text:p>
          </table:table-cell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0.365489" calcext:value-type="float">
            <text:p>0.365489</text:p>
          </table:table-cell>
          <table:table-cell office:value-type="float" office:value="111.905" calcext:value-type="float">
            <text:p>111.905</text:p>
          </table:table-cell>
          <table:table-cell office:value-type="float" office:value="8.72912" calcext:value-type="float">
            <text:p>8.72912</text:p>
          </table:table-cell>
        </table:table-row>
        <table:table-row table:style-name="ro1">
          <table:table-cell office:value-type="float" office:value="25.9" calcext:value-type="float">
            <text:p>25.9</text:p>
          </table:table-cell>
          <table:table-cell office:value-type="float" office:value="0.363577" calcext:value-type="float">
            <text:p>0.363577</text:p>
          </table:table-cell>
          <table:table-cell office:value-type="float" office:value="111.889" calcext:value-type="float">
            <text:p>111.889</text:p>
          </table:table-cell>
          <table:table-cell office:value-type="float" office:value="8.74737" calcext:value-type="float">
            <text:p>8.7473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361672" calcext:value-type="float">
            <text:p>0.361672</text:p>
          </table:table-cell>
          <table:table-cell office:value-type="float" office:value="111.873" calcext:value-type="float">
            <text:p>111.873</text:p>
          </table:table-cell>
          <table:table-cell office:value-type="float" office:value="8.76553" calcext:value-type="float">
            <text:p>8.76553</text:p>
          </table:table-cell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0.359775" calcext:value-type="float">
            <text:p>0.359775</text:p>
          </table:table-cell>
          <table:table-cell office:value-type="float" office:value="111.857" calcext:value-type="float">
            <text:p>111.857</text:p>
          </table:table-cell>
          <table:table-cell office:value-type="float" office:value="8.78359" calcext:value-type="float">
            <text:p>8.78359</text:p>
          </table:table-cell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0.357885" calcext:value-type="float">
            <text:p>0.357885</text:p>
          </table:table-cell>
          <table:table-cell office:value-type="float" office:value="111.841" calcext:value-type="float">
            <text:p>111.841</text:p>
          </table:table-cell>
          <table:table-cell office:value-type="float" office:value="8.80155" calcext:value-type="float">
            <text:p>8.80155</text:p>
          </table:table-cell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0.356003" calcext:value-type="float">
            <text:p>0.356003</text:p>
          </table:table-cell>
          <table:table-cell office:value-type="float" office:value="111.825" calcext:value-type="float">
            <text:p>111.825</text:p>
          </table:table-cell>
          <table:table-cell office:value-type="float" office:value="8.81942" calcext:value-type="float">
            <text:p>8.81942</text:p>
          </table:table-cell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0.354129" calcext:value-type="float">
            <text:p>0.354129</text:p>
          </table:table-cell>
          <table:table-cell office:value-type="float" office:value="111.809" calcext:value-type="float">
            <text:p>111.809</text:p>
          </table:table-cell>
          <table:table-cell office:value-type="float" office:value="8.8372" calcext:value-type="float">
            <text:p>8.8372</text:p>
          </table:table-cell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0.352262" calcext:value-type="float">
            <text:p>0.352262</text:p>
          </table:table-cell>
          <table:table-cell office:value-type="float" office:value="111.793" calcext:value-type="float">
            <text:p>111.793</text:p>
          </table:table-cell>
          <table:table-cell office:value-type="float" office:value="8.85488" calcext:value-type="float">
            <text:p>8.85488</text:p>
          </table:table-cell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0.350403" calcext:value-type="float">
            <text:p>0.350403</text:p>
          </table:table-cell>
          <table:table-cell office:value-type="float" office:value="111.777" calcext:value-type="float">
            <text:p>111.777</text:p>
          </table:table-cell>
          <table:table-cell office:value-type="float" office:value="8.87247" calcext:value-type="float">
            <text:p>8.87247</text:p>
          </table:table-cell>
        </table:table-row>
        <table:table-row table:style-name="ro1">
          <table:table-cell office:value-type="float" office:value="26.7" calcext:value-type="float">
            <text:p>26.7</text:p>
          </table:table-cell>
          <table:table-cell office:value-type="float" office:value="0.348552" calcext:value-type="float">
            <text:p>0.348552</text:p>
          </table:table-cell>
          <table:table-cell office:value-type="float" office:value="111.761" calcext:value-type="float">
            <text:p>111.761</text:p>
          </table:table-cell>
          <table:table-cell office:value-type="float" office:value="8.88997" calcext:value-type="float">
            <text:p>8.88997</text:p>
          </table:table-cell>
        </table:table-row>
        <table:table-row table:style-name="ro1">
          <table:table-cell office:value-type="float" office:value="26.8" calcext:value-type="float">
            <text:p>26.8</text:p>
          </table:table-cell>
          <table:table-cell office:value-type="float" office:value="0.346708" calcext:value-type="float">
            <text:p>0.346708</text:p>
          </table:table-cell>
          <table:table-cell office:value-type="float" office:value="111.746" calcext:value-type="float">
            <text:p>111.746</text:p>
          </table:table-cell>
          <table:table-cell office:value-type="float" office:value="8.90737" calcext:value-type="float">
            <text:p>8.90737</text:p>
          </table:table-cell>
        </table:table-row>
        <table:table-row table:style-name="ro1">
          <table:table-cell office:value-type="float" office:value="26.9" calcext:value-type="float">
            <text:p>26.9</text:p>
          </table:table-cell>
          <table:table-cell office:value-type="float" office:value="0.344872" calcext:value-type="float">
            <text:p>0.344872</text:p>
          </table:table-cell>
          <table:table-cell office:value-type="float" office:value="111.73" calcext:value-type="float">
            <text:p>111.73</text:p>
          </table:table-cell>
          <table:table-cell office:value-type="float" office:value="8.92468" calcext:value-type="float">
            <text:p>8.9246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343043" calcext:value-type="float">
            <text:p>0.343043</text:p>
          </table:table-cell>
          <table:table-cell office:value-type="float" office:value="111.715" calcext:value-type="float">
            <text:p>111.715</text:p>
          </table:table-cell>
          <table:table-cell office:value-type="float" office:value="8.9419" calcext:value-type="float">
            <text:p>8.9419</text:p>
          </table:table-cell>
        </table:table-row>
        <table:table-row table:style-name="ro1">
          <table:table-cell office:value-type="float" office:value="27.1" calcext:value-type="float">
            <text:p>27.1</text:p>
          </table:table-cell>
          <table:table-cell office:value-type="float" office:value="0.341222" calcext:value-type="float">
            <text:p>0.341222</text:p>
          </table:table-cell>
          <table:table-cell office:value-type="float" office:value="111.7" calcext:value-type="float">
            <text:p>111.7</text:p>
          </table:table-cell>
          <table:table-cell office:value-type="float" office:value="8.95903" calcext:value-type="float">
            <text:p>8.95903</text:p>
          </table:table-cell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0.339409" calcext:value-type="float">
            <text:p>0.339409</text:p>
          </table:table-cell>
          <table:table-cell office:value-type="float" office:value="111.685" calcext:value-type="float">
            <text:p>111.685</text:p>
          </table:table-cell>
          <table:table-cell office:value-type="float" office:value="8.97607" calcext:value-type="float">
            <text:p>8.97607</text:p>
          </table:table-cell>
        </table:table-row>
        <table:table-row table:style-name="ro1">
          <table:table-cell office:value-type="float" office:value="27.3" calcext:value-type="float">
            <text:p>27.3</text:p>
          </table:table-cell>
          <table:table-cell office:value-type="float" office:value="0.337603" calcext:value-type="float">
            <text:p>0.337603</text:p>
          </table:table-cell>
          <table:table-cell office:value-type="float" office:value="111.669" calcext:value-type="float">
            <text:p>111.669</text:p>
          </table:table-cell>
          <table:table-cell office:value-type="float" office:value="8.99302" calcext:value-type="float">
            <text:p>8.99302</text:p>
          </table:table-cell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0.335805" calcext:value-type="float">
            <text:p>0.335805</text:p>
          </table:table-cell>
          <table:table-cell office:value-type="float" office:value="111.654" calcext:value-type="float">
            <text:p>111.654</text:p>
          </table:table-cell>
          <table:table-cell office:value-type="float" office:value="9.00987" calcext:value-type="float">
            <text:p>9.00987</text:p>
          </table:table-cell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0.334014" calcext:value-type="float">
            <text:p>0.334014</text:p>
          </table:table-cell>
          <table:table-cell office:value-type="float" office:value="111.639" calcext:value-type="float">
            <text:p>111.639</text:p>
          </table:table-cell>
          <table:table-cell office:value-type="float" office:value="9.02664" calcext:value-type="float">
            <text:p>9.02664</text:p>
          </table:table-cell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0.332231" calcext:value-type="float">
            <text:p>0.332231</text:p>
          </table:table-cell>
          <table:table-cell office:value-type="float" office:value="111.624" calcext:value-type="float">
            <text:p>111.624</text:p>
          </table:table-cell>
          <table:table-cell office:value-type="float" office:value="9.04332" calcext:value-type="float">
            <text:p>9.04332</text:p>
          </table:table-cell>
        </table:table-row>
        <table:table-row table:style-name="ro1">
          <table:table-cell office:value-type="float" office:value="27.7" calcext:value-type="float">
            <text:p>27.7</text:p>
          </table:table-cell>
          <table:table-cell office:value-type="float" office:value="0.330456" calcext:value-type="float">
            <text:p>0.330456</text:p>
          </table:table-cell>
          <table:table-cell office:value-type="float" office:value="111.61" calcext:value-type="float">
            <text:p>111.61</text:p>
          </table:table-cell>
          <table:table-cell office:value-type="float" office:value="9.05991" calcext:value-type="float">
            <text:p>9.05991</text:p>
          </table:table-cell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0.328688" calcext:value-type="float">
            <text:p>0.328688</text:p>
          </table:table-cell>
          <table:table-cell office:value-type="float" office:value="111.595" calcext:value-type="float">
            <text:p>111.595</text:p>
          </table:table-cell>
          <table:table-cell office:value-type="float" office:value="9.07641" calcext:value-type="float">
            <text:p>9.07641</text:p>
          </table:table-cell>
        </table:table-row>
        <table:table-row table:style-name="ro1">
          <table:table-cell office:value-type="float" office:value="27.9" calcext:value-type="float">
            <text:p>27.9</text:p>
          </table:table-cell>
          <table:table-cell office:value-type="float" office:value="0.326927" calcext:value-type="float">
            <text:p>0.326927</text:p>
          </table:table-cell>
          <table:table-cell office:value-type="float" office:value="111.58" calcext:value-type="float">
            <text:p>111.58</text:p>
          </table:table-cell>
          <table:table-cell office:value-type="float" office:value="9.09282" calcext:value-type="float">
            <text:p>9.0928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325174" calcext:value-type="float">
            <text:p>0.325174</text:p>
          </table:table-cell>
          <table:table-cell office:value-type="float" office:value="111.566" calcext:value-type="float">
            <text:p>111.566</text:p>
          </table:table-cell>
          <table:table-cell office:value-type="float" office:value="9.10914" calcext:value-type="float">
            <text:p>9.10914</text:p>
          </table:table-cell>
        </table:table-row>
        <table:table-row table:style-name="ro1">
          <table:table-cell office:value-type="float" office:value="28.1" calcext:value-type="float">
            <text:p>28.1</text:p>
          </table:table-cell>
          <table:table-cell office:value-type="float" office:value="0.323429" calcext:value-type="float">
            <text:p>0.323429</text:p>
          </table:table-cell>
          <table:table-cell office:value-type="float" office:value="111.551" calcext:value-type="float">
            <text:p>111.551</text:p>
          </table:table-cell>
          <table:table-cell office:value-type="float" office:value="9.12538" calcext:value-type="float">
            <text:p>9.12538</text:p>
          </table:table-cell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0.321691" calcext:value-type="float">
            <text:p>0.321691</text:p>
          </table:table-cell>
          <table:table-cell office:value-type="float" office:value="111.537" calcext:value-type="float">
            <text:p>111.537</text:p>
          </table:table-cell>
          <table:table-cell office:value-type="float" office:value="9.14153" calcext:value-type="float">
            <text:p>9.14153</text:p>
          </table:table-cell>
        </table:table-row>
        <table:table-row table:style-name="ro1">
          <table:table-cell office:value-type="float" office:value="28.3" calcext:value-type="float">
            <text:p>28.3</text:p>
          </table:table-cell>
          <table:table-cell office:value-type="float" office:value="0.31996" calcext:value-type="float">
            <text:p>0.31996</text:p>
          </table:table-cell>
          <table:table-cell office:value-type="float" office:value="111.522" calcext:value-type="float">
            <text:p>111.522</text:p>
          </table:table-cell>
          <table:table-cell office:value-type="float" office:value="9.15759" calcext:value-type="float">
            <text:p>9.15759</text:p>
          </table:table-cell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0.318237" calcext:value-type="float">
            <text:p>0.318237</text:p>
          </table:table-cell>
          <table:table-cell office:value-type="float" office:value="111.508" calcext:value-type="float">
            <text:p>111.508</text:p>
          </table:table-cell>
          <table:table-cell office:value-type="float" office:value="9.17357" calcext:value-type="float">
            <text:p>9.17357</text:p>
          </table:table-cell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0.316522" calcext:value-type="float">
            <text:p>0.316522</text:p>
          </table:table-cell>
          <table:table-cell office:value-type="float" office:value="111.494" calcext:value-type="float">
            <text:p>111.494</text:p>
          </table:table-cell>
          <table:table-cell office:value-type="float" office:value="9.18946" calcext:value-type="float">
            <text:p>9.18946</text:p>
          </table:table-cell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0.314813" calcext:value-type="float">
            <text:p>0.314813</text:p>
          </table:table-cell>
          <table:table-cell office:value-type="float" office:value="111.48" calcext:value-type="float">
            <text:p>111.48</text:p>
          </table:table-cell>
          <table:table-cell office:value-type="float" office:value="9.20526" calcext:value-type="float">
            <text:p>9.20526</text:p>
          </table:table-cell>
        </table:table-row>
        <table:table-row table:style-name="ro1">
          <table:table-cell office:value-type="float" office:value="28.7" calcext:value-type="float">
            <text:p>28.7</text:p>
          </table:table-cell>
          <table:table-cell office:value-type="float" office:value="0.313113" calcext:value-type="float">
            <text:p>0.313113</text:p>
          </table:table-cell>
          <table:table-cell office:value-type="float" office:value="111.466" calcext:value-type="float">
            <text:p>111.466</text:p>
          </table:table-cell>
          <table:table-cell office:value-type="float" office:value="9.22098" calcext:value-type="float">
            <text:p>9.22098</text:p>
          </table:table-cell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0.31142" calcext:value-type="float">
            <text:p>0.31142</text:p>
          </table:table-cell>
          <table:table-cell office:value-type="float" office:value="111.452" calcext:value-type="float">
            <text:p>111.452</text:p>
          </table:table-cell>
          <table:table-cell office:value-type="float" office:value="9.23662" calcext:value-type="float">
            <text:p>9.23662</text:p>
          </table:table-cell>
        </table:table-row>
        <table:table-row table:style-name="ro1">
          <table:table-cell office:value-type="float" office:value="28.9" calcext:value-type="float">
            <text:p>28.9</text:p>
          </table:table-cell>
          <table:table-cell office:value-type="float" office:value="0.309734" calcext:value-type="float">
            <text:p>0.309734</text:p>
          </table:table-cell>
          <table:table-cell office:value-type="float" office:value="111.438" calcext:value-type="float">
            <text:p>111.438</text:p>
          </table:table-cell>
          <table:table-cell office:value-type="float" office:value="9.25217" calcext:value-type="float">
            <text:p>9.2521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308056" calcext:value-type="float">
            <text:p>0.308056</text:p>
          </table:table-cell>
          <table:table-cell office:value-type="float" office:value="111.424" calcext:value-type="float">
            <text:p>111.424</text:p>
          </table:table-cell>
          <table:table-cell office:value-type="float" office:value="9.26763" calcext:value-type="float">
            <text:p>9.26763</text:p>
          </table:table-cell>
        </table:table-row>
        <table:table-row table:style-name="ro1">
          <table:table-cell office:value-type="float" office:value="29.1" calcext:value-type="float">
            <text:p>29.1</text:p>
          </table:table-cell>
          <table:table-cell office:value-type="float" office:value="0.306385" calcext:value-type="float">
            <text:p>0.306385</text:p>
          </table:table-cell>
          <table:table-cell office:value-type="float" office:value="111.411" calcext:value-type="float">
            <text:p>111.411</text:p>
          </table:table-cell>
          <table:table-cell office:value-type="float" office:value="9.28301" calcext:value-type="float">
            <text:p>9.28301</text:p>
          </table:table-cell>
        </table:table-row>
        <table:table-row table:style-name="ro1">
          <table:table-cell office:value-type="float" office:value="29.2" calcext:value-type="float">
            <text:p>29.2</text:p>
          </table:table-cell>
          <table:table-cell office:value-type="float" office:value="0.304721" calcext:value-type="float">
            <text:p>0.304721</text:p>
          </table:table-cell>
          <table:table-cell office:value-type="float" office:value="111.397" calcext:value-type="float">
            <text:p>111.397</text:p>
          </table:table-cell>
          <table:table-cell office:value-type="float" office:value="9.29831" calcext:value-type="float">
            <text:p>9.29831</text:p>
          </table:table-cell>
        </table:table-row>
        <table:table-row table:style-name="ro1">
          <table:table-cell office:value-type="float" office:value="29.3" calcext:value-type="float">
            <text:p>29.3</text:p>
          </table:table-cell>
          <table:table-cell office:value-type="float" office:value="0.303065" calcext:value-type="float">
            <text:p>0.303065</text:p>
          </table:table-cell>
          <table:table-cell office:value-type="float" office:value="111.383" calcext:value-type="float">
            <text:p>111.383</text:p>
          </table:table-cell>
          <table:table-cell office:value-type="float" office:value="9.31353" calcext:value-type="float">
            <text:p>9.31353</text:p>
          </table:table-cell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0.301416" calcext:value-type="float">
            <text:p>0.301416</text:p>
          </table:table-cell>
          <table:table-cell office:value-type="float" office:value="111.37" calcext:value-type="float">
            <text:p>111.37</text:p>
          </table:table-cell>
          <table:table-cell office:value-type="float" office:value="9.32866" calcext:value-type="float">
            <text:p>9.32866</text:p>
          </table:table-cell>
        </table:table-row>
        <table:table-row table:style-name="ro1">
          <table:table-cell office:value-type="float" office:value="29.5" calcext:value-type="float">
            <text:p>29.5</text:p>
          </table:table-cell>
          <table:table-cell office:value-type="float" office:value="0.299775" calcext:value-type="float">
            <text:p>0.299775</text:p>
          </table:table-cell>
          <table:table-cell office:value-type="float" office:value="111.357" calcext:value-type="float">
            <text:p>111.357</text:p>
          </table:table-cell>
          <table:table-cell office:value-type="float" office:value="9.34371" calcext:value-type="float">
            <text:p>9.34371</text:p>
          </table:table-cell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0.298141" calcext:value-type="float">
            <text:p>0.298141</text:p>
          </table:table-cell>
          <table:table-cell office:value-type="float" office:value="111.343" calcext:value-type="float">
            <text:p>111.343</text:p>
          </table:table-cell>
          <table:table-cell office:value-type="float" office:value="9.35868" calcext:value-type="float">
            <text:p>9.35868</text:p>
          </table:table-cell>
        </table:table-row>
        <table:table-row table:style-name="ro1">
          <table:table-cell office:value-type="float" office:value="29.7" calcext:value-type="float">
            <text:p>29.7</text:p>
          </table:table-cell>
          <table:table-cell office:value-type="float" office:value="0.296514" calcext:value-type="float">
            <text:p>0.296514</text:p>
          </table:table-cell>
          <table:table-cell office:value-type="float" office:value="111.33" calcext:value-type="float">
            <text:p>111.33</text:p>
          </table:table-cell>
          <table:table-cell office:value-type="float" office:value="9.37356" calcext:value-type="float">
            <text:p>9.37356</text:p>
          </table:table-cell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0.294894" calcext:value-type="float">
            <text:p>0.294894</text:p>
          </table:table-cell>
          <table:table-cell office:value-type="float" office:value="111.317" calcext:value-type="float">
            <text:p>111.317</text:p>
          </table:table-cell>
          <table:table-cell office:value-type="float" office:value="9.38837" calcext:value-type="float">
            <text:p>9.38837</text:p>
          </table:table-cell>
        </table:table-row>
        <table:table-row table:style-name="ro1">
          <table:table-cell office:value-type="float" office:value="29.9" calcext:value-type="float">
            <text:p>29.9</text:p>
          </table:table-cell>
          <table:table-cell office:value-type="float" office:value="0.293282" calcext:value-type="float">
            <text:p>0.293282</text:p>
          </table:table-cell>
          <table:table-cell office:value-type="float" office:value="111.304" calcext:value-type="float">
            <text:p>111.304</text:p>
          </table:table-cell>
          <table:table-cell office:value-type="float" office:value="9.40309" calcext:value-type="float">
            <text:p>9.4030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91677" calcext:value-type="float">
            <text:p>0.291677</text:p>
          </table:table-cell>
          <table:table-cell office:value-type="float" office:value="111.291" calcext:value-type="float">
            <text:p>111.291</text:p>
          </table:table-cell>
          <table:table-cell office:value-type="float" office:value="9.41773" calcext:value-type="float">
            <text:p>9.41773</text:p>
          </table:table-cell>
        </table:table-row>
        <table:table-row table:style-name="ro1">
          <table:table-cell office:value-type="float" office:value="30.1" calcext:value-type="float">
            <text:p>30.1</text:p>
          </table:table-cell>
          <table:table-cell office:value-type="float" office:value="0.29008" calcext:value-type="float">
            <text:p>0.29008</text:p>
          </table:table-cell>
          <table:table-cell office:value-type="float" office:value="111.278" calcext:value-type="float">
            <text:p>111.278</text:p>
          </table:table-cell>
          <table:table-cell office:value-type="float" office:value="9.4323" calcext:value-type="float">
            <text:p>9.4323</text:p>
          </table:table-cell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0.288489" calcext:value-type="float">
            <text:p>0.288489</text:p>
          </table:table-cell>
          <table:table-cell office:value-type="float" office:value="111.265" calcext:value-type="float">
            <text:p>111.265</text:p>
          </table:table-cell>
          <table:table-cell office:value-type="float" office:value="9.44678" calcext:value-type="float">
            <text:p>9.44678</text:p>
          </table:table-cell>
        </table:table-row>
        <table:table-row table:style-name="ro1">
          <table:table-cell office:value-type="float" office:value="30.3" calcext:value-type="float">
            <text:p>30.3</text:p>
          </table:table-cell>
          <table:table-cell office:value-type="float" office:value="0.286906" calcext:value-type="float">
            <text:p>0.286906</text:p>
          </table:table-cell>
          <table:table-cell office:value-type="float" office:value="111.252" calcext:value-type="float">
            <text:p>111.252</text:p>
          </table:table-cell>
          <table:table-cell office:value-type="float" office:value="9.46119" calcext:value-type="float">
            <text:p>9.46119</text:p>
          </table:table-cell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0.28533" calcext:value-type="float">
            <text:p>0.28533</text:p>
          </table:table-cell>
          <table:table-cell office:value-type="float" office:value="111.239" calcext:value-type="float">
            <text:p>111.239</text:p>
          </table:table-cell>
          <table:table-cell office:value-type="float" office:value="9.47551" calcext:value-type="float">
            <text:p>9.47551</text:p>
          </table:table-cell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0.283761" calcext:value-type="float">
            <text:p>0.283761</text:p>
          </table:table-cell>
          <table:table-cell office:value-type="float" office:value="111.226" calcext:value-type="float">
            <text:p>111.226</text:p>
          </table:table-cell>
          <table:table-cell office:value-type="float" office:value="9.48976" calcext:value-type="float">
            <text:p>9.48976</text:p>
          </table:table-cell>
        </table:table-row>
        <table:table-row table:style-name="ro1">
          <table:table-cell office:value-type="float" office:value="30.6" calcext:value-type="float">
            <text:p>30.6</text:p>
          </table:table-cell>
          <table:table-cell office:value-type="float" office:value="0.2822" calcext:value-type="float">
            <text:p>0.2822</text:p>
          </table:table-cell>
          <table:table-cell office:value-type="float" office:value="111.214" calcext:value-type="float">
            <text:p>111.214</text:p>
          </table:table-cell>
          <table:table-cell office:value-type="float" office:value="9.50393" calcext:value-type="float">
            <text:p>9.50393</text:p>
          </table:table-cell>
        </table:table-row>
        <table:table-row table:style-name="ro1">
          <table:table-cell office:value-type="float" office:value="30.7" calcext:value-type="float">
            <text:p>30.7</text:p>
          </table:table-cell>
          <table:table-cell office:value-type="float" office:value="0.280645" calcext:value-type="float">
            <text:p>0.280645</text:p>
          </table:table-cell>
          <table:table-cell office:value-type="float" office:value="111.201" calcext:value-type="float">
            <text:p>111.201</text:p>
          </table:table-cell>
          <table:table-cell office:value-type="float" office:value="9.51802" calcext:value-type="float">
            <text:p>9.51802</text:p>
          </table:table-cell>
        </table:table-row>
        <table:table-row table:style-name="ro1">
          <table:table-cell office:value-type="float" office:value="30.8" calcext:value-type="float">
            <text:p>30.8</text:p>
          </table:table-cell>
          <table:table-cell office:value-type="float" office:value="0.279098" calcext:value-type="float">
            <text:p>0.279098</text:p>
          </table:table-cell>
          <table:table-cell office:value-type="float" office:value="111.189" calcext:value-type="float">
            <text:p>111.189</text:p>
          </table:table-cell>
          <table:table-cell office:value-type="float" office:value="9.53203" calcext:value-type="float">
            <text:p>9.53203</text:p>
          </table:table-cell>
        </table:table-row>
        <table:table-row table:style-name="ro1">
          <table:table-cell office:value-type="float" office:value="30.9" calcext:value-type="float">
            <text:p>30.9</text:p>
          </table:table-cell>
          <table:table-cell office:value-type="float" office:value="0.277558" calcext:value-type="float">
            <text:p>0.277558</text:p>
          </table:table-cell>
          <table:table-cell office:value-type="float" office:value="111.176" calcext:value-type="float">
            <text:p>111.176</text:p>
          </table:table-cell>
          <table:table-cell office:value-type="float" office:value="9.54596" calcext:value-type="float">
            <text:p>9.5459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276025" calcext:value-type="float">
            <text:p>0.276025</text:p>
          </table:table-cell>
          <table:table-cell office:value-type="float" office:value="111.164" calcext:value-type="float">
            <text:p>111.164</text:p>
          </table:table-cell>
          <table:table-cell office:value-type="float" office:value="9.55982" calcext:value-type="float">
            <text:p>9.55982</text:p>
          </table:table-cell>
        </table:table-row>
        <table:table-row table:style-name="ro1">
          <table:table-cell office:value-type="float" office:value="31.1" calcext:value-type="float">
            <text:p>31.1</text:p>
          </table:table-cell>
          <table:table-cell office:value-type="float" office:value="0.2745" calcext:value-type="float">
            <text:p>0.2745</text:p>
          </table:table-cell>
          <table:table-cell office:value-type="float" office:value="111.152" calcext:value-type="float">
            <text:p>111.152</text:p>
          </table:table-cell>
          <table:table-cell office:value-type="float" office:value="9.5736" calcext:value-type="float">
            <text:p>9.5736</text:p>
          </table:table-cell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0.272981" calcext:value-type="float">
            <text:p>0.272981</text:p>
          </table:table-cell>
          <table:table-cell office:value-type="float" office:value="111.14" calcext:value-type="float">
            <text:p>111.14</text:p>
          </table:table-cell>
          <table:table-cell office:value-type="float" office:value="9.58731" calcext:value-type="float">
            <text:p>9.58731</text:p>
          </table:table-cell>
        </table:table-row>
        <table:table-row table:style-name="ro1">
          <table:table-cell office:value-type="float" office:value="31.3" calcext:value-type="float">
            <text:p>31.3</text:p>
          </table:table-cell>
          <table:table-cell office:value-type="float" office:value="0.271469" calcext:value-type="float">
            <text:p>0.271469</text:p>
          </table:table-cell>
          <table:table-cell office:value-type="float" office:value="111.128" calcext:value-type="float">
            <text:p>111.128</text:p>
          </table:table-cell>
          <table:table-cell office:value-type="float" office:value="9.60094" calcext:value-type="float">
            <text:p>9.60094</text:p>
          </table:table-cell>
        </table:table-row>
        <table:table-row table:style-name="ro1">
          <table:table-cell office:value-type="float" office:value="31.4" calcext:value-type="float">
            <text:p>31.4</text:p>
          </table:table-cell>
          <table:table-cell office:value-type="float" office:value="0.269965" calcext:value-type="float">
            <text:p>0.269965</text:p>
          </table:table-cell>
          <table:table-cell office:value-type="float" office:value="111.116" calcext:value-type="float">
            <text:p>111.116</text:p>
          </table:table-cell>
          <table:table-cell office:value-type="float" office:value="9.61449" calcext:value-type="float">
            <text:p>9.61449</text:p>
          </table:table-cell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0.268467" calcext:value-type="float">
            <text:p>0.268467</text:p>
          </table:table-cell>
          <table:table-cell office:value-type="float" office:value="111.104" calcext:value-type="float">
            <text:p>111.104</text:p>
          </table:table-cell>
          <table:table-cell office:value-type="float" office:value="9.62797" calcext:value-type="float">
            <text:p>9.62797</text:p>
          </table:table-cell>
        </table:table-row>
        <table:table-row table:style-name="ro1">
          <table:table-cell office:value-type="float" office:value="31.6" calcext:value-type="float">
            <text:p>31.6</text:p>
          </table:table-cell>
          <table:table-cell office:value-type="float" office:value="0.266977" calcext:value-type="float">
            <text:p>0.266977</text:p>
          </table:table-cell>
          <table:table-cell office:value-type="float" office:value="111.092" calcext:value-type="float">
            <text:p>111.092</text:p>
          </table:table-cell>
          <table:table-cell office:value-type="float" office:value="9.64138" calcext:value-type="float">
            <text:p>9.64138</text:p>
          </table:table-cell>
        </table:table-row>
        <table:table-row table:style-name="ro1">
          <table:table-cell office:value-type="float" office:value="31.7" calcext:value-type="float">
            <text:p>31.7</text:p>
          </table:table-cell>
          <table:table-cell office:value-type="float" office:value="0.265493" calcext:value-type="float">
            <text:p>0.265493</text:p>
          </table:table-cell>
          <table:table-cell office:value-type="float" office:value="111.08" calcext:value-type="float">
            <text:p>111.08</text:p>
          </table:table-cell>
          <table:table-cell office:value-type="float" office:value="9.65471" calcext:value-type="float">
            <text:p>9.65471</text:p>
          </table:table-cell>
        </table:table-row>
        <table:table-row table:style-name="ro1">
          <table:table-cell office:value-type="float" office:value="31.8" calcext:value-type="float">
            <text:p>31.8</text:p>
          </table:table-cell>
          <table:table-cell office:value-type="float" office:value="0.264017" calcext:value-type="float">
            <text:p>0.264017</text:p>
          </table:table-cell>
          <table:table-cell office:value-type="float" office:value="111.068" calcext:value-type="float">
            <text:p>111.068</text:p>
          </table:table-cell>
          <table:table-cell office:value-type="float" office:value="9.66796" calcext:value-type="float">
            <text:p>9.66796</text:p>
          </table:table-cell>
        </table:table-row>
        <table:table-row table:style-name="ro1">
          <table:table-cell office:value-type="float" office:value="31.9" calcext:value-type="float">
            <text:p>31.9</text:p>
          </table:table-cell>
          <table:table-cell office:value-type="float" office:value="0.262547" calcext:value-type="float">
            <text:p>0.262547</text:p>
          </table:table-cell>
          <table:table-cell office:value-type="float" office:value="111.056" calcext:value-type="float">
            <text:p>111.056</text:p>
          </table:table-cell>
          <table:table-cell office:value-type="float" office:value="9.68114" calcext:value-type="float">
            <text:p>9.681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61084" calcext:value-type="float">
            <text:p>0.261084</text:p>
          </table:table-cell>
          <table:table-cell office:value-type="float" office:value="111.045" calcext:value-type="float">
            <text:p>111.045</text:p>
          </table:table-cell>
          <table:table-cell office:value-type="float" office:value="9.69425" calcext:value-type="float">
            <text:p>9.69425</text:p>
          </table:table-cell>
        </table:table-row>
        <table:table-row table:style-name="ro1">
          <table:table-cell office:value-type="float" office:value="32.1" calcext:value-type="float">
            <text:p>32.1</text:p>
          </table:table-cell>
          <table:table-cell office:value-type="float" office:value="0.259629" calcext:value-type="float">
            <text:p>0.259629</text:p>
          </table:table-cell>
          <table:table-cell office:value-type="float" office:value="111.033" calcext:value-type="float">
            <text:p>111.033</text:p>
          </table:table-cell>
          <table:table-cell office:value-type="float" office:value="9.70729" calcext:value-type="float">
            <text:p>9.70729</text:p>
          </table:table-cell>
        </table:table-row>
        <table:table-row table:style-name="ro1">
          <table:table-cell office:value-type="float" office:value="32.2" calcext:value-type="float">
            <text:p>32.2</text:p>
          </table:table-cell>
          <table:table-cell office:value-type="float" office:value="0.25818" calcext:value-type="float">
            <text:p>0.25818</text:p>
          </table:table-cell>
          <table:table-cell office:value-type="float" office:value="111.022" calcext:value-type="float">
            <text:p>111.022</text:p>
          </table:table-cell>
          <table:table-cell office:value-type="float" office:value="9.72025" calcext:value-type="float">
            <text:p>9.72025</text:p>
          </table:table-cell>
        </table:table-row>
        <table:table-row table:style-name="ro1">
          <table:table-cell office:value-type="float" office:value="32.3" calcext:value-type="float">
            <text:p>32.3</text:p>
          </table:table-cell>
          <table:table-cell office:value-type="float" office:value="0.256738" calcext:value-type="float">
            <text:p>0.256738</text:p>
          </table:table-cell>
          <table:table-cell office:value-type="float" office:value="111.01" calcext:value-type="float">
            <text:p>111.01</text:p>
          </table:table-cell>
          <table:table-cell office:value-type="float" office:value="9.73314" calcext:value-type="float">
            <text:p>9.73314</text:p>
          </table:table-cell>
        </table:table-row>
        <table:table-row table:style-name="ro1">
          <table:table-cell office:value-type="float" office:value="32.4" calcext:value-type="float">
            <text:p>32.4</text:p>
          </table:table-cell>
          <table:table-cell office:value-type="float" office:value="0.255303" calcext:value-type="float">
            <text:p>0.255303</text:p>
          </table:table-cell>
          <table:table-cell office:value-type="float" office:value="110.999" calcext:value-type="float">
            <text:p>110.999</text:p>
          </table:table-cell>
          <table:table-cell office:value-type="float" office:value="9.74596" calcext:value-type="float">
            <text:p>9.74596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  <table:table-cell office:value-type="float" office:value="0.253875" calcext:value-type="float">
            <text:p>0.253875</text:p>
          </table:table-cell>
          <table:table-cell office:value-type="float" office:value="110.987" calcext:value-type="float">
            <text:p>110.987</text:p>
          </table:table-cell>
          <table:table-cell office:value-type="float" office:value="9.75871" calcext:value-type="float">
            <text:p>9.75871</text:p>
          </table:table-cell>
        </table:table-row>
        <table:table-row table:style-name="ro1">
          <table:table-cell office:value-type="float" office:value="32.6" calcext:value-type="float">
            <text:p>32.6</text:p>
          </table:table-cell>
          <table:table-cell office:value-type="float" office:value="0.252454" calcext:value-type="float">
            <text:p>0.252454</text:p>
          </table:table-cell>
          <table:table-cell office:value-type="float" office:value="110.976" calcext:value-type="float">
            <text:p>110.976</text:p>
          </table:table-cell>
          <table:table-cell office:value-type="float" office:value="9.77138" calcext:value-type="float">
            <text:p>9.77138</text:p>
          </table:table-cell>
        </table:table-row>
        <table:table-row table:style-name="ro1">
          <table:table-cell office:value-type="float" office:value="32.7" calcext:value-type="float">
            <text:p>32.7</text:p>
          </table:table-cell>
          <table:table-cell office:value-type="float" office:value="0.25104" calcext:value-type="float">
            <text:p>0.25104</text:p>
          </table:table-cell>
          <table:table-cell office:value-type="float" office:value="110.965" calcext:value-type="float">
            <text:p>110.965</text:p>
          </table:table-cell>
          <table:table-cell office:value-type="float" office:value="9.78399" calcext:value-type="float">
            <text:p>9.78399</text:p>
          </table:table-cell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0.249632" calcext:value-type="float">
            <text:p>0.249632</text:p>
          </table:table-cell>
          <table:table-cell office:value-type="float" office:value="110.954" calcext:value-type="float">
            <text:p>110.954</text:p>
          </table:table-cell>
          <table:table-cell office:value-type="float" office:value="9.79652" calcext:value-type="float">
            <text:p>9.79652</text:p>
          </table:table-cell>
        </table:table-row>
        <table:table-row table:style-name="ro1">
          <table:table-cell office:value-type="float" office:value="32.9" calcext:value-type="float">
            <text:p>32.9</text:p>
          </table:table-cell>
          <table:table-cell office:value-type="float" office:value="0.248231" calcext:value-type="float">
            <text:p>0.248231</text:p>
          </table:table-cell>
          <table:table-cell office:value-type="float" office:value="110.943" calcext:value-type="float">
            <text:p>110.943</text:p>
          </table:table-cell>
          <table:table-cell office:value-type="float" office:value="9.80899" calcext:value-type="float">
            <text:p>9.8089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246837" calcext:value-type="float">
            <text:p>0.246837</text:p>
          </table:table-cell>
          <table:table-cell office:value-type="float" office:value="110.932" calcext:value-type="float">
            <text:p>110.932</text:p>
          </table:table-cell>
          <table:table-cell office:value-type="float" office:value="9.82138" calcext:value-type="float">
            <text:p>9.82138</text:p>
          </table:table-cell>
        </table:table-row>
        <table:table-row table:style-name="ro1">
          <table:table-cell office:value-type="float" office:value="33.1" calcext:value-type="float">
            <text:p>33.1</text:p>
          </table:table-cell>
          <table:table-cell office:value-type="float" office:value="0.24545" calcext:value-type="float">
            <text:p>0.24545</text:p>
          </table:table-cell>
          <table:table-cell office:value-type="float" office:value="110.921" calcext:value-type="float">
            <text:p>110.921</text:p>
          </table:table-cell>
          <table:table-cell office:value-type="float" office:value="9.8337" calcext:value-type="float">
            <text:p>9.8337</text:p>
          </table:table-cell>
        </table:table-row>
        <table:table-row table:style-name="ro1">
          <table:table-cell office:value-type="float" office:value="33.2" calcext:value-type="float">
            <text:p>33.2</text:p>
          </table:table-cell>
          <table:table-cell office:value-type="float" office:value="0.244069" calcext:value-type="float">
            <text:p>0.244069</text:p>
          </table:table-cell>
          <table:table-cell office:value-type="float" office:value="110.91" calcext:value-type="float">
            <text:p>110.91</text:p>
          </table:table-cell>
          <table:table-cell office:value-type="float" office:value="9.84596" calcext:value-type="float">
            <text:p>9.84596</text:p>
          </table:table-cell>
        </table:table-row>
        <table:table-row table:style-name="ro1">
          <table:table-cell office:value-type="float" office:value="33.3" calcext:value-type="float">
            <text:p>33.3</text:p>
          </table:table-cell>
          <table:table-cell office:value-type="float" office:value="0.242695" calcext:value-type="float">
            <text:p>0.242695</text:p>
          </table:table-cell>
          <table:table-cell office:value-type="float" office:value="110.899" calcext:value-type="float">
            <text:p>110.899</text:p>
          </table:table-cell>
          <table:table-cell office:value-type="float" office:value="9.85814" calcext:value-type="float">
            <text:p>9.85814</text:p>
          </table:table-cell>
        </table:table-row>
        <table:table-row table:style-name="ro1">
          <table:table-cell office:value-type="float" office:value="33.4" calcext:value-type="float">
            <text:p>33.4</text:p>
          </table:table-cell>
          <table:table-cell office:value-type="float" office:value="0.241328" calcext:value-type="float">
            <text:p>0.241328</text:p>
          </table:table-cell>
          <table:table-cell office:value-type="float" office:value="110.888" calcext:value-type="float">
            <text:p>110.888</text:p>
          </table:table-cell>
          <table:table-cell office:value-type="float" office:value="9.87026" calcext:value-type="float">
            <text:p>9.87026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0.239968" calcext:value-type="float">
            <text:p>0.239968</text:p>
          </table:table-cell>
          <table:table-cell office:value-type="float" office:value="110.878" calcext:value-type="float">
            <text:p>110.878</text:p>
          </table:table-cell>
          <table:table-cell office:value-type="float" office:value="9.88231" calcext:value-type="float">
            <text:p>9.88231</text:p>
          </table:table-cell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0.238614" calcext:value-type="float">
            <text:p>0.238614</text:p>
          </table:table-cell>
          <table:table-cell office:value-type="float" office:value="110.867" calcext:value-type="float">
            <text:p>110.867</text:p>
          </table:table-cell>
          <table:table-cell office:value-type="float" office:value="9.89429" calcext:value-type="float">
            <text:p>9.89429</text:p>
          </table:table-cell>
        </table:table-row>
        <table:table-row table:style-name="ro1">
          <table:table-cell office:value-type="float" office:value="33.7" calcext:value-type="float">
            <text:p>33.7</text:p>
          </table:table-cell>
          <table:table-cell office:value-type="float" office:value="0.237267" calcext:value-type="float">
            <text:p>0.237267</text:p>
          </table:table-cell>
          <table:table-cell office:value-type="float" office:value="110.857" calcext:value-type="float">
            <text:p>110.857</text:p>
          </table:table-cell>
          <table:table-cell office:value-type="float" office:value="9.9062" calcext:value-type="float">
            <text:p>9.9062</text:p>
          </table:table-cell>
        </table:table-row>
        <table:table-row table:style-name="ro1">
          <table:table-cell office:value-type="float" office:value="33.8" calcext:value-type="float">
            <text:p>33.8</text:p>
          </table:table-cell>
          <table:table-cell office:value-type="float" office:value="0.235926" calcext:value-type="float">
            <text:p>0.235926</text:p>
          </table:table-cell>
          <table:table-cell office:value-type="float" office:value="110.846" calcext:value-type="float">
            <text:p>110.846</text:p>
          </table:table-cell>
          <table:table-cell office:value-type="float" office:value="9.91805" calcext:value-type="float">
            <text:p>9.91805</text:p>
          </table:table-cell>
        </table:table-row>
        <table:table-row table:style-name="ro1">
          <table:table-cell office:value-type="float" office:value="33.9" calcext:value-type="float">
            <text:p>33.9</text:p>
          </table:table-cell>
          <table:table-cell office:value-type="float" office:value="0.234592" calcext:value-type="float">
            <text:p>0.234592</text:p>
          </table:table-cell>
          <table:table-cell office:value-type="float" office:value="110.836" calcext:value-type="float">
            <text:p>110.836</text:p>
          </table:table-cell>
          <table:table-cell office:value-type="float" office:value="9.92983" calcext:value-type="float">
            <text:p>9.9298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233264" calcext:value-type="float">
            <text:p>0.233264</text:p>
          </table:table-cell>
          <table:table-cell office:value-type="float" office:value="110.825" calcext:value-type="float">
            <text:p>110.825</text:p>
          </table:table-cell>
          <table:table-cell office:value-type="float" office:value="9.94154" calcext:value-type="float">
            <text:p>9.94154</text:p>
          </table:table-cell>
        </table:table-row>
        <table:table-row table:style-name="ro1">
          <table:table-cell office:value-type="float" office:value="34.1" calcext:value-type="float">
            <text:p>34.1</text:p>
          </table:table-cell>
          <table:table-cell office:value-type="float" office:value="0.231944" calcext:value-type="float">
            <text:p>0.231944</text:p>
          </table:table-cell>
          <table:table-cell office:value-type="float" office:value="110.815" calcext:value-type="float">
            <text:p>110.815</text:p>
          </table:table-cell>
          <table:table-cell office:value-type="float" office:value="9.95319" calcext:value-type="float">
            <text:p>9.95319</text:p>
          </table:table-cell>
        </table:table-row>
        <table:table-row table:style-name="ro1">
          <table:table-cell office:value-type="float" office:value="34.2" calcext:value-type="float">
            <text:p>34.2</text:p>
          </table:table-cell>
          <table:table-cell office:value-type="float" office:value="0.230629" calcext:value-type="float">
            <text:p>0.230629</text:p>
          </table:table-cell>
          <table:table-cell office:value-type="float" office:value="110.805" calcext:value-type="float">
            <text:p>110.805</text:p>
          </table:table-cell>
          <table:table-cell office:value-type="float" office:value="9.96477" calcext:value-type="float">
            <text:p>9.96477</text:p>
          </table:table-cell>
        </table:table-row>
        <table:table-row table:style-name="ro1">
          <table:table-cell office:value-type="float" office:value="34.3" calcext:value-type="float">
            <text:p>34.3</text:p>
          </table:table-cell>
          <table:table-cell office:value-type="float" office:value="0.229321" calcext:value-type="float">
            <text:p>0.229321</text:p>
          </table:table-cell>
          <table:table-cell office:value-type="float" office:value="110.794" calcext:value-type="float">
            <text:p>110.794</text:p>
          </table:table-cell>
          <table:table-cell office:value-type="float" office:value="9.97628" calcext:value-type="float">
            <text:p>9.97628</text:p>
          </table:table-cell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0.22802" calcext:value-type="float">
            <text:p>0.22802</text:p>
          </table:table-cell>
          <table:table-cell office:value-type="float" office:value="110.784" calcext:value-type="float">
            <text:p>110.784</text:p>
          </table:table-cell>
          <table:table-cell office:value-type="float" office:value="9.98773" calcext:value-type="float">
            <text:p>9.98773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0.226725" calcext:value-type="float">
            <text:p>0.226725</text:p>
          </table:table-cell>
          <table:table-cell office:value-type="float" office:value="110.774" calcext:value-type="float">
            <text:p>110.774</text:p>
          </table:table-cell>
          <table:table-cell office:value-type="float" office:value="9.99912" calcext:value-type="float">
            <text:p>9.99912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0.225436" calcext:value-type="float">
            <text:p>0.225436</text:p>
          </table:table-cell>
          <table:table-cell office:value-type="float" office:value="110.764" calcext:value-type="float">
            <text:p>110.764</text:p>
          </table:table-cell>
          <table:table-cell office:value-type="float" office:value="10.0104" calcext:value-type="float">
            <text:p>10.0104</text:p>
          </table:table-cell>
        </table:table-row>
        <table:table-row table:style-name="ro1">
          <table:table-cell office:value-type="float" office:value="34.7" calcext:value-type="float">
            <text:p>34.7</text:p>
          </table:table-cell>
          <table:table-cell office:value-type="float" office:value="0.224154" calcext:value-type="float">
            <text:p>0.224154</text:p>
          </table:table-cell>
          <table:table-cell office:value-type="float" office:value="110.754" calcext:value-type="float">
            <text:p>110.754</text:p>
          </table:table-cell>
          <table:table-cell office:value-type="float" office:value="10.0217" calcext:value-type="float">
            <text:p>10.0217</text:p>
          </table:table-cell>
        </table:table-row>
        <table:table-row table:style-name="ro1">
          <table:table-cell office:value-type="float" office:value="34.8" calcext:value-type="float">
            <text:p>34.8</text:p>
          </table:table-cell>
          <table:table-cell office:value-type="float" office:value="0.222879" calcext:value-type="float">
            <text:p>0.222879</text:p>
          </table:table-cell>
          <table:table-cell office:value-type="float" office:value="110.744" calcext:value-type="float">
            <text:p>110.744</text:p>
          </table:table-cell>
          <table:table-cell office:value-type="float" office:value="10.0329" calcext:value-type="float">
            <text:p>10.0329</text:p>
          </table:table-cell>
        </table:table-row>
        <table:table-row table:style-name="ro1">
          <table:table-cell office:value-type="float" office:value="34.9" calcext:value-type="float">
            <text:p>34.9</text:p>
          </table:table-cell>
          <table:table-cell office:value-type="float" office:value="0.221609" calcext:value-type="float">
            <text:p>0.221609</text:p>
          </table:table-cell>
          <table:table-cell office:value-type="float" office:value="110.734" calcext:value-type="float">
            <text:p>110.734</text:p>
          </table:table-cell>
          <table:table-cell office:value-type="float" office:value="10.044" calcext:value-type="float">
            <text:p>10.04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220346" calcext:value-type="float">
            <text:p>0.220346</text:p>
          </table:table-cell>
          <table:table-cell office:value-type="float" office:value="110.725" calcext:value-type="float">
            <text:p>110.725</text:p>
          </table:table-cell>
          <table:table-cell office:value-type="float" office:value="10.0551" calcext:value-type="float">
            <text:p>10.0551</text:p>
          </table:table-cell>
        </table:table-row>
        <table:table-row table:style-name="ro1">
          <table:table-cell office:value-type="float" office:value="35.1" calcext:value-type="float">
            <text:p>35.1</text:p>
          </table:table-cell>
          <table:table-cell office:value-type="float" office:value="0.21909" calcext:value-type="float">
            <text:p>0.21909</text:p>
          </table:table-cell>
          <table:table-cell office:value-type="float" office:value="110.715" calcext:value-type="float">
            <text:p>110.715</text:p>
          </table:table-cell>
          <table:table-cell office:value-type="float" office:value="10.0661" calcext:value-type="float">
            <text:p>10.0661</text:p>
          </table:table-cell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0.21784" calcext:value-type="float">
            <text:p>0.21784</text:p>
          </table:table-cell>
          <table:table-cell office:value-type="float" office:value="110.705" calcext:value-type="float">
            <text:p>110.705</text:p>
          </table:table-cell>
          <table:table-cell office:value-type="float" office:value="10.077" calcext:value-type="float">
            <text:p>10.077</text:p>
          </table:table-cell>
        </table:table-row>
        <table:table-row table:style-name="ro1">
          <table:table-cell office:value-type="float" office:value="35.3" calcext:value-type="float">
            <text:p>35.3</text:p>
          </table:table-cell>
          <table:table-cell office:value-type="float" office:value="0.216596" calcext:value-type="float">
            <text:p>0.216596</text:p>
          </table:table-cell>
          <table:table-cell office:value-type="float" office:value="110.696" calcext:value-type="float">
            <text:p>110.696</text:p>
          </table:table-cell>
          <table:table-cell office:value-type="float" office:value="10.0879" calcext:value-type="float">
            <text:p>10.0879</text:p>
          </table:table-cell>
        </table:table-row>
        <table:table-row table:style-name="ro1">
          <table:table-cell office:value-type="float" office:value="35.4" calcext:value-type="float">
            <text:p>35.4</text:p>
          </table:table-cell>
          <table:table-cell office:value-type="float" office:value="0.215358" calcext:value-type="float">
            <text:p>0.215358</text:p>
          </table:table-cell>
          <table:table-cell office:value-type="float" office:value="110.686" calcext:value-type="float">
            <text:p>110.686</text:p>
          </table:table-cell>
          <table:table-cell office:value-type="float" office:value="10.0987" calcext:value-type="float">
            <text:p>10.0987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0.214126" calcext:value-type="float">
            <text:p>0.214126</text:p>
          </table:table-cell>
          <table:table-cell office:value-type="float" office:value="110.676" calcext:value-type="float">
            <text:p>110.676</text:p>
          </table:table-cell>
          <table:table-cell office:value-type="float" office:value="10.1095" calcext:value-type="float">
            <text:p>10.1095</text:p>
          </table:table-cell>
        </table:table-row>
        <table:table-row table:style-name="ro1">
          <table:table-cell office:value-type="float" office:value="35.6" calcext:value-type="float">
            <text:p>35.6</text:p>
          </table:table-cell>
          <table:table-cell office:value-type="float" office:value="0.212901" calcext:value-type="float">
            <text:p>0.212901</text:p>
          </table:table-cell>
          <table:table-cell office:value-type="float" office:value="110.667" calcext:value-type="float">
            <text:p>110.667</text:p>
          </table:table-cell>
          <table:table-cell office:value-type="float" office:value="10.1201" calcext:value-type="float">
            <text:p>10.1201</text:p>
          </table:table-cell>
        </table:table-row>
        <table:table-row table:style-name="ro1">
          <table:table-cell office:value-type="float" office:value="35.7" calcext:value-type="float">
            <text:p>35.7</text:p>
          </table:table-cell>
          <table:table-cell office:value-type="float" office:value="0.211682" calcext:value-type="float">
            <text:p>0.211682</text:p>
          </table:table-cell>
          <table:table-cell office:value-type="float" office:value="110.658" calcext:value-type="float">
            <text:p>110.658</text:p>
          </table:table-cell>
          <table:table-cell office:value-type="float" office:value="10.1308" calcext:value-type="float">
            <text:p>10.1308</text:p>
          </table:table-cell>
        </table:table-row>
        <table:table-row table:style-name="ro1">
          <table:table-cell office:value-type="float" office:value="35.8" calcext:value-type="float">
            <text:p>35.8</text:p>
          </table:table-cell>
          <table:table-cell office:value-type="float" office:value="0.210469" calcext:value-type="float">
            <text:p>0.210469</text:p>
          </table:table-cell>
          <table:table-cell office:value-type="float" office:value="110.648" calcext:value-type="float">
            <text:p>110.648</text:p>
          </table:table-cell>
          <table:table-cell office:value-type="float" office:value="10.1413" calcext:value-type="float">
            <text:p>10.1413</text:p>
          </table:table-cell>
        </table:table-row>
        <table:table-row table:style-name="ro1">
          <table:table-cell office:value-type="float" office:value="35.9" calcext:value-type="float">
            <text:p>35.9</text:p>
          </table:table-cell>
          <table:table-cell office:value-type="float" office:value="0.209263" calcext:value-type="float">
            <text:p>0.209263</text:p>
          </table:table-cell>
          <table:table-cell office:value-type="float" office:value="110.639" calcext:value-type="float">
            <text:p>110.639</text:p>
          </table:table-cell>
          <table:table-cell office:value-type="float" office:value="10.1519" calcext:value-type="float">
            <text:p>10.151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208062" calcext:value-type="float">
            <text:p>0.208062</text:p>
          </table:table-cell>
          <table:table-cell office:value-type="float" office:value="110.63" calcext:value-type="float">
            <text:p>110.63</text:p>
          </table:table-cell>
          <table:table-cell office:value-type="float" office:value="10.1623" calcext:value-type="float">
            <text:p>10.1623</text:p>
          </table:table-cell>
        </table:table-row>
        <table:table-row table:style-name="ro1">
          <table:table-cell office:value-type="float" office:value="36.1" calcext:value-type="float">
            <text:p>36.1</text:p>
          </table:table-cell>
          <table:table-cell office:value-type="float" office:value="0.206868" calcext:value-type="float">
            <text:p>0.206868</text:p>
          </table:table-cell>
          <table:table-cell office:value-type="float" office:value="110.62" calcext:value-type="float">
            <text:p>110.62</text:p>
          </table:table-cell>
          <table:table-cell office:value-type="float" office:value="10.1727" calcext:value-type="float">
            <text:p>10.1727</text:p>
          </table:table-cell>
        </table:table-row>
        <table:table-row table:style-name="ro1">
          <table:table-cell office:value-type="float" office:value="36.2" calcext:value-type="float">
            <text:p>36.2</text:p>
          </table:table-cell>
          <table:table-cell office:value-type="float" office:value="0.205679" calcext:value-type="float">
            <text:p>0.205679</text:p>
          </table:table-cell>
          <table:table-cell office:value-type="float" office:value="110.611" calcext:value-type="float">
            <text:p>110.611</text:p>
          </table:table-cell>
          <table:table-cell office:value-type="float" office:value="10.183" calcext:value-type="float">
            <text:p>10.183</text:p>
          </table:table-cell>
        </table:table-row>
        <table:table-row table:style-name="ro1">
          <table:table-cell office:value-type="float" office:value="36.3" calcext:value-type="float">
            <text:p>36.3</text:p>
          </table:table-cell>
          <table:table-cell office:value-type="float" office:value="0.204497" calcext:value-type="float">
            <text:p>0.204497</text:p>
          </table:table-cell>
          <table:table-cell office:value-type="float" office:value="110.602" calcext:value-type="float">
            <text:p>110.602</text:p>
          </table:table-cell>
          <table:table-cell office:value-type="float" office:value="10.1933" calcext:value-type="float">
            <text:p>10.1933</text:p>
          </table:table-cell>
        </table:table-row>
        <table:table-row table:style-name="ro1">
          <table:table-cell office:value-type="float" office:value="36.4" calcext:value-type="float">
            <text:p>36.4</text:p>
          </table:table-cell>
          <table:table-cell office:value-type="float" office:value="0.203321" calcext:value-type="float">
            <text:p>0.203321</text:p>
          </table:table-cell>
          <table:table-cell office:value-type="float" office:value="110.593" calcext:value-type="float">
            <text:p>110.593</text:p>
          </table:table-cell>
          <table:table-cell office:value-type="float" office:value="10.2035" calcext:value-type="float">
            <text:p>10.2035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0.202151" calcext:value-type="float">
            <text:p>0.202151</text:p>
          </table:table-cell>
          <table:table-cell office:value-type="float" office:value="110.584" calcext:value-type="float">
            <text:p>110.584</text:p>
          </table:table-cell>
          <table:table-cell office:value-type="float" office:value="10.2136" calcext:value-type="float">
            <text:p>10.2136</text:p>
          </table:table-cell>
        </table:table-row>
        <table:table-row table:style-name="ro1">
          <table:table-cell office:value-type="float" office:value="36.6" calcext:value-type="float">
            <text:p>36.6</text:p>
          </table:table-cell>
          <table:table-cell office:value-type="float" office:value="0.200987" calcext:value-type="float">
            <text:p>0.200987</text:p>
          </table:table-cell>
          <table:table-cell office:value-type="float" office:value="110.575" calcext:value-type="float">
            <text:p>110.575</text:p>
          </table:table-cell>
          <table:table-cell office:value-type="float" office:value="10.2237" calcext:value-type="float">
            <text:p>10.2237</text:p>
          </table:table-cell>
        </table:table-row>
        <table:table-row table:style-name="ro1">
          <table:table-cell office:value-type="float" office:value="36.7" calcext:value-type="float">
            <text:p>36.7</text:p>
          </table:table-cell>
          <table:table-cell office:value-type="float" office:value="0.199828" calcext:value-type="float">
            <text:p>0.199828</text:p>
          </table:table-cell>
          <table:table-cell office:value-type="float" office:value="110.566" calcext:value-type="float">
            <text:p>110.566</text:p>
          </table:table-cell>
          <table:table-cell office:value-type="float" office:value="10.2338" calcext:value-type="float">
            <text:p>10.2338</text:p>
          </table:table-cell>
        </table:table-row>
        <table:table-row table:style-name="ro1">
          <table:table-cell office:value-type="float" office:value="36.8" calcext:value-type="float">
            <text:p>36.8</text:p>
          </table:table-cell>
          <table:table-cell office:value-type="float" office:value="0.198676" calcext:value-type="float">
            <text:p>0.198676</text:p>
          </table:table-cell>
          <table:table-cell office:value-type="float" office:value="110.558" calcext:value-type="float">
            <text:p>110.558</text:p>
          </table:table-cell>
          <table:table-cell office:value-type="float" office:value="10.2438" calcext:value-type="float">
            <text:p>10.2438</text:p>
          </table:table-cell>
        </table:table-row>
        <table:table-row table:style-name="ro1">
          <table:table-cell office:value-type="float" office:value="36.9" calcext:value-type="float">
            <text:p>36.9</text:p>
          </table:table-cell>
          <table:table-cell office:value-type="float" office:value="0.19753" calcext:value-type="float">
            <text:p>0.19753</text:p>
          </table:table-cell>
          <table:table-cell office:value-type="float" office:value="110.549" calcext:value-type="float">
            <text:p>110.549</text:p>
          </table:table-cell>
          <table:table-cell office:value-type="float" office:value="10.2537" calcext:value-type="float">
            <text:p>10.25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9639" calcext:value-type="float">
            <text:p>0.19639</text:p>
          </table:table-cell>
          <table:table-cell office:value-type="float" office:value="110.54" calcext:value-type="float">
            <text:p>110.54</text:p>
          </table:table-cell>
          <table:table-cell office:value-type="float" office:value="10.2635" calcext:value-type="float">
            <text:p>10.2635</text:p>
          </table:table-cell>
        </table:table-row>
        <table:table-row table:style-name="ro1">
          <table:table-cell office:value-type="float" office:value="37.1" calcext:value-type="float">
            <text:p>37.1</text:p>
          </table:table-cell>
          <table:table-cell office:value-type="float" office:value="0.195255" calcext:value-type="float">
            <text:p>0.195255</text:p>
          </table:table-cell>
          <table:table-cell office:value-type="float" office:value="110.531" calcext:value-type="float">
            <text:p>110.531</text:p>
          </table:table-cell>
          <table:table-cell office:value-type="float" office:value="10.2733" calcext:value-type="float">
            <text:p>10.2733</text:p>
          </table:table-cell>
        </table:table-row>
        <table:table-row table:style-name="ro1">
          <table:table-cell office:value-type="float" office:value="37.2" calcext:value-type="float">
            <text:p>37.2</text:p>
          </table:table-cell>
          <table:table-cell office:value-type="float" office:value="0.194127" calcext:value-type="float">
            <text:p>0.194127</text:p>
          </table:table-cell>
          <table:table-cell office:value-type="float" office:value="110.523" calcext:value-type="float">
            <text:p>110.523</text:p>
          </table:table-cell>
          <table:table-cell office:value-type="float" office:value="10.2831" calcext:value-type="float">
            <text:p>10.2831</text:p>
          </table:table-cell>
        </table:table-row>
        <table:table-row table:style-name="ro1">
          <table:table-cell office:value-type="float" office:value="37.3" calcext:value-type="float">
            <text:p>37.3</text:p>
          </table:table-cell>
          <table:table-cell office:value-type="float" office:value="0.193004" calcext:value-type="float">
            <text:p>0.193004</text:p>
          </table:table-cell>
          <table:table-cell office:value-type="float" office:value="110.514" calcext:value-type="float">
            <text:p>110.514</text:p>
          </table:table-cell>
          <table:table-cell office:value-type="float" office:value="10.2928" calcext:value-type="float">
            <text:p>10.2928</text:p>
          </table:table-cell>
        </table:table-row>
        <table:table-row table:style-name="ro1">
          <table:table-cell office:value-type="float" office:value="37.4" calcext:value-type="float">
            <text:p>37.4</text:p>
          </table:table-cell>
          <table:table-cell office:value-type="float" office:value="0.191887" calcext:value-type="float">
            <text:p>0.191887</text:p>
          </table:table-cell>
          <table:table-cell office:value-type="float" office:value="110.506" calcext:value-type="float">
            <text:p>110.506</text:p>
          </table:table-cell>
          <table:table-cell office:value-type="float" office:value="10.3024" calcext:value-type="float">
            <text:p>10.3024</text:p>
          </table:table-cell>
        </table:table-row>
        <table:table-row table:style-name="ro1">
          <table:table-cell office:value-type="float" office:value="37.5" calcext:value-type="float">
            <text:p>37.5</text:p>
          </table:table-cell>
          <table:table-cell office:value-type="float" office:value="0.190776" calcext:value-type="float">
            <text:p>0.190776</text:p>
          </table:table-cell>
          <table:table-cell office:value-type="float" office:value="110.497" calcext:value-type="float">
            <text:p>110.497</text:p>
          </table:table-cell>
          <table:table-cell office:value-type="float" office:value="10.312" calcext:value-type="float">
            <text:p>10.312</text:p>
          </table:table-cell>
        </table:table-row>
        <table:table-row table:style-name="ro1">
          <table:table-cell office:value-type="float" office:value="37.6" calcext:value-type="float">
            <text:p>37.6</text:p>
          </table:table-cell>
          <table:table-cell office:value-type="float" office:value="0.189671" calcext:value-type="float">
            <text:p>0.189671</text:p>
          </table:table-cell>
          <table:table-cell office:value-type="float" office:value="110.489" calcext:value-type="float">
            <text:p>110.489</text:p>
          </table:table-cell>
          <table:table-cell office:value-type="float" office:value="10.3215" calcext:value-type="float">
            <text:p>10.3215</text:p>
          </table:table-cell>
        </table:table-row>
        <table:table-row table:style-name="ro1">
          <table:table-cell office:value-type="float" office:value="37.7" calcext:value-type="float">
            <text:p>37.7</text:p>
          </table:table-cell>
          <table:table-cell office:value-type="float" office:value="0.188572" calcext:value-type="float">
            <text:p>0.188572</text:p>
          </table:table-cell>
          <table:table-cell office:value-type="float" office:value="110.48" calcext:value-type="float">
            <text:p>110.48</text:p>
          </table:table-cell>
          <table:table-cell office:value-type="float" office:value="10.331" calcext:value-type="float">
            <text:p>10.331</text:p>
          </table:table-cell>
        </table:table-row>
        <table:table-row table:style-name="ro1">
          <table:table-cell office:value-type="float" office:value="37.8" calcext:value-type="float">
            <text:p>37.8</text:p>
          </table:table-cell>
          <table:table-cell office:value-type="float" office:value="0.187478" calcext:value-type="float">
            <text:p>0.187478</text:p>
          </table:table-cell>
          <table:table-cell office:value-type="float" office:value="110.472" calcext:value-type="float">
            <text:p>110.472</text:p>
          </table:table-cell>
          <table:table-cell office:value-type="float" office:value="10.3404" calcext:value-type="float">
            <text:p>10.3404</text:p>
          </table:table-cell>
        </table:table-row>
        <table:table-row table:style-name="ro1">
          <table:table-cell office:value-type="float" office:value="37.9" calcext:value-type="float">
            <text:p>37.9</text:p>
          </table:table-cell>
          <table:table-cell office:value-type="float" office:value="0.18639" calcext:value-type="float">
            <text:p>0.18639</text:p>
          </table:table-cell>
          <table:table-cell office:value-type="float" office:value="110.464" calcext:value-type="float">
            <text:p>110.464</text:p>
          </table:table-cell>
          <table:table-cell office:value-type="float" office:value="10.3498" calcext:value-type="float">
            <text:p>10.349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185307" calcext:value-type="float">
            <text:p>0.185307</text:p>
          </table:table-cell>
          <table:table-cell office:value-type="float" office:value="110.456" calcext:value-type="float">
            <text:p>110.456</text:p>
          </table:table-cell>
          <table:table-cell office:value-type="float" office:value="10.3591" calcext:value-type="float">
            <text:p>10.3591</text:p>
          </table:table-cell>
        </table:table-row>
        <table:table-row table:style-name="ro1">
          <table:table-cell office:value-type="float" office:value="38.1" calcext:value-type="float">
            <text:p>38.1</text:p>
          </table:table-cell>
          <table:table-cell office:value-type="float" office:value="0.184231" calcext:value-type="float">
            <text:p>0.184231</text:p>
          </table:table-cell>
          <table:table-cell office:value-type="float" office:value="110.447" calcext:value-type="float">
            <text:p>110.447</text:p>
          </table:table-cell>
          <table:table-cell office:value-type="float" office:value="10.3683" calcext:value-type="float">
            <text:p>10.3683</text:p>
          </table:table-cell>
        </table:table-row>
        <table:table-row table:style-name="ro1">
          <table:table-cell office:value-type="float" office:value="38.2" calcext:value-type="float">
            <text:p>38.2</text:p>
          </table:table-cell>
          <table:table-cell office:value-type="float" office:value="0.18316" calcext:value-type="float">
            <text:p>0.18316</text:p>
          </table:table-cell>
          <table:table-cell office:value-type="float" office:value="110.439" calcext:value-type="float">
            <text:p>110.439</text:p>
          </table:table-cell>
          <table:table-cell office:value-type="float" office:value="10.3775" calcext:value-type="float">
            <text:p>10.3775</text:p>
          </table:table-cell>
        </table:table-row>
        <table:table-row table:style-name="ro1">
          <table:table-cell office:value-type="float" office:value="38.3" calcext:value-type="float">
            <text:p>38.3</text:p>
          </table:table-cell>
          <table:table-cell office:value-type="float" office:value="0.182095" calcext:value-type="float">
            <text:p>0.182095</text:p>
          </table:table-cell>
          <table:table-cell office:value-type="float" office:value="110.431" calcext:value-type="float">
            <text:p>110.431</text:p>
          </table:table-cell>
          <table:table-cell office:value-type="float" office:value="10.3867" calcext:value-type="float">
            <text:p>10.3867</text:p>
          </table:table-cell>
        </table:table-row>
        <table:table-row table:style-name="ro1">
          <table:table-cell office:value-type="float" office:value="38.4" calcext:value-type="float">
            <text:p>38.4</text:p>
          </table:table-cell>
          <table:table-cell office:value-type="float" office:value="0.181035" calcext:value-type="float">
            <text:p>0.181035</text:p>
          </table:table-cell>
          <table:table-cell office:value-type="float" office:value="110.423" calcext:value-type="float">
            <text:p>110.423</text:p>
          </table:table-cell>
          <table:table-cell office:value-type="float" office:value="10.3958" calcext:value-type="float">
            <text:p>10.3958</text:p>
          </table:table-cell>
        </table:table-row>
        <table:table-row table:style-name="ro1">
          <table:table-cell office:value-type="float" office:value="38.5" calcext:value-type="float">
            <text:p>38.5</text:p>
          </table:table-cell>
          <table:table-cell office:value-type="float" office:value="0.179981" calcext:value-type="float">
            <text:p>0.179981</text:p>
          </table:table-cell>
          <table:table-cell office:value-type="float" office:value="110.415" calcext:value-type="float">
            <text:p>110.415</text:p>
          </table:table-cell>
          <table:table-cell office:value-type="float" office:value="10.4048" calcext:value-type="float">
            <text:p>10.4048</text:p>
          </table:table-cell>
        </table:table-row>
        <table:table-row table:style-name="ro1">
          <table:table-cell office:value-type="float" office:value="38.6" calcext:value-type="float">
            <text:p>38.6</text:p>
          </table:table-cell>
          <table:table-cell office:value-type="float" office:value="0.178932" calcext:value-type="float">
            <text:p>0.178932</text:p>
          </table:table-cell>
          <table:table-cell office:value-type="float" office:value="110.407" calcext:value-type="float">
            <text:p>110.407</text:p>
          </table:table-cell>
          <table:table-cell office:value-type="float" office:value="10.4138" calcext:value-type="float">
            <text:p>10.4138</text:p>
          </table:table-cell>
        </table:table-row>
        <table:table-row table:style-name="ro1">
          <table:table-cell office:value-type="float" office:value="38.7" calcext:value-type="float">
            <text:p>38.7</text:p>
          </table:table-cell>
          <table:table-cell office:value-type="float" office:value="0.177889" calcext:value-type="float">
            <text:p>0.177889</text:p>
          </table:table-cell>
          <table:table-cell office:value-type="float" office:value="110.399" calcext:value-type="float">
            <text:p>110.399</text:p>
          </table:table-cell>
          <table:table-cell office:value-type="float" office:value="10.4227" calcext:value-type="float">
            <text:p>10.4227</text:p>
          </table:table-cell>
        </table:table-row>
        <table:table-row table:style-name="ro1">
          <table:table-cell office:value-type="float" office:value="38.8" calcext:value-type="float">
            <text:p>38.8</text:p>
          </table:table-cell>
          <table:table-cell office:value-type="float" office:value="0.176852" calcext:value-type="float">
            <text:p>0.176852</text:p>
          </table:table-cell>
          <table:table-cell office:value-type="float" office:value="110.392" calcext:value-type="float">
            <text:p>110.392</text:p>
          </table:table-cell>
          <table:table-cell office:value-type="float" office:value="10.4316" calcext:value-type="float">
            <text:p>10.4316</text:p>
          </table:table-cell>
        </table:table-row>
        <table:table-row table:style-name="ro1">
          <table:table-cell office:value-type="float" office:value="38.9" calcext:value-type="float">
            <text:p>38.9</text:p>
          </table:table-cell>
          <table:table-cell office:value-type="float" office:value="0.17582" calcext:value-type="float">
            <text:p>0.17582</text:p>
          </table:table-cell>
          <table:table-cell office:value-type="float" office:value="110.384" calcext:value-type="float">
            <text:p>110.384</text:p>
          </table:table-cell>
          <table:table-cell office:value-type="float" office:value="10.4404" calcext:value-type="float">
            <text:p>10.440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174793" calcext:value-type="float">
            <text:p>0.174793</text:p>
          </table:table-cell>
          <table:table-cell office:value-type="float" office:value="110.376" calcext:value-type="float">
            <text:p>110.376</text:p>
          </table:table-cell>
          <table:table-cell office:value-type="float" office:value="10.4492" calcext:value-type="float">
            <text:p>10.4492</text:p>
          </table:table-cell>
        </table:table-row>
        <table:table-row table:style-name="ro1">
          <table:table-cell office:value-type="float" office:value="39.1" calcext:value-type="float">
            <text:p>39.1</text:p>
          </table:table-cell>
          <table:table-cell office:value-type="float" office:value="0.173772" calcext:value-type="float">
            <text:p>0.173772</text:p>
          </table:table-cell>
          <table:table-cell office:value-type="float" office:value="110.368" calcext:value-type="float">
            <text:p>110.368</text:p>
          </table:table-cell>
          <table:table-cell office:value-type="float" office:value="10.4579" calcext:value-type="float">
            <text:p>10.4579</text:p>
          </table:table-cell>
        </table:table-row>
        <table:table-row table:style-name="ro1">
          <table:table-cell office:value-type="float" office:value="39.2" calcext:value-type="float">
            <text:p>39.2</text:p>
          </table:table-cell>
          <table:table-cell office:value-type="float" office:value="0.172756" calcext:value-type="float">
            <text:p>0.172756</text:p>
          </table:table-cell>
          <table:table-cell office:value-type="float" office:value="110.361" calcext:value-type="float">
            <text:p>110.361</text:p>
          </table:table-cell>
          <table:table-cell office:value-type="float" office:value="10.4666" calcext:value-type="float">
            <text:p>10.4666</text:p>
          </table:table-cell>
        </table:table-row>
        <table:table-row table:style-name="ro1">
          <table:table-cell office:value-type="float" office:value="39.3" calcext:value-type="float">
            <text:p>39.3</text:p>
          </table:table-cell>
          <table:table-cell office:value-type="float" office:value="0.171746" calcext:value-type="float">
            <text:p>0.171746</text:p>
          </table:table-cell>
          <table:table-cell office:value-type="float" office:value="110.353" calcext:value-type="float">
            <text:p>110.353</text:p>
          </table:table-cell>
          <table:table-cell office:value-type="float" office:value="10.4752" calcext:value-type="float">
            <text:p>10.4752</text:p>
          </table:table-cell>
        </table:table-row>
        <table:table-row table:style-name="ro1">
          <table:table-cell office:value-type="float" office:value="39.4" calcext:value-type="float">
            <text:p>39.4</text:p>
          </table:table-cell>
          <table:table-cell office:value-type="float" office:value="0.170741" calcext:value-type="float">
            <text:p>0.170741</text:p>
          </table:table-cell>
          <table:table-cell office:value-type="float" office:value="110.345" calcext:value-type="float">
            <text:p>110.345</text:p>
          </table:table-cell>
          <table:table-cell office:value-type="float" office:value="10.4838" calcext:value-type="float">
            <text:p>10.4838</text:p>
          </table:table-cell>
        </table:table-row>
        <table:table-row table:style-name="ro1">
          <table:table-cell office:value-type="float" office:value="39.5" calcext:value-type="float">
            <text:p>39.5</text:p>
          </table:table-cell>
          <table:table-cell office:value-type="float" office:value="0.169742" calcext:value-type="float">
            <text:p>0.169742</text:p>
          </table:table-cell>
          <table:table-cell office:value-type="float" office:value="110.338" calcext:value-type="float">
            <text:p>110.338</text:p>
          </table:table-cell>
          <table:table-cell office:value-type="float" office:value="10.4923" calcext:value-type="float">
            <text:p>10.4923</text:p>
          </table:table-cell>
        </table:table-row>
        <table:table-row table:style-name="ro1">
          <table:table-cell office:value-type="float" office:value="39.6" calcext:value-type="float">
            <text:p>39.6</text:p>
          </table:table-cell>
          <table:table-cell office:value-type="float" office:value="0.168748" calcext:value-type="float">
            <text:p>0.168748</text:p>
          </table:table-cell>
          <table:table-cell office:value-type="float" office:value="110.33" calcext:value-type="float">
            <text:p>110.33</text:p>
          </table:table-cell>
          <table:table-cell office:value-type="float" office:value="10.5008" calcext:value-type="float">
            <text:p>10.5008</text:p>
          </table:table-cell>
        </table:table-row>
        <table:table-row table:style-name="ro1">
          <table:table-cell office:value-type="float" office:value="39.7" calcext:value-type="float">
            <text:p>39.7</text:p>
          </table:table-cell>
          <table:table-cell office:value-type="float" office:value="0.167759" calcext:value-type="float">
            <text:p>0.167759</text:p>
          </table:table-cell>
          <table:table-cell office:value-type="float" office:value="110.323" calcext:value-type="float">
            <text:p>110.323</text:p>
          </table:table-cell>
          <table:table-cell office:value-type="float" office:value="10.5092" calcext:value-type="float">
            <text:p>10.5092</text:p>
          </table:table-cell>
        </table:table-row>
        <table:table-row table:style-name="ro1">
          <table:table-cell office:value-type="float" office:value="39.8" calcext:value-type="float">
            <text:p>39.8</text:p>
          </table:table-cell>
          <table:table-cell office:value-type="float" office:value="0.166775" calcext:value-type="float">
            <text:p>0.166775</text:p>
          </table:table-cell>
          <table:table-cell office:value-type="float" office:value="110.316" calcext:value-type="float">
            <text:p>110.316</text:p>
          </table:table-cell>
          <table:table-cell office:value-type="float" office:value="10.5176" calcext:value-type="float">
            <text:p>10.5176</text:p>
          </table:table-cell>
        </table:table-row>
        <table:table-row table:style-name="ro1">
          <table:table-cell office:value-type="float" office:value="39.9" calcext:value-type="float">
            <text:p>39.9</text:p>
          </table:table-cell>
          <table:table-cell office:value-type="float" office:value="0.165797" calcext:value-type="float">
            <text:p>0.165797</text:p>
          </table:table-cell>
          <table:table-cell office:value-type="float" office:value="110.308" calcext:value-type="float">
            <text:p>110.308</text:p>
          </table:table-cell>
          <table:table-cell office:value-type="float" office:value="10.5259" calcext:value-type="float">
            <text:p>10.525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64824" calcext:value-type="float">
            <text:p>0.164824</text:p>
          </table:table-cell>
          <table:table-cell office:value-type="float" office:value="110.301" calcext:value-type="float">
            <text:p>110.301</text:p>
          </table:table-cell>
          <table:table-cell office:value-type="float" office:value="10.5342" calcext:value-type="float">
            <text:p>10.5342</text:p>
          </table:table-cell>
        </table:table-row>
        <table:table-row table:style-name="ro1">
          <table:table-cell office:value-type="float" office:value="40.1" calcext:value-type="float">
            <text:p>40.1</text:p>
          </table:table-cell>
          <table:table-cell office:value-type="float" office:value="0.163856" calcext:value-type="float">
            <text:p>0.163856</text:p>
          </table:table-cell>
          <table:table-cell office:value-type="float" office:value="110.294" calcext:value-type="float">
            <text:p>110.294</text:p>
          </table:table-cell>
          <table:table-cell office:value-type="float" office:value="10.5424" calcext:value-type="float">
            <text:p>10.5424</text:p>
          </table:table-cell>
        </table:table-row>
        <table:table-row table:style-name="ro1">
          <table:table-cell office:value-type="float" office:value="40.2" calcext:value-type="float">
            <text:p>40.2</text:p>
          </table:table-cell>
          <table:table-cell office:value-type="float" office:value="0.162894" calcext:value-type="float">
            <text:p>0.162894</text:p>
          </table:table-cell>
          <table:table-cell office:value-type="float" office:value="110.286" calcext:value-type="float">
            <text:p>110.286</text:p>
          </table:table-cell>
          <table:table-cell office:value-type="float" office:value="10.5506" calcext:value-type="float">
            <text:p>10.5506</text:p>
          </table:table-cell>
        </table:table-row>
        <table:table-row table:style-name="ro1">
          <table:table-cell office:value-type="float" office:value="40.3" calcext:value-type="float">
            <text:p>40.3</text:p>
          </table:table-cell>
          <table:table-cell office:value-type="float" office:value="0.161936" calcext:value-type="float">
            <text:p>0.161936</text:p>
          </table:table-cell>
          <table:table-cell office:value-type="float" office:value="110.279" calcext:value-type="float">
            <text:p>110.279</text:p>
          </table:table-cell>
          <table:table-cell office:value-type="float" office:value="10.5587" calcext:value-type="float">
            <text:p>10.5587</text:p>
          </table:table-cell>
        </table:table-row>
        <table:table-row table:style-name="ro1">
          <table:table-cell office:value-type="float" office:value="40.4" calcext:value-type="float">
            <text:p>40.4</text:p>
          </table:table-cell>
          <table:table-cell office:value-type="float" office:value="0.160984" calcext:value-type="float">
            <text:p>0.160984</text:p>
          </table:table-cell>
          <table:table-cell office:value-type="float" office:value="110.272" calcext:value-type="float">
            <text:p>110.272</text:p>
          </table:table-cell>
          <table:table-cell office:value-type="float" office:value="10.5668" calcext:value-type="float">
            <text:p>10.5668</text:p>
          </table:table-cell>
        </table:table-row>
        <table:table-row table:style-name="ro1">
          <table:table-cell office:value-type="float" office:value="40.5" calcext:value-type="float">
            <text:p>40.5</text:p>
          </table:table-cell>
          <table:table-cell office:value-type="float" office:value="0.160037" calcext:value-type="float">
            <text:p>0.160037</text:p>
          </table:table-cell>
          <table:table-cell office:value-type="float" office:value="110.265" calcext:value-type="float">
            <text:p>110.265</text:p>
          </table:table-cell>
          <table:table-cell office:value-type="float" office:value="10.5749" calcext:value-type="float">
            <text:p>10.5749</text:p>
          </table:table-cell>
        </table:table-row>
        <table:table-row table:style-name="ro1">
          <table:table-cell office:value-type="float" office:value="40.6" calcext:value-type="float">
            <text:p>40.6</text:p>
          </table:table-cell>
          <table:table-cell office:value-type="float" office:value="0.159095" calcext:value-type="float">
            <text:p>0.159095</text:p>
          </table:table-cell>
          <table:table-cell office:value-type="float" office:value="110.258" calcext:value-type="float">
            <text:p>110.258</text:p>
          </table:table-cell>
          <table:table-cell office:value-type="float" office:value="10.5829" calcext:value-type="float">
            <text:p>10.5829</text:p>
          </table:table-cell>
        </table:table-row>
        <table:table-row table:style-name="ro1">
          <table:table-cell office:value-type="float" office:value="40.7" calcext:value-type="float">
            <text:p>40.7</text:p>
          </table:table-cell>
          <table:table-cell office:value-type="float" office:value="0.158158" calcext:value-type="float">
            <text:p>0.158158</text:p>
          </table:table-cell>
          <table:table-cell office:value-type="float" office:value="110.251" calcext:value-type="float">
            <text:p>110.251</text:p>
          </table:table-cell>
          <table:table-cell office:value-type="float" office:value="10.5908" calcext:value-type="float">
            <text:p>10.5908</text:p>
          </table:table-cell>
        </table:table-row>
        <table:table-row table:style-name="ro1">
          <table:table-cell office:value-type="float" office:value="40.8" calcext:value-type="float">
            <text:p>40.8</text:p>
          </table:table-cell>
          <table:table-cell office:value-type="float" office:value="0.157226" calcext:value-type="float">
            <text:p>0.157226</text:p>
          </table:table-cell>
          <table:table-cell office:value-type="float" office:value="110.244" calcext:value-type="float">
            <text:p>110.244</text:p>
          </table:table-cell>
          <table:table-cell office:value-type="float" office:value="10.5987" calcext:value-type="float">
            <text:p>10.5987</text:p>
          </table:table-cell>
        </table:table-row>
        <table:table-row table:style-name="ro1">
          <table:table-cell office:value-type="float" office:value="40.9" calcext:value-type="float">
            <text:p>40.9</text:p>
          </table:table-cell>
          <table:table-cell office:value-type="float" office:value="0.1563" calcext:value-type="float">
            <text:p>0.1563</text:p>
          </table:table-cell>
          <table:table-cell office:value-type="float" office:value="110.237" calcext:value-type="float">
            <text:p>110.237</text:p>
          </table:table-cell>
          <table:table-cell office:value-type="float" office:value="10.6065" calcext:value-type="float">
            <text:p>10.606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155378" calcext:value-type="float">
            <text:p>0.155378</text:p>
          </table:table-cell>
          <table:table-cell office:value-type="float" office:value="110.23" calcext:value-type="float">
            <text:p>110.23</text:p>
          </table:table-cell>
          <table:table-cell office:value-type="float" office:value="10.6144" calcext:value-type="float">
            <text:p>10.6144</text:p>
          </table:table-cell>
        </table:table-row>
        <table:table-row table:style-name="ro1">
          <table:table-cell office:value-type="float" office:value="41.1" calcext:value-type="float">
            <text:p>41.1</text:p>
          </table:table-cell>
          <table:table-cell office:value-type="float" office:value="0.154461" calcext:value-type="float">
            <text:p>0.154461</text:p>
          </table:table-cell>
          <table:table-cell office:value-type="float" office:value="110.223" calcext:value-type="float">
            <text:p>110.223</text:p>
          </table:table-cell>
          <table:table-cell office:value-type="float" office:value="10.6221" calcext:value-type="float">
            <text:p>10.6221</text:p>
          </table:table-cell>
        </table:table-row>
        <table:table-row table:style-name="ro1">
          <table:table-cell office:value-type="float" office:value="41.2" calcext:value-type="float">
            <text:p>41.2</text:p>
          </table:table-cell>
          <table:table-cell office:value-type="float" office:value="0.15355" calcext:value-type="float">
            <text:p>0.15355</text:p>
          </table:table-cell>
          <table:table-cell office:value-type="float" office:value="110.217" calcext:value-type="float">
            <text:p>110.217</text:p>
          </table:table-cell>
          <table:table-cell office:value-type="float" office:value="10.6298" calcext:value-type="float">
            <text:p>10.6298</text:p>
          </table:table-cell>
        </table:table-row>
        <table:table-row table:style-name="ro1">
          <table:table-cell office:value-type="float" office:value="41.3" calcext:value-type="float">
            <text:p>41.3</text:p>
          </table:table-cell>
          <table:table-cell office:value-type="float" office:value="0.152643" calcext:value-type="float">
            <text:p>0.152643</text:p>
          </table:table-cell>
          <table:table-cell office:value-type="float" office:value="110.21" calcext:value-type="float">
            <text:p>110.21</text:p>
          </table:table-cell>
          <table:table-cell office:value-type="float" office:value="10.6375" calcext:value-type="float">
            <text:p>10.6375</text:p>
          </table:table-cell>
        </table:table-row>
        <table:table-row table:style-name="ro1">
          <table:table-cell office:value-type="float" office:value="41.4" calcext:value-type="float">
            <text:p>41.4</text:p>
          </table:table-cell>
          <table:table-cell office:value-type="float" office:value="0.151741" calcext:value-type="float">
            <text:p>0.151741</text:p>
          </table:table-cell>
          <table:table-cell office:value-type="float" office:value="110.203" calcext:value-type="float">
            <text:p>110.203</text:p>
          </table:table-cell>
          <table:table-cell office:value-type="float" office:value="10.6451" calcext:value-type="float">
            <text:p>10.6451</text:p>
          </table:table-cell>
        </table:table-row>
        <table:table-row table:style-name="ro1">
          <table:table-cell office:value-type="float" office:value="41.5" calcext:value-type="float">
            <text:p>41.5</text:p>
          </table:table-cell>
          <table:table-cell office:value-type="float" office:value="0.150844" calcext:value-type="float">
            <text:p>0.150844</text:p>
          </table:table-cell>
          <table:table-cell office:value-type="float" office:value="110.196" calcext:value-type="float">
            <text:p>110.196</text:p>
          </table:table-cell>
          <table:table-cell office:value-type="float" office:value="10.6527" calcext:value-type="float">
            <text:p>10.6527</text:p>
          </table:table-cell>
        </table:table-row>
        <table:table-row table:style-name="ro1">
          <table:table-cell office:value-type="float" office:value="41.6" calcext:value-type="float">
            <text:p>41.6</text:p>
          </table:table-cell>
          <table:table-cell office:value-type="float" office:value="0.149952" calcext:value-type="float">
            <text:p>0.149952</text:p>
          </table:table-cell>
          <table:table-cell office:value-type="float" office:value="110.19" calcext:value-type="float">
            <text:p>110.19</text:p>
          </table:table-cell>
          <table:table-cell office:value-type="float" office:value="10.6602" calcext:value-type="float">
            <text:p>10.6602</text:p>
          </table:table-cell>
        </table:table-row>
        <table:table-row table:style-name="ro1">
          <table:table-cell office:value-type="float" office:value="41.7" calcext:value-type="float">
            <text:p>41.7</text:p>
          </table:table-cell>
          <table:table-cell office:value-type="float" office:value="0.149065" calcext:value-type="float">
            <text:p>0.149065</text:p>
          </table:table-cell>
          <table:table-cell office:value-type="float" office:value="110.183" calcext:value-type="float">
            <text:p>110.183</text:p>
          </table:table-cell>
          <table:table-cell office:value-type="float" office:value="10.6677" calcext:value-type="float">
            <text:p>10.6677</text:p>
          </table:table-cell>
        </table:table-row>
        <table:table-row table:style-name="ro1">
          <table:table-cell office:value-type="float" office:value="41.8" calcext:value-type="float">
            <text:p>41.8</text:p>
          </table:table-cell>
          <table:table-cell office:value-type="float" office:value="0.148183" calcext:value-type="float">
            <text:p>0.148183</text:p>
          </table:table-cell>
          <table:table-cell office:value-type="float" office:value="110.177" calcext:value-type="float">
            <text:p>110.177</text:p>
          </table:table-cell>
          <table:table-cell office:value-type="float" office:value="10.6751" calcext:value-type="float">
            <text:p>10.6751</text:p>
          </table:table-cell>
        </table:table-row>
        <table:table-row table:style-name="ro1">
          <table:table-cell office:value-type="float" office:value="41.9" calcext:value-type="float">
            <text:p>41.9</text:p>
          </table:table-cell>
          <table:table-cell office:value-type="float" office:value="0.147306" calcext:value-type="float">
            <text:p>0.147306</text:p>
          </table:table-cell>
          <table:table-cell office:value-type="float" office:value="110.17" calcext:value-type="float">
            <text:p>110.17</text:p>
          </table:table-cell>
          <table:table-cell office:value-type="float" office:value="10.6825" calcext:value-type="float">
            <text:p>10.682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146433" calcext:value-type="float">
            <text:p>0.146433</text:p>
          </table:table-cell>
          <table:table-cell office:value-type="float" office:value="110.164" calcext:value-type="float">
            <text:p>110.164</text:p>
          </table:table-cell>
          <table:table-cell office:value-type="float" office:value="10.6899" calcext:value-type="float">
            <text:p>10.6899</text:p>
          </table:table-cell>
        </table:table-row>
        <table:table-row table:style-name="ro1">
          <table:table-cell office:value-type="float" office:value="42.1" calcext:value-type="float">
            <text:p>42.1</text:p>
          </table:table-cell>
          <table:table-cell office:value-type="float" office:value="0.145565" calcext:value-type="float">
            <text:p>0.145565</text:p>
          </table:table-cell>
          <table:table-cell office:value-type="float" office:value="110.157" calcext:value-type="float">
            <text:p>110.157</text:p>
          </table:table-cell>
          <table:table-cell office:value-type="float" office:value="10.6972" calcext:value-type="float">
            <text:p>10.6972</text:p>
          </table:table-cell>
        </table:table-row>
        <table:table-row table:style-name="ro1">
          <table:table-cell office:value-type="float" office:value="42.2" calcext:value-type="float">
            <text:p>42.2</text:p>
          </table:table-cell>
          <table:table-cell office:value-type="float" office:value="0.144702" calcext:value-type="float">
            <text:p>0.144702</text:p>
          </table:table-cell>
          <table:table-cell office:value-type="float" office:value="110.151" calcext:value-type="float">
            <text:p>110.151</text:p>
          </table:table-cell>
          <table:table-cell office:value-type="float" office:value="10.7045" calcext:value-type="float">
            <text:p>10.7045</text:p>
          </table:table-cell>
        </table:table-row>
        <table:table-row table:style-name="ro1">
          <table:table-cell office:value-type="float" office:value="42.3" calcext:value-type="float">
            <text:p>42.3</text:p>
          </table:table-cell>
          <table:table-cell office:value-type="float" office:value="0.143844" calcext:value-type="float">
            <text:p>0.143844</text:p>
          </table:table-cell>
          <table:table-cell office:value-type="float" office:value="110.144" calcext:value-type="float">
            <text:p>110.144</text:p>
          </table:table-cell>
          <table:table-cell office:value-type="float" office:value="10.7117" calcext:value-type="float">
            <text:p>10.7117</text:p>
          </table:table-cell>
        </table:table-row>
        <table:table-row table:style-name="ro1">
          <table:table-cell office:value-type="float" office:value="42.4" calcext:value-type="float">
            <text:p>42.4</text:p>
          </table:table-cell>
          <table:table-cell office:value-type="float" office:value="0.14299" calcext:value-type="float">
            <text:p>0.14299</text:p>
          </table:table-cell>
          <table:table-cell office:value-type="float" office:value="110.138" calcext:value-type="float">
            <text:p>110.138</text:p>
          </table:table-cell>
          <table:table-cell office:value-type="float" office:value="10.7189" calcext:value-type="float">
            <text:p>10.7189</text:p>
          </table:table-cell>
        </table:table-row>
        <table:table-row table:style-name="ro1">
          <table:table-cell office:value-type="float" office:value="42.5" calcext:value-type="float">
            <text:p>42.5</text:p>
          </table:table-cell>
          <table:table-cell office:value-type="float" office:value="0.142141" calcext:value-type="float">
            <text:p>0.142141</text:p>
          </table:table-cell>
          <table:table-cell office:value-type="float" office:value="110.132" calcext:value-type="float">
            <text:p>110.132</text:p>
          </table:table-cell>
          <table:table-cell office:value-type="float" office:value="10.726" calcext:value-type="float">
            <text:p>10.726</text:p>
          </table:table-cell>
        </table:table-row>
        <table:table-row table:style-name="ro1">
          <table:table-cell office:value-type="float" office:value="42.6" calcext:value-type="float">
            <text:p>42.6</text:p>
          </table:table-cell>
          <table:table-cell office:value-type="float" office:value="0.141297" calcext:value-type="float">
            <text:p>0.141297</text:p>
          </table:table-cell>
          <table:table-cell office:value-type="float" office:value="110.126" calcext:value-type="float">
            <text:p>110.126</text:p>
          </table:table-cell>
          <table:table-cell office:value-type="float" office:value="10.7331" calcext:value-type="float">
            <text:p>10.7331</text:p>
          </table:table-cell>
        </table:table-row>
        <table:table-row table:style-name="ro1">
          <table:table-cell office:value-type="float" office:value="42.7" calcext:value-type="float">
            <text:p>42.7</text:p>
          </table:table-cell>
          <table:table-cell office:value-type="float" office:value="0.140458" calcext:value-type="float">
            <text:p>0.140458</text:p>
          </table:table-cell>
          <table:table-cell office:value-type="float" office:value="110.119" calcext:value-type="float">
            <text:p>110.119</text:p>
          </table:table-cell>
          <table:table-cell office:value-type="float" office:value="10.7402" calcext:value-type="float">
            <text:p>10.7402</text:p>
          </table:table-cell>
        </table:table-row>
        <table:table-row table:style-name="ro1">
          <table:table-cell office:value-type="float" office:value="42.8" calcext:value-type="float">
            <text:p>42.8</text:p>
          </table:table-cell>
          <table:table-cell office:value-type="float" office:value="0.139623" calcext:value-type="float">
            <text:p>0.139623</text:p>
          </table:table-cell>
          <table:table-cell office:value-type="float" office:value="110.113" calcext:value-type="float">
            <text:p>110.113</text:p>
          </table:table-cell>
          <table:table-cell office:value-type="float" office:value="10.7472" calcext:value-type="float">
            <text:p>10.7472</text:p>
          </table:table-cell>
        </table:table-row>
        <table:table-row table:style-name="ro1">
          <table:table-cell office:value-type="float" office:value="42.9" calcext:value-type="float">
            <text:p>42.9</text:p>
          </table:table-cell>
          <table:table-cell office:value-type="float" office:value="0.138793" calcext:value-type="float">
            <text:p>0.138793</text:p>
          </table:table-cell>
          <table:table-cell office:value-type="float" office:value="110.107" calcext:value-type="float">
            <text:p>110.107</text:p>
          </table:table-cell>
          <table:table-cell office:value-type="float" office:value="10.7541" calcext:value-type="float">
            <text:p>10.754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137967" calcext:value-type="float">
            <text:p>0.137967</text:p>
          </table:table-cell>
          <table:table-cell office:value-type="float" office:value="110.101" calcext:value-type="float">
            <text:p>110.101</text:p>
          </table:table-cell>
          <table:table-cell office:value-type="float" office:value="10.7611" calcext:value-type="float">
            <text:p>10.7611</text:p>
          </table:table-cell>
        </table:table-row>
        <table:table-row table:style-name="ro1">
          <table:table-cell office:value-type="float" office:value="43.1" calcext:value-type="float">
            <text:p>43.1</text:p>
          </table:table-cell>
          <table:table-cell office:value-type="float" office:value="0.137146" calcext:value-type="float">
            <text:p>0.137146</text:p>
          </table:table-cell>
          <table:table-cell office:value-type="float" office:value="110.095" calcext:value-type="float">
            <text:p>110.095</text:p>
          </table:table-cell>
          <table:table-cell office:value-type="float" office:value="10.768" calcext:value-type="float">
            <text:p>10.768</text:p>
          </table:table-cell>
        </table:table-row>
        <table:table-row table:style-name="ro1">
          <table:table-cell office:value-type="float" office:value="43.2" calcext:value-type="float">
            <text:p>43.2</text:p>
          </table:table-cell>
          <table:table-cell office:value-type="float" office:value="0.13633" calcext:value-type="float">
            <text:p>0.13633</text:p>
          </table:table-cell>
          <table:table-cell office:value-type="float" office:value="110.089" calcext:value-type="float">
            <text:p>110.089</text:p>
          </table:table-cell>
          <table:table-cell office:value-type="float" office:value="10.7748" calcext:value-type="float">
            <text:p>10.7748</text:p>
          </table:table-cell>
        </table:table-row>
        <table:table-row table:style-name="ro1">
          <table:table-cell office:value-type="float" office:value="43.3" calcext:value-type="float">
            <text:p>43.3</text:p>
          </table:table-cell>
          <table:table-cell office:value-type="float" office:value="0.135518" calcext:value-type="float">
            <text:p>0.135518</text:p>
          </table:table-cell>
          <table:table-cell office:value-type="float" office:value="110.083" calcext:value-type="float">
            <text:p>110.083</text:p>
          </table:table-cell>
          <table:table-cell office:value-type="float" office:value="10.7816" calcext:value-type="float">
            <text:p>10.7816</text:p>
          </table:table-cell>
        </table:table-row>
        <table:table-row table:style-name="ro1">
          <table:table-cell office:value-type="float" office:value="43.4" calcext:value-type="float">
            <text:p>43.4</text:p>
          </table:table-cell>
          <table:table-cell office:value-type="float" office:value="0.13471" calcext:value-type="float">
            <text:p>0.13471</text:p>
          </table:table-cell>
          <table:table-cell office:value-type="float" office:value="110.077" calcext:value-type="float">
            <text:p>110.077</text:p>
          </table:table-cell>
          <table:table-cell office:value-type="float" office:value="10.7884" calcext:value-type="float">
            <text:p>10.7884</text:p>
          </table:table-cell>
        </table:table-row>
        <table:table-row table:style-name="ro1">
          <table:table-cell office:value-type="float" office:value="43.5" calcext:value-type="float">
            <text:p>43.5</text:p>
          </table:table-cell>
          <table:table-cell office:value-type="float" office:value="0.133907" calcext:value-type="float">
            <text:p>0.133907</text:p>
          </table:table-cell>
          <table:table-cell office:value-type="float" office:value="110.071" calcext:value-type="float">
            <text:p>110.071</text:p>
          </table:table-cell>
          <table:table-cell office:value-type="float" office:value="10.7951" calcext:value-type="float">
            <text:p>10.7951</text:p>
          </table:table-cell>
        </table:table-row>
        <table:table-row table:style-name="ro1">
          <table:table-cell office:value-type="float" office:value="43.6" calcext:value-type="float">
            <text:p>43.6</text:p>
          </table:table-cell>
          <table:table-cell office:value-type="float" office:value="0.133109" calcext:value-type="float">
            <text:p>0.133109</text:p>
          </table:table-cell>
          <table:table-cell office:value-type="float" office:value="110.065" calcext:value-type="float">
            <text:p>110.065</text:p>
          </table:table-cell>
          <table:table-cell office:value-type="float" office:value="10.8018" calcext:value-type="float">
            <text:p>10.8018</text:p>
          </table:table-cell>
        </table:table-row>
        <table:table-row table:style-name="ro1">
          <table:table-cell office:value-type="float" office:value="43.7" calcext:value-type="float">
            <text:p>43.7</text:p>
          </table:table-cell>
          <table:table-cell office:value-type="float" office:value="0.132315" calcext:value-type="float">
            <text:p>0.132315</text:p>
          </table:table-cell>
          <table:table-cell office:value-type="float" office:value="110.059" calcext:value-type="float">
            <text:p>110.059</text:p>
          </table:table-cell>
          <table:table-cell office:value-type="float" office:value="10.8084" calcext:value-type="float">
            <text:p>10.8084</text:p>
          </table:table-cell>
        </table:table-row>
        <table:table-row table:style-name="ro1">
          <table:table-cell office:value-type="float" office:value="43.8" calcext:value-type="float">
            <text:p>43.8</text:p>
          </table:table-cell>
          <table:table-cell office:value-type="float" office:value="0.131525" calcext:value-type="float">
            <text:p>0.131525</text:p>
          </table:table-cell>
          <table:table-cell office:value-type="float" office:value="110.053" calcext:value-type="float">
            <text:p>110.053</text:p>
          </table:table-cell>
          <table:table-cell office:value-type="float" office:value="10.815" calcext:value-type="float">
            <text:p>10.815</text:p>
          </table:table-cell>
        </table:table-row>
        <table:table-row table:style-name="ro1">
          <table:table-cell office:value-type="float" office:value="43.9" calcext:value-type="float">
            <text:p>43.9</text:p>
          </table:table-cell>
          <table:table-cell office:value-type="float" office:value="0.13074" calcext:value-type="float">
            <text:p>0.13074</text:p>
          </table:table-cell>
          <table:table-cell office:value-type="float" office:value="110.048" calcext:value-type="float">
            <text:p>110.048</text:p>
          </table:table-cell>
          <table:table-cell office:value-type="float" office:value="10.8216" calcext:value-type="float">
            <text:p>10.821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129959" calcext:value-type="float">
            <text:p>0.129959</text:p>
          </table:table-cell>
          <table:table-cell office:value-type="float" office:value="110.042" calcext:value-type="float">
            <text:p>110.042</text:p>
          </table:table-cell>
          <table:table-cell office:value-type="float" office:value="10.8281" calcext:value-type="float">
            <text:p>10.8281</text:p>
          </table:table-cell>
        </table:table-row>
        <table:table-row table:style-name="ro1">
          <table:table-cell office:value-type="float" office:value="44.1" calcext:value-type="float">
            <text:p>44.1</text:p>
          </table:table-cell>
          <table:table-cell office:value-type="float" office:value="0.129182" calcext:value-type="float">
            <text:p>0.129182</text:p>
          </table:table-cell>
          <table:table-cell office:value-type="float" office:value="110.036" calcext:value-type="float">
            <text:p>110.036</text:p>
          </table:table-cell>
          <table:table-cell office:value-type="float" office:value="10.8346" calcext:value-type="float">
            <text:p>10.8346</text:p>
          </table:table-cell>
        </table:table-row>
        <table:table-row table:style-name="ro1">
          <table:table-cell office:value-type="float" office:value="44.2" calcext:value-type="float">
            <text:p>44.2</text:p>
          </table:table-cell>
          <table:table-cell office:value-type="float" office:value="0.12841" calcext:value-type="float">
            <text:p>0.12841</text:p>
          </table:table-cell>
          <table:table-cell office:value-type="float" office:value="110.031" calcext:value-type="float">
            <text:p>110.031</text:p>
          </table:table-cell>
          <table:table-cell office:value-type="float" office:value="10.8411" calcext:value-type="float">
            <text:p>10.8411</text:p>
          </table:table-cell>
        </table:table-row>
        <table:table-row table:style-name="ro1">
          <table:table-cell office:value-type="float" office:value="44.3" calcext:value-type="float">
            <text:p>44.3</text:p>
          </table:table-cell>
          <table:table-cell office:value-type="float" office:value="0.127642" calcext:value-type="float">
            <text:p>0.127642</text:p>
          </table:table-cell>
          <table:table-cell office:value-type="float" office:value="110.025" calcext:value-type="float">
            <text:p>110.025</text:p>
          </table:table-cell>
          <table:table-cell office:value-type="float" office:value="10.8475" calcext:value-type="float">
            <text:p>10.8475</text:p>
          </table:table-cell>
        </table:table-row>
        <table:table-row table:style-name="ro1">
          <table:table-cell office:value-type="float" office:value="44.4" calcext:value-type="float">
            <text:p>44.4</text:p>
          </table:table-cell>
          <table:table-cell office:value-type="float" office:value="0.126879" calcext:value-type="float">
            <text:p>0.126879</text:p>
          </table:table-cell>
          <table:table-cell office:value-type="float" office:value="110.019" calcext:value-type="float">
            <text:p>110.019</text:p>
          </table:table-cell>
          <table:table-cell office:value-type="float" office:value="10.8539" calcext:value-type="float">
            <text:p>10.8539</text:p>
          </table:table-cell>
        </table:table-row>
        <table:table-row table:style-name="ro1">
          <table:table-cell office:value-type="float" office:value="44.5" calcext:value-type="float">
            <text:p>44.5</text:p>
          </table:table-cell>
          <table:table-cell office:value-type="float" office:value="0.12612" calcext:value-type="float">
            <text:p>0.12612</text:p>
          </table:table-cell>
          <table:table-cell office:value-type="float" office:value="110.014" calcext:value-type="float">
            <text:p>110.014</text:p>
          </table:table-cell>
          <table:table-cell office:value-type="float" office:value="10.8602" calcext:value-type="float">
            <text:p>10.8602</text:p>
          </table:table-cell>
        </table:table-row>
        <table:table-row table:style-name="ro1">
          <table:table-cell office:value-type="float" office:value="44.6" calcext:value-type="float">
            <text:p>44.6</text:p>
          </table:table-cell>
          <table:table-cell office:value-type="float" office:value="0.125365" calcext:value-type="float">
            <text:p>0.125365</text:p>
          </table:table-cell>
          <table:table-cell office:value-type="float" office:value="110.008" calcext:value-type="float">
            <text:p>110.008</text:p>
          </table:table-cell>
          <table:table-cell office:value-type="float" office:value="10.8665" calcext:value-type="float">
            <text:p>10.8665</text:p>
          </table:table-cell>
        </table:table-row>
        <table:table-row table:style-name="ro1">
          <table:table-cell office:value-type="float" office:value="44.7" calcext:value-type="float">
            <text:p>44.7</text:p>
          </table:table-cell>
          <table:table-cell office:value-type="float" office:value="0.124614" calcext:value-type="float">
            <text:p>0.124614</text:p>
          </table:table-cell>
          <table:table-cell office:value-type="float" office:value="110.003" calcext:value-type="float">
            <text:p>110.003</text:p>
          </table:table-cell>
          <table:table-cell office:value-type="float" office:value="10.8727" calcext:value-type="float">
            <text:p>10.8727</text:p>
          </table:table-cell>
        </table:table-row>
        <table:table-row table:style-name="ro1">
          <table:table-cell office:value-type="float" office:value="44.8" calcext:value-type="float">
            <text:p>44.8</text:p>
          </table:table-cell>
          <table:table-cell office:value-type="float" office:value="0.123868" calcext:value-type="float">
            <text:p>0.123868</text:p>
          </table:table-cell>
          <table:table-cell office:value-type="float" office:value="109.997" calcext:value-type="float">
            <text:p>109.997</text:p>
          </table:table-cell>
          <table:table-cell office:value-type="float" office:value="10.879" calcext:value-type="float">
            <text:p>10.879</text:p>
          </table:table-cell>
        </table:table-row>
        <table:table-row table:style-name="ro1">
          <table:table-cell office:value-type="float" office:value="44.9" calcext:value-type="float">
            <text:p>44.9</text:p>
          </table:table-cell>
          <table:table-cell office:value-type="float" office:value="0.123125" calcext:value-type="float">
            <text:p>0.123125</text:p>
          </table:table-cell>
          <table:table-cell office:value-type="float" office:value="109.992" calcext:value-type="float">
            <text:p>109.992</text:p>
          </table:table-cell>
          <table:table-cell office:value-type="float" office:value="10.8852" calcext:value-type="float">
            <text:p>10.885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122387" calcext:value-type="float">
            <text:p>0.122387</text:p>
          </table:table-cell>
          <table:table-cell office:value-type="float" office:value="109.986" calcext:value-type="float">
            <text:p>109.986</text:p>
          </table:table-cell>
          <table:table-cell office:value-type="float" office:value="10.8913" calcext:value-type="float">
            <text:p>10.8913</text:p>
          </table:table-cell>
        </table:table-row>
        <table:table-row table:style-name="ro1">
          <table:table-cell office:value-type="float" office:value="45.1" calcext:value-type="float">
            <text:p>45.1</text:p>
          </table:table-cell>
          <table:table-cell office:value-type="float" office:value="0.121653" calcext:value-type="float">
            <text:p>0.121653</text:p>
          </table:table-cell>
          <table:table-cell office:value-type="float" office:value="109.981" calcext:value-type="float">
            <text:p>109.981</text:p>
          </table:table-cell>
          <table:table-cell office:value-type="float" office:value="10.8974" calcext:value-type="float">
            <text:p>10.8974</text:p>
          </table:table-cell>
        </table:table-row>
        <table:table-row table:style-name="ro1">
          <table:table-cell office:value-type="float" office:value="45.2" calcext:value-type="float">
            <text:p>45.2</text:p>
          </table:table-cell>
          <table:table-cell office:value-type="float" office:value="0.120924" calcext:value-type="float">
            <text:p>0.120924</text:p>
          </table:table-cell>
          <table:table-cell office:value-type="float" office:value="109.976" calcext:value-type="float">
            <text:p>109.976</text:p>
          </table:table-cell>
          <table:table-cell office:value-type="float" office:value="10.9035" calcext:value-type="float">
            <text:p>10.9035</text:p>
          </table:table-cell>
        </table:table-row>
        <table:table-row table:style-name="ro1">
          <table:table-cell office:value-type="float" office:value="45.3" calcext:value-type="float">
            <text:p>45.3</text:p>
          </table:table-cell>
          <table:table-cell office:value-type="float" office:value="0.120198" calcext:value-type="float">
            <text:p>0.120198</text:p>
          </table:table-cell>
          <table:table-cell office:value-type="float" office:value="109.97" calcext:value-type="float">
            <text:p>109.97</text:p>
          </table:table-cell>
          <table:table-cell office:value-type="float" office:value="10.9095" calcext:value-type="float">
            <text:p>10.9095</text:p>
          </table:table-cell>
        </table:table-row>
        <table:table-row table:style-name="ro1">
          <table:table-cell office:value-type="float" office:value="45.4" calcext:value-type="float">
            <text:p>45.4</text:p>
          </table:table-cell>
          <table:table-cell office:value-type="float" office:value="0.119476" calcext:value-type="float">
            <text:p>0.119476</text:p>
          </table:table-cell>
          <table:table-cell office:value-type="float" office:value="109.965" calcext:value-type="float">
            <text:p>109.965</text:p>
          </table:table-cell>
          <table:table-cell office:value-type="float" office:value="10.9155" calcext:value-type="float">
            <text:p>10.9155</text:p>
          </table:table-cell>
        </table:table-row>
        <table:table-row table:style-name="ro1">
          <table:table-cell office:value-type="float" office:value="45.5" calcext:value-type="float">
            <text:p>45.5</text:p>
          </table:table-cell>
          <table:table-cell office:value-type="float" office:value="0.118759" calcext:value-type="float">
            <text:p>0.118759</text:p>
          </table:table-cell>
          <table:table-cell office:value-type="float" office:value="109.96" calcext:value-type="float">
            <text:p>109.96</text:p>
          </table:table-cell>
          <table:table-cell office:value-type="float" office:value="10.9215" calcext:value-type="float">
            <text:p>10.9215</text:p>
          </table:table-cell>
        </table:table-row>
        <table:table-row table:style-name="ro1">
          <table:table-cell office:value-type="float" office:value="45.6" calcext:value-type="float">
            <text:p>45.6</text:p>
          </table:table-cell>
          <table:table-cell office:value-type="float" office:value="0.118045" calcext:value-type="float">
            <text:p>0.118045</text:p>
          </table:table-cell>
          <table:table-cell office:value-type="float" office:value="109.955" calcext:value-type="float">
            <text:p>109.955</text:p>
          </table:table-cell>
          <table:table-cell office:value-type="float" office:value="10.9274" calcext:value-type="float">
            <text:p>10.9274</text:p>
          </table:table-cell>
        </table:table-row>
        <table:table-row table:style-name="ro1">
          <table:table-cell office:value-type="float" office:value="45.7" calcext:value-type="float">
            <text:p>45.7</text:p>
          </table:table-cell>
          <table:table-cell office:value-type="float" office:value="0.117336" calcext:value-type="float">
            <text:p>0.117336</text:p>
          </table:table-cell>
          <table:table-cell office:value-type="float" office:value="109.949" calcext:value-type="float">
            <text:p>109.949</text:p>
          </table:table-cell>
          <table:table-cell office:value-type="float" office:value="10.9333" calcext:value-type="float">
            <text:p>10.9333</text:p>
          </table:table-cell>
        </table:table-row>
        <table:table-row table:style-name="ro1">
          <table:table-cell office:value-type="float" office:value="45.8" calcext:value-type="float">
            <text:p>45.8</text:p>
          </table:table-cell>
          <table:table-cell office:value-type="float" office:value="0.116631" calcext:value-type="float">
            <text:p>0.116631</text:p>
          </table:table-cell>
          <table:table-cell office:value-type="float" office:value="109.944" calcext:value-type="float">
            <text:p>109.944</text:p>
          </table:table-cell>
          <table:table-cell office:value-type="float" office:value="10.9392" calcext:value-type="float">
            <text:p>10.9392</text:p>
          </table:table-cell>
        </table:table-row>
        <table:table-row table:style-name="ro1">
          <table:table-cell office:value-type="float" office:value="45.9" calcext:value-type="float">
            <text:p>45.9</text:p>
          </table:table-cell>
          <table:table-cell office:value-type="float" office:value="0.115929" calcext:value-type="float">
            <text:p>0.115929</text:p>
          </table:table-cell>
          <table:table-cell office:value-type="float" office:value="109.939" calcext:value-type="float">
            <text:p>109.939</text:p>
          </table:table-cell>
          <table:table-cell office:value-type="float" office:value="10.945" calcext:value-type="float">
            <text:p>10.9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115232" calcext:value-type="float">
            <text:p>0.115232</text:p>
          </table:table-cell>
          <table:table-cell office:value-type="float" office:value="109.934" calcext:value-type="float">
            <text:p>109.934</text:p>
          </table:table-cell>
          <table:table-cell office:value-type="float" office:value="10.9508" calcext:value-type="float">
            <text:p>10.9508</text:p>
          </table:table-cell>
        </table:table-row>
        <table:table-row table:style-name="ro1">
          <table:table-cell office:value-type="float" office:value="46.1" calcext:value-type="float">
            <text:p>46.1</text:p>
          </table:table-cell>
          <table:table-cell office:value-type="float" office:value="0.114538" calcext:value-type="float">
            <text:p>0.114538</text:p>
          </table:table-cell>
          <table:table-cell office:value-type="float" office:value="109.929" calcext:value-type="float">
            <text:p>109.929</text:p>
          </table:table-cell>
          <table:table-cell office:value-type="float" office:value="10.9565" calcext:value-type="float">
            <text:p>10.9565</text:p>
          </table:table-cell>
        </table:table-row>
        <table:table-row table:style-name="ro1">
          <table:table-cell office:value-type="float" office:value="46.2" calcext:value-type="float">
            <text:p>46.2</text:p>
          </table:table-cell>
          <table:table-cell office:value-type="float" office:value="0.113849" calcext:value-type="float">
            <text:p>0.113849</text:p>
          </table:table-cell>
          <table:table-cell office:value-type="float" office:value="109.924" calcext:value-type="float">
            <text:p>109.924</text:p>
          </table:table-cell>
          <table:table-cell office:value-type="float" office:value="10.9622" calcext:value-type="float">
            <text:p>10.9622</text:p>
          </table:table-cell>
        </table:table-row>
        <table:table-row table:style-name="ro1">
          <table:table-cell office:value-type="float" office:value="46.3" calcext:value-type="float">
            <text:p>46.3</text:p>
          </table:table-cell>
          <table:table-cell office:value-type="float" office:value="0.113163" calcext:value-type="float">
            <text:p>0.113163</text:p>
          </table:table-cell>
          <table:table-cell office:value-type="float" office:value="109.919" calcext:value-type="float">
            <text:p>109.919</text:p>
          </table:table-cell>
          <table:table-cell office:value-type="float" office:value="10.9679" calcext:value-type="float">
            <text:p>10.9679</text:p>
          </table:table-cell>
        </table:table-row>
        <table:table-row table:style-name="ro1">
          <table:table-cell office:value-type="float" office:value="46.4" calcext:value-type="float">
            <text:p>46.4</text:p>
          </table:table-cell>
          <table:table-cell office:value-type="float" office:value="0.112482" calcext:value-type="float">
            <text:p>0.112482</text:p>
          </table:table-cell>
          <table:table-cell office:value-type="float" office:value="109.914" calcext:value-type="float">
            <text:p>109.914</text:p>
          </table:table-cell>
          <table:table-cell office:value-type="float" office:value="10.9736" calcext:value-type="float">
            <text:p>10.9736</text:p>
          </table:table-cell>
        </table:table-row>
        <table:table-row table:style-name="ro1">
          <table:table-cell office:value-type="float" office:value="46.5" calcext:value-type="float">
            <text:p>46.5</text:p>
          </table:table-cell>
          <table:table-cell office:value-type="float" office:value="0.111804" calcext:value-type="float">
            <text:p>0.111804</text:p>
          </table:table-cell>
          <table:table-cell office:value-type="float" office:value="109.909" calcext:value-type="float">
            <text:p>109.909</text:p>
          </table:table-cell>
          <table:table-cell office:value-type="float" office:value="10.9792" calcext:value-type="float">
            <text:p>10.9792</text:p>
          </table:table-cell>
        </table:table-row>
        <table:table-row table:style-name="ro1">
          <table:table-cell office:value-type="float" office:value="46.6" calcext:value-type="float">
            <text:p>46.6</text:p>
          </table:table-cell>
          <table:table-cell office:value-type="float" office:value="0.11113" calcext:value-type="float">
            <text:p>0.11113</text:p>
          </table:table-cell>
          <table:table-cell office:value-type="float" office:value="109.904" calcext:value-type="float">
            <text:p>109.904</text:p>
          </table:table-cell>
          <table:table-cell office:value-type="float" office:value="10.9848" calcext:value-type="float">
            <text:p>10.9848</text:p>
          </table:table-cell>
        </table:table-row>
        <table:table-row table:style-name="ro1">
          <table:table-cell office:value-type="float" office:value="46.7" calcext:value-type="float">
            <text:p>46.7</text:p>
          </table:table-cell>
          <table:table-cell office:value-type="float" office:value="0.11046" calcext:value-type="float">
            <text:p>0.11046</text:p>
          </table:table-cell>
          <table:table-cell office:value-type="float" office:value="109.899" calcext:value-type="float">
            <text:p>109.899</text:p>
          </table:table-cell>
          <table:table-cell office:value-type="float" office:value="10.9903" calcext:value-type="float">
            <text:p>10.9903</text:p>
          </table:table-cell>
        </table:table-row>
        <table:table-row table:style-name="ro1">
          <table:table-cell office:value-type="float" office:value="46.8" calcext:value-type="float">
            <text:p>46.8</text:p>
          </table:table-cell>
          <table:table-cell office:value-type="float" office:value="0.109794" calcext:value-type="float">
            <text:p>0.109794</text:p>
          </table:table-cell>
          <table:table-cell office:value-type="float" office:value="109.894" calcext:value-type="float">
            <text:p>109.894</text:p>
          </table:table-cell>
          <table:table-cell office:value-type="float" office:value="10.9958" calcext:value-type="float">
            <text:p>10.9958</text:p>
          </table:table-cell>
        </table:table-row>
        <table:table-row table:style-name="ro1">
          <table:table-cell office:value-type="float" office:value="46.9" calcext:value-type="float">
            <text:p>46.9</text:p>
          </table:table-cell>
          <table:table-cell office:value-type="float" office:value="0.109131" calcext:value-type="float">
            <text:p>0.109131</text:p>
          </table:table-cell>
          <table:table-cell office:value-type="float" office:value="109.89" calcext:value-type="float">
            <text:p>109.89</text:p>
          </table:table-cell>
          <table:table-cell office:value-type="float" office:value="11.0013" calcext:value-type="float">
            <text:p>11.001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108473" calcext:value-type="float">
            <text:p>0.108473</text:p>
          </table:table-cell>
          <table:table-cell office:value-type="float" office:value="109.885" calcext:value-type="float">
            <text:p>109.885</text:p>
          </table:table-cell>
          <table:table-cell office:value-type="float" office:value="11.0068" calcext:value-type="float">
            <text:p>11.0068</text:p>
          </table:table-cell>
        </table:table-row>
        <table:table-row table:style-name="ro1">
          <table:table-cell office:value-type="float" office:value="47.1" calcext:value-type="float">
            <text:p>47.1</text:p>
          </table:table-cell>
          <table:table-cell office:value-type="float" office:value="0.107818" calcext:value-type="float">
            <text:p>0.107818</text:p>
          </table:table-cell>
          <table:table-cell office:value-type="float" office:value="109.88" calcext:value-type="float">
            <text:p>109.88</text:p>
          </table:table-cell>
          <table:table-cell office:value-type="float" office:value="11.0122" calcext:value-type="float">
            <text:p>11.0122</text:p>
          </table:table-cell>
        </table:table-row>
        <table:table-row table:style-name="ro1">
          <table:table-cell office:value-type="float" office:value="47.2" calcext:value-type="float">
            <text:p>47.2</text:p>
          </table:table-cell>
          <table:table-cell office:value-type="float" office:value="0.107167" calcext:value-type="float">
            <text:p>0.107167</text:p>
          </table:table-cell>
          <table:table-cell office:value-type="float" office:value="109.875" calcext:value-type="float">
            <text:p>109.875</text:p>
          </table:table-cell>
          <table:table-cell office:value-type="float" office:value="11.0176" calcext:value-type="float">
            <text:p>11.0176</text:p>
          </table:table-cell>
        </table:table-row>
        <table:table-row table:style-name="ro1">
          <table:table-cell office:value-type="float" office:value="47.3" calcext:value-type="float">
            <text:p>47.3</text:p>
          </table:table-cell>
          <table:table-cell office:value-type="float" office:value="0.106519" calcext:value-type="float">
            <text:p>0.106519</text:p>
          </table:table-cell>
          <table:table-cell office:value-type="float" office:value="109.871" calcext:value-type="float">
            <text:p>109.871</text:p>
          </table:table-cell>
          <table:table-cell office:value-type="float" office:value="11.0229" calcext:value-type="float">
            <text:p>11.0229</text:p>
          </table:table-cell>
        </table:table-row>
        <table:table-row table:style-name="ro1">
          <table:table-cell office:value-type="float" office:value="47.4" calcext:value-type="float">
            <text:p>47.4</text:p>
          </table:table-cell>
          <table:table-cell office:value-type="float" office:value="0.105876" calcext:value-type="float">
            <text:p>0.105876</text:p>
          </table:table-cell>
          <table:table-cell office:value-type="float" office:value="109.866" calcext:value-type="float">
            <text:p>109.866</text:p>
          </table:table-cell>
          <table:table-cell office:value-type="float" office:value="11.0282" calcext:value-type="float">
            <text:p>11.0282</text:p>
          </table:table-cell>
        </table:table-row>
        <table:table-row table:style-name="ro1">
          <table:table-cell office:value-type="float" office:value="47.5" calcext:value-type="float">
            <text:p>47.5</text:p>
          </table:table-cell>
          <table:table-cell office:value-type="float" office:value="0.105236" calcext:value-type="float">
            <text:p>0.105236</text:p>
          </table:table-cell>
          <table:table-cell office:value-type="float" office:value="109.861" calcext:value-type="float">
            <text:p>109.861</text:p>
          </table:table-cell>
          <table:table-cell office:value-type="float" office:value="11.0335" calcext:value-type="float">
            <text:p>11.0335</text:p>
          </table:table-cell>
        </table:table-row>
        <table:table-row table:style-name="ro1">
          <table:table-cell office:value-type="float" office:value="47.6" calcext:value-type="float">
            <text:p>47.6</text:p>
          </table:table-cell>
          <table:table-cell office:value-type="float" office:value="0.104599" calcext:value-type="float">
            <text:p>0.104599</text:p>
          </table:table-cell>
          <table:table-cell office:value-type="float" office:value="109.857" calcext:value-type="float">
            <text:p>109.857</text:p>
          </table:table-cell>
          <table:table-cell office:value-type="float" office:value="11.0388" calcext:value-type="float">
            <text:p>11.0388</text:p>
          </table:table-cell>
        </table:table-row>
        <table:table-row table:style-name="ro1">
          <table:table-cell office:value-type="float" office:value="47.7" calcext:value-type="float">
            <text:p>47.7</text:p>
          </table:table-cell>
          <table:table-cell office:value-type="float" office:value="0.103967" calcext:value-type="float">
            <text:p>0.103967</text:p>
          </table:table-cell>
          <table:table-cell office:value-type="float" office:value="109.852" calcext:value-type="float">
            <text:p>109.852</text:p>
          </table:table-cell>
          <table:table-cell office:value-type="float" office:value="11.044" calcext:value-type="float">
            <text:p>11.044</text:p>
          </table:table-cell>
        </table:table-row>
        <table:table-row table:style-name="ro1">
          <table:table-cell office:value-type="float" office:value="47.8" calcext:value-type="float">
            <text:p>47.8</text:p>
          </table:table-cell>
          <table:table-cell office:value-type="float" office:value="0.103338" calcext:value-type="float">
            <text:p>0.103338</text:p>
          </table:table-cell>
          <table:table-cell office:value-type="float" office:value="109.847" calcext:value-type="float">
            <text:p>109.847</text:p>
          </table:table-cell>
          <table:table-cell office:value-type="float" office:value="11.0492" calcext:value-type="float">
            <text:p>11.0492</text:p>
          </table:table-cell>
        </table:table-row>
        <table:table-row table:style-name="ro1">
          <table:table-cell office:value-type="float" office:value="47.9" calcext:value-type="float">
            <text:p>47.9</text:p>
          </table:table-cell>
          <table:table-cell office:value-type="float" office:value="0.102712" calcext:value-type="float">
            <text:p>0.102712</text:p>
          </table:table-cell>
          <table:table-cell office:value-type="float" office:value="109.843" calcext:value-type="float">
            <text:p>109.843</text:p>
          </table:table-cell>
          <table:table-cell office:value-type="float" office:value="11.0543" calcext:value-type="float">
            <text:p>11.054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10209" calcext:value-type="float">
            <text:p>0.10209</text:p>
          </table:table-cell>
          <table:table-cell office:value-type="float" office:value="109.838" calcext:value-type="float">
            <text:p>109.838</text:p>
          </table:table-cell>
          <table:table-cell office:value-type="float" office:value="11.0595" calcext:value-type="float">
            <text:p>11.0595</text:p>
          </table:table-cell>
        </table:table-row>
        <table:table-row table:style-name="ro1">
          <table:table-cell office:value-type="float" office:value="48.1" calcext:value-type="float">
            <text:p>48.1</text:p>
          </table:table-cell>
          <table:table-cell office:value-type="float" office:value="0.101472" calcext:value-type="float">
            <text:p>0.101472</text:p>
          </table:table-cell>
          <table:table-cell office:value-type="float" office:value="109.834" calcext:value-type="float">
            <text:p>109.834</text:p>
          </table:table-cell>
          <table:table-cell office:value-type="float" office:value="11.0646" calcext:value-type="float">
            <text:p>11.0646</text:p>
          </table:table-cell>
        </table:table-row>
        <table:table-row table:style-name="ro1">
          <table:table-cell office:value-type="float" office:value="48.2" calcext:value-type="float">
            <text:p>48.2</text:p>
          </table:table-cell>
          <table:table-cell office:value-type="float" office:value="0.100857" calcext:value-type="float">
            <text:p>0.100857</text:p>
          </table:table-cell>
          <table:table-cell office:value-type="float" office:value="109.83" calcext:value-type="float">
            <text:p>109.83</text:p>
          </table:table-cell>
          <table:table-cell office:value-type="float" office:value="11.0696" calcext:value-type="float">
            <text:p>11.0696</text:p>
          </table:table-cell>
        </table:table-row>
        <table:table-row table:style-name="ro1">
          <table:table-cell office:value-type="float" office:value="48.3" calcext:value-type="float">
            <text:p>48.3</text:p>
          </table:table-cell>
          <table:table-cell office:value-type="float" office:value="0.100246" calcext:value-type="float">
            <text:p>0.100246</text:p>
          </table:table-cell>
          <table:table-cell office:value-type="float" office:value="109.825" calcext:value-type="float">
            <text:p>109.825</text:p>
          </table:table-cell>
          <table:table-cell office:value-type="float" office:value="11.0747" calcext:value-type="float">
            <text:p>11.0747</text:p>
          </table:table-cell>
        </table:table-row>
        <table:table-row table:style-name="ro1">
          <table:table-cell office:value-type="float" office:value="48.4" calcext:value-type="float">
            <text:p>48.4</text:p>
          </table:table-cell>
          <table:table-cell office:value-type="float" office:value="0.0996388" calcext:value-type="float">
            <text:p>0.0996388</text:p>
          </table:table-cell>
          <table:table-cell office:value-type="float" office:value="109.821" calcext:value-type="float">
            <text:p>109.821</text:p>
          </table:table-cell>
          <table:table-cell office:value-type="float" office:value="11.0797" calcext:value-type="float">
            <text:p>11.0797</text:p>
          </table:table-cell>
        </table:table-row>
        <table:table-row table:style-name="ro1">
          <table:table-cell office:value-type="float" office:value="48.5" calcext:value-type="float">
            <text:p>48.5</text:p>
          </table:table-cell>
          <table:table-cell office:value-type="float" office:value="0.0990347" calcext:value-type="float">
            <text:p>0.0990347</text:p>
          </table:table-cell>
          <table:table-cell office:value-type="float" office:value="109.816" calcext:value-type="float">
            <text:p>109.816</text:p>
          </table:table-cell>
          <table:table-cell office:value-type="float" office:value="11.0846" calcext:value-type="float">
            <text:p>11.0846</text:p>
          </table:table-cell>
        </table:table-row>
        <table:table-row table:style-name="ro1">
          <table:table-cell office:value-type="float" office:value="48.6" calcext:value-type="float">
            <text:p>48.6</text:p>
          </table:table-cell>
          <table:table-cell office:value-type="float" office:value="0.0984341" calcext:value-type="float">
            <text:p>0.0984341</text:p>
          </table:table-cell>
          <table:table-cell office:value-type="float" office:value="109.812" calcext:value-type="float">
            <text:p>109.812</text:p>
          </table:table-cell>
          <table:table-cell office:value-type="float" office:value="11.0896" calcext:value-type="float">
            <text:p>11.0896</text:p>
          </table:table-cell>
        </table:table-row>
        <table:table-row table:style-name="ro1">
          <table:table-cell office:value-type="float" office:value="48.7" calcext:value-type="float">
            <text:p>48.7</text:p>
          </table:table-cell>
          <table:table-cell office:value-type="float" office:value="0.0978369" calcext:value-type="float">
            <text:p>0.0978369</text:p>
          </table:table-cell>
          <table:table-cell office:value-type="float" office:value="109.808" calcext:value-type="float">
            <text:p>109.808</text:p>
          </table:table-cell>
          <table:table-cell office:value-type="float" office:value="11.0945" calcext:value-type="float">
            <text:p>11.0945</text:p>
          </table:table-cell>
        </table:table-row>
        <table:table-row table:style-name="ro1">
          <table:table-cell office:value-type="float" office:value="48.8" calcext:value-type="float">
            <text:p>48.8</text:p>
          </table:table-cell>
          <table:table-cell office:value-type="float" office:value="0.0972433" calcext:value-type="float">
            <text:p>0.0972433</text:p>
          </table:table-cell>
          <table:table-cell office:value-type="float" office:value="109.803" calcext:value-type="float">
            <text:p>109.803</text:p>
          </table:table-cell>
          <table:table-cell office:value-type="float" office:value="11.0994" calcext:value-type="float">
            <text:p>11.0994</text:p>
          </table:table-cell>
        </table:table-row>
        <table:table-row table:style-name="ro1">
          <table:table-cell office:value-type="float" office:value="48.9" calcext:value-type="float">
            <text:p>48.9</text:p>
          </table:table-cell>
          <table:table-cell office:value-type="float" office:value="0.096653" calcext:value-type="float">
            <text:p>0.096653</text:p>
          </table:table-cell>
          <table:table-cell office:value-type="float" office:value="109.799" calcext:value-type="float">
            <text:p>109.799</text:p>
          </table:table-cell>
          <table:table-cell office:value-type="float" office:value="11.1042" calcext:value-type="float">
            <text:p>11.104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960662" calcext:value-type="float">
            <text:p>0.0960662</text:p>
          </table:table-cell>
          <table:table-cell office:value-type="float" office:value="109.795" calcext:value-type="float">
            <text:p>109.795</text:p>
          </table:table-cell>
          <table:table-cell office:value-type="float" office:value="11.1091" calcext:value-type="float">
            <text:p>11.1091</text:p>
          </table:table-cell>
        </table:table-row>
        <table:table-row table:style-name="ro1">
          <table:table-cell office:value-type="float" office:value="49.1" calcext:value-type="float">
            <text:p>49.1</text:p>
          </table:table-cell>
          <table:table-cell office:value-type="float" office:value="0.0954828" calcext:value-type="float">
            <text:p>0.0954828</text:p>
          </table:table-cell>
          <table:table-cell office:value-type="float" office:value="109.791" calcext:value-type="float">
            <text:p>109.791</text:p>
          </table:table-cell>
          <table:table-cell office:value-type="float" office:value="11.1139" calcext:value-type="float">
            <text:p>11.1139</text:p>
          </table:table-cell>
        </table:table-row>
        <table:table-row table:style-name="ro1">
          <table:table-cell office:value-type="float" office:value="49.2" calcext:value-type="float">
            <text:p>49.2</text:p>
          </table:table-cell>
          <table:table-cell office:value-type="float" office:value="0.0949028" calcext:value-type="float">
            <text:p>0.0949028</text:p>
          </table:table-cell>
          <table:table-cell office:value-type="float" office:value="109.786" calcext:value-type="float">
            <text:p>109.786</text:p>
          </table:table-cell>
          <table:table-cell office:value-type="float" office:value="11.1186" calcext:value-type="float">
            <text:p>11.1186</text:p>
          </table:table-cell>
        </table:table-row>
        <table:table-row table:style-name="ro1">
          <table:table-cell office:value-type="float" office:value="49.3" calcext:value-type="float">
            <text:p>49.3</text:p>
          </table:table-cell>
          <table:table-cell office:value-type="float" office:value="0.0943261" calcext:value-type="float">
            <text:p>0.0943261</text:p>
          </table:table-cell>
          <table:table-cell office:value-type="float" office:value="109.782" calcext:value-type="float">
            <text:p>109.782</text:p>
          </table:table-cell>
          <table:table-cell office:value-type="float" office:value="11.1234" calcext:value-type="float">
            <text:p>11.1234</text:p>
          </table:table-cell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0.0937528" calcext:value-type="float">
            <text:p>0.0937528</text:p>
          </table:table-cell>
          <table:table-cell office:value-type="float" office:value="109.778" calcext:value-type="float">
            <text:p>109.778</text:p>
          </table:table-cell>
          <table:table-cell office:value-type="float" office:value="11.1281" calcext:value-type="float">
            <text:p>11.1281</text:p>
          </table:table-cell>
        </table:table-row>
        <table:table-row table:style-name="ro1">
          <table:table-cell office:value-type="float" office:value="49.5" calcext:value-type="float">
            <text:p>49.5</text:p>
          </table:table-cell>
          <table:table-cell office:value-type="float" office:value="0.0931828" calcext:value-type="float">
            <text:p>0.0931828</text:p>
          </table:table-cell>
          <table:table-cell office:value-type="float" office:value="109.774" calcext:value-type="float">
            <text:p>109.774</text:p>
          </table:table-cell>
          <table:table-cell office:value-type="float" office:value="11.1328" calcext:value-type="float">
            <text:p>11.1328</text:p>
          </table:table-cell>
        </table:table-row>
        <table:table-row table:style-name="ro1">
          <table:table-cell office:value-type="float" office:value="49.6" calcext:value-type="float">
            <text:p>49.6</text:p>
          </table:table-cell>
          <table:table-cell office:value-type="float" office:value="0.0926161" calcext:value-type="float">
            <text:p>0.0926161</text:p>
          </table:table-cell>
          <table:table-cell office:value-type="float" office:value="109.77" calcext:value-type="float">
            <text:p>109.77</text:p>
          </table:table-cell>
          <table:table-cell office:value-type="float" office:value="11.1374" calcext:value-type="float">
            <text:p>11.1374</text:p>
          </table:table-cell>
        </table:table-row>
        <table:table-row table:style-name="ro1">
          <table:table-cell office:value-type="float" office:value="49.7" calcext:value-type="float">
            <text:p>49.7</text:p>
          </table:table-cell>
          <table:table-cell office:value-type="float" office:value="0.0920527" calcext:value-type="float">
            <text:p>0.0920527</text:p>
          </table:table-cell>
          <table:table-cell office:value-type="float" office:value="109.766" calcext:value-type="float">
            <text:p>109.766</text:p>
          </table:table-cell>
          <table:table-cell office:value-type="float" office:value="11.142" calcext:value-type="float">
            <text:p>11.142</text:p>
          </table:table-cell>
        </table:table-row>
        <table:table-row table:style-name="ro1">
          <table:table-cell office:value-type="float" office:value="49.8" calcext:value-type="float">
            <text:p>49.8</text:p>
          </table:table-cell>
          <table:table-cell office:value-type="float" office:value="0.0914926" calcext:value-type="float">
            <text:p>0.0914926</text:p>
          </table:table-cell>
          <table:table-cell office:value-type="float" office:value="109.762" calcext:value-type="float">
            <text:p>109.762</text:p>
          </table:table-cell>
          <table:table-cell office:value-type="float" office:value="11.1466" calcext:value-type="float">
            <text:p>11.1466</text:p>
          </table:table-cell>
        </table:table-row>
        <table:table-row table:style-name="ro1">
          <table:table-cell office:value-type="float" office:value="49.9" calcext:value-type="float">
            <text:p>49.9</text:p>
          </table:table-cell>
          <table:table-cell office:value-type="float" office:value="0.0909358" calcext:value-type="float">
            <text:p>0.0909358</text:p>
          </table:table-cell>
          <table:table-cell office:value-type="float" office:value="109.758" calcext:value-type="float">
            <text:p>109.758</text:p>
          </table:table-cell>
          <table:table-cell office:value-type="float" office:value="11.1512" calcext:value-type="float">
            <text:p>11.15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903822" calcext:value-type="float">
            <text:p>0.0903822</text:p>
          </table:table-cell>
          <table:table-cell office:value-type="float" office:value="109.754" calcext:value-type="float">
            <text:p>109.754</text:p>
          </table:table-cell>
          <table:table-cell office:value-type="float" office:value="11.1557" calcext:value-type="float">
            <text:p>11.1557</text:p>
          </table:table-cell>
        </table:table-row>
        <table:table-row table:style-name="ro1">
          <table:table-cell office:value-type="float" office:value="50.1" calcext:value-type="float">
            <text:p>50.1</text:p>
          </table:table-cell>
          <table:table-cell office:value-type="float" office:value="0.0898318" calcext:value-type="float">
            <text:p>0.0898318</text:p>
          </table:table-cell>
          <table:table-cell office:value-type="float" office:value="109.75" calcext:value-type="float">
            <text:p>109.75</text:p>
          </table:table-cell>
          <table:table-cell office:value-type="float" office:value="11.1602" calcext:value-type="float">
            <text:p>11.1602</text:p>
          </table:table-cell>
        </table:table-row>
        <table:table-row table:style-name="ro1">
          <table:table-cell office:value-type="float" office:value="50.2" calcext:value-type="float">
            <text:p>50.2</text:p>
          </table:table-cell>
          <table:table-cell office:value-type="float" office:value="0.0892847" calcext:value-type="float">
            <text:p>0.0892847</text:p>
          </table:table-cell>
          <table:table-cell office:value-type="float" office:value="109.746" calcext:value-type="float">
            <text:p>109.746</text:p>
          </table:table-cell>
          <table:table-cell office:value-type="float" office:value="11.1647" calcext:value-type="float">
            <text:p>11.1647</text:p>
          </table:table-cell>
        </table:table-row>
        <table:table-row table:style-name="ro1">
          <table:table-cell office:value-type="float" office:value="50.3" calcext:value-type="float">
            <text:p>50.3</text:p>
          </table:table-cell>
          <table:table-cell office:value-type="float" office:value="0.0887407" calcext:value-type="float">
            <text:p>0.0887407</text:p>
          </table:table-cell>
          <table:table-cell office:value-type="float" office:value="109.742" calcext:value-type="float">
            <text:p>109.742</text:p>
          </table:table-cell>
          <table:table-cell office:value-type="float" office:value="11.1692" calcext:value-type="float">
            <text:p>11.1692</text:p>
          </table:table-cell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0.0881999" calcext:value-type="float">
            <text:p>0.0881999</text:p>
          </table:table-cell>
          <table:table-cell office:value-type="float" office:value="109.738" calcext:value-type="float">
            <text:p>109.738</text:p>
          </table:table-cell>
          <table:table-cell office:value-type="float" office:value="11.1736" calcext:value-type="float">
            <text:p>11.1736</text:p>
          </table:table-cell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0.0876623" calcext:value-type="float">
            <text:p>0.0876623</text:p>
          </table:table-cell>
          <table:table-cell office:value-type="float" office:value="109.734" calcext:value-type="float">
            <text:p>109.734</text:p>
          </table:table-cell>
          <table:table-cell office:value-type="float" office:value="11.178" calcext:value-type="float">
            <text:p>11.178</text:p>
          </table:table-cell>
        </table:table-row>
        <table:table-row table:style-name="ro1">
          <table:table-cell office:value-type="float" office:value="50.6" calcext:value-type="float">
            <text:p>50.6</text:p>
          </table:table-cell>
          <table:table-cell office:value-type="float" office:value="0.0871278" calcext:value-type="float">
            <text:p>0.0871278</text:p>
          </table:table-cell>
          <table:table-cell office:value-type="float" office:value="109.73" calcext:value-type="float">
            <text:p>109.73</text:p>
          </table:table-cell>
          <table:table-cell office:value-type="float" office:value="11.1824" calcext:value-type="float">
            <text:p>11.1824</text:p>
          </table:table-cell>
        </table:table-row>
        <table:table-row table:style-name="ro1">
          <table:table-cell office:value-type="float" office:value="50.7" calcext:value-type="float">
            <text:p>50.7</text:p>
          </table:table-cell>
          <table:table-cell office:value-type="float" office:value="0.0865964" calcext:value-type="float">
            <text:p>0.0865964</text:p>
          </table:table-cell>
          <table:table-cell office:value-type="float" office:value="109.727" calcext:value-type="float">
            <text:p>109.727</text:p>
          </table:table-cell>
          <table:table-cell office:value-type="float" office:value="11.1868" calcext:value-type="float">
            <text:p>11.1868</text:p>
          </table:table-cell>
        </table:table-row>
        <table:table-row table:style-name="ro1">
          <table:table-cell office:value-type="float" office:value="50.8" calcext:value-type="float">
            <text:p>50.8</text:p>
          </table:table-cell>
          <table:table-cell office:value-type="float" office:value="0.0860682" calcext:value-type="float">
            <text:p>0.0860682</text:p>
          </table:table-cell>
          <table:table-cell office:value-type="float" office:value="109.723" calcext:value-type="float">
            <text:p>109.723</text:p>
          </table:table-cell>
          <table:table-cell office:value-type="float" office:value="11.1911" calcext:value-type="float">
            <text:p>11.1911</text:p>
          </table:table-cell>
        </table:table-row>
        <table:table-row table:style-name="ro1">
          <table:table-cell office:value-type="float" office:value="50.9" calcext:value-type="float">
            <text:p>50.9</text:p>
          </table:table-cell>
          <table:table-cell office:value-type="float" office:value="0.085543" calcext:value-type="float">
            <text:p>0.085543</text:p>
          </table:table-cell>
          <table:table-cell office:value-type="float" office:value="109.719" calcext:value-type="float">
            <text:p>109.719</text:p>
          </table:table-cell>
          <table:table-cell office:value-type="float" office:value="11.1954" calcext:value-type="float">
            <text:p>11.195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850209" calcext:value-type="float">
            <text:p>0.0850209</text:p>
          </table:table-cell>
          <table:table-cell office:value-type="float" office:value="109.715" calcext:value-type="float">
            <text:p>109.715</text:p>
          </table:table-cell>
          <table:table-cell office:value-type="float" office:value="11.1996" calcext:value-type="float">
            <text:p>11.1996</text:p>
          </table:table-cell>
        </table:table-row>
        <table:table-row table:style-name="ro1">
          <table:table-cell office:value-type="float" office:value="51.1" calcext:value-type="float">
            <text:p>51.1</text:p>
          </table:table-cell>
          <table:table-cell office:value-type="float" office:value="0.0845019" calcext:value-type="float">
            <text:p>0.0845019</text:p>
          </table:table-cell>
          <table:table-cell office:value-type="float" office:value="109.712" calcext:value-type="float">
            <text:p>109.712</text:p>
          </table:table-cell>
          <table:table-cell office:value-type="float" office:value="11.2039" calcext:value-type="float">
            <text:p>11.2039</text:p>
          </table:table-cell>
        </table:table-row>
        <table:table-row table:style-name="ro1">
          <table:table-cell office:value-type="float" office:value="51.2" calcext:value-type="float">
            <text:p>51.2</text:p>
          </table:table-cell>
          <table:table-cell office:value-type="float" office:value="0.0839859" calcext:value-type="float">
            <text:p>0.0839859</text:p>
          </table:table-cell>
          <table:table-cell office:value-type="float" office:value="109.708" calcext:value-type="float">
            <text:p>109.708</text:p>
          </table:table-cell>
          <table:table-cell office:value-type="float" office:value="11.2081" calcext:value-type="float">
            <text:p>11.2081</text:p>
          </table:table-cell>
        </table:table-row>
        <table:table-row table:style-name="ro1">
          <table:table-cell office:value-type="float" office:value="51.3" calcext:value-type="float">
            <text:p>51.3</text:p>
          </table:table-cell>
          <table:table-cell office:value-type="float" office:value="0.083473" calcext:value-type="float">
            <text:p>0.083473</text:p>
          </table:table-cell>
          <table:table-cell office:value-type="float" office:value="109.704" calcext:value-type="float">
            <text:p>109.704</text:p>
          </table:table-cell>
          <table:table-cell office:value-type="float" office:value="11.2123" calcext:value-type="float">
            <text:p>11.2123</text:p>
          </table:table-cell>
        </table:table-row>
        <table:table-row table:style-name="ro1">
          <table:table-cell office:value-type="float" office:value="51.4" calcext:value-type="float">
            <text:p>51.4</text:p>
          </table:table-cell>
          <table:table-cell office:value-type="float" office:value="0.082963" calcext:value-type="float">
            <text:p>0.082963</text:p>
          </table:table-cell>
          <table:table-cell office:value-type="float" office:value="109.701" calcext:value-type="float">
            <text:p>109.701</text:p>
          </table:table-cell>
          <table:table-cell office:value-type="float" office:value="11.2165" calcext:value-type="float">
            <text:p>11.2165</text:p>
          </table:table-cell>
        </table:table-row>
        <table:table-row table:style-name="ro1">
          <table:table-cell office:value-type="float" office:value="51.5" calcext:value-type="float">
            <text:p>51.5</text:p>
          </table:table-cell>
          <table:table-cell office:value-type="float" office:value="0.0824561" calcext:value-type="float">
            <text:p>0.0824561</text:p>
          </table:table-cell>
          <table:table-cell office:value-type="float" office:value="109.697" calcext:value-type="float">
            <text:p>109.697</text:p>
          </table:table-cell>
          <table:table-cell office:value-type="float" office:value="11.2206" calcext:value-type="float">
            <text:p>11.2206</text:p>
          </table:table-cell>
        </table:table-row>
        <table:table-row table:style-name="ro1">
          <table:table-cell office:value-type="float" office:value="51.6" calcext:value-type="float">
            <text:p>51.6</text:p>
          </table:table-cell>
          <table:table-cell office:value-type="float" office:value="0.0819521" calcext:value-type="float">
            <text:p>0.0819521</text:p>
          </table:table-cell>
          <table:table-cell office:value-type="float" office:value="109.693" calcext:value-type="float">
            <text:p>109.693</text:p>
          </table:table-cell>
          <table:table-cell office:value-type="float" office:value="11.2247" calcext:value-type="float">
            <text:p>11.2247</text:p>
          </table:table-cell>
        </table:table-row>
        <table:table-row table:style-name="ro1">
          <table:table-cell office:value-type="float" office:value="51.7" calcext:value-type="float">
            <text:p>51.7</text:p>
          </table:table-cell>
          <table:table-cell office:value-type="float" office:value="0.0814511" calcext:value-type="float">
            <text:p>0.0814511</text:p>
          </table:table-cell>
          <table:table-cell office:value-type="float" office:value="109.69" calcext:value-type="float">
            <text:p>109.69</text:p>
          </table:table-cell>
          <table:table-cell office:value-type="float" office:value="11.2288" calcext:value-type="float">
            <text:p>11.2288</text:p>
          </table:table-cell>
        </table:table-row>
        <table:table-row table:style-name="ro1">
          <table:table-cell office:value-type="float" office:value="51.8" calcext:value-type="float">
            <text:p>51.8</text:p>
          </table:table-cell>
          <table:table-cell office:value-type="float" office:value="0.080953" calcext:value-type="float">
            <text:p>0.080953</text:p>
          </table:table-cell>
          <table:table-cell office:value-type="float" office:value="109.686" calcext:value-type="float">
            <text:p>109.686</text:p>
          </table:table-cell>
          <table:table-cell office:value-type="float" office:value="11.2329" calcext:value-type="float">
            <text:p>11.2329</text:p>
          </table:table-cell>
        </table:table-row>
        <table:table-row table:style-name="ro1">
          <table:table-cell office:value-type="float" office:value="51.9" calcext:value-type="float">
            <text:p>51.9</text:p>
          </table:table-cell>
          <table:table-cell office:value-type="float" office:value="0.0804579" calcext:value-type="float">
            <text:p>0.0804579</text:p>
          </table:table-cell>
          <table:table-cell office:value-type="float" office:value="109.683" calcext:value-type="float">
            <text:p>109.683</text:p>
          </table:table-cell>
          <table:table-cell office:value-type="float" office:value="11.2369" calcext:value-type="float">
            <text:p>11.236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799656" calcext:value-type="float">
            <text:p>0.0799656</text:p>
          </table:table-cell>
          <table:table-cell office:value-type="float" office:value="109.679" calcext:value-type="float">
            <text:p>109.679</text:p>
          </table:table-cell>
          <table:table-cell office:value-type="float" office:value="11.2409" calcext:value-type="float">
            <text:p>11.2409</text:p>
          </table:table-cell>
        </table:table-row>
        <table:table-row table:style-name="ro1">
          <table:table-cell office:value-type="float" office:value="52.1" calcext:value-type="float">
            <text:p>52.1</text:p>
          </table:table-cell>
          <table:table-cell office:value-type="float" office:value="0.0794763" calcext:value-type="float">
            <text:p>0.0794763</text:p>
          </table:table-cell>
          <table:table-cell office:value-type="float" office:value="109.676" calcext:value-type="float">
            <text:p>109.676</text:p>
          </table:table-cell>
          <table:table-cell office:value-type="float" office:value="11.2449" calcext:value-type="float">
            <text:p>11.2449</text:p>
          </table:table-cell>
        </table:table-row>
        <table:table-row table:style-name="ro1">
          <table:table-cell office:value-type="float" office:value="52.2" calcext:value-type="float">
            <text:p>52.2</text:p>
          </table:table-cell>
          <table:table-cell office:value-type="float" office:value="0.0789899" calcext:value-type="float">
            <text:p>0.0789899</text:p>
          </table:table-cell>
          <table:table-cell office:value-type="float" office:value="109.672" calcext:value-type="float">
            <text:p>109.672</text:p>
          </table:table-cell>
          <table:table-cell office:value-type="float" office:value="11.2489" calcext:value-type="float">
            <text:p>11.2489</text:p>
          </table:table-cell>
        </table:table-row>
        <table:table-row table:style-name="ro1">
          <table:table-cell office:value-type="float" office:value="52.3" calcext:value-type="float">
            <text:p>52.3</text:p>
          </table:table-cell>
          <table:table-cell office:value-type="float" office:value="0.0785063" calcext:value-type="float">
            <text:p>0.0785063</text:p>
          </table:table-cell>
          <table:table-cell office:value-type="float" office:value="109.669" calcext:value-type="float">
            <text:p>109.669</text:p>
          </table:table-cell>
          <table:table-cell office:value-type="float" office:value="11.2528" calcext:value-type="float">
            <text:p>11.2528</text:p>
          </table:table-cell>
        </table:table-row>
        <table:table-row table:style-name="ro1">
          <table:table-cell office:value-type="float" office:value="52.4" calcext:value-type="float">
            <text:p>52.4</text:p>
          </table:table-cell>
          <table:table-cell office:value-type="float" office:value="0.0780256" calcext:value-type="float">
            <text:p>0.0780256</text:p>
          </table:table-cell>
          <table:table-cell office:value-type="float" office:value="109.665" calcext:value-type="float">
            <text:p>109.665</text:p>
          </table:table-cell>
          <table:table-cell office:value-type="float" office:value="11.2568" calcext:value-type="float">
            <text:p>11.2568</text:p>
          </table:table-cell>
        </table:table-row>
        <table:table-row table:style-name="ro1">
          <table:table-cell office:value-type="float" office:value="52.5" calcext:value-type="float">
            <text:p>52.5</text:p>
          </table:table-cell>
          <table:table-cell office:value-type="float" office:value="0.0775477" calcext:value-type="float">
            <text:p>0.0775477</text:p>
          </table:table-cell>
          <table:table-cell office:value-type="float" office:value="109.662" calcext:value-type="float">
            <text:p>109.662</text:p>
          </table:table-cell>
          <table:table-cell office:value-type="float" office:value="11.2607" calcext:value-type="float">
            <text:p>11.2607</text:p>
          </table:table-cell>
        </table:table-row>
        <table:table-row table:style-name="ro1">
          <table:table-cell office:value-type="float" office:value="52.6" calcext:value-type="float">
            <text:p>52.6</text:p>
          </table:table-cell>
          <table:table-cell office:value-type="float" office:value="0.0770727" calcext:value-type="float">
            <text:p>0.0770727</text:p>
          </table:table-cell>
          <table:table-cell office:value-type="float" office:value="109.658" calcext:value-type="float">
            <text:p>109.658</text:p>
          </table:table-cell>
          <table:table-cell office:value-type="float" office:value="11.2645" calcext:value-type="float">
            <text:p>11.2645</text:p>
          </table:table-cell>
        </table:table-row>
        <table:table-row table:style-name="ro1">
          <table:table-cell office:value-type="float" office:value="52.7" calcext:value-type="float">
            <text:p>52.7</text:p>
          </table:table-cell>
          <table:table-cell office:value-type="float" office:value="0.0766004" calcext:value-type="float">
            <text:p>0.0766004</text:p>
          </table:table-cell>
          <table:table-cell office:value-type="float" office:value="109.655" calcext:value-type="float">
            <text:p>109.655</text:p>
          </table:table-cell>
          <table:table-cell office:value-type="float" office:value="11.2684" calcext:value-type="float">
            <text:p>11.2684</text:p>
          </table:table-cell>
        </table:table-row>
        <table:table-row table:style-name="ro1">
          <table:table-cell office:value-type="float" office:value="52.8" calcext:value-type="float">
            <text:p>52.8</text:p>
          </table:table-cell>
          <table:table-cell office:value-type="float" office:value="0.0761309" calcext:value-type="float">
            <text:p>0.0761309</text:p>
          </table:table-cell>
          <table:table-cell office:value-type="float" office:value="109.652" calcext:value-type="float">
            <text:p>109.652</text:p>
          </table:table-cell>
          <table:table-cell office:value-type="float" office:value="11.2722" calcext:value-type="float">
            <text:p>11.2722</text:p>
          </table:table-cell>
        </table:table-row>
        <table:table-row table:style-name="ro1">
          <table:table-cell office:value-type="float" office:value="52.9" calcext:value-type="float">
            <text:p>52.9</text:p>
          </table:table-cell>
          <table:table-cell office:value-type="float" office:value="0.0756643" calcext:value-type="float">
            <text:p>0.0756643</text:p>
          </table:table-cell>
          <table:table-cell office:value-type="float" office:value="109.648" calcext:value-type="float">
            <text:p>109.648</text:p>
          </table:table-cell>
          <table:table-cell office:value-type="float" office:value="11.276" calcext:value-type="float">
            <text:p>11.27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752003" calcext:value-type="float">
            <text:p>0.0752003</text:p>
          </table:table-cell>
          <table:table-cell office:value-type="float" office:value="109.645" calcext:value-type="float">
            <text:p>109.645</text:p>
          </table:table-cell>
          <table:table-cell office:value-type="float" office:value="11.2798" calcext:value-type="float">
            <text:p>11.2798</text:p>
          </table:table-cell>
        </table:table-row>
        <table:table-row table:style-name="ro1">
          <table:table-cell office:value-type="float" office:value="53.1" calcext:value-type="float">
            <text:p>53.1</text:p>
          </table:table-cell>
          <table:table-cell office:value-type="float" office:value="0.0747391" calcext:value-type="float">
            <text:p>0.0747391</text:p>
          </table:table-cell>
          <table:table-cell office:value-type="float" office:value="109.642" calcext:value-type="float">
            <text:p>109.642</text:p>
          </table:table-cell>
          <table:table-cell office:value-type="float" office:value="11.2835" calcext:value-type="float">
            <text:p>11.2835</text:p>
          </table:table-cell>
        </table:table-row>
        <table:table-row table:style-name="ro1">
          <table:table-cell office:value-type="float" office:value="53.2" calcext:value-type="float">
            <text:p>53.2</text:p>
          </table:table-cell>
          <table:table-cell office:value-type="float" office:value="0.0742807" calcext:value-type="float">
            <text:p>0.0742807</text:p>
          </table:table-cell>
          <table:table-cell office:value-type="float" office:value="109.638" calcext:value-type="float">
            <text:p>109.638</text:p>
          </table:table-cell>
          <table:table-cell office:value-type="float" office:value="11.2873" calcext:value-type="float">
            <text:p>11.2873</text:p>
          </table:table-cell>
        </table:table-row>
        <table:table-row table:style-name="ro1">
          <table:table-cell office:value-type="float" office:value="53.3" calcext:value-type="float">
            <text:p>53.3</text:p>
          </table:table-cell>
          <table:table-cell office:value-type="float" office:value="0.073825" calcext:value-type="float">
            <text:p>0.073825</text:p>
          </table:table-cell>
          <table:table-cell office:value-type="float" office:value="109.635" calcext:value-type="float">
            <text:p>109.635</text:p>
          </table:table-cell>
          <table:table-cell office:value-type="float" office:value="11.291" calcext:value-type="float">
            <text:p>11.291</text:p>
          </table:table-cell>
        </table:table-row>
        <table:table-row table:style-name="ro1">
          <table:table-cell office:value-type="float" office:value="53.4" calcext:value-type="float">
            <text:p>53.4</text:p>
          </table:table-cell>
          <table:table-cell office:value-type="float" office:value="0.0733719" calcext:value-type="float">
            <text:p>0.0733719</text:p>
          </table:table-cell>
          <table:table-cell office:value-type="float" office:value="109.632" calcext:value-type="float">
            <text:p>109.632</text:p>
          </table:table-cell>
          <table:table-cell office:value-type="float" office:value="11.2947" calcext:value-type="float">
            <text:p>11.2947</text:p>
          </table:table-cell>
        </table:table-row>
        <table:table-row table:style-name="ro1">
          <table:table-cell office:value-type="float" office:value="53.5" calcext:value-type="float">
            <text:p>53.5</text:p>
          </table:table-cell>
          <table:table-cell office:value-type="float" office:value="0.0729216" calcext:value-type="float">
            <text:p>0.0729216</text:p>
          </table:table-cell>
          <table:table-cell office:value-type="float" office:value="109.629" calcext:value-type="float">
            <text:p>109.629</text:p>
          </table:table-cell>
          <table:table-cell office:value-type="float" office:value="11.2983" calcext:value-type="float">
            <text:p>11.2983</text:p>
          </table:table-cell>
        </table:table-row>
        <table:table-row table:style-name="ro1">
          <table:table-cell office:value-type="float" office:value="53.6" calcext:value-type="float">
            <text:p>53.6</text:p>
          </table:table-cell>
          <table:table-cell office:value-type="float" office:value="0.0724739" calcext:value-type="float">
            <text:p>0.0724739</text:p>
          </table:table-cell>
          <table:table-cell office:value-type="float" office:value="109.626" calcext:value-type="float">
            <text:p>109.626</text:p>
          </table:table-cell>
          <table:table-cell office:value-type="float" office:value="11.302" calcext:value-type="float">
            <text:p>11.302</text:p>
          </table:table-cell>
        </table:table-row>
        <table:table-row table:style-name="ro1">
          <table:table-cell office:value-type="float" office:value="53.7" calcext:value-type="float">
            <text:p>53.7</text:p>
          </table:table-cell>
          <table:table-cell office:value-type="float" office:value="0.0720289" calcext:value-type="float">
            <text:p>0.0720289</text:p>
          </table:table-cell>
          <table:table-cell office:value-type="float" office:value="109.622" calcext:value-type="float">
            <text:p>109.622</text:p>
          </table:table-cell>
          <table:table-cell office:value-type="float" office:value="11.3056" calcext:value-type="float">
            <text:p>11.3056</text:p>
          </table:table-cell>
        </table:table-row>
        <table:table-row table:style-name="ro1">
          <table:table-cell office:value-type="float" office:value="53.8" calcext:value-type="float">
            <text:p>53.8</text:p>
          </table:table-cell>
          <table:table-cell office:value-type="float" office:value="0.0715865" calcext:value-type="float">
            <text:p>0.0715865</text:p>
          </table:table-cell>
          <table:table-cell office:value-type="float" office:value="109.619" calcext:value-type="float">
            <text:p>109.619</text:p>
          </table:table-cell>
          <table:table-cell office:value-type="float" office:value="11.3092" calcext:value-type="float">
            <text:p>11.3092</text:p>
          </table:table-cell>
        </table:table-row>
        <table:table-row table:style-name="ro1">
          <table:table-cell office:value-type="float" office:value="53.9" calcext:value-type="float">
            <text:p>53.9</text:p>
          </table:table-cell>
          <table:table-cell office:value-type="float" office:value="0.0711467" calcext:value-type="float">
            <text:p>0.0711467</text:p>
          </table:table-cell>
          <table:table-cell office:value-type="float" office:value="109.616" calcext:value-type="float">
            <text:p>109.616</text:p>
          </table:table-cell>
          <table:table-cell office:value-type="float" office:value="11.3127" calcext:value-type="float">
            <text:p>11.312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707096" calcext:value-type="float">
            <text:p>0.0707096</text:p>
          </table:table-cell>
          <table:table-cell office:value-type="float" office:value="109.613" calcext:value-type="float">
            <text:p>109.613</text:p>
          </table:table-cell>
          <table:table-cell office:value-type="float" office:value="11.3163" calcext:value-type="float">
            <text:p>11.3163</text:p>
          </table:table-cell>
        </table:table-row>
        <table:table-row table:style-name="ro1">
          <table:table-cell office:value-type="float" office:value="54.1" calcext:value-type="float">
            <text:p>54.1</text:p>
          </table:table-cell>
          <table:table-cell office:value-type="float" office:value="0.0702751" calcext:value-type="float">
            <text:p>0.0702751</text:p>
          </table:table-cell>
          <table:table-cell office:value-type="float" office:value="109.61" calcext:value-type="float">
            <text:p>109.61</text:p>
          </table:table-cell>
          <table:table-cell office:value-type="float" office:value="11.3198" calcext:value-type="float">
            <text:p>11.3198</text:p>
          </table:table-cell>
        </table:table-row>
        <table:table-row table:style-name="ro1">
          <table:table-cell office:value-type="float" office:value="54.2" calcext:value-type="float">
            <text:p>54.2</text:p>
          </table:table-cell>
          <table:table-cell office:value-type="float" office:value="0.0698431" calcext:value-type="float">
            <text:p>0.0698431</text:p>
          </table:table-cell>
          <table:table-cell office:value-type="float" office:value="109.607" calcext:value-type="float">
            <text:p>109.607</text:p>
          </table:table-cell>
          <table:table-cell office:value-type="float" office:value="11.3233" calcext:value-type="float">
            <text:p>11.3233</text:p>
          </table:table-cell>
        </table:table-row>
        <table:table-row table:style-name="ro1">
          <table:table-cell office:value-type="float" office:value="54.3" calcext:value-type="float">
            <text:p>54.3</text:p>
          </table:table-cell>
          <table:table-cell office:value-type="float" office:value="0.0694137" calcext:value-type="float">
            <text:p>0.0694137</text:p>
          </table:table-cell>
          <table:table-cell office:value-type="float" office:value="109.604" calcext:value-type="float">
            <text:p>109.604</text:p>
          </table:table-cell>
          <table:table-cell office:value-type="float" office:value="11.3268" calcext:value-type="float">
            <text:p>11.3268</text:p>
          </table:table-cell>
        </table:table-row>
        <table:table-row table:style-name="ro1">
          <table:table-cell office:value-type="float" office:value="54.4" calcext:value-type="float">
            <text:p>54.4</text:p>
          </table:table-cell>
          <table:table-cell office:value-type="float" office:value="0.0689869" calcext:value-type="float">
            <text:p>0.0689869</text:p>
          </table:table-cell>
          <table:table-cell office:value-type="float" office:value="109.601" calcext:value-type="float">
            <text:p>109.601</text:p>
          </table:table-cell>
          <table:table-cell office:value-type="float" office:value="11.3303" calcext:value-type="float">
            <text:p>11.3303</text:p>
          </table:table-cell>
        </table:table-row>
        <table:table-row table:style-name="ro1">
          <table:table-cell office:value-type="float" office:value="54.5" calcext:value-type="float">
            <text:p>54.5</text:p>
          </table:table-cell>
          <table:table-cell office:value-type="float" office:value="0.0685626" calcext:value-type="float">
            <text:p>0.0685626</text:p>
          </table:table-cell>
          <table:table-cell office:value-type="float" office:value="109.598" calcext:value-type="float">
            <text:p>109.598</text:p>
          </table:table-cell>
          <table:table-cell office:value-type="float" office:value="11.3337" calcext:value-type="float">
            <text:p>11.3337</text:p>
          </table:table-cell>
        </table:table-row>
        <table:table-row table:style-name="ro1">
          <table:table-cell office:value-type="float" office:value="54.6" calcext:value-type="float">
            <text:p>54.6</text:p>
          </table:table-cell>
          <table:table-cell office:value-type="float" office:value="0.0681408" calcext:value-type="float">
            <text:p>0.0681408</text:p>
          </table:table-cell>
          <table:table-cell office:value-type="float" office:value="109.595" calcext:value-type="float">
            <text:p>109.595</text:p>
          </table:table-cell>
          <table:table-cell office:value-type="float" office:value="11.3372" calcext:value-type="float">
            <text:p>11.3372</text:p>
          </table:table-cell>
        </table:table-row>
        <table:table-row table:style-name="ro1">
          <table:table-cell office:value-type="float" office:value="54.7" calcext:value-type="float">
            <text:p>54.7</text:p>
          </table:table-cell>
          <table:table-cell office:value-type="float" office:value="0.0677216" calcext:value-type="float">
            <text:p>0.0677216</text:p>
          </table:table-cell>
          <table:table-cell office:value-type="float" office:value="109.592" calcext:value-type="float">
            <text:p>109.592</text:p>
          </table:table-cell>
          <table:table-cell office:value-type="float" office:value="11.3406" calcext:value-type="float">
            <text:p>11.3406</text:p>
          </table:table-cell>
        </table:table-row>
        <table:table-row table:style-name="ro1">
          <table:table-cell office:value-type="float" office:value="54.8" calcext:value-type="float">
            <text:p>54.8</text:p>
          </table:table-cell>
          <table:table-cell office:value-type="float" office:value="0.0673048" calcext:value-type="float">
            <text:p>0.0673048</text:p>
          </table:table-cell>
          <table:table-cell office:value-type="float" office:value="109.589" calcext:value-type="float">
            <text:p>109.589</text:p>
          </table:table-cell>
          <table:table-cell office:value-type="float" office:value="11.3439" calcext:value-type="float">
            <text:p>11.3439</text:p>
          </table:table-cell>
        </table:table-row>
        <table:table-row table:style-name="ro1">
          <table:table-cell office:value-type="float" office:value="54.9" calcext:value-type="float">
            <text:p>54.9</text:p>
          </table:table-cell>
          <table:table-cell office:value-type="float" office:value="0.0668905" calcext:value-type="float">
            <text:p>0.0668905</text:p>
          </table:table-cell>
          <table:table-cell office:value-type="float" office:value="109.586" calcext:value-type="float">
            <text:p>109.586</text:p>
          </table:table-cell>
          <table:table-cell office:value-type="float" office:value="11.3473" calcext:value-type="float">
            <text:p>11.347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664787" calcext:value-type="float">
            <text:p>0.0664787</text:p>
          </table:table-cell>
          <table:table-cell office:value-type="float" office:value="109.583" calcext:value-type="float">
            <text:p>109.583</text:p>
          </table:table-cell>
          <table:table-cell office:value-type="float" office:value="11.3506" calcext:value-type="float">
            <text:p>11.3506</text:p>
          </table:table-cell>
        </table:table-row>
        <table:table-row table:style-name="ro1">
          <table:table-cell office:value-type="float" office:value="55.1" calcext:value-type="float">
            <text:p>55.1</text:p>
          </table:table-cell>
          <table:table-cell office:value-type="float" office:value="0.0660694" calcext:value-type="float">
            <text:p>0.0660694</text:p>
          </table:table-cell>
          <table:table-cell office:value-type="float" office:value="109.58" calcext:value-type="float">
            <text:p>109.58</text:p>
          </table:table-cell>
          <table:table-cell office:value-type="float" office:value="11.354" calcext:value-type="float">
            <text:p>11.354</text:p>
          </table:table-cell>
        </table:table-row>
        <table:table-row table:style-name="ro1">
          <table:table-cell office:value-type="float" office:value="55.2" calcext:value-type="float">
            <text:p>55.2</text:p>
          </table:table-cell>
          <table:table-cell office:value-type="float" office:value="0.0656625" calcext:value-type="float">
            <text:p>0.0656625</text:p>
          </table:table-cell>
          <table:table-cell office:value-type="float" office:value="109.577" calcext:value-type="float">
            <text:p>109.577</text:p>
          </table:table-cell>
          <table:table-cell office:value-type="float" office:value="11.3573" calcext:value-type="float">
            <text:p>11.3573</text:p>
          </table:table-cell>
        </table:table-row>
        <table:table-row table:style-name="ro1">
          <table:table-cell office:value-type="float" office:value="55.3" calcext:value-type="float">
            <text:p>55.3</text:p>
          </table:table-cell>
          <table:table-cell office:value-type="float" office:value="0.065258" calcext:value-type="float">
            <text:p>0.065258</text:p>
          </table:table-cell>
          <table:table-cell office:value-type="float" office:value="109.574" calcext:value-type="float">
            <text:p>109.574</text:p>
          </table:table-cell>
          <table:table-cell office:value-type="float" office:value="11.3605" calcext:value-type="float">
            <text:p>11.3605</text:p>
          </table:table-cell>
        </table:table-row>
        <table:table-row table:style-name="ro1">
          <table:table-cell office:value-type="float" office:value="55.4" calcext:value-type="float">
            <text:p>55.4</text:p>
          </table:table-cell>
          <table:table-cell office:value-type="float" office:value="0.064856" calcext:value-type="float">
            <text:p>0.064856</text:p>
          </table:table-cell>
          <table:table-cell office:value-type="float" office:value="109.571" calcext:value-type="float">
            <text:p>109.571</text:p>
          </table:table-cell>
          <table:table-cell office:value-type="float" office:value="11.3638" calcext:value-type="float">
            <text:p>11.3638</text:p>
          </table:table-cell>
        </table:table-row>
        <table:table-row table:style-name="ro1">
          <table:table-cell office:value-type="float" office:value="55.5" calcext:value-type="float">
            <text:p>55.5</text:p>
          </table:table-cell>
          <table:table-cell office:value-type="float" office:value="0.0644564" calcext:value-type="float">
            <text:p>0.0644564</text:p>
          </table:table-cell>
          <table:table-cell office:value-type="float" office:value="109.569" calcext:value-type="float">
            <text:p>109.569</text:p>
          </table:table-cell>
          <table:table-cell office:value-type="float" office:value="11.367" calcext:value-type="float">
            <text:p>11.367</text:p>
          </table:table-cell>
        </table:table-row>
        <table:table-row table:style-name="ro1">
          <table:table-cell office:value-type="float" office:value="55.6" calcext:value-type="float">
            <text:p>55.6</text:p>
          </table:table-cell>
          <table:table-cell office:value-type="float" office:value="0.0640591" calcext:value-type="float">
            <text:p>0.0640591</text:p>
          </table:table-cell>
          <table:table-cell office:value-type="float" office:value="109.566" calcext:value-type="float">
            <text:p>109.566</text:p>
          </table:table-cell>
          <table:table-cell office:value-type="float" office:value="11.3702" calcext:value-type="float">
            <text:p>11.3702</text:p>
          </table:table-cell>
        </table:table-row>
        <table:table-row table:style-name="ro1">
          <table:table-cell office:value-type="float" office:value="55.7" calcext:value-type="float">
            <text:p>55.7</text:p>
          </table:table-cell>
          <table:table-cell office:value-type="float" office:value="0.0636642" calcext:value-type="float">
            <text:p>0.0636642</text:p>
          </table:table-cell>
          <table:table-cell office:value-type="float" office:value="109.563" calcext:value-type="float">
            <text:p>109.563</text:p>
          </table:table-cell>
          <table:table-cell office:value-type="float" office:value="11.3734" calcext:value-type="float">
            <text:p>11.3734</text:p>
          </table:table-cell>
        </table:table-row>
        <table:table-row table:style-name="ro1">
          <table:table-cell office:value-type="float" office:value="55.8" calcext:value-type="float">
            <text:p>55.8</text:p>
          </table:table-cell>
          <table:table-cell office:value-type="float" office:value="0.0632717" calcext:value-type="float">
            <text:p>0.0632717</text:p>
          </table:table-cell>
          <table:table-cell office:value-type="float" office:value="109.56" calcext:value-type="float">
            <text:p>109.56</text:p>
          </table:table-cell>
          <table:table-cell office:value-type="float" office:value="11.3766" calcext:value-type="float">
            <text:p>11.3766</text:p>
          </table:table-cell>
        </table:table-row>
        <table:table-row table:style-name="ro1">
          <table:table-cell office:value-type="float" office:value="55.9" calcext:value-type="float">
            <text:p>55.9</text:p>
          </table:table-cell>
          <table:table-cell office:value-type="float" office:value="0.0628815" calcext:value-type="float">
            <text:p>0.0628815</text:p>
          </table:table-cell>
          <table:table-cell office:value-type="float" office:value="109.557" calcext:value-type="float">
            <text:p>109.557</text:p>
          </table:table-cell>
          <table:table-cell office:value-type="float" office:value="11.3798" calcext:value-type="float">
            <text:p>11.379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624937" calcext:value-type="float">
            <text:p>0.0624937</text:p>
          </table:table-cell>
          <table:table-cell office:value-type="float" office:value="109.555" calcext:value-type="float">
            <text:p>109.555</text:p>
          </table:table-cell>
          <table:table-cell office:value-type="float" office:value="11.3829" calcext:value-type="float">
            <text:p>11.3829</text:p>
          </table:table-cell>
        </table:table-row>
        <table:table-row table:style-name="ro1">
          <table:table-cell office:value-type="float" office:value="56.1" calcext:value-type="float">
            <text:p>56.1</text:p>
          </table:table-cell>
          <table:table-cell office:value-type="float" office:value="0.0621082" calcext:value-type="float">
            <text:p>0.0621082</text:p>
          </table:table-cell>
          <table:table-cell office:value-type="float" office:value="109.552" calcext:value-type="float">
            <text:p>109.552</text:p>
          </table:table-cell>
          <table:table-cell office:value-type="float" office:value="11.386" calcext:value-type="float">
            <text:p>11.386</text:p>
          </table:table-cell>
        </table:table-row>
        <table:table-row table:style-name="ro1">
          <table:table-cell office:value-type="float" office:value="56.2" calcext:value-type="float">
            <text:p>56.2</text:p>
          </table:table-cell>
          <table:table-cell office:value-type="float" office:value="0.061725" calcext:value-type="float">
            <text:p>0.061725</text:p>
          </table:table-cell>
          <table:table-cell office:value-type="float" office:value="109.549" calcext:value-type="float">
            <text:p>109.549</text:p>
          </table:table-cell>
          <table:table-cell office:value-type="float" office:value="11.3891" calcext:value-type="float">
            <text:p>11.3891</text:p>
          </table:table-cell>
        </table:table-row>
        <table:table-row table:style-name="ro1">
          <table:table-cell office:value-type="float" office:value="56.3" calcext:value-type="float">
            <text:p>56.3</text:p>
          </table:table-cell>
          <table:table-cell office:value-type="float" office:value="0.0613441" calcext:value-type="float">
            <text:p>0.0613441</text:p>
          </table:table-cell>
          <table:table-cell office:value-type="float" office:value="109.546" calcext:value-type="float">
            <text:p>109.546</text:p>
          </table:table-cell>
          <table:table-cell office:value-type="float" office:value="11.3922" calcext:value-type="float">
            <text:p>11.3922</text:p>
          </table:table-cell>
        </table:table-row>
        <table:table-row table:style-name="ro1">
          <table:table-cell office:value-type="float" office:value="56.4" calcext:value-type="float">
            <text:p>56.4</text:p>
          </table:table-cell>
          <table:table-cell office:value-type="float" office:value="0.0609655" calcext:value-type="float">
            <text:p>0.0609655</text:p>
          </table:table-cell>
          <table:table-cell office:value-type="float" office:value="109.544" calcext:value-type="float">
            <text:p>109.544</text:p>
          </table:table-cell>
          <table:table-cell office:value-type="float" office:value="11.3953" calcext:value-type="float">
            <text:p>11.3953</text:p>
          </table:table-cell>
        </table:table-row>
        <table:table-row table:style-name="ro1">
          <table:table-cell office:value-type="float" office:value="56.5" calcext:value-type="float">
            <text:p>56.5</text:p>
          </table:table-cell>
          <table:table-cell office:value-type="float" office:value="0.0605892" calcext:value-type="float">
            <text:p>0.0605892</text:p>
          </table:table-cell>
          <table:table-cell office:value-type="float" office:value="109.541" calcext:value-type="float">
            <text:p>109.541</text:p>
          </table:table-cell>
          <table:table-cell office:value-type="float" office:value="11.3983" calcext:value-type="float">
            <text:p>11.3983</text:p>
          </table:table-cell>
        </table:table-row>
        <table:table-row table:style-name="ro1">
          <table:table-cell office:value-type="float" office:value="56.6" calcext:value-type="float">
            <text:p>56.6</text:p>
          </table:table-cell>
          <table:table-cell office:value-type="float" office:value="0.0602151" calcext:value-type="float">
            <text:p>0.0602151</text:p>
          </table:table-cell>
          <table:table-cell office:value-type="float" office:value="109.538" calcext:value-type="float">
            <text:p>109.538</text:p>
          </table:table-cell>
          <table:table-cell office:value-type="float" office:value="11.4013" calcext:value-type="float">
            <text:p>11.4013</text:p>
          </table:table-cell>
        </table:table-row>
        <table:table-row table:style-name="ro1">
          <table:table-cell office:value-type="float" office:value="56.7" calcext:value-type="float">
            <text:p>56.7</text:p>
          </table:table-cell>
          <table:table-cell office:value-type="float" office:value="0.0598432" calcext:value-type="float">
            <text:p>0.0598432</text:p>
          </table:table-cell>
          <table:table-cell office:value-type="float" office:value="109.536" calcext:value-type="float">
            <text:p>109.536</text:p>
          </table:table-cell>
          <table:table-cell office:value-type="float" office:value="11.4044" calcext:value-type="float">
            <text:p>11.4044</text:p>
          </table:table-cell>
        </table:table-row>
        <table:table-row table:style-name="ro1">
          <table:table-cell office:value-type="float" office:value="56.8" calcext:value-type="float">
            <text:p>56.8</text:p>
          </table:table-cell>
          <table:table-cell office:value-type="float" office:value="0.0594736" calcext:value-type="float">
            <text:p>0.0594736</text:p>
          </table:table-cell>
          <table:table-cell office:value-type="float" office:value="109.533" calcext:value-type="float">
            <text:p>109.533</text:p>
          </table:table-cell>
          <table:table-cell office:value-type="float" office:value="11.4073" calcext:value-type="float">
            <text:p>11.4073</text:p>
          </table:table-cell>
        </table:table-row>
        <table:table-row table:style-name="ro1">
          <table:table-cell office:value-type="float" office:value="56.9" calcext:value-type="float">
            <text:p>56.9</text:p>
          </table:table-cell>
          <table:table-cell office:value-type="float" office:value="0.0591063" calcext:value-type="float">
            <text:p>0.0591063</text:p>
          </table:table-cell>
          <table:table-cell office:value-type="float" office:value="109.531" calcext:value-type="float">
            <text:p>109.531</text:p>
          </table:table-cell>
          <table:table-cell office:value-type="float" office:value="11.4103" calcext:value-type="float">
            <text:p>11.410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587411" calcext:value-type="float">
            <text:p>0.0587411</text:p>
          </table:table-cell>
          <table:table-cell office:value-type="float" office:value="109.528" calcext:value-type="float">
            <text:p>109.528</text:p>
          </table:table-cell>
          <table:table-cell office:value-type="float" office:value="11.4133" calcext:value-type="float">
            <text:p>11.4133</text:p>
          </table:table-cell>
        </table:table-row>
        <table:table-row table:style-name="ro1">
          <table:table-cell office:value-type="float" office:value="57.1" calcext:value-type="float">
            <text:p>57.1</text:p>
          </table:table-cell>
          <table:table-cell office:value-type="float" office:value="0.0583781" calcext:value-type="float">
            <text:p>0.0583781</text:p>
          </table:table-cell>
          <table:table-cell office:value-type="float" office:value="109.525" calcext:value-type="float">
            <text:p>109.525</text:p>
          </table:table-cell>
          <table:table-cell office:value-type="float" office:value="11.4162" calcext:value-type="float">
            <text:p>11.4162</text:p>
          </table:table-cell>
        </table:table-row>
        <table:table-row table:style-name="ro1">
          <table:table-cell office:value-type="float" office:value="57.2" calcext:value-type="float">
            <text:p>57.2</text:p>
          </table:table-cell>
          <table:table-cell office:value-type="float" office:value="0.0580173" calcext:value-type="float">
            <text:p>0.0580173</text:p>
          </table:table-cell>
          <table:table-cell office:value-type="float" office:value="109.523" calcext:value-type="float">
            <text:p>109.523</text:p>
          </table:table-cell>
          <table:table-cell office:value-type="float" office:value="11.4191" calcext:value-type="float">
            <text:p>11.4191</text:p>
          </table:table-cell>
        </table:table-row>
        <table:table-row table:style-name="ro1">
          <table:table-cell office:value-type="float" office:value="57.3" calcext:value-type="float">
            <text:p>57.3</text:p>
          </table:table-cell>
          <table:table-cell office:value-type="float" office:value="0.0576587" calcext:value-type="float">
            <text:p>0.0576587</text:p>
          </table:table-cell>
          <table:table-cell office:value-type="float" office:value="109.52" calcext:value-type="float">
            <text:p>109.52</text:p>
          </table:table-cell>
          <table:table-cell office:value-type="float" office:value="11.422" calcext:value-type="float">
            <text:p>11.422</text:p>
          </table:table-cell>
        </table:table-row>
        <table:table-row table:style-name="ro1">
          <table:table-cell office:value-type="float" office:value="57.4" calcext:value-type="float">
            <text:p>57.4</text:p>
          </table:table-cell>
          <table:table-cell office:value-type="float" office:value="0.0573022" calcext:value-type="float">
            <text:p>0.0573022</text:p>
          </table:table-cell>
          <table:table-cell office:value-type="float" office:value="109.518" calcext:value-type="float">
            <text:p>109.518</text:p>
          </table:table-cell>
          <table:table-cell office:value-type="float" office:value="11.4249" calcext:value-type="float">
            <text:p>11.4249</text:p>
          </table:table-cell>
        </table:table-row>
        <table:table-row table:style-name="ro1">
          <table:table-cell office:value-type="float" office:value="57.5" calcext:value-type="float">
            <text:p>57.5</text:p>
          </table:table-cell>
          <table:table-cell office:value-type="float" office:value="0.0569479" calcext:value-type="float">
            <text:p>0.0569479</text:p>
          </table:table-cell>
          <table:table-cell office:value-type="float" office:value="109.515" calcext:value-type="float">
            <text:p>109.515</text:p>
          </table:table-cell>
          <table:table-cell office:value-type="float" office:value="11.4277" calcext:value-type="float">
            <text:p>11.4277</text:p>
          </table:table-cell>
        </table:table-row>
        <table:table-row table:style-name="ro1">
          <table:table-cell office:value-type="float" office:value="57.6" calcext:value-type="float">
            <text:p>57.6</text:p>
          </table:table-cell>
          <table:table-cell office:value-type="float" office:value="0.0565957" calcext:value-type="float">
            <text:p>0.0565957</text:p>
          </table:table-cell>
          <table:table-cell office:value-type="float" office:value="109.513" calcext:value-type="float">
            <text:p>109.513</text:p>
          </table:table-cell>
          <table:table-cell office:value-type="float" office:value="11.4306" calcext:value-type="float">
            <text:p>11.4306</text:p>
          </table:table-cell>
        </table:table-row>
        <table:table-row table:style-name="ro1">
          <table:table-cell office:value-type="float" office:value="57.7" calcext:value-type="float">
            <text:p>57.7</text:p>
          </table:table-cell>
          <table:table-cell office:value-type="float" office:value="0.0562456" calcext:value-type="float">
            <text:p>0.0562456</text:p>
          </table:table-cell>
          <table:table-cell office:value-type="float" office:value="109.51" calcext:value-type="float">
            <text:p>109.51</text:p>
          </table:table-cell>
          <table:table-cell office:value-type="float" office:value="11.4334" calcext:value-type="float">
            <text:p>11.4334</text:p>
          </table:table-cell>
        </table:table-row>
        <table:table-row table:style-name="ro1">
          <table:table-cell office:value-type="float" office:value="57.8" calcext:value-type="float">
            <text:p>57.8</text:p>
          </table:table-cell>
          <table:table-cell office:value-type="float" office:value="0.0558977" calcext:value-type="float">
            <text:p>0.0558977</text:p>
          </table:table-cell>
          <table:table-cell office:value-type="float" office:value="109.508" calcext:value-type="float">
            <text:p>109.508</text:p>
          </table:table-cell>
          <table:table-cell office:value-type="float" office:value="11.4362" calcext:value-type="float">
            <text:p>11.4362</text:p>
          </table:table-cell>
        </table:table-row>
        <table:table-row table:style-name="ro1">
          <table:table-cell office:value-type="float" office:value="57.9" calcext:value-type="float">
            <text:p>57.9</text:p>
          </table:table-cell>
          <table:table-cell office:value-type="float" office:value="0.0555518" calcext:value-type="float">
            <text:p>0.0555518</text:p>
          </table:table-cell>
          <table:table-cell office:value-type="float" office:value="109.505" calcext:value-type="float">
            <text:p>109.505</text:p>
          </table:table-cell>
          <table:table-cell office:value-type="float" office:value="11.439" calcext:value-type="float">
            <text:p>11.43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552081" calcext:value-type="float">
            <text:p>0.0552081</text:p>
          </table:table-cell>
          <table:table-cell office:value-type="float" office:value="109.503" calcext:value-type="float">
            <text:p>109.503</text:p>
          </table:table-cell>
          <table:table-cell office:value-type="float" office:value="11.4418" calcext:value-type="float">
            <text:p>11.4418</text:p>
          </table:table-cell>
        </table:table-row>
        <table:table-row table:style-name="ro1">
          <table:table-cell office:value-type="float" office:value="58.1" calcext:value-type="float">
            <text:p>58.1</text:p>
          </table:table-cell>
          <table:table-cell office:value-type="float" office:value="0.0548664" calcext:value-type="float">
            <text:p>0.0548664</text:p>
          </table:table-cell>
          <table:table-cell office:value-type="float" office:value="109.501" calcext:value-type="float">
            <text:p>109.501</text:p>
          </table:table-cell>
          <table:table-cell office:value-type="float" office:value="11.4445" calcext:value-type="float">
            <text:p>11.4445</text:p>
          </table:table-cell>
        </table:table-row>
        <table:table-row table:style-name="ro1">
          <table:table-cell office:value-type="float" office:value="58.2" calcext:value-type="float">
            <text:p>58.2</text:p>
          </table:table-cell>
          <table:table-cell office:value-type="float" office:value="0.0545267" calcext:value-type="float">
            <text:p>0.0545267</text:p>
          </table:table-cell>
          <table:table-cell office:value-type="float" office:value="109.498" calcext:value-type="float">
            <text:p>109.498</text:p>
          </table:table-cell>
          <table:table-cell office:value-type="float" office:value="11.4473" calcext:value-type="float">
            <text:p>11.4473</text:p>
          </table:table-cell>
        </table:table-row>
        <table:table-row table:style-name="ro1">
          <table:table-cell office:value-type="float" office:value="58.3" calcext:value-type="float">
            <text:p>58.3</text:p>
          </table:table-cell>
          <table:table-cell office:value-type="float" office:value="0.0541892" calcext:value-type="float">
            <text:p>0.0541892</text:p>
          </table:table-cell>
          <table:table-cell office:value-type="float" office:value="109.496" calcext:value-type="float">
            <text:p>109.496</text:p>
          </table:table-cell>
          <table:table-cell office:value-type="float" office:value="11.45" calcext:value-type="float">
            <text:p>11.45</text:p>
          </table:table-cell>
        </table:table-row>
        <table:table-row table:style-name="ro1">
          <table:table-cell office:value-type="float" office:value="58.4" calcext:value-type="float">
            <text:p>58.4</text:p>
          </table:table-cell>
          <table:table-cell office:value-type="float" office:value="0.0538536" calcext:value-type="float">
            <text:p>0.0538536</text:p>
          </table:table-cell>
          <table:table-cell office:value-type="float" office:value="109.493" calcext:value-type="float">
            <text:p>109.493</text:p>
          </table:table-cell>
          <table:table-cell office:value-type="float" office:value="11.4527" calcext:value-type="float">
            <text:p>11.4527</text:p>
          </table:table-cell>
        </table:table-row>
        <table:table-row table:style-name="ro1">
          <table:table-cell office:value-type="float" office:value="58.5" calcext:value-type="float">
            <text:p>58.5</text:p>
          </table:table-cell>
          <table:table-cell office:value-type="float" office:value="0.0535201" calcext:value-type="float">
            <text:p>0.0535201</text:p>
          </table:table-cell>
          <table:table-cell office:value-type="float" office:value="109.491" calcext:value-type="float">
            <text:p>109.491</text:p>
          </table:table-cell>
          <table:table-cell office:value-type="float" office:value="11.4554" calcext:value-type="float">
            <text:p>11.4554</text:p>
          </table:table-cell>
        </table:table-row>
        <table:table-row table:style-name="ro1">
          <table:table-cell office:value-type="float" office:value="58.6" calcext:value-type="float">
            <text:p>58.6</text:p>
          </table:table-cell>
          <table:table-cell office:value-type="float" office:value="0.0531886" calcext:value-type="float">
            <text:p>0.0531886</text:p>
          </table:table-cell>
          <table:table-cell office:value-type="float" office:value="109.489" calcext:value-type="float">
            <text:p>109.489</text:p>
          </table:table-cell>
          <table:table-cell office:value-type="float" office:value="11.4581" calcext:value-type="float">
            <text:p>11.4581</text:p>
          </table:table-cell>
        </table:table-row>
        <table:table-row table:style-name="ro1">
          <table:table-cell office:value-type="float" office:value="58.7" calcext:value-type="float">
            <text:p>58.7</text:p>
          </table:table-cell>
          <table:table-cell office:value-type="float" office:value="0.0528591" calcext:value-type="float">
            <text:p>0.0528591</text:p>
          </table:table-cell>
          <table:table-cell office:value-type="float" office:value="109.486" calcext:value-type="float">
            <text:p>109.486</text:p>
          </table:table-cell>
          <table:table-cell office:value-type="float" office:value="11.4607" calcext:value-type="float">
            <text:p>11.4607</text:p>
          </table:table-cell>
        </table:table-row>
        <table:table-row table:style-name="ro1">
          <table:table-cell office:value-type="float" office:value="58.8" calcext:value-type="float">
            <text:p>58.8</text:p>
          </table:table-cell>
          <table:table-cell office:value-type="float" office:value="0.0525316" calcext:value-type="float">
            <text:p>0.0525316</text:p>
          </table:table-cell>
          <table:table-cell office:value-type="float" office:value="109.484" calcext:value-type="float">
            <text:p>109.484</text:p>
          </table:table-cell>
          <table:table-cell office:value-type="float" office:value="11.4634" calcext:value-type="float">
            <text:p>11.4634</text:p>
          </table:table-cell>
        </table:table-row>
        <table:table-row table:style-name="ro1">
          <table:table-cell office:value-type="float" office:value="58.9" calcext:value-type="float">
            <text:p>58.9</text:p>
          </table:table-cell>
          <table:table-cell office:value-type="float" office:value="0.0522061" calcext:value-type="float">
            <text:p>0.0522061</text:p>
          </table:table-cell>
          <table:table-cell office:value-type="float" office:value="109.482" calcext:value-type="float">
            <text:p>109.482</text:p>
          </table:table-cell>
          <table:table-cell office:value-type="float" office:value="11.466" calcext:value-type="float">
            <text:p>11.46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518825" calcext:value-type="float">
            <text:p>0.0518825</text:p>
          </table:table-cell>
          <table:table-cell office:value-type="float" office:value="109.48" calcext:value-type="float">
            <text:p>109.48</text:p>
          </table:table-cell>
          <table:table-cell office:value-type="float" office:value="11.4686" calcext:value-type="float">
            <text:p>11.4686</text:p>
          </table:table-cell>
        </table:table-row>
        <table:table-row table:style-name="ro1">
          <table:table-cell office:value-type="float" office:value="59.1" calcext:value-type="float">
            <text:p>59.1</text:p>
          </table:table-cell>
          <table:table-cell office:value-type="float" office:value="0.0515609" calcext:value-type="float">
            <text:p>0.0515609</text:p>
          </table:table-cell>
          <table:table-cell office:value-type="float" office:value="109.477" calcext:value-type="float">
            <text:p>109.477</text:p>
          </table:table-cell>
          <table:table-cell office:value-type="float" office:value="11.4712" calcext:value-type="float">
            <text:p>11.4712</text:p>
          </table:table-cell>
        </table:table-row>
        <table:table-row table:style-name="ro1">
          <table:table-cell office:value-type="float" office:value="59.2" calcext:value-type="float">
            <text:p>59.2</text:p>
          </table:table-cell>
          <table:table-cell office:value-type="float" office:value="0.0512412" calcext:value-type="float">
            <text:p>0.0512412</text:p>
          </table:table-cell>
          <table:table-cell office:value-type="float" office:value="109.475" calcext:value-type="float">
            <text:p>109.475</text:p>
          </table:table-cell>
          <table:table-cell office:value-type="float" office:value="11.4738" calcext:value-type="float">
            <text:p>11.4738</text:p>
          </table:table-cell>
        </table:table-row>
        <table:table-row table:style-name="ro1">
          <table:table-cell office:value-type="float" office:value="59.3" calcext:value-type="float">
            <text:p>59.3</text:p>
          </table:table-cell>
          <table:table-cell office:value-type="float" office:value="0.0509235" calcext:value-type="float">
            <text:p>0.0509235</text:p>
          </table:table-cell>
          <table:table-cell office:value-type="float" office:value="109.473" calcext:value-type="float">
            <text:p>109.473</text:p>
          </table:table-cell>
          <table:table-cell office:value-type="float" office:value="11.4763" calcext:value-type="float">
            <text:p>11.4763</text:p>
          </table:table-cell>
        </table:table-row>
        <table:table-row table:style-name="ro1">
          <table:table-cell office:value-type="float" office:value="59.4" calcext:value-type="float">
            <text:p>59.4</text:p>
          </table:table-cell>
          <table:table-cell office:value-type="float" office:value="0.0506077" calcext:value-type="float">
            <text:p>0.0506077</text:p>
          </table:table-cell>
          <table:table-cell office:value-type="float" office:value="109.471" calcext:value-type="float">
            <text:p>109.471</text:p>
          </table:table-cell>
          <table:table-cell office:value-type="float" office:value="11.4789" calcext:value-type="float">
            <text:p>11.4789</text:p>
          </table:table-cell>
        </table:table-row>
        <table:table-row table:style-name="ro1">
          <table:table-cell office:value-type="float" office:value="59.5" calcext:value-type="float">
            <text:p>59.5</text:p>
          </table:table-cell>
          <table:table-cell office:value-type="float" office:value="0.0502939" calcext:value-type="float">
            <text:p>0.0502939</text:p>
          </table:table-cell>
          <table:table-cell office:value-type="float" office:value="109.468" calcext:value-type="float">
            <text:p>109.468</text:p>
          </table:table-cell>
          <table:table-cell office:value-type="float" office:value="11.4814" calcext:value-type="float">
            <text:p>11.4814</text:p>
          </table:table-cell>
        </table:table-row>
        <table:table-row table:style-name="ro1">
          <table:table-cell office:value-type="float" office:value="59.6" calcext:value-type="float">
            <text:p>59.6</text:p>
          </table:table-cell>
          <table:table-cell office:value-type="float" office:value="0.0499819" calcext:value-type="float">
            <text:p>0.0499819</text:p>
          </table:table-cell>
          <table:table-cell office:value-type="float" office:value="109.466" calcext:value-type="float">
            <text:p>109.466</text:p>
          </table:table-cell>
          <table:table-cell office:value-type="float" office:value="11.4839" calcext:value-type="float">
            <text:p>11.4839</text:p>
          </table:table-cell>
        </table:table-row>
        <table:table-row table:style-name="ro1">
          <table:table-cell office:value-type="float" office:value="59.7" calcext:value-type="float">
            <text:p>59.7</text:p>
          </table:table-cell>
          <table:table-cell office:value-type="float" office:value="0.0496718" calcext:value-type="float">
            <text:p>0.0496718</text:p>
          </table:table-cell>
          <table:table-cell office:value-type="float" office:value="109.464" calcext:value-type="float">
            <text:p>109.464</text:p>
          </table:table-cell>
          <table:table-cell office:value-type="float" office:value="11.4864" calcext:value-type="float">
            <text:p>11.4864</text:p>
          </table:table-cell>
        </table:table-row>
        <table:table-row table:style-name="ro1">
          <table:table-cell office:value-type="float" office:value="59.8" calcext:value-type="float">
            <text:p>59.8</text:p>
          </table:table-cell>
          <table:table-cell office:value-type="float" office:value="0.0493636" calcext:value-type="float">
            <text:p>0.0493636</text:p>
          </table:table-cell>
          <table:table-cell office:value-type="float" office:value="109.462" calcext:value-type="float">
            <text:p>109.462</text:p>
          </table:table-cell>
          <table:table-cell office:value-type="float" office:value="11.4889" calcext:value-type="float">
            <text:p>11.4889</text:p>
          </table:table-cell>
        </table:table-row>
        <table:table-row table:style-name="ro1">
          <table:table-cell office:value-type="float" office:value="59.9" calcext:value-type="float">
            <text:p>59.9</text:p>
          </table:table-cell>
          <table:table-cell office:value-type="float" office:value="0.0490573" calcext:value-type="float">
            <text:p>0.0490573</text:p>
          </table:table-cell>
          <table:table-cell office:value-type="float" office:value="109.46" calcext:value-type="float">
            <text:p>109.46</text:p>
          </table:table-cell>
          <table:table-cell office:value-type="float" office:value="11.4913" calcext:value-type="float">
            <text:p>11.491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487528" calcext:value-type="float">
            <text:p>0.0487528</text:p>
          </table:table-cell>
          <table:table-cell office:value-type="float" office:value="109.457" calcext:value-type="float">
            <text:p>109.457</text:p>
          </table:table-cell>
          <table:table-cell office:value-type="float" office:value="11.4938" calcext:value-type="float">
            <text:p>11.4938</text:p>
          </table:table-cell>
        </table:table-row>
        <table:table-row table:style-name="ro1">
          <table:table-cell office:value-type="float" office:value="60.1" calcext:value-type="float">
            <text:p>60.1</text:p>
          </table:table-cell>
          <table:table-cell office:value-type="float" office:value="0.0484502" calcext:value-type="float">
            <text:p>0.0484502</text:p>
          </table:table-cell>
          <table:table-cell office:value-type="float" office:value="109.455" calcext:value-type="float">
            <text:p>109.455</text:p>
          </table:table-cell>
          <table:table-cell office:value-type="float" office:value="11.4962" calcext:value-type="float">
            <text:p>11.4962</text:p>
          </table:table-cell>
        </table:table-row>
        <table:table-row table:style-name="ro1">
          <table:table-cell office:value-type="float" office:value="60.2" calcext:value-type="float">
            <text:p>60.2</text:p>
          </table:table-cell>
          <table:table-cell office:value-type="float" office:value="0.0481494" calcext:value-type="float">
            <text:p>0.0481494</text:p>
          </table:table-cell>
          <table:table-cell office:value-type="float" office:value="109.453" calcext:value-type="float">
            <text:p>109.453</text:p>
          </table:table-cell>
          <table:table-cell office:value-type="float" office:value="11.4986" calcext:value-type="float">
            <text:p>11.4986</text:p>
          </table:table-cell>
        </table:table-row>
        <table:table-row table:style-name="ro1">
          <table:table-cell office:value-type="float" office:value="60.3" calcext:value-type="float">
            <text:p>60.3</text:p>
          </table:table-cell>
          <table:table-cell office:value-type="float" office:value="0.0478504" calcext:value-type="float">
            <text:p>0.0478504</text:p>
          </table:table-cell>
          <table:table-cell office:value-type="float" office:value="109.451" calcext:value-type="float">
            <text:p>109.451</text:p>
          </table:table-cell>
          <table:table-cell office:value-type="float" office:value="11.501" calcext:value-type="float">
            <text:p>11.501</text:p>
          </table:table-cell>
        </table:table-row>
        <table:table-row table:style-name="ro1">
          <table:table-cell office:value-type="float" office:value="60.4" calcext:value-type="float">
            <text:p>60.4</text:p>
          </table:table-cell>
          <table:table-cell office:value-type="float" office:value="0.0475533" calcext:value-type="float">
            <text:p>0.0475533</text:p>
          </table:table-cell>
          <table:table-cell office:value-type="float" office:value="109.449" calcext:value-type="float">
            <text:p>109.449</text:p>
          </table:table-cell>
          <table:table-cell office:value-type="float" office:value="11.5034" calcext:value-type="float">
            <text:p>11.5034</text:p>
          </table:table-cell>
        </table:table-row>
        <table:table-row table:style-name="ro1">
          <table:table-cell office:value-type="float" office:value="60.5" calcext:value-type="float">
            <text:p>60.5</text:p>
          </table:table-cell>
          <table:table-cell office:value-type="float" office:value="0.0472579" calcext:value-type="float">
            <text:p>0.0472579</text:p>
          </table:table-cell>
          <table:table-cell office:value-type="float" office:value="109.447" calcext:value-type="float">
            <text:p>109.447</text:p>
          </table:table-cell>
          <table:table-cell office:value-type="float" office:value="11.5058" calcext:value-type="float">
            <text:p>11.5058</text:p>
          </table:table-cell>
        </table:table-row>
        <table:table-row table:style-name="ro1">
          <table:table-cell office:value-type="float" office:value="60.6" calcext:value-type="float">
            <text:p>60.6</text:p>
          </table:table-cell>
          <table:table-cell office:value-type="float" office:value="0.0469644" calcext:value-type="float">
            <text:p>0.0469644</text:p>
          </table:table-cell>
          <table:table-cell office:value-type="float" office:value="109.445" calcext:value-type="float">
            <text:p>109.445</text:p>
          </table:table-cell>
          <table:table-cell office:value-type="float" office:value="11.5082" calcext:value-type="float">
            <text:p>11.5082</text:p>
          </table:table-cell>
        </table:table-row>
        <table:table-row table:style-name="ro1">
          <table:table-cell office:value-type="float" office:value="60.7" calcext:value-type="float">
            <text:p>60.7</text:p>
          </table:table-cell>
          <table:table-cell office:value-type="float" office:value="0.0466726" calcext:value-type="float">
            <text:p>0.0466726</text:p>
          </table:table-cell>
          <table:table-cell office:value-type="float" office:value="109.443" calcext:value-type="float">
            <text:p>109.443</text:p>
          </table:table-cell>
          <table:table-cell office:value-type="float" office:value="11.5105" calcext:value-type="float">
            <text:p>11.5105</text:p>
          </table:table-cell>
        </table:table-row>
        <table:table-row table:style-name="ro1">
          <table:table-cell office:value-type="float" office:value="60.8" calcext:value-type="float">
            <text:p>60.8</text:p>
          </table:table-cell>
          <table:table-cell office:value-type="float" office:value="0.0463826" calcext:value-type="float">
            <text:p>0.0463826</text:p>
          </table:table-cell>
          <table:table-cell office:value-type="float" office:value="109.441" calcext:value-type="float">
            <text:p>109.441</text:p>
          </table:table-cell>
          <table:table-cell office:value-type="float" office:value="11.5128" calcext:value-type="float">
            <text:p>11.5128</text:p>
          </table:table-cell>
        </table:table-row>
        <table:table-row table:style-name="ro1">
          <table:table-cell office:value-type="float" office:value="60.9" calcext:value-type="float">
            <text:p>60.9</text:p>
          </table:table-cell>
          <table:table-cell office:value-type="float" office:value="0.0460944" calcext:value-type="float">
            <text:p>0.0460944</text:p>
          </table:table-cell>
          <table:table-cell office:value-type="float" office:value="109.439" calcext:value-type="float">
            <text:p>109.439</text:p>
          </table:table-cell>
          <table:table-cell office:value-type="float" office:value="11.5151" calcext:value-type="float">
            <text:p>11.515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458079" calcext:value-type="float">
            <text:p>0.0458079</text:p>
          </table:table-cell>
          <table:table-cell office:value-type="float" office:value="109.437" calcext:value-type="float">
            <text:p>109.437</text:p>
          </table:table-cell>
          <table:table-cell office:value-type="float" office:value="11.5174" calcext:value-type="float">
            <text:p>11.5174</text:p>
          </table:table-cell>
        </table:table-row>
        <table:table-row table:style-name="ro1">
          <table:table-cell office:value-type="float" office:value="61.1" calcext:value-type="float">
            <text:p>61.1</text:p>
          </table:table-cell>
          <table:table-cell office:value-type="float" office:value="0.0455232" calcext:value-type="float">
            <text:p>0.0455232</text:p>
          </table:table-cell>
          <table:table-cell office:value-type="float" office:value="109.435" calcext:value-type="float">
            <text:p>109.435</text:p>
          </table:table-cell>
          <table:table-cell office:value-type="float" office:value="11.5197" calcext:value-type="float">
            <text:p>11.5197</text:p>
          </table:table-cell>
        </table:table-row>
        <table:table-row table:style-name="ro1">
          <table:table-cell office:value-type="float" office:value="61.2" calcext:value-type="float">
            <text:p>61.2</text:p>
          </table:table-cell>
          <table:table-cell office:value-type="float" office:value="0.0452402" calcext:value-type="float">
            <text:p>0.0452402</text:p>
          </table:table-cell>
          <table:table-cell office:value-type="float" office:value="109.433" calcext:value-type="float">
            <text:p>109.433</text:p>
          </table:table-cell>
          <table:table-cell office:value-type="float" office:value="11.522" calcext:value-type="float">
            <text:p>11.522</text:p>
          </table:table-cell>
        </table:table-row>
        <table:table-row table:style-name="ro1">
          <table:table-cell office:value-type="float" office:value="61.3" calcext:value-type="float">
            <text:p>61.3</text:p>
          </table:table-cell>
          <table:table-cell office:value-type="float" office:value="0.044959" calcext:value-type="float">
            <text:p>0.044959</text:p>
          </table:table-cell>
          <table:table-cell office:value-type="float" office:value="109.431" calcext:value-type="float">
            <text:p>109.431</text:p>
          </table:table-cell>
          <table:table-cell office:value-type="float" office:value="11.5243" calcext:value-type="float">
            <text:p>11.5243</text:p>
          </table:table-cell>
        </table:table-row>
        <table:table-row table:style-name="ro1">
          <table:table-cell office:value-type="float" office:value="61.4" calcext:value-type="float">
            <text:p>61.4</text:p>
          </table:table-cell>
          <table:table-cell office:value-type="float" office:value="0.0446794" calcext:value-type="float">
            <text:p>0.0446794</text:p>
          </table:table-cell>
          <table:table-cell office:value-type="float" office:value="109.429" calcext:value-type="float">
            <text:p>109.429</text:p>
          </table:table-cell>
          <table:table-cell office:value-type="float" office:value="11.5265" calcext:value-type="float">
            <text:p>11.5265</text:p>
          </table:table-cell>
        </table:table-row>
        <table:table-row table:style-name="ro1">
          <table:table-cell office:value-type="float" office:value="61.5" calcext:value-type="float">
            <text:p>61.5</text:p>
          </table:table-cell>
          <table:table-cell office:value-type="float" office:value="0.0444016" calcext:value-type="float">
            <text:p>0.0444016</text:p>
          </table:table-cell>
          <table:table-cell office:value-type="float" office:value="109.427" calcext:value-type="float">
            <text:p>109.427</text:p>
          </table:table-cell>
          <table:table-cell office:value-type="float" office:value="11.5287" calcext:value-type="float">
            <text:p>11.5287</text:p>
          </table:table-cell>
        </table:table-row>
        <table:table-row table:style-name="ro1">
          <table:table-cell office:value-type="float" office:value="61.6" calcext:value-type="float">
            <text:p>61.6</text:p>
          </table:table-cell>
          <table:table-cell office:value-type="float" office:value="0.0441254" calcext:value-type="float">
            <text:p>0.0441254</text:p>
          </table:table-cell>
          <table:table-cell office:value-type="float" office:value="109.425" calcext:value-type="float">
            <text:p>109.425</text:p>
          </table:table-cell>
          <table:table-cell office:value-type="float" office:value="11.531" calcext:value-type="float">
            <text:p>11.531</text:p>
          </table:table-cell>
        </table:table-row>
        <table:table-row table:style-name="ro1">
          <table:table-cell office:value-type="float" office:value="61.7" calcext:value-type="float">
            <text:p>61.7</text:p>
          </table:table-cell>
          <table:table-cell office:value-type="float" office:value="0.0438509" calcext:value-type="float">
            <text:p>0.0438509</text:p>
          </table:table-cell>
          <table:table-cell office:value-type="float" office:value="109.423" calcext:value-type="float">
            <text:p>109.423</text:p>
          </table:table-cell>
          <table:table-cell office:value-type="float" office:value="11.5332" calcext:value-type="float">
            <text:p>11.5332</text:p>
          </table:table-cell>
        </table:table-row>
        <table:table-row table:style-name="ro1">
          <table:table-cell office:value-type="float" office:value="61.8" calcext:value-type="float">
            <text:p>61.8</text:p>
          </table:table-cell>
          <table:table-cell office:value-type="float" office:value="0.0435781" calcext:value-type="float">
            <text:p>0.0435781</text:p>
          </table:table-cell>
          <table:table-cell office:value-type="float" office:value="109.421" calcext:value-type="float">
            <text:p>109.421</text:p>
          </table:table-cell>
          <table:table-cell office:value-type="float" office:value="11.5353" calcext:value-type="float">
            <text:p>11.5353</text:p>
          </table:table-cell>
        </table:table-row>
        <table:table-row table:style-name="ro1">
          <table:table-cell office:value-type="float" office:value="61.9" calcext:value-type="float">
            <text:p>61.9</text:p>
          </table:table-cell>
          <table:table-cell office:value-type="float" office:value="0.043307" calcext:value-type="float">
            <text:p>0.043307</text:p>
          </table:table-cell>
          <table:table-cell office:value-type="float" office:value="109.419" calcext:value-type="float">
            <text:p>109.419</text:p>
          </table:table-cell>
          <table:table-cell office:value-type="float" office:value="11.5375" calcext:value-type="float">
            <text:p>11.537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430375" calcext:value-type="float">
            <text:p>0.0430375</text:p>
          </table:table-cell>
          <table:table-cell office:value-type="float" office:value="109.417" calcext:value-type="float">
            <text:p>109.417</text:p>
          </table:table-cell>
          <table:table-cell office:value-type="float" office:value="11.5397" calcext:value-type="float">
            <text:p>11.5397</text:p>
          </table:table-cell>
        </table:table-row>
        <table:table-row table:style-name="ro1">
          <table:table-cell office:value-type="float" office:value="62.1" calcext:value-type="float">
            <text:p>62.1</text:p>
          </table:table-cell>
          <table:table-cell office:value-type="float" office:value="0.0427697" calcext:value-type="float">
            <text:p>0.0427697</text:p>
          </table:table-cell>
          <table:table-cell office:value-type="float" office:value="109.415" calcext:value-type="float">
            <text:p>109.415</text:p>
          </table:table-cell>
          <table:table-cell office:value-type="float" office:value="11.5418" calcext:value-type="float">
            <text:p>11.5418</text:p>
          </table:table-cell>
        </table:table-row>
        <table:table-row table:style-name="ro1">
          <table:table-cell office:value-type="float" office:value="62.2" calcext:value-type="float">
            <text:p>62.2</text:p>
          </table:table-cell>
          <table:table-cell office:value-type="float" office:value="0.0425035" calcext:value-type="float">
            <text:p>0.0425035</text:p>
          </table:table-cell>
          <table:table-cell office:value-type="float" office:value="109.414" calcext:value-type="float">
            <text:p>109.414</text:p>
          </table:table-cell>
          <table:table-cell office:value-type="float" office:value="11.544" calcext:value-type="float">
            <text:p>11.544</text:p>
          </table:table-cell>
        </table:table-row>
        <table:table-row table:style-name="ro1">
          <table:table-cell office:value-type="float" office:value="62.3" calcext:value-type="float">
            <text:p>62.3</text:p>
          </table:table-cell>
          <table:table-cell office:value-type="float" office:value="0.0422389" calcext:value-type="float">
            <text:p>0.0422389</text:p>
          </table:table-cell>
          <table:table-cell office:value-type="float" office:value="109.412" calcext:value-type="float">
            <text:p>109.412</text:p>
          </table:table-cell>
          <table:table-cell office:value-type="float" office:value="11.5461" calcext:value-type="float">
            <text:p>11.5461</text:p>
          </table:table-cell>
        </table:table-row>
        <table:table-row table:style-name="ro1">
          <table:table-cell office:value-type="float" office:value="62.4" calcext:value-type="float">
            <text:p>62.4</text:p>
          </table:table-cell>
          <table:table-cell office:value-type="float" office:value="0.0419759" calcext:value-type="float">
            <text:p>0.0419759</text:p>
          </table:table-cell>
          <table:table-cell office:value-type="float" office:value="109.41" calcext:value-type="float">
            <text:p>109.41</text:p>
          </table:table-cell>
          <table:table-cell office:value-type="float" office:value="11.5482" calcext:value-type="float">
            <text:p>11.5482</text:p>
          </table:table-cell>
        </table:table-row>
        <table:table-row table:style-name="ro1">
          <table:table-cell office:value-type="float" office:value="62.5" calcext:value-type="float">
            <text:p>62.5</text:p>
          </table:table-cell>
          <table:table-cell office:value-type="float" office:value="0.0417146" calcext:value-type="float">
            <text:p>0.0417146</text:p>
          </table:table-cell>
          <table:table-cell office:value-type="float" office:value="109.408" calcext:value-type="float">
            <text:p>109.408</text:p>
          </table:table-cell>
          <table:table-cell office:value-type="float" office:value="11.5503" calcext:value-type="float">
            <text:p>11.5503</text:p>
          </table:table-cell>
        </table:table-row>
        <table:table-row table:style-name="ro1">
          <table:table-cell office:value-type="float" office:value="62.6" calcext:value-type="float">
            <text:p>62.6</text:p>
          </table:table-cell>
          <table:table-cell office:value-type="float" office:value="0.0414548" calcext:value-type="float">
            <text:p>0.0414548</text:p>
          </table:table-cell>
          <table:table-cell office:value-type="float" office:value="109.406" calcext:value-type="float">
            <text:p>109.406</text:p>
          </table:table-cell>
          <table:table-cell office:value-type="float" office:value="11.5524" calcext:value-type="float">
            <text:p>11.5524</text:p>
          </table:table-cell>
        </table:table-row>
        <table:table-row table:style-name="ro1">
          <table:table-cell office:value-type="float" office:value="62.7" calcext:value-type="float">
            <text:p>62.7</text:p>
          </table:table-cell>
          <table:table-cell office:value-type="float" office:value="0.0411966" calcext:value-type="float">
            <text:p>0.0411966</text:p>
          </table:table-cell>
          <table:table-cell office:value-type="float" office:value="109.404" calcext:value-type="float">
            <text:p>109.404</text:p>
          </table:table-cell>
          <table:table-cell office:value-type="float" office:value="11.5544" calcext:value-type="float">
            <text:p>11.5544</text:p>
          </table:table-cell>
        </table:table-row>
        <table:table-row table:style-name="ro1">
          <table:table-cell office:value-type="float" office:value="62.8" calcext:value-type="float">
            <text:p>62.8</text:p>
          </table:table-cell>
          <table:table-cell office:value-type="float" office:value="0.04094" calcext:value-type="float">
            <text:p>0.04094</text:p>
          </table:table-cell>
          <table:table-cell office:value-type="float" office:value="109.403" calcext:value-type="float">
            <text:p>109.403</text:p>
          </table:table-cell>
          <table:table-cell office:value-type="float" office:value="11.5565" calcext:value-type="float">
            <text:p>11.5565</text:p>
          </table:table-cell>
        </table:table-row>
        <table:table-row table:style-name="ro1">
          <table:table-cell office:value-type="float" office:value="62.9" calcext:value-type="float">
            <text:p>62.9</text:p>
          </table:table-cell>
          <table:table-cell office:value-type="float" office:value="0.040685" calcext:value-type="float">
            <text:p>0.040685</text:p>
          </table:table-cell>
          <table:table-cell office:value-type="float" office:value="109.401" calcext:value-type="float">
            <text:p>109.401</text:p>
          </table:table-cell>
          <table:table-cell office:value-type="float" office:value="11.5585" calcext:value-type="float">
            <text:p>11.558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404315" calcext:value-type="float">
            <text:p>0.0404315</text:p>
          </table:table-cell>
          <table:table-cell office:value-type="float" office:value="109.399" calcext:value-type="float">
            <text:p>109.399</text:p>
          </table:table-cell>
          <table:table-cell office:value-type="float" office:value="11.5606" calcext:value-type="float">
            <text:p>11.5606</text:p>
          </table:table-cell>
        </table:table-row>
        <table:table-row table:style-name="ro1">
          <table:table-cell office:value-type="float" office:value="63.1" calcext:value-type="float">
            <text:p>63.1</text:p>
          </table:table-cell>
          <table:table-cell office:value-type="float" office:value="0.0401796" calcext:value-type="float">
            <text:p>0.0401796</text:p>
          </table:table-cell>
          <table:table-cell office:value-type="float" office:value="109.397" calcext:value-type="float">
            <text:p>109.397</text:p>
          </table:table-cell>
          <table:table-cell office:value-type="float" office:value="11.5626" calcext:value-type="float">
            <text:p>11.5626</text:p>
          </table:table-cell>
        </table:table-row>
        <table:table-row table:style-name="ro1">
          <table:table-cell office:value-type="float" office:value="63.2" calcext:value-type="float">
            <text:p>63.2</text:p>
          </table:table-cell>
          <table:table-cell office:value-type="float" office:value="0.0399293" calcext:value-type="float">
            <text:p>0.0399293</text:p>
          </table:table-cell>
          <table:table-cell office:value-type="float" office:value="109.395" calcext:value-type="float">
            <text:p>109.395</text:p>
          </table:table-cell>
          <table:table-cell office:value-type="float" office:value="11.5646" calcext:value-type="float">
            <text:p>11.5646</text:p>
          </table:table-cell>
        </table:table-row>
        <table:table-row table:style-name="ro1">
          <table:table-cell office:value-type="float" office:value="63.3" calcext:value-type="float">
            <text:p>63.3</text:p>
          </table:table-cell>
          <table:table-cell office:value-type="float" office:value="0.0396804" calcext:value-type="float">
            <text:p>0.0396804</text:p>
          </table:table-cell>
          <table:table-cell office:value-type="float" office:value="109.394" calcext:value-type="float">
            <text:p>109.394</text:p>
          </table:table-cell>
          <table:table-cell office:value-type="float" office:value="11.5666" calcext:value-type="float">
            <text:p>11.5666</text:p>
          </table:table-cell>
        </table:table-row>
        <table:table-row table:style-name="ro1">
          <table:table-cell office:value-type="float" office:value="63.4" calcext:value-type="float">
            <text:p>63.4</text:p>
          </table:table-cell>
          <table:table-cell office:value-type="float" office:value="0.0394331" calcext:value-type="float">
            <text:p>0.0394331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11.5686" calcext:value-type="float">
            <text:p>11.5686</text:p>
          </table:table-cell>
        </table:table-row>
        <table:table-row table:style-name="ro1">
          <table:table-cell office:value-type="float" office:value="63.5" calcext:value-type="float">
            <text:p>63.5</text:p>
          </table:table-cell>
          <table:table-cell office:value-type="float" office:value="0.0391873" calcext:value-type="float">
            <text:p>0.0391873</text:p>
          </table:table-cell>
          <table:table-cell office:value-type="float" office:value="109.39" calcext:value-type="float">
            <text:p>109.39</text:p>
          </table:table-cell>
          <table:table-cell office:value-type="float" office:value="11.5705" calcext:value-type="float">
            <text:p>11.5705</text:p>
          </table:table-cell>
        </table:table-row>
        <table:table-row table:style-name="ro1">
          <table:table-cell office:value-type="float" office:value="63.6" calcext:value-type="float">
            <text:p>63.6</text:p>
          </table:table-cell>
          <table:table-cell office:value-type="float" office:value="0.038943" calcext:value-type="float">
            <text:p>0.038943</text:p>
          </table:table-cell>
          <table:table-cell office:value-type="float" office:value="109.389" calcext:value-type="float">
            <text:p>109.389</text:p>
          </table:table-cell>
          <table:table-cell office:value-type="float" office:value="11.5725" calcext:value-type="float">
            <text:p>11.5725</text:p>
          </table:table-cell>
        </table:table-row>
        <table:table-row table:style-name="ro1">
          <table:table-cell office:value-type="float" office:value="63.7" calcext:value-type="float">
            <text:p>63.7</text:p>
          </table:table-cell>
          <table:table-cell office:value-type="float" office:value="0.0387002" calcext:value-type="float">
            <text:p>0.0387002</text:p>
          </table:table-cell>
          <table:table-cell office:value-type="float" office:value="109.387" calcext:value-type="float">
            <text:p>109.387</text:p>
          </table:table-cell>
          <table:table-cell office:value-type="float" office:value="11.5744" calcext:value-type="float">
            <text:p>11.5744</text:p>
          </table:table-cell>
        </table:table-row>
        <table:table-row table:style-name="ro1">
          <table:table-cell office:value-type="float" office:value="63.8" calcext:value-type="float">
            <text:p>63.8</text:p>
          </table:table-cell>
          <table:table-cell office:value-type="float" office:value="0.0384589" calcext:value-type="float">
            <text:p>0.0384589</text:p>
          </table:table-cell>
          <table:table-cell office:value-type="float" office:value="109.385" calcext:value-type="float">
            <text:p>109.385</text:p>
          </table:table-cell>
          <table:table-cell office:value-type="float" office:value="11.5764" calcext:value-type="float">
            <text:p>11.5764</text:p>
          </table:table-cell>
        </table:table-row>
        <table:table-row table:style-name="ro1">
          <table:table-cell office:value-type="float" office:value="63.9" calcext:value-type="float">
            <text:p>63.9</text:p>
          </table:table-cell>
          <table:table-cell office:value-type="float" office:value="0.038219" calcext:value-type="float">
            <text:p>0.038219</text:p>
          </table:table-cell>
          <table:table-cell office:value-type="float" office:value="109.383" calcext:value-type="float">
            <text:p>109.383</text:p>
          </table:table-cell>
          <table:table-cell office:value-type="float" office:value="11.5783" calcext:value-type="float">
            <text:p>11.578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379807" calcext:value-type="float">
            <text:p>0.0379807</text:p>
          </table:table-cell>
          <table:table-cell office:value-type="float" office:value="109.382" calcext:value-type="float">
            <text:p>109.382</text:p>
          </table:table-cell>
          <table:table-cell office:value-type="float" office:value="11.5802" calcext:value-type="float">
            <text:p>11.5802</text:p>
          </table:table-cell>
        </table:table-row>
        <table:table-row table:style-name="ro1">
          <table:table-cell office:value-type="float" office:value="64.1" calcext:value-type="float">
            <text:p>64.1</text:p>
          </table:table-cell>
          <table:table-cell office:value-type="float" office:value="0.0377438" calcext:value-type="float">
            <text:p>0.0377438</text:p>
          </table:table-cell>
          <table:table-cell office:value-type="float" office:value="109.38" calcext:value-type="float">
            <text:p>109.38</text:p>
          </table:table-cell>
          <table:table-cell office:value-type="float" office:value="11.5821" calcext:value-type="float">
            <text:p>11.5821</text:p>
          </table:table-cell>
        </table:table-row>
        <table:table-row table:style-name="ro1">
          <table:table-cell office:value-type="float" office:value="64.2" calcext:value-type="float">
            <text:p>64.2</text:p>
          </table:table-cell>
          <table:table-cell office:value-type="float" office:value="0.0375083" calcext:value-type="float">
            <text:p>0.0375083</text:p>
          </table:table-cell>
          <table:table-cell office:value-type="float" office:value="109.379" calcext:value-type="float">
            <text:p>109.379</text:p>
          </table:table-cell>
          <table:table-cell office:value-type="float" office:value="11.584" calcext:value-type="float">
            <text:p>11.584</text:p>
          </table:table-cell>
        </table:table-row>
        <table:table-row table:style-name="ro1">
          <table:table-cell office:value-type="float" office:value="64.3" calcext:value-type="float">
            <text:p>64.3</text:p>
          </table:table-cell>
          <table:table-cell office:value-type="float" office:value="0.0372743" calcext:value-type="float">
            <text:p>0.0372743</text:p>
          </table:table-cell>
          <table:table-cell office:value-type="float" office:value="109.377" calcext:value-type="float">
            <text:p>109.377</text:p>
          </table:table-cell>
          <table:table-cell office:value-type="float" office:value="11.5859" calcext:value-type="float">
            <text:p>11.5859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0.0370417" calcext:value-type="float">
            <text:p>0.0370417</text:p>
          </table:table-cell>
          <table:table-cell office:value-type="float" office:value="109.375" calcext:value-type="float">
            <text:p>109.375</text:p>
          </table:table-cell>
          <table:table-cell office:value-type="float" office:value="11.5877" calcext:value-type="float">
            <text:p>11.5877</text:p>
          </table:table-cell>
        </table:table-row>
        <table:table-row table:style-name="ro1">
          <table:table-cell office:value-type="float" office:value="64.5" calcext:value-type="float">
            <text:p>64.5</text:p>
          </table:table-cell>
          <table:table-cell office:value-type="float" office:value="0.0368106" calcext:value-type="float">
            <text:p>0.0368106</text:p>
          </table:table-cell>
          <table:table-cell office:value-type="float" office:value="109.374" calcext:value-type="float">
            <text:p>109.374</text:p>
          </table:table-cell>
          <table:table-cell office:value-type="float" office:value="11.5896" calcext:value-type="float">
            <text:p>11.5896</text:p>
          </table:table-cell>
        </table:table-row>
        <table:table-row table:style-name="ro1">
          <table:table-cell office:value-type="float" office:value="64.6" calcext:value-type="float">
            <text:p>64.6</text:p>
          </table:table-cell>
          <table:table-cell office:value-type="float" office:value="0.0365809" calcext:value-type="float">
            <text:p>0.0365809</text:p>
          </table:table-cell>
          <table:table-cell office:value-type="float" office:value="109.372" calcext:value-type="float">
            <text:p>109.372</text:p>
          </table:table-cell>
          <table:table-cell office:value-type="float" office:value="11.5914" calcext:value-type="float">
            <text:p>11.5914</text:p>
          </table:table-cell>
        </table:table-row>
        <table:table-row table:style-name="ro1">
          <table:table-cell office:value-type="float" office:value="64.7" calcext:value-type="float">
            <text:p>64.7</text:p>
          </table:table-cell>
          <table:table-cell office:value-type="float" office:value="0.0363526" calcext:value-type="float">
            <text:p>0.0363526</text:p>
          </table:table-cell>
          <table:table-cell office:value-type="float" office:value="109.37" calcext:value-type="float">
            <text:p>109.37</text:p>
          </table:table-cell>
          <table:table-cell office:value-type="float" office:value="11.5932" calcext:value-type="float">
            <text:p>11.5932</text:p>
          </table:table-cell>
        </table:table-row>
        <table:table-row table:style-name="ro1">
          <table:table-cell office:value-type="float" office:value="64.8" calcext:value-type="float">
            <text:p>64.8</text:p>
          </table:table-cell>
          <table:table-cell office:value-type="float" office:value="0.0361256" calcext:value-type="float">
            <text:p>0.0361256</text:p>
          </table:table-cell>
          <table:table-cell office:value-type="float" office:value="109.369" calcext:value-type="float">
            <text:p>109.369</text:p>
          </table:table-cell>
          <table:table-cell office:value-type="float" office:value="11.595" calcext:value-type="float">
            <text:p>11.595</text:p>
          </table:table-cell>
        </table:table-row>
        <table:table-row table:style-name="ro1">
          <table:table-cell office:value-type="float" office:value="64.9" calcext:value-type="float">
            <text:p>64.9</text:p>
          </table:table-cell>
          <table:table-cell office:value-type="float" office:value="0.0359001" calcext:value-type="float">
            <text:p>0.0359001</text:p>
          </table:table-cell>
          <table:table-cell office:value-type="float" office:value="109.367" calcext:value-type="float">
            <text:p>109.367</text:p>
          </table:table-cell>
          <table:table-cell office:value-type="float" office:value="11.5968" calcext:value-type="float">
            <text:p>11.596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35676" calcext:value-type="float">
            <text:p>0.035676</text:p>
          </table:table-cell>
          <table:table-cell office:value-type="float" office:value="109.366" calcext:value-type="float">
            <text:p>109.366</text:p>
          </table:table-cell>
          <table:table-cell office:value-type="float" office:value="11.5986" calcext:value-type="float">
            <text:p>11.5986</text:p>
          </table:table-cell>
        </table:table-row>
        <table:table-row table:style-name="ro1">
          <table:table-cell office:value-type="float" office:value="65.1" calcext:value-type="float">
            <text:p>65.1</text:p>
          </table:table-cell>
          <table:table-cell office:value-type="float" office:value="0.0354532" calcext:value-type="float">
            <text:p>0.0354532</text:p>
          </table:table-cell>
          <table:table-cell office:value-type="float" office:value="109.364" calcext:value-type="float">
            <text:p>109.364</text:p>
          </table:table-cell>
          <table:table-cell office:value-type="float" office:value="11.6004" calcext:value-type="float">
            <text:p>11.6004</text:p>
          </table:table-cell>
        </table:table-row>
        <table:table-row table:style-name="ro1">
          <table:table-cell office:value-type="float" office:value="65.2" calcext:value-type="float">
            <text:p>65.2</text:p>
          </table:table-cell>
          <table:table-cell office:value-type="float" office:value="0.0352318" calcext:value-type="float">
            <text:p>0.0352318</text:p>
          </table:table-cell>
          <table:table-cell office:value-type="float" office:value="109.363" calcext:value-type="float">
            <text:p>109.363</text:p>
          </table:table-cell>
          <table:table-cell office:value-type="float" office:value="11.6022" calcext:value-type="float">
            <text:p>11.6022</text:p>
          </table:table-cell>
        </table:table-row>
        <table:table-row table:style-name="ro1">
          <table:table-cell office:value-type="float" office:value="65.3" calcext:value-type="float">
            <text:p>65.3</text:p>
          </table:table-cell>
          <table:table-cell office:value-type="float" office:value="0.0350118" calcext:value-type="float">
            <text:p>0.0350118</text:p>
          </table:table-cell>
          <table:table-cell office:value-type="float" office:value="109.361" calcext:value-type="float">
            <text:p>109.361</text:p>
          </table:table-cell>
          <table:table-cell office:value-type="float" office:value="11.604" calcext:value-type="float">
            <text:p>11.604</text:p>
          </table:table-cell>
        </table:table-row>
        <table:table-row table:style-name="ro1">
          <table:table-cell office:value-type="float" office:value="65.4" calcext:value-type="float">
            <text:p>65.4</text:p>
          </table:table-cell>
          <table:table-cell office:value-type="float" office:value="0.0347931" calcext:value-type="float">
            <text:p>0.0347931</text:p>
          </table:table-cell>
          <table:table-cell office:value-type="float" office:value="109.36" calcext:value-type="float">
            <text:p>109.36</text:p>
          </table:table-cell>
          <table:table-cell office:value-type="float" office:value="11.6057" calcext:value-type="float">
            <text:p>11.6057</text:p>
          </table:table-cell>
        </table:table-row>
        <table:table-row table:style-name="ro1">
          <table:table-cell office:value-type="float" office:value="65.5" calcext:value-type="float">
            <text:p>65.5</text:p>
          </table:table-cell>
          <table:table-cell office:value-type="float" office:value="0.0345758" calcext:value-type="float">
            <text:p>0.0345758</text:p>
          </table:table-cell>
          <table:table-cell office:value-type="float" office:value="109.358" calcext:value-type="float">
            <text:p>109.358</text:p>
          </table:table-cell>
          <table:table-cell office:value-type="float" office:value="11.6074" calcext:value-type="float">
            <text:p>11.6074</text:p>
          </table:table-cell>
        </table:table-row>
        <table:table-row table:style-name="ro1">
          <table:table-cell office:value-type="float" office:value="65.6" calcext:value-type="float">
            <text:p>65.6</text:p>
          </table:table-cell>
          <table:table-cell office:value-type="float" office:value="0.0343598" calcext:value-type="float">
            <text:p>0.0343598</text:p>
          </table:table-cell>
          <table:table-cell office:value-type="float" office:value="109.356" calcext:value-type="float">
            <text:p>109.356</text:p>
          </table:table-cell>
          <table:table-cell office:value-type="float" office:value="11.6092" calcext:value-type="float">
            <text:p>11.6092</text:p>
          </table:table-cell>
        </table:table-row>
        <table:table-row table:style-name="ro1">
          <table:table-cell office:value-type="float" office:value="65.7" calcext:value-type="float">
            <text:p>65.7</text:p>
          </table:table-cell>
          <table:table-cell office:value-type="float" office:value="0.0341451" calcext:value-type="float">
            <text:p>0.0341451</text:p>
          </table:table-cell>
          <table:table-cell office:value-type="float" office:value="109.355" calcext:value-type="float">
            <text:p>109.355</text:p>
          </table:table-cell>
          <table:table-cell office:value-type="float" office:value="11.6109" calcext:value-type="float">
            <text:p>11.6109</text:p>
          </table:table-cell>
        </table:table-row>
        <table:table-row table:style-name="ro1">
          <table:table-cell office:value-type="float" office:value="65.8" calcext:value-type="float">
            <text:p>65.8</text:p>
          </table:table-cell>
          <table:table-cell office:value-type="float" office:value="0.0339318" calcext:value-type="float">
            <text:p>0.0339318</text:p>
          </table:table-cell>
          <table:table-cell office:value-type="float" office:value="109.353" calcext:value-type="float">
            <text:p>109.353</text:p>
          </table:table-cell>
          <table:table-cell office:value-type="float" office:value="11.6126" calcext:value-type="float">
            <text:p>11.6126</text:p>
          </table:table-cell>
        </table:table-row>
        <table:table-row table:style-name="ro1">
          <table:table-cell office:value-type="float" office:value="65.9" calcext:value-type="float">
            <text:p>65.9</text:p>
          </table:table-cell>
          <table:table-cell office:value-type="float" office:value="0.0337198" calcext:value-type="float">
            <text:p>0.0337198</text:p>
          </table:table-cell>
          <table:table-cell office:value-type="float" office:value="109.352" calcext:value-type="float">
            <text:p>109.352</text:p>
          </table:table-cell>
          <table:table-cell office:value-type="float" office:value="11.6143" calcext:value-type="float">
            <text:p>11.614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33509" calcext:value-type="float">
            <text:p>0.033509</text:p>
          </table:table-cell>
          <table:table-cell office:value-type="float" office:value="109.351" calcext:value-type="float">
            <text:p>109.351</text:p>
          </table:table-cell>
          <table:table-cell office:value-type="float" office:value="11.616" calcext:value-type="float">
            <text:p>11.616</text:p>
          </table:table-cell>
        </table:table-row>
        <table:table-row table:style-name="ro1">
          <table:table-cell office:value-type="float" office:value="66.1" calcext:value-type="float">
            <text:p>66.1</text:p>
          </table:table-cell>
          <table:table-cell office:value-type="float" office:value="0.0332996" calcext:value-type="float">
            <text:p>0.0332996</text:p>
          </table:table-cell>
          <table:table-cell office:value-type="float" office:value="109.349" calcext:value-type="float">
            <text:p>109.349</text:p>
          </table:table-cell>
          <table:table-cell office:value-type="float" office:value="11.6176" calcext:value-type="float">
            <text:p>11.6176</text:p>
          </table:table-cell>
        </table:table-row>
        <table:table-row table:style-name="ro1">
          <table:table-cell office:value-type="float" office:value="66.2" calcext:value-type="float">
            <text:p>66.2</text:p>
          </table:table-cell>
          <table:table-cell office:value-type="float" office:value="0.0330915" calcext:value-type="float">
            <text:p>0.0330915</text:p>
          </table:table-cell>
          <table:table-cell office:value-type="float" office:value="109.348" calcext:value-type="float">
            <text:p>109.348</text:p>
          </table:table-cell>
          <table:table-cell office:value-type="float" office:value="11.6193" calcext:value-type="float">
            <text:p>11.6193</text:p>
          </table:table-cell>
        </table:table-row>
        <table:table-row table:style-name="ro1">
          <table:table-cell office:value-type="float" office:value="66.3" calcext:value-type="float">
            <text:p>66.3</text:p>
          </table:table-cell>
          <table:table-cell office:value-type="float" office:value="0.0328846" calcext:value-type="float">
            <text:p>0.0328846</text:p>
          </table:table-cell>
          <table:table-cell office:value-type="float" office:value="109.346" calcext:value-type="float">
            <text:p>109.346</text:p>
          </table:table-cell>
          <table:table-cell office:value-type="float" office:value="11.6209" calcext:value-type="float">
            <text:p>11.6209</text:p>
          </table:table-cell>
        </table:table-row>
        <table:table-row table:style-name="ro1">
          <table:table-cell office:value-type="float" office:value="66.4" calcext:value-type="float">
            <text:p>66.4</text:p>
          </table:table-cell>
          <table:table-cell office:value-type="float" office:value="0.032679" calcext:value-type="float">
            <text:p>0.032679</text:p>
          </table:table-cell>
          <table:table-cell office:value-type="float" office:value="109.345" calcext:value-type="float">
            <text:p>109.345</text:p>
          </table:table-cell>
          <table:table-cell office:value-type="float" office:value="11.6226" calcext:value-type="float">
            <text:p>11.6226</text:p>
          </table:table-cell>
        </table:table-row>
        <table:table-row table:style-name="ro1">
          <table:table-cell office:value-type="float" office:value="66.5" calcext:value-type="float">
            <text:p>66.5</text:p>
          </table:table-cell>
          <table:table-cell office:value-type="float" office:value="0.0324747" calcext:value-type="float">
            <text:p>0.0324747</text:p>
          </table:table-cell>
          <table:table-cell office:value-type="float" office:value="109.343" calcext:value-type="float">
            <text:p>109.343</text:p>
          </table:table-cell>
          <table:table-cell office:value-type="float" office:value="11.6242" calcext:value-type="float">
            <text:p>11.6242</text:p>
          </table:table-cell>
        </table:table-row>
        <table:table-row table:style-name="ro1">
          <table:table-cell office:value-type="float" office:value="66.6" calcext:value-type="float">
            <text:p>66.6</text:p>
          </table:table-cell>
          <table:table-cell office:value-type="float" office:value="0.0322717" calcext:value-type="float">
            <text:p>0.0322717</text:p>
          </table:table-cell>
          <table:table-cell office:value-type="float" office:value="109.342" calcext:value-type="float">
            <text:p>109.342</text:p>
          </table:table-cell>
          <table:table-cell office:value-type="float" office:value="11.6258" calcext:value-type="float">
            <text:p>11.6258</text:p>
          </table:table-cell>
        </table:table-row>
        <table:table-row table:style-name="ro1">
          <table:table-cell office:value-type="float" office:value="66.7" calcext:value-type="float">
            <text:p>66.7</text:p>
          </table:table-cell>
          <table:table-cell office:value-type="float" office:value="0.0320698" calcext:value-type="float">
            <text:p>0.0320698</text:p>
          </table:table-cell>
          <table:table-cell office:value-type="float" office:value="109.34" calcext:value-type="float">
            <text:p>109.34</text:p>
          </table:table-cell>
          <table:table-cell office:value-type="float" office:value="11.6275" calcext:value-type="float">
            <text:p>11.6275</text:p>
          </table:table-cell>
        </table:table-row>
        <table:table-row table:style-name="ro1">
          <table:table-cell office:value-type="float" office:value="66.8" calcext:value-type="float">
            <text:p>66.8</text:p>
          </table:table-cell>
          <table:table-cell office:value-type="float" office:value="0.0318693" calcext:value-type="float">
            <text:p>0.0318693</text:p>
          </table:table-cell>
          <table:table-cell office:value-type="float" office:value="109.339" calcext:value-type="float">
            <text:p>109.339</text:p>
          </table:table-cell>
          <table:table-cell office:value-type="float" office:value="11.6291" calcext:value-type="float">
            <text:p>11.6291</text:p>
          </table:table-cell>
        </table:table-row>
        <table:table-row table:style-name="ro1">
          <table:table-cell office:value-type="float" office:value="66.9" calcext:value-type="float">
            <text:p>66.9</text:p>
          </table:table-cell>
          <table:table-cell office:value-type="float" office:value="0.03167" calcext:value-type="float">
            <text:p>0.03167</text:p>
          </table:table-cell>
          <table:table-cell office:value-type="float" office:value="109.338" calcext:value-type="float">
            <text:p>109.338</text:p>
          </table:table-cell>
          <table:table-cell office:value-type="float" office:value="11.6306" calcext:value-type="float">
            <text:p>11.630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314719" calcext:value-type="float">
            <text:p>0.0314719</text:p>
          </table:table-cell>
          <table:table-cell office:value-type="float" office:value="109.336" calcext:value-type="float">
            <text:p>109.336</text:p>
          </table:table-cell>
          <table:table-cell office:value-type="float" office:value="11.6322" calcext:value-type="float">
            <text:p>11.6322</text:p>
          </table:table-cell>
        </table:table-row>
        <table:table-row table:style-name="ro1">
          <table:table-cell office:value-type="float" office:value="67.1" calcext:value-type="float">
            <text:p>67.1</text:p>
          </table:table-cell>
          <table:table-cell office:value-type="float" office:value="0.031275" calcext:value-type="float">
            <text:p>0.031275</text:p>
          </table:table-cell>
          <table:table-cell office:value-type="float" office:value="109.335" calcext:value-type="float">
            <text:p>109.335</text:p>
          </table:table-cell>
          <table:table-cell office:value-type="float" office:value="11.6338" calcext:value-type="float">
            <text:p>11.6338</text:p>
          </table:table-cell>
        </table:table-row>
        <table:table-row table:style-name="ro1">
          <table:table-cell office:value-type="float" office:value="67.2" calcext:value-type="float">
            <text:p>67.2</text:p>
          </table:table-cell>
          <table:table-cell office:value-type="float" office:value="0.0310793" calcext:value-type="float">
            <text:p>0.0310793</text:p>
          </table:table-cell>
          <table:table-cell office:value-type="float" office:value="109.334" calcext:value-type="float">
            <text:p>109.334</text:p>
          </table:table-cell>
          <table:table-cell office:value-type="float" office:value="11.6354" calcext:value-type="float">
            <text:p>11.6354</text:p>
          </table:table-cell>
        </table:table-row>
        <table:table-row table:style-name="ro1">
          <table:table-cell office:value-type="float" office:value="67.3" calcext:value-type="float">
            <text:p>67.3</text:p>
          </table:table-cell>
          <table:table-cell office:value-type="float" office:value="0.0308849" calcext:value-type="float">
            <text:p>0.0308849</text:p>
          </table:table-cell>
          <table:table-cell office:value-type="float" office:value="109.332" calcext:value-type="float">
            <text:p>109.332</text:p>
          </table:table-cell>
          <table:table-cell office:value-type="float" office:value="11.6369" calcext:value-type="float">
            <text:p>11.6369</text:p>
          </table:table-cell>
        </table:table-row>
        <table:table-row table:style-name="ro1">
          <table:table-cell office:value-type="float" office:value="67.4" calcext:value-type="float">
            <text:p>67.4</text:p>
          </table:table-cell>
          <table:table-cell office:value-type="float" office:value="0.0306916" calcext:value-type="float">
            <text:p>0.0306916</text:p>
          </table:table-cell>
          <table:table-cell office:value-type="float" office:value="109.331" calcext:value-type="float">
            <text:p>109.331</text:p>
          </table:table-cell>
          <table:table-cell office:value-type="float" office:value="11.6384" calcext:value-type="float">
            <text:p>11.6384</text:p>
          </table:table-cell>
        </table:table-row>
        <table:table-row table:style-name="ro1">
          <table:table-cell office:value-type="float" office:value="67.5" calcext:value-type="float">
            <text:p>67.5</text:p>
          </table:table-cell>
          <table:table-cell office:value-type="float" office:value="0.0304996" calcext:value-type="float">
            <text:p>0.0304996</text:p>
          </table:table-cell>
          <table:table-cell office:value-type="float" office:value="109.33" calcext:value-type="float">
            <text:p>109.33</text:p>
          </table:table-cell>
          <table:table-cell office:value-type="float" office:value="11.64" calcext:value-type="float">
            <text:p>11.64</text:p>
          </table:table-cell>
        </table:table-row>
        <table:table-row table:style-name="ro1">
          <table:table-cell office:value-type="float" office:value="67.6" calcext:value-type="float">
            <text:p>67.6</text:p>
          </table:table-cell>
          <table:table-cell office:value-type="float" office:value="0.0303087" calcext:value-type="float">
            <text:p>0.0303087</text:p>
          </table:table-cell>
          <table:table-cell office:value-type="float" office:value="109.328" calcext:value-type="float">
            <text:p>109.328</text:p>
          </table:table-cell>
          <table:table-cell office:value-type="float" office:value="11.6415" calcext:value-type="float">
            <text:p>11.6415</text:p>
          </table:table-cell>
        </table:table-row>
        <table:table-row table:style-name="ro1">
          <table:table-cell office:value-type="float" office:value="67.7" calcext:value-type="float">
            <text:p>67.7</text:p>
          </table:table-cell>
          <table:table-cell office:value-type="float" office:value="0.030119" calcext:value-type="float">
            <text:p>0.030119</text:p>
          </table:table-cell>
          <table:table-cell office:value-type="float" office:value="109.327" calcext:value-type="float">
            <text:p>109.327</text:p>
          </table:table-cell>
          <table:table-cell office:value-type="float" office:value="11.643" calcext:value-type="float">
            <text:p>11.643</text:p>
          </table:table-cell>
        </table:table-row>
        <table:table-row table:style-name="ro1">
          <table:table-cell office:value-type="float" office:value="67.8" calcext:value-type="float">
            <text:p>67.8</text:p>
          </table:table-cell>
          <table:table-cell office:value-type="float" office:value="0.0299305" calcext:value-type="float">
            <text:p>0.0299305</text:p>
          </table:table-cell>
          <table:table-cell office:value-type="float" office:value="109.326" calcext:value-type="float">
            <text:p>109.326</text:p>
          </table:table-cell>
          <table:table-cell office:value-type="float" office:value="11.6445" calcext:value-type="float">
            <text:p>11.6445</text:p>
          </table:table-cell>
        </table:table-row>
        <table:table-row table:style-name="ro1">
          <table:table-cell office:value-type="float" office:value="67.9" calcext:value-type="float">
            <text:p>67.9</text:p>
          </table:table-cell>
          <table:table-cell office:value-type="float" office:value="0.0297431" calcext:value-type="float">
            <text:p>0.0297431</text:p>
          </table:table-cell>
          <table:table-cell office:value-type="float" office:value="109.324" calcext:value-type="float">
            <text:p>109.324</text:p>
          </table:table-cell>
          <table:table-cell office:value-type="float" office:value="11.646" calcext:value-type="float">
            <text:p>11.64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295569" calcext:value-type="float">
            <text:p>0.0295569</text:p>
          </table:table-cell>
          <table:table-cell office:value-type="float" office:value="109.323" calcext:value-type="float">
            <text:p>109.323</text:p>
          </table:table-cell>
          <table:table-cell office:value-type="float" office:value="11.6475" calcext:value-type="float">
            <text:p>11.6475</text:p>
          </table:table-cell>
        </table:table-row>
        <table:table-row table:style-name="ro1">
          <table:table-cell office:value-type="float" office:value="68.1" calcext:value-type="float">
            <text:p>68.1</text:p>
          </table:table-cell>
          <table:table-cell office:value-type="float" office:value="0.0293718" calcext:value-type="float">
            <text:p>0.0293718</text:p>
          </table:table-cell>
          <table:table-cell office:value-type="float" office:value="109.322" calcext:value-type="float">
            <text:p>109.322</text:p>
          </table:table-cell>
          <table:table-cell office:value-type="float" office:value="11.649" calcext:value-type="float">
            <text:p>11.649</text:p>
          </table:table-cell>
        </table:table-row>
        <table:table-row table:style-name="ro1">
          <table:table-cell office:value-type="float" office:value="68.2" calcext:value-type="float">
            <text:p>68.2</text:p>
          </table:table-cell>
          <table:table-cell office:value-type="float" office:value="0.0291879" calcext:value-type="float">
            <text:p>0.0291879</text:p>
          </table:table-cell>
          <table:table-cell office:value-type="float" office:value="109.32" calcext:value-type="float">
            <text:p>109.32</text:p>
          </table:table-cell>
          <table:table-cell office:value-type="float" office:value="11.6504" calcext:value-type="float">
            <text:p>11.6504</text:p>
          </table:table-cell>
        </table:table-row>
        <table:table-row table:style-name="ro1">
          <table:table-cell office:value-type="float" office:value="68.3" calcext:value-type="float">
            <text:p>68.3</text:p>
          </table:table-cell>
          <table:table-cell office:value-type="float" office:value="0.0290052" calcext:value-type="float">
            <text:p>0.0290052</text:p>
          </table:table-cell>
          <table:table-cell office:value-type="float" office:value="109.319" calcext:value-type="float">
            <text:p>109.319</text:p>
          </table:table-cell>
          <table:table-cell office:value-type="float" office:value="11.6519" calcext:value-type="float">
            <text:p>11.6519</text:p>
          </table:table-cell>
        </table:table-row>
        <table:table-row table:style-name="ro1">
          <table:table-cell office:value-type="float" office:value="68.4" calcext:value-type="float">
            <text:p>68.4</text:p>
          </table:table-cell>
          <table:table-cell office:value-type="float" office:value="0.0288235" calcext:value-type="float">
            <text:p>0.0288235</text:p>
          </table:table-cell>
          <table:table-cell office:value-type="float" office:value="109.318" calcext:value-type="float">
            <text:p>109.318</text:p>
          </table:table-cell>
          <table:table-cell office:value-type="float" office:value="11.6533" calcext:value-type="float">
            <text:p>11.6533</text:p>
          </table:table-cell>
        </table:table-row>
        <table:table-row table:style-name="ro1">
          <table:table-cell office:value-type="float" office:value="68.5" calcext:value-type="float">
            <text:p>68.5</text:p>
          </table:table-cell>
          <table:table-cell office:value-type="float" office:value="0.028643" calcext:value-type="float">
            <text:p>0.028643</text:p>
          </table:table-cell>
          <table:table-cell office:value-type="float" office:value="109.317" calcext:value-type="float">
            <text:p>109.317</text:p>
          </table:table-cell>
          <table:table-cell office:value-type="float" office:value="11.6548" calcext:value-type="float">
            <text:p>11.6548</text:p>
          </table:table-cell>
        </table:table-row>
        <table:table-row table:style-name="ro1">
          <table:table-cell office:value-type="float" office:value="68.6" calcext:value-type="float">
            <text:p>68.6</text:p>
          </table:table-cell>
          <table:table-cell office:value-type="float" office:value="0.0284636" calcext:value-type="float">
            <text:p>0.0284636</text:p>
          </table:table-cell>
          <table:table-cell office:value-type="float" office:value="109.315" calcext:value-type="float">
            <text:p>109.315</text:p>
          </table:table-cell>
          <table:table-cell office:value-type="float" office:value="11.6562" calcext:value-type="float">
            <text:p>11.6562</text:p>
          </table:table-cell>
        </table:table-row>
        <table:table-row table:style-name="ro1">
          <table:table-cell office:value-type="float" office:value="68.7" calcext:value-type="float">
            <text:p>68.7</text:p>
          </table:table-cell>
          <table:table-cell office:value-type="float" office:value="0.0282853" calcext:value-type="float">
            <text:p>0.0282853</text:p>
          </table:table-cell>
          <table:table-cell office:value-type="float" office:value="109.314" calcext:value-type="float">
            <text:p>109.314</text:p>
          </table:table-cell>
          <table:table-cell office:value-type="float" office:value="11.6576" calcext:value-type="float">
            <text:p>11.6576</text:p>
          </table:table-cell>
        </table:table-row>
        <table:table-row table:style-name="ro1">
          <table:table-cell office:value-type="float" office:value="68.8" calcext:value-type="float">
            <text:p>68.8</text:p>
          </table:table-cell>
          <table:table-cell office:value-type="float" office:value="0.0281081" calcext:value-type="float">
            <text:p>0.0281081</text:p>
          </table:table-cell>
          <table:table-cell office:value-type="float" office:value="109.313" calcext:value-type="float">
            <text:p>109.313</text:p>
          </table:table-cell>
          <table:table-cell office:value-type="float" office:value="11.659" calcext:value-type="float">
            <text:p>11.659</text:p>
          </table:table-cell>
        </table:table-row>
        <table:table-row table:style-name="ro1">
          <table:table-cell office:value-type="float" office:value="68.9" calcext:value-type="float">
            <text:p>68.9</text:p>
          </table:table-cell>
          <table:table-cell office:value-type="float" office:value="0.027932" calcext:value-type="float">
            <text:p>0.027932</text:p>
          </table:table-cell>
          <table:table-cell office:value-type="float" office:value="109.312" calcext:value-type="float">
            <text:p>109.312</text:p>
          </table:table-cell>
          <table:table-cell office:value-type="float" office:value="11.6605" calcext:value-type="float">
            <text:p>11.660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27757" calcext:value-type="float">
            <text:p>0.027757</text:p>
          </table:table-cell>
          <table:table-cell office:value-type="float" office:value="109.31" calcext:value-type="float">
            <text:p>109.31</text:p>
          </table:table-cell>
          <table:table-cell office:value-type="float" office:value="11.6618" calcext:value-type="float">
            <text:p>11.6618</text:p>
          </table:table-cell>
        </table:table-row>
        <table:table-row table:style-name="ro1">
          <table:table-cell office:value-type="float" office:value="69.1" calcext:value-type="float">
            <text:p>69.1</text:p>
          </table:table-cell>
          <table:table-cell office:value-type="float" office:value="0.0275831" calcext:value-type="float">
            <text:p>0.0275831</text:p>
          </table:table-cell>
          <table:table-cell office:value-type="float" office:value="109.309" calcext:value-type="float">
            <text:p>109.309</text:p>
          </table:table-cell>
          <table:table-cell office:value-type="float" office:value="11.6632" calcext:value-type="float">
            <text:p>11.6632</text:p>
          </table:table-cell>
        </table:table-row>
        <table:table-row table:style-name="ro1">
          <table:table-cell office:value-type="float" office:value="69.2" calcext:value-type="float">
            <text:p>69.2</text:p>
          </table:table-cell>
          <table:table-cell office:value-type="float" office:value="0.0274102" calcext:value-type="float">
            <text:p>0.0274102</text:p>
          </table:table-cell>
          <table:table-cell office:value-type="float" office:value="109.308" calcext:value-type="float">
            <text:p>109.308</text:p>
          </table:table-cell>
          <table:table-cell office:value-type="float" office:value="11.6646" calcext:value-type="float">
            <text:p>11.6646</text:p>
          </table:table-cell>
        </table:table-row>
        <table:table-row table:style-name="ro1">
          <table:table-cell office:value-type="float" office:value="69.3" calcext:value-type="float">
            <text:p>69.3</text:p>
          </table:table-cell>
          <table:table-cell office:value-type="float" office:value="0.0272385" calcext:value-type="float">
            <text:p>0.0272385</text:p>
          </table:table-cell>
          <table:table-cell office:value-type="float" office:value="109.307" calcext:value-type="float">
            <text:p>109.307</text:p>
          </table:table-cell>
          <table:table-cell office:value-type="float" office:value="11.666" calcext:value-type="float">
            <text:p>11.666</text:p>
          </table:table-cell>
        </table:table-row>
        <table:table-row table:style-name="ro1">
          <table:table-cell office:value-type="float" office:value="69.4" calcext:value-type="float">
            <text:p>69.4</text:p>
          </table:table-cell>
          <table:table-cell office:value-type="float" office:value="0.0270677" calcext:value-type="float">
            <text:p>0.0270677</text:p>
          </table:table-cell>
          <table:table-cell office:value-type="float" office:value="109.306" calcext:value-type="float">
            <text:p>109.306</text:p>
          </table:table-cell>
          <table:table-cell office:value-type="float" office:value="11.6673" calcext:value-type="float">
            <text:p>11.6673</text:p>
          </table:table-cell>
        </table:table-row>
        <table:table-row table:style-name="ro1">
          <table:table-cell office:value-type="float" office:value="69.5" calcext:value-type="float">
            <text:p>69.5</text:p>
          </table:table-cell>
          <table:table-cell office:value-type="float" office:value="0.0268981" calcext:value-type="float">
            <text:p>0.0268981</text:p>
          </table:table-cell>
          <table:table-cell office:value-type="float" office:value="109.304" calcext:value-type="float">
            <text:p>109.304</text:p>
          </table:table-cell>
          <table:table-cell office:value-type="float" office:value="11.6687" calcext:value-type="float">
            <text:p>11.6687</text:p>
          </table:table-cell>
        </table:table-row>
        <table:table-row table:style-name="ro1">
          <table:table-cell office:value-type="float" office:value="69.6" calcext:value-type="float">
            <text:p>69.6</text:p>
          </table:table-cell>
          <table:table-cell office:value-type="float" office:value="0.0267295" calcext:value-type="float">
            <text:p>0.0267295</text:p>
          </table:table-cell>
          <table:table-cell office:value-type="float" office:value="109.303" calcext:value-type="float">
            <text:p>109.303</text:p>
          </table:table-cell>
          <table:table-cell office:value-type="float" office:value="11.67" calcext:value-type="float">
            <text:p>11.67</text:p>
          </table:table-cell>
        </table:table-row>
        <table:table-row table:style-name="ro1">
          <table:table-cell office:value-type="float" office:value="69.7" calcext:value-type="float">
            <text:p>69.7</text:p>
          </table:table-cell>
          <table:table-cell office:value-type="float" office:value="0.0265619" calcext:value-type="float">
            <text:p>0.0265619</text:p>
          </table:table-cell>
          <table:table-cell office:value-type="float" office:value="109.302" calcext:value-type="float">
            <text:p>109.302</text:p>
          </table:table-cell>
          <table:table-cell office:value-type="float" office:value="11.6714" calcext:value-type="float">
            <text:p>11.6714</text:p>
          </table:table-cell>
        </table:table-row>
        <table:table-row table:style-name="ro1">
          <table:table-cell office:value-type="float" office:value="69.8" calcext:value-type="float">
            <text:p>69.8</text:p>
          </table:table-cell>
          <table:table-cell office:value-type="float" office:value="0.0263954" calcext:value-type="float">
            <text:p>0.0263954</text:p>
          </table:table-cell>
          <table:table-cell office:value-type="float" office:value="109.301" calcext:value-type="float">
            <text:p>109.301</text:p>
          </table:table-cell>
          <table:table-cell office:value-type="float" office:value="11.6727" calcext:value-type="float">
            <text:p>11.6727</text:p>
          </table:table-cell>
        </table:table-row>
        <table:table-row table:style-name="ro1">
          <table:table-cell office:value-type="float" office:value="69.9" calcext:value-type="float">
            <text:p>69.9</text:p>
          </table:table-cell>
          <table:table-cell office:value-type="float" office:value="0.0262299" calcext:value-type="float">
            <text:p>0.0262299</text:p>
          </table:table-cell>
          <table:table-cell office:value-type="float" office:value="109.3" calcext:value-type="float">
            <text:p>109.3</text:p>
          </table:table-cell>
          <table:table-cell office:value-type="float" office:value="11.674" calcext:value-type="float">
            <text:p>11.67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60654" calcext:value-type="float">
            <text:p>0.0260654</text:p>
          </table:table-cell>
          <table:table-cell office:value-type="float" office:value="109.299" calcext:value-type="float">
            <text:p>109.299</text:p>
          </table:table-cell>
          <table:table-cell office:value-type="float" office:value="11.6753" calcext:value-type="float">
            <text:p>11.6753</text:p>
          </table:table-cell>
        </table:table-row>
        <table:table-row table:style-name="ro1">
          <table:table-cell office:value-type="float" office:value="70.1" calcext:value-type="float">
            <text:p>70.1</text:p>
          </table:table-cell>
          <table:table-cell office:value-type="float" office:value="0.025902" calcext:value-type="float">
            <text:p>0.025902</text:p>
          </table:table-cell>
          <table:table-cell office:value-type="float" office:value="109.297" calcext:value-type="float">
            <text:p>109.297</text:p>
          </table:table-cell>
          <table:table-cell office:value-type="float" office:value="11.6766" calcext:value-type="float">
            <text:p>11.6766</text:p>
          </table:table-cell>
        </table:table-row>
        <table:table-row table:style-name="ro1">
          <table:table-cell office:value-type="float" office:value="70.2" calcext:value-type="float">
            <text:p>70.2</text:p>
          </table:table-cell>
          <table:table-cell office:value-type="float" office:value="0.0257396" calcext:value-type="float">
            <text:p>0.0257396</text:p>
          </table:table-cell>
          <table:table-cell office:value-type="float" office:value="109.296" calcext:value-type="float">
            <text:p>109.296</text:p>
          </table:table-cell>
          <table:table-cell office:value-type="float" office:value="11.6779" calcext:value-type="float">
            <text:p>11.6779</text:p>
          </table:table-cell>
        </table:table-row>
        <table:table-row table:style-name="ro1">
          <table:table-cell office:value-type="float" office:value="70.3" calcext:value-type="float">
            <text:p>70.3</text:p>
          </table:table-cell>
          <table:table-cell office:value-type="float" office:value="0.0255781" calcext:value-type="float">
            <text:p>0.0255781</text:p>
          </table:table-cell>
          <table:table-cell office:value-type="float" office:value="109.295" calcext:value-type="float">
            <text:p>109.295</text:p>
          </table:table-cell>
          <table:table-cell office:value-type="float" office:value="11.6792" calcext:value-type="float">
            <text:p>11.6792</text:p>
          </table:table-cell>
        </table:table-row>
        <table:table-row table:style-name="ro1">
          <table:table-cell office:value-type="float" office:value="70.4" calcext:value-type="float">
            <text:p>70.4</text:p>
          </table:table-cell>
          <table:table-cell office:value-type="float" office:value="0.0254177" calcext:value-type="float">
            <text:p>0.0254177</text:p>
          </table:table-cell>
          <table:table-cell office:value-type="float" office:value="109.294" calcext:value-type="float">
            <text:p>109.294</text:p>
          </table:table-cell>
          <table:table-cell office:value-type="float" office:value="11.6805" calcext:value-type="float">
            <text:p>11.6805</text:p>
          </table:table-cell>
        </table:table-row>
        <table:table-row table:style-name="ro1">
          <table:table-cell office:value-type="float" office:value="70.5" calcext:value-type="float">
            <text:p>70.5</text:p>
          </table:table-cell>
          <table:table-cell office:value-type="float" office:value="0.0252583" calcext:value-type="float">
            <text:p>0.0252583</text:p>
          </table:table-cell>
          <table:table-cell office:value-type="float" office:value="109.293" calcext:value-type="float">
            <text:p>109.293</text:p>
          </table:table-cell>
          <table:table-cell office:value-type="float" office:value="11.6817" calcext:value-type="float">
            <text:p>11.6817</text:p>
          </table:table-cell>
        </table:table-row>
        <table:table-row table:style-name="ro1">
          <table:table-cell office:value-type="float" office:value="70.6" calcext:value-type="float">
            <text:p>70.6</text:p>
          </table:table-cell>
          <table:table-cell office:value-type="float" office:value="0.0250998" calcext:value-type="float">
            <text:p>0.0250998</text:p>
          </table:table-cell>
          <table:table-cell office:value-type="float" office:value="109.292" calcext:value-type="float">
            <text:p>109.292</text:p>
          </table:table-cell>
          <table:table-cell office:value-type="float" office:value="11.683" calcext:value-type="float">
            <text:p>11.683</text:p>
          </table:table-cell>
        </table:table-row>
        <table:table-row table:style-name="ro1">
          <table:table-cell office:value-type="float" office:value="70.7" calcext:value-type="float">
            <text:p>70.7</text:p>
          </table:table-cell>
          <table:table-cell office:value-type="float" office:value="0.0249424" calcext:value-type="float">
            <text:p>0.0249424</text:p>
          </table:table-cell>
          <table:table-cell office:value-type="float" office:value="109.291" calcext:value-type="float">
            <text:p>109.291</text:p>
          </table:table-cell>
          <table:table-cell office:value-type="float" office:value="11.6843" calcext:value-type="float">
            <text:p>11.6843</text:p>
          </table:table-cell>
        </table:table-row>
        <table:table-row table:style-name="ro1">
          <table:table-cell office:value-type="float" office:value="70.8" calcext:value-type="float">
            <text:p>70.8</text:p>
          </table:table-cell>
          <table:table-cell office:value-type="float" office:value="0.0247859" calcext:value-type="float">
            <text:p>0.0247859</text:p>
          </table:table-cell>
          <table:table-cell office:value-type="float" office:value="109.29" calcext:value-type="float">
            <text:p>109.29</text:p>
          </table:table-cell>
          <table:table-cell office:value-type="float" office:value="11.6855" calcext:value-type="float">
            <text:p>11.6855</text:p>
          </table:table-cell>
        </table:table-row>
        <table:table-row table:style-name="ro1">
          <table:table-cell office:value-type="float" office:value="70.9" calcext:value-type="float">
            <text:p>70.9</text:p>
          </table:table-cell>
          <table:table-cell office:value-type="float" office:value="0.0246304" calcext:value-type="float">
            <text:p>0.0246304</text:p>
          </table:table-cell>
          <table:table-cell office:value-type="float" office:value="109.289" calcext:value-type="float">
            <text:p>109.289</text:p>
          </table:table-cell>
          <table:table-cell office:value-type="float" office:value="11.6867" calcext:value-type="float">
            <text:p>11.686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244758" calcext:value-type="float">
            <text:p>0.0244758</text:p>
          </table:table-cell>
          <table:table-cell office:value-type="float" office:value="109.288" calcext:value-type="float">
            <text:p>109.288</text:p>
          </table:table-cell>
          <table:table-cell office:value-type="float" office:value="11.688" calcext:value-type="float">
            <text:p>11.688</text:p>
          </table:table-cell>
        </table:table-row>
        <table:table-row table:style-name="ro1">
          <table:table-cell office:value-type="float" office:value="71.1" calcext:value-type="float">
            <text:p>71.1</text:p>
          </table:table-cell>
          <table:table-cell office:value-type="float" office:value="0.0243223" calcext:value-type="float">
            <text:p>0.0243223</text:p>
          </table:table-cell>
          <table:table-cell office:value-type="float" office:value="109.286" calcext:value-type="float">
            <text:p>109.286</text:p>
          </table:table-cell>
          <table:table-cell office:value-type="float" office:value="11.6892" calcext:value-type="float">
            <text:p>11.6892</text:p>
          </table:table-cell>
        </table:table-row>
        <table:table-row table:style-name="ro1">
          <table:table-cell office:value-type="float" office:value="71.2" calcext:value-type="float">
            <text:p>71.2</text:p>
          </table:table-cell>
          <table:table-cell office:value-type="float" office:value="0.0241696" calcext:value-type="float">
            <text:p>0.0241696</text:p>
          </table:table-cell>
          <table:table-cell office:value-type="float" office:value="109.285" calcext:value-type="float">
            <text:p>109.285</text:p>
          </table:table-cell>
          <table:table-cell office:value-type="float" office:value="11.6904" calcext:value-type="float">
            <text:p>11.6904</text:p>
          </table:table-cell>
        </table:table-row>
        <table:table-row table:style-name="ro1">
          <table:table-cell office:value-type="float" office:value="71.3" calcext:value-type="float">
            <text:p>71.3</text:p>
          </table:table-cell>
          <table:table-cell office:value-type="float" office:value="0.0240179" calcext:value-type="float">
            <text:p>0.0240179</text:p>
          </table:table-cell>
          <table:table-cell office:value-type="float" office:value="109.284" calcext:value-type="float">
            <text:p>109.284</text:p>
          </table:table-cell>
          <table:table-cell office:value-type="float" office:value="11.6916" calcext:value-type="float">
            <text:p>11.6916</text:p>
          </table:table-cell>
        </table:table-row>
        <table:table-row table:style-name="ro1">
          <table:table-cell office:value-type="float" office:value="71.4" calcext:value-type="float">
            <text:p>71.4</text:p>
          </table:table-cell>
          <table:table-cell office:value-type="float" office:value="0.0238672" calcext:value-type="float">
            <text:p>0.0238672</text:p>
          </table:table-cell>
          <table:table-cell office:value-type="float" office:value="109.283" calcext:value-type="float">
            <text:p>109.283</text:p>
          </table:table-cell>
          <table:table-cell office:value-type="float" office:value="11.6928" calcext:value-type="float">
            <text:p>11.6928</text:p>
          </table:table-cell>
        </table:table-row>
        <table:table-row table:style-name="ro1">
          <table:table-cell office:value-type="float" office:value="71.5" calcext:value-type="float">
            <text:p>71.5</text:p>
          </table:table-cell>
          <table:table-cell office:value-type="float" office:value="0.0237174" calcext:value-type="float">
            <text:p>0.0237174</text:p>
          </table:table-cell>
          <table:table-cell office:value-type="float" office:value="109.282" calcext:value-type="float">
            <text:p>109.282</text:p>
          </table:table-cell>
          <table:table-cell office:value-type="float" office:value="11.694" calcext:value-type="float">
            <text:p>11.694</text:p>
          </table:table-cell>
        </table:table-row>
        <table:table-row table:style-name="ro1">
          <table:table-cell office:value-type="float" office:value="71.6" calcext:value-type="float">
            <text:p>71.6</text:p>
          </table:table-cell>
          <table:table-cell office:value-type="float" office:value="0.0235685" calcext:value-type="float">
            <text:p>0.0235685</text:p>
          </table:table-cell>
          <table:table-cell office:value-type="float" office:value="109.281" calcext:value-type="float">
            <text:p>109.281</text:p>
          </table:table-cell>
          <table:table-cell office:value-type="float" office:value="11.6952" calcext:value-type="float">
            <text:p>11.6952</text:p>
          </table:table-cell>
        </table:table-row>
        <table:table-row table:style-name="ro1">
          <table:table-cell office:value-type="float" office:value="71.7" calcext:value-type="float">
            <text:p>71.7</text:p>
          </table:table-cell>
          <table:table-cell office:value-type="float" office:value="0.0234206" calcext:value-type="float">
            <text:p>0.0234206</text:p>
          </table:table-cell>
          <table:table-cell office:value-type="float" office:value="109.28" calcext:value-type="float">
            <text:p>109.28</text:p>
          </table:table-cell>
          <table:table-cell office:value-type="float" office:value="11.6964" calcext:value-type="float">
            <text:p>11.6964</text:p>
          </table:table-cell>
        </table:table-row>
        <table:table-row table:style-name="ro1">
          <table:table-cell office:value-type="float" office:value="71.8" calcext:value-type="float">
            <text:p>71.8</text:p>
          </table:table-cell>
          <table:table-cell office:value-type="float" office:value="0.0232735" calcext:value-type="float">
            <text:p>0.0232735</text:p>
          </table:table-cell>
          <table:table-cell office:value-type="float" office:value="109.279" calcext:value-type="float">
            <text:p>109.279</text:p>
          </table:table-cell>
          <table:table-cell office:value-type="float" office:value="11.6975" calcext:value-type="float">
            <text:p>11.6975</text:p>
          </table:table-cell>
        </table:table-row>
        <table:table-row table:style-name="ro1">
          <table:table-cell office:value-type="float" office:value="71.9" calcext:value-type="float">
            <text:p>71.9</text:p>
          </table:table-cell>
          <table:table-cell office:value-type="float" office:value="0.0231274" calcext:value-type="float">
            <text:p>0.0231274</text:p>
          </table:table-cell>
          <table:table-cell office:value-type="float" office:value="109.278" calcext:value-type="float">
            <text:p>109.278</text:p>
          </table:table-cell>
          <table:table-cell office:value-type="float" office:value="11.6987" calcext:value-type="float">
            <text:p>11.698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229822" calcext:value-type="float">
            <text:p>0.0229822</text:p>
          </table:table-cell>
          <table:table-cell office:value-type="float" office:value="109.277" calcext:value-type="float">
            <text:p>109.277</text:p>
          </table:table-cell>
          <table:table-cell office:value-type="float" office:value="11.6998" calcext:value-type="float">
            <text:p>11.6998</text:p>
          </table:table-cell>
        </table:table-row>
        <table:table-row table:style-name="ro1">
          <table:table-cell office:value-type="float" office:value="72.1" calcext:value-type="float">
            <text:p>72.1</text:p>
          </table:table-cell>
          <table:table-cell office:value-type="float" office:value="0.0228379" calcext:value-type="float">
            <text:p>0.0228379</text:p>
          </table:table-cell>
          <table:table-cell office:value-type="float" office:value="109.276" calcext:value-type="float">
            <text:p>109.276</text:p>
          </table:table-cell>
          <table:table-cell office:value-type="float" office:value="11.701" calcext:value-type="float">
            <text:p>11.701</text:p>
          </table:table-cell>
        </table:table-row>
        <table:table-row table:style-name="ro1">
          <table:table-cell office:value-type="float" office:value="72.2" calcext:value-type="float">
            <text:p>72.2</text:p>
          </table:table-cell>
          <table:table-cell office:value-type="float" office:value="0.0226945" calcext:value-type="float">
            <text:p>0.0226945</text:p>
          </table:table-cell>
          <table:table-cell office:value-type="float" office:value="109.275" calcext:value-type="float">
            <text:p>109.275</text:p>
          </table:table-cell>
          <table:table-cell office:value-type="float" office:value="11.7021" calcext:value-type="float">
            <text:p>11.7021</text:p>
          </table:table-cell>
        </table:table-row>
        <table:table-row table:style-name="ro1">
          <table:table-cell office:value-type="float" office:value="72.3" calcext:value-type="float">
            <text:p>72.3</text:p>
          </table:table-cell>
          <table:table-cell office:value-type="float" office:value="0.022552" calcext:value-type="float">
            <text:p>0.022552</text:p>
          </table:table-cell>
          <table:table-cell office:value-type="float" office:value="109.274" calcext:value-type="float">
            <text:p>109.274</text:p>
          </table:table-cell>
          <table:table-cell office:value-type="float" office:value="11.7033" calcext:value-type="float">
            <text:p>11.7033</text:p>
          </table:table-cell>
        </table:table-row>
        <table:table-row table:style-name="ro1">
          <table:table-cell office:value-type="float" office:value="72.4" calcext:value-type="float">
            <text:p>72.4</text:p>
          </table:table-cell>
          <table:table-cell office:value-type="float" office:value="0.0224103" calcext:value-type="float">
            <text:p>0.0224103</text:p>
          </table:table-cell>
          <table:table-cell office:value-type="float" office:value="109.273" calcext:value-type="float">
            <text:p>109.273</text:p>
          </table:table-cell>
          <table:table-cell office:value-type="float" office:value="11.7044" calcext:value-type="float">
            <text:p>11.7044</text:p>
          </table:table-cell>
        </table:table-row>
        <table:table-row table:style-name="ro1">
          <table:table-cell office:value-type="float" office:value="72.5" calcext:value-type="float">
            <text:p>72.5</text:p>
          </table:table-cell>
          <table:table-cell office:value-type="float" office:value="0.0222696" calcext:value-type="float">
            <text:p>0.0222696</text:p>
          </table:table-cell>
          <table:table-cell office:value-type="float" office:value="109.272" calcext:value-type="float">
            <text:p>109.272</text:p>
          </table:table-cell>
          <table:table-cell office:value-type="float" office:value="11.7055" calcext:value-type="float">
            <text:p>11.7055</text:p>
          </table:table-cell>
        </table:table-row>
        <table:table-row table:style-name="ro1">
          <table:table-cell office:value-type="float" office:value="72.6" calcext:value-type="float">
            <text:p>72.6</text:p>
          </table:table-cell>
          <table:table-cell office:value-type="float" office:value="0.0221297" calcext:value-type="float">
            <text:p>0.0221297</text:p>
          </table:table-cell>
          <table:table-cell office:value-type="float" office:value="109.271" calcext:value-type="float">
            <text:p>109.271</text:p>
          </table:table-cell>
          <table:table-cell office:value-type="float" office:value="11.7066" calcext:value-type="float">
            <text:p>11.7066</text:p>
          </table:table-cell>
        </table:table-row>
        <table:table-row table:style-name="ro1">
          <table:table-cell office:value-type="float" office:value="72.7" calcext:value-type="float">
            <text:p>72.7</text:p>
          </table:table-cell>
          <table:table-cell office:value-type="float" office:value="0.0219907" calcext:value-type="float">
            <text:p>0.0219907</text:p>
          </table:table-cell>
          <table:table-cell office:value-type="float" office:value="109.27" calcext:value-type="float">
            <text:p>109.27</text:p>
          </table:table-cell>
          <table:table-cell office:value-type="float" office:value="11.7077" calcext:value-type="float">
            <text:p>11.7077</text:p>
          </table:table-cell>
        </table:table-row>
        <table:table-row table:style-name="ro1">
          <table:table-cell office:value-type="float" office:value="72.8" calcext:value-type="float">
            <text:p>72.8</text:p>
          </table:table-cell>
          <table:table-cell office:value-type="float" office:value="0.0218525" calcext:value-type="float">
            <text:p>0.0218525</text:p>
          </table:table-cell>
          <table:table-cell office:value-type="float" office:value="109.269" calcext:value-type="float">
            <text:p>109.269</text:p>
          </table:table-cell>
          <table:table-cell office:value-type="float" office:value="11.7088" calcext:value-type="float">
            <text:p>11.7088</text:p>
          </table:table-cell>
        </table:table-row>
        <table:table-row table:style-name="ro1">
          <table:table-cell office:value-type="float" office:value="72.9" calcext:value-type="float">
            <text:p>72.9</text:p>
          </table:table-cell>
          <table:table-cell office:value-type="float" office:value="0.0217153" calcext:value-type="float">
            <text:p>0.0217153</text:p>
          </table:table-cell>
          <table:table-cell office:value-type="float" office:value="109.268" calcext:value-type="float">
            <text:p>109.268</text:p>
          </table:table-cell>
          <table:table-cell office:value-type="float" office:value="11.7099" calcext:value-type="float">
            <text:p>11.709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215788" calcext:value-type="float">
            <text:p>0.0215788</text:p>
          </table:table-cell>
          <table:table-cell office:value-type="float" office:value="109.267" calcext:value-type="float">
            <text:p>109.267</text:p>
          </table:table-cell>
          <table:table-cell office:value-type="float" office:value="11.711" calcext:value-type="float">
            <text:p>11.711</text:p>
          </table:table-cell>
        </table:table-row>
        <table:table-row table:style-name="ro1">
          <table:table-cell office:value-type="float" office:value="73.1" calcext:value-type="float">
            <text:p>73.1</text:p>
          </table:table-cell>
          <table:table-cell office:value-type="float" office:value="0.0214432" calcext:value-type="float">
            <text:p>0.0214432</text:p>
          </table:table-cell>
          <table:table-cell office:value-type="float" office:value="109.266" calcext:value-type="float">
            <text:p>109.266</text:p>
          </table:table-cell>
          <table:table-cell office:value-type="float" office:value="11.7121" calcext:value-type="float">
            <text:p>11.7121</text:p>
          </table:table-cell>
        </table:table-row>
        <table:table-row table:style-name="ro1">
          <table:table-cell office:value-type="float" office:value="73.2" calcext:value-type="float">
            <text:p>73.2</text:p>
          </table:table-cell>
          <table:table-cell office:value-type="float" office:value="0.0213085" calcext:value-type="float">
            <text:p>0.0213085</text:p>
          </table:table-cell>
          <table:table-cell office:value-type="float" office:value="109.266" calcext:value-type="float">
            <text:p>109.266</text:p>
          </table:table-cell>
          <table:table-cell office:value-type="float" office:value="11.7131" calcext:value-type="float">
            <text:p>11.7131</text:p>
          </table:table-cell>
        </table:table-row>
        <table:table-row table:style-name="ro1">
          <table:table-cell office:value-type="float" office:value="73.3" calcext:value-type="float">
            <text:p>73.3</text:p>
          </table:table-cell>
          <table:table-cell office:value-type="float" office:value="0.0211746" calcext:value-type="float">
            <text:p>0.0211746</text:p>
          </table:table-cell>
          <table:table-cell office:value-type="float" office:value="109.265" calcext:value-type="float">
            <text:p>109.265</text:p>
          </table:table-cell>
          <table:table-cell office:value-type="float" office:value="11.7142" calcext:value-type="float">
            <text:p>11.7142</text:p>
          </table:table-cell>
        </table:table-row>
        <table:table-row table:style-name="ro1">
          <table:table-cell office:value-type="float" office:value="73.4" calcext:value-type="float">
            <text:p>73.4</text:p>
          </table:table-cell>
          <table:table-cell office:value-type="float" office:value="0.0210415" calcext:value-type="float">
            <text:p>0.0210415</text:p>
          </table:table-cell>
          <table:table-cell office:value-type="float" office:value="109.264" calcext:value-type="float">
            <text:p>109.264</text:p>
          </table:table-cell>
          <table:table-cell office:value-type="float" office:value="11.7153" calcext:value-type="float">
            <text:p>11.7153</text:p>
          </table:table-cell>
        </table:table-row>
        <table:table-row table:style-name="ro1">
          <table:table-cell office:value-type="float" office:value="73.5" calcext:value-type="float">
            <text:p>73.5</text:p>
          </table:table-cell>
          <table:table-cell office:value-type="float" office:value="0.0209093" calcext:value-type="float">
            <text:p>0.0209093</text:p>
          </table:table-cell>
          <table:table-cell office:value-type="float" office:value="109.263" calcext:value-type="float">
            <text:p>109.263</text:p>
          </table:table-cell>
          <table:table-cell office:value-type="float" office:value="11.7163" calcext:value-type="float">
            <text:p>11.7163</text:p>
          </table:table-cell>
        </table:table-row>
        <table:table-row table:style-name="ro1">
          <table:table-cell office:value-type="float" office:value="73.6" calcext:value-type="float">
            <text:p>73.6</text:p>
          </table:table-cell>
          <table:table-cell office:value-type="float" office:value="0.0207779" calcext:value-type="float">
            <text:p>0.0207779</text:p>
          </table:table-cell>
          <table:table-cell office:value-type="float" office:value="109.262" calcext:value-type="float">
            <text:p>109.262</text:p>
          </table:table-cell>
          <table:table-cell office:value-type="float" office:value="11.7174" calcext:value-type="float">
            <text:p>11.7174</text:p>
          </table:table-cell>
        </table:table-row>
        <table:table-row table:style-name="ro1">
          <table:table-cell office:value-type="float" office:value="73.7" calcext:value-type="float">
            <text:p>73.7</text:p>
          </table:table-cell>
          <table:table-cell office:value-type="float" office:value="0.0206473" calcext:value-type="float">
            <text:p>0.0206473</text:p>
          </table:table-cell>
          <table:table-cell office:value-type="float" office:value="109.261" calcext:value-type="float">
            <text:p>109.261</text:p>
          </table:table-cell>
          <table:table-cell office:value-type="float" office:value="11.7184" calcext:value-type="float">
            <text:p>11.7184</text:p>
          </table:table-cell>
        </table:table-row>
        <table:table-row table:style-name="ro1">
          <table:table-cell office:value-type="float" office:value="73.8" calcext:value-type="float">
            <text:p>73.8</text:p>
          </table:table-cell>
          <table:table-cell office:value-type="float" office:value="0.0205175" calcext:value-type="float">
            <text:p>0.0205175</text:p>
          </table:table-cell>
          <table:table-cell office:value-type="float" office:value="109.26" calcext:value-type="float">
            <text:p>109.26</text:p>
          </table:table-cell>
          <table:table-cell office:value-type="float" office:value="11.7194" calcext:value-type="float">
            <text:p>11.7194</text:p>
          </table:table-cell>
        </table:table-row>
        <table:table-row table:style-name="ro1">
          <table:table-cell office:value-type="float" office:value="73.9" calcext:value-type="float">
            <text:p>73.9</text:p>
          </table:table-cell>
          <table:table-cell office:value-type="float" office:value="0.0203886" calcext:value-type="float">
            <text:p>0.0203886</text:p>
          </table:table-cell>
          <table:table-cell office:value-type="float" office:value="109.259" calcext:value-type="float">
            <text:p>109.259</text:p>
          </table:table-cell>
          <table:table-cell office:value-type="float" office:value="11.7205" calcext:value-type="float">
            <text:p>11.720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202604" calcext:value-type="float">
            <text:p>0.0202604</text:p>
          </table:table-cell>
          <table:table-cell office:value-type="float" office:value="109.258" calcext:value-type="float">
            <text:p>109.258</text:p>
          </table:table-cell>
          <table:table-cell office:value-type="float" office:value="11.7215" calcext:value-type="float">
            <text:p>11.7215</text:p>
          </table:table-cell>
        </table:table-row>
        <table:table-row table:style-name="ro1">
          <table:table-cell office:value-type="float" office:value="74.1" calcext:value-type="float">
            <text:p>74.1</text:p>
          </table:table-cell>
          <table:table-cell office:value-type="float" office:value="0.020133" calcext:value-type="float">
            <text:p>0.020133</text:p>
          </table:table-cell>
          <table:table-cell office:value-type="float" office:value="109.257" calcext:value-type="float">
            <text:p>109.257</text:p>
          </table:table-cell>
          <table:table-cell office:value-type="float" office:value="11.7225" calcext:value-type="float">
            <text:p>11.7225</text:p>
          </table:table-cell>
        </table:table-row>
        <table:table-row table:style-name="ro1">
          <table:table-cell office:value-type="float" office:value="74.2" calcext:value-type="float">
            <text:p>74.2</text:p>
          </table:table-cell>
          <table:table-cell office:value-type="float" office:value="0.0200064" calcext:value-type="float">
            <text:p>0.0200064</text:p>
          </table:table-cell>
          <table:table-cell office:value-type="float" office:value="109.257" calcext:value-type="float">
            <text:p>109.257</text:p>
          </table:table-cell>
          <table:table-cell office:value-type="float" office:value="11.7235" calcext:value-type="float">
            <text:p>11.7235</text:p>
          </table:table-cell>
        </table:table-row>
        <table:table-row table:style-name="ro1">
          <table:table-cell office:value-type="float" office:value="74.3" calcext:value-type="float">
            <text:p>74.3</text:p>
          </table:table-cell>
          <table:table-cell office:value-type="float" office:value="0.0198806" calcext:value-type="float">
            <text:p>0.0198806</text:p>
          </table:table-cell>
          <table:table-cell office:value-type="float" office:value="109.256" calcext:value-type="float">
            <text:p>109.256</text:p>
          </table:table-cell>
          <table:table-cell office:value-type="float" office:value="11.7245" calcext:value-type="float">
            <text:p>11.7245</text:p>
          </table:table-cell>
        </table:table-row>
        <table:table-row table:style-name="ro1">
          <table:table-cell office:value-type="float" office:value="74.4" calcext:value-type="float">
            <text:p>74.4</text:p>
          </table:table-cell>
          <table:table-cell office:value-type="float" office:value="0.0197556" calcext:value-type="float">
            <text:p>0.0197556</text:p>
          </table:table-cell>
          <table:table-cell office:value-type="float" office:value="109.255" calcext:value-type="float">
            <text:p>109.255</text:p>
          </table:table-cell>
          <table:table-cell office:value-type="float" office:value="11.7255" calcext:value-type="float">
            <text:p>11.7255</text:p>
          </table:table-cell>
        </table:table-row>
        <table:table-row table:style-name="ro1">
          <table:table-cell office:value-type="float" office:value="74.5" calcext:value-type="float">
            <text:p>74.5</text:p>
          </table:table-cell>
          <table:table-cell office:value-type="float" office:value="0.0196314" calcext:value-type="float">
            <text:p>0.0196314</text:p>
          </table:table-cell>
          <table:table-cell office:value-type="float" office:value="109.254" calcext:value-type="float">
            <text:p>109.254</text:p>
          </table:table-cell>
          <table:table-cell office:value-type="float" office:value="11.7265" calcext:value-type="float">
            <text:p>11.7265</text:p>
          </table:table-cell>
        </table:table-row>
        <table:table-row table:style-name="ro1">
          <table:table-cell office:value-type="float" office:value="74.6" calcext:value-type="float">
            <text:p>74.6</text:p>
          </table:table-cell>
          <table:table-cell office:value-type="float" office:value="0.019508" calcext:value-type="float">
            <text:p>0.019508</text:p>
          </table:table-cell>
          <table:table-cell office:value-type="float" office:value="109.253" calcext:value-type="float">
            <text:p>109.253</text:p>
          </table:table-cell>
          <table:table-cell office:value-type="float" office:value="11.7274" calcext:value-type="float">
            <text:p>11.7274</text:p>
          </table:table-cell>
        </table:table-row>
        <table:table-row table:style-name="ro1">
          <table:table-cell office:value-type="float" office:value="74.7" calcext:value-type="float">
            <text:p>74.7</text:p>
          </table:table-cell>
          <table:table-cell office:value-type="float" office:value="0.0193853" calcext:value-type="float">
            <text:p>0.0193853</text:p>
          </table:table-cell>
          <table:table-cell office:value-type="float" office:value="109.252" calcext:value-type="float">
            <text:p>109.252</text:p>
          </table:table-cell>
          <table:table-cell office:value-type="float" office:value="11.7284" calcext:value-type="float">
            <text:p>11.7284</text:p>
          </table:table-cell>
        </table:table-row>
        <table:table-row table:style-name="ro1">
          <table:table-cell office:value-type="float" office:value="74.8" calcext:value-type="float">
            <text:p>74.8</text:p>
          </table:table-cell>
          <table:table-cell office:value-type="float" office:value="0.0192634" calcext:value-type="float">
            <text:p>0.0192634</text:p>
          </table:table-cell>
          <table:table-cell office:value-type="float" office:value="109.251" calcext:value-type="float">
            <text:p>109.251</text:p>
          </table:table-cell>
          <table:table-cell office:value-type="float" office:value="11.7294" calcext:value-type="float">
            <text:p>11.7294</text:p>
          </table:table-cell>
        </table:table-row>
        <table:table-row table:style-name="ro1">
          <table:table-cell office:value-type="float" office:value="74.9" calcext:value-type="float">
            <text:p>74.9</text:p>
          </table:table-cell>
          <table:table-cell office:value-type="float" office:value="0.0191422" calcext:value-type="float">
            <text:p>0.0191422</text:p>
          </table:table-cell>
          <table:table-cell office:value-type="float" office:value="109.251" calcext:value-type="float">
            <text:p>109.251</text:p>
          </table:table-cell>
          <table:table-cell office:value-type="float" office:value="11.7303" calcext:value-type="float">
            <text:p>11.730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190218" calcext:value-type="float">
            <text:p>0.0190218</text:p>
          </table:table-cell>
          <table:table-cell office:value-type="float" office:value="109.25" calcext:value-type="float">
            <text:p>109.25</text:p>
          </table:table-cell>
          <table:table-cell office:value-type="float" office:value="11.7313" calcext:value-type="float">
            <text:p>11.7313</text:p>
          </table:table-cell>
        </table:table-row>
        <table:table-row table:style-name="ro1">
          <table:table-cell office:value-type="float" office:value="75.1" calcext:value-type="float">
            <text:p>75.1</text:p>
          </table:table-cell>
          <table:table-cell office:value-type="float" office:value="0.0189022" calcext:value-type="float">
            <text:p>0.0189022</text:p>
          </table:table-cell>
          <table:table-cell office:value-type="float" office:value="109.249" calcext:value-type="float">
            <text:p>109.249</text:p>
          </table:table-cell>
          <table:table-cell office:value-type="float" office:value="11.7323" calcext:value-type="float">
            <text:p>11.7323</text:p>
          </table:table-cell>
        </table:table-row>
        <table:table-row table:style-name="ro1">
          <table:table-cell office:value-type="float" office:value="75.2" calcext:value-type="float">
            <text:p>75.2</text:p>
          </table:table-cell>
          <table:table-cell office:value-type="float" office:value="0.0187833" calcext:value-type="float">
            <text:p>0.0187833</text:p>
          </table:table-cell>
          <table:table-cell office:value-type="float" office:value="109.248" calcext:value-type="float">
            <text:p>109.248</text:p>
          </table:table-cell>
          <table:table-cell office:value-type="float" office:value="11.7332" calcext:value-type="float">
            <text:p>11.7332</text:p>
          </table:table-cell>
        </table:table-row>
        <table:table-row table:style-name="ro1">
          <table:table-cell office:value-type="float" office:value="75.3" calcext:value-type="float">
            <text:p>75.3</text:p>
          </table:table-cell>
          <table:table-cell office:value-type="float" office:value="0.0186651" calcext:value-type="float">
            <text:p>0.0186651</text:p>
          </table:table-cell>
          <table:table-cell office:value-type="float" office:value="109.247" calcext:value-type="float">
            <text:p>109.247</text:p>
          </table:table-cell>
          <table:table-cell office:value-type="float" office:value="11.7341" calcext:value-type="float">
            <text:p>11.7341</text:p>
          </table:table-cell>
        </table:table-row>
        <table:table-row table:style-name="ro1">
          <table:table-cell office:value-type="float" office:value="75.4" calcext:value-type="float">
            <text:p>75.4</text:p>
          </table:table-cell>
          <table:table-cell office:value-type="float" office:value="0.0185477" calcext:value-type="float">
            <text:p>0.0185477</text:p>
          </table:table-cell>
          <table:table-cell office:value-type="float" office:value="109.246" calcext:value-type="float">
            <text:p>109.246</text:p>
          </table:table-cell>
          <table:table-cell office:value-type="float" office:value="11.7351" calcext:value-type="float">
            <text:p>11.7351</text:p>
          </table:table-cell>
        </table:table-row>
        <table:table-row table:style-name="ro1">
          <table:table-cell office:value-type="float" office:value="75.5" calcext:value-type="float">
            <text:p>75.5</text:p>
          </table:table-cell>
          <table:table-cell office:value-type="float" office:value="0.018431" calcext:value-type="float">
            <text:p>0.018431</text:p>
          </table:table-cell>
          <table:table-cell office:value-type="float" office:value="109.246" calcext:value-type="float">
            <text:p>109.246</text:p>
          </table:table-cell>
          <table:table-cell office:value-type="float" office:value="11.736" calcext:value-type="float">
            <text:p>11.736</text:p>
          </table:table-cell>
        </table:table-row>
        <table:table-row table:style-name="ro1">
          <table:table-cell office:value-type="float" office:value="75.6" calcext:value-type="float">
            <text:p>75.6</text:p>
          </table:table-cell>
          <table:table-cell office:value-type="float" office:value="0.018315" calcext:value-type="float">
            <text:p>0.018315</text:p>
          </table:table-cell>
          <table:table-cell office:value-type="float" office:value="109.245" calcext:value-type="float">
            <text:p>109.245</text:p>
          </table:table-cell>
          <table:table-cell office:value-type="float" office:value="11.7369" calcext:value-type="float">
            <text:p>11.7369</text:p>
          </table:table-cell>
        </table:table-row>
        <table:table-row table:style-name="ro1">
          <table:table-cell office:value-type="float" office:value="75.7" calcext:value-type="float">
            <text:p>75.7</text:p>
          </table:table-cell>
          <table:table-cell office:value-type="float" office:value="0.0181998" calcext:value-type="float">
            <text:p>0.0181998</text:p>
          </table:table-cell>
          <table:table-cell office:value-type="float" office:value="109.244" calcext:value-type="float">
            <text:p>109.244</text:p>
          </table:table-cell>
          <table:table-cell office:value-type="float" office:value="11.7378" calcext:value-type="float">
            <text:p>11.7378</text:p>
          </table:table-cell>
        </table:table-row>
        <table:table-row table:style-name="ro1">
          <table:table-cell office:value-type="float" office:value="75.8" calcext:value-type="float">
            <text:p>75.8</text:p>
          </table:table-cell>
          <table:table-cell office:value-type="float" office:value="0.0180853" calcext:value-type="float">
            <text:p>0.0180853</text:p>
          </table:table-cell>
          <table:table-cell office:value-type="float" office:value="109.243" calcext:value-type="float">
            <text:p>109.243</text:p>
          </table:table-cell>
          <table:table-cell office:value-type="float" office:value="11.7387" calcext:value-type="float">
            <text:p>11.7387</text:p>
          </table:table-cell>
        </table:table-row>
        <table:table-row table:style-name="ro1">
          <table:table-cell office:value-type="float" office:value="75.9" calcext:value-type="float">
            <text:p>75.9</text:p>
          </table:table-cell>
          <table:table-cell office:value-type="float" office:value="0.0179715" calcext:value-type="float">
            <text:p>0.0179715</text:p>
          </table:table-cell>
          <table:table-cell office:value-type="float" office:value="109.242" calcext:value-type="float">
            <text:p>109.242</text:p>
          </table:table-cell>
          <table:table-cell office:value-type="float" office:value="11.7396" calcext:value-type="float">
            <text:p>11.739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178584" calcext:value-type="float">
            <text:p>0.0178584</text:p>
          </table:table-cell>
          <table:table-cell office:value-type="float" office:value="109.242" calcext:value-type="float">
            <text:p>109.242</text:p>
          </table:table-cell>
          <table:table-cell office:value-type="float" office:value="11.7405" calcext:value-type="float">
            <text:p>11.7405</text:p>
          </table:table-cell>
        </table:table-row>
        <table:table-row table:style-name="ro1">
          <table:table-cell office:value-type="float" office:value="76.1" calcext:value-type="float">
            <text:p>76.1</text:p>
          </table:table-cell>
          <table:table-cell office:value-type="float" office:value="0.017746" calcext:value-type="float">
            <text:p>0.017746</text:p>
          </table:table-cell>
          <table:table-cell office:value-type="float" office:value="109.241" calcext:value-type="float">
            <text:p>109.241</text:p>
          </table:table-cell>
          <table:table-cell office:value-type="float" office:value="11.7414" calcext:value-type="float">
            <text:p>11.7414</text:p>
          </table:table-cell>
        </table:table-row>
        <table:table-row table:style-name="ro1">
          <table:table-cell office:value-type="float" office:value="76.2" calcext:value-type="float">
            <text:p>76.2</text:p>
          </table:table-cell>
          <table:table-cell office:value-type="float" office:value="0.0176343" calcext:value-type="float">
            <text:p>0.0176343</text:p>
          </table:table-cell>
          <table:table-cell office:value-type="float" office:value="109.24" calcext:value-type="float">
            <text:p>109.24</text:p>
          </table:table-cell>
          <table:table-cell office:value-type="float" office:value="11.7423" calcext:value-type="float">
            <text:p>11.7423</text:p>
          </table:table-cell>
        </table:table-row>
        <table:table-row table:style-name="ro1">
          <table:table-cell office:value-type="float" office:value="76.3" calcext:value-type="float">
            <text:p>76.3</text:p>
          </table:table-cell>
          <table:table-cell office:value-type="float" office:value="0.0175233" calcext:value-type="float">
            <text:p>0.0175233</text:p>
          </table:table-cell>
          <table:table-cell office:value-type="float" office:value="109.239" calcext:value-type="float">
            <text:p>109.239</text:p>
          </table:table-cell>
          <table:table-cell office:value-type="float" office:value="11.7432" calcext:value-type="float">
            <text:p>11.7432</text:p>
          </table:table-cell>
        </table:table-row>
        <table:table-row table:style-name="ro1">
          <table:table-cell office:value-type="float" office:value="76.4" calcext:value-type="float">
            <text:p>76.4</text:p>
          </table:table-cell>
          <table:table-cell office:value-type="float" office:value="0.017413" calcext:value-type="float">
            <text:p>0.017413</text:p>
          </table:table-cell>
          <table:table-cell office:value-type="float" office:value="109.239" calcext:value-type="float">
            <text:p>109.239</text:p>
          </table:table-cell>
          <table:table-cell office:value-type="float" office:value="11.7441" calcext:value-type="float">
            <text:p>11.7441</text:p>
          </table:table-cell>
        </table:table-row>
        <table:table-row table:style-name="ro1">
          <table:table-cell office:value-type="float" office:value="76.5" calcext:value-type="float">
            <text:p>76.5</text:p>
          </table:table-cell>
          <table:table-cell office:value-type="float" office:value="0.0173034" calcext:value-type="float">
            <text:p>0.0173034</text:p>
          </table:table-cell>
          <table:table-cell office:value-type="float" office:value="109.238" calcext:value-type="float">
            <text:p>109.238</text:p>
          </table:table-cell>
          <table:table-cell office:value-type="float" office:value="11.7449" calcext:value-type="float">
            <text:p>11.7449</text:p>
          </table:table-cell>
        </table:table-row>
        <table:table-row table:style-name="ro1">
          <table:table-cell office:value-type="float" office:value="76.6" calcext:value-type="float">
            <text:p>76.6</text:p>
          </table:table-cell>
          <table:table-cell office:value-type="float" office:value="0.0171945" calcext:value-type="float">
            <text:p>0.0171945</text:p>
          </table:table-cell>
          <table:table-cell office:value-type="float" office:value="109.237" calcext:value-type="float">
            <text:p>109.237</text:p>
          </table:table-cell>
          <table:table-cell office:value-type="float" office:value="11.7458" calcext:value-type="float">
            <text:p>11.7458</text:p>
          </table:table-cell>
        </table:table-row>
        <table:table-row table:style-name="ro1">
          <table:table-cell office:value-type="float" office:value="76.7" calcext:value-type="float">
            <text:p>76.7</text:p>
          </table:table-cell>
          <table:table-cell office:value-type="float" office:value="0.0170862" calcext:value-type="float">
            <text:p>0.0170862</text:p>
          </table:table-cell>
          <table:table-cell office:value-type="float" office:value="109.236" calcext:value-type="float">
            <text:p>109.236</text:p>
          </table:table-cell>
          <table:table-cell office:value-type="float" office:value="11.7467" calcext:value-type="float">
            <text:p>11.7467</text:p>
          </table:table-cell>
        </table:table-row>
        <table:table-row table:style-name="ro1">
          <table:table-cell office:value-type="float" office:value="76.8" calcext:value-type="float">
            <text:p>76.8</text:p>
          </table:table-cell>
          <table:table-cell office:value-type="float" office:value="0.0169787" calcext:value-type="float">
            <text:p>0.0169787</text:p>
          </table:table-cell>
          <table:table-cell office:value-type="float" office:value="109.236" calcext:value-type="float">
            <text:p>109.236</text:p>
          </table:table-cell>
          <table:table-cell office:value-type="float" office:value="11.7475" calcext:value-type="float">
            <text:p>11.7475</text:p>
          </table:table-cell>
        </table:table-row>
        <table:table-row table:style-name="ro1">
          <table:table-cell office:value-type="float" office:value="76.9" calcext:value-type="float">
            <text:p>76.9</text:p>
          </table:table-cell>
          <table:table-cell office:value-type="float" office:value="0.0168718" calcext:value-type="float">
            <text:p>0.0168718</text:p>
          </table:table-cell>
          <table:table-cell office:value-type="float" office:value="109.235" calcext:value-type="float">
            <text:p>109.235</text:p>
          </table:table-cell>
          <table:table-cell office:value-type="float" office:value="11.7484" calcext:value-type="float">
            <text:p>11.748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167656" calcext:value-type="float">
            <text:p>0.0167656</text:p>
          </table:table-cell>
          <table:table-cell office:value-type="float" office:value="109.234" calcext:value-type="float">
            <text:p>109.234</text:p>
          </table:table-cell>
          <table:table-cell office:value-type="float" office:value="11.7492" calcext:value-type="float">
            <text:p>11.7492</text:p>
          </table:table-cell>
        </table:table-row>
        <table:table-row table:style-name="ro1">
          <table:table-cell office:value-type="float" office:value="77.1" calcext:value-type="float">
            <text:p>77.1</text:p>
          </table:table-cell>
          <table:table-cell office:value-type="float" office:value="0.01666" calcext:value-type="float">
            <text:p>0.01666</text:p>
          </table:table-cell>
          <table:table-cell office:value-type="float" office:value="109.233" calcext:value-type="float">
            <text:p>109.233</text:p>
          </table:table-cell>
          <table:table-cell office:value-type="float" office:value="11.75" calcext:value-type="float">
            <text:p>11.75</text:p>
          </table:table-cell>
        </table:table-row>
        <table:table-row table:style-name="ro1">
          <table:table-cell office:value-type="float" office:value="77.2" calcext:value-type="float">
            <text:p>77.2</text:p>
          </table:table-cell>
          <table:table-cell office:value-type="float" office:value="0.0165551" calcext:value-type="float">
            <text:p>0.0165551</text:p>
          </table:table-cell>
          <table:table-cell office:value-type="float" office:value="109.233" calcext:value-type="float">
            <text:p>109.233</text:p>
          </table:table-cell>
          <table:table-cell office:value-type="float" office:value="11.7509" calcext:value-type="float">
            <text:p>11.7509</text:p>
          </table:table-cell>
        </table:table-row>
        <table:table-row table:style-name="ro1">
          <table:table-cell office:value-type="float" office:value="77.3" calcext:value-type="float">
            <text:p>77.3</text:p>
          </table:table-cell>
          <table:table-cell office:value-type="float" office:value="0.0164508" calcext:value-type="float">
            <text:p>0.0164508</text:p>
          </table:table-cell>
          <table:table-cell office:value-type="float" office:value="109.232" calcext:value-type="float">
            <text:p>109.232</text:p>
          </table:table-cell>
          <table:table-cell office:value-type="float" office:value="11.7517" calcext:value-type="float">
            <text:p>11.7517</text:p>
          </table:table-cell>
        </table:table-row>
        <table:table-row table:style-name="ro1">
          <table:table-cell office:value-type="float" office:value="77.4" calcext:value-type="float">
            <text:p>77.4</text:p>
          </table:table-cell>
          <table:table-cell office:value-type="float" office:value="0.0163473" calcext:value-type="float">
            <text:p>0.0163473</text:p>
          </table:table-cell>
          <table:table-cell office:value-type="float" office:value="109.231" calcext:value-type="float">
            <text:p>109.231</text:p>
          </table:table-cell>
          <table:table-cell office:value-type="float" office:value="11.7525" calcext:value-type="float">
            <text:p>11.7525</text:p>
          </table:table-cell>
        </table:table-row>
        <table:table-row table:style-name="ro1">
          <table:table-cell office:value-type="float" office:value="77.5" calcext:value-type="float">
            <text:p>77.5</text:p>
          </table:table-cell>
          <table:table-cell office:value-type="float" office:value="0.0162443" calcext:value-type="float">
            <text:p>0.0162443</text:p>
          </table:table-cell>
          <table:table-cell office:value-type="float" office:value="109.23" calcext:value-type="float">
            <text:p>109.23</text:p>
          </table:table-cell>
          <table:table-cell office:value-type="float" office:value="11.7533" calcext:value-type="float">
            <text:p>11.7533</text:p>
          </table:table-cell>
        </table:table-row>
        <table:table-row table:style-name="ro1">
          <table:table-cell office:value-type="float" office:value="77.6" calcext:value-type="float">
            <text:p>77.6</text:p>
          </table:table-cell>
          <table:table-cell office:value-type="float" office:value="0.016142" calcext:value-type="float">
            <text:p>0.016142</text:p>
          </table:table-cell>
          <table:table-cell office:value-type="float" office:value="109.23" calcext:value-type="float">
            <text:p>109.23</text:p>
          </table:table-cell>
          <table:table-cell office:value-type="float" office:value="11.7541" calcext:value-type="float">
            <text:p>11.7541</text:p>
          </table:table-cell>
        </table:table-row>
        <table:table-row table:style-name="ro1">
          <table:table-cell office:value-type="float" office:value="77.7" calcext:value-type="float">
            <text:p>77.7</text:p>
          </table:table-cell>
          <table:table-cell office:value-type="float" office:value="0.0160403" calcext:value-type="float">
            <text:p>0.0160403</text:p>
          </table:table-cell>
          <table:table-cell office:value-type="float" office:value="109.229" calcext:value-type="float">
            <text:p>109.229</text:p>
          </table:table-cell>
          <table:table-cell office:value-type="float" office:value="11.755" calcext:value-type="float">
            <text:p>11.755</text:p>
          </table:table-cell>
        </table:table-row>
        <table:table-row table:style-name="ro1">
          <table:table-cell office:value-type="float" office:value="77.8" calcext:value-type="float">
            <text:p>77.8</text:p>
          </table:table-cell>
          <table:table-cell office:value-type="float" office:value="0.0159393" calcext:value-type="float">
            <text:p>0.0159393</text:p>
          </table:table-cell>
          <table:table-cell office:value-type="float" office:value="109.228" calcext:value-type="float">
            <text:p>109.228</text:p>
          </table:table-cell>
          <table:table-cell office:value-type="float" office:value="11.7558" calcext:value-type="float">
            <text:p>11.7558</text:p>
          </table:table-cell>
        </table:table-row>
        <table:table-row table:style-name="ro1">
          <table:table-cell office:value-type="float" office:value="77.9" calcext:value-type="float">
            <text:p>77.9</text:p>
          </table:table-cell>
          <table:table-cell office:value-type="float" office:value="0.0158389" calcext:value-type="float">
            <text:p>0.0158389</text:p>
          </table:table-cell>
          <table:table-cell office:value-type="float" office:value="109.228" calcext:value-type="float">
            <text:p>109.228</text:p>
          </table:table-cell>
          <table:table-cell office:value-type="float" office:value="11.7565" calcext:value-type="float">
            <text:p>11.756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157392" calcext:value-type="float">
            <text:p>0.0157392</text:p>
          </table:table-cell>
          <table:table-cell office:value-type="float" office:value="109.227" calcext:value-type="float">
            <text:p>109.227</text:p>
          </table:table-cell>
          <table:table-cell office:value-type="float" office:value="11.7573" calcext:value-type="float">
            <text:p>11.7573</text:p>
          </table:table-cell>
        </table:table-row>
        <table:table-row table:style-name="ro1">
          <table:table-cell office:value-type="float" office:value="78.1" calcext:value-type="float">
            <text:p>78.1</text:p>
          </table:table-cell>
          <table:table-cell office:value-type="float" office:value="0.01564" calcext:value-type="float">
            <text:p>0.01564</text:p>
          </table:table-cell>
          <table:table-cell office:value-type="float" office:value="109.226" calcext:value-type="float">
            <text:p>109.226</text:p>
          </table:table-cell>
          <table:table-cell office:value-type="float" office:value="11.7581" calcext:value-type="float">
            <text:p>11.7581</text:p>
          </table:table-cell>
        </table:table-row>
        <table:table-row table:style-name="ro1">
          <table:table-cell office:value-type="float" office:value="78.2" calcext:value-type="float">
            <text:p>78.2</text:p>
          </table:table-cell>
          <table:table-cell office:value-type="float" office:value="0.0155415" calcext:value-type="float">
            <text:p>0.0155415</text:p>
          </table:table-cell>
          <table:table-cell office:value-type="float" office:value="109.226" calcext:value-type="float">
            <text:p>109.226</text:p>
          </table:table-cell>
          <table:table-cell office:value-type="float" office:value="11.7589" calcext:value-type="float">
            <text:p>11.7589</text:p>
          </table:table-cell>
        </table:table-row>
        <table:table-row table:style-name="ro1">
          <table:table-cell office:value-type="float" office:value="78.3" calcext:value-type="float">
            <text:p>78.3</text:p>
          </table:table-cell>
          <table:table-cell office:value-type="float" office:value="0.0154436" calcext:value-type="float">
            <text:p>0.0154436</text:p>
          </table:table-cell>
          <table:table-cell office:value-type="float" office:value="109.225" calcext:value-type="float">
            <text:p>109.225</text:p>
          </table:table-cell>
          <table:table-cell office:value-type="float" office:value="11.7597" calcext:value-type="float">
            <text:p>11.7597</text:p>
          </table:table-cell>
        </table:table-row>
        <table:table-row table:style-name="ro1">
          <table:table-cell office:value-type="float" office:value="78.4" calcext:value-type="float">
            <text:p>78.4</text:p>
          </table:table-cell>
          <table:table-cell office:value-type="float" office:value="0.0153463" calcext:value-type="float">
            <text:p>0.0153463</text:p>
          </table:table-cell>
          <table:table-cell office:value-type="float" office:value="109.224" calcext:value-type="float">
            <text:p>109.224</text:p>
          </table:table-cell>
          <table:table-cell office:value-type="float" office:value="11.7605" calcext:value-type="float">
            <text:p>11.7605</text:p>
          </table:table-cell>
        </table:table-row>
        <table:table-row table:style-name="ro1">
          <table:table-cell office:value-type="float" office:value="78.5" calcext:value-type="float">
            <text:p>78.5</text:p>
          </table:table-cell>
          <table:table-cell office:value-type="float" office:value="0.0152496" calcext:value-type="float">
            <text:p>0.0152496</text:p>
          </table:table-cell>
          <table:table-cell office:value-type="float" office:value="109.224" calcext:value-type="float">
            <text:p>109.224</text:p>
          </table:table-cell>
          <table:table-cell office:value-type="float" office:value="11.7612" calcext:value-type="float">
            <text:p>11.7612</text:p>
          </table:table-cell>
        </table:table-row>
        <table:table-row table:style-name="ro1">
          <table:table-cell office:value-type="float" office:value="78.6" calcext:value-type="float">
            <text:p>78.6</text:p>
          </table:table-cell>
          <table:table-cell office:value-type="float" office:value="0.0151535" calcext:value-type="float">
            <text:p>0.0151535</text:p>
          </table:table-cell>
          <table:table-cell office:value-type="float" office:value="109.223" calcext:value-type="float">
            <text:p>109.223</text:p>
          </table:table-cell>
          <table:table-cell office:value-type="float" office:value="11.762" calcext:value-type="float">
            <text:p>11.762</text:p>
          </table:table-cell>
        </table:table-row>
        <table:table-row table:style-name="ro1">
          <table:table-cell office:value-type="float" office:value="78.7" calcext:value-type="float">
            <text:p>78.7</text:p>
          </table:table-cell>
          <table:table-cell office:value-type="float" office:value="0.015058" calcext:value-type="float">
            <text:p>0.015058</text:p>
          </table:table-cell>
          <table:table-cell office:value-type="float" office:value="109.222" calcext:value-type="float">
            <text:p>109.222</text:p>
          </table:table-cell>
          <table:table-cell office:value-type="float" office:value="11.7627" calcext:value-type="float">
            <text:p>11.7627</text:p>
          </table:table-cell>
        </table:table-row>
        <table:table-row table:style-name="ro1">
          <table:table-cell office:value-type="float" office:value="78.8" calcext:value-type="float">
            <text:p>78.8</text:p>
          </table:table-cell>
          <table:table-cell office:value-type="float" office:value="0.0149632" calcext:value-type="float">
            <text:p>0.0149632</text:p>
          </table:table-cell>
          <table:table-cell office:value-type="float" office:value="109.222" calcext:value-type="float">
            <text:p>109.222</text:p>
          </table:table-cell>
          <table:table-cell office:value-type="float" office:value="11.7635" calcext:value-type="float">
            <text:p>11.7635</text:p>
          </table:table-cell>
        </table:table-row>
        <table:table-row table:style-name="ro1">
          <table:table-cell office:value-type="float" office:value="78.9" calcext:value-type="float">
            <text:p>78.9</text:p>
          </table:table-cell>
          <table:table-cell office:value-type="float" office:value="0.0148689" calcext:value-type="float">
            <text:p>0.0148689</text:p>
          </table:table-cell>
          <table:table-cell office:value-type="float" office:value="109.221" calcext:value-type="float">
            <text:p>109.221</text:p>
          </table:table-cell>
          <table:table-cell office:value-type="float" office:value="11.7642" calcext:value-type="float">
            <text:p>11.764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147752" calcext:value-type="float">
            <text:p>0.0147752</text:p>
          </table:table-cell>
          <table:table-cell office:value-type="float" office:value="109.22" calcext:value-type="float">
            <text:p>109.22</text:p>
          </table:table-cell>
          <table:table-cell office:value-type="float" office:value="11.765" calcext:value-type="float">
            <text:p>11.765</text:p>
          </table:table-cell>
        </table:table-row>
        <table:table-row table:style-name="ro1">
          <table:table-cell office:value-type="float" office:value="79.1" calcext:value-type="float">
            <text:p>79.1</text:p>
          </table:table-cell>
          <table:table-cell office:value-type="float" office:value="0.0146821" calcext:value-type="float">
            <text:p>0.0146821</text:p>
          </table:table-cell>
          <table:table-cell office:value-type="float" office:value="109.22" calcext:value-type="float">
            <text:p>109.22</text:p>
          </table:table-cell>
          <table:table-cell office:value-type="float" office:value="11.7657" calcext:value-type="float">
            <text:p>11.7657</text:p>
          </table:table-cell>
        </table:table-row>
        <table:table-row table:style-name="ro1">
          <table:table-cell office:value-type="float" office:value="79.2" calcext:value-type="float">
            <text:p>79.2</text:p>
          </table:table-cell>
          <table:table-cell office:value-type="float" office:value="0.0145895" calcext:value-type="float">
            <text:p>0.0145895</text:p>
          </table:table-cell>
          <table:table-cell office:value-type="float" office:value="109.219" calcext:value-type="float">
            <text:p>109.219</text:p>
          </table:table-cell>
          <table:table-cell office:value-type="float" office:value="11.7664" calcext:value-type="float">
            <text:p>11.7664</text:p>
          </table:table-cell>
        </table:table-row>
        <table:table-row table:style-name="ro1">
          <table:table-cell office:value-type="float" office:value="79.3" calcext:value-type="float">
            <text:p>79.3</text:p>
          </table:table-cell>
          <table:table-cell office:value-type="float" office:value="0.0144976" calcext:value-type="float">
            <text:p>0.0144976</text:p>
          </table:table-cell>
          <table:table-cell office:value-type="float" office:value="109.218" calcext:value-type="float">
            <text:p>109.218</text:p>
          </table:table-cell>
          <table:table-cell office:value-type="float" office:value="11.7672" calcext:value-type="float">
            <text:p>11.7672</text:p>
          </table:table-cell>
        </table:table-row>
        <table:table-row table:style-name="ro1">
          <table:table-cell office:value-type="float" office:value="79.4" calcext:value-type="float">
            <text:p>79.4</text:p>
          </table:table-cell>
          <table:table-cell office:value-type="float" office:value="0.0144062" calcext:value-type="float">
            <text:p>0.0144062</text:p>
          </table:table-cell>
          <table:table-cell office:value-type="float" office:value="109.218" calcext:value-type="float">
            <text:p>109.218</text:p>
          </table:table-cell>
          <table:table-cell office:value-type="float" office:value="11.7679" calcext:value-type="float">
            <text:p>11.7679</text:p>
          </table:table-cell>
        </table:table-row>
        <table:table-row table:style-name="ro1">
          <table:table-cell office:value-type="float" office:value="79.5" calcext:value-type="float">
            <text:p>79.5</text:p>
          </table:table-cell>
          <table:table-cell office:value-type="float" office:value="0.0143154" calcext:value-type="float">
            <text:p>0.0143154</text:p>
          </table:table-cell>
          <table:table-cell office:value-type="float" office:value="109.217" calcext:value-type="float">
            <text:p>109.217</text:p>
          </table:table-cell>
          <table:table-cell office:value-type="float" office:value="11.7686" calcext:value-type="float">
            <text:p>11.7686</text:p>
          </table:table-cell>
        </table:table-row>
        <table:table-row table:style-name="ro1">
          <table:table-cell office:value-type="float" office:value="79.6" calcext:value-type="float">
            <text:p>79.6</text:p>
          </table:table-cell>
          <table:table-cell office:value-type="float" office:value="0.0142252" calcext:value-type="float">
            <text:p>0.0142252</text:p>
          </table:table-cell>
          <table:table-cell office:value-type="float" office:value="109.216" calcext:value-type="float">
            <text:p>109.216</text:p>
          </table:table-cell>
          <table:table-cell office:value-type="float" office:value="11.7693" calcext:value-type="float">
            <text:p>11.7693</text:p>
          </table:table-cell>
        </table:table-row>
        <table:table-row table:style-name="ro1">
          <table:table-cell office:value-type="float" office:value="79.7" calcext:value-type="float">
            <text:p>79.7</text:p>
          </table:table-cell>
          <table:table-cell office:value-type="float" office:value="0.0141355" calcext:value-type="float">
            <text:p>0.0141355</text:p>
          </table:table-cell>
          <table:table-cell office:value-type="float" office:value="109.216" calcext:value-type="float">
            <text:p>109.216</text:p>
          </table:table-cell>
          <table:table-cell office:value-type="float" office:value="11.77" calcext:value-type="float">
            <text:p>11.77</text:p>
          </table:table-cell>
        </table:table-row>
        <table:table-row table:style-name="ro1">
          <table:table-cell office:value-type="float" office:value="79.8" calcext:value-type="float">
            <text:p>79.8</text:p>
          </table:table-cell>
          <table:table-cell office:value-type="float" office:value="0.0140464" calcext:value-type="float">
            <text:p>0.0140464</text:p>
          </table:table-cell>
          <table:table-cell office:value-type="float" office:value="109.215" calcext:value-type="float">
            <text:p>109.215</text:p>
          </table:table-cell>
          <table:table-cell office:value-type="float" office:value="11.7707" calcext:value-type="float">
            <text:p>11.7707</text:p>
          </table:table-cell>
        </table:table-row>
        <table:table-row table:style-name="ro1">
          <table:table-cell office:value-type="float" office:value="79.9" calcext:value-type="float">
            <text:p>79.9</text:p>
          </table:table-cell>
          <table:table-cell office:value-type="float" office:value="0.0139579" calcext:value-type="float">
            <text:p>0.0139579</text:p>
          </table:table-cell>
          <table:table-cell office:value-type="float" office:value="109.215" calcext:value-type="float">
            <text:p>109.215</text:p>
          </table:table-cell>
          <table:table-cell office:value-type="float" office:value="11.7715" calcext:value-type="float">
            <text:p>11.771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38699" calcext:value-type="float">
            <text:p>0.0138699</text:p>
          </table:table-cell>
          <table:table-cell office:value-type="float" office:value="109.214" calcext:value-type="float">
            <text:p>109.214</text:p>
          </table:table-cell>
          <table:table-cell office:value-type="float" office:value="11.7721" calcext:value-type="float">
            <text:p>11.7721</text:p>
          </table:table-cell>
        </table:table-row>
        <table:table-row table:style-name="ro1">
          <table:table-cell office:value-type="float" office:value="80.1" calcext:value-type="float">
            <text:p>80.1</text:p>
          </table:table-cell>
          <table:table-cell office:value-type="float" office:value="0.0137824" calcext:value-type="float">
            <text:p>0.0137824</text:p>
          </table:table-cell>
          <table:table-cell office:value-type="float" office:value="109.213" calcext:value-type="float">
            <text:p>109.213</text:p>
          </table:table-cell>
          <table:table-cell office:value-type="float" office:value="11.7728" calcext:value-type="float">
            <text:p>11.7728</text:p>
          </table:table-cell>
        </table:table-row>
        <table:table-row table:style-name="ro1">
          <table:table-cell office:value-type="float" office:value="80.2" calcext:value-type="float">
            <text:p>80.2</text:p>
          </table:table-cell>
          <table:table-cell office:value-type="float" office:value="0.0136955" calcext:value-type="float">
            <text:p>0.0136955</text:p>
          </table:table-cell>
          <table:table-cell office:value-type="float" office:value="109.213" calcext:value-type="float">
            <text:p>109.213</text:p>
          </table:table-cell>
          <table:table-cell office:value-type="float" office:value="11.7735" calcext:value-type="float">
            <text:p>11.7735</text:p>
          </table:table-cell>
        </table:table-row>
        <table:table-row table:style-name="ro1">
          <table:table-cell office:value-type="float" office:value="80.3" calcext:value-type="float">
            <text:p>80.3</text:p>
          </table:table-cell>
          <table:table-cell office:value-type="float" office:value="0.0136092" calcext:value-type="float">
            <text:p>0.0136092</text:p>
          </table:table-cell>
          <table:table-cell office:value-type="float" office:value="109.212" calcext:value-type="float">
            <text:p>109.212</text:p>
          </table:table-cell>
          <table:table-cell office:value-type="float" office:value="11.7742" calcext:value-type="float">
            <text:p>11.7742</text:p>
          </table:table-cell>
        </table:table-row>
        <table:table-row table:style-name="ro1">
          <table:table-cell office:value-type="float" office:value="80.4" calcext:value-type="float">
            <text:p>80.4</text:p>
          </table:table-cell>
          <table:table-cell office:value-type="float" office:value="0.0135234" calcext:value-type="float">
            <text:p>0.0135234</text:p>
          </table:table-cell>
          <table:table-cell office:value-type="float" office:value="109.212" calcext:value-type="float">
            <text:p>109.212</text:p>
          </table:table-cell>
          <table:table-cell office:value-type="float" office:value="11.7749" calcext:value-type="float">
            <text:p>11.7749</text:p>
          </table:table-cell>
        </table:table-row>
        <table:table-row table:style-name="ro1">
          <table:table-cell office:value-type="float" office:value="80.5" calcext:value-type="float">
            <text:p>80.5</text:p>
          </table:table-cell>
          <table:table-cell office:value-type="float" office:value="0.0134381" calcext:value-type="float">
            <text:p>0.0134381</text:p>
          </table:table-cell>
          <table:table-cell office:value-type="float" office:value="109.211" calcext:value-type="float">
            <text:p>109.211</text:p>
          </table:table-cell>
          <table:table-cell office:value-type="float" office:value="11.7756" calcext:value-type="float">
            <text:p>11.7756</text:p>
          </table:table-cell>
        </table:table-row>
        <table:table-row table:style-name="ro1">
          <table:table-cell office:value-type="float" office:value="80.6" calcext:value-type="float">
            <text:p>80.6</text:p>
          </table:table-cell>
          <table:table-cell office:value-type="float" office:value="0.0133534" calcext:value-type="float">
            <text:p>0.0133534</text:p>
          </table:table-cell>
          <table:table-cell office:value-type="float" office:value="109.21" calcext:value-type="float">
            <text:p>109.21</text:p>
          </table:table-cell>
          <table:table-cell office:value-type="float" office:value="11.7762" calcext:value-type="float">
            <text:p>11.7762</text:p>
          </table:table-cell>
        </table:table-row>
        <table:table-row table:style-name="ro1">
          <table:table-cell office:value-type="float" office:value="80.7" calcext:value-type="float">
            <text:p>80.7</text:p>
          </table:table-cell>
          <table:table-cell office:value-type="float" office:value="0.0132692" calcext:value-type="float">
            <text:p>0.0132692</text:p>
          </table:table-cell>
          <table:table-cell office:value-type="float" office:value="109.21" calcext:value-type="float">
            <text:p>109.21</text:p>
          </table:table-cell>
          <table:table-cell office:value-type="float" office:value="11.7769" calcext:value-type="float">
            <text:p>11.7769</text:p>
          </table:table-cell>
        </table:table-row>
        <table:table-row table:style-name="ro1">
          <table:table-cell office:value-type="float" office:value="80.8" calcext:value-type="float">
            <text:p>80.8</text:p>
          </table:table-cell>
          <table:table-cell office:value-type="float" office:value="0.0131855" calcext:value-type="float">
            <text:p>0.0131855</text:p>
          </table:table-cell>
          <table:table-cell office:value-type="float" office:value="109.209" calcext:value-type="float">
            <text:p>109.209</text:p>
          </table:table-cell>
          <table:table-cell office:value-type="float" office:value="11.7776" calcext:value-type="float">
            <text:p>11.7776</text:p>
          </table:table-cell>
        </table:table-row>
        <table:table-row table:style-name="ro1">
          <table:table-cell office:value-type="float" office:value="80.9" calcext:value-type="float">
            <text:p>80.9</text:p>
          </table:table-cell>
          <table:table-cell office:value-type="float" office:value="0.0131024" calcext:value-type="float">
            <text:p>0.0131024</text:p>
          </table:table-cell>
          <table:table-cell office:value-type="float" office:value="109.209" calcext:value-type="float">
            <text:p>109.209</text:p>
          </table:table-cell>
          <table:table-cell office:value-type="float" office:value="11.7782" calcext:value-type="float">
            <text:p>11.778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130197" calcext:value-type="float">
            <text:p>0.0130197</text:p>
          </table:table-cell>
          <table:table-cell office:value-type="float" office:value="109.208" calcext:value-type="float">
            <text:p>109.208</text:p>
          </table:table-cell>
          <table:table-cell office:value-type="float" office:value="11.7789" calcext:value-type="float">
            <text:p>11.7789</text:p>
          </table:table-cell>
        </table:table-row>
        <table:table-row table:style-name="ro1">
          <table:table-cell office:value-type="float" office:value="81.1" calcext:value-type="float">
            <text:p>81.1</text:p>
          </table:table-cell>
          <table:table-cell office:value-type="float" office:value="0.0129376" calcext:value-type="float">
            <text:p>0.0129376</text:p>
          </table:table-cell>
          <table:table-cell office:value-type="float" office:value="109.208" calcext:value-type="float">
            <text:p>109.208</text:p>
          </table:table-cell>
          <table:table-cell office:value-type="float" office:value="11.7795" calcext:value-type="float">
            <text:p>11.7795</text:p>
          </table:table-cell>
        </table:table-row>
        <table:table-row table:style-name="ro1">
          <table:table-cell office:value-type="float" office:value="81.2" calcext:value-type="float">
            <text:p>81.2</text:p>
          </table:table-cell>
          <table:table-cell office:value-type="float" office:value="0.012856" calcext:value-type="float">
            <text:p>0.012856</text:p>
          </table:table-cell>
          <table:table-cell office:value-type="float" office:value="109.207" calcext:value-type="float">
            <text:p>109.207</text:p>
          </table:table-cell>
          <table:table-cell office:value-type="float" office:value="11.7802" calcext:value-type="float">
            <text:p>11.7802</text:p>
          </table:table-cell>
        </table:table-row>
        <table:table-row table:style-name="ro1">
          <table:table-cell office:value-type="float" office:value="81.3" calcext:value-type="float">
            <text:p>81.3</text:p>
          </table:table-cell>
          <table:table-cell office:value-type="float" office:value="0.0127749" calcext:value-type="float">
            <text:p>0.0127749</text:p>
          </table:table-cell>
          <table:table-cell office:value-type="float" office:value="109.206" calcext:value-type="float">
            <text:p>109.206</text:p>
          </table:table-cell>
          <table:table-cell office:value-type="float" office:value="11.7808" calcext:value-type="float">
            <text:p>11.7808</text:p>
          </table:table-cell>
        </table:table-row>
        <table:table-row table:style-name="ro1">
          <table:table-cell office:value-type="float" office:value="81.4" calcext:value-type="float">
            <text:p>81.4</text:p>
          </table:table-cell>
          <table:table-cell office:value-type="float" office:value="0.0126944" calcext:value-type="float">
            <text:p>0.0126944</text:p>
          </table:table-cell>
          <table:table-cell office:value-type="float" office:value="109.206" calcext:value-type="float">
            <text:p>109.206</text:p>
          </table:table-cell>
          <table:table-cell office:value-type="float" office:value="11.7815" calcext:value-type="float">
            <text:p>11.7815</text:p>
          </table:table-cell>
        </table:table-row>
        <table:table-row table:style-name="ro1">
          <table:table-cell office:value-type="float" office:value="81.5" calcext:value-type="float">
            <text:p>81.5</text:p>
          </table:table-cell>
          <table:table-cell office:value-type="float" office:value="0.0126143" calcext:value-type="float">
            <text:p>0.0126143</text:p>
          </table:table-cell>
          <table:table-cell office:value-type="float" office:value="109.205" calcext:value-type="float">
            <text:p>109.205</text:p>
          </table:table-cell>
          <table:table-cell office:value-type="float" office:value="11.7821" calcext:value-type="float">
            <text:p>11.7821</text:p>
          </table:table-cell>
        </table:table-row>
        <table:table-row table:style-name="ro1">
          <table:table-cell office:value-type="float" office:value="81.6" calcext:value-type="float">
            <text:p>81.6</text:p>
          </table:table-cell>
          <table:table-cell office:value-type="float" office:value="0.0125347" calcext:value-type="float">
            <text:p>0.0125347</text:p>
          </table:table-cell>
          <table:table-cell office:value-type="float" office:value="109.205" calcext:value-type="float">
            <text:p>109.205</text:p>
          </table:table-cell>
          <table:table-cell office:value-type="float" office:value="11.7827" calcext:value-type="float">
            <text:p>11.7827</text:p>
          </table:table-cell>
        </table:table-row>
        <table:table-row table:style-name="ro1">
          <table:table-cell office:value-type="float" office:value="81.7" calcext:value-type="float">
            <text:p>81.7</text:p>
          </table:table-cell>
          <table:table-cell office:value-type="float" office:value="0.0124557" calcext:value-type="float">
            <text:p>0.0124557</text:p>
          </table:table-cell>
          <table:table-cell office:value-type="float" office:value="109.204" calcext:value-type="float">
            <text:p>109.204</text:p>
          </table:table-cell>
          <table:table-cell office:value-type="float" office:value="11.7833" calcext:value-type="float">
            <text:p>11.7833</text:p>
          </table:table-cell>
        </table:table-row>
        <table:table-row table:style-name="ro1">
          <table:table-cell office:value-type="float" office:value="81.8" calcext:value-type="float">
            <text:p>81.8</text:p>
          </table:table-cell>
          <table:table-cell office:value-type="float" office:value="0.0123771" calcext:value-type="float">
            <text:p>0.0123771</text:p>
          </table:table-cell>
          <table:table-cell office:value-type="float" office:value="109.204" calcext:value-type="float">
            <text:p>109.204</text:p>
          </table:table-cell>
          <table:table-cell office:value-type="float" office:value="11.784" calcext:value-type="float">
            <text:p>11.784</text:p>
          </table:table-cell>
        </table:table-row>
        <table:table-row table:style-name="ro1">
          <table:table-cell office:value-type="float" office:value="81.9" calcext:value-type="float">
            <text:p>81.9</text:p>
          </table:table-cell>
          <table:table-cell office:value-type="float" office:value="0.012299" calcext:value-type="float">
            <text:p>0.012299</text:p>
          </table:table-cell>
          <table:table-cell office:value-type="float" office:value="109.203" calcext:value-type="float">
            <text:p>109.203</text:p>
          </table:table-cell>
          <table:table-cell office:value-type="float" office:value="11.7846" calcext:value-type="float">
            <text:p>11.784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122214" calcext:value-type="float">
            <text:p>0.0122214</text:p>
          </table:table-cell>
          <table:table-cell office:value-type="float" office:value="109.203" calcext:value-type="float">
            <text:p>109.203</text:p>
          </table:table-cell>
          <table:table-cell office:value-type="float" office:value="11.7852" calcext:value-type="float">
            <text:p>11.7852</text:p>
          </table:table-cell>
        </table:table-row>
        <table:table-row table:style-name="ro1">
          <table:table-cell office:value-type="float" office:value="82.1" calcext:value-type="float">
            <text:p>82.1</text:p>
          </table:table-cell>
          <table:table-cell office:value-type="float" office:value="0.0121443" calcext:value-type="float">
            <text:p>0.0121443</text:p>
          </table:table-cell>
          <table:table-cell office:value-type="float" office:value="109.202" calcext:value-type="float">
            <text:p>109.202</text:p>
          </table:table-cell>
          <table:table-cell office:value-type="float" office:value="11.7858" calcext:value-type="float">
            <text:p>11.7858</text:p>
          </table:table-cell>
        </table:table-row>
        <table:table-row table:style-name="ro1">
          <table:table-cell office:value-type="float" office:value="82.2" calcext:value-type="float">
            <text:p>82.2</text:p>
          </table:table-cell>
          <table:table-cell office:value-type="float" office:value="0.0120677" calcext:value-type="float">
            <text:p>0.0120677</text:p>
          </table:table-cell>
          <table:table-cell office:value-type="float" office:value="109.202" calcext:value-type="float">
            <text:p>109.202</text:p>
          </table:table-cell>
          <table:table-cell office:value-type="float" office:value="11.7864" calcext:value-type="float">
            <text:p>11.7864</text:p>
          </table:table-cell>
        </table:table-row>
        <table:table-row table:style-name="ro1">
          <table:table-cell office:value-type="float" office:value="82.3" calcext:value-type="float">
            <text:p>82.3</text:p>
          </table:table-cell>
          <table:table-cell office:value-type="float" office:value="0.0119916" calcext:value-type="float">
            <text:p>0.0119916</text:p>
          </table:table-cell>
          <table:table-cell office:value-type="float" office:value="109.201" calcext:value-type="float">
            <text:p>109.201</text:p>
          </table:table-cell>
          <table:table-cell office:value-type="float" office:value="11.787" calcext:value-type="float">
            <text:p>11.787</text:p>
          </table:table-cell>
        </table:table-row>
        <table:table-row table:style-name="ro1">
          <table:table-cell office:value-type="float" office:value="82.4" calcext:value-type="float">
            <text:p>82.4</text:p>
          </table:table-cell>
          <table:table-cell office:value-type="float" office:value="0.0119159" calcext:value-type="float">
            <text:p>0.0119159</text:p>
          </table:table-cell>
          <table:table-cell office:value-type="float" office:value="109.2" calcext:value-type="float">
            <text:p>109.2</text:p>
          </table:table-cell>
          <table:table-cell office:value-type="float" office:value="11.7876" calcext:value-type="float">
            <text:p>11.7876</text:p>
          </table:table-cell>
        </table:table-row>
        <table:table-row table:style-name="ro1">
          <table:table-cell office:value-type="float" office:value="82.5" calcext:value-type="float">
            <text:p>82.5</text:p>
          </table:table-cell>
          <table:table-cell office:value-type="float" office:value="0.0118407" calcext:value-type="float">
            <text:p>0.0118407</text:p>
          </table:table-cell>
          <table:table-cell office:value-type="float" office:value="109.2" calcext:value-type="float">
            <text:p>109.2</text:p>
          </table:table-cell>
          <table:table-cell office:value-type="float" office:value="11.7882" calcext:value-type="float">
            <text:p>11.7882</text:p>
          </table:table-cell>
        </table:table-row>
        <table:table-row table:style-name="ro1">
          <table:table-cell office:value-type="float" office:value="82.6" calcext:value-type="float">
            <text:p>82.6</text:p>
          </table:table-cell>
          <table:table-cell office:value-type="float" office:value="0.011766" calcext:value-type="float">
            <text:p>0.011766</text:p>
          </table:table-cell>
          <table:table-cell office:value-type="float" office:value="109.199" calcext:value-type="float">
            <text:p>109.199</text:p>
          </table:table-cell>
          <table:table-cell office:value-type="float" office:value="11.7888" calcext:value-type="float">
            <text:p>11.7888</text:p>
          </table:table-cell>
        </table:table-row>
        <table:table-row table:style-name="ro1">
          <table:table-cell office:value-type="float" office:value="82.7" calcext:value-type="float">
            <text:p>82.7</text:p>
          </table:table-cell>
          <table:table-cell office:value-type="float" office:value="0.0116918" calcext:value-type="float">
            <text:p>0.0116918</text:p>
          </table:table-cell>
          <table:table-cell office:value-type="float" office:value="109.199" calcext:value-type="float">
            <text:p>109.199</text:p>
          </table:table-cell>
          <table:table-cell office:value-type="float" office:value="11.7894" calcext:value-type="float">
            <text:p>11.7894</text:p>
          </table:table-cell>
        </table:table-row>
        <table:table-row table:style-name="ro1">
          <table:table-cell office:value-type="float" office:value="82.8" calcext:value-type="float">
            <text:p>82.8</text:p>
          </table:table-cell>
          <table:table-cell office:value-type="float" office:value="0.011618" calcext:value-type="float">
            <text:p>0.011618</text:p>
          </table:table-cell>
          <table:table-cell office:value-type="float" office:value="109.198" calcext:value-type="float">
            <text:p>109.198</text:p>
          </table:table-cell>
          <table:table-cell office:value-type="float" office:value="11.79" calcext:value-type="float">
            <text:p>11.79</text:p>
          </table:table-cell>
        </table:table-row>
        <table:table-row table:style-name="ro1">
          <table:table-cell office:value-type="float" office:value="82.9" calcext:value-type="float">
            <text:p>82.9</text:p>
          </table:table-cell>
          <table:table-cell office:value-type="float" office:value="0.0115447" calcext:value-type="float">
            <text:p>0.0115447</text:p>
          </table:table-cell>
          <table:table-cell office:value-type="float" office:value="109.198" calcext:value-type="float">
            <text:p>109.198</text:p>
          </table:table-cell>
          <table:table-cell office:value-type="float" office:value="11.7905" calcext:value-type="float">
            <text:p>11.790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114718" calcext:value-type="float">
            <text:p>0.0114718</text:p>
          </table:table-cell>
          <table:table-cell office:value-type="float" office:value="109.197" calcext:value-type="float">
            <text:p>109.197</text:p>
          </table:table-cell>
          <table:table-cell office:value-type="float" office:value="11.7911" calcext:value-type="float">
            <text:p>11.7911</text:p>
          </table:table-cell>
        </table:table-row>
        <table:table-row table:style-name="ro1">
          <table:table-cell office:value-type="float" office:value="83.1" calcext:value-type="float">
            <text:p>83.1</text:p>
          </table:table-cell>
          <table:table-cell office:value-type="float" office:value="0.0113994" calcext:value-type="float">
            <text:p>0.0113994</text:p>
          </table:table-cell>
          <table:table-cell office:value-type="float" office:value="109.197" calcext:value-type="float">
            <text:p>109.197</text:p>
          </table:table-cell>
          <table:table-cell office:value-type="float" office:value="11.7917" calcext:value-type="float">
            <text:p>11.7917</text:p>
          </table:table-cell>
        </table:table-row>
        <table:table-row table:style-name="ro1">
          <table:table-cell office:value-type="float" office:value="83.2" calcext:value-type="float">
            <text:p>83.2</text:p>
          </table:table-cell>
          <table:table-cell office:value-type="float" office:value="0.0113275" calcext:value-type="float">
            <text:p>0.0113275</text:p>
          </table:table-cell>
          <table:table-cell office:value-type="float" office:value="109.196" calcext:value-type="float">
            <text:p>109.196</text:p>
          </table:table-cell>
          <table:table-cell office:value-type="float" office:value="11.7923" calcext:value-type="float">
            <text:p>11.7923</text:p>
          </table:table-cell>
        </table:table-row>
        <table:table-row table:style-name="ro1">
          <table:table-cell office:value-type="float" office:value="83.3" calcext:value-type="float">
            <text:p>83.3</text:p>
          </table:table-cell>
          <table:table-cell office:value-type="float" office:value="0.011256" calcext:value-type="float">
            <text:p>0.011256</text:p>
          </table:table-cell>
          <table:table-cell office:value-type="float" office:value="109.196" calcext:value-type="float">
            <text:p>109.196</text:p>
          </table:table-cell>
          <table:table-cell office:value-type="float" office:value="11.7928" calcext:value-type="float">
            <text:p>11.7928</text:p>
          </table:table-cell>
        </table:table-row>
        <table:table-row table:style-name="ro1">
          <table:table-cell office:value-type="float" office:value="83.4" calcext:value-type="float">
            <text:p>83.4</text:p>
          </table:table-cell>
          <table:table-cell office:value-type="float" office:value="0.0111849" calcext:value-type="float">
            <text:p>0.0111849</text:p>
          </table:table-cell>
          <table:table-cell office:value-type="float" office:value="109.195" calcext:value-type="float">
            <text:p>109.195</text:p>
          </table:table-cell>
          <table:table-cell office:value-type="float" office:value="11.7934" calcext:value-type="float">
            <text:p>11.7934</text:p>
          </table:table-cell>
        </table:table-row>
        <table:table-row table:style-name="ro1">
          <table:table-cell office:value-type="float" office:value="83.5" calcext:value-type="float">
            <text:p>83.5</text:p>
          </table:table-cell>
          <table:table-cell office:value-type="float" office:value="0.0111143" calcext:value-type="float">
            <text:p>0.0111143</text:p>
          </table:table-cell>
          <table:table-cell office:value-type="float" office:value="109.195" calcext:value-type="float">
            <text:p>109.195</text:p>
          </table:table-cell>
          <table:table-cell office:value-type="float" office:value="11.794" calcext:value-type="float">
            <text:p>11.794</text:p>
          </table:table-cell>
        </table:table-row>
        <table:table-row table:style-name="ro1">
          <table:table-cell office:value-type="float" office:value="83.6" calcext:value-type="float">
            <text:p>83.6</text:p>
          </table:table-cell>
          <table:table-cell office:value-type="float" office:value="0.0110442" calcext:value-type="float">
            <text:p>0.0110442</text:p>
          </table:table-cell>
          <table:table-cell office:value-type="float" office:value="109.194" calcext:value-type="float">
            <text:p>109.194</text:p>
          </table:table-cell>
          <table:table-cell office:value-type="float" office:value="11.7945" calcext:value-type="float">
            <text:p>11.7945</text:p>
          </table:table-cell>
        </table:table-row>
        <table:table-row table:style-name="ro1">
          <table:table-cell office:value-type="float" office:value="83.7" calcext:value-type="float">
            <text:p>83.7</text:p>
          </table:table-cell>
          <table:table-cell office:value-type="float" office:value="0.0109745" calcext:value-type="float">
            <text:p>0.0109745</text:p>
          </table:table-cell>
          <table:table-cell office:value-type="float" office:value="109.194" calcext:value-type="float">
            <text:p>109.194</text:p>
          </table:table-cell>
          <table:table-cell office:value-type="float" office:value="11.7951" calcext:value-type="float">
            <text:p>11.7951</text:p>
          </table:table-cell>
        </table:table-row>
        <table:table-row table:style-name="ro1">
          <table:table-cell office:value-type="float" office:value="83.8" calcext:value-type="float">
            <text:p>83.8</text:p>
          </table:table-cell>
          <table:table-cell office:value-type="float" office:value="0.0109052" calcext:value-type="float">
            <text:p>0.0109052</text:p>
          </table:table-cell>
          <table:table-cell office:value-type="float" office:value="109.193" calcext:value-type="float">
            <text:p>109.193</text:p>
          </table:table-cell>
          <table:table-cell office:value-type="float" office:value="11.7956" calcext:value-type="float">
            <text:p>11.7956</text:p>
          </table:table-cell>
        </table:table-row>
        <table:table-row table:style-name="ro1">
          <table:table-cell office:value-type="float" office:value="83.9" calcext:value-type="float">
            <text:p>83.9</text:p>
          </table:table-cell>
          <table:table-cell office:value-type="float" office:value="0.0108364" calcext:value-type="float">
            <text:p>0.0108364</text:p>
          </table:table-cell>
          <table:table-cell office:value-type="float" office:value="109.193" calcext:value-type="float">
            <text:p>109.193</text:p>
          </table:table-cell>
          <table:table-cell office:value-type="float" office:value="11.7962" calcext:value-type="float">
            <text:p>11.796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10768" calcext:value-type="float">
            <text:p>0.010768</text:p>
          </table:table-cell>
          <table:table-cell office:value-type="float" office:value="109.193" calcext:value-type="float">
            <text:p>109.193</text:p>
          </table:table-cell>
          <table:table-cell office:value-type="float" office:value="11.7967" calcext:value-type="float">
            <text:p>11.7967</text:p>
          </table:table-cell>
        </table:table-row>
        <table:table-row table:style-name="ro1">
          <table:table-cell office:value-type="float" office:value="84.1" calcext:value-type="float">
            <text:p>84.1</text:p>
          </table:table-cell>
          <table:table-cell office:value-type="float" office:value="0.0107" calcext:value-type="float">
            <text:p>0.0107</text:p>
          </table:table-cell>
          <table:table-cell office:value-type="float" office:value="109.192" calcext:value-type="float">
            <text:p>109.192</text:p>
          </table:table-cell>
          <table:table-cell office:value-type="float" office:value="11.7972" calcext:value-type="float">
            <text:p>11.7972</text:p>
          </table:table-cell>
        </table:table-row>
        <table:table-row table:style-name="ro1">
          <table:table-cell office:value-type="float" office:value="84.2" calcext:value-type="float">
            <text:p>84.2</text:p>
          </table:table-cell>
          <table:table-cell office:value-type="float" office:value="0.0106324" calcext:value-type="float">
            <text:p>0.0106324</text:p>
          </table:table-cell>
          <table:table-cell office:value-type="float" office:value="109.192" calcext:value-type="float">
            <text:p>109.192</text:p>
          </table:table-cell>
          <table:table-cell office:value-type="float" office:value="11.7978" calcext:value-type="float">
            <text:p>11.7978</text:p>
          </table:table-cell>
        </table:table-row>
        <table:table-row table:style-name="ro1">
          <table:table-cell office:value-type="float" office:value="84.3" calcext:value-type="float">
            <text:p>84.3</text:p>
          </table:table-cell>
          <table:table-cell office:value-type="float" office:value="0.0105653" calcext:value-type="float">
            <text:p>0.0105653</text:p>
          </table:table-cell>
          <table:table-cell office:value-type="float" office:value="109.191" calcext:value-type="float">
            <text:p>109.191</text:p>
          </table:table-cell>
          <table:table-cell office:value-type="float" office:value="11.7983" calcext:value-type="float">
            <text:p>11.7983</text:p>
          </table:table-cell>
        </table:table-row>
        <table:table-row table:style-name="ro1">
          <table:table-cell office:value-type="float" office:value="84.4" calcext:value-type="float">
            <text:p>84.4</text:p>
          </table:table-cell>
          <table:table-cell office:value-type="float" office:value="0.0104986" calcext:value-type="float">
            <text:p>0.0104986</text:p>
          </table:table-cell>
          <table:table-cell office:value-type="float" office:value="109.191" calcext:value-type="float">
            <text:p>109.191</text:p>
          </table:table-cell>
          <table:table-cell office:value-type="float" office:value="11.7988" calcext:value-type="float">
            <text:p>11.7988</text:p>
          </table:table-cell>
        </table:table-row>
        <table:table-row table:style-name="ro1">
          <table:table-cell office:value-type="float" office:value="84.5" calcext:value-type="float">
            <text:p>84.5</text:p>
          </table:table-cell>
          <table:table-cell office:value-type="float" office:value="0.0104323" calcext:value-type="float">
            <text:p>0.0104323</text:p>
          </table:table-cell>
          <table:table-cell office:value-type="float" office:value="109.19" calcext:value-type="float">
            <text:p>109.19</text:p>
          </table:table-cell>
          <table:table-cell office:value-type="float" office:value="11.7993" calcext:value-type="float">
            <text:p>11.7993</text:p>
          </table:table-cell>
        </table:table-row>
        <table:table-row table:style-name="ro1">
          <table:table-cell office:value-type="float" office:value="84.6" calcext:value-type="float">
            <text:p>84.6</text:p>
          </table:table-cell>
          <table:table-cell office:value-type="float" office:value="0.0103665" calcext:value-type="float">
            <text:p>0.0103665</text:p>
          </table:table-cell>
          <table:table-cell office:value-type="float" office:value="109.19" calcext:value-type="float">
            <text:p>109.19</text:p>
          </table:table-cell>
          <table:table-cell office:value-type="float" office:value="11.7999" calcext:value-type="float">
            <text:p>11.7999</text:p>
          </table:table-cell>
        </table:table-row>
        <table:table-row table:style-name="ro1">
          <table:table-cell office:value-type="float" office:value="84.7" calcext:value-type="float">
            <text:p>84.7</text:p>
          </table:table-cell>
          <table:table-cell office:value-type="float" office:value="0.010301" calcext:value-type="float">
            <text:p>0.010301</text:p>
          </table:table-cell>
          <table:table-cell office:value-type="float" office:value="109.189" calcext:value-type="float">
            <text:p>109.189</text:p>
          </table:table-cell>
          <table:table-cell office:value-type="float" office:value="11.8004" calcext:value-type="float">
            <text:p>11.8004</text:p>
          </table:table-cell>
        </table:table-row>
        <table:table-row table:style-name="ro1">
          <table:table-cell office:value-type="float" office:value="84.8" calcext:value-type="float">
            <text:p>84.8</text:p>
          </table:table-cell>
          <table:table-cell office:value-type="float" office:value="0.010236" calcext:value-type="float">
            <text:p>0.010236</text:p>
          </table:table-cell>
          <table:table-cell office:value-type="float" office:value="109.189" calcext:value-type="float">
            <text:p>109.189</text:p>
          </table:table-cell>
          <table:table-cell office:value-type="float" office:value="11.8009" calcext:value-type="float">
            <text:p>11.8009</text:p>
          </table:table-cell>
        </table:table-row>
        <table:table-row table:style-name="ro1">
          <table:table-cell office:value-type="float" office:value="84.9" calcext:value-type="float">
            <text:p>84.9</text:p>
          </table:table-cell>
          <table:table-cell office:value-type="float" office:value="0.0101713" calcext:value-type="float">
            <text:p>0.0101713</text:p>
          </table:table-cell>
          <table:table-cell office:value-type="float" office:value="109.188" calcext:value-type="float">
            <text:p>109.188</text:p>
          </table:table-cell>
          <table:table-cell office:value-type="float" office:value="11.8014" calcext:value-type="float">
            <text:p>11.801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101071" calcext:value-type="float">
            <text:p>0.0101071</text:p>
          </table:table-cell>
          <table:table-cell office:value-type="float" office:value="109.188" calcext:value-type="float">
            <text:p>109.188</text:p>
          </table:table-cell>
          <table:table-cell office:value-type="float" office:value="11.8019" calcext:value-type="float">
            <text:p>11.8019</text:p>
          </table:table-cell>
        </table:table-row>
        <table:table-row table:style-name="ro1">
          <table:table-cell office:value-type="float" office:value="85.1" calcext:value-type="float">
            <text:p>85.1</text:p>
          </table:table-cell>
          <table:table-cell office:value-type="float" office:value="0.0100433" calcext:value-type="float">
            <text:p>0.0100433</text:p>
          </table:table-cell>
          <table:table-cell office:value-type="float" office:value="109.188" calcext:value-type="float">
            <text:p>109.188</text:p>
          </table:table-cell>
          <table:table-cell office:value-type="float" office:value="11.8024" calcext:value-type="float">
            <text:p>11.8024</text:p>
          </table:table-cell>
        </table:table-row>
        <table:table-row table:style-name="ro1">
          <table:table-cell office:value-type="float" office:value="85.2" calcext:value-type="float">
            <text:p>85.2</text:p>
          </table:table-cell>
          <table:table-cell office:value-type="float" office:value="0.00997985" calcext:value-type="float">
            <text:p>0.00997985</text:p>
          </table:table-cell>
          <table:table-cell office:value-type="float" office:value="109.187" calcext:value-type="float">
            <text:p>109.187</text:p>
          </table:table-cell>
          <table:table-cell office:value-type="float" office:value="11.8029" calcext:value-type="float">
            <text:p>11.8029</text:p>
          </table:table-cell>
        </table:table-row>
        <table:table-row table:style-name="ro1">
          <table:table-cell office:value-type="float" office:value="85.3" calcext:value-type="float">
            <text:p>85.3</text:p>
          </table:table-cell>
          <table:table-cell office:value-type="float" office:value="0.00991683" calcext:value-type="float">
            <text:p>0.00991683</text:p>
          </table:table-cell>
          <table:table-cell office:value-type="float" office:value="109.187" calcext:value-type="float">
            <text:p>109.187</text:p>
          </table:table-cell>
          <table:table-cell office:value-type="float" office:value="11.8034" calcext:value-type="float">
            <text:p>11.8034</text:p>
          </table:table-cell>
        </table:table-row>
        <table:table-row table:style-name="ro1">
          <table:table-cell office:value-type="float" office:value="85.4" calcext:value-type="float">
            <text:p>85.4</text:p>
          </table:table-cell>
          <table:table-cell office:value-type="float" office:value="0.0098542" calcext:value-type="float">
            <text:p>0.0098542</text:p>
          </table:table-cell>
          <table:table-cell office:value-type="float" office:value="109.186" calcext:value-type="float">
            <text:p>109.186</text:p>
          </table:table-cell>
          <table:table-cell office:value-type="float" office:value="11.8039" calcext:value-type="float">
            <text:p>11.8039</text:p>
          </table:table-cell>
        </table:table-row>
        <table:table-row table:style-name="ro1">
          <table:table-cell office:value-type="float" office:value="85.5" calcext:value-type="float">
            <text:p>85.5</text:p>
          </table:table-cell>
          <table:table-cell office:value-type="float" office:value="0.00979197" calcext:value-type="float">
            <text:p>0.00979197</text:p>
          </table:table-cell>
          <table:table-cell office:value-type="float" office:value="109.186" calcext:value-type="float">
            <text:p>109.186</text:p>
          </table:table-cell>
          <table:table-cell office:value-type="float" office:value="11.8044" calcext:value-type="float">
            <text:p>11.8044</text:p>
          </table:table-cell>
        </table:table-row>
        <table:table-row table:style-name="ro1">
          <table:table-cell office:value-type="float" office:value="85.6" calcext:value-type="float">
            <text:p>85.6</text:p>
          </table:table-cell>
          <table:table-cell office:value-type="float" office:value="0.00973013" calcext:value-type="float">
            <text:p>0.00973013</text:p>
          </table:table-cell>
          <table:table-cell office:value-type="float" office:value="109.185" calcext:value-type="float">
            <text:p>109.185</text:p>
          </table:table-cell>
          <table:table-cell office:value-type="float" office:value="11.8049" calcext:value-type="float">
            <text:p>11.8049</text:p>
          </table:table-cell>
        </table:table-row>
        <table:table-row table:style-name="ro1">
          <table:table-cell office:value-type="float" office:value="85.7" calcext:value-type="float">
            <text:p>85.7</text:p>
          </table:table-cell>
          <table:table-cell office:value-type="float" office:value="0.00966868" calcext:value-type="float">
            <text:p>0.00966868</text:p>
          </table:table-cell>
          <table:table-cell office:value-type="float" office:value="109.185" calcext:value-type="float">
            <text:p>109.185</text:p>
          </table:table-cell>
          <table:table-cell office:value-type="float" office:value="11.8054" calcext:value-type="float">
            <text:p>11.8054</text:p>
          </table:table-cell>
        </table:table-row>
        <table:table-row table:style-name="ro1">
          <table:table-cell office:value-type="float" office:value="85.8" calcext:value-type="float">
            <text:p>85.8</text:p>
          </table:table-cell>
          <table:table-cell office:value-type="float" office:value="0.00960761" calcext:value-type="float">
            <text:p>0.00960761</text:p>
          </table:table-cell>
          <table:table-cell office:value-type="float" office:value="109.185" calcext:value-type="float">
            <text:p>109.185</text:p>
          </table:table-cell>
          <table:table-cell office:value-type="float" office:value="11.8059" calcext:value-type="float">
            <text:p>11.8059</text:p>
          </table:table-cell>
        </table:table-row>
        <table:table-row table:style-name="ro1">
          <table:table-cell office:value-type="float" office:value="85.9" calcext:value-type="float">
            <text:p>85.9</text:p>
          </table:table-cell>
          <table:table-cell office:value-type="float" office:value="0.00954693" calcext:value-type="float">
            <text:p>0.00954693</text:p>
          </table:table-cell>
          <table:table-cell office:value-type="float" office:value="109.184" calcext:value-type="float">
            <text:p>109.184</text:p>
          </table:table-cell>
          <table:table-cell office:value-type="float" office:value="11.8063" calcext:value-type="float">
            <text:p>11.806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948663" calcext:value-type="float">
            <text:p>0.00948663</text:p>
          </table:table-cell>
          <table:table-cell office:value-type="float" office:value="109.184" calcext:value-type="float">
            <text:p>109.184</text:p>
          </table:table-cell>
          <table:table-cell office:value-type="float" office:value="11.8068" calcext:value-type="float">
            <text:p>11.8068</text:p>
          </table:table-cell>
        </table:table-row>
        <table:table-row table:style-name="ro1">
          <table:table-cell office:value-type="float" office:value="86.1" calcext:value-type="float">
            <text:p>86.1</text:p>
          </table:table-cell>
          <table:table-cell office:value-type="float" office:value="0.00942671" calcext:value-type="float">
            <text:p>0.00942671</text:p>
          </table:table-cell>
          <table:table-cell office:value-type="float" office:value="109.183" calcext:value-type="float">
            <text:p>109.183</text:p>
          </table:table-cell>
          <table:table-cell office:value-type="float" office:value="11.8073" calcext:value-type="float">
            <text:p>11.8073</text:p>
          </table:table-cell>
        </table:table-row>
        <table:table-row table:style-name="ro1">
          <table:table-cell office:value-type="float" office:value="86.2" calcext:value-type="float">
            <text:p>86.2</text:p>
          </table:table-cell>
          <table:table-cell office:value-type="float" office:value="0.00936716" calcext:value-type="float">
            <text:p>0.00936716</text:p>
          </table:table-cell>
          <table:table-cell office:value-type="float" office:value="109.183" calcext:value-type="float">
            <text:p>109.183</text:p>
          </table:table-cell>
          <table:table-cell office:value-type="float" office:value="11.8078" calcext:value-type="float">
            <text:p>11.8078</text:p>
          </table:table-cell>
        </table:table-row>
        <table:table-row table:style-name="ro1">
          <table:table-cell office:value-type="float" office:value="86.3" calcext:value-type="float">
            <text:p>86.3</text:p>
          </table:table-cell>
          <table:table-cell office:value-type="float" office:value="0.00930799" calcext:value-type="float">
            <text:p>0.00930799</text:p>
          </table:table-cell>
          <table:table-cell office:value-type="float" office:value="109.182" calcext:value-type="float">
            <text:p>109.182</text:p>
          </table:table-cell>
          <table:table-cell office:value-type="float" office:value="11.8082" calcext:value-type="float">
            <text:p>11.8082</text:p>
          </table:table-cell>
        </table:table-row>
        <table:table-row table:style-name="ro1">
          <table:table-cell office:value-type="float" office:value="86.4" calcext:value-type="float">
            <text:p>86.4</text:p>
          </table:table-cell>
          <table:table-cell office:value-type="float" office:value="0.0092492" calcext:value-type="float">
            <text:p>0.0092492</text:p>
          </table:table-cell>
          <table:table-cell office:value-type="float" office:value="109.182" calcext:value-type="float">
            <text:p>109.182</text:p>
          </table:table-cell>
          <table:table-cell office:value-type="float" office:value="11.8087" calcext:value-type="float">
            <text:p>11.8087</text:p>
          </table:table-cell>
        </table:table-row>
        <table:table-row table:style-name="ro1">
          <table:table-cell office:value-type="float" office:value="86.5" calcext:value-type="float">
            <text:p>86.5</text:p>
          </table:table-cell>
          <table:table-cell office:value-type="float" office:value="0.00919077" calcext:value-type="float">
            <text:p>0.00919077</text:p>
          </table:table-cell>
          <table:table-cell office:value-type="float" office:value="109.182" calcext:value-type="float">
            <text:p>109.182</text:p>
          </table:table-cell>
          <table:table-cell office:value-type="float" office:value="11.8092" calcext:value-type="float">
            <text:p>11.8092</text:p>
          </table:table-cell>
        </table:table-row>
        <table:table-row table:style-name="ro1">
          <table:table-cell office:value-type="float" office:value="86.6" calcext:value-type="float">
            <text:p>86.6</text:p>
          </table:table-cell>
          <table:table-cell office:value-type="float" office:value="0.00913271" calcext:value-type="float">
            <text:p>0.00913271</text:p>
          </table:table-cell>
          <table:table-cell office:value-type="float" office:value="109.181" calcext:value-type="float">
            <text:p>109.181</text:p>
          </table:table-cell>
          <table:table-cell office:value-type="float" office:value="11.8096" calcext:value-type="float">
            <text:p>11.8096</text:p>
          </table:table-cell>
        </table:table-row>
        <table:table-row table:style-name="ro1">
          <table:table-cell office:value-type="float" office:value="86.7" calcext:value-type="float">
            <text:p>86.7</text:p>
          </table:table-cell>
          <table:table-cell office:value-type="float" office:value="0.00907502" calcext:value-type="float">
            <text:p>0.00907502</text:p>
          </table:table-cell>
          <table:table-cell office:value-type="float" office:value="109.181" calcext:value-type="float">
            <text:p>109.181</text:p>
          </table:table-cell>
          <table:table-cell office:value-type="float" office:value="11.8101" calcext:value-type="float">
            <text:p>11.8101</text:p>
          </table:table-cell>
        </table:table-row>
        <table:table-row table:style-name="ro1">
          <table:table-cell office:value-type="float" office:value="86.8" calcext:value-type="float">
            <text:p>86.8</text:p>
          </table:table-cell>
          <table:table-cell office:value-type="float" office:value="0.00901768" calcext:value-type="float">
            <text:p>0.00901768</text:p>
          </table:table-cell>
          <table:table-cell office:value-type="float" office:value="109.18" calcext:value-type="float">
            <text:p>109.18</text:p>
          </table:table-cell>
          <table:table-cell office:value-type="float" office:value="11.8105" calcext:value-type="float">
            <text:p>11.8105</text:p>
          </table:table-cell>
        </table:table-row>
        <table:table-row table:style-name="ro1">
          <table:table-cell office:value-type="float" office:value="86.9" calcext:value-type="float">
            <text:p>86.9</text:p>
          </table:table-cell>
          <table:table-cell office:value-type="float" office:value="0.00896071" calcext:value-type="float">
            <text:p>0.00896071</text:p>
          </table:table-cell>
          <table:table-cell office:value-type="float" office:value="109.18" calcext:value-type="float">
            <text:p>109.18</text:p>
          </table:table-cell>
          <table:table-cell office:value-type="float" office:value="11.811" calcext:value-type="float">
            <text:p>11.81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089041" calcext:value-type="float">
            <text:p>0.0089041</text:p>
          </table:table-cell>
          <table:table-cell office:value-type="float" office:value="109.18" calcext:value-type="float">
            <text:p>109.18</text:p>
          </table:table-cell>
          <table:table-cell office:value-type="float" office:value="11.8114" calcext:value-type="float">
            <text:p>11.8114</text:p>
          </table:table-cell>
        </table:table-row>
        <table:table-row table:style-name="ro1">
          <table:table-cell office:value-type="float" office:value="87.1" calcext:value-type="float">
            <text:p>87.1</text:p>
          </table:table-cell>
          <table:table-cell office:value-type="float" office:value="0.00884785" calcext:value-type="float">
            <text:p>0.00884785</text:p>
          </table:table-cell>
          <table:table-cell office:value-type="float" office:value="109.179" calcext:value-type="float">
            <text:p>109.179</text:p>
          </table:table-cell>
          <table:table-cell office:value-type="float" office:value="11.8119" calcext:value-type="float">
            <text:p>11.8119</text:p>
          </table:table-cell>
        </table:table-row>
        <table:table-row table:style-name="ro1">
          <table:table-cell office:value-type="float" office:value="87.2" calcext:value-type="float">
            <text:p>87.2</text:p>
          </table:table-cell>
          <table:table-cell office:value-type="float" office:value="0.00879194" calcext:value-type="float">
            <text:p>0.00879194</text:p>
          </table:table-cell>
          <table:table-cell office:value-type="float" office:value="109.179" calcext:value-type="float">
            <text:p>109.179</text:p>
          </table:table-cell>
          <table:table-cell office:value-type="float" office:value="11.8123" calcext:value-type="float">
            <text:p>11.8123</text:p>
          </table:table-cell>
        </table:table-row>
        <table:table-row table:style-name="ro1">
          <table:table-cell office:value-type="float" office:value="87.3" calcext:value-type="float">
            <text:p>87.3</text:p>
          </table:table-cell>
          <table:table-cell office:value-type="float" office:value="0.00873639" calcext:value-type="float">
            <text:p>0.00873639</text:p>
          </table:table-cell>
          <table:table-cell office:value-type="float" office:value="109.179" calcext:value-type="float">
            <text:p>109.179</text:p>
          </table:table-cell>
          <table:table-cell office:value-type="float" office:value="11.8128" calcext:value-type="float">
            <text:p>11.8128</text:p>
          </table:table-cell>
        </table:table-row>
        <table:table-row table:style-name="ro1">
          <table:table-cell office:value-type="float" office:value="87.4" calcext:value-type="float">
            <text:p>87.4</text:p>
          </table:table-cell>
          <table:table-cell office:value-type="float" office:value="0.00868119" calcext:value-type="float">
            <text:p>0.00868119</text:p>
          </table:table-cell>
          <table:table-cell office:value-type="float" office:value="109.178" calcext:value-type="float">
            <text:p>109.178</text:p>
          </table:table-cell>
          <table:table-cell office:value-type="float" office:value="11.8132" calcext:value-type="float">
            <text:p>11.8132</text:p>
          </table:table-cell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0.00862634" calcext:value-type="float">
            <text:p>0.00862634</text:p>
          </table:table-cell>
          <table:table-cell office:value-type="float" office:value="109.178" calcext:value-type="float">
            <text:p>109.178</text:p>
          </table:table-cell>
          <table:table-cell office:value-type="float" office:value="11.8136" calcext:value-type="float">
            <text:p>11.8136</text:p>
          </table:table-cell>
        </table:table-row>
        <table:table-row table:style-name="ro1">
          <table:table-cell office:value-type="float" office:value="87.6" calcext:value-type="float">
            <text:p>87.6</text:p>
          </table:table-cell>
          <table:table-cell office:value-type="float" office:value="0.00857183" calcext:value-type="float">
            <text:p>0.00857183</text:p>
          </table:table-cell>
          <table:table-cell office:value-type="float" office:value="109.177" calcext:value-type="float">
            <text:p>109.177</text:p>
          </table:table-cell>
          <table:table-cell office:value-type="float" office:value="11.8141" calcext:value-type="float">
            <text:p>11.8141</text:p>
          </table:table-cell>
        </table:table-row>
        <table:table-row table:style-name="ro1">
          <table:table-cell office:value-type="float" office:value="87.7" calcext:value-type="float">
            <text:p>87.7</text:p>
          </table:table-cell>
          <table:table-cell office:value-type="float" office:value="0.00851767" calcext:value-type="float">
            <text:p>0.00851767</text:p>
          </table:table-cell>
          <table:table-cell office:value-type="float" office:value="109.177" calcext:value-type="float">
            <text:p>109.177</text:p>
          </table:table-cell>
          <table:table-cell office:value-type="float" office:value="11.8145" calcext:value-type="float">
            <text:p>11.8145</text:p>
          </table:table-cell>
        </table:table-row>
        <table:table-row table:style-name="ro1">
          <table:table-cell office:value-type="float" office:value="87.8" calcext:value-type="float">
            <text:p>87.8</text:p>
          </table:table-cell>
          <table:table-cell office:value-type="float" office:value="0.00846385" calcext:value-type="float">
            <text:p>0.00846385</text:p>
          </table:table-cell>
          <table:table-cell office:value-type="float" office:value="109.177" calcext:value-type="float">
            <text:p>109.177</text:p>
          </table:table-cell>
          <table:table-cell office:value-type="float" office:value="11.8149" calcext:value-type="float">
            <text:p>11.8149</text:p>
          </table:table-cell>
        </table:table-row>
        <table:table-row table:style-name="ro1">
          <table:table-cell office:value-type="float" office:value="87.9" calcext:value-type="float">
            <text:p>87.9</text:p>
          </table:table-cell>
          <table:table-cell office:value-type="float" office:value="0.00841036" calcext:value-type="float">
            <text:p>0.00841036</text:p>
          </table:table-cell>
          <table:table-cell office:value-type="float" office:value="109.176" calcext:value-type="float">
            <text:p>109.176</text:p>
          </table:table-cell>
          <table:table-cell office:value-type="float" office:value="11.8153" calcext:value-type="float">
            <text:p>11.815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835721" calcext:value-type="float">
            <text:p>0.00835721</text:p>
          </table:table-cell>
          <table:table-cell office:value-type="float" office:value="109.176" calcext:value-type="float">
            <text:p>109.176</text:p>
          </table:table-cell>
          <table:table-cell office:value-type="float" office:value="11.8157" calcext:value-type="float">
            <text:p>11.8157</text:p>
          </table:table-cell>
        </table:table-row>
        <table:table-row table:style-name="ro1">
          <table:table-cell office:value-type="float" office:value="88.1" calcext:value-type="float">
            <text:p>88.1</text:p>
          </table:table-cell>
          <table:table-cell office:value-type="float" office:value="0.0083044" calcext:value-type="float">
            <text:p>0.0083044</text:p>
          </table:table-cell>
          <table:table-cell office:value-type="float" office:value="109.176" calcext:value-type="float">
            <text:p>109.176</text:p>
          </table:table-cell>
          <table:table-cell office:value-type="float" office:value="11.8162" calcext:value-type="float">
            <text:p>11.8162</text:p>
          </table:table-cell>
        </table:table-row>
        <table:table-row table:style-name="ro1">
          <table:table-cell office:value-type="float" office:value="88.2" calcext:value-type="float">
            <text:p>88.2</text:p>
          </table:table-cell>
          <table:table-cell office:value-type="float" office:value="0.00825192" calcext:value-type="float">
            <text:p>0.00825192</text:p>
          </table:table-cell>
          <table:table-cell office:value-type="float" office:value="109.175" calcext:value-type="float">
            <text:p>109.175</text:p>
          </table:table-cell>
          <table:table-cell office:value-type="float" office:value="11.8166" calcext:value-type="float">
            <text:p>11.8166</text:p>
          </table:table-cell>
        </table:table-row>
        <table:table-row table:style-name="ro1">
          <table:table-cell office:value-type="float" office:value="88.3" calcext:value-type="float">
            <text:p>88.3</text:p>
          </table:table-cell>
          <table:table-cell office:value-type="float" office:value="0.00819977" calcext:value-type="float">
            <text:p>0.00819977</text:p>
          </table:table-cell>
          <table:table-cell office:value-type="float" office:value="109.175" calcext:value-type="float">
            <text:p>109.175</text:p>
          </table:table-cell>
          <table:table-cell office:value-type="float" office:value="11.817" calcext:value-type="float">
            <text:p>11.817</text:p>
          </table:table-cell>
        </table:table-row>
        <table:table-row table:style-name="ro1">
          <table:table-cell office:value-type="float" office:value="88.4" calcext:value-type="float">
            <text:p>88.4</text:p>
          </table:table-cell>
          <table:table-cell office:value-type="float" office:value="0.00814795" calcext:value-type="float">
            <text:p>0.00814795</text:p>
          </table:table-cell>
          <table:table-cell office:value-type="float" office:value="109.174" calcext:value-type="float">
            <text:p>109.174</text:p>
          </table:table-cell>
          <table:table-cell office:value-type="float" office:value="11.8174" calcext:value-type="float">
            <text:p>11.8174</text:p>
          </table:table-cell>
        </table:table-row>
        <table:table-row table:style-name="ro1">
          <table:table-cell office:value-type="float" office:value="88.5" calcext:value-type="float">
            <text:p>88.5</text:p>
          </table:table-cell>
          <table:table-cell office:value-type="float" office:value="0.00809645" calcext:value-type="float">
            <text:p>0.00809645</text:p>
          </table:table-cell>
          <table:table-cell office:value-type="float" office:value="109.174" calcext:value-type="float">
            <text:p>109.174</text:p>
          </table:table-cell>
          <table:table-cell office:value-type="float" office:value="11.8178" calcext:value-type="float">
            <text:p>11.8178</text:p>
          </table:table-cell>
        </table:table-row>
        <table:table-row table:style-name="ro1">
          <table:table-cell office:value-type="float" office:value="88.6" calcext:value-type="float">
            <text:p>88.6</text:p>
          </table:table-cell>
          <table:table-cell office:value-type="float" office:value="0.00804528" calcext:value-type="float">
            <text:p>0.00804528</text:p>
          </table:table-cell>
          <table:table-cell office:value-type="float" office:value="109.174" calcext:value-type="float">
            <text:p>109.174</text:p>
          </table:table-cell>
          <table:table-cell office:value-type="float" office:value="11.8182" calcext:value-type="float">
            <text:p>11.8182</text:p>
          </table:table-cell>
        </table:table-row>
        <table:table-row table:style-name="ro1">
          <table:table-cell office:value-type="float" office:value="88.7" calcext:value-type="float">
            <text:p>88.7</text:p>
          </table:table-cell>
          <table:table-cell office:value-type="float" office:value="0.00799443" calcext:value-type="float">
            <text:p>0.00799443</text:p>
          </table:table-cell>
          <table:table-cell office:value-type="float" office:value="109.173" calcext:value-type="float">
            <text:p>109.173</text:p>
          </table:table-cell>
          <table:table-cell office:value-type="float" office:value="11.8186" calcext:value-type="float">
            <text:p>11.8186</text:p>
          </table:table-cell>
        </table:table-row>
        <table:table-row table:style-name="ro1">
          <table:table-cell office:value-type="float" office:value="88.8" calcext:value-type="float">
            <text:p>88.8</text:p>
          </table:table-cell>
          <table:table-cell office:value-type="float" office:value="0.0079439" calcext:value-type="float">
            <text:p>0.0079439</text:p>
          </table:table-cell>
          <table:table-cell office:value-type="float" office:value="109.173" calcext:value-type="float">
            <text:p>109.173</text:p>
          </table:table-cell>
          <table:table-cell office:value-type="float" office:value="11.819" calcext:value-type="float">
            <text:p>11.819</text:p>
          </table:table-cell>
        </table:table-row>
        <table:table-row table:style-name="ro1">
          <table:table-cell office:value-type="float" office:value="88.9" calcext:value-type="float">
            <text:p>88.9</text:p>
          </table:table-cell>
          <table:table-cell office:value-type="float" office:value="0.00789369" calcext:value-type="float">
            <text:p>0.00789369</text:p>
          </table:table-cell>
          <table:table-cell office:value-type="float" office:value="109.173" calcext:value-type="float">
            <text:p>109.173</text:p>
          </table:table-cell>
          <table:table-cell office:value-type="float" office:value="11.8194" calcext:value-type="float">
            <text:p>11.819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78438" calcext:value-type="float">
            <text:p>0.0078438</text:p>
          </table:table-cell>
          <table:table-cell office:value-type="float" office:value="109.172" calcext:value-type="float">
            <text:p>109.172</text:p>
          </table:table-cell>
          <table:table-cell office:value-type="float" office:value="11.8198" calcext:value-type="float">
            <text:p>11.8198</text:p>
          </table:table-cell>
        </table:table-row>
        <table:table-row table:style-name="ro1">
          <table:table-cell office:value-type="float" office:value="89.1" calcext:value-type="float">
            <text:p>89.1</text:p>
          </table:table-cell>
          <table:table-cell office:value-type="float" office:value="0.00779422" calcext:value-type="float">
            <text:p>0.00779422</text:p>
          </table:table-cell>
          <table:table-cell office:value-type="float" office:value="109.172" calcext:value-type="float">
            <text:p>109.172</text:p>
          </table:table-cell>
          <table:table-cell office:value-type="float" office:value="11.8202" calcext:value-type="float">
            <text:p>11.8202</text:p>
          </table:table-cell>
        </table:table-row>
        <table:table-row table:style-name="ro1">
          <table:table-cell office:value-type="float" office:value="89.2" calcext:value-type="float">
            <text:p>89.2</text:p>
          </table:table-cell>
          <table:table-cell office:value-type="float" office:value="0.00774495" calcext:value-type="float">
            <text:p>0.00774495</text:p>
          </table:table-cell>
          <table:table-cell office:value-type="float" office:value="109.172" calcext:value-type="float">
            <text:p>109.172</text:p>
          </table:table-cell>
          <table:table-cell office:value-type="float" office:value="11.8206" calcext:value-type="float">
            <text:p>11.8206</text:p>
          </table:table-cell>
        </table:table-row>
        <table:table-row table:style-name="ro1">
          <table:table-cell office:value-type="float" office:value="89.3" calcext:value-type="float">
            <text:p>89.3</text:p>
          </table:table-cell>
          <table:table-cell office:value-type="float" office:value="0.007696" calcext:value-type="float">
            <text:p>0.007696</text:p>
          </table:table-cell>
          <table:table-cell office:value-type="float" office:value="109.171" calcext:value-type="float">
            <text:p>109.171</text:p>
          </table:table-cell>
          <table:table-cell office:value-type="float" office:value="11.821" calcext:value-type="float">
            <text:p>11.821</text:p>
          </table:table-cell>
        </table:table-row>
        <table:table-row table:style-name="ro1">
          <table:table-cell office:value-type="float" office:value="89.4" calcext:value-type="float">
            <text:p>89.4</text:p>
          </table:table-cell>
          <table:table-cell office:value-type="float" office:value="0.00764735" calcext:value-type="float">
            <text:p>0.00764735</text:p>
          </table:table-cell>
          <table:table-cell office:value-type="float" office:value="109.171" calcext:value-type="float">
            <text:p>109.171</text:p>
          </table:table-cell>
          <table:table-cell office:value-type="float" office:value="11.8214" calcext:value-type="float">
            <text:p>11.8214</text:p>
          </table:table-cell>
        </table:table-row>
        <table:table-row table:style-name="ro1">
          <table:table-cell office:value-type="float" office:value="89.5" calcext:value-type="float">
            <text:p>89.5</text:p>
          </table:table-cell>
          <table:table-cell office:value-type="float" office:value="0.00759901" calcext:value-type="float">
            <text:p>0.00759901</text:p>
          </table:table-cell>
          <table:table-cell office:value-type="float" office:value="109.171" calcext:value-type="float">
            <text:p>109.171</text:p>
          </table:table-cell>
          <table:table-cell office:value-type="float" office:value="11.8217" calcext:value-type="float">
            <text:p>11.8217</text:p>
          </table:table-cell>
        </table:table-row>
        <table:table-row table:style-name="ro1">
          <table:table-cell office:value-type="float" office:value="89.6" calcext:value-type="float">
            <text:p>89.6</text:p>
          </table:table-cell>
          <table:table-cell office:value-type="float" office:value="0.00755097" calcext:value-type="float">
            <text:p>0.00755097</text:p>
          </table:table-cell>
          <table:table-cell office:value-type="float" office:value="109.17" calcext:value-type="float">
            <text:p>109.17</text:p>
          </table:table-cell>
          <table:table-cell office:value-type="float" office:value="11.8221" calcext:value-type="float">
            <text:p>11.8221</text:p>
          </table:table-cell>
        </table:table-row>
        <table:table-row table:style-name="ro1">
          <table:table-cell office:value-type="float" office:value="89.7" calcext:value-type="float">
            <text:p>89.7</text:p>
          </table:table-cell>
          <table:table-cell office:value-type="float" office:value="0.00750323" calcext:value-type="float">
            <text:p>0.00750323</text:p>
          </table:table-cell>
          <table:table-cell office:value-type="float" office:value="109.17" calcext:value-type="float">
            <text:p>109.17</text:p>
          </table:table-cell>
          <table:table-cell office:value-type="float" office:value="11.8225" calcext:value-type="float">
            <text:p>11.8225</text:p>
          </table:table-cell>
        </table:table-row>
        <table:table-row table:style-name="ro1">
          <table:table-cell office:value-type="float" office:value="89.8" calcext:value-type="float">
            <text:p>89.8</text:p>
          </table:table-cell>
          <table:table-cell office:value-type="float" office:value="0.0074558" calcext:value-type="float">
            <text:p>0.0074558</text:p>
          </table:table-cell>
          <table:table-cell office:value-type="float" office:value="109.17" calcext:value-type="float">
            <text:p>109.17</text:p>
          </table:table-cell>
          <table:table-cell office:value-type="float" office:value="11.8229" calcext:value-type="float">
            <text:p>11.8229</text:p>
          </table:table-cell>
        </table:table-row>
        <table:table-row table:style-name="ro1">
          <table:table-cell office:value-type="float" office:value="89.9" calcext:value-type="float">
            <text:p>89.9</text:p>
          </table:table-cell>
          <table:table-cell office:value-type="float" office:value="0.00740866" calcext:value-type="float">
            <text:p>0.00740866</text:p>
          </table:table-cell>
          <table:table-cell office:value-type="float" office:value="109.169" calcext:value-type="float">
            <text:p>109.169</text:p>
          </table:table-cell>
          <table:table-cell office:value-type="float" office:value="11.8232" calcext:value-type="float">
            <text:p>11.823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736183" calcext:value-type="float">
            <text:p>0.00736183</text:p>
          </table:table-cell>
          <table:table-cell office:value-type="float" office:value="109.169" calcext:value-type="float">
            <text:p>109.169</text:p>
          </table:table-cell>
          <table:table-cell office:value-type="float" office:value="11.8236" calcext:value-type="float">
            <text:p>11.8236</text:p>
          </table:table-cell>
        </table:table-row>
        <table:table-row table:style-name="ro1">
          <table:table-cell office:value-type="float" office:value="90.1" calcext:value-type="float">
            <text:p>90.1</text:p>
          </table:table-cell>
          <table:table-cell office:value-type="float" office:value="0.00731528" calcext:value-type="float">
            <text:p>0.00731528</text:p>
          </table:table-cell>
          <table:table-cell office:value-type="float" office:value="109.169" calcext:value-type="float">
            <text:p>109.169</text:p>
          </table:table-cell>
          <table:table-cell office:value-type="float" office:value="11.824" calcext:value-type="float">
            <text:p>11.824</text:p>
          </table:table-cell>
        </table:table-row>
        <table:table-row table:style-name="ro1">
          <table:table-cell office:value-type="float" office:value="90.2" calcext:value-type="float">
            <text:p>90.2</text:p>
          </table:table-cell>
          <table:table-cell office:value-type="float" office:value="0.00726903" calcext:value-type="float">
            <text:p>0.00726903</text:p>
          </table:table-cell>
          <table:table-cell office:value-type="float" office:value="109.168" calcext:value-type="float">
            <text:p>109.168</text:p>
          </table:table-cell>
          <table:table-cell office:value-type="float" office:value="11.8243" calcext:value-type="float">
            <text:p>11.8243</text:p>
          </table:table-cell>
        </table:table-row>
        <table:table-row table:style-name="ro1">
          <table:table-cell office:value-type="float" office:value="90.3" calcext:value-type="float">
            <text:p>90.3</text:p>
          </table:table-cell>
          <table:table-cell office:value-type="float" office:value="0.00722308" calcext:value-type="float">
            <text:p>0.00722308</text:p>
          </table:table-cell>
          <table:table-cell office:value-type="float" office:value="109.168" calcext:value-type="float">
            <text:p>109.168</text:p>
          </table:table-cell>
          <table:table-cell office:value-type="float" office:value="11.8247" calcext:value-type="float">
            <text:p>11.8247</text:p>
          </table:table-cell>
        </table:table-row>
        <table:table-row table:style-name="ro1">
          <table:table-cell office:value-type="float" office:value="90.4" calcext:value-type="float">
            <text:p>90.4</text:p>
          </table:table-cell>
          <table:table-cell office:value-type="float" office:value="0.00717741" calcext:value-type="float">
            <text:p>0.00717741</text:p>
          </table:table-cell>
          <table:table-cell office:value-type="float" office:value="109.168" calcext:value-type="float">
            <text:p>109.168</text:p>
          </table:table-cell>
          <table:table-cell office:value-type="float" office:value="11.8251" calcext:value-type="float">
            <text:p>11.8251</text:p>
          </table:table-cell>
        </table:table-row>
        <table:table-row table:style-name="ro1">
          <table:table-cell office:value-type="float" office:value="90.5" calcext:value-type="float">
            <text:p>90.5</text:p>
          </table:table-cell>
          <table:table-cell office:value-type="float" office:value="0.00713203" calcext:value-type="float">
            <text:p>0.00713203</text:p>
          </table:table-cell>
          <table:table-cell office:value-type="float" office:value="109.167" calcext:value-type="float">
            <text:p>109.167</text:p>
          </table:table-cell>
          <table:table-cell office:value-type="float" office:value="11.8254" calcext:value-type="float">
            <text:p>11.8254</text:p>
          </table:table-cell>
        </table:table-row>
        <table:table-row table:style-name="ro1">
          <table:table-cell office:value-type="float" office:value="90.6" calcext:value-type="float">
            <text:p>90.6</text:p>
          </table:table-cell>
          <table:table-cell office:value-type="float" office:value="0.00708693" calcext:value-type="float">
            <text:p>0.00708693</text:p>
          </table:table-cell>
          <table:table-cell office:value-type="float" office:value="109.167" calcext:value-type="float">
            <text:p>109.167</text:p>
          </table:table-cell>
          <table:table-cell office:value-type="float" office:value="11.8258" calcext:value-type="float">
            <text:p>11.8258</text:p>
          </table:table-cell>
        </table:table-row>
        <table:table-row table:style-name="ro1">
          <table:table-cell office:value-type="float" office:value="90.7" calcext:value-type="float">
            <text:p>90.7</text:p>
          </table:table-cell>
          <table:table-cell office:value-type="float" office:value="0.00704212" calcext:value-type="float">
            <text:p>0.00704212</text:p>
          </table:table-cell>
          <table:table-cell office:value-type="float" office:value="109.167" calcext:value-type="float">
            <text:p>109.167</text:p>
          </table:table-cell>
          <table:table-cell office:value-type="float" office:value="11.8261" calcext:value-type="float">
            <text:p>11.8261</text:p>
          </table:table-cell>
        </table:table-row>
        <table:table-row table:style-name="ro1">
          <table:table-cell office:value-type="float" office:value="90.8" calcext:value-type="float">
            <text:p>90.8</text:p>
          </table:table-cell>
          <table:table-cell office:value-type="float" office:value="0.00699759" calcext:value-type="float">
            <text:p>0.00699759</text:p>
          </table:table-cell>
          <table:table-cell office:value-type="float" office:value="109.167" calcext:value-type="float">
            <text:p>109.167</text:p>
          </table:table-cell>
          <table:table-cell office:value-type="float" office:value="11.8265" calcext:value-type="float">
            <text:p>11.8265</text:p>
          </table:table-cell>
        </table:table-row>
        <table:table-row table:style-name="ro1">
          <table:table-cell office:value-type="float" office:value="90.9" calcext:value-type="float">
            <text:p>90.9</text:p>
          </table:table-cell>
          <table:table-cell office:value-type="float" office:value="0.00695335" calcext:value-type="float">
            <text:p>0.00695335</text:p>
          </table:table-cell>
          <table:table-cell office:value-type="float" office:value="109.166" calcext:value-type="float">
            <text:p>109.166</text:p>
          </table:table-cell>
          <table:table-cell office:value-type="float" office:value="11.8268" calcext:value-type="float">
            <text:p>11.826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0690938" calcext:value-type="float">
            <text:p>0.00690938</text:p>
          </table:table-cell>
          <table:table-cell office:value-type="float" office:value="109.166" calcext:value-type="float">
            <text:p>109.166</text:p>
          </table:table-cell>
          <table:table-cell office:value-type="float" office:value="11.8272" calcext:value-type="float">
            <text:p>11.8272</text:p>
          </table:table-cell>
        </table:table-row>
        <table:table-row table:style-name="ro1">
          <table:table-cell office:value-type="float" office:value="91.1" calcext:value-type="float">
            <text:p>91.1</text:p>
          </table:table-cell>
          <table:table-cell office:value-type="float" office:value="0.00686569" calcext:value-type="float">
            <text:p>0.00686569</text:p>
          </table:table-cell>
          <table:table-cell office:value-type="float" office:value="109.166" calcext:value-type="float">
            <text:p>109.166</text:p>
          </table:table-cell>
          <table:table-cell office:value-type="float" office:value="11.8275" calcext:value-type="float">
            <text:p>11.8275</text:p>
          </table:table-cell>
        </table:table-row>
        <table:table-row table:style-name="ro1">
          <table:table-cell office:value-type="float" office:value="91.2" calcext:value-type="float">
            <text:p>91.2</text:p>
          </table:table-cell>
          <table:table-cell office:value-type="float" office:value="0.00682227" calcext:value-type="float">
            <text:p>0.00682227</text:p>
          </table:table-cell>
          <table:table-cell office:value-type="float" office:value="109.165" calcext:value-type="float">
            <text:p>109.165</text:p>
          </table:table-cell>
          <table:table-cell office:value-type="float" office:value="11.8279" calcext:value-type="float">
            <text:p>11.8279</text:p>
          </table:table-cell>
        </table:table-row>
        <table:table-row table:style-name="ro1">
          <table:table-cell office:value-type="float" office:value="91.3" calcext:value-type="float">
            <text:p>91.3</text:p>
          </table:table-cell>
          <table:table-cell office:value-type="float" office:value="0.00677913" calcext:value-type="float">
            <text:p>0.00677913</text:p>
          </table:table-cell>
          <table:table-cell office:value-type="float" office:value="109.165" calcext:value-type="float">
            <text:p>109.165</text:p>
          </table:table-cell>
          <table:table-cell office:value-type="float" office:value="11.8282" calcext:value-type="float">
            <text:p>11.8282</text:p>
          </table:table-cell>
        </table:table-row>
        <table:table-row table:style-name="ro1">
          <table:table-cell office:value-type="float" office:value="91.4" calcext:value-type="float">
            <text:p>91.4</text:p>
          </table:table-cell>
          <table:table-cell office:value-type="float" office:value="0.00673626" calcext:value-type="float">
            <text:p>0.00673626</text:p>
          </table:table-cell>
          <table:table-cell office:value-type="float" office:value="109.165" calcext:value-type="float">
            <text:p>109.165</text:p>
          </table:table-cell>
          <table:table-cell office:value-type="float" office:value="11.8285" calcext:value-type="float">
            <text:p>11.8285</text:p>
          </table:table-cell>
        </table:table-row>
        <table:table-row table:style-name="ro1">
          <table:table-cell office:value-type="float" office:value="91.5" calcext:value-type="float">
            <text:p>91.5</text:p>
          </table:table-cell>
          <table:table-cell office:value-type="float" office:value="0.00669366" calcext:value-type="float">
            <text:p>0.00669366</text:p>
          </table:table-cell>
          <table:table-cell office:value-type="float" office:value="109.164" calcext:value-type="float">
            <text:p>109.164</text:p>
          </table:table-cell>
          <table:table-cell office:value-type="float" office:value="11.8289" calcext:value-type="float">
            <text:p>11.8289</text:p>
          </table:table-cell>
        </table:table-row>
        <table:table-row table:style-name="ro1">
          <table:table-cell office:value-type="float" office:value="91.6" calcext:value-type="float">
            <text:p>91.6</text:p>
          </table:table-cell>
          <table:table-cell office:value-type="float" office:value="0.00665133" calcext:value-type="float">
            <text:p>0.00665133</text:p>
          </table:table-cell>
          <table:table-cell office:value-type="float" office:value="109.164" calcext:value-type="float">
            <text:p>109.164</text:p>
          </table:table-cell>
          <table:table-cell office:value-type="float" office:value="11.8292" calcext:value-type="float">
            <text:p>11.8292</text:p>
          </table:table-cell>
        </table:table-row>
        <table:table-row table:style-name="ro1">
          <table:table-cell office:value-type="float" office:value="91.7" calcext:value-type="float">
            <text:p>91.7</text:p>
          </table:table-cell>
          <table:table-cell office:value-type="float" office:value="0.00660927" calcext:value-type="float">
            <text:p>0.00660927</text:p>
          </table:table-cell>
          <table:table-cell office:value-type="float" office:value="109.164" calcext:value-type="float">
            <text:p>109.164</text:p>
          </table:table-cell>
          <table:table-cell office:value-type="float" office:value="11.8295" calcext:value-type="float">
            <text:p>11.8295</text:p>
          </table:table-cell>
        </table:table-row>
        <table:table-row table:style-name="ro1">
          <table:table-cell office:value-type="float" office:value="91.8" calcext:value-type="float">
            <text:p>91.8</text:p>
          </table:table-cell>
          <table:table-cell office:value-type="float" office:value="0.00656747" calcext:value-type="float">
            <text:p>0.00656747</text:p>
          </table:table-cell>
          <table:table-cell office:value-type="float" office:value="109.164" calcext:value-type="float">
            <text:p>109.164</text:p>
          </table:table-cell>
          <table:table-cell office:value-type="float" office:value="11.8299" calcext:value-type="float">
            <text:p>11.8299</text:p>
          </table:table-cell>
        </table:table-row>
        <table:table-row table:style-name="ro1">
          <table:table-cell office:value-type="float" office:value="91.9" calcext:value-type="float">
            <text:p>91.9</text:p>
          </table:table-cell>
          <table:table-cell office:value-type="float" office:value="0.00652593" calcext:value-type="float">
            <text:p>0.00652593</text:p>
          </table:table-cell>
          <table:table-cell office:value-type="float" office:value="109.163" calcext:value-type="float">
            <text:p>109.163</text:p>
          </table:table-cell>
          <table:table-cell office:value-type="float" office:value="11.8302" calcext:value-type="float">
            <text:p>11.830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0648466" calcext:value-type="float">
            <text:p>0.00648466</text:p>
          </table:table-cell>
          <table:table-cell office:value-type="float" office:value="109.163" calcext:value-type="float">
            <text:p>109.163</text:p>
          </table:table-cell>
          <table:table-cell office:value-type="float" office:value="11.8305" calcext:value-type="float">
            <text:p>11.8305</text:p>
          </table:table-cell>
        </table:table-row>
        <table:table-row table:style-name="ro1">
          <table:table-cell office:value-type="float" office:value="92.1" calcext:value-type="float">
            <text:p>92.1</text:p>
          </table:table-cell>
          <table:table-cell office:value-type="float" office:value="0.00644365" calcext:value-type="float">
            <text:p>0.00644365</text:p>
          </table:table-cell>
          <table:table-cell office:value-type="float" office:value="109.163" calcext:value-type="float">
            <text:p>109.163</text:p>
          </table:table-cell>
          <table:table-cell office:value-type="float" office:value="11.8309" calcext:value-type="float">
            <text:p>11.8309</text:p>
          </table:table-cell>
        </table:table-row>
        <table:table-row table:style-name="ro1">
          <table:table-cell office:value-type="float" office:value="92.2" calcext:value-type="float">
            <text:p>92.2</text:p>
          </table:table-cell>
          <table:table-cell office:value-type="float" office:value="0.00640289" calcext:value-type="float">
            <text:p>0.00640289</text:p>
          </table:table-cell>
          <table:table-cell office:value-type="float" office:value="109.162" calcext:value-type="float">
            <text:p>109.162</text:p>
          </table:table-cell>
          <table:table-cell office:value-type="float" office:value="11.8312" calcext:value-type="float">
            <text:p>11.8312</text:p>
          </table:table-cell>
        </table:table-row>
        <table:table-row table:style-name="ro1">
          <table:table-cell office:value-type="float" office:value="92.3" calcext:value-type="float">
            <text:p>92.3</text:p>
          </table:table-cell>
          <table:table-cell office:value-type="float" office:value="0.0063624" calcext:value-type="float">
            <text:p>0.0063624</text:p>
          </table:table-cell>
          <table:table-cell office:value-type="float" office:value="109.162" calcext:value-type="float">
            <text:p>109.162</text:p>
          </table:table-cell>
          <table:table-cell office:value-type="float" office:value="11.8315" calcext:value-type="float">
            <text:p>11.8315</text:p>
          </table:table-cell>
        </table:table-row>
        <table:table-row table:style-name="ro1">
          <table:table-cell office:value-type="float" office:value="92.4" calcext:value-type="float">
            <text:p>92.4</text:p>
          </table:table-cell>
          <table:table-cell office:value-type="float" office:value="0.00632215" calcext:value-type="float">
            <text:p>0.00632215</text:p>
          </table:table-cell>
          <table:table-cell office:value-type="float" office:value="109.162" calcext:value-type="float">
            <text:p>109.162</text:p>
          </table:table-cell>
          <table:table-cell office:value-type="float" office:value="11.8318" calcext:value-type="float">
            <text:p>11.8318</text:p>
          </table:table-cell>
        </table:table-row>
        <table:table-row table:style-name="ro1">
          <table:table-cell office:value-type="float" office:value="92.5" calcext:value-type="float">
            <text:p>92.5</text:p>
          </table:table-cell>
          <table:table-cell office:value-type="float" office:value="0.00628217" calcext:value-type="float">
            <text:p>0.00628217</text:p>
          </table:table-cell>
          <table:table-cell office:value-type="float" office:value="109.162" calcext:value-type="float">
            <text:p>109.162</text:p>
          </table:table-cell>
          <table:table-cell office:value-type="float" office:value="11.8321" calcext:value-type="float">
            <text:p>11.8321</text:p>
          </table:table-cell>
        </table:table-row>
        <table:table-row table:style-name="ro1">
          <table:table-cell office:value-type="float" office:value="92.6" calcext:value-type="float">
            <text:p>92.6</text:p>
          </table:table-cell>
          <table:table-cell office:value-type="float" office:value="0.00624243" calcext:value-type="float">
            <text:p>0.00624243</text:p>
          </table:table-cell>
          <table:table-cell office:value-type="float" office:value="109.161" calcext:value-type="float">
            <text:p>109.161</text:p>
          </table:table-cell>
          <table:table-cell office:value-type="float" office:value="11.8324" calcext:value-type="float">
            <text:p>11.8324</text:p>
          </table:table-cell>
        </table:table-row>
        <table:table-row table:style-name="ro1">
          <table:table-cell office:value-type="float" office:value="92.7" calcext:value-type="float">
            <text:p>92.7</text:p>
          </table:table-cell>
          <table:table-cell office:value-type="float" office:value="0.00620294" calcext:value-type="float">
            <text:p>0.00620294</text:p>
          </table:table-cell>
          <table:table-cell office:value-type="float" office:value="109.161" calcext:value-type="float">
            <text:p>109.161</text:p>
          </table:table-cell>
          <table:table-cell office:value-type="float" office:value="11.8328" calcext:value-type="float">
            <text:p>11.8328</text:p>
          </table:table-cell>
        </table:table-row>
        <table:table-row table:style-name="ro1">
          <table:table-cell office:value-type="float" office:value="92.8" calcext:value-type="float">
            <text:p>92.8</text:p>
          </table:table-cell>
          <table:table-cell office:value-type="float" office:value="0.00616371" calcext:value-type="float">
            <text:p>0.00616371</text:p>
          </table:table-cell>
          <table:table-cell office:value-type="float" office:value="109.161" calcext:value-type="float">
            <text:p>109.161</text:p>
          </table:table-cell>
          <table:table-cell office:value-type="float" office:value="11.8331" calcext:value-type="float">
            <text:p>11.8331</text:p>
          </table:table-cell>
        </table:table-row>
        <table:table-row table:style-name="ro1">
          <table:table-cell office:value-type="float" office:value="92.9" calcext:value-type="float">
            <text:p>92.9</text:p>
          </table:table-cell>
          <table:table-cell office:value-type="float" office:value="0.00612472" calcext:value-type="float">
            <text:p>0.00612472</text:p>
          </table:table-cell>
          <table:table-cell office:value-type="float" office:value="109.161" calcext:value-type="float">
            <text:p>109.161</text:p>
          </table:table-cell>
          <table:table-cell office:value-type="float" office:value="11.8334" calcext:value-type="float">
            <text:p>11.833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608598" calcext:value-type="float">
            <text:p>0.00608598</text:p>
          </table:table-cell>
          <table:table-cell office:value-type="float" office:value="109.16" calcext:value-type="float">
            <text:p>109.16</text:p>
          </table:table-cell>
          <table:table-cell office:value-type="float" office:value="11.8337" calcext:value-type="float">
            <text:p>11.8337</text:p>
          </table:table-cell>
        </table:table-row>
        <table:table-row table:style-name="ro1">
          <table:table-cell office:value-type="float" office:value="93.1" calcext:value-type="float">
            <text:p>93.1</text:p>
          </table:table-cell>
          <table:table-cell office:value-type="float" office:value="0.00604748" calcext:value-type="float">
            <text:p>0.00604748</text:p>
          </table:table-cell>
          <table:table-cell office:value-type="float" office:value="109.16" calcext:value-type="float">
            <text:p>109.16</text:p>
          </table:table-cell>
          <table:table-cell office:value-type="float" office:value="11.834" calcext:value-type="float">
            <text:p>11.834</text:p>
          </table:table-cell>
        </table:table-row>
        <table:table-row table:style-name="ro1">
          <table:table-cell office:value-type="float" office:value="93.2" calcext:value-type="float">
            <text:p>93.2</text:p>
          </table:table-cell>
          <table:table-cell office:value-type="float" office:value="0.00600922" calcext:value-type="float">
            <text:p>0.00600922</text:p>
          </table:table-cell>
          <table:table-cell office:value-type="float" office:value="109.16" calcext:value-type="float">
            <text:p>109.16</text:p>
          </table:table-cell>
          <table:table-cell office:value-type="float" office:value="11.8343" calcext:value-type="float">
            <text:p>11.8343</text:p>
          </table:table-cell>
        </table:table-row>
        <table:table-row table:style-name="ro1">
          <table:table-cell office:value-type="float" office:value="93.3" calcext:value-type="float">
            <text:p>93.3</text:p>
          </table:table-cell>
          <table:table-cell office:value-type="float" office:value="0.00597121" calcext:value-type="float">
            <text:p>0.00597121</text:p>
          </table:table-cell>
          <table:table-cell office:value-type="float" office:value="109.159" calcext:value-type="float">
            <text:p>109.159</text:p>
          </table:table-cell>
          <table:table-cell office:value-type="float" office:value="11.8346" calcext:value-type="float">
            <text:p>11.8346</text:p>
          </table:table-cell>
        </table:table-row>
        <table:table-row table:style-name="ro1">
          <table:table-cell office:value-type="float" office:value="93.4" calcext:value-type="float">
            <text:p>93.4</text:p>
          </table:table-cell>
          <table:table-cell office:value-type="float" office:value="0.00593344" calcext:value-type="float">
            <text:p>0.00593344</text:p>
          </table:table-cell>
          <table:table-cell office:value-type="float" office:value="109.159" calcext:value-type="float">
            <text:p>109.159</text:p>
          </table:table-cell>
          <table:table-cell office:value-type="float" office:value="11.8349" calcext:value-type="float">
            <text:p>11.8349</text:p>
          </table:table-cell>
        </table:table-row>
        <table:table-row table:style-name="ro1">
          <table:table-cell office:value-type="float" office:value="93.5" calcext:value-type="float">
            <text:p>93.5</text:p>
          </table:table-cell>
          <table:table-cell office:value-type="float" office:value="0.0058959" calcext:value-type="float">
            <text:p>0.0058959</text:p>
          </table:table-cell>
          <table:table-cell office:value-type="float" office:value="109.159" calcext:value-type="float">
            <text:p>109.159</text:p>
          </table:table-cell>
          <table:table-cell office:value-type="float" office:value="11.8352" calcext:value-type="float">
            <text:p>11.8352</text:p>
          </table:table-cell>
        </table:table-row>
        <table:table-row table:style-name="ro1">
          <table:table-cell office:value-type="float" office:value="93.6" calcext:value-type="float">
            <text:p>93.6</text:p>
          </table:table-cell>
          <table:table-cell office:value-type="float" office:value="0.0058586" calcext:value-type="float">
            <text:p>0.0058586</text:p>
          </table:table-cell>
          <table:table-cell office:value-type="float" office:value="109.159" calcext:value-type="float">
            <text:p>109.159</text:p>
          </table:table-cell>
          <table:table-cell office:value-type="float" office:value="11.8355" calcext:value-type="float">
            <text:p>11.8355</text:p>
          </table:table-cell>
        </table:table-row>
        <table:table-row table:style-name="ro1">
          <table:table-cell office:value-type="float" office:value="93.7" calcext:value-type="float">
            <text:p>93.7</text:p>
          </table:table-cell>
          <table:table-cell office:value-type="float" office:value="0.00582154" calcext:value-type="float">
            <text:p>0.00582154</text:p>
          </table:table-cell>
          <table:table-cell office:value-type="float" office:value="109.158" calcext:value-type="float">
            <text:p>109.158</text:p>
          </table:table-cell>
          <table:table-cell office:value-type="float" office:value="11.8358" calcext:value-type="float">
            <text:p>11.8358</text:p>
          </table:table-cell>
        </table:table-row>
        <table:table-row table:style-name="ro1">
          <table:table-cell office:value-type="float" office:value="93.8" calcext:value-type="float">
            <text:p>93.8</text:p>
          </table:table-cell>
          <table:table-cell office:value-type="float" office:value="0.00578471" calcext:value-type="float">
            <text:p>0.00578471</text:p>
          </table:table-cell>
          <table:table-cell office:value-type="float" office:value="109.158" calcext:value-type="float">
            <text:p>109.158</text:p>
          </table:table-cell>
          <table:table-cell office:value-type="float" office:value="11.8361" calcext:value-type="float">
            <text:p>11.8361</text:p>
          </table:table-cell>
        </table:table-row>
        <table:table-row table:style-name="ro1">
          <table:table-cell office:value-type="float" office:value="93.9" calcext:value-type="float">
            <text:p>93.9</text:p>
          </table:table-cell>
          <table:table-cell office:value-type="float" office:value="0.00574811" calcext:value-type="float">
            <text:p>0.00574811</text:p>
          </table:table-cell>
          <table:table-cell office:value-type="float" office:value="109.158" calcext:value-type="float">
            <text:p>109.158</text:p>
          </table:table-cell>
          <table:table-cell office:value-type="float" office:value="11.8363" calcext:value-type="float">
            <text:p>11.836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571175" calcext:value-type="float">
            <text:p>0.00571175</text:p>
          </table:table-cell>
          <table:table-cell office:value-type="float" office:value="109.158" calcext:value-type="float">
            <text:p>109.158</text:p>
          </table:table-cell>
          <table:table-cell office:value-type="float" office:value="11.8366" calcext:value-type="float">
            <text:p>11.8366</text:p>
          </table:table-cell>
        </table:table-row>
        <table:table-row table:style-name="ro1">
          <table:table-cell office:value-type="float" office:value="94.1" calcext:value-type="float">
            <text:p>94.1</text:p>
          </table:table-cell>
          <table:table-cell office:value-type="float" office:value="0.00567561" calcext:value-type="float">
            <text:p>0.00567561</text:p>
          </table:table-cell>
          <table:table-cell office:value-type="float" office:value="109.157" calcext:value-type="float">
            <text:p>109.157</text:p>
          </table:table-cell>
          <table:table-cell office:value-type="float" office:value="11.8369" calcext:value-type="float">
            <text:p>11.8369</text:p>
          </table:table-cell>
        </table:table-row>
        <table:table-row table:style-name="ro1">
          <table:table-cell office:value-type="float" office:value="94.2" calcext:value-type="float">
            <text:p>94.2</text:p>
          </table:table-cell>
          <table:table-cell office:value-type="float" office:value="0.0056397" calcext:value-type="float">
            <text:p>0.0056397</text:p>
          </table:table-cell>
          <table:table-cell office:value-type="float" office:value="109.157" calcext:value-type="float">
            <text:p>109.157</text:p>
          </table:table-cell>
          <table:table-cell office:value-type="float" office:value="11.8372" calcext:value-type="float">
            <text:p>11.8372</text:p>
          </table:table-cell>
        </table:table-row>
        <table:table-row table:style-name="ro1">
          <table:table-cell office:value-type="float" office:value="94.3" calcext:value-type="float">
            <text:p>94.3</text:p>
          </table:table-cell>
          <table:table-cell office:value-type="float" office:value="0.00560402" calcext:value-type="float">
            <text:p>0.00560402</text:p>
          </table:table-cell>
          <table:table-cell office:value-type="float" office:value="109.157" calcext:value-type="float">
            <text:p>109.157</text:p>
          </table:table-cell>
          <table:table-cell office:value-type="float" office:value="11.8375" calcext:value-type="float">
            <text:p>11.8375</text:p>
          </table:table-cell>
        </table:table-row>
        <table:table-row table:style-name="ro1">
          <table:table-cell office:value-type="float" office:value="94.4" calcext:value-type="float">
            <text:p>94.4</text:p>
          </table:table-cell>
          <table:table-cell office:value-type="float" office:value="0.00556856" calcext:value-type="float">
            <text:p>0.00556856</text:p>
          </table:table-cell>
          <table:table-cell office:value-type="float" office:value="109.157" calcext:value-type="float">
            <text:p>109.157</text:p>
          </table:table-cell>
          <table:table-cell office:value-type="float" office:value="11.8378" calcext:value-type="float">
            <text:p>11.8378</text:p>
          </table:table-cell>
        </table:table-row>
        <table:table-row table:style-name="ro1">
          <table:table-cell office:value-type="float" office:value="94.5" calcext:value-type="float">
            <text:p>94.5</text:p>
          </table:table-cell>
          <table:table-cell office:value-type="float" office:value="0.00553333" calcext:value-type="float">
            <text:p>0.00553333</text:p>
          </table:table-cell>
          <table:table-cell office:value-type="float" office:value="109.156" calcext:value-type="float">
            <text:p>109.156</text:p>
          </table:table-cell>
          <table:table-cell office:value-type="float" office:value="11.838" calcext:value-type="float">
            <text:p>11.838</text:p>
          </table:table-cell>
        </table:table-row>
        <table:table-row table:style-name="ro1">
          <table:table-cell office:value-type="float" office:value="94.6" calcext:value-type="float">
            <text:p>94.6</text:p>
          </table:table-cell>
          <table:table-cell office:value-type="float" office:value="0.00549832" calcext:value-type="float">
            <text:p>0.00549832</text:p>
          </table:table-cell>
          <table:table-cell office:value-type="float" office:value="109.156" calcext:value-type="float">
            <text:p>109.156</text:p>
          </table:table-cell>
          <table:table-cell office:value-type="float" office:value="11.8383" calcext:value-type="float">
            <text:p>11.8383</text:p>
          </table:table-cell>
        </table:table-row>
        <table:table-row table:style-name="ro1">
          <table:table-cell office:value-type="float" office:value="94.7" calcext:value-type="float">
            <text:p>94.7</text:p>
          </table:table-cell>
          <table:table-cell office:value-type="float" office:value="0.00546353" calcext:value-type="float">
            <text:p>0.00546353</text:p>
          </table:table-cell>
          <table:table-cell office:value-type="float" office:value="109.156" calcext:value-type="float">
            <text:p>109.156</text:p>
          </table:table-cell>
          <table:table-cell office:value-type="float" office:value="11.8386" calcext:value-type="float">
            <text:p>11.8386</text:p>
          </table:table-cell>
        </table:table-row>
        <table:table-row table:style-name="ro1">
          <table:table-cell office:value-type="float" office:value="94.8" calcext:value-type="float">
            <text:p>94.8</text:p>
          </table:table-cell>
          <table:table-cell office:value-type="float" office:value="0.00542896" calcext:value-type="float">
            <text:p>0.00542896</text:p>
          </table:table-cell>
          <table:table-cell office:value-type="float" office:value="109.156" calcext:value-type="float">
            <text:p>109.156</text:p>
          </table:table-cell>
          <table:table-cell office:value-type="float" office:value="11.8389" calcext:value-type="float">
            <text:p>11.8389</text:p>
          </table:table-cell>
        </table:table-row>
        <table:table-row table:style-name="ro1">
          <table:table-cell office:value-type="float" office:value="94.9" calcext:value-type="float">
            <text:p>94.9</text:p>
          </table:table-cell>
          <table:table-cell office:value-type="float" office:value="0.00539461" calcext:value-type="float">
            <text:p>0.00539461</text:p>
          </table:table-cell>
          <table:table-cell office:value-type="float" office:value="109.155" calcext:value-type="float">
            <text:p>109.155</text:p>
          </table:table-cell>
          <table:table-cell office:value-type="float" office:value="11.8391" calcext:value-type="float">
            <text:p>11.839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536047" calcext:value-type="float">
            <text:p>0.00536047</text:p>
          </table:table-cell>
          <table:table-cell office:value-type="float" office:value="109.155" calcext:value-type="float">
            <text:p>109.155</text:p>
          </table:table-cell>
          <table:table-cell office:value-type="float" office:value="11.8394" calcext:value-type="float">
            <text:p>11.8394</text:p>
          </table:table-cell>
        </table:table-row>
        <table:table-row table:style-name="ro1">
          <table:table-cell office:value-type="float" office:value="95.1" calcext:value-type="float">
            <text:p>95.1</text:p>
          </table:table-cell>
          <table:table-cell office:value-type="float" office:value="0.00532655" calcext:value-type="float">
            <text:p>0.00532655</text:p>
          </table:table-cell>
          <table:table-cell office:value-type="float" office:value="109.155" calcext:value-type="float">
            <text:p>109.155</text:p>
          </table:table-cell>
          <table:table-cell office:value-type="float" office:value="11.8397" calcext:value-type="float">
            <text:p>11.8397</text:p>
          </table:table-cell>
        </table:table-row>
        <table:table-row table:style-name="ro1">
          <table:table-cell office:value-type="float" office:value="95.2" calcext:value-type="float">
            <text:p>95.2</text:p>
          </table:table-cell>
          <table:table-cell office:value-type="float" office:value="0.00529285" calcext:value-type="float">
            <text:p>0.00529285</text:p>
          </table:table-cell>
          <table:table-cell office:value-type="float" office:value="109.155" calcext:value-type="float">
            <text:p>109.155</text:p>
          </table:table-cell>
          <table:table-cell office:value-type="float" office:value="11.8399" calcext:value-type="float">
            <text:p>11.8399</text:p>
          </table:table-cell>
        </table:table-row>
        <table:table-row table:style-name="ro1">
          <table:table-cell office:value-type="float" office:value="95.3" calcext:value-type="float">
            <text:p>95.3</text:p>
          </table:table-cell>
          <table:table-cell office:value-type="float" office:value="0.00525936" calcext:value-type="float">
            <text:p>0.00525936</text:p>
          </table:table-cell>
          <table:table-cell office:value-type="float" office:value="109.155" calcext:value-type="float">
            <text:p>109.155</text:p>
          </table:table-cell>
          <table:table-cell office:value-type="float" office:value="11.8402" calcext:value-type="float">
            <text:p>11.8402</text:p>
          </table:table-cell>
        </table:table-row>
        <table:table-row table:style-name="ro1">
          <table:table-cell office:value-type="float" office:value="95.4" calcext:value-type="float">
            <text:p>95.4</text:p>
          </table:table-cell>
          <table:table-cell office:value-type="float" office:value="0.00522608" calcext:value-type="float">
            <text:p>0.00522608</text:p>
          </table:table-cell>
          <table:table-cell office:value-type="float" office:value="109.154" calcext:value-type="float">
            <text:p>109.154</text:p>
          </table:table-cell>
          <table:table-cell office:value-type="float" office:value="11.8405" calcext:value-type="float">
            <text:p>11.8405</text:p>
          </table:table-cell>
        </table:table-row>
        <table:table-row table:style-name="ro1">
          <table:table-cell office:value-type="float" office:value="95.5" calcext:value-type="float">
            <text:p>95.5</text:p>
          </table:table-cell>
          <table:table-cell office:value-type="float" office:value="0.005193" calcext:value-type="float">
            <text:p>0.005193</text:p>
          </table:table-cell>
          <table:table-cell office:value-type="float" office:value="109.154" calcext:value-type="float">
            <text:p>109.154</text:p>
          </table:table-cell>
          <table:table-cell office:value-type="float" office:value="11.8407" calcext:value-type="float">
            <text:p>11.8407</text:p>
          </table:table-cell>
        </table:table-row>
        <table:table-row table:style-name="ro1">
          <table:table-cell office:value-type="float" office:value="95.6" calcext:value-type="float">
            <text:p>95.6</text:p>
          </table:table-cell>
          <table:table-cell office:value-type="float" office:value="0.00516014" calcext:value-type="float">
            <text:p>0.00516014</text:p>
          </table:table-cell>
          <table:table-cell office:value-type="float" office:value="109.154" calcext:value-type="float">
            <text:p>109.154</text:p>
          </table:table-cell>
          <table:table-cell office:value-type="float" office:value="11.841" calcext:value-type="float">
            <text:p>11.841</text:p>
          </table:table-cell>
        </table:table-row>
        <table:table-row table:style-name="ro1">
          <table:table-cell office:value-type="float" office:value="95.7" calcext:value-type="float">
            <text:p>95.7</text:p>
          </table:table-cell>
          <table:table-cell office:value-type="float" office:value="0.00512749" calcext:value-type="float">
            <text:p>0.00512749</text:p>
          </table:table-cell>
          <table:table-cell office:value-type="float" office:value="109.154" calcext:value-type="float">
            <text:p>109.154</text:p>
          </table:table-cell>
          <table:table-cell office:value-type="float" office:value="11.8412" calcext:value-type="float">
            <text:p>11.8412</text:p>
          </table:table-cell>
        </table:table-row>
        <table:table-row table:style-name="ro1">
          <table:table-cell office:value-type="float" office:value="95.8" calcext:value-type="float">
            <text:p>95.8</text:p>
          </table:table-cell>
          <table:table-cell office:value-type="float" office:value="0.00509504" calcext:value-type="float">
            <text:p>0.00509504</text:p>
          </table:table-cell>
          <table:table-cell office:value-type="float" office:value="109.153" calcext:value-type="float">
            <text:p>109.153</text:p>
          </table:table-cell>
          <table:table-cell office:value-type="float" office:value="11.8415" calcext:value-type="float">
            <text:p>11.8415</text:p>
          </table:table-cell>
        </table:table-row>
        <table:table-row table:style-name="ro1">
          <table:table-cell office:value-type="float" office:value="95.9" calcext:value-type="float">
            <text:p>95.9</text:p>
          </table:table-cell>
          <table:table-cell office:value-type="float" office:value="0.0050628" calcext:value-type="float">
            <text:p>0.0050628</text:p>
          </table:table-cell>
          <table:table-cell office:value-type="float" office:value="109.153" calcext:value-type="float">
            <text:p>109.153</text:p>
          </table:table-cell>
          <table:table-cell office:value-type="float" office:value="11.8418" calcext:value-type="float">
            <text:p>11.841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503076" calcext:value-type="float">
            <text:p>0.00503076</text:p>
          </table:table-cell>
          <table:table-cell office:value-type="float" office:value="109.153" calcext:value-type="float">
            <text:p>109.153</text:p>
          </table:table-cell>
          <table:table-cell office:value-type="float" office:value="11.842" calcext:value-type="float">
            <text:p>11.842</text:p>
          </table:table-cell>
        </table:table-row>
        <table:table-row table:style-name="ro1">
          <table:table-cell office:value-type="float" office:value="96.1" calcext:value-type="float">
            <text:p>96.1</text:p>
          </table:table-cell>
          <table:table-cell office:value-type="float" office:value="0.00499892" calcext:value-type="float">
            <text:p>0.00499892</text:p>
          </table:table-cell>
          <table:table-cell office:value-type="float" office:value="109.153" calcext:value-type="float">
            <text:p>109.153</text:p>
          </table:table-cell>
          <table:table-cell office:value-type="float" office:value="11.8423" calcext:value-type="float">
            <text:p>11.8423</text:p>
          </table:table-cell>
        </table:table-row>
        <table:table-row table:style-name="ro1">
          <table:table-cell office:value-type="float" office:value="96.2" calcext:value-type="float">
            <text:p>96.2</text:p>
          </table:table-cell>
          <table:table-cell office:value-type="float" office:value="0.00496728" calcext:value-type="float">
            <text:p>0.00496728</text:p>
          </table:table-cell>
          <table:table-cell office:value-type="float" office:value="109.153" calcext:value-type="float">
            <text:p>109.153</text:p>
          </table:table-cell>
          <table:table-cell office:value-type="float" office:value="11.8425" calcext:value-type="float">
            <text:p>11.8425</text:p>
          </table:table-cell>
        </table:table-row>
        <table:table-row table:style-name="ro1">
          <table:table-cell office:value-type="float" office:value="96.3" calcext:value-type="float">
            <text:p>96.3</text:p>
          </table:table-cell>
          <table:table-cell office:value-type="float" office:value="0.00493584" calcext:value-type="float">
            <text:p>0.00493584</text:p>
          </table:table-cell>
          <table:table-cell office:value-type="float" office:value="109.152" calcext:value-type="float">
            <text:p>109.152</text:p>
          </table:table-cell>
          <table:table-cell office:value-type="float" office:value="11.8428" calcext:value-type="float">
            <text:p>11.8428</text:p>
          </table:table-cell>
        </table:table-row>
        <table:table-row table:style-name="ro1">
          <table:table-cell office:value-type="float" office:value="96.4" calcext:value-type="float">
            <text:p>96.4</text:p>
          </table:table-cell>
          <table:table-cell office:value-type="float" office:value="0.00490461" calcext:value-type="float">
            <text:p>0.00490461</text:p>
          </table:table-cell>
          <table:table-cell office:value-type="float" office:value="109.152" calcext:value-type="float">
            <text:p>109.152</text:p>
          </table:table-cell>
          <table:table-cell office:value-type="float" office:value="11.843" calcext:value-type="float">
            <text:p>11.843</text:p>
          </table:table-cell>
        </table:table-row>
        <table:table-row table:style-name="ro1">
          <table:table-cell office:value-type="float" office:value="96.5" calcext:value-type="float">
            <text:p>96.5</text:p>
          </table:table-cell>
          <table:table-cell office:value-type="float" office:value="0.00487357" calcext:value-type="float">
            <text:p>0.00487357</text:p>
          </table:table-cell>
          <table:table-cell office:value-type="float" office:value="109.152" calcext:value-type="float">
            <text:p>109.152</text:p>
          </table:table-cell>
          <table:table-cell office:value-type="float" office:value="11.8432" calcext:value-type="float">
            <text:p>11.8432</text:p>
          </table:table-cell>
        </table:table-row>
        <table:table-row table:style-name="ro1">
          <table:table-cell office:value-type="float" office:value="96.6" calcext:value-type="float">
            <text:p>96.6</text:p>
          </table:table-cell>
          <table:table-cell office:value-type="float" office:value="0.00484272" calcext:value-type="float">
            <text:p>0.00484272</text:p>
          </table:table-cell>
          <table:table-cell office:value-type="float" office:value="109.152" calcext:value-type="float">
            <text:p>109.152</text:p>
          </table:table-cell>
          <table:table-cell office:value-type="float" office:value="11.8435" calcext:value-type="float">
            <text:p>11.8435</text:p>
          </table:table-cell>
        </table:table-row>
        <table:table-row table:style-name="ro1">
          <table:table-cell office:value-type="float" office:value="96.7" calcext:value-type="float">
            <text:p>96.7</text:p>
          </table:table-cell>
          <table:table-cell office:value-type="float" office:value="0.00481207" calcext:value-type="float">
            <text:p>0.00481207</text:p>
          </table:table-cell>
          <table:table-cell office:value-type="float" office:value="109.151" calcext:value-type="float">
            <text:p>109.151</text:p>
          </table:table-cell>
          <table:table-cell office:value-type="float" office:value="11.8437" calcext:value-type="float">
            <text:p>11.8437</text:p>
          </table:table-cell>
        </table:table-row>
        <table:table-row table:style-name="ro1">
          <table:table-cell office:value-type="float" office:value="96.8" calcext:value-type="float">
            <text:p>96.8</text:p>
          </table:table-cell>
          <table:table-cell office:value-type="float" office:value="0.00478161" calcext:value-type="float">
            <text:p>0.00478161</text:p>
          </table:table-cell>
          <table:table-cell office:value-type="float" office:value="109.151" calcext:value-type="float">
            <text:p>109.151</text:p>
          </table:table-cell>
          <table:table-cell office:value-type="float" office:value="11.844" calcext:value-type="float">
            <text:p>11.844</text:p>
          </table:table-cell>
        </table:table-row>
        <table:table-row table:style-name="ro1">
          <table:table-cell office:value-type="float" office:value="96.9" calcext:value-type="float">
            <text:p>96.9</text:p>
          </table:table-cell>
          <table:table-cell office:value-type="float" office:value="0.00475135" calcext:value-type="float">
            <text:p>0.00475135</text:p>
          </table:table-cell>
          <table:table-cell office:value-type="float" office:value="109.151" calcext:value-type="float">
            <text:p>109.151</text:p>
          </table:table-cell>
          <table:table-cell office:value-type="float" office:value="11.8442" calcext:value-type="float">
            <text:p>11.844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472128" calcext:value-type="float">
            <text:p>0.00472128</text:p>
          </table:table-cell>
          <table:table-cell office:value-type="float" office:value="109.151" calcext:value-type="float">
            <text:p>109.151</text:p>
          </table:table-cell>
          <table:table-cell office:value-type="float" office:value="11.8444" calcext:value-type="float">
            <text:p>11.8444</text:p>
          </table:table-cell>
        </table:table-row>
        <table:table-row table:style-name="ro1">
          <table:table-cell office:value-type="float" office:value="97.1" calcext:value-type="float">
            <text:p>97.1</text:p>
          </table:table-cell>
          <table:table-cell office:value-type="float" office:value="0.00469139" calcext:value-type="float">
            <text:p>0.00469139</text:p>
          </table:table-cell>
          <table:table-cell office:value-type="float" office:value="109.151" calcext:value-type="float">
            <text:p>109.151</text:p>
          </table:table-cell>
          <table:table-cell office:value-type="float" office:value="11.8447" calcext:value-type="float">
            <text:p>11.8447</text:p>
          </table:table-cell>
        </table:table-row>
        <table:table-row table:style-name="ro1">
          <table:table-cell office:value-type="float" office:value="97.2" calcext:value-type="float">
            <text:p>97.2</text:p>
          </table:table-cell>
          <table:table-cell office:value-type="float" office:value="0.0046617" calcext:value-type="float">
            <text:p>0.0046617</text:p>
          </table:table-cell>
          <table:table-cell office:value-type="float" office:value="109.15" calcext:value-type="float">
            <text:p>109.15</text:p>
          </table:table-cell>
          <table:table-cell office:value-type="float" office:value="11.8449" calcext:value-type="float">
            <text:p>11.8449</text:p>
          </table:table-cell>
        </table:table-row>
        <table:table-row table:style-name="ro1">
          <table:table-cell office:value-type="float" office:value="97.3" calcext:value-type="float">
            <text:p>97.3</text:p>
          </table:table-cell>
          <table:table-cell office:value-type="float" office:value="0.00463219" calcext:value-type="float">
            <text:p>0.00463219</text:p>
          </table:table-cell>
          <table:table-cell office:value-type="float" office:value="109.15" calcext:value-type="float">
            <text:p>109.15</text:p>
          </table:table-cell>
          <table:table-cell office:value-type="float" office:value="11.8451" calcext:value-type="float">
            <text:p>11.8451</text:p>
          </table:table-cell>
        </table:table-row>
        <table:table-row table:style-name="ro1">
          <table:table-cell office:value-type="float" office:value="97.4" calcext:value-type="float">
            <text:p>97.4</text:p>
          </table:table-cell>
          <table:table-cell office:value-type="float" office:value="0.00460287" calcext:value-type="float">
            <text:p>0.00460287</text:p>
          </table:table-cell>
          <table:table-cell office:value-type="float" office:value="109.15" calcext:value-type="float">
            <text:p>109.15</text:p>
          </table:table-cell>
          <table:table-cell office:value-type="float" office:value="11.8454" calcext:value-type="float">
            <text:p>11.8454</text:p>
          </table:table-cell>
        </table:table-row>
        <table:table-row table:style-name="ro1">
          <table:table-cell office:value-type="float" office:value="97.5" calcext:value-type="float">
            <text:p>97.5</text:p>
          </table:table-cell>
          <table:table-cell office:value-type="float" office:value="0.00457374" calcext:value-type="float">
            <text:p>0.00457374</text:p>
          </table:table-cell>
          <table:table-cell office:value-type="float" office:value="109.15" calcext:value-type="float">
            <text:p>109.15</text:p>
          </table:table-cell>
          <table:table-cell office:value-type="float" office:value="11.8456" calcext:value-type="float">
            <text:p>11.8456</text:p>
          </table:table-cell>
        </table:table-row>
        <table:table-row table:style-name="ro1">
          <table:table-cell office:value-type="float" office:value="97.6" calcext:value-type="float">
            <text:p>97.6</text:p>
          </table:table-cell>
          <table:table-cell office:value-type="float" office:value="0.00454479" calcext:value-type="float">
            <text:p>0.00454479</text:p>
          </table:table-cell>
          <table:table-cell office:value-type="float" office:value="109.15" calcext:value-type="float">
            <text:p>109.15</text:p>
          </table:table-cell>
          <table:table-cell office:value-type="float" office:value="11.8458" calcext:value-type="float">
            <text:p>11.8458</text:p>
          </table:table-cell>
        </table:table-row>
        <table:table-row table:style-name="ro1">
          <table:table-cell office:value-type="float" office:value="97.7" calcext:value-type="float">
            <text:p>97.7</text:p>
          </table:table-cell>
          <table:table-cell office:value-type="float" office:value="0.00451602" calcext:value-type="float">
            <text:p>0.00451602</text:p>
          </table:table-cell>
          <table:table-cell office:value-type="float" office:value="109.149" calcext:value-type="float">
            <text:p>109.149</text:p>
          </table:table-cell>
          <table:table-cell office:value-type="float" office:value="11.8461" calcext:value-type="float">
            <text:p>11.8461</text:p>
          </table:table-cell>
        </table:table-row>
        <table:table-row table:style-name="ro1">
          <table:table-cell office:value-type="float" office:value="97.8" calcext:value-type="float">
            <text:p>97.8</text:p>
          </table:table-cell>
          <table:table-cell office:value-type="float" office:value="0.00448743" calcext:value-type="float">
            <text:p>0.00448743</text:p>
          </table:table-cell>
          <table:table-cell office:value-type="float" office:value="109.149" calcext:value-type="float">
            <text:p>109.149</text:p>
          </table:table-cell>
          <table:table-cell office:value-type="float" office:value="11.8463" calcext:value-type="float">
            <text:p>11.8463</text:p>
          </table:table-cell>
        </table:table-row>
        <table:table-row table:style-name="ro1">
          <table:table-cell office:value-type="float" office:value="97.9" calcext:value-type="float">
            <text:p>97.9</text:p>
          </table:table-cell>
          <table:table-cell office:value-type="float" office:value="0.00445903" calcext:value-type="float">
            <text:p>0.00445903</text:p>
          </table:table-cell>
          <table:table-cell office:value-type="float" office:value="109.149" calcext:value-type="float">
            <text:p>109.149</text:p>
          </table:table-cell>
          <table:table-cell office:value-type="float" office:value="11.8465" calcext:value-type="float">
            <text:p>11.846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044308" calcext:value-type="float">
            <text:p>0.0044308</text:p>
          </table:table-cell>
          <table:table-cell office:value-type="float" office:value="109.149" calcext:value-type="float">
            <text:p>109.149</text:p>
          </table:table-cell>
          <table:table-cell office:value-type="float" office:value="11.8467" calcext:value-type="float">
            <text:p>11.8467</text:p>
          </table:table-cell>
        </table:table-row>
        <table:table-row table:style-name="ro1">
          <table:table-cell office:value-type="float" office:value="98.1" calcext:value-type="float">
            <text:p>98.1</text:p>
          </table:table-cell>
          <table:table-cell office:value-type="float" office:value="0.00440275" calcext:value-type="float">
            <text:p>0.00440275</text:p>
          </table:table-cell>
          <table:table-cell office:value-type="float" office:value="109.149" calcext:value-type="float">
            <text:p>109.149</text:p>
          </table:table-cell>
          <table:table-cell office:value-type="float" office:value="11.847" calcext:value-type="float">
            <text:p>11.847</text:p>
          </table:table-cell>
        </table:table-row>
        <table:table-row table:style-name="ro1">
          <table:table-cell office:value-type="float" office:value="98.2" calcext:value-type="float">
            <text:p>98.2</text:p>
          </table:table-cell>
          <table:table-cell office:value-type="float" office:value="0.00437488" calcext:value-type="float">
            <text:p>0.00437488</text:p>
          </table:table-cell>
          <table:table-cell office:value-type="float" office:value="109.148" calcext:value-type="float">
            <text:p>109.148</text:p>
          </table:table-cell>
          <table:table-cell office:value-type="float" office:value="11.8472" calcext:value-type="float">
            <text:p>11.8472</text:p>
          </table:table-cell>
        </table:table-row>
        <table:table-row table:style-name="ro1">
          <table:table-cell office:value-type="float" office:value="98.3" calcext:value-type="float">
            <text:p>98.3</text:p>
          </table:table-cell>
          <table:table-cell office:value-type="float" office:value="0.00434719" calcext:value-type="float">
            <text:p>0.00434719</text:p>
          </table:table-cell>
          <table:table-cell office:value-type="float" office:value="109.148" calcext:value-type="float">
            <text:p>109.148</text:p>
          </table:table-cell>
          <table:table-cell office:value-type="float" office:value="11.8474" calcext:value-type="float">
            <text:p>11.8474</text:p>
          </table:table-cell>
        </table:table-row>
        <table:table-row table:style-name="ro1">
          <table:table-cell office:value-type="float" office:value="98.4" calcext:value-type="float">
            <text:p>98.4</text:p>
          </table:table-cell>
          <table:table-cell office:value-type="float" office:value="0.00431967" calcext:value-type="float">
            <text:p>0.00431967</text:p>
          </table:table-cell>
          <table:table-cell office:value-type="float" office:value="109.148" calcext:value-type="float">
            <text:p>109.148</text:p>
          </table:table-cell>
          <table:table-cell office:value-type="float" office:value="11.8476" calcext:value-type="float">
            <text:p>11.8476</text:p>
          </table:table-cell>
        </table:table-row>
        <table:table-row table:style-name="ro1">
          <table:table-cell office:value-type="float" office:value="98.5" calcext:value-type="float">
            <text:p>98.5</text:p>
          </table:table-cell>
          <table:table-cell office:value-type="float" office:value="0.00429232" calcext:value-type="float">
            <text:p>0.00429232</text:p>
          </table:table-cell>
          <table:table-cell office:value-type="float" office:value="109.148" calcext:value-type="float">
            <text:p>109.148</text:p>
          </table:table-cell>
          <table:table-cell office:value-type="float" office:value="11.8478" calcext:value-type="float">
            <text:p>11.8478</text:p>
          </table:table-cell>
        </table:table-row>
        <table:table-row table:style-name="ro1">
          <table:table-cell office:value-type="float" office:value="98.6" calcext:value-type="float">
            <text:p>98.6</text:p>
          </table:table-cell>
          <table:table-cell office:value-type="float" office:value="0.00426515" calcext:value-type="float">
            <text:p>0.00426515</text:p>
          </table:table-cell>
          <table:table-cell office:value-type="float" office:value="109.148" calcext:value-type="float">
            <text:p>109.148</text:p>
          </table:table-cell>
          <table:table-cell office:value-type="float" office:value="11.848" calcext:value-type="float">
            <text:p>11.848</text:p>
          </table:table-cell>
        </table:table-row>
        <table:table-row table:style-name="ro1">
          <table:table-cell office:value-type="float" office:value="98.7" calcext:value-type="float">
            <text:p>98.7</text:p>
          </table:table-cell>
          <table:table-cell office:value-type="float" office:value="0.00423815" calcext:value-type="float">
            <text:p>0.00423815</text:p>
          </table:table-cell>
          <table:table-cell office:value-type="float" office:value="109.148" calcext:value-type="float">
            <text:p>109.148</text:p>
          </table:table-cell>
          <table:table-cell office:value-type="float" office:value="11.8483" calcext:value-type="float">
            <text:p>11.8483</text:p>
          </table:table-cell>
        </table:table-row>
        <table:table-row table:style-name="ro1">
          <table:table-cell office:value-type="float" office:value="98.8" calcext:value-type="float">
            <text:p>98.8</text:p>
          </table:table-cell>
          <table:table-cell office:value-type="float" office:value="0.00421132" calcext:value-type="float">
            <text:p>0.00421132</text:p>
          </table:table-cell>
          <table:table-cell office:value-type="float" office:value="109.147" calcext:value-type="float">
            <text:p>109.147</text:p>
          </table:table-cell>
          <table:table-cell office:value-type="float" office:value="11.8485" calcext:value-type="float">
            <text:p>11.8485</text:p>
          </table:table-cell>
        </table:table-row>
        <table:table-row table:style-name="ro1">
          <table:table-cell office:value-type="float" office:value="98.9" calcext:value-type="float">
            <text:p>98.9</text:p>
          </table:table-cell>
          <table:table-cell office:value-type="float" office:value="0.00418465" calcext:value-type="float">
            <text:p>0.00418465</text:p>
          </table:table-cell>
          <table:table-cell office:value-type="float" office:value="109.147" calcext:value-type="float">
            <text:p>109.147</text:p>
          </table:table-cell>
          <table:table-cell office:value-type="float" office:value="11.8487" calcext:value-type="float">
            <text:p>11.848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415816" calcext:value-type="float">
            <text:p>0.00415816</text:p>
          </table:table-cell>
          <table:table-cell office:value-type="float" office:value="109.147" calcext:value-type="float">
            <text:p>109.147</text:p>
          </table:table-cell>
          <table:table-cell office:value-type="float" office:value="11.8489" calcext:value-type="float">
            <text:p>11.8489</text:p>
          </table:table-cell>
        </table:table-row>
        <table:table-row table:style-name="ro1">
          <table:table-cell office:value-type="float" office:value="99.1" calcext:value-type="float">
            <text:p>99.1</text:p>
          </table:table-cell>
          <table:table-cell office:value-type="float" office:value="0.00413184" calcext:value-type="float">
            <text:p>0.00413184</text:p>
          </table:table-cell>
          <table:table-cell office:value-type="float" office:value="109.147" calcext:value-type="float">
            <text:p>109.147</text:p>
          </table:table-cell>
          <table:table-cell office:value-type="float" office:value="11.8491" calcext:value-type="float">
            <text:p>11.8491</text:p>
          </table:table-cell>
        </table:table-row>
        <table:table-row table:style-name="ro1">
          <table:table-cell office:value-type="float" office:value="99.2" calcext:value-type="float">
            <text:p>99.2</text:p>
          </table:table-cell>
          <table:table-cell office:value-type="float" office:value="0.00410568" calcext:value-type="float">
            <text:p>0.00410568</text:p>
          </table:table-cell>
          <table:table-cell office:value-type="float" office:value="109.147" calcext:value-type="float">
            <text:p>109.147</text:p>
          </table:table-cell>
          <table:table-cell office:value-type="float" office:value="11.8493" calcext:value-type="float">
            <text:p>11.8493</text:p>
          </table:table-cell>
        </table:table-row>
        <table:table-row table:style-name="ro1">
          <table:table-cell office:value-type="float" office:value="99.3" calcext:value-type="float">
            <text:p>99.3</text:p>
          </table:table-cell>
          <table:table-cell office:value-type="float" office:value="0.00407968" calcext:value-type="float">
            <text:p>0.00407968</text:p>
          </table:table-cell>
          <table:table-cell office:value-type="float" office:value="109.146" calcext:value-type="float">
            <text:p>109.146</text:p>
          </table:table-cell>
          <table:table-cell office:value-type="float" office:value="11.8495" calcext:value-type="float">
            <text:p>11.8495</text:p>
          </table:table-cell>
        </table:table-row>
        <table:table-row table:style-name="ro1">
          <table:table-cell office:value-type="float" office:value="99.4" calcext:value-type="float">
            <text:p>99.4</text:p>
          </table:table-cell>
          <table:table-cell office:value-type="float" office:value="0.00405386" calcext:value-type="float">
            <text:p>0.00405386</text:p>
          </table:table-cell>
          <table:table-cell office:value-type="float" office:value="109.146" calcext:value-type="float">
            <text:p>109.146</text:p>
          </table:table-cell>
          <table:table-cell office:value-type="float" office:value="11.8497" calcext:value-type="float">
            <text:p>11.8497</text:p>
          </table:table-cell>
        </table:table-row>
        <table:table-row table:style-name="ro1">
          <table:table-cell office:value-type="float" office:value="99.5" calcext:value-type="float">
            <text:p>99.5</text:p>
          </table:table-cell>
          <table:table-cell office:value-type="float" office:value="0.00402819" calcext:value-type="float">
            <text:p>0.00402819</text:p>
          </table:table-cell>
          <table:table-cell office:value-type="float" office:value="109.146" calcext:value-type="float">
            <text:p>109.146</text:p>
          </table:table-cell>
          <table:table-cell office:value-type="float" office:value="11.8499" calcext:value-type="float">
            <text:p>11.8499</text:p>
          </table:table-cell>
        </table:table-row>
        <table:table-row table:style-name="ro1">
          <table:table-cell office:value-type="float" office:value="99.6" calcext:value-type="float">
            <text:p>99.6</text:p>
          </table:table-cell>
          <table:table-cell office:value-type="float" office:value="0.00400269" calcext:value-type="float">
            <text:p>0.00400269</text:p>
          </table:table-cell>
          <table:table-cell office:value-type="float" office:value="109.146" calcext:value-type="float">
            <text:p>109.146</text:p>
          </table:table-cell>
          <table:table-cell office:value-type="float" office:value="11.8501" calcext:value-type="float">
            <text:p>11.8501</text:p>
          </table:table-cell>
        </table:table-row>
        <table:table-row table:style-name="ro1">
          <table:table-cell office:value-type="float" office:value="99.7" calcext:value-type="float">
            <text:p>99.7</text:p>
          </table:table-cell>
          <table:table-cell office:value-type="float" office:value="0.00397734" calcext:value-type="float">
            <text:p>0.00397734</text:p>
          </table:table-cell>
          <table:table-cell office:value-type="float" office:value="109.146" calcext:value-type="float">
            <text:p>109.146</text:p>
          </table:table-cell>
          <table:table-cell office:value-type="float" office:value="11.8503" calcext:value-type="float">
            <text:p>11.8503</text:p>
          </table:table-cell>
        </table:table-row>
        <table:table-row table:style-name="ro1">
          <table:table-cell office:value-type="float" office:value="99.8" calcext:value-type="float">
            <text:p>99.8</text:p>
          </table:table-cell>
          <table:table-cell office:value-type="float" office:value="0.00395216" calcext:value-type="float">
            <text:p>0.00395216</text:p>
          </table:table-cell>
          <table:table-cell office:value-type="float" office:value="109.146" calcext:value-type="float">
            <text:p>109.146</text:p>
          </table:table-cell>
          <table:table-cell office:value-type="float" office:value="11.8505" calcext:value-type="float">
            <text:p>11.8505</text:p>
          </table:table-cell>
        </table:table-row>
        <table:table-row table:style-name="ro1">
          <table:table-cell office:value-type="float" office:value="99.9" calcext:value-type="float">
            <text:p>99.9</text:p>
          </table:table-cell>
          <table:table-cell office:value-type="float" office:value="0.00392714" calcext:value-type="float">
            <text:p>0.00392714</text:p>
          </table:table-cell>
          <table:table-cell office:value-type="float" office:value="109.145" calcext:value-type="float">
            <text:p>109.145</text:p>
          </table:table-cell>
          <table:table-cell office:value-type="float" office:value="11.8507" calcext:value-type="float">
            <text:p>11.85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390227" calcext:value-type="float">
            <text:p>0.00390227</text:p>
          </table:table-cell>
          <table:table-cell office:value-type="float" office:value="109.145" calcext:value-type="float">
            <text:p>109.145</text:p>
          </table:table-cell>
          <table:table-cell office:value-type="float" office:value="11.8509" calcext:value-type="float">
            <text:p>11.8509</text:p>
          </table:table-cell>
        </table:table-row>
        <table:table-row table:style-name="ro1">
          <table:table-cell office:value-type="float" office:value="100.1" calcext:value-type="float">
            <text:p>100.1</text:p>
          </table:table-cell>
          <table:table-cell office:value-type="float" office:value="0.00387756" calcext:value-type="float">
            <text:p>0.00387756</text:p>
          </table:table-cell>
          <table:table-cell office:value-type="float" office:value="109.145" calcext:value-type="float">
            <text:p>109.145</text:p>
          </table:table-cell>
          <table:table-cell office:value-type="float" office:value="11.8511" calcext:value-type="float">
            <text:p>11.8511</text:p>
          </table:table-cell>
        </table:table-row>
        <table:table-row table:style-name="ro1">
          <table:table-cell office:value-type="float" office:value="100.2" calcext:value-type="float">
            <text:p>100.2</text:p>
          </table:table-cell>
          <table:table-cell office:value-type="float" office:value="0.00385301" calcext:value-type="float">
            <text:p>0.00385301</text:p>
          </table:table-cell>
          <table:table-cell office:value-type="float" office:value="109.145" calcext:value-type="float">
            <text:p>109.145</text:p>
          </table:table-cell>
          <table:table-cell office:value-type="float" office:value="11.8513" calcext:value-type="float">
            <text:p>11.8513</text:p>
          </table:table-cell>
        </table:table-row>
        <table:table-row table:style-name="ro1">
          <table:table-cell office:value-type="float" office:value="100.3" calcext:value-type="float">
            <text:p>100.3</text:p>
          </table:table-cell>
          <table:table-cell office:value-type="float" office:value="0.00382862" calcext:value-type="float">
            <text:p>0.00382862</text:p>
          </table:table-cell>
          <table:table-cell office:value-type="float" office:value="109.145" calcext:value-type="float">
            <text:p>109.145</text:p>
          </table:table-cell>
          <table:table-cell office:value-type="float" office:value="11.8515" calcext:value-type="float">
            <text:p>11.8515</text:p>
          </table:table-cell>
        </table:table-row>
        <table:table-row table:style-name="ro1">
          <table:table-cell office:value-type="float" office:value="100.4" calcext:value-type="float">
            <text:p>100.4</text:p>
          </table:table-cell>
          <table:table-cell office:value-type="float" office:value="0.00380437" calcext:value-type="float">
            <text:p>0.00380437</text:p>
          </table:table-cell>
          <table:table-cell office:value-type="float" office:value="109.145" calcext:value-type="float">
            <text:p>109.145</text:p>
          </table:table-cell>
          <table:table-cell office:value-type="float" office:value="11.8517" calcext:value-type="float">
            <text:p>11.8517</text:p>
          </table:table-cell>
        </table:table-row>
        <table:table-row table:style-name="ro1">
          <table:table-cell office:value-type="float" office:value="100.5" calcext:value-type="float">
            <text:p>100.5</text:p>
          </table:table-cell>
          <table:table-cell office:value-type="float" office:value="0.00378028" calcext:value-type="float">
            <text:p>0.00378028</text:p>
          </table:table-cell>
          <table:table-cell office:value-type="float" office:value="109.144" calcext:value-type="float">
            <text:p>109.144</text:p>
          </table:table-cell>
          <table:table-cell office:value-type="float" office:value="11.8519" calcext:value-type="float">
            <text:p>11.8519</text:p>
          </table:table-cell>
        </table:table-row>
        <table:table-row table:style-name="ro1">
          <table:table-cell office:value-type="float" office:value="100.6" calcext:value-type="float">
            <text:p>100.6</text:p>
          </table:table-cell>
          <table:table-cell office:value-type="float" office:value="0.00375635" calcext:value-type="float">
            <text:p>0.00375635</text:p>
          </table:table-cell>
          <table:table-cell office:value-type="float" office:value="109.144" calcext:value-type="float">
            <text:p>109.144</text:p>
          </table:table-cell>
          <table:table-cell office:value-type="float" office:value="11.8521" calcext:value-type="float">
            <text:p>11.8521</text:p>
          </table:table-cell>
        </table:table-row>
        <table:table-row table:style-name="ro1">
          <table:table-cell office:value-type="float" office:value="100.7" calcext:value-type="float">
            <text:p>100.7</text:p>
          </table:table-cell>
          <table:table-cell office:value-type="float" office:value="0.00373256" calcext:value-type="float">
            <text:p>0.00373256</text:p>
          </table:table-cell>
          <table:table-cell office:value-type="float" office:value="109.144" calcext:value-type="float">
            <text:p>109.144</text:p>
          </table:table-cell>
          <table:table-cell office:value-type="float" office:value="11.8522" calcext:value-type="float">
            <text:p>11.8522</text:p>
          </table:table-cell>
        </table:table-row>
        <table:table-row table:style-name="ro1">
          <table:table-cell office:value-type="float" office:value="100.8" calcext:value-type="float">
            <text:p>100.8</text:p>
          </table:table-cell>
          <table:table-cell office:value-type="float" office:value="0.00370893" calcext:value-type="float">
            <text:p>0.00370893</text:p>
          </table:table-cell>
          <table:table-cell office:value-type="float" office:value="109.144" calcext:value-type="float">
            <text:p>109.144</text:p>
          </table:table-cell>
          <table:table-cell office:value-type="float" office:value="11.8524" calcext:value-type="float">
            <text:p>11.8524</text:p>
          </table:table-cell>
        </table:table-row>
        <table:table-row table:style-name="ro1">
          <table:table-cell office:value-type="float" office:value="100.9" calcext:value-type="float">
            <text:p>100.9</text:p>
          </table:table-cell>
          <table:table-cell office:value-type="float" office:value="0.00368544" calcext:value-type="float">
            <text:p>0.00368544</text:p>
          </table:table-cell>
          <table:table-cell office:value-type="float" office:value="109.144" calcext:value-type="float">
            <text:p>109.144</text:p>
          </table:table-cell>
          <table:table-cell office:value-type="float" office:value="11.8526" calcext:value-type="float">
            <text:p>11.852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036621" calcext:value-type="float">
            <text:p>0.0036621</text:p>
          </table:table-cell>
          <table:table-cell office:value-type="float" office:value="109.144" calcext:value-type="float">
            <text:p>109.144</text:p>
          </table:table-cell>
          <table:table-cell office:value-type="float" office:value="11.8528" calcext:value-type="float">
            <text:p>11.8528</text:p>
          </table:table-cell>
        </table:table-row>
        <table:table-row table:style-name="ro1">
          <table:table-cell office:value-type="float" office:value="101.1" calcext:value-type="float">
            <text:p>101.1</text:p>
          </table:table-cell>
          <table:table-cell office:value-type="float" office:value="0.00363891" calcext:value-type="float">
            <text:p>0.00363891</text:p>
          </table:table-cell>
          <table:table-cell office:value-type="float" office:value="109.143" calcext:value-type="float">
            <text:p>109.143</text:p>
          </table:table-cell>
          <table:table-cell office:value-type="float" office:value="11.853" calcext:value-type="float">
            <text:p>11.853</text:p>
          </table:table-cell>
        </table:table-row>
        <table:table-row table:style-name="ro1">
          <table:table-cell office:value-type="float" office:value="101.2" calcext:value-type="float">
            <text:p>101.2</text:p>
          </table:table-cell>
          <table:table-cell office:value-type="float" office:value="0.00361587" calcext:value-type="float">
            <text:p>0.00361587</text:p>
          </table:table-cell>
          <table:table-cell office:value-type="float" office:value="109.143" calcext:value-type="float">
            <text:p>109.143</text:p>
          </table:table-cell>
          <table:table-cell office:value-type="float" office:value="11.8532" calcext:value-type="float">
            <text:p>11.8532</text:p>
          </table:table-cell>
        </table:table-row>
        <table:table-row table:style-name="ro1">
          <table:table-cell office:value-type="float" office:value="101.3" calcext:value-type="float">
            <text:p>101.3</text:p>
          </table:table-cell>
          <table:table-cell office:value-type="float" office:value="0.00359297" calcext:value-type="float">
            <text:p>0.00359297</text:p>
          </table:table-cell>
          <table:table-cell office:value-type="float" office:value="109.143" calcext:value-type="float">
            <text:p>109.143</text:p>
          </table:table-cell>
          <table:table-cell office:value-type="float" office:value="11.8533" calcext:value-type="float">
            <text:p>11.8533</text:p>
          </table:table-cell>
        </table:table-row>
        <table:table-row table:style-name="ro1">
          <table:table-cell office:value-type="float" office:value="101.4" calcext:value-type="float">
            <text:p>101.4</text:p>
          </table:table-cell>
          <table:table-cell office:value-type="float" office:value="0.00357022" calcext:value-type="float">
            <text:p>0.00357022</text:p>
          </table:table-cell>
          <table:table-cell office:value-type="float" office:value="109.143" calcext:value-type="float">
            <text:p>109.143</text:p>
          </table:table-cell>
          <table:table-cell office:value-type="float" office:value="11.8535" calcext:value-type="float">
            <text:p>11.8535</text:p>
          </table:table-cell>
        </table:table-row>
        <table:table-row table:style-name="ro1">
          <table:table-cell office:value-type="float" office:value="101.5" calcext:value-type="float">
            <text:p>101.5</text:p>
          </table:table-cell>
          <table:table-cell office:value-type="float" office:value="0.00354761" calcext:value-type="float">
            <text:p>0.00354761</text:p>
          </table:table-cell>
          <table:table-cell office:value-type="float" office:value="109.143" calcext:value-type="float">
            <text:p>109.143</text:p>
          </table:table-cell>
          <table:table-cell office:value-type="float" office:value="11.8537" calcext:value-type="float">
            <text:p>11.8537</text:p>
          </table:table-cell>
        </table:table-row>
        <table:table-row table:style-name="ro1">
          <table:table-cell office:value-type="float" office:value="101.6" calcext:value-type="float">
            <text:p>101.6</text:p>
          </table:table-cell>
          <table:table-cell office:value-type="float" office:value="0.00352515" calcext:value-type="float">
            <text:p>0.00352515</text:p>
          </table:table-cell>
          <table:table-cell office:value-type="float" office:value="109.143" calcext:value-type="float">
            <text:p>109.143</text:p>
          </table:table-cell>
          <table:table-cell office:value-type="float" office:value="11.8539" calcext:value-type="float">
            <text:p>11.8539</text:p>
          </table:table-cell>
        </table:table-row>
        <table:table-row table:style-name="ro1">
          <table:table-cell office:value-type="float" office:value="101.7" calcext:value-type="float">
            <text:p>101.7</text:p>
          </table:table-cell>
          <table:table-cell office:value-type="float" office:value="0.00350282" calcext:value-type="float">
            <text:p>0.00350282</text:p>
          </table:table-cell>
          <table:table-cell office:value-type="float" office:value="109.142" calcext:value-type="float">
            <text:p>109.142</text:p>
          </table:table-cell>
          <table:table-cell office:value-type="float" office:value="11.8541" calcext:value-type="float">
            <text:p>11.8541</text:p>
          </table:table-cell>
        </table:table-row>
        <table:table-row table:style-name="ro1">
          <table:table-cell office:value-type="float" office:value="101.8" calcext:value-type="float">
            <text:p>101.8</text:p>
          </table:table-cell>
          <table:table-cell office:value-type="float" office:value="0.00348064" calcext:value-type="float">
            <text:p>0.00348064</text:p>
          </table:table-cell>
          <table:table-cell office:value-type="float" office:value="109.142" calcext:value-type="float">
            <text:p>109.142</text:p>
          </table:table-cell>
          <table:table-cell office:value-type="float" office:value="11.8542" calcext:value-type="float">
            <text:p>11.8542</text:p>
          </table:table-cell>
        </table:table-row>
        <table:table-row table:style-name="ro1">
          <table:table-cell office:value-type="float" office:value="101.9" calcext:value-type="float">
            <text:p>101.9</text:p>
          </table:table-cell>
          <table:table-cell office:value-type="float" office:value="0.0034586" calcext:value-type="float">
            <text:p>0.0034586</text:p>
          </table:table-cell>
          <table:table-cell office:value-type="float" office:value="109.142" calcext:value-type="float">
            <text:p>109.142</text:p>
          </table:table-cell>
          <table:table-cell office:value-type="float" office:value="11.8544" calcext:value-type="float">
            <text:p>11.854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0343669" calcext:value-type="float">
            <text:p>0.00343669</text:p>
          </table:table-cell>
          <table:table-cell office:value-type="float" office:value="109.142" calcext:value-type="float">
            <text:p>109.142</text:p>
          </table:table-cell>
          <table:table-cell office:value-type="float" office:value="11.8546" calcext:value-type="float">
            <text:p>11.8546</text:p>
          </table:table-cell>
        </table:table-row>
        <table:table-row table:style-name="ro1">
          <table:table-cell office:value-type="float" office:value="102.1" calcext:value-type="float">
            <text:p>102.1</text:p>
          </table:table-cell>
          <table:table-cell office:value-type="float" office:value="0.00341493" calcext:value-type="float">
            <text:p>0.00341493</text:p>
          </table:table-cell>
          <table:table-cell office:value-type="float" office:value="109.142" calcext:value-type="float">
            <text:p>109.142</text:p>
          </table:table-cell>
          <table:table-cell office:value-type="float" office:value="11.8547" calcext:value-type="float">
            <text:p>11.8547</text:p>
          </table:table-cell>
        </table:table-row>
        <table:table-row table:style-name="ro1">
          <table:table-cell office:value-type="float" office:value="102.2" calcext:value-type="float">
            <text:p>102.2</text:p>
          </table:table-cell>
          <table:table-cell office:value-type="float" office:value="0.0033933" calcext:value-type="float">
            <text:p>0.0033933</text:p>
          </table:table-cell>
          <table:table-cell office:value-type="float" office:value="109.142" calcext:value-type="float">
            <text:p>109.142</text:p>
          </table:table-cell>
          <table:table-cell office:value-type="float" office:value="11.8549" calcext:value-type="float">
            <text:p>11.8549</text:p>
          </table:table-cell>
        </table:table-row>
        <table:table-row table:style-name="ro1">
          <table:table-cell office:value-type="float" office:value="102.3" calcext:value-type="float">
            <text:p>102.3</text:p>
          </table:table-cell>
          <table:table-cell office:value-type="float" office:value="0.00337181" calcext:value-type="float">
            <text:p>0.00337181</text:p>
          </table:table-cell>
          <table:table-cell office:value-type="float" office:value="109.142" calcext:value-type="float">
            <text:p>109.142</text:p>
          </table:table-cell>
          <table:table-cell office:value-type="float" office:value="11.8551" calcext:value-type="float">
            <text:p>11.8551</text:p>
          </table:table-cell>
        </table:table-row>
        <table:table-row table:style-name="ro1">
          <table:table-cell office:value-type="float" office:value="102.4" calcext:value-type="float">
            <text:p>102.4</text:p>
          </table:table-cell>
          <table:table-cell office:value-type="float" office:value="0.00335046" calcext:value-type="float">
            <text:p>0.00335046</text:p>
          </table:table-cell>
          <table:table-cell office:value-type="float" office:value="109.141" calcext:value-type="float">
            <text:p>109.141</text:p>
          </table:table-cell>
          <table:table-cell office:value-type="float" office:value="11.8553" calcext:value-type="float">
            <text:p>11.8553</text:p>
          </table:table-cell>
        </table:table-row>
        <table:table-row table:style-name="ro1">
          <table:table-cell office:value-type="float" office:value="102.5" calcext:value-type="float">
            <text:p>102.5</text:p>
          </table:table-cell>
          <table:table-cell office:value-type="float" office:value="0.00332924" calcext:value-type="float">
            <text:p>0.00332924</text:p>
          </table:table-cell>
          <table:table-cell office:value-type="float" office:value="109.141" calcext:value-type="float">
            <text:p>109.141</text:p>
          </table:table-cell>
          <table:table-cell office:value-type="float" office:value="11.8554" calcext:value-type="float">
            <text:p>11.8554</text:p>
          </table:table-cell>
        </table:table-row>
        <table:table-row table:style-name="ro1">
          <table:table-cell office:value-type="float" office:value="102.6" calcext:value-type="float">
            <text:p>102.6</text:p>
          </table:table-cell>
          <table:table-cell office:value-type="float" office:value="0.00330816" calcext:value-type="float">
            <text:p>0.00330816</text:p>
          </table:table-cell>
          <table:table-cell office:value-type="float" office:value="109.141" calcext:value-type="float">
            <text:p>109.141</text:p>
          </table:table-cell>
          <table:table-cell office:value-type="float" office:value="11.8556" calcext:value-type="float">
            <text:p>11.8556</text:p>
          </table:table-cell>
        </table:table-row>
        <table:table-row table:style-name="ro1">
          <table:table-cell office:value-type="float" office:value="102.7" calcext:value-type="float">
            <text:p>102.7</text:p>
          </table:table-cell>
          <table:table-cell office:value-type="float" office:value="0.0032872" calcext:value-type="float">
            <text:p>0.0032872</text:p>
          </table:table-cell>
          <table:table-cell office:value-type="float" office:value="109.141" calcext:value-type="float">
            <text:p>109.141</text:p>
          </table:table-cell>
          <table:table-cell office:value-type="float" office:value="11.8558" calcext:value-type="float">
            <text:p>11.8558</text:p>
          </table:table-cell>
        </table:table-row>
        <table:table-row table:style-name="ro1">
          <table:table-cell office:value-type="float" office:value="102.8" calcext:value-type="float">
            <text:p>102.8</text:p>
          </table:table-cell>
          <table:table-cell office:value-type="float" office:value="0.00326638" calcext:value-type="float">
            <text:p>0.00326638</text:p>
          </table:table-cell>
          <table:table-cell office:value-type="float" office:value="109.141" calcext:value-type="float">
            <text:p>109.141</text:p>
          </table:table-cell>
          <table:table-cell office:value-type="float" office:value="11.8559" calcext:value-type="float">
            <text:p>11.8559</text:p>
          </table:table-cell>
        </table:table-row>
        <table:table-row table:style-name="ro1">
          <table:table-cell office:value-type="float" office:value="102.9" calcext:value-type="float">
            <text:p>102.9</text:p>
          </table:table-cell>
          <table:table-cell office:value-type="float" office:value="0.0032457" calcext:value-type="float">
            <text:p>0.0032457</text:p>
          </table:table-cell>
          <table:table-cell office:value-type="float" office:value="109.141" calcext:value-type="float">
            <text:p>109.141</text:p>
          </table:table-cell>
          <table:table-cell office:value-type="float" office:value="11.8561" calcext:value-type="float">
            <text:p>11.856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0322514" calcext:value-type="float">
            <text:p>0.00322514</text:p>
          </table:table-cell>
          <table:table-cell office:value-type="float" office:value="109.141" calcext:value-type="float">
            <text:p>109.141</text:p>
          </table:table-cell>
          <table:table-cell office:value-type="float" office:value="11.8562" calcext:value-type="float">
            <text:p>11.8562</text:p>
          </table:table-cell>
        </table:table-row>
        <table:table-row table:style-name="ro1">
          <table:table-cell office:value-type="float" office:value="103.1" calcext:value-type="float">
            <text:p>103.1</text:p>
          </table:table-cell>
          <table:table-cell office:value-type="float" office:value="0.00320471" calcext:value-type="float">
            <text:p>0.00320471</text:p>
          </table:table-cell>
          <table:table-cell office:value-type="float" office:value="109.14" calcext:value-type="float">
            <text:p>109.14</text:p>
          </table:table-cell>
          <table:table-cell office:value-type="float" office:value="11.8564" calcext:value-type="float">
            <text:p>11.8564</text:p>
          </table:table-cell>
        </table:table-row>
        <table:table-row table:style-name="ro1">
          <table:table-cell office:value-type="float" office:value="103.2" calcext:value-type="float">
            <text:p>103.2</text:p>
          </table:table-cell>
          <table:table-cell office:value-type="float" office:value="0.00318442" calcext:value-type="float">
            <text:p>0.00318442</text:p>
          </table:table-cell>
          <table:table-cell office:value-type="float" office:value="109.14" calcext:value-type="float">
            <text:p>109.14</text:p>
          </table:table-cell>
          <table:table-cell office:value-type="float" office:value="11.8566" calcext:value-type="float">
            <text:p>11.8566</text:p>
          </table:table-cell>
        </table:table-row>
        <table:table-row table:style-name="ro1">
          <table:table-cell office:value-type="float" office:value="103.3" calcext:value-type="float">
            <text:p>103.3</text:p>
          </table:table-cell>
          <table:table-cell office:value-type="float" office:value="0.00316425" calcext:value-type="float">
            <text:p>0.00316425</text:p>
          </table:table-cell>
          <table:table-cell office:value-type="float" office:value="109.14" calcext:value-type="float">
            <text:p>109.14</text:p>
          </table:table-cell>
          <table:table-cell office:value-type="float" office:value="11.8567" calcext:value-type="float">
            <text:p>11.8567</text:p>
          </table:table-cell>
        </table:table-row>
        <table:table-row table:style-name="ro1">
          <table:table-cell office:value-type="float" office:value="103.4" calcext:value-type="float">
            <text:p>103.4</text:p>
          </table:table-cell>
          <table:table-cell office:value-type="float" office:value="0.00314421" calcext:value-type="float">
            <text:p>0.00314421</text:p>
          </table:table-cell>
          <table:table-cell office:value-type="float" office:value="109.14" calcext:value-type="float">
            <text:p>109.14</text:p>
          </table:table-cell>
          <table:table-cell office:value-type="float" office:value="11.8569" calcext:value-type="float">
            <text:p>11.8569</text:p>
          </table:table-cell>
        </table:table-row>
        <table:table-row table:style-name="ro1">
          <table:table-cell office:value-type="float" office:value="103.5" calcext:value-type="float">
            <text:p>103.5</text:p>
          </table:table-cell>
          <table:table-cell office:value-type="float" office:value="0.00312429" calcext:value-type="float">
            <text:p>0.00312429</text:p>
          </table:table-cell>
          <table:table-cell office:value-type="float" office:value="109.14" calcext:value-type="float">
            <text:p>109.14</text:p>
          </table:table-cell>
          <table:table-cell office:value-type="float" office:value="11.857" calcext:value-type="float">
            <text:p>11.857</text:p>
          </table:table-cell>
        </table:table-row>
        <table:table-row table:style-name="ro1">
          <table:table-cell office:value-type="float" office:value="103.6" calcext:value-type="float">
            <text:p>103.6</text:p>
          </table:table-cell>
          <table:table-cell office:value-type="float" office:value="0.0031045" calcext:value-type="float">
            <text:p>0.0031045</text:p>
          </table:table-cell>
          <table:table-cell office:value-type="float" office:value="109.14" calcext:value-type="float">
            <text:p>109.14</text:p>
          </table:table-cell>
          <table:table-cell office:value-type="float" office:value="11.8572" calcext:value-type="float">
            <text:p>11.8572</text:p>
          </table:table-cell>
        </table:table-row>
        <table:table-row table:style-name="ro1">
          <table:table-cell office:value-type="float" office:value="103.7" calcext:value-type="float">
            <text:p>103.7</text:p>
          </table:table-cell>
          <table:table-cell office:value-type="float" office:value="0.00308484" calcext:value-type="float">
            <text:p>0.00308484</text:p>
          </table:table-cell>
          <table:table-cell office:value-type="float" office:value="109.14" calcext:value-type="float">
            <text:p>109.14</text:p>
          </table:table-cell>
          <table:table-cell office:value-type="float" office:value="11.8573" calcext:value-type="float">
            <text:p>11.8573</text:p>
          </table:table-cell>
        </table:table-row>
        <table:table-row table:style-name="ro1">
          <table:table-cell office:value-type="float" office:value="103.8" calcext:value-type="float">
            <text:p>103.8</text:p>
          </table:table-cell>
          <table:table-cell office:value-type="float" office:value="0.0030653" calcext:value-type="float">
            <text:p>0.0030653</text:p>
          </table:table-cell>
          <table:table-cell office:value-type="float" office:value="109.139" calcext:value-type="float">
            <text:p>109.139</text:p>
          </table:table-cell>
          <table:table-cell office:value-type="float" office:value="11.8575" calcext:value-type="float">
            <text:p>11.8575</text:p>
          </table:table-cell>
        </table:table-row>
        <table:table-row table:style-name="ro1">
          <table:table-cell office:value-type="float" office:value="103.9" calcext:value-type="float">
            <text:p>103.9</text:p>
          </table:table-cell>
          <table:table-cell office:value-type="float" office:value="0.00304588" calcext:value-type="float">
            <text:p>0.00304588</text:p>
          </table:table-cell>
          <table:table-cell office:value-type="float" office:value="109.139" calcext:value-type="float">
            <text:p>109.139</text:p>
          </table:table-cell>
          <table:table-cell office:value-type="float" office:value="11.8577" calcext:value-type="float">
            <text:p>11.857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0302659" calcext:value-type="float">
            <text:p>0.00302659</text:p>
          </table:table-cell>
          <table:table-cell office:value-type="float" office:value="109.139" calcext:value-type="float">
            <text:p>109.139</text:p>
          </table:table-cell>
          <table:table-cell office:value-type="float" office:value="11.8578" calcext:value-type="float">
            <text:p>11.8578</text:p>
          </table:table-cell>
        </table:table-row>
        <table:table-row table:style-name="ro1">
          <table:table-cell office:value-type="float" office:value="104.1" calcext:value-type="float">
            <text:p>104.1</text:p>
          </table:table-cell>
          <table:table-cell office:value-type="float" office:value="0.00300742" calcext:value-type="float">
            <text:p>0.00300742</text:p>
          </table:table-cell>
          <table:table-cell office:value-type="float" office:value="109.139" calcext:value-type="float">
            <text:p>109.139</text:p>
          </table:table-cell>
          <table:table-cell office:value-type="float" office:value="11.858" calcext:value-type="float">
            <text:p>11.858</text:p>
          </table:table-cell>
        </table:table-row>
        <table:table-row table:style-name="ro1">
          <table:table-cell office:value-type="float" office:value="104.2" calcext:value-type="float">
            <text:p>104.2</text:p>
          </table:table-cell>
          <table:table-cell office:value-type="float" office:value="0.00298837" calcext:value-type="float">
            <text:p>0.00298837</text:p>
          </table:table-cell>
          <table:table-cell office:value-type="float" office:value="109.139" calcext:value-type="float">
            <text:p>109.139</text:p>
          </table:table-cell>
          <table:table-cell office:value-type="float" office:value="11.8581" calcext:value-type="float">
            <text:p>11.8581</text:p>
          </table:table-cell>
        </table:table-row>
        <table:table-row table:style-name="ro1">
          <table:table-cell office:value-type="float" office:value="104.3" calcext:value-type="float">
            <text:p>104.3</text:p>
          </table:table-cell>
          <table:table-cell office:value-type="float" office:value="0.00296944" calcext:value-type="float">
            <text:p>0.00296944</text:p>
          </table:table-cell>
          <table:table-cell office:value-type="float" office:value="109.139" calcext:value-type="float">
            <text:p>109.139</text:p>
          </table:table-cell>
          <table:table-cell office:value-type="float" office:value="11.8583" calcext:value-type="float">
            <text:p>11.8583</text:p>
          </table:table-cell>
        </table:table-row>
        <table:table-row table:style-name="ro1">
          <table:table-cell office:value-type="float" office:value="104.4" calcext:value-type="float">
            <text:p>104.4</text:p>
          </table:table-cell>
          <table:table-cell office:value-type="float" office:value="0.00295063" calcext:value-type="float">
            <text:p>0.00295063</text:p>
          </table:table-cell>
          <table:table-cell office:value-type="float" office:value="109.139" calcext:value-type="float">
            <text:p>109.139</text:p>
          </table:table-cell>
          <table:table-cell office:value-type="float" office:value="11.8584" calcext:value-type="float">
            <text:p>11.8584</text:p>
          </table:table-cell>
        </table:table-row>
        <table:table-row table:style-name="ro1">
          <table:table-cell office:value-type="float" office:value="104.5" calcext:value-type="float">
            <text:p>104.5</text:p>
          </table:table-cell>
          <table:table-cell office:value-type="float" office:value="0.00293194" calcext:value-type="float">
            <text:p>0.00293194</text:p>
          </table:table-cell>
          <table:table-cell office:value-type="float" office:value="109.139" calcext:value-type="float">
            <text:p>109.139</text:p>
          </table:table-cell>
          <table:table-cell office:value-type="float" office:value="11.8586" calcext:value-type="float">
            <text:p>11.8586</text:p>
          </table:table-cell>
        </table:table-row>
        <table:table-row table:style-name="ro1">
          <table:table-cell office:value-type="float" office:value="104.6" calcext:value-type="float">
            <text:p>104.6</text:p>
          </table:table-cell>
          <table:table-cell office:value-type="float" office:value="0.00291337" calcext:value-type="float">
            <text:p>0.00291337</text:p>
          </table:table-cell>
          <table:table-cell office:value-type="float" office:value="109.138" calcext:value-type="float">
            <text:p>109.138</text:p>
          </table:table-cell>
          <table:table-cell office:value-type="float" office:value="11.8587" calcext:value-type="float">
            <text:p>11.8587</text:p>
          </table:table-cell>
        </table:table-row>
        <table:table-row table:style-name="ro1">
          <table:table-cell office:value-type="float" office:value="104.7" calcext:value-type="float">
            <text:p>104.7</text:p>
          </table:table-cell>
          <table:table-cell office:value-type="float" office:value="0.00289492" calcext:value-type="float">
            <text:p>0.00289492</text:p>
          </table:table-cell>
          <table:table-cell office:value-type="float" office:value="109.138" calcext:value-type="float">
            <text:p>109.138</text:p>
          </table:table-cell>
          <table:table-cell office:value-type="float" office:value="11.8588" calcext:value-type="float">
            <text:p>11.8588</text:p>
          </table:table-cell>
        </table:table-row>
        <table:table-row table:style-name="ro1">
          <table:table-cell office:value-type="float" office:value="104.8" calcext:value-type="float">
            <text:p>104.8</text:p>
          </table:table-cell>
          <table:table-cell office:value-type="float" office:value="0.00287658" calcext:value-type="float">
            <text:p>0.00287658</text:p>
          </table:table-cell>
          <table:table-cell office:value-type="float" office:value="109.138" calcext:value-type="float">
            <text:p>109.138</text:p>
          </table:table-cell>
          <table:table-cell office:value-type="float" office:value="11.859" calcext:value-type="float">
            <text:p>11.859</text:p>
          </table:table-cell>
        </table:table-row>
        <table:table-row table:style-name="ro1">
          <table:table-cell office:value-type="float" office:value="104.9" calcext:value-type="float">
            <text:p>104.9</text:p>
          </table:table-cell>
          <table:table-cell office:value-type="float" office:value="0.00285836" calcext:value-type="float">
            <text:p>0.00285836</text:p>
          </table:table-cell>
          <table:table-cell office:value-type="float" office:value="109.138" calcext:value-type="float">
            <text:p>109.138</text:p>
          </table:table-cell>
          <table:table-cell office:value-type="float" office:value="11.8591" calcext:value-type="float">
            <text:p>11.859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0284025" calcext:value-type="float">
            <text:p>0.00284025</text:p>
          </table:table-cell>
          <table:table-cell office:value-type="float" office:value="109.138" calcext:value-type="float">
            <text:p>109.138</text:p>
          </table:table-cell>
          <table:table-cell office:value-type="float" office:value="11.8593" calcext:value-type="float">
            <text:p>11.8593</text:p>
          </table:table-cell>
        </table:table-row>
        <table:table-row table:style-name="ro1">
          <table:table-cell office:value-type="float" office:value="105.1" calcext:value-type="float">
            <text:p>105.1</text:p>
          </table:table-cell>
          <table:table-cell office:value-type="float" office:value="0.00282226" calcext:value-type="float">
            <text:p>0.00282226</text:p>
          </table:table-cell>
          <table:table-cell office:value-type="float" office:value="109.138" calcext:value-type="float">
            <text:p>109.138</text:p>
          </table:table-cell>
          <table:table-cell office:value-type="float" office:value="11.8594" calcext:value-type="float">
            <text:p>11.8594</text:p>
          </table:table-cell>
        </table:table-row>
        <table:table-row table:style-name="ro1">
          <table:table-cell office:value-type="float" office:value="105.2" calcext:value-type="float">
            <text:p>105.2</text:p>
          </table:table-cell>
          <table:table-cell office:value-type="float" office:value="0.00280438" calcext:value-type="float">
            <text:p>0.00280438</text:p>
          </table:table-cell>
          <table:table-cell office:value-type="float" office:value="109.138" calcext:value-type="float">
            <text:p>109.138</text:p>
          </table:table-cell>
          <table:table-cell office:value-type="float" office:value="11.8596" calcext:value-type="float">
            <text:p>11.8596</text:p>
          </table:table-cell>
        </table:table-row>
        <table:table-row table:style-name="ro1">
          <table:table-cell office:value-type="float" office:value="105.3" calcext:value-type="float">
            <text:p>105.3</text:p>
          </table:table-cell>
          <table:table-cell office:value-type="float" office:value="0.00278662" calcext:value-type="float">
            <text:p>0.00278662</text:p>
          </table:table-cell>
          <table:table-cell office:value-type="float" office:value="109.138" calcext:value-type="float">
            <text:p>109.138</text:p>
          </table:table-cell>
          <table:table-cell office:value-type="float" office:value="11.8597" calcext:value-type="float">
            <text:p>11.8597</text:p>
          </table:table-cell>
        </table:table-row>
        <table:table-row table:style-name="ro1">
          <table:table-cell office:value-type="float" office:value="105.4" calcext:value-type="float">
            <text:p>105.4</text:p>
          </table:table-cell>
          <table:table-cell office:value-type="float" office:value="0.00276896" calcext:value-type="float">
            <text:p>0.00276896</text:p>
          </table:table-cell>
          <table:table-cell office:value-type="float" office:value="109.137" calcext:value-type="float">
            <text:p>109.137</text:p>
          </table:table-cell>
          <table:table-cell office:value-type="float" office:value="11.8598" calcext:value-type="float">
            <text:p>11.8598</text:p>
          </table:table-cell>
        </table:table-row>
        <table:table-row table:style-name="ro1">
          <table:table-cell office:value-type="float" office:value="105.5" calcext:value-type="float">
            <text:p>105.5</text:p>
          </table:table-cell>
          <table:table-cell office:value-type="float" office:value="0.00275142" calcext:value-type="float">
            <text:p>0.00275142</text:p>
          </table:table-cell>
          <table:table-cell office:value-type="float" office:value="109.137" calcext:value-type="float">
            <text:p>109.137</text:p>
          </table:table-cell>
          <table:table-cell office:value-type="float" office:value="11.86" calcext:value-type="float">
            <text:p>11.86</text:p>
          </table:table-cell>
        </table:table-row>
        <table:table-row table:style-name="ro1">
          <table:table-cell office:value-type="float" office:value="105.6" calcext:value-type="float">
            <text:p>105.6</text:p>
          </table:table-cell>
          <table:table-cell office:value-type="float" office:value="0.00273399" calcext:value-type="float">
            <text:p>0.00273399</text:p>
          </table:table-cell>
          <table:table-cell office:value-type="float" office:value="109.137" calcext:value-type="float">
            <text:p>109.137</text:p>
          </table:table-cell>
          <table:table-cell office:value-type="float" office:value="11.8601" calcext:value-type="float">
            <text:p>11.8601</text:p>
          </table:table-cell>
        </table:table-row>
        <table:table-row table:style-name="ro1">
          <table:table-cell office:value-type="float" office:value="105.7" calcext:value-type="float">
            <text:p>105.7</text:p>
          </table:table-cell>
          <table:table-cell office:value-type="float" office:value="0.00271667" calcext:value-type="float">
            <text:p>0.00271667</text:p>
          </table:table-cell>
          <table:table-cell office:value-type="float" office:value="109.137" calcext:value-type="float">
            <text:p>109.137</text:p>
          </table:table-cell>
          <table:table-cell office:value-type="float" office:value="11.8602" calcext:value-type="float">
            <text:p>11.8602</text:p>
          </table:table-cell>
        </table:table-row>
        <table:table-row table:style-name="ro1">
          <table:table-cell office:value-type="float" office:value="105.8" calcext:value-type="float">
            <text:p>105.8</text:p>
          </table:table-cell>
          <table:table-cell office:value-type="float" office:value="0.00269946" calcext:value-type="float">
            <text:p>0.00269946</text:p>
          </table:table-cell>
          <table:table-cell office:value-type="float" office:value="109.137" calcext:value-type="float">
            <text:p>109.137</text:p>
          </table:table-cell>
          <table:table-cell office:value-type="float" office:value="11.8604" calcext:value-type="float">
            <text:p>11.8604</text:p>
          </table:table-cell>
        </table:table-row>
        <table:table-row table:style-name="ro1">
          <table:table-cell office:value-type="float" office:value="105.9" calcext:value-type="float">
            <text:p>105.9</text:p>
          </table:table-cell>
          <table:table-cell office:value-type="float" office:value="0.00268236" calcext:value-type="float">
            <text:p>0.00268236</text:p>
          </table:table-cell>
          <table:table-cell office:value-type="float" office:value="109.137" calcext:value-type="float">
            <text:p>109.137</text:p>
          </table:table-cell>
          <table:table-cell office:value-type="float" office:value="11.8605" calcext:value-type="float">
            <text:p>11.860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0266537" calcext:value-type="float">
            <text:p>0.00266537</text:p>
          </table:table-cell>
          <table:table-cell office:value-type="float" office:value="109.137" calcext:value-type="float">
            <text:p>109.137</text:p>
          </table:table-cell>
          <table:table-cell office:value-type="float" office:value="11.8607" calcext:value-type="float">
            <text:p>11.8607</text:p>
          </table:table-cell>
        </table:table-row>
        <table:table-row table:style-name="ro1">
          <table:table-cell office:value-type="float" office:value="106.1" calcext:value-type="float">
            <text:p>106.1</text:p>
          </table:table-cell>
          <table:table-cell office:value-type="float" office:value="0.00264849" calcext:value-type="float">
            <text:p>0.00264849</text:p>
          </table:table-cell>
          <table:table-cell office:value-type="float" office:value="109.137" calcext:value-type="float">
            <text:p>109.137</text:p>
          </table:table-cell>
          <table:table-cell office:value-type="float" office:value="11.8608" calcext:value-type="float">
            <text:p>11.8608</text:p>
          </table:table-cell>
        </table:table-row>
        <table:table-row table:style-name="ro1">
          <table:table-cell office:value-type="float" office:value="106.2" calcext:value-type="float">
            <text:p>106.2</text:p>
          </table:table-cell>
          <table:table-cell office:value-type="float" office:value="0.00263171" calcext:value-type="float">
            <text:p>0.00263171</text:p>
          </table:table-cell>
          <table:table-cell office:value-type="float" office:value="109.136" calcext:value-type="float">
            <text:p>109.136</text:p>
          </table:table-cell>
          <table:table-cell office:value-type="float" office:value="11.8609" calcext:value-type="float">
            <text:p>11.8609</text:p>
          </table:table-cell>
        </table:table-row>
        <table:table-row table:style-name="ro1">
          <table:table-cell office:value-type="float" office:value="106.3" calcext:value-type="float">
            <text:p>106.3</text:p>
          </table:table-cell>
          <table:table-cell office:value-type="float" office:value="0.00261503" calcext:value-type="float">
            <text:p>0.00261503</text:p>
          </table:table-cell>
          <table:table-cell office:value-type="float" office:value="109.136" calcext:value-type="float">
            <text:p>109.136</text:p>
          </table:table-cell>
          <table:table-cell office:value-type="float" office:value="11.861" calcext:value-type="float">
            <text:p>11.861</text:p>
          </table:table-cell>
        </table:table-row>
        <table:table-row table:style-name="ro1">
          <table:table-cell office:value-type="float" office:value="106.4" calcext:value-type="float">
            <text:p>106.4</text:p>
          </table:table-cell>
          <table:table-cell office:value-type="float" office:value="0.00259847" calcext:value-type="float">
            <text:p>0.00259847</text:p>
          </table:table-cell>
          <table:table-cell office:value-type="float" office:value="109.136" calcext:value-type="float">
            <text:p>109.136</text:p>
          </table:table-cell>
          <table:table-cell office:value-type="float" office:value="11.8612" calcext:value-type="float">
            <text:p>11.8612</text:p>
          </table:table-cell>
        </table:table-row>
        <table:table-row table:style-name="ro1">
          <table:table-cell office:value-type="float" office:value="106.5" calcext:value-type="float">
            <text:p>106.5</text:p>
          </table:table-cell>
          <table:table-cell office:value-type="float" office:value="0.00258201" calcext:value-type="float">
            <text:p>0.00258201</text:p>
          </table:table-cell>
          <table:table-cell office:value-type="float" office:value="109.136" calcext:value-type="float">
            <text:p>109.136</text:p>
          </table:table-cell>
          <table:table-cell office:value-type="float" office:value="11.8613" calcext:value-type="float">
            <text:p>11.8613</text:p>
          </table:table-cell>
        </table:table-row>
        <table:table-row table:style-name="ro1">
          <table:table-cell office:value-type="float" office:value="106.6" calcext:value-type="float">
            <text:p>106.6</text:p>
          </table:table-cell>
          <table:table-cell office:value-type="float" office:value="0.00256565" calcext:value-type="float">
            <text:p>0.00256565</text:p>
          </table:table-cell>
          <table:table-cell office:value-type="float" office:value="109.136" calcext:value-type="float">
            <text:p>109.136</text:p>
          </table:table-cell>
          <table:table-cell office:value-type="float" office:value="11.8614" calcext:value-type="float">
            <text:p>11.8614</text:p>
          </table:table-cell>
        </table:table-row>
        <table:table-row table:style-name="ro1">
          <table:table-cell office:value-type="float" office:value="106.7" calcext:value-type="float">
            <text:p>106.7</text:p>
          </table:table-cell>
          <table:table-cell office:value-type="float" office:value="0.00254939" calcext:value-type="float">
            <text:p>0.00254939</text:p>
          </table:table-cell>
          <table:table-cell office:value-type="float" office:value="109.136" calcext:value-type="float">
            <text:p>109.136</text:p>
          </table:table-cell>
          <table:table-cell office:value-type="float" office:value="11.8616" calcext:value-type="float">
            <text:p>11.8616</text:p>
          </table:table-cell>
        </table:table-row>
        <table:table-row table:style-name="ro1">
          <table:table-cell office:value-type="float" office:value="106.8" calcext:value-type="float">
            <text:p>106.8</text:p>
          </table:table-cell>
          <table:table-cell office:value-type="float" office:value="0.00253324" calcext:value-type="float">
            <text:p>0.00253324</text:p>
          </table:table-cell>
          <table:table-cell office:value-type="float" office:value="109.136" calcext:value-type="float">
            <text:p>109.136</text:p>
          </table:table-cell>
          <table:table-cell office:value-type="float" office:value="11.8617" calcext:value-type="float">
            <text:p>11.8617</text:p>
          </table:table-cell>
        </table:table-row>
        <table:table-row table:style-name="ro1">
          <table:table-cell office:value-type="float" office:value="106.9" calcext:value-type="float">
            <text:p>106.9</text:p>
          </table:table-cell>
          <table:table-cell office:value-type="float" office:value="0.00251719" calcext:value-type="float">
            <text:p>0.00251719</text:p>
          </table:table-cell>
          <table:table-cell office:value-type="float" office:value="109.136" calcext:value-type="float">
            <text:p>109.136</text:p>
          </table:table-cell>
          <table:table-cell office:value-type="float" office:value="11.8618" calcext:value-type="float">
            <text:p>11.861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0250125" calcext:value-type="float">
            <text:p>0.00250125</text:p>
          </table:table-cell>
          <table:table-cell office:value-type="float" office:value="109.136" calcext:value-type="float">
            <text:p>109.136</text:p>
          </table:table-cell>
          <table:table-cell office:value-type="float" office:value="11.8619" calcext:value-type="float">
            <text:p>11.8619</text:p>
          </table:table-cell>
        </table:table-row>
        <table:table-row table:style-name="ro1">
          <table:table-cell office:value-type="float" office:value="107.1" calcext:value-type="float">
            <text:p>107.1</text:p>
          </table:table-cell>
          <table:table-cell office:value-type="float" office:value="0.0024854" calcext:value-type="float">
            <text:p>0.0024854</text:p>
          </table:table-cell>
          <table:table-cell office:value-type="float" office:value="109.135" calcext:value-type="float">
            <text:p>109.135</text:p>
          </table:table-cell>
          <table:table-cell office:value-type="float" office:value="11.8621" calcext:value-type="float">
            <text:p>11.8621</text:p>
          </table:table-cell>
        </table:table-row>
        <table:table-row table:style-name="ro1">
          <table:table-cell office:value-type="float" office:value="107.2" calcext:value-type="float">
            <text:p>107.2</text:p>
          </table:table-cell>
          <table:table-cell office:value-type="float" office:value="0.00246965" calcext:value-type="float">
            <text:p>0.00246965</text:p>
          </table:table-cell>
          <table:table-cell office:value-type="float" office:value="109.135" calcext:value-type="float">
            <text:p>109.135</text:p>
          </table:table-cell>
          <table:table-cell office:value-type="float" office:value="11.8622" calcext:value-type="float">
            <text:p>11.8622</text:p>
          </table:table-cell>
        </table:table-row>
        <table:table-row table:style-name="ro1">
          <table:table-cell office:value-type="float" office:value="107.3" calcext:value-type="float">
            <text:p>107.3</text:p>
          </table:table-cell>
          <table:table-cell office:value-type="float" office:value="0.00245401" calcext:value-type="float">
            <text:p>0.00245401</text:p>
          </table:table-cell>
          <table:table-cell office:value-type="float" office:value="109.135" calcext:value-type="float">
            <text:p>109.135</text:p>
          </table:table-cell>
          <table:table-cell office:value-type="float" office:value="11.8623" calcext:value-type="float">
            <text:p>11.8623</text:p>
          </table:table-cell>
        </table:table-row>
        <table:table-row table:style-name="ro1">
          <table:table-cell office:value-type="float" office:value="107.4" calcext:value-type="float">
            <text:p>107.4</text:p>
          </table:table-cell>
          <table:table-cell office:value-type="float" office:value="0.00243846" calcext:value-type="float">
            <text:p>0.00243846</text:p>
          </table:table-cell>
          <table:table-cell office:value-type="float" office:value="109.135" calcext:value-type="float">
            <text:p>109.135</text:p>
          </table:table-cell>
          <table:table-cell office:value-type="float" office:value="11.8624" calcext:value-type="float">
            <text:p>11.8624</text:p>
          </table:table-cell>
        </table:table-row>
        <table:table-row table:style-name="ro1">
          <table:table-cell office:value-type="float" office:value="107.5" calcext:value-type="float">
            <text:p>107.5</text:p>
          </table:table-cell>
          <table:table-cell office:value-type="float" office:value="0.00242301" calcext:value-type="float">
            <text:p>0.00242301</text:p>
          </table:table-cell>
          <table:table-cell office:value-type="float" office:value="109.135" calcext:value-type="float">
            <text:p>109.135</text:p>
          </table:table-cell>
          <table:table-cell office:value-type="float" office:value="11.8626" calcext:value-type="float">
            <text:p>11.8626</text:p>
          </table:table-cell>
        </table:table-row>
        <table:table-row table:style-name="ro1">
          <table:table-cell office:value-type="float" office:value="107.6" calcext:value-type="float">
            <text:p>107.6</text:p>
          </table:table-cell>
          <table:table-cell office:value-type="float" office:value="0.00240766" calcext:value-type="float">
            <text:p>0.00240766</text:p>
          </table:table-cell>
          <table:table-cell office:value-type="float" office:value="109.135" calcext:value-type="float">
            <text:p>109.135</text:p>
          </table:table-cell>
          <table:table-cell office:value-type="float" office:value="11.8627" calcext:value-type="float">
            <text:p>11.8627</text:p>
          </table:table-cell>
        </table:table-row>
        <table:table-row table:style-name="ro1">
          <table:table-cell office:value-type="float" office:value="107.7" calcext:value-type="float">
            <text:p>107.7</text:p>
          </table:table-cell>
          <table:table-cell office:value-type="float" office:value="0.0023924" calcext:value-type="float">
            <text:p>0.0023924</text:p>
          </table:table-cell>
          <table:table-cell office:value-type="float" office:value="109.135" calcext:value-type="float">
            <text:p>109.135</text:p>
          </table:table-cell>
          <table:table-cell office:value-type="float" office:value="11.8628" calcext:value-type="float">
            <text:p>11.8628</text:p>
          </table:table-cell>
        </table:table-row>
        <table:table-row table:style-name="ro1">
          <table:table-cell office:value-type="float" office:value="107.8" calcext:value-type="float">
            <text:p>107.8</text:p>
          </table:table-cell>
          <table:table-cell office:value-type="float" office:value="0.00237724" calcext:value-type="float">
            <text:p>0.00237724</text:p>
          </table:table-cell>
          <table:table-cell office:value-type="float" office:value="109.135" calcext:value-type="float">
            <text:p>109.135</text:p>
          </table:table-cell>
          <table:table-cell office:value-type="float" office:value="11.8629" calcext:value-type="float">
            <text:p>11.8629</text:p>
          </table:table-cell>
        </table:table-row>
        <table:table-row table:style-name="ro1">
          <table:table-cell office:value-type="float" office:value="107.9" calcext:value-type="float">
            <text:p>107.9</text:p>
          </table:table-cell>
          <table:table-cell office:value-type="float" office:value="0.00236218" calcext:value-type="float">
            <text:p>0.00236218</text:p>
          </table:table-cell>
          <table:table-cell office:value-type="float" office:value="109.135" calcext:value-type="float">
            <text:p>109.135</text:p>
          </table:table-cell>
          <table:table-cell office:value-type="float" office:value="11.863" calcext:value-type="float">
            <text:p>11.86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0234722" calcext:value-type="float">
            <text:p>0.00234722</text:p>
          </table:table-cell>
          <table:table-cell office:value-type="float" office:value="109.134" calcext:value-type="float">
            <text:p>109.134</text:p>
          </table:table-cell>
          <table:table-cell office:value-type="float" office:value="11.8632" calcext:value-type="float">
            <text:p>11.8632</text:p>
          </table:table-cell>
        </table:table-row>
        <table:table-row table:style-name="ro1">
          <table:table-cell office:value-type="float" office:value="108.1" calcext:value-type="float">
            <text:p>108.1</text:p>
          </table:table-cell>
          <table:table-cell office:value-type="float" office:value="0.00233234" calcext:value-type="float">
            <text:p>0.00233234</text:p>
          </table:table-cell>
          <table:table-cell office:value-type="float" office:value="109.134" calcext:value-type="float">
            <text:p>109.134</text:p>
          </table:table-cell>
          <table:table-cell office:value-type="float" office:value="11.8633" calcext:value-type="float">
            <text:p>11.8633</text:p>
          </table:table-cell>
        </table:table-row>
        <table:table-row table:style-name="ro1">
          <table:table-cell office:value-type="float" office:value="108.2" calcext:value-type="float">
            <text:p>108.2</text:p>
          </table:table-cell>
          <table:table-cell office:value-type="float" office:value="0.00231757" calcext:value-type="float">
            <text:p>0.00231757</text:p>
          </table:table-cell>
          <table:table-cell office:value-type="float" office:value="109.134" calcext:value-type="float">
            <text:p>109.134</text:p>
          </table:table-cell>
          <table:table-cell office:value-type="float" office:value="11.8634" calcext:value-type="float">
            <text:p>11.8634</text:p>
          </table:table-cell>
        </table:table-row>
        <table:table-row table:style-name="ro1">
          <table:table-cell office:value-type="float" office:value="108.3" calcext:value-type="float">
            <text:p>108.3</text:p>
          </table:table-cell>
          <table:table-cell office:value-type="float" office:value="0.00230288" calcext:value-type="float">
            <text:p>0.00230288</text:p>
          </table:table-cell>
          <table:table-cell office:value-type="float" office:value="109.134" calcext:value-type="float">
            <text:p>109.134</text:p>
          </table:table-cell>
          <table:table-cell office:value-type="float" office:value="11.8635" calcext:value-type="float">
            <text:p>11.8635</text:p>
          </table:table-cell>
        </table:table-row>
        <table:table-row table:style-name="ro1">
          <table:table-cell office:value-type="float" office:value="108.4" calcext:value-type="float">
            <text:p>108.4</text:p>
          </table:table-cell>
          <table:table-cell office:value-type="float" office:value="0.00228829" calcext:value-type="float">
            <text:p>0.00228829</text:p>
          </table:table-cell>
          <table:table-cell office:value-type="float" office:value="109.134" calcext:value-type="float">
            <text:p>109.134</text:p>
          </table:table-cell>
          <table:table-cell office:value-type="float" office:value="11.8636" calcext:value-type="float">
            <text:p>11.8636</text:p>
          </table:table-cell>
        </table:table-row>
        <table:table-row table:style-name="ro1">
          <table:table-cell office:value-type="float" office:value="108.5" calcext:value-type="float">
            <text:p>108.5</text:p>
          </table:table-cell>
          <table:table-cell office:value-type="float" office:value="0.00227379" calcext:value-type="float">
            <text:p>0.00227379</text:p>
          </table:table-cell>
          <table:table-cell office:value-type="float" office:value="109.134" calcext:value-type="float">
            <text:p>109.134</text:p>
          </table:table-cell>
          <table:table-cell office:value-type="float" office:value="11.8637" calcext:value-type="float">
            <text:p>11.8637</text:p>
          </table:table-cell>
        </table:table-row>
        <table:table-row table:style-name="ro1">
          <table:table-cell office:value-type="float" office:value="108.6" calcext:value-type="float">
            <text:p>108.6</text:p>
          </table:table-cell>
          <table:table-cell office:value-type="float" office:value="0.00225939" calcext:value-type="float">
            <text:p>0.00225939</text:p>
          </table:table-cell>
          <table:table-cell office:value-type="float" office:value="109.134" calcext:value-type="float">
            <text:p>109.134</text:p>
          </table:table-cell>
          <table:table-cell office:value-type="float" office:value="11.8639" calcext:value-type="float">
            <text:p>11.8639</text:p>
          </table:table-cell>
        </table:table-row>
        <table:table-row table:style-name="ro1">
          <table:table-cell office:value-type="float" office:value="108.7" calcext:value-type="float">
            <text:p>108.7</text:p>
          </table:table-cell>
          <table:table-cell office:value-type="float" office:value="0.00224507" calcext:value-type="float">
            <text:p>0.00224507</text:p>
          </table:table-cell>
          <table:table-cell office:value-type="float" office:value="109.134" calcext:value-type="float">
            <text:p>109.134</text:p>
          </table:table-cell>
          <table:table-cell office:value-type="float" office:value="11.864" calcext:value-type="float">
            <text:p>11.864</text:p>
          </table:table-cell>
        </table:table-row>
        <table:table-row table:style-name="ro1">
          <table:table-cell office:value-type="float" office:value="108.8" calcext:value-type="float">
            <text:p>108.8</text:p>
          </table:table-cell>
          <table:table-cell office:value-type="float" office:value="0.00223084" calcext:value-type="float">
            <text:p>0.00223084</text:p>
          </table:table-cell>
          <table:table-cell office:value-type="float" office:value="109.134" calcext:value-type="float">
            <text:p>109.134</text:p>
          </table:table-cell>
          <table:table-cell office:value-type="float" office:value="11.8641" calcext:value-type="float">
            <text:p>11.8641</text:p>
          </table:table-cell>
        </table:table-row>
        <table:table-row table:style-name="ro1">
          <table:table-cell office:value-type="float" office:value="108.9" calcext:value-type="float">
            <text:p>108.9</text:p>
          </table:table-cell>
          <table:table-cell office:value-type="float" office:value="0.00221671" calcext:value-type="float">
            <text:p>0.00221671</text:p>
          </table:table-cell>
          <table:table-cell office:value-type="float" office:value="109.134" calcext:value-type="float">
            <text:p>109.134</text:p>
          </table:table-cell>
          <table:table-cell office:value-type="float" office:value="11.8642" calcext:value-type="float">
            <text:p>11.864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0220266" calcext:value-type="float">
            <text:p>0.00220266</text:p>
          </table:table-cell>
          <table:table-cell office:value-type="float" office:value="109.133" calcext:value-type="float">
            <text:p>109.133</text:p>
          </table:table-cell>
          <table:table-cell office:value-type="float" office:value="11.8643" calcext:value-type="float">
            <text:p>11.8643</text:p>
          </table:table-cell>
        </table:table-row>
        <table:table-row table:style-name="ro1">
          <table:table-cell office:value-type="float" office:value="109.1" calcext:value-type="float">
            <text:p>109.1</text:p>
          </table:table-cell>
          <table:table-cell office:value-type="float" office:value="0.00218871" calcext:value-type="float">
            <text:p>0.00218871</text:p>
          </table:table-cell>
          <table:table-cell office:value-type="float" office:value="109.133" calcext:value-type="float">
            <text:p>109.133</text:p>
          </table:table-cell>
          <table:table-cell office:value-type="float" office:value="11.8644" calcext:value-type="float">
            <text:p>11.8644</text:p>
          </table:table-cell>
        </table:table-row>
        <table:table-row table:style-name="ro1">
          <table:table-cell office:value-type="float" office:value="109.2" calcext:value-type="float">
            <text:p>109.2</text:p>
          </table:table-cell>
          <table:table-cell office:value-type="float" office:value="0.00217484" calcext:value-type="float">
            <text:p>0.00217484</text:p>
          </table:table-cell>
          <table:table-cell office:value-type="float" office:value="109.133" calcext:value-type="float">
            <text:p>109.133</text:p>
          </table:table-cell>
          <table:table-cell office:value-type="float" office:value="11.8645" calcext:value-type="float">
            <text:p>11.8645</text:p>
          </table:table-cell>
        </table:table-row>
        <table:table-row table:style-name="ro1">
          <table:table-cell office:value-type="float" office:value="109.3" calcext:value-type="float">
            <text:p>109.3</text:p>
          </table:table-cell>
          <table:table-cell office:value-type="float" office:value="0.00216106" calcext:value-type="float">
            <text:p>0.00216106</text:p>
          </table:table-cell>
          <table:table-cell office:value-type="float" office:value="109.133" calcext:value-type="float">
            <text:p>109.133</text:p>
          </table:table-cell>
          <table:table-cell office:value-type="float" office:value="11.8646" calcext:value-type="float">
            <text:p>11.8646</text:p>
          </table:table-cell>
        </table:table-row>
        <table:table-row table:style-name="ro1">
          <table:table-cell office:value-type="float" office:value="109.4" calcext:value-type="float">
            <text:p>109.4</text:p>
          </table:table-cell>
          <table:table-cell office:value-type="float" office:value="0.00214736" calcext:value-type="float">
            <text:p>0.00214736</text:p>
          </table:table-cell>
          <table:table-cell office:value-type="float" office:value="109.133" calcext:value-type="float">
            <text:p>109.133</text:p>
          </table:table-cell>
          <table:table-cell office:value-type="float" office:value="11.8647" calcext:value-type="float">
            <text:p>11.8647</text:p>
          </table:table-cell>
        </table:table-row>
        <table:table-row table:style-name="ro1">
          <table:table-cell office:value-type="float" office:value="109.5" calcext:value-type="float">
            <text:p>109.5</text:p>
          </table:table-cell>
          <table:table-cell office:value-type="float" office:value="0.00213376" calcext:value-type="float">
            <text:p>0.00213376</text:p>
          </table:table-cell>
          <table:table-cell office:value-type="float" office:value="109.133" calcext:value-type="float">
            <text:p>109.133</text:p>
          </table:table-cell>
          <table:table-cell office:value-type="float" office:value="11.8648" calcext:value-type="float">
            <text:p>11.8648</text:p>
          </table:table-cell>
        </table:table-row>
        <table:table-row table:style-name="ro1">
          <table:table-cell office:value-type="float" office:value="109.6" calcext:value-type="float">
            <text:p>109.6</text:p>
          </table:table-cell>
          <table:table-cell office:value-type="float" office:value="0.00212024" calcext:value-type="float">
            <text:p>0.00212024</text:p>
          </table:table-cell>
          <table:table-cell office:value-type="float" office:value="109.133" calcext:value-type="float">
            <text:p>109.133</text:p>
          </table:table-cell>
          <table:table-cell office:value-type="float" office:value="11.8649" calcext:value-type="float">
            <text:p>11.8649</text:p>
          </table:table-cell>
        </table:table-row>
        <table:table-row table:style-name="ro1">
          <table:table-cell office:value-type="float" office:value="109.7" calcext:value-type="float">
            <text:p>109.7</text:p>
          </table:table-cell>
          <table:table-cell office:value-type="float" office:value="0.0021068" calcext:value-type="float">
            <text:p>0.0021068</text:p>
          </table:table-cell>
          <table:table-cell office:value-type="float" office:value="109.133" calcext:value-type="float">
            <text:p>109.133</text:p>
          </table:table-cell>
          <table:table-cell office:value-type="float" office:value="11.8651" calcext:value-type="float">
            <text:p>11.8651</text:p>
          </table:table-cell>
        </table:table-row>
        <table:table-row table:style-name="ro1">
          <table:table-cell office:value-type="float" office:value="109.8" calcext:value-type="float">
            <text:p>109.8</text:p>
          </table:table-cell>
          <table:table-cell office:value-type="float" office:value="0.00209345" calcext:value-type="float">
            <text:p>0.00209345</text:p>
          </table:table-cell>
          <table:table-cell office:value-type="float" office:value="109.133" calcext:value-type="float">
            <text:p>109.133</text:p>
          </table:table-cell>
          <table:table-cell office:value-type="float" office:value="11.8652" calcext:value-type="float">
            <text:p>11.8652</text:p>
          </table:table-cell>
        </table:table-row>
        <table:table-row table:style-name="ro1">
          <table:table-cell office:value-type="float" office:value="109.9" calcext:value-type="float">
            <text:p>109.9</text:p>
          </table:table-cell>
          <table:table-cell office:value-type="float" office:value="0.00208019" calcext:value-type="float">
            <text:p>0.00208019</text:p>
          </table:table-cell>
          <table:table-cell office:value-type="float" office:value="109.133" calcext:value-type="float">
            <text:p>109.133</text:p>
          </table:table-cell>
          <table:table-cell office:value-type="float" office:value="11.8653" calcext:value-type="float">
            <text:p>11.865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02067" calcext:value-type="float">
            <text:p>0.002067</text:p>
          </table:table-cell>
          <table:table-cell office:value-type="float" office:value="109.133" calcext:value-type="float">
            <text:p>109.133</text:p>
          </table:table-cell>
          <table:table-cell office:value-type="float" office:value="11.8654" calcext:value-type="float">
            <text:p>11.8654</text:p>
          </table:table-cell>
        </table:table-row>
        <table:table-row table:style-name="ro1">
          <table:table-cell office:value-type="float" office:value="110.1" calcext:value-type="float">
            <text:p>110.1</text:p>
          </table:table-cell>
          <table:table-cell office:value-type="float" office:value="0.00205391" calcext:value-type="float">
            <text:p>0.00205391</text:p>
          </table:table-cell>
          <table:table-cell office:value-type="float" office:value="109.132" calcext:value-type="float">
            <text:p>109.132</text:p>
          </table:table-cell>
          <table:table-cell office:value-type="float" office:value="11.8655" calcext:value-type="float">
            <text:p>11.8655</text:p>
          </table:table-cell>
        </table:table-row>
        <table:table-row table:style-name="ro1">
          <table:table-cell office:value-type="float" office:value="110.2" calcext:value-type="float">
            <text:p>110.2</text:p>
          </table:table-cell>
          <table:table-cell office:value-type="float" office:value="0.00204089" calcext:value-type="float">
            <text:p>0.00204089</text:p>
          </table:table-cell>
          <table:table-cell office:value-type="float" office:value="109.132" calcext:value-type="float">
            <text:p>109.132</text:p>
          </table:table-cell>
          <table:table-cell office:value-type="float" office:value="11.8656" calcext:value-type="float">
            <text:p>11.8656</text:p>
          </table:table-cell>
        </table:table-row>
        <table:table-row table:style-name="ro1">
          <table:table-cell office:value-type="float" office:value="110.3" calcext:value-type="float">
            <text:p>110.3</text:p>
          </table:table-cell>
          <table:table-cell office:value-type="float" office:value="0.00202796" calcext:value-type="float">
            <text:p>0.00202796</text:p>
          </table:table-cell>
          <table:table-cell office:value-type="float" office:value="109.132" calcext:value-type="float">
            <text:p>109.132</text:p>
          </table:table-cell>
          <table:table-cell office:value-type="float" office:value="11.8657" calcext:value-type="float">
            <text:p>11.8657</text:p>
          </table:table-cell>
        </table:table-row>
        <table:table-row table:style-name="ro1">
          <table:table-cell office:value-type="float" office:value="110.4" calcext:value-type="float">
            <text:p>110.4</text:p>
          </table:table-cell>
          <table:table-cell office:value-type="float" office:value="0.00201511" calcext:value-type="float">
            <text:p>0.00201511</text:p>
          </table:table-cell>
          <table:table-cell office:value-type="float" office:value="109.132" calcext:value-type="float">
            <text:p>109.132</text:p>
          </table:table-cell>
          <table:table-cell office:value-type="float" office:value="11.8658" calcext:value-type="float">
            <text:p>11.8658</text:p>
          </table:table-cell>
        </table:table-row>
        <table:table-row table:style-name="ro1">
          <table:table-cell office:value-type="float" office:value="110.5" calcext:value-type="float">
            <text:p>110.5</text:p>
          </table:table-cell>
          <table:table-cell office:value-type="float" office:value="0.00200234" calcext:value-type="float">
            <text:p>0.00200234</text:p>
          </table:table-cell>
          <table:table-cell office:value-type="float" office:value="109.132" calcext:value-type="float">
            <text:p>109.132</text:p>
          </table:table-cell>
          <table:table-cell office:value-type="float" office:value="11.8659" calcext:value-type="float">
            <text:p>11.8659</text:p>
          </table:table-cell>
        </table:table-row>
        <table:table-row table:style-name="ro1">
          <table:table-cell office:value-type="float" office:value="110.6" calcext:value-type="float">
            <text:p>110.6</text:p>
          </table:table-cell>
          <table:table-cell office:value-type="float" office:value="0.00198965" calcext:value-type="float">
            <text:p>0.00198965</text:p>
          </table:table-cell>
          <table:table-cell office:value-type="float" office:value="109.132" calcext:value-type="float">
            <text:p>109.132</text:p>
          </table:table-cell>
          <table:table-cell office:value-type="float" office:value="11.866" calcext:value-type="float">
            <text:p>11.866</text:p>
          </table:table-cell>
        </table:table-row>
        <table:table-row table:style-name="ro1">
          <table:table-cell office:value-type="float" office:value="110.7" calcext:value-type="float">
            <text:p>110.7</text:p>
          </table:table-cell>
          <table:table-cell office:value-type="float" office:value="0.00197704" calcext:value-type="float">
            <text:p>0.00197704</text:p>
          </table:table-cell>
          <table:table-cell office:value-type="float" office:value="109.132" calcext:value-type="float">
            <text:p>109.132</text:p>
          </table:table-cell>
          <table:table-cell office:value-type="float" office:value="11.8661" calcext:value-type="float">
            <text:p>11.8661</text:p>
          </table:table-cell>
        </table:table-row>
        <table:table-row table:style-name="ro1">
          <table:table-cell office:value-type="float" office:value="110.8" calcext:value-type="float">
            <text:p>110.8</text:p>
          </table:table-cell>
          <table:table-cell office:value-type="float" office:value="0.00196451" calcext:value-type="float">
            <text:p>0.00196451</text:p>
          </table:table-cell>
          <table:table-cell office:value-type="float" office:value="109.132" calcext:value-type="float">
            <text:p>109.132</text:p>
          </table:table-cell>
          <table:table-cell office:value-type="float" office:value="11.8662" calcext:value-type="float">
            <text:p>11.8662</text:p>
          </table:table-cell>
        </table:table-row>
        <table:table-row table:style-name="ro1">
          <table:table-cell office:value-type="float" office:value="110.9" calcext:value-type="float">
            <text:p>110.9</text:p>
          </table:table-cell>
          <table:table-cell office:value-type="float" office:value="0.00195206" calcext:value-type="float">
            <text:p>0.00195206</text:p>
          </table:table-cell>
          <table:table-cell office:value-type="float" office:value="109.132" calcext:value-type="float">
            <text:p>109.132</text:p>
          </table:table-cell>
          <table:table-cell office:value-type="float" office:value="11.8663" calcext:value-type="float">
            <text:p>11.866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0193969" calcext:value-type="float">
            <text:p>0.00193969</text:p>
          </table:table-cell>
          <table:table-cell office:value-type="float" office:value="109.132" calcext:value-type="float">
            <text:p>109.132</text:p>
          </table:table-cell>
          <table:table-cell office:value-type="float" office:value="11.8664" calcext:value-type="float">
            <text:p>11.8664</text:p>
          </table:table-cell>
        </table:table-row>
        <table:table-row table:style-name="ro1">
          <table:table-cell office:value-type="float" office:value="111.1" calcext:value-type="float">
            <text:p>111.1</text:p>
          </table:table-cell>
          <table:table-cell office:value-type="float" office:value="0.0019274" calcext:value-type="float">
            <text:p>0.0019274</text:p>
          </table:table-cell>
          <table:table-cell office:value-type="float" office:value="109.132" calcext:value-type="float">
            <text:p>109.132</text:p>
          </table:table-cell>
          <table:table-cell office:value-type="float" office:value="11.8665" calcext:value-type="float">
            <text:p>11.8665</text:p>
          </table:table-cell>
        </table:table-row>
        <table:table-row table:style-name="ro1">
          <table:table-cell office:value-type="float" office:value="111.2" calcext:value-type="float">
            <text:p>111.2</text:p>
          </table:table-cell>
          <table:table-cell office:value-type="float" office:value="0.00191519" calcext:value-type="float">
            <text:p>0.00191519</text:p>
          </table:table-cell>
          <table:table-cell office:value-type="float" office:value="109.132" calcext:value-type="float">
            <text:p>109.132</text:p>
          </table:table-cell>
          <table:table-cell office:value-type="float" office:value="11.8666" calcext:value-type="float">
            <text:p>11.8666</text:p>
          </table:table-cell>
        </table:table-row>
        <table:table-row table:style-name="ro1">
          <table:table-cell office:value-type="float" office:value="111.3" calcext:value-type="float">
            <text:p>111.3</text:p>
          </table:table-cell>
          <table:table-cell office:value-type="float" office:value="0.00190305" calcext:value-type="float">
            <text:p>0.00190305</text:p>
          </table:table-cell>
          <table:table-cell office:value-type="float" office:value="109.131" calcext:value-type="float">
            <text:p>109.131</text:p>
          </table:table-cell>
          <table:table-cell office:value-type="float" office:value="11.8667" calcext:value-type="float">
            <text:p>11.8667</text:p>
          </table:table-cell>
        </table:table-row>
        <table:table-row table:style-name="ro1">
          <table:table-cell office:value-type="float" office:value="111.4" calcext:value-type="float">
            <text:p>111.4</text:p>
          </table:table-cell>
          <table:table-cell office:value-type="float" office:value="0.00189099" calcext:value-type="float">
            <text:p>0.00189099</text:p>
          </table:table-cell>
          <table:table-cell office:value-type="float" office:value="109.131" calcext:value-type="float">
            <text:p>109.131</text:p>
          </table:table-cell>
          <table:table-cell office:value-type="float" office:value="11.8668" calcext:value-type="float">
            <text:p>11.8668</text:p>
          </table:table-cell>
        </table:table-row>
        <table:table-row table:style-name="ro1">
          <table:table-cell office:value-type="float" office:value="111.5" calcext:value-type="float">
            <text:p>111.5</text:p>
          </table:table-cell>
          <table:table-cell office:value-type="float" office:value="0.00187901" calcext:value-type="float">
            <text:p>0.00187901</text:p>
          </table:table-cell>
          <table:table-cell office:value-type="float" office:value="109.131" calcext:value-type="float">
            <text:p>109.131</text:p>
          </table:table-cell>
          <table:table-cell office:value-type="float" office:value="11.8668" calcext:value-type="float">
            <text:p>11.8668</text:p>
          </table:table-cell>
        </table:table-row>
        <table:table-row table:style-name="ro1">
          <table:table-cell office:value-type="float" office:value="111.6" calcext:value-type="float">
            <text:p>111.6</text:p>
          </table:table-cell>
          <table:table-cell office:value-type="float" office:value="0.0018671" calcext:value-type="float">
            <text:p>0.0018671</text:p>
          </table:table-cell>
          <table:table-cell office:value-type="float" office:value="109.131" calcext:value-type="float">
            <text:p>109.131</text:p>
          </table:table-cell>
          <table:table-cell office:value-type="float" office:value="11.8669" calcext:value-type="float">
            <text:p>11.8669</text:p>
          </table:table-cell>
        </table:table-row>
        <table:table-row table:style-name="ro1">
          <table:table-cell office:value-type="float" office:value="111.7" calcext:value-type="float">
            <text:p>111.7</text:p>
          </table:table-cell>
          <table:table-cell office:value-type="float" office:value="0.00185527" calcext:value-type="float">
            <text:p>0.00185527</text:p>
          </table:table-cell>
          <table:table-cell office:value-type="float" office:value="109.131" calcext:value-type="float">
            <text:p>109.131</text:p>
          </table:table-cell>
          <table:table-cell office:value-type="float" office:value="11.867" calcext:value-type="float">
            <text:p>11.867</text:p>
          </table:table-cell>
        </table:table-row>
        <table:table-row table:style-name="ro1">
          <table:table-cell office:value-type="float" office:value="111.8" calcext:value-type="float">
            <text:p>111.8</text:p>
          </table:table-cell>
          <table:table-cell office:value-type="float" office:value="0.00184351" calcext:value-type="float">
            <text:p>0.00184351</text:p>
          </table:table-cell>
          <table:table-cell office:value-type="float" office:value="109.131" calcext:value-type="float">
            <text:p>109.131</text:p>
          </table:table-cell>
          <table:table-cell office:value-type="float" office:value="11.8671" calcext:value-type="float">
            <text:p>11.8671</text:p>
          </table:table-cell>
        </table:table-row>
        <table:table-row table:style-name="ro1">
          <table:table-cell office:value-type="float" office:value="111.9" calcext:value-type="float">
            <text:p>111.9</text:p>
          </table:table-cell>
          <table:table-cell office:value-type="float" office:value="0.00183183" calcext:value-type="float">
            <text:p>0.00183183</text:p>
          </table:table-cell>
          <table:table-cell office:value-type="float" office:value="109.131" calcext:value-type="float">
            <text:p>109.131</text:p>
          </table:table-cell>
          <table:table-cell office:value-type="float" office:value="11.8672" calcext:value-type="float">
            <text:p>11.867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0182022" calcext:value-type="float">
            <text:p>0.00182022</text:p>
          </table:table-cell>
          <table:table-cell office:value-type="float" office:value="109.131" calcext:value-type="float">
            <text:p>109.131</text:p>
          </table:table-cell>
          <table:table-cell office:value-type="float" office:value="11.8673" calcext:value-type="float">
            <text:p>11.8673</text:p>
          </table:table-cell>
        </table:table-row>
        <table:table-row table:style-name="ro1">
          <table:table-cell office:value-type="float" office:value="112.1" calcext:value-type="float">
            <text:p>112.1</text:p>
          </table:table-cell>
          <table:table-cell office:value-type="float" office:value="0.00180868" calcext:value-type="float">
            <text:p>0.00180868</text:p>
          </table:table-cell>
          <table:table-cell office:value-type="float" office:value="109.131" calcext:value-type="float">
            <text:p>109.131</text:p>
          </table:table-cell>
          <table:table-cell office:value-type="float" office:value="11.8674" calcext:value-type="float">
            <text:p>11.8674</text:p>
          </table:table-cell>
        </table:table-row>
        <table:table-row table:style-name="ro1">
          <table:table-cell office:value-type="float" office:value="112.2" calcext:value-type="float">
            <text:p>112.2</text:p>
          </table:table-cell>
          <table:table-cell office:value-type="float" office:value="0.00179722" calcext:value-type="float">
            <text:p>0.00179722</text:p>
          </table:table-cell>
          <table:table-cell office:value-type="float" office:value="109.131" calcext:value-type="float">
            <text:p>109.131</text:p>
          </table:table-cell>
          <table:table-cell office:value-type="float" office:value="11.8675" calcext:value-type="float">
            <text:p>11.8675</text:p>
          </table:table-cell>
        </table:table-row>
        <table:table-row table:style-name="ro1">
          <table:table-cell office:value-type="float" office:value="112.3" calcext:value-type="float">
            <text:p>112.3</text:p>
          </table:table-cell>
          <table:table-cell office:value-type="float" office:value="0.00178583" calcext:value-type="float">
            <text:p>0.00178583</text:p>
          </table:table-cell>
          <table:table-cell office:value-type="float" office:value="109.131" calcext:value-type="float">
            <text:p>109.131</text:p>
          </table:table-cell>
          <table:table-cell office:value-type="float" office:value="11.8676" calcext:value-type="float">
            <text:p>11.8676</text:p>
          </table:table-cell>
        </table:table-row>
        <table:table-row table:style-name="ro1">
          <table:table-cell office:value-type="float" office:value="112.4" calcext:value-type="float">
            <text:p>112.4</text:p>
          </table:table-cell>
          <table:table-cell office:value-type="float" office:value="0.00177451" calcext:value-type="float">
            <text:p>0.00177451</text:p>
          </table:table-cell>
          <table:table-cell office:value-type="float" office:value="109.131" calcext:value-type="float">
            <text:p>109.131</text:p>
          </table:table-cell>
          <table:table-cell office:value-type="float" office:value="11.8677" calcext:value-type="float">
            <text:p>11.8677</text:p>
          </table:table-cell>
        </table:table-row>
        <table:table-row table:style-name="ro1">
          <table:table-cell office:value-type="float" office:value="112.5" calcext:value-type="float">
            <text:p>112.5</text:p>
          </table:table-cell>
          <table:table-cell office:value-type="float" office:value="0.00176327" calcext:value-type="float">
            <text:p>0.00176327</text:p>
          </table:table-cell>
          <table:table-cell office:value-type="float" office:value="109.13" calcext:value-type="float">
            <text:p>109.13</text:p>
          </table:table-cell>
          <table:table-cell office:value-type="float" office:value="11.8678" calcext:value-type="float">
            <text:p>11.8678</text:p>
          </table:table-cell>
        </table:table-row>
        <table:table-row table:style-name="ro1">
          <table:table-cell office:value-type="float" office:value="112.6" calcext:value-type="float">
            <text:p>112.6</text:p>
          </table:table-cell>
          <table:table-cell office:value-type="float" office:value="0.00175209" calcext:value-type="float">
            <text:p>0.00175209</text:p>
          </table:table-cell>
          <table:table-cell office:value-type="float" office:value="109.13" calcext:value-type="float">
            <text:p>109.13</text:p>
          </table:table-cell>
          <table:table-cell office:value-type="float" office:value="11.8678" calcext:value-type="float">
            <text:p>11.8678</text:p>
          </table:table-cell>
        </table:table-row>
        <table:table-row table:style-name="ro1">
          <table:table-cell office:value-type="float" office:value="112.7" calcext:value-type="float">
            <text:p>112.7</text:p>
          </table:table-cell>
          <table:table-cell office:value-type="float" office:value="0.00174099" calcext:value-type="float">
            <text:p>0.00174099</text:p>
          </table:table-cell>
          <table:table-cell office:value-type="float" office:value="109.13" calcext:value-type="float">
            <text:p>109.13</text:p>
          </table:table-cell>
          <table:table-cell office:value-type="float" office:value="11.8679" calcext:value-type="float">
            <text:p>11.8679</text:p>
          </table:table-cell>
        </table:table-row>
        <table:table-row table:style-name="ro1">
          <table:table-cell office:value-type="float" office:value="112.8" calcext:value-type="float">
            <text:p>112.8</text:p>
          </table:table-cell>
          <table:table-cell office:value-type="float" office:value="0.00172995" calcext:value-type="float">
            <text:p>0.00172995</text:p>
          </table:table-cell>
          <table:table-cell office:value-type="float" office:value="109.13" calcext:value-type="float">
            <text:p>109.13</text:p>
          </table:table-cell>
          <table:table-cell office:value-type="float" office:value="11.868" calcext:value-type="float">
            <text:p>11.868</text:p>
          </table:table-cell>
        </table:table-row>
        <table:table-row table:style-name="ro1">
          <table:table-cell office:value-type="float" office:value="112.9" calcext:value-type="float">
            <text:p>112.9</text:p>
          </table:table-cell>
          <table:table-cell office:value-type="float" office:value="0.00171899" calcext:value-type="float">
            <text:p>0.00171899</text:p>
          </table:table-cell>
          <table:table-cell office:value-type="float" office:value="109.13" calcext:value-type="float">
            <text:p>109.13</text:p>
          </table:table-cell>
          <table:table-cell office:value-type="float" office:value="11.8681" calcext:value-type="float">
            <text:p>11.868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017081" calcext:value-type="float">
            <text:p>0.0017081</text:p>
          </table:table-cell>
          <table:table-cell office:value-type="float" office:value="109.13" calcext:value-type="float">
            <text:p>109.13</text:p>
          </table:table-cell>
          <table:table-cell office:value-type="float" office:value="11.8682" calcext:value-type="float">
            <text:p>11.8682</text:p>
          </table:table-cell>
        </table:table-row>
        <table:table-row table:style-name="ro1">
          <table:table-cell office:value-type="float" office:value="113.1" calcext:value-type="float">
            <text:p>113.1</text:p>
          </table:table-cell>
          <table:table-cell office:value-type="float" office:value="0.00169727" calcext:value-type="float">
            <text:p>0.00169727</text:p>
          </table:table-cell>
          <table:table-cell office:value-type="float" office:value="109.13" calcext:value-type="float">
            <text:p>109.13</text:p>
          </table:table-cell>
          <table:table-cell office:value-type="float" office:value="11.8683" calcext:value-type="float">
            <text:p>11.8683</text:p>
          </table:table-cell>
        </table:table-row>
        <table:table-row table:style-name="ro1">
          <table:table-cell office:value-type="float" office:value="113.2" calcext:value-type="float">
            <text:p>113.2</text:p>
          </table:table-cell>
          <table:table-cell office:value-type="float" office:value="0.00168651" calcext:value-type="float">
            <text:p>0.00168651</text:p>
          </table:table-cell>
          <table:table-cell office:value-type="float" office:value="109.13" calcext:value-type="float">
            <text:p>109.13</text:p>
          </table:table-cell>
          <table:table-cell office:value-type="float" office:value="11.8684" calcext:value-type="float">
            <text:p>11.8684</text:p>
          </table:table-cell>
        </table:table-row>
        <table:table-row table:style-name="ro1">
          <table:table-cell office:value-type="float" office:value="113.3" calcext:value-type="float">
            <text:p>113.3</text:p>
          </table:table-cell>
          <table:table-cell office:value-type="float" office:value="0.00167583" calcext:value-type="float">
            <text:p>0.00167583</text:p>
          </table:table-cell>
          <table:table-cell office:value-type="float" office:value="109.13" calcext:value-type="float">
            <text:p>109.13</text:p>
          </table:table-cell>
          <table:table-cell office:value-type="float" office:value="11.8684" calcext:value-type="float">
            <text:p>11.8684</text:p>
          </table:table-cell>
        </table:table-row>
        <table:table-row table:style-name="ro1">
          <table:table-cell office:value-type="float" office:value="113.4" calcext:value-type="float">
            <text:p>113.4</text:p>
          </table:table-cell>
          <table:table-cell office:value-type="float" office:value="0.0016652" calcext:value-type="float">
            <text:p>0.0016652</text:p>
          </table:table-cell>
          <table:table-cell office:value-type="float" office:value="109.13" calcext:value-type="float">
            <text:p>109.13</text:p>
          </table:table-cell>
          <table:table-cell office:value-type="float" office:value="11.8685" calcext:value-type="float">
            <text:p>11.8685</text:p>
          </table:table-cell>
        </table:table-row>
        <table:table-row table:style-name="ro1">
          <table:table-cell office:value-type="float" office:value="113.5" calcext:value-type="float">
            <text:p>113.5</text:p>
          </table:table-cell>
          <table:table-cell office:value-type="float" office:value="0.00165465" calcext:value-type="float">
            <text:p>0.00165465</text:p>
          </table:table-cell>
          <table:table-cell office:value-type="float" office:value="109.13" calcext:value-type="float">
            <text:p>109.13</text:p>
          </table:table-cell>
          <table:table-cell office:value-type="float" office:value="11.8686" calcext:value-type="float">
            <text:p>11.8686</text:p>
          </table:table-cell>
        </table:table-row>
        <table:table-row table:style-name="ro1">
          <table:table-cell office:value-type="float" office:value="113.6" calcext:value-type="float">
            <text:p>113.6</text:p>
          </table:table-cell>
          <table:table-cell office:value-type="float" office:value="0.00164416" calcext:value-type="float">
            <text:p>0.00164416</text:p>
          </table:table-cell>
          <table:table-cell office:value-type="float" office:value="109.13" calcext:value-type="float">
            <text:p>109.13</text:p>
          </table:table-cell>
          <table:table-cell office:value-type="float" office:value="11.8687" calcext:value-type="float">
            <text:p>11.8687</text:p>
          </table:table-cell>
        </table:table-row>
        <table:table-row table:style-name="ro1">
          <table:table-cell office:value-type="float" office:value="113.7" calcext:value-type="float">
            <text:p>113.7</text:p>
          </table:table-cell>
          <table:table-cell office:value-type="float" office:value="0.00163374" calcext:value-type="float">
            <text:p>0.00163374</text:p>
          </table:table-cell>
          <table:table-cell office:value-type="float" office:value="109.13" calcext:value-type="float">
            <text:p>109.13</text:p>
          </table:table-cell>
          <table:table-cell office:value-type="float" office:value="11.8688" calcext:value-type="float">
            <text:p>11.8688</text:p>
          </table:table-cell>
        </table:table-row>
        <table:table-row table:style-name="ro1">
          <table:table-cell office:value-type="float" office:value="113.8" calcext:value-type="float">
            <text:p>113.8</text:p>
          </table:table-cell>
          <table:table-cell office:value-type="float" office:value="0.00162339" calcext:value-type="float">
            <text:p>0.00162339</text:p>
          </table:table-cell>
          <table:table-cell office:value-type="float" office:value="109.13" calcext:value-type="float">
            <text:p>109.13</text:p>
          </table:table-cell>
          <table:table-cell office:value-type="float" office:value="11.8689" calcext:value-type="float">
            <text:p>11.8689</text:p>
          </table:table-cell>
        </table:table-row>
        <table:table-row table:style-name="ro1">
          <table:table-cell office:value-type="float" office:value="113.9" calcext:value-type="float">
            <text:p>113.9</text:p>
          </table:table-cell>
          <table:table-cell office:value-type="float" office:value="0.0016131" calcext:value-type="float">
            <text:p>0.0016131</text:p>
          </table:table-cell>
          <table:table-cell office:value-type="float" office:value="109.129" calcext:value-type="float">
            <text:p>109.129</text:p>
          </table:table-cell>
          <table:table-cell office:value-type="float" office:value="11.8689" calcext:value-type="float">
            <text:p>11.868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0160288" calcext:value-type="float">
            <text:p>0.00160288</text:p>
          </table:table-cell>
          <table:table-cell office:value-type="float" office:value="109.129" calcext:value-type="float">
            <text:p>109.129</text:p>
          </table:table-cell>
          <table:table-cell office:value-type="float" office:value="11.869" calcext:value-type="float">
            <text:p>11.869</text:p>
          </table:table-cell>
        </table:table-row>
        <table:table-row table:style-name="ro1">
          <table:table-cell office:value-type="float" office:value="114.1" calcext:value-type="float">
            <text:p>114.1</text:p>
          </table:table-cell>
          <table:table-cell office:value-type="float" office:value="0.00159272" calcext:value-type="float">
            <text:p>0.00159272</text:p>
          </table:table-cell>
          <table:table-cell office:value-type="float" office:value="109.129" calcext:value-type="float">
            <text:p>109.129</text:p>
          </table:table-cell>
          <table:table-cell office:value-type="float" office:value="11.8691" calcext:value-type="float">
            <text:p>11.8691</text:p>
          </table:table-cell>
        </table:table-row>
        <table:table-row table:style-name="ro1">
          <table:table-cell office:value-type="float" office:value="114.2" calcext:value-type="float">
            <text:p>114.2</text:p>
          </table:table-cell>
          <table:table-cell office:value-type="float" office:value="0.00158262" calcext:value-type="float">
            <text:p>0.00158262</text:p>
          </table:table-cell>
          <table:table-cell office:value-type="float" office:value="109.129" calcext:value-type="float">
            <text:p>109.129</text:p>
          </table:table-cell>
          <table:table-cell office:value-type="float" office:value="11.8692" calcext:value-type="float">
            <text:p>11.8692</text:p>
          </table:table-cell>
        </table:table-row>
        <table:table-row table:style-name="ro1">
          <table:table-cell office:value-type="float" office:value="114.3" calcext:value-type="float">
            <text:p>114.3</text:p>
          </table:table-cell>
          <table:table-cell office:value-type="float" office:value="0.00157259" calcext:value-type="float">
            <text:p>0.00157259</text:p>
          </table:table-cell>
          <table:table-cell office:value-type="float" office:value="109.129" calcext:value-type="float">
            <text:p>109.129</text:p>
          </table:table-cell>
          <table:table-cell office:value-type="float" office:value="11.8693" calcext:value-type="float">
            <text:p>11.8693</text:p>
          </table:table-cell>
        </table:table-row>
        <table:table-row table:style-name="ro1">
          <table:table-cell office:value-type="float" office:value="114.4" calcext:value-type="float">
            <text:p>114.4</text:p>
          </table:table-cell>
          <table:table-cell office:value-type="float" office:value="0.00156262" calcext:value-type="float">
            <text:p>0.00156262</text:p>
          </table:table-cell>
          <table:table-cell office:value-type="float" office:value="109.129" calcext:value-type="float">
            <text:p>109.129</text:p>
          </table:table-cell>
          <table:table-cell office:value-type="float" office:value="11.8693" calcext:value-type="float">
            <text:p>11.8693</text:p>
          </table:table-cell>
        </table:table-row>
        <table:table-row table:style-name="ro1">
          <table:table-cell office:value-type="float" office:value="114.5" calcext:value-type="float">
            <text:p>114.5</text:p>
          </table:table-cell>
          <table:table-cell office:value-type="float" office:value="0.00155272" calcext:value-type="float">
            <text:p>0.00155272</text:p>
          </table:table-cell>
          <table:table-cell office:value-type="float" office:value="109.129" calcext:value-type="float">
            <text:p>109.129</text:p>
          </table:table-cell>
          <table:table-cell office:value-type="float" office:value="11.8694" calcext:value-type="float">
            <text:p>11.8694</text:p>
          </table:table-cell>
        </table:table-row>
        <table:table-row table:style-name="ro1">
          <table:table-cell office:value-type="float" office:value="114.6" calcext:value-type="float">
            <text:p>114.6</text:p>
          </table:table-cell>
          <table:table-cell office:value-type="float" office:value="0.00154288" calcext:value-type="float">
            <text:p>0.00154288</text:p>
          </table:table-cell>
          <table:table-cell office:value-type="float" office:value="109.129" calcext:value-type="float">
            <text:p>109.129</text:p>
          </table:table-cell>
          <table:table-cell office:value-type="float" office:value="11.8695" calcext:value-type="float">
            <text:p>11.8695</text:p>
          </table:table-cell>
        </table:table-row>
        <table:table-row table:style-name="ro1">
          <table:table-cell office:value-type="float" office:value="114.7" calcext:value-type="float">
            <text:p>114.7</text:p>
          </table:table-cell>
          <table:table-cell office:value-type="float" office:value="0.0015331" calcext:value-type="float">
            <text:p>0.0015331</text:p>
          </table:table-cell>
          <table:table-cell office:value-type="float" office:value="109.129" calcext:value-type="float">
            <text:p>109.129</text:p>
          </table:table-cell>
          <table:table-cell office:value-type="float" office:value="11.8696" calcext:value-type="float">
            <text:p>11.8696</text:p>
          </table:table-cell>
        </table:table-row>
        <table:table-row table:style-name="ro1">
          <table:table-cell office:value-type="float" office:value="114.8" calcext:value-type="float">
            <text:p>114.8</text:p>
          </table:table-cell>
          <table:table-cell office:value-type="float" office:value="0.00152338" calcext:value-type="float">
            <text:p>0.00152338</text:p>
          </table:table-cell>
          <table:table-cell office:value-type="float" office:value="109.129" calcext:value-type="float">
            <text:p>109.129</text:p>
          </table:table-cell>
          <table:table-cell office:value-type="float" office:value="11.8696" calcext:value-type="float">
            <text:p>11.8696</text:p>
          </table:table-cell>
        </table:table-row>
        <table:table-row table:style-name="ro1">
          <table:table-cell office:value-type="float" office:value="114.9" calcext:value-type="float">
            <text:p>114.9</text:p>
          </table:table-cell>
          <table:table-cell office:value-type="float" office:value="0.00151373" calcext:value-type="float">
            <text:p>0.00151373</text:p>
          </table:table-cell>
          <table:table-cell office:value-type="float" office:value="109.129" calcext:value-type="float">
            <text:p>109.129</text:p>
          </table:table-cell>
          <table:table-cell office:value-type="float" office:value="11.8697" calcext:value-type="float">
            <text:p>11.869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0150413" calcext:value-type="float">
            <text:p>0.00150413</text:p>
          </table:table-cell>
          <table:table-cell office:value-type="float" office:value="109.129" calcext:value-type="float">
            <text:p>109.129</text:p>
          </table:table-cell>
          <table:table-cell office:value-type="float" office:value="11.8698" calcext:value-type="float">
            <text:p>11.8698</text:p>
          </table:table-cell>
        </table:table-row>
        <table:table-row table:style-name="ro1">
          <table:table-cell office:value-type="float" office:value="115.1" calcext:value-type="float">
            <text:p>115.1</text:p>
          </table:table-cell>
          <table:table-cell office:value-type="float" office:value="0.0014946" calcext:value-type="float">
            <text:p>0.0014946</text:p>
          </table:table-cell>
          <table:table-cell office:value-type="float" office:value="109.129" calcext:value-type="float">
            <text:p>109.129</text:p>
          </table:table-cell>
          <table:table-cell office:value-type="float" office:value="11.8699" calcext:value-type="float">
            <text:p>11.8699</text:p>
          </table:table-cell>
        </table:table-row>
        <table:table-row table:style-name="ro1">
          <table:table-cell office:value-type="float" office:value="115.2" calcext:value-type="float">
            <text:p>115.2</text:p>
          </table:table-cell>
          <table:table-cell office:value-type="float" office:value="0.00148513" calcext:value-type="float">
            <text:p>0.00148513</text:p>
          </table:table-cell>
          <table:table-cell office:value-type="float" office:value="109.129" calcext:value-type="float">
            <text:p>109.129</text:p>
          </table:table-cell>
          <table:table-cell office:value-type="float" office:value="11.87" calcext:value-type="float">
            <text:p>11.87</text:p>
          </table:table-cell>
        </table:table-row>
        <table:table-row table:style-name="ro1">
          <table:table-cell office:value-type="float" office:value="115.3" calcext:value-type="float">
            <text:p>115.3</text:p>
          </table:table-cell>
          <table:table-cell office:value-type="float" office:value="0.00147571" calcext:value-type="float">
            <text:p>0.00147571</text:p>
          </table:table-cell>
          <table:table-cell office:value-type="float" office:value="109.128" calcext:value-type="float">
            <text:p>109.128</text:p>
          </table:table-cell>
          <table:table-cell office:value-type="float" office:value="11.87" calcext:value-type="float">
            <text:p>11.87</text:p>
          </table:table-cell>
        </table:table-row>
        <table:table-row table:style-name="ro1">
          <table:table-cell office:value-type="float" office:value="115.4" calcext:value-type="float">
            <text:p>115.4</text:p>
          </table:table-cell>
          <table:table-cell office:value-type="float" office:value="0.00146636" calcext:value-type="float">
            <text:p>0.00146636</text:p>
          </table:table-cell>
          <table:table-cell office:value-type="float" office:value="109.128" calcext:value-type="float">
            <text:p>109.128</text:p>
          </table:table-cell>
          <table:table-cell office:value-type="float" office:value="11.8701" calcext:value-type="float">
            <text:p>11.8701</text:p>
          </table:table-cell>
        </table:table-row>
        <table:table-row table:style-name="ro1">
          <table:table-cell office:value-type="float" office:value="115.5" calcext:value-type="float">
            <text:p>115.5</text:p>
          </table:table-cell>
          <table:table-cell office:value-type="float" office:value="0.00145707" calcext:value-type="float">
            <text:p>0.00145707</text:p>
          </table:table-cell>
          <table:table-cell office:value-type="float" office:value="109.128" calcext:value-type="float">
            <text:p>109.128</text:p>
          </table:table-cell>
          <table:table-cell office:value-type="float" office:value="11.8702" calcext:value-type="float">
            <text:p>11.8702</text:p>
          </table:table-cell>
        </table:table-row>
        <table:table-row table:style-name="ro1">
          <table:table-cell office:value-type="float" office:value="115.6" calcext:value-type="float">
            <text:p>115.6</text:p>
          </table:table-cell>
          <table:table-cell office:value-type="float" office:value="0.00144783" calcext:value-type="float">
            <text:p>0.00144783</text:p>
          </table:table-cell>
          <table:table-cell office:value-type="float" office:value="109.128" calcext:value-type="float">
            <text:p>109.128</text:p>
          </table:table-cell>
          <table:table-cell office:value-type="float" office:value="11.8702" calcext:value-type="float">
            <text:p>11.8702</text:p>
          </table:table-cell>
        </table:table-row>
        <table:table-row table:style-name="ro1">
          <table:table-cell office:value-type="float" office:value="115.7" calcext:value-type="float">
            <text:p>115.7</text:p>
          </table:table-cell>
          <table:table-cell office:value-type="float" office:value="0.00143865" calcext:value-type="float">
            <text:p>0.00143865</text:p>
          </table:table-cell>
          <table:table-cell office:value-type="float" office:value="109.128" calcext:value-type="float">
            <text:p>109.128</text:p>
          </table:table-cell>
          <table:table-cell office:value-type="float" office:value="11.8703" calcext:value-type="float">
            <text:p>11.8703</text:p>
          </table:table-cell>
        </table:table-row>
        <table:table-row table:style-name="ro1">
          <table:table-cell office:value-type="float" office:value="115.8" calcext:value-type="float">
            <text:p>115.8</text:p>
          </table:table-cell>
          <table:table-cell office:value-type="float" office:value="0.00142953" calcext:value-type="float">
            <text:p>0.00142953</text:p>
          </table:table-cell>
          <table:table-cell office:value-type="float" office:value="109.128" calcext:value-type="float">
            <text:p>109.128</text:p>
          </table:table-cell>
          <table:table-cell office:value-type="float" office:value="11.8704" calcext:value-type="float">
            <text:p>11.8704</text:p>
          </table:table-cell>
        </table:table-row>
        <table:table-row table:style-name="ro1">
          <table:table-cell office:value-type="float" office:value="115.9" calcext:value-type="float">
            <text:p>115.9</text:p>
          </table:table-cell>
          <table:table-cell office:value-type="float" office:value="0.00142047" calcext:value-type="float">
            <text:p>0.00142047</text:p>
          </table:table-cell>
          <table:table-cell office:value-type="float" office:value="109.128" calcext:value-type="float">
            <text:p>109.128</text:p>
          </table:table-cell>
          <table:table-cell office:value-type="float" office:value="11.8705" calcext:value-type="float">
            <text:p>11.870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0141147" calcext:value-type="float">
            <text:p>0.00141147</text:p>
          </table:table-cell>
          <table:table-cell office:value-type="float" office:value="109.128" calcext:value-type="float">
            <text:p>109.128</text:p>
          </table:table-cell>
          <table:table-cell office:value-type="float" office:value="11.8705" calcext:value-type="float">
            <text:p>11.8705</text:p>
          </table:table-cell>
        </table:table-row>
        <table:table-row table:style-name="ro1">
          <table:table-cell office:value-type="float" office:value="116.1" calcext:value-type="float">
            <text:p>116.1</text:p>
          </table:table-cell>
          <table:table-cell office:value-type="float" office:value="0.00140252" calcext:value-type="float">
            <text:p>0.00140252</text:p>
          </table:table-cell>
          <table:table-cell office:value-type="float" office:value="109.128" calcext:value-type="float">
            <text:p>109.128</text:p>
          </table:table-cell>
          <table:table-cell office:value-type="float" office:value="11.8706" calcext:value-type="float">
            <text:p>11.8706</text:p>
          </table:table-cell>
        </table:table-row>
        <table:table-row table:style-name="ro1">
          <table:table-cell office:value-type="float" office:value="116.2" calcext:value-type="float">
            <text:p>116.2</text:p>
          </table:table-cell>
          <table:table-cell office:value-type="float" office:value="0.00139363" calcext:value-type="float">
            <text:p>0.00139363</text:p>
          </table:table-cell>
          <table:table-cell office:value-type="float" office:value="109.128" calcext:value-type="float">
            <text:p>109.128</text:p>
          </table:table-cell>
          <table:table-cell office:value-type="float" office:value="11.8707" calcext:value-type="float">
            <text:p>11.8707</text:p>
          </table:table-cell>
        </table:table-row>
        <table:table-row table:style-name="ro1">
          <table:table-cell office:value-type="float" office:value="116.3" calcext:value-type="float">
            <text:p>116.3</text:p>
          </table:table-cell>
          <table:table-cell office:value-type="float" office:value="0.0013848" calcext:value-type="float">
            <text:p>0.0013848</text:p>
          </table:table-cell>
          <table:table-cell office:value-type="float" office:value="109.128" calcext:value-type="float">
            <text:p>109.128</text:p>
          </table:table-cell>
          <table:table-cell office:value-type="float" office:value="11.8707" calcext:value-type="float">
            <text:p>11.8707</text:p>
          </table:table-cell>
        </table:table-row>
        <table:table-row table:style-name="ro1">
          <table:table-cell office:value-type="float" office:value="116.4" calcext:value-type="float">
            <text:p>116.4</text:p>
          </table:table-cell>
          <table:table-cell office:value-type="float" office:value="0.00137602" calcext:value-type="float">
            <text:p>0.00137602</text:p>
          </table:table-cell>
          <table:table-cell office:value-type="float" office:value="109.128" calcext:value-type="float">
            <text:p>109.128</text:p>
          </table:table-cell>
          <table:table-cell office:value-type="float" office:value="11.8708" calcext:value-type="float">
            <text:p>11.8708</text:p>
          </table:table-cell>
        </table:table-row>
        <table:table-row table:style-name="ro1">
          <table:table-cell office:value-type="float" office:value="116.5" calcext:value-type="float">
            <text:p>116.5</text:p>
          </table:table-cell>
          <table:table-cell office:value-type="float" office:value="0.0013673" calcext:value-type="float">
            <text:p>0.0013673</text:p>
          </table:table-cell>
          <table:table-cell office:value-type="float" office:value="109.128" calcext:value-type="float">
            <text:p>109.128</text:p>
          </table:table-cell>
          <table:table-cell office:value-type="float" office:value="11.8709" calcext:value-type="float">
            <text:p>11.8709</text:p>
          </table:table-cell>
        </table:table-row>
        <table:table-row table:style-name="ro1">
          <table:table-cell office:value-type="float" office:value="116.6" calcext:value-type="float">
            <text:p>116.6</text:p>
          </table:table-cell>
          <table:table-cell office:value-type="float" office:value="0.00135863" calcext:value-type="float">
            <text:p>0.00135863</text:p>
          </table:table-cell>
          <table:table-cell office:value-type="float" office:value="109.128" calcext:value-type="float">
            <text:p>109.128</text:p>
          </table:table-cell>
          <table:table-cell office:value-type="float" office:value="11.8709" calcext:value-type="float">
            <text:p>11.8709</text:p>
          </table:table-cell>
        </table:table-row>
        <table:table-row table:style-name="ro1">
          <table:table-cell office:value-type="float" office:value="116.7" calcext:value-type="float">
            <text:p>116.7</text:p>
          </table:table-cell>
          <table:table-cell office:value-type="float" office:value="0.00135002" calcext:value-type="float">
            <text:p>0.00135002</text:p>
          </table:table-cell>
          <table:table-cell office:value-type="float" office:value="109.128" calcext:value-type="float">
            <text:p>109.128</text:p>
          </table:table-cell>
          <table:table-cell office:value-type="float" office:value="11.871" calcext:value-type="float">
            <text:p>11.871</text:p>
          </table:table-cell>
        </table:table-row>
        <table:table-row table:style-name="ro1">
          <table:table-cell office:value-type="float" office:value="116.8" calcext:value-type="float">
            <text:p>116.8</text:p>
          </table:table-cell>
          <table:table-cell office:value-type="float" office:value="0.00134146" calcext:value-type="float">
            <text:p>0.00134146</text:p>
          </table:table-cell>
          <table:table-cell office:value-type="float" office:value="109.128" calcext:value-type="float">
            <text:p>109.128</text:p>
          </table:table-cell>
          <table:table-cell office:value-type="float" office:value="11.8711" calcext:value-type="float">
            <text:p>11.8711</text:p>
          </table:table-cell>
        </table:table-row>
        <table:table-row table:style-name="ro1">
          <table:table-cell office:value-type="float" office:value="116.9" calcext:value-type="float">
            <text:p>116.9</text:p>
          </table:table-cell>
          <table:table-cell office:value-type="float" office:value="0.00133296" calcext:value-type="float">
            <text:p>0.00133296</text:p>
          </table:table-cell>
          <table:table-cell office:value-type="float" office:value="109.128" calcext:value-type="float">
            <text:p>109.128</text:p>
          </table:table-cell>
          <table:table-cell office:value-type="float" office:value="11.8711" calcext:value-type="float">
            <text:p>11.871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0132451" calcext:value-type="float">
            <text:p>0.00132451</text:p>
          </table:table-cell>
          <table:table-cell office:value-type="float" office:value="109.127" calcext:value-type="float">
            <text:p>109.127</text:p>
          </table:table-cell>
          <table:table-cell office:value-type="float" office:value="11.8712" calcext:value-type="float">
            <text:p>11.8712</text:p>
          </table:table-cell>
        </table:table-row>
        <table:table-row table:style-name="ro1">
          <table:table-cell office:value-type="float" office:value="117.1" calcext:value-type="float">
            <text:p>117.1</text:p>
          </table:table-cell>
          <table:table-cell office:value-type="float" office:value="0.00131612" calcext:value-type="float">
            <text:p>0.00131612</text:p>
          </table:table-cell>
          <table:table-cell office:value-type="float" office:value="109.127" calcext:value-type="float">
            <text:p>109.127</text:p>
          </table:table-cell>
          <table:table-cell office:value-type="float" office:value="11.8713" calcext:value-type="float">
            <text:p>11.8713</text:p>
          </table:table-cell>
        </table:table-row>
        <table:table-row table:style-name="ro1">
          <table:table-cell office:value-type="float" office:value="117.2" calcext:value-type="float">
            <text:p>117.2</text:p>
          </table:table-cell>
          <table:table-cell office:value-type="float" office:value="0.00130777" calcext:value-type="float">
            <text:p>0.00130777</text:p>
          </table:table-cell>
          <table:table-cell office:value-type="float" office:value="109.127" calcext:value-type="float">
            <text:p>109.127</text:p>
          </table:table-cell>
          <table:table-cell office:value-type="float" office:value="11.8713" calcext:value-type="float">
            <text:p>11.8713</text:p>
          </table:table-cell>
        </table:table-row>
        <table:table-row table:style-name="ro1">
          <table:table-cell office:value-type="float" office:value="117.3" calcext:value-type="float">
            <text:p>117.3</text:p>
          </table:table-cell>
          <table:table-cell office:value-type="float" office:value="0.00129948" calcext:value-type="float">
            <text:p>0.00129948</text:p>
          </table:table-cell>
          <table:table-cell office:value-type="float" office:value="109.127" calcext:value-type="float">
            <text:p>109.127</text:p>
          </table:table-cell>
          <table:table-cell office:value-type="float" office:value="11.8714" calcext:value-type="float">
            <text:p>11.8714</text:p>
          </table:table-cell>
        </table:table-row>
        <table:table-row table:style-name="ro1">
          <table:table-cell office:value-type="float" office:value="117.4" calcext:value-type="float">
            <text:p>117.4</text:p>
          </table:table-cell>
          <table:table-cell office:value-type="float" office:value="0.00129125" calcext:value-type="float">
            <text:p>0.00129125</text:p>
          </table:table-cell>
          <table:table-cell office:value-type="float" office:value="109.127" calcext:value-type="float">
            <text:p>109.127</text:p>
          </table:table-cell>
          <table:table-cell office:value-type="float" office:value="11.8715" calcext:value-type="float">
            <text:p>11.8715</text:p>
          </table:table-cell>
        </table:table-row>
        <table:table-row table:style-name="ro1">
          <table:table-cell office:value-type="float" office:value="117.5" calcext:value-type="float">
            <text:p>117.5</text:p>
          </table:table-cell>
          <table:table-cell office:value-type="float" office:value="0.00128306" calcext:value-type="float">
            <text:p>0.00128306</text:p>
          </table:table-cell>
          <table:table-cell office:value-type="float" office:value="109.127" calcext:value-type="float">
            <text:p>109.127</text:p>
          </table:table-cell>
          <table:table-cell office:value-type="float" office:value="11.8715" calcext:value-type="float">
            <text:p>11.8715</text:p>
          </table:table-cell>
        </table:table-row>
        <table:table-row table:style-name="ro1">
          <table:table-cell office:value-type="float" office:value="117.6" calcext:value-type="float">
            <text:p>117.6</text:p>
          </table:table-cell>
          <table:table-cell office:value-type="float" office:value="0.00127493" calcext:value-type="float">
            <text:p>0.00127493</text:p>
          </table:table-cell>
          <table:table-cell office:value-type="float" office:value="109.127" calcext:value-type="float">
            <text:p>109.127</text:p>
          </table:table-cell>
          <table:table-cell office:value-type="float" office:value="11.8716" calcext:value-type="float">
            <text:p>11.8716</text:p>
          </table:table-cell>
        </table:table-row>
        <table:table-row table:style-name="ro1">
          <table:table-cell office:value-type="float" office:value="117.7" calcext:value-type="float">
            <text:p>117.7</text:p>
          </table:table-cell>
          <table:table-cell office:value-type="float" office:value="0.00126685" calcext:value-type="float">
            <text:p>0.00126685</text:p>
          </table:table-cell>
          <table:table-cell office:value-type="float" office:value="109.127" calcext:value-type="float">
            <text:p>109.127</text:p>
          </table:table-cell>
          <table:table-cell office:value-type="float" office:value="11.8717" calcext:value-type="float">
            <text:p>11.8717</text:p>
          </table:table-cell>
        </table:table-row>
        <table:table-row table:style-name="ro1">
          <table:table-cell office:value-type="float" office:value="117.8" calcext:value-type="float">
            <text:p>117.8</text:p>
          </table:table-cell>
          <table:table-cell office:value-type="float" office:value="0.00125882" calcext:value-type="float">
            <text:p>0.00125882</text:p>
          </table:table-cell>
          <table:table-cell office:value-type="float" office:value="109.127" calcext:value-type="float">
            <text:p>109.127</text:p>
          </table:table-cell>
          <table:table-cell office:value-type="float" office:value="11.8717" calcext:value-type="float">
            <text:p>11.8717</text:p>
          </table:table-cell>
        </table:table-row>
        <table:table-row table:style-name="ro1">
          <table:table-cell office:value-type="float" office:value="117.9" calcext:value-type="float">
            <text:p>117.9</text:p>
          </table:table-cell>
          <table:table-cell office:value-type="float" office:value="0.00125084" calcext:value-type="float">
            <text:p>0.00125084</text:p>
          </table:table-cell>
          <table:table-cell office:value-type="float" office:value="109.127" calcext:value-type="float">
            <text:p>109.127</text:p>
          </table:table-cell>
          <table:table-cell office:value-type="float" office:value="11.8718" calcext:value-type="float">
            <text:p>11.871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0124291" calcext:value-type="float">
            <text:p>0.00124291</text:p>
          </table:table-cell>
          <table:table-cell office:value-type="float" office:value="109.127" calcext:value-type="float">
            <text:p>109.127</text:p>
          </table:table-cell>
          <table:table-cell office:value-type="float" office:value="11.8719" calcext:value-type="float">
            <text:p>11.8719</text:p>
          </table:table-cell>
        </table:table-row>
        <table:table-row table:style-name="ro1">
          <table:table-cell office:value-type="float" office:value="118.1" calcext:value-type="float">
            <text:p>118.1</text:p>
          </table:table-cell>
          <table:table-cell office:value-type="float" office:value="0.00123503" calcext:value-type="float">
            <text:p>0.00123503</text:p>
          </table:table-cell>
          <table:table-cell office:value-type="float" office:value="109.127" calcext:value-type="float">
            <text:p>109.127</text:p>
          </table:table-cell>
          <table:table-cell office:value-type="float" office:value="11.8719" calcext:value-type="float">
            <text:p>11.8719</text:p>
          </table:table-cell>
        </table:table-row>
        <table:table-row table:style-name="ro1">
          <table:table-cell office:value-type="float" office:value="118.2" calcext:value-type="float">
            <text:p>118.2</text:p>
          </table:table-cell>
          <table:table-cell office:value-type="float" office:value="0.0012272" calcext:value-type="float">
            <text:p>0.0012272</text:p>
          </table:table-cell>
          <table:table-cell office:value-type="float" office:value="109.127" calcext:value-type="float">
            <text:p>109.127</text:p>
          </table:table-cell>
          <table:table-cell office:value-type="float" office:value="11.872" calcext:value-type="float">
            <text:p>11.872</text:p>
          </table:table-cell>
        </table:table-row>
        <table:table-row table:style-name="ro1">
          <table:table-cell office:value-type="float" office:value="118.3" calcext:value-type="float">
            <text:p>118.3</text:p>
          </table:table-cell>
          <table:table-cell office:value-type="float" office:value="0.00121942" calcext:value-type="float">
            <text:p>0.00121942</text:p>
          </table:table-cell>
          <table:table-cell office:value-type="float" office:value="109.127" calcext:value-type="float">
            <text:p>109.127</text:p>
          </table:table-cell>
          <table:table-cell office:value-type="float" office:value="11.872" calcext:value-type="float">
            <text:p>11.872</text:p>
          </table:table-cell>
        </table:table-row>
        <table:table-row table:style-name="ro1">
          <table:table-cell office:value-type="float" office:value="118.4" calcext:value-type="float">
            <text:p>118.4</text:p>
          </table:table-cell>
          <table:table-cell office:value-type="float" office:value="0.00121169" calcext:value-type="float">
            <text:p>0.00121169</text:p>
          </table:table-cell>
          <table:table-cell office:value-type="float" office:value="109.127" calcext:value-type="float">
            <text:p>109.127</text:p>
          </table:table-cell>
          <table:table-cell office:value-type="float" office:value="11.8721" calcext:value-type="float">
            <text:p>11.8721</text:p>
          </table:table-cell>
        </table:table-row>
        <table:table-row table:style-name="ro1">
          <table:table-cell office:value-type="float" office:value="118.5" calcext:value-type="float">
            <text:p>118.5</text:p>
          </table:table-cell>
          <table:table-cell office:value-type="float" office:value="0.00120401" calcext:value-type="float">
            <text:p>0.00120401</text:p>
          </table:table-cell>
          <table:table-cell office:value-type="float" office:value="109.127" calcext:value-type="float">
            <text:p>109.127</text:p>
          </table:table-cell>
          <table:table-cell office:value-type="float" office:value="11.8722" calcext:value-type="float">
            <text:p>11.8722</text:p>
          </table:table-cell>
        </table:table-row>
        <table:table-row table:style-name="ro1">
          <table:table-cell office:value-type="float" office:value="118.6" calcext:value-type="float">
            <text:p>118.6</text:p>
          </table:table-cell>
          <table:table-cell office:value-type="float" office:value="0.00119638" calcext:value-type="float">
            <text:p>0.00119638</text:p>
          </table:table-cell>
          <table:table-cell office:value-type="float" office:value="109.127" calcext:value-type="float">
            <text:p>109.127</text:p>
          </table:table-cell>
          <table:table-cell office:value-type="float" office:value="11.8722" calcext:value-type="float">
            <text:p>11.8722</text:p>
          </table:table-cell>
        </table:table-row>
        <table:table-row table:style-name="ro1">
          <table:table-cell office:value-type="float" office:value="118.7" calcext:value-type="float">
            <text:p>118.7</text:p>
          </table:table-cell>
          <table:table-cell office:value-type="float" office:value="0.00118879" calcext:value-type="float">
            <text:p>0.00118879</text:p>
          </table:table-cell>
          <table:table-cell office:value-type="float" office:value="109.127" calcext:value-type="float">
            <text:p>109.127</text:p>
          </table:table-cell>
          <table:table-cell office:value-type="float" office:value="11.8723" calcext:value-type="float">
            <text:p>11.8723</text:p>
          </table:table-cell>
        </table:table-row>
        <table:table-row table:style-name="ro1">
          <table:table-cell office:value-type="float" office:value="118.8" calcext:value-type="float">
            <text:p>118.8</text:p>
          </table:table-cell>
          <table:table-cell office:value-type="float" office:value="0.00118126" calcext:value-type="float">
            <text:p>0.00118126</text:p>
          </table:table-cell>
          <table:table-cell office:value-type="float" office:value="109.126" calcext:value-type="float">
            <text:p>109.126</text:p>
          </table:table-cell>
          <table:table-cell office:value-type="float" office:value="11.8723" calcext:value-type="float">
            <text:p>11.8723</text:p>
          </table:table-cell>
        </table:table-row>
        <table:table-row table:style-name="ro1">
          <table:table-cell office:value-type="float" office:value="118.9" calcext:value-type="float">
            <text:p>118.9</text:p>
          </table:table-cell>
          <table:table-cell office:value-type="float" office:value="0.00117377" calcext:value-type="float">
            <text:p>0.00117377</text:p>
          </table:table-cell>
          <table:table-cell office:value-type="float" office:value="109.126" calcext:value-type="float">
            <text:p>109.126</text:p>
          </table:table-cell>
          <table:table-cell office:value-type="float" office:value="11.8724" calcext:value-type="float">
            <text:p>11.872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0116633" calcext:value-type="float">
            <text:p>0.00116633</text:p>
          </table:table-cell>
          <table:table-cell office:value-type="float" office:value="109.126" calcext:value-type="float">
            <text:p>109.126</text:p>
          </table:table-cell>
          <table:table-cell office:value-type="float" office:value="11.8725" calcext:value-type="float">
            <text:p>11.8725</text:p>
          </table:table-cell>
        </table:table-row>
        <table:table-row table:style-name="ro1">
          <table:table-cell office:value-type="float" office:value="119.1" calcext:value-type="float">
            <text:p>119.1</text:p>
          </table:table-cell>
          <table:table-cell office:value-type="float" office:value="0.00115894" calcext:value-type="float">
            <text:p>0.00115894</text:p>
          </table:table-cell>
          <table:table-cell office:value-type="float" office:value="109.126" calcext:value-type="float">
            <text:p>109.126</text:p>
          </table:table-cell>
          <table:table-cell office:value-type="float" office:value="11.8725" calcext:value-type="float">
            <text:p>11.8725</text:p>
          </table:table-cell>
        </table:table-row>
        <table:table-row table:style-name="ro1">
          <table:table-cell office:value-type="float" office:value="119.2" calcext:value-type="float">
            <text:p>119.2</text:p>
          </table:table-cell>
          <table:table-cell office:value-type="float" office:value="0.00115159" calcext:value-type="float">
            <text:p>0.00115159</text:p>
          </table:table-cell>
          <table:table-cell office:value-type="float" office:value="109.126" calcext:value-type="float">
            <text:p>109.126</text:p>
          </table:table-cell>
          <table:table-cell office:value-type="float" office:value="11.8726" calcext:value-type="float">
            <text:p>11.8726</text:p>
          </table:table-cell>
        </table:table-row>
        <table:table-row table:style-name="ro1">
          <table:table-cell office:value-type="float" office:value="119.3" calcext:value-type="float">
            <text:p>119.3</text:p>
          </table:table-cell>
          <table:table-cell office:value-type="float" office:value="0.00114429" calcext:value-type="float">
            <text:p>0.00114429</text:p>
          </table:table-cell>
          <table:table-cell office:value-type="float" office:value="109.126" calcext:value-type="float">
            <text:p>109.126</text:p>
          </table:table-cell>
          <table:table-cell office:value-type="float" office:value="11.8726" calcext:value-type="float">
            <text:p>11.8726</text:p>
          </table:table-cell>
        </table:table-row>
        <table:table-row table:style-name="ro1">
          <table:table-cell office:value-type="float" office:value="119.4" calcext:value-type="float">
            <text:p>119.4</text:p>
          </table:table-cell>
          <table:table-cell office:value-type="float" office:value="0.00113703" calcext:value-type="float">
            <text:p>0.00113703</text:p>
          </table:table-cell>
          <table:table-cell office:value-type="float" office:value="109.126" calcext:value-type="float">
            <text:p>109.126</text:p>
          </table:table-cell>
          <table:table-cell office:value-type="float" office:value="11.8727" calcext:value-type="float">
            <text:p>11.8727</text:p>
          </table:table-cell>
        </table:table-row>
        <table:table-row table:style-name="ro1">
          <table:table-cell office:value-type="float" office:value="119.5" calcext:value-type="float">
            <text:p>119.5</text:p>
          </table:table-cell>
          <table:table-cell office:value-type="float" office:value="0.00112983" calcext:value-type="float">
            <text:p>0.00112983</text:p>
          </table:table-cell>
          <table:table-cell office:value-type="float" office:value="109.126" calcext:value-type="float">
            <text:p>109.126</text:p>
          </table:table-cell>
          <table:table-cell office:value-type="float" office:value="11.8727" calcext:value-type="float">
            <text:p>11.8727</text:p>
          </table:table-cell>
        </table:table-row>
        <table:table-row table:style-name="ro1">
          <table:table-cell office:value-type="float" office:value="119.6" calcext:value-type="float">
            <text:p>119.6</text:p>
          </table:table-cell>
          <table:table-cell office:value-type="float" office:value="0.00112266" calcext:value-type="float">
            <text:p>0.00112266</text:p>
          </table:table-cell>
          <table:table-cell office:value-type="float" office:value="109.126" calcext:value-type="float">
            <text:p>109.126</text:p>
          </table:table-cell>
          <table:table-cell office:value-type="float" office:value="11.8728" calcext:value-type="float">
            <text:p>11.8728</text:p>
          </table:table-cell>
        </table:table-row>
        <table:table-row table:style-name="ro1">
          <table:table-cell office:value-type="float" office:value="119.7" calcext:value-type="float">
            <text:p>119.7</text:p>
          </table:table-cell>
          <table:table-cell office:value-type="float" office:value="0.00111555" calcext:value-type="float">
            <text:p>0.00111555</text:p>
          </table:table-cell>
          <table:table-cell office:value-type="float" office:value="109.126" calcext:value-type="float">
            <text:p>109.126</text:p>
          </table:table-cell>
          <table:table-cell office:value-type="float" office:value="11.8729" calcext:value-type="float">
            <text:p>11.8729</text:p>
          </table:table-cell>
        </table:table-row>
        <table:table-row table:style-name="ro1">
          <table:table-cell office:value-type="float" office:value="119.8" calcext:value-type="float">
            <text:p>119.8</text:p>
          </table:table-cell>
          <table:table-cell office:value-type="float" office:value="0.00110848" calcext:value-type="float">
            <text:p>0.00110848</text:p>
          </table:table-cell>
          <table:table-cell office:value-type="float" office:value="109.126" calcext:value-type="float">
            <text:p>109.126</text:p>
          </table:table-cell>
          <table:table-cell office:value-type="float" office:value="11.8729" calcext:value-type="float">
            <text:p>11.8729</text:p>
          </table:table-cell>
        </table:table-row>
        <table:table-row table:style-name="ro1">
          <table:table-cell office:value-type="float" office:value="119.9" calcext:value-type="float">
            <text:p>119.9</text:p>
          </table:table-cell>
          <table:table-cell office:value-type="float" office:value="0.00110145" calcext:value-type="float">
            <text:p>0.00110145</text:p>
          </table:table-cell>
          <table:table-cell office:value-type="float" office:value="109.126" calcext:value-type="float">
            <text:p>109.126</text:p>
          </table:table-cell>
          <table:table-cell office:value-type="float" office:value="11.873" calcext:value-type="float">
            <text:p>11.87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0109447" calcext:value-type="float">
            <text:p>0.00109447</text:p>
          </table:table-cell>
          <table:table-cell office:value-type="float" office:value="109.126" calcext:value-type="float">
            <text:p>109.126</text:p>
          </table:table-cell>
          <table:table-cell office:value-type="float" office:value="11.873" calcext:value-type="float">
            <text:p>11.873</text:p>
          </table:table-cell>
        </table:table-row>
        <table:table-row table:style-name="ro1">
          <table:table-cell office:value-type="float" office:value="120.1" calcext:value-type="float">
            <text:p>120.1</text:p>
          </table:table-cell>
          <table:table-cell office:value-type="float" office:value="0.00108753" calcext:value-type="float">
            <text:p>0.00108753</text:p>
          </table:table-cell>
          <table:table-cell office:value-type="float" office:value="109.126" calcext:value-type="float">
            <text:p>109.126</text:p>
          </table:table-cell>
          <table:table-cell office:value-type="float" office:value="11.8731" calcext:value-type="float">
            <text:p>11.8731</text:p>
          </table:table-cell>
        </table:table-row>
        <table:table-row table:style-name="ro1">
          <table:table-cell office:value-type="float" office:value="120.2" calcext:value-type="float">
            <text:p>120.2</text:p>
          </table:table-cell>
          <table:table-cell office:value-type="float" office:value="0.00108063" calcext:value-type="float">
            <text:p>0.00108063</text:p>
          </table:table-cell>
          <table:table-cell office:value-type="float" office:value="109.126" calcext:value-type="float">
            <text:p>109.126</text:p>
          </table:table-cell>
          <table:table-cell office:value-type="float" office:value="11.8731" calcext:value-type="float">
            <text:p>11.8731</text:p>
          </table:table-cell>
        </table:table-row>
        <table:table-row table:style-name="ro1">
          <table:table-cell office:value-type="float" office:value="120.3" calcext:value-type="float">
            <text:p>120.3</text:p>
          </table:table-cell>
          <table:table-cell office:value-type="float" office:value="0.00107378" calcext:value-type="float">
            <text:p>0.00107378</text:p>
          </table:table-cell>
          <table:table-cell office:value-type="float" office:value="109.126" calcext:value-type="float">
            <text:p>109.126</text:p>
          </table:table-cell>
          <table:table-cell office:value-type="float" office:value="11.8732" calcext:value-type="float">
            <text:p>11.8732</text:p>
          </table:table-cell>
        </table:table-row>
        <table:table-row table:style-name="ro1">
          <table:table-cell office:value-type="float" office:value="120.4" calcext:value-type="float">
            <text:p>120.4</text:p>
          </table:table-cell>
          <table:table-cell office:value-type="float" office:value="0.00106698" calcext:value-type="float">
            <text:p>0.00106698</text:p>
          </table:table-cell>
          <table:table-cell office:value-type="float" office:value="109.126" calcext:value-type="float">
            <text:p>109.126</text:p>
          </table:table-cell>
          <table:table-cell office:value-type="float" office:value="11.8732" calcext:value-type="float">
            <text:p>11.8732</text:p>
          </table:table-cell>
        </table:table-row>
        <table:table-row table:style-name="ro1">
          <table:table-cell office:value-type="float" office:value="120.5" calcext:value-type="float">
            <text:p>120.5</text:p>
          </table:table-cell>
          <table:table-cell office:value-type="float" office:value="0.00106021" calcext:value-type="float">
            <text:p>0.00106021</text:p>
          </table:table-cell>
          <table:table-cell office:value-type="float" office:value="109.126" calcext:value-type="float">
            <text:p>109.126</text:p>
          </table:table-cell>
          <table:table-cell office:value-type="float" office:value="11.8733" calcext:value-type="float">
            <text:p>11.8733</text:p>
          </table:table-cell>
        </table:table-row>
        <table:table-row table:style-name="ro1">
          <table:table-cell office:value-type="float" office:value="120.6" calcext:value-type="float">
            <text:p>120.6</text:p>
          </table:table-cell>
          <table:table-cell office:value-type="float" office:value="0.00105349" calcext:value-type="float">
            <text:p>0.00105349</text:p>
          </table:table-cell>
          <table:table-cell office:value-type="float" office:value="109.126" calcext:value-type="float">
            <text:p>109.126</text:p>
          </table:table-cell>
          <table:table-cell office:value-type="float" office:value="11.8733" calcext:value-type="float">
            <text:p>11.8733</text:p>
          </table:table-cell>
        </table:table-row>
        <table:table-row table:style-name="ro1">
          <table:table-cell office:value-type="float" office:value="120.7" calcext:value-type="float">
            <text:p>120.7</text:p>
          </table:table-cell>
          <table:table-cell office:value-type="float" office:value="0.00104681" calcext:value-type="float">
            <text:p>0.00104681</text:p>
          </table:table-cell>
          <table:table-cell office:value-type="float" office:value="109.126" calcext:value-type="float">
            <text:p>109.126</text:p>
          </table:table-cell>
          <table:table-cell office:value-type="float" office:value="11.8734" calcext:value-type="float">
            <text:p>11.8734</text:p>
          </table:table-cell>
        </table:table-row>
        <table:table-row table:style-name="ro1">
          <table:table-cell office:value-type="float" office:value="120.8" calcext:value-type="float">
            <text:p>120.8</text:p>
          </table:table-cell>
          <table:table-cell office:value-type="float" office:value="0.00104018" calcext:value-type="float">
            <text:p>0.00104018</text:p>
          </table:table-cell>
          <table:table-cell office:value-type="float" office:value="109.126" calcext:value-type="float">
            <text:p>109.126</text:p>
          </table:table-cell>
          <table:table-cell office:value-type="float" office:value="11.8735" calcext:value-type="float">
            <text:p>11.8735</text:p>
          </table:table-cell>
        </table:table-row>
        <table:table-row table:style-name="ro1">
          <table:table-cell office:value-type="float" office:value="120.9" calcext:value-type="float">
            <text:p>120.9</text:p>
          </table:table-cell>
          <table:table-cell office:value-type="float" office:value="0.00103358" calcext:value-type="float">
            <text:p>0.00103358</text:p>
          </table:table-cell>
          <table:table-cell office:value-type="float" office:value="109.125" calcext:value-type="float">
            <text:p>109.125</text:p>
          </table:table-cell>
          <table:table-cell office:value-type="float" office:value="11.8735" calcext:value-type="float">
            <text:p>11.873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0102703" calcext:value-type="float">
            <text:p>0.00102703</text:p>
          </table:table-cell>
          <table:table-cell office:value-type="float" office:value="109.125" calcext:value-type="float">
            <text:p>109.125</text:p>
          </table:table-cell>
          <table:table-cell office:value-type="float" office:value="11.8736" calcext:value-type="float">
            <text:p>11.8736</text:p>
          </table:table-cell>
        </table:table-row>
        <table:table-row table:style-name="ro1">
          <table:table-cell office:value-type="float" office:value="121.1" calcext:value-type="float">
            <text:p>121.1</text:p>
          </table:table-cell>
          <table:table-cell office:value-type="float" office:value="0.00102052" calcext:value-type="float">
            <text:p>0.00102052</text:p>
          </table:table-cell>
          <table:table-cell office:value-type="float" office:value="109.125" calcext:value-type="float">
            <text:p>109.125</text:p>
          </table:table-cell>
          <table:table-cell office:value-type="float" office:value="11.8736" calcext:value-type="float">
            <text:p>11.8736</text:p>
          </table:table-cell>
        </table:table-row>
        <table:table-row table:style-name="ro1">
          <table:table-cell office:value-type="float" office:value="121.2" calcext:value-type="float">
            <text:p>121.2</text:p>
          </table:table-cell>
          <table:table-cell office:value-type="float" office:value="0.00101405" calcext:value-type="float">
            <text:p>0.00101405</text:p>
          </table:table-cell>
          <table:table-cell office:value-type="float" office:value="109.125" calcext:value-type="float">
            <text:p>109.125</text:p>
          </table:table-cell>
          <table:table-cell office:value-type="float" office:value="11.8737" calcext:value-type="float">
            <text:p>11.8737</text:p>
          </table:table-cell>
        </table:table-row>
        <table:table-row table:style-name="ro1">
          <table:table-cell office:value-type="float" office:value="121.3" calcext:value-type="float">
            <text:p>121.3</text:p>
          </table:table-cell>
          <table:table-cell office:value-type="float" office:value="0.00100762" calcext:value-type="float">
            <text:p>0.00100762</text:p>
          </table:table-cell>
          <table:table-cell office:value-type="float" office:value="109.125" calcext:value-type="float">
            <text:p>109.125</text:p>
          </table:table-cell>
          <table:table-cell office:value-type="float" office:value="11.8737" calcext:value-type="float">
            <text:p>11.8737</text:p>
          </table:table-cell>
        </table:table-row>
        <table:table-row table:style-name="ro1">
          <table:table-cell office:value-type="float" office:value="121.4" calcext:value-type="float">
            <text:p>121.4</text:p>
          </table:table-cell>
          <table:table-cell office:value-type="float" office:value="0.00100123" calcext:value-type="float">
            <text:p>0.00100123</text:p>
          </table:table-cell>
          <table:table-cell office:value-type="float" office:value="109.125" calcext:value-type="float">
            <text:p>109.125</text:p>
          </table:table-cell>
          <table:table-cell office:value-type="float" office:value="11.8738" calcext:value-type="float">
            <text:p>11.8738</text:p>
          </table:table-cell>
        </table:table-row>
        <table:table-row table:style-name="ro1">
          <table:table-cell office:value-type="float" office:value="121.5" calcext:value-type="float">
            <text:p>121.5</text:p>
          </table:table-cell>
          <table:table-cell office:value-type="float" office:value="0.000994885" calcext:value-type="float">
            <text:p>0.000994885</text:p>
          </table:table-cell>
          <table:table-cell office:value-type="float" office:value="109.125" calcext:value-type="float">
            <text:p>109.125</text:p>
          </table:table-cell>
          <table:table-cell office:value-type="float" office:value="11.8738" calcext:value-type="float">
            <text:p>11.8738</text:p>
          </table:table-cell>
        </table:table-row>
        <table:table-row table:style-name="ro1">
          <table:table-cell office:value-type="float" office:value="121.6" calcext:value-type="float">
            <text:p>121.6</text:p>
          </table:table-cell>
          <table:table-cell office:value-type="float" office:value="0.000988578" calcext:value-type="float">
            <text:p>0.000988578</text:p>
          </table:table-cell>
          <table:table-cell office:value-type="float" office:value="109.125" calcext:value-type="float">
            <text:p>109.125</text:p>
          </table:table-cell>
          <table:table-cell office:value-type="float" office:value="11.8739" calcext:value-type="float">
            <text:p>11.8739</text:p>
          </table:table-cell>
        </table:table-row>
        <table:table-row table:style-name="ro1">
          <table:table-cell office:value-type="float" office:value="121.7" calcext:value-type="float">
            <text:p>121.7</text:p>
          </table:table-cell>
          <table:table-cell office:value-type="float" office:value="0.00098231" calcext:value-type="float">
            <text:p>0.00098231</text:p>
          </table:table-cell>
          <table:table-cell office:value-type="float" office:value="109.125" calcext:value-type="float">
            <text:p>109.125</text:p>
          </table:table-cell>
          <table:table-cell office:value-type="float" office:value="11.8739" calcext:value-type="float">
            <text:p>11.8739</text:p>
          </table:table-cell>
        </table:table-row>
        <table:table-row table:style-name="ro1">
          <table:table-cell office:value-type="float" office:value="121.8" calcext:value-type="float">
            <text:p>121.8</text:p>
          </table:table-cell>
          <table:table-cell office:value-type="float" office:value="0.000976083" calcext:value-type="float">
            <text:p>0.000976083</text:p>
          </table:table-cell>
          <table:table-cell office:value-type="float" office:value="109.125" calcext:value-type="float">
            <text:p>109.125</text:p>
          </table:table-cell>
          <table:table-cell office:value-type="float" office:value="11.874" calcext:value-type="float">
            <text:p>11.874</text:p>
          </table:table-cell>
        </table:table-row>
        <table:table-row table:style-name="ro1">
          <table:table-cell office:value-type="float" office:value="121.9" calcext:value-type="float">
            <text:p>121.9</text:p>
          </table:table-cell>
          <table:table-cell office:value-type="float" office:value="0.000969895" calcext:value-type="float">
            <text:p>0.000969895</text:p>
          </table:table-cell>
          <table:table-cell office:value-type="float" office:value="109.125" calcext:value-type="float">
            <text:p>109.125</text:p>
          </table:table-cell>
          <table:table-cell office:value-type="float" office:value="11.874" calcext:value-type="float">
            <text:p>11.87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00963746" calcext:value-type="float">
            <text:p>0.000963746</text:p>
          </table:table-cell>
          <table:table-cell office:value-type="float" office:value="109.125" calcext:value-type="float">
            <text:p>109.125</text:p>
          </table:table-cell>
          <table:table-cell office:value-type="float" office:value="11.8741" calcext:value-type="float">
            <text:p>11.8741</text:p>
          </table:table-cell>
        </table:table-row>
        <table:table-row table:style-name="ro1">
          <table:table-cell office:value-type="float" office:value="122.1" calcext:value-type="float">
            <text:p>122.1</text:p>
          </table:table-cell>
          <table:table-cell office:value-type="float" office:value="0.000957636" calcext:value-type="float">
            <text:p>0.000957636</text:p>
          </table:table-cell>
          <table:table-cell office:value-type="float" office:value="109.125" calcext:value-type="float">
            <text:p>109.125</text:p>
          </table:table-cell>
          <table:table-cell office:value-type="float" office:value="11.8741" calcext:value-type="float">
            <text:p>11.8741</text:p>
          </table:table-cell>
        </table:table-row>
        <table:table-row table:style-name="ro1">
          <table:table-cell office:value-type="float" office:value="122.2" calcext:value-type="float">
            <text:p>122.2</text:p>
          </table:table-cell>
          <table:table-cell office:value-type="float" office:value="0.000951565" calcext:value-type="float">
            <text:p>0.000951565</text:p>
          </table:table-cell>
          <table:table-cell office:value-type="float" office:value="109.125" calcext:value-type="float">
            <text:p>109.125</text:p>
          </table:table-cell>
          <table:table-cell office:value-type="float" office:value="11.8742" calcext:value-type="float">
            <text:p>11.8742</text:p>
          </table:table-cell>
        </table:table-row>
        <table:table-row table:style-name="ro1">
          <table:table-cell office:value-type="float" office:value="122.3" calcext:value-type="float">
            <text:p>122.3</text:p>
          </table:table-cell>
          <table:table-cell office:value-type="float" office:value="0.000945532" calcext:value-type="float">
            <text:p>0.000945532</text:p>
          </table:table-cell>
          <table:table-cell office:value-type="float" office:value="109.125" calcext:value-type="float">
            <text:p>109.125</text:p>
          </table:table-cell>
          <table:table-cell office:value-type="float" office:value="11.8742" calcext:value-type="float">
            <text:p>11.8742</text:p>
          </table:table-cell>
        </table:table-row>
        <table:table-row table:style-name="ro1">
          <table:table-cell office:value-type="float" office:value="122.4" calcext:value-type="float">
            <text:p>122.4</text:p>
          </table:table-cell>
          <table:table-cell office:value-type="float" office:value="0.000939538" calcext:value-type="float">
            <text:p>0.000939538</text:p>
          </table:table-cell>
          <table:table-cell office:value-type="float" office:value="109.125" calcext:value-type="float">
            <text:p>109.125</text:p>
          </table:table-cell>
          <table:table-cell office:value-type="float" office:value="11.8742" calcext:value-type="float">
            <text:p>11.8742</text:p>
          </table:table-cell>
        </table:table-row>
        <table:table-row table:style-name="ro1">
          <table:table-cell office:value-type="float" office:value="122.5" calcext:value-type="float">
            <text:p>122.5</text:p>
          </table:table-cell>
          <table:table-cell office:value-type="float" office:value="0.000933581" calcext:value-type="float">
            <text:p>0.000933581</text:p>
          </table:table-cell>
          <table:table-cell office:value-type="float" office:value="109.125" calcext:value-type="float">
            <text:p>109.125</text:p>
          </table:table-cell>
          <table:table-cell office:value-type="float" office:value="11.8743" calcext:value-type="float">
            <text:p>11.8743</text:p>
          </table:table-cell>
        </table:table-row>
        <table:table-row table:style-name="ro1">
          <table:table-cell office:value-type="float" office:value="122.6" calcext:value-type="float">
            <text:p>122.6</text:p>
          </table:table-cell>
          <table:table-cell office:value-type="float" office:value="0.000927662" calcext:value-type="float">
            <text:p>0.000927662</text:p>
          </table:table-cell>
          <table:table-cell office:value-type="float" office:value="109.125" calcext:value-type="float">
            <text:p>109.125</text:p>
          </table:table-cell>
          <table:table-cell office:value-type="float" office:value="11.8743" calcext:value-type="float">
            <text:p>11.8743</text:p>
          </table:table-cell>
        </table:table-row>
        <table:table-row table:style-name="ro1">
          <table:table-cell office:value-type="float" office:value="122.7" calcext:value-type="float">
            <text:p>122.7</text:p>
          </table:table-cell>
          <table:table-cell office:value-type="float" office:value="0.000921781" calcext:value-type="float">
            <text:p>0.000921781</text:p>
          </table:table-cell>
          <table:table-cell office:value-type="float" office:value="109.125" calcext:value-type="float">
            <text:p>109.125</text:p>
          </table:table-cell>
          <table:table-cell office:value-type="float" office:value="11.8744" calcext:value-type="float">
            <text:p>11.8744</text:p>
          </table:table-cell>
        </table:table-row>
        <table:table-row table:style-name="ro1">
          <table:table-cell office:value-type="float" office:value="122.8" calcext:value-type="float">
            <text:p>122.8</text:p>
          </table:table-cell>
          <table:table-cell office:value-type="float" office:value="0.000915937" calcext:value-type="float">
            <text:p>0.000915937</text:p>
          </table:table-cell>
          <table:table-cell office:value-type="float" office:value="109.125" calcext:value-type="float">
            <text:p>109.125</text:p>
          </table:table-cell>
          <table:table-cell office:value-type="float" office:value="11.8744" calcext:value-type="float">
            <text:p>11.8744</text:p>
          </table:table-cell>
        </table:table-row>
        <table:table-row table:style-name="ro1">
          <table:table-cell office:value-type="float" office:value="122.9" calcext:value-type="float">
            <text:p>122.9</text:p>
          </table:table-cell>
          <table:table-cell office:value-type="float" office:value="0.00091013" calcext:value-type="float">
            <text:p>0.00091013</text:p>
          </table:table-cell>
          <table:table-cell office:value-type="float" office:value="109.125" calcext:value-type="float">
            <text:p>109.125</text:p>
          </table:table-cell>
          <table:table-cell office:value-type="float" office:value="11.8745" calcext:value-type="float">
            <text:p>11.874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0090436" calcext:value-type="float">
            <text:p>0.00090436</text:p>
          </table:table-cell>
          <table:table-cell office:value-type="float" office:value="109.125" calcext:value-type="float">
            <text:p>109.125</text:p>
          </table:table-cell>
          <table:table-cell office:value-type="float" office:value="11.8745" calcext:value-type="float">
            <text:p>11.8745</text:p>
          </table:table-cell>
        </table:table-row>
        <table:table-row table:style-name="ro1">
          <table:table-cell office:value-type="float" office:value="123.1" calcext:value-type="float">
            <text:p>123.1</text:p>
          </table:table-cell>
          <table:table-cell office:value-type="float" office:value="0.000898627" calcext:value-type="float">
            <text:p>0.000898627</text:p>
          </table:table-cell>
          <table:table-cell office:value-type="float" office:value="109.125" calcext:value-type="float">
            <text:p>109.125</text:p>
          </table:table-cell>
          <table:table-cell office:value-type="float" office:value="11.8746" calcext:value-type="float">
            <text:p>11.8746</text:p>
          </table:table-cell>
        </table:table-row>
        <table:table-row table:style-name="ro1">
          <table:table-cell office:value-type="float" office:value="123.2" calcext:value-type="float">
            <text:p>123.2</text:p>
          </table:table-cell>
          <table:table-cell office:value-type="float" office:value="0.000892929" calcext:value-type="float">
            <text:p>0.000892929</text:p>
          </table:table-cell>
          <table:table-cell office:value-type="float" office:value="109.124" calcext:value-type="float">
            <text:p>109.124</text:p>
          </table:table-cell>
          <table:table-cell office:value-type="float" office:value="11.8746" calcext:value-type="float">
            <text:p>11.8746</text:p>
          </table:table-cell>
        </table:table-row>
        <table:table-row table:style-name="ro1">
          <table:table-cell office:value-type="float" office:value="123.3" calcext:value-type="float">
            <text:p>123.3</text:p>
          </table:table-cell>
          <table:table-cell office:value-type="float" office:value="0.000887268" calcext:value-type="float">
            <text:p>0.000887268</text:p>
          </table:table-cell>
          <table:table-cell office:value-type="float" office:value="109.124" calcext:value-type="float">
            <text:p>109.124</text:p>
          </table:table-cell>
          <table:table-cell office:value-type="float" office:value="11.8747" calcext:value-type="float">
            <text:p>11.8747</text:p>
          </table:table-cell>
        </table:table-row>
        <table:table-row table:style-name="ro1">
          <table:table-cell office:value-type="float" office:value="123.4" calcext:value-type="float">
            <text:p>123.4</text:p>
          </table:table-cell>
          <table:table-cell office:value-type="float" office:value="0.000881643" calcext:value-type="float">
            <text:p>0.000881643</text:p>
          </table:table-cell>
          <table:table-cell office:value-type="float" office:value="109.124" calcext:value-type="float">
            <text:p>109.124</text:p>
          </table:table-cell>
          <table:table-cell office:value-type="float" office:value="11.8747" calcext:value-type="float">
            <text:p>11.8747</text:p>
          </table:table-cell>
        </table:table-row>
        <table:table-row table:style-name="ro1">
          <table:table-cell office:value-type="float" office:value="123.5" calcext:value-type="float">
            <text:p>123.5</text:p>
          </table:table-cell>
          <table:table-cell office:value-type="float" office:value="0.000876054" calcext:value-type="float">
            <text:p>0.000876054</text:p>
          </table:table-cell>
          <table:table-cell office:value-type="float" office:value="109.124" calcext:value-type="float">
            <text:p>109.124</text:p>
          </table:table-cell>
          <table:table-cell office:value-type="float" office:value="11.8747" calcext:value-type="float">
            <text:p>11.8747</text:p>
          </table:table-cell>
        </table:table-row>
        <table:table-row table:style-name="ro1">
          <table:table-cell office:value-type="float" office:value="123.6" calcext:value-type="float">
            <text:p>123.6</text:p>
          </table:table-cell>
          <table:table-cell office:value-type="float" office:value="0.000870499" calcext:value-type="float">
            <text:p>0.000870499</text:p>
          </table:table-cell>
          <table:table-cell office:value-type="float" office:value="109.124" calcext:value-type="float">
            <text:p>109.124</text:p>
          </table:table-cell>
          <table:table-cell office:value-type="float" office:value="11.8748" calcext:value-type="float">
            <text:p>11.8748</text:p>
          </table:table-cell>
        </table:table-row>
        <table:table-row table:style-name="ro1">
          <table:table-cell office:value-type="float" office:value="123.7" calcext:value-type="float">
            <text:p>123.7</text:p>
          </table:table-cell>
          <table:table-cell office:value-type="float" office:value="0.00086498" calcext:value-type="float">
            <text:p>0.00086498</text:p>
          </table:table-cell>
          <table:table-cell office:value-type="float" office:value="109.124" calcext:value-type="float">
            <text:p>109.124</text:p>
          </table:table-cell>
          <table:table-cell office:value-type="float" office:value="11.8748" calcext:value-type="float">
            <text:p>11.8748</text:p>
          </table:table-cell>
        </table:table-row>
        <table:table-row table:style-name="ro1">
          <table:table-cell office:value-type="float" office:value="123.8" calcext:value-type="float">
            <text:p>123.8</text:p>
          </table:table-cell>
          <table:table-cell office:value-type="float" office:value="0.000859496" calcext:value-type="float">
            <text:p>0.000859496</text:p>
          </table:table-cell>
          <table:table-cell office:value-type="float" office:value="109.124" calcext:value-type="float">
            <text:p>109.124</text:p>
          </table:table-cell>
          <table:table-cell office:value-type="float" office:value="11.8749" calcext:value-type="float">
            <text:p>11.8749</text:p>
          </table:table-cell>
        </table:table-row>
        <table:table-row table:style-name="ro1">
          <table:table-cell office:value-type="float" office:value="123.9" calcext:value-type="float">
            <text:p>123.9</text:p>
          </table:table-cell>
          <table:table-cell office:value-type="float" office:value="0.000854047" calcext:value-type="float">
            <text:p>0.000854047</text:p>
          </table:table-cell>
          <table:table-cell office:value-type="float" office:value="109.124" calcext:value-type="float">
            <text:p>109.124</text:p>
          </table:table-cell>
          <table:table-cell office:value-type="float" office:value="11.8749" calcext:value-type="float">
            <text:p>11.874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00848633" calcext:value-type="float">
            <text:p>0.000848633</text:p>
          </table:table-cell>
          <table:table-cell office:value-type="float" office:value="109.124" calcext:value-type="float">
            <text:p>109.124</text:p>
          </table:table-cell>
          <table:table-cell office:value-type="float" office:value="11.875" calcext:value-type="float">
            <text:p>11.875</text:p>
          </table:table-cell>
        </table:table-row>
        <table:table-row table:style-name="ro1">
          <table:table-cell office:value-type="float" office:value="124.1" calcext:value-type="float">
            <text:p>124.1</text:p>
          </table:table-cell>
          <table:table-cell office:value-type="float" office:value="0.000843252" calcext:value-type="float">
            <text:p>0.000843252</text:p>
          </table:table-cell>
          <table:table-cell office:value-type="float" office:value="109.124" calcext:value-type="float">
            <text:p>109.124</text:p>
          </table:table-cell>
          <table:table-cell office:value-type="float" office:value="11.875" calcext:value-type="float">
            <text:p>11.875</text:p>
          </table:table-cell>
        </table:table-row>
        <table:table-row table:style-name="ro1">
          <table:table-cell office:value-type="float" office:value="124.2" calcext:value-type="float">
            <text:p>124.2</text:p>
          </table:table-cell>
          <table:table-cell office:value-type="float" office:value="0.000837906" calcext:value-type="float">
            <text:p>0.000837906</text:p>
          </table:table-cell>
          <table:table-cell office:value-type="float" office:value="109.124" calcext:value-type="float">
            <text:p>109.124</text:p>
          </table:table-cell>
          <table:table-cell office:value-type="float" office:value="11.875" calcext:value-type="float">
            <text:p>11.875</text:p>
          </table:table-cell>
        </table:table-row>
        <table:table-row table:style-name="ro1">
          <table:table-cell office:value-type="float" office:value="124.3" calcext:value-type="float">
            <text:p>124.3</text:p>
          </table:table-cell>
          <table:table-cell office:value-type="float" office:value="0.000832594" calcext:value-type="float">
            <text:p>0.000832594</text:p>
          </table:table-cell>
          <table:table-cell office:value-type="float" office:value="109.124" calcext:value-type="float">
            <text:p>109.124</text:p>
          </table:table-cell>
          <table:table-cell office:value-type="float" office:value="11.8751" calcext:value-type="float">
            <text:p>11.8751</text:p>
          </table:table-cell>
        </table:table-row>
        <table:table-row table:style-name="ro1">
          <table:table-cell office:value-type="float" office:value="124.4" calcext:value-type="float">
            <text:p>124.4</text:p>
          </table:table-cell>
          <table:table-cell office:value-type="float" office:value="0.000827315" calcext:value-type="float">
            <text:p>0.000827315</text:p>
          </table:table-cell>
          <table:table-cell office:value-type="float" office:value="109.124" calcext:value-type="float">
            <text:p>109.124</text:p>
          </table:table-cell>
          <table:table-cell office:value-type="float" office:value="11.8751" calcext:value-type="float">
            <text:p>11.8751</text:p>
          </table:table-cell>
        </table:table-row>
        <table:table-row table:style-name="ro1">
          <table:table-cell office:value-type="float" office:value="124.5" calcext:value-type="float">
            <text:p>124.5</text:p>
          </table:table-cell>
          <table:table-cell office:value-type="float" office:value="0.00082207" calcext:value-type="float">
            <text:p>0.00082207</text:p>
          </table:table-cell>
          <table:table-cell office:value-type="float" office:value="109.124" calcext:value-type="float">
            <text:p>109.124</text:p>
          </table:table-cell>
          <table:table-cell office:value-type="float" office:value="11.8752" calcext:value-type="float">
            <text:p>11.8752</text:p>
          </table:table-cell>
        </table:table-row>
        <table:table-row table:style-name="ro1">
          <table:table-cell office:value-type="float" office:value="124.6" calcext:value-type="float">
            <text:p>124.6</text:p>
          </table:table-cell>
          <table:table-cell office:value-type="float" office:value="0.000816858" calcext:value-type="float">
            <text:p>0.000816858</text:p>
          </table:table-cell>
          <table:table-cell office:value-type="float" office:value="109.124" calcext:value-type="float">
            <text:p>109.124</text:p>
          </table:table-cell>
          <table:table-cell office:value-type="float" office:value="11.8752" calcext:value-type="float">
            <text:p>11.8752</text:p>
          </table:table-cell>
        </table:table-row>
        <table:table-row table:style-name="ro1">
          <table:table-cell office:value-type="float" office:value="124.7" calcext:value-type="float">
            <text:p>124.7</text:p>
          </table:table-cell>
          <table:table-cell office:value-type="float" office:value="0.000811679" calcext:value-type="float">
            <text:p>0.000811679</text:p>
          </table:table-cell>
          <table:table-cell office:value-type="float" office:value="109.124" calcext:value-type="float">
            <text:p>109.124</text:p>
          </table:table-cell>
          <table:table-cell office:value-type="float" office:value="11.8753" calcext:value-type="float">
            <text:p>11.8753</text:p>
          </table:table-cell>
        </table:table-row>
        <table:table-row table:style-name="ro1">
          <table:table-cell office:value-type="float" office:value="124.8" calcext:value-type="float">
            <text:p>124.8</text:p>
          </table:table-cell>
          <table:table-cell office:value-type="float" office:value="0.000806532" calcext:value-type="float">
            <text:p>0.000806532</text:p>
          </table:table-cell>
          <table:table-cell office:value-type="float" office:value="109.124" calcext:value-type="float">
            <text:p>109.124</text:p>
          </table:table-cell>
          <table:table-cell office:value-type="float" office:value="11.8753" calcext:value-type="float">
            <text:p>11.8753</text:p>
          </table:table-cell>
        </table:table-row>
        <table:table-row table:style-name="ro1">
          <table:table-cell office:value-type="float" office:value="124.9" calcext:value-type="float">
            <text:p>124.9</text:p>
          </table:table-cell>
          <table:table-cell office:value-type="float" office:value="0.000801419" calcext:value-type="float">
            <text:p>0.000801419</text:p>
          </table:table-cell>
          <table:table-cell office:value-type="float" office:value="109.124" calcext:value-type="float">
            <text:p>109.124</text:p>
          </table:table-cell>
          <table:table-cell office:value-type="float" office:value="11.8753" calcext:value-type="float">
            <text:p>11.875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00796338" calcext:value-type="float">
            <text:p>0.000796338</text:p>
          </table:table-cell>
          <table:table-cell office:value-type="float" office:value="109.124" calcext:value-type="float">
            <text:p>109.124</text:p>
          </table:table-cell>
          <table:table-cell office:value-type="float" office:value="11.8754" calcext:value-type="float">
            <text:p>11.8754</text:p>
          </table:table-cell>
        </table:table-row>
        <table:table-row table:style-name="ro1">
          <table:table-cell office:value-type="float" office:value="125.1" calcext:value-type="float">
            <text:p>125.1</text:p>
          </table:table-cell>
          <table:table-cell office:value-type="float" office:value="0.000791289" calcext:value-type="float">
            <text:p>0.000791289</text:p>
          </table:table-cell>
          <table:table-cell office:value-type="float" office:value="109.124" calcext:value-type="float">
            <text:p>109.124</text:p>
          </table:table-cell>
          <table:table-cell office:value-type="float" office:value="11.8754" calcext:value-type="float">
            <text:p>11.8754</text:p>
          </table:table-cell>
        </table:table-row>
        <table:table-row table:style-name="ro1">
          <table:table-cell office:value-type="float" office:value="125.2" calcext:value-type="float">
            <text:p>125.2</text:p>
          </table:table-cell>
          <table:table-cell office:value-type="float" office:value="0.000786272" calcext:value-type="float">
            <text:p>0.000786272</text:p>
          </table:table-cell>
          <table:table-cell office:value-type="float" office:value="109.124" calcext:value-type="float">
            <text:p>109.124</text:p>
          </table:table-cell>
          <table:table-cell office:value-type="float" office:value="11.8755" calcext:value-type="float">
            <text:p>11.8755</text:p>
          </table:table-cell>
        </table:table-row>
        <table:table-row table:style-name="ro1">
          <table:table-cell office:value-type="float" office:value="125.3" calcext:value-type="float">
            <text:p>125.3</text:p>
          </table:table-cell>
          <table:table-cell office:value-type="float" office:value="0.000781287" calcext:value-type="float">
            <text:p>0.000781287</text:p>
          </table:table-cell>
          <table:table-cell office:value-type="float" office:value="109.124" calcext:value-type="float">
            <text:p>109.124</text:p>
          </table:table-cell>
          <table:table-cell office:value-type="float" office:value="11.8755" calcext:value-type="float">
            <text:p>11.8755</text:p>
          </table:table-cell>
        </table:table-row>
        <table:table-row table:style-name="ro1">
          <table:table-cell office:value-type="float" office:value="125.4" calcext:value-type="float">
            <text:p>125.4</text:p>
          </table:table-cell>
          <table:table-cell office:value-type="float" office:value="0.000776333" calcext:value-type="float">
            <text:p>0.000776333</text:p>
          </table:table-cell>
          <table:table-cell office:value-type="float" office:value="109.124" calcext:value-type="float">
            <text:p>109.124</text:p>
          </table:table-cell>
          <table:table-cell office:value-type="float" office:value="11.8755" calcext:value-type="float">
            <text:p>11.8755</text:p>
          </table:table-cell>
        </table:table-row>
        <table:table-row table:style-name="ro1">
          <table:table-cell office:value-type="float" office:value="125.5" calcext:value-type="float">
            <text:p>125.5</text:p>
          </table:table-cell>
          <table:table-cell office:value-type="float" office:value="0.000771411" calcext:value-type="float">
            <text:p>0.000771411</text:p>
          </table:table-cell>
          <table:table-cell office:value-type="float" office:value="109.124" calcext:value-type="float">
            <text:p>109.124</text:p>
          </table:table-cell>
          <table:table-cell office:value-type="float" office:value="11.8756" calcext:value-type="float">
            <text:p>11.8756</text:p>
          </table:table-cell>
        </table:table-row>
        <table:table-row table:style-name="ro1">
          <table:table-cell office:value-type="float" office:value="125.6" calcext:value-type="float">
            <text:p>125.6</text:p>
          </table:table-cell>
          <table:table-cell office:value-type="float" office:value="0.00076652" calcext:value-type="float">
            <text:p>0.00076652</text:p>
          </table:table-cell>
          <table:table-cell office:value-type="float" office:value="109.124" calcext:value-type="float">
            <text:p>109.124</text:p>
          </table:table-cell>
          <table:table-cell office:value-type="float" office:value="11.8756" calcext:value-type="float">
            <text:p>11.8756</text:p>
          </table:table-cell>
        </table:table-row>
        <table:table-row table:style-name="ro1">
          <table:table-cell office:value-type="float" office:value="125.7" calcext:value-type="float">
            <text:p>125.7</text:p>
          </table:table-cell>
          <table:table-cell office:value-type="float" office:value="0.00076166" calcext:value-type="float">
            <text:p>0.00076166</text:p>
          </table:table-cell>
          <table:table-cell office:value-type="float" office:value="109.124" calcext:value-type="float">
            <text:p>109.124</text:p>
          </table:table-cell>
          <table:table-cell office:value-type="float" office:value="11.8756" calcext:value-type="float">
            <text:p>11.8756</text:p>
          </table:table-cell>
        </table:table-row>
        <table:table-row table:style-name="ro1">
          <table:table-cell office:value-type="float" office:value="125.8" calcext:value-type="float">
            <text:p>125.8</text:p>
          </table:table-cell>
          <table:table-cell office:value-type="float" office:value="0.000756831" calcext:value-type="float">
            <text:p>0.000756831</text:p>
          </table:table-cell>
          <table:table-cell office:value-type="float" office:value="109.124" calcext:value-type="float">
            <text:p>109.124</text:p>
          </table:table-cell>
          <table:table-cell office:value-type="float" office:value="11.8757" calcext:value-type="float">
            <text:p>11.8757</text:p>
          </table:table-cell>
        </table:table-row>
        <table:table-row table:style-name="ro1">
          <table:table-cell office:value-type="float" office:value="125.9" calcext:value-type="float">
            <text:p>125.9</text:p>
          </table:table-cell>
          <table:table-cell office:value-type="float" office:value="0.000752033" calcext:value-type="float">
            <text:p>0.000752033</text:p>
          </table:table-cell>
          <table:table-cell office:value-type="float" office:value="109.124" calcext:value-type="float">
            <text:p>109.124</text:p>
          </table:table-cell>
          <table:table-cell office:value-type="float" office:value="11.8757" calcext:value-type="float">
            <text:p>11.875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00747264" calcext:value-type="float">
            <text:p>0.000747264</text:p>
          </table:table-cell>
          <table:table-cell office:value-type="float" office:value="109.123" calcext:value-type="float">
            <text:p>109.123</text:p>
          </table:table-cell>
          <table:table-cell office:value-type="float" office:value="11.8758" calcext:value-type="float">
            <text:p>11.8758</text:p>
          </table:table-cell>
        </table:table-row>
        <table:table-row table:style-name="ro1">
          <table:table-cell office:value-type="float" office:value="126.1" calcext:value-type="float">
            <text:p>126.1</text:p>
          </table:table-cell>
          <table:table-cell office:value-type="float" office:value="0.000742526" calcext:value-type="float">
            <text:p>0.000742526</text:p>
          </table:table-cell>
          <table:table-cell office:value-type="float" office:value="109.123" calcext:value-type="float">
            <text:p>109.123</text:p>
          </table:table-cell>
          <table:table-cell office:value-type="float" office:value="11.8758" calcext:value-type="float">
            <text:p>11.8758</text:p>
          </table:table-cell>
        </table:table-row>
        <table:table-row table:style-name="ro1">
          <table:table-cell office:value-type="float" office:value="126.2" calcext:value-type="float">
            <text:p>126.2</text:p>
          </table:table-cell>
          <table:table-cell office:value-type="float" office:value="0.000737819" calcext:value-type="float">
            <text:p>0.000737819</text:p>
          </table:table-cell>
          <table:table-cell office:value-type="float" office:value="109.123" calcext:value-type="float">
            <text:p>109.123</text:p>
          </table:table-cell>
          <table:table-cell office:value-type="float" office:value="11.8758" calcext:value-type="float">
            <text:p>11.8758</text:p>
          </table:table-cell>
        </table:table-row>
        <table:table-row table:style-name="ro1">
          <table:table-cell office:value-type="float" office:value="126.3" calcext:value-type="float">
            <text:p>126.3</text:p>
          </table:table-cell>
          <table:table-cell office:value-type="float" office:value="0.000733141" calcext:value-type="float">
            <text:p>0.000733141</text:p>
          </table:table-cell>
          <table:table-cell office:value-type="float" office:value="109.123" calcext:value-type="float">
            <text:p>109.123</text:p>
          </table:table-cell>
          <table:table-cell office:value-type="float" office:value="11.8759" calcext:value-type="float">
            <text:p>11.8759</text:p>
          </table:table-cell>
        </table:table-row>
        <table:table-row table:style-name="ro1">
          <table:table-cell office:value-type="float" office:value="126.4" calcext:value-type="float">
            <text:p>126.4</text:p>
          </table:table-cell>
          <table:table-cell office:value-type="float" office:value="0.000728492" calcext:value-type="float">
            <text:p>0.000728492</text:p>
          </table:table-cell>
          <table:table-cell office:value-type="float" office:value="109.123" calcext:value-type="float">
            <text:p>109.123</text:p>
          </table:table-cell>
          <table:table-cell office:value-type="float" office:value="11.8759" calcext:value-type="float">
            <text:p>11.8759</text:p>
          </table:table-cell>
        </table:table-row>
        <table:table-row table:style-name="ro1">
          <table:table-cell office:value-type="float" office:value="126.5" calcext:value-type="float">
            <text:p>126.5</text:p>
          </table:table-cell>
          <table:table-cell office:value-type="float" office:value="0.000723873" calcext:value-type="float">
            <text:p>0.000723873</text:p>
          </table:table-cell>
          <table:table-cell office:value-type="float" office:value="109.123" calcext:value-type="float">
            <text:p>109.123</text:p>
          </table:table-cell>
          <table:table-cell office:value-type="float" office:value="11.8759" calcext:value-type="float">
            <text:p>11.8759</text:p>
          </table:table-cell>
        </table:table-row>
        <table:table-row table:style-name="ro1">
          <table:table-cell office:value-type="float" office:value="126.6" calcext:value-type="float">
            <text:p>126.6</text:p>
          </table:table-cell>
          <table:table-cell office:value-type="float" office:value="0.000719284" calcext:value-type="float">
            <text:p>0.000719284</text:p>
          </table:table-cell>
          <table:table-cell office:value-type="float" office:value="109.123" calcext:value-type="float">
            <text:p>109.123</text:p>
          </table:table-cell>
          <table:table-cell office:value-type="float" office:value="11.876" calcext:value-type="float">
            <text:p>11.876</text:p>
          </table:table-cell>
        </table:table-row>
        <table:table-row table:style-name="ro1">
          <table:table-cell office:value-type="float" office:value="126.7" calcext:value-type="float">
            <text:p>126.7</text:p>
          </table:table-cell>
          <table:table-cell office:value-type="float" office:value="0.000714723" calcext:value-type="float">
            <text:p>0.000714723</text:p>
          </table:table-cell>
          <table:table-cell office:value-type="float" office:value="109.123" calcext:value-type="float">
            <text:p>109.123</text:p>
          </table:table-cell>
          <table:table-cell office:value-type="float" office:value="11.876" calcext:value-type="float">
            <text:p>11.876</text:p>
          </table:table-cell>
        </table:table-row>
        <table:table-row table:style-name="ro1">
          <table:table-cell office:value-type="float" office:value="126.8" calcext:value-type="float">
            <text:p>126.8</text:p>
          </table:table-cell>
          <table:table-cell office:value-type="float" office:value="0.000710191" calcext:value-type="float">
            <text:p>0.000710191</text:p>
          </table:table-cell>
          <table:table-cell office:value-type="float" office:value="109.123" calcext:value-type="float">
            <text:p>109.123</text:p>
          </table:table-cell>
          <table:table-cell office:value-type="float" office:value="11.8761" calcext:value-type="float">
            <text:p>11.8761</text:p>
          </table:table-cell>
        </table:table-row>
        <table:table-row table:style-name="ro1">
          <table:table-cell office:value-type="float" office:value="126.9" calcext:value-type="float">
            <text:p>126.9</text:p>
          </table:table-cell>
          <table:table-cell office:value-type="float" office:value="0.000705689" calcext:value-type="float">
            <text:p>0.000705689</text:p>
          </table:table-cell>
          <table:table-cell office:value-type="float" office:value="109.123" calcext:value-type="float">
            <text:p>109.123</text:p>
          </table:table-cell>
          <table:table-cell office:value-type="float" office:value="11.8761" calcext:value-type="float">
            <text:p>11.876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00701214" calcext:value-type="float">
            <text:p>0.000701214</text:p>
          </table:table-cell>
          <table:table-cell office:value-type="float" office:value="109.123" calcext:value-type="float">
            <text:p>109.123</text:p>
          </table:table-cell>
          <table:table-cell office:value-type="float" office:value="11.8761" calcext:value-type="float">
            <text:p>11.8761</text:p>
          </table:table-cell>
        </table:table-row>
        <table:table-row table:style-name="ro1">
          <table:table-cell office:value-type="float" office:value="127.1" calcext:value-type="float">
            <text:p>127.1</text:p>
          </table:table-cell>
          <table:table-cell office:value-type="float" office:value="0.000696768" calcext:value-type="float">
            <text:p>0.000696768</text:p>
          </table:table-cell>
          <table:table-cell office:value-type="float" office:value="109.123" calcext:value-type="float">
            <text:p>109.123</text:p>
          </table:table-cell>
          <table:table-cell office:value-type="float" office:value="11.8762" calcext:value-type="float">
            <text:p>11.8762</text:p>
          </table:table-cell>
        </table:table-row>
        <table:table-row table:style-name="ro1">
          <table:table-cell office:value-type="float" office:value="127.2" calcext:value-type="float">
            <text:p>127.2</text:p>
          </table:table-cell>
          <table:table-cell office:value-type="float" office:value="0.00069235" calcext:value-type="float">
            <text:p>0.00069235</text:p>
          </table:table-cell>
          <table:table-cell office:value-type="float" office:value="109.123" calcext:value-type="float">
            <text:p>109.123</text:p>
          </table:table-cell>
          <table:table-cell office:value-type="float" office:value="11.8762" calcext:value-type="float">
            <text:p>11.8762</text:p>
          </table:table-cell>
        </table:table-row>
        <table:table-row table:style-name="ro1">
          <table:table-cell office:value-type="float" office:value="127.3" calcext:value-type="float">
            <text:p>127.3</text:p>
          </table:table-cell>
          <table:table-cell office:value-type="float" office:value="0.000687961" calcext:value-type="float">
            <text:p>0.000687961</text:p>
          </table:table-cell>
          <table:table-cell office:value-type="float" office:value="109.123" calcext:value-type="float">
            <text:p>109.123</text:p>
          </table:table-cell>
          <table:table-cell office:value-type="float" office:value="11.8762" calcext:value-type="float">
            <text:p>11.8762</text:p>
          </table:table-cell>
        </table:table-row>
        <table:table-row table:style-name="ro1">
          <table:table-cell office:value-type="float" office:value="127.4" calcext:value-type="float">
            <text:p>127.4</text:p>
          </table:table-cell>
          <table:table-cell office:value-type="float" office:value="0.000683599" calcext:value-type="float">
            <text:p>0.000683599</text:p>
          </table:table-cell>
          <table:table-cell office:value-type="float" office:value="109.123" calcext:value-type="float">
            <text:p>109.123</text:p>
          </table:table-cell>
          <table:table-cell office:value-type="float" office:value="11.8763" calcext:value-type="float">
            <text:p>11.8763</text:p>
          </table:table-cell>
        </table:table-row>
        <table:table-row table:style-name="ro1">
          <table:table-cell office:value-type="float" office:value="127.5" calcext:value-type="float">
            <text:p>127.5</text:p>
          </table:table-cell>
          <table:table-cell office:value-type="float" office:value="0.000679264" calcext:value-type="float">
            <text:p>0.000679264</text:p>
          </table:table-cell>
          <table:table-cell office:value-type="float" office:value="109.123" calcext:value-type="float">
            <text:p>109.123</text:p>
          </table:table-cell>
          <table:table-cell office:value-type="float" office:value="11.8763" calcext:value-type="float">
            <text:p>11.8763</text:p>
          </table:table-cell>
        </table:table-row>
        <table:table-row table:style-name="ro1">
          <table:table-cell office:value-type="float" office:value="127.6" calcext:value-type="float">
            <text:p>127.6</text:p>
          </table:table-cell>
          <table:table-cell office:value-type="float" office:value="0.000674957" calcext:value-type="float">
            <text:p>0.000674957</text:p>
          </table:table-cell>
          <table:table-cell office:value-type="float" office:value="109.123" calcext:value-type="float">
            <text:p>109.123</text:p>
          </table:table-cell>
          <table:table-cell office:value-type="float" office:value="11.8763" calcext:value-type="float">
            <text:p>11.8763</text:p>
          </table:table-cell>
        </table:table-row>
        <table:table-row table:style-name="ro1">
          <table:table-cell office:value-type="float" office:value="127.7" calcext:value-type="float">
            <text:p>127.7</text:p>
          </table:table-cell>
          <table:table-cell office:value-type="float" office:value="0.000670678" calcext:value-type="float">
            <text:p>0.000670678</text:p>
          </table:table-cell>
          <table:table-cell office:value-type="float" office:value="109.123" calcext:value-type="float">
            <text:p>109.123</text:p>
          </table:table-cell>
          <table:table-cell office:value-type="float" office:value="11.8764" calcext:value-type="float">
            <text:p>11.8764</text:p>
          </table:table-cell>
        </table:table-row>
        <table:table-row table:style-name="ro1">
          <table:table-cell office:value-type="float" office:value="127.8" calcext:value-type="float">
            <text:p>127.8</text:p>
          </table:table-cell>
          <table:table-cell office:value-type="float" office:value="0.000666425" calcext:value-type="float">
            <text:p>0.000666425</text:p>
          </table:table-cell>
          <table:table-cell office:value-type="float" office:value="109.123" calcext:value-type="float">
            <text:p>109.123</text:p>
          </table:table-cell>
          <table:table-cell office:value-type="float" office:value="11.8764" calcext:value-type="float">
            <text:p>11.8764</text:p>
          </table:table-cell>
        </table:table-row>
        <table:table-row table:style-name="ro1">
          <table:table-cell office:value-type="float" office:value="127.9" calcext:value-type="float">
            <text:p>127.9</text:p>
          </table:table-cell>
          <table:table-cell office:value-type="float" office:value="0.0006622" calcext:value-type="float">
            <text:p>0.0006622</text:p>
          </table:table-cell>
          <table:table-cell office:value-type="float" office:value="109.123" calcext:value-type="float">
            <text:p>109.123</text:p>
          </table:table-cell>
          <table:table-cell office:value-type="float" office:value="11.8764" calcext:value-type="float">
            <text:p>11.876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658001" calcext:value-type="float">
            <text:p>0.000658001</text:p>
          </table:table-cell>
          <table:table-cell office:value-type="float" office:value="109.123" calcext:value-type="float">
            <text:p>109.123</text:p>
          </table:table-cell>
          <table:table-cell office:value-type="float" office:value="11.8765" calcext:value-type="float">
            <text:p>11.8765</text:p>
          </table:table-cell>
        </table:table-row>
        <table:table-row table:style-name="ro1">
          <table:table-cell office:value-type="float" office:value="128.1" calcext:value-type="float">
            <text:p>128.1</text:p>
          </table:table-cell>
          <table:table-cell office:value-type="float" office:value="0.000653829" calcext:value-type="float">
            <text:p>0.000653829</text:p>
          </table:table-cell>
          <table:table-cell office:value-type="float" office:value="109.123" calcext:value-type="float">
            <text:p>109.123</text:p>
          </table:table-cell>
          <table:table-cell office:value-type="float" office:value="11.8765" calcext:value-type="float">
            <text:p>11.8765</text:p>
          </table:table-cell>
        </table:table-row>
        <table:table-row table:style-name="ro1">
          <table:table-cell office:value-type="float" office:value="128.2" calcext:value-type="float">
            <text:p>128.2</text:p>
          </table:table-cell>
          <table:table-cell office:value-type="float" office:value="0.000649683" calcext:value-type="float">
            <text:p>0.000649683</text:p>
          </table:table-cell>
          <table:table-cell office:value-type="float" office:value="109.123" calcext:value-type="float">
            <text:p>109.123</text:p>
          </table:table-cell>
          <table:table-cell office:value-type="float" office:value="11.8765" calcext:value-type="float">
            <text:p>11.8765</text:p>
          </table:table-cell>
        </table:table-row>
        <table:table-row table:style-name="ro1">
          <table:table-cell office:value-type="float" office:value="128.3" calcext:value-type="float">
            <text:p>128.3</text:p>
          </table:table-cell>
          <table:table-cell office:value-type="float" office:value="0.000645564" calcext:value-type="float">
            <text:p>0.000645564</text:p>
          </table:table-cell>
          <table:table-cell office:value-type="float" office:value="109.123" calcext:value-type="float">
            <text:p>109.123</text:p>
          </table:table-cell>
          <table:table-cell office:value-type="float" office:value="11.8766" calcext:value-type="float">
            <text:p>11.8766</text:p>
          </table:table-cell>
        </table:table-row>
        <table:table-row table:style-name="ro1">
          <table:table-cell office:value-type="float" office:value="128.4" calcext:value-type="float">
            <text:p>128.4</text:p>
          </table:table-cell>
          <table:table-cell office:value-type="float" office:value="0.000641471" calcext:value-type="float">
            <text:p>0.000641471</text:p>
          </table:table-cell>
          <table:table-cell office:value-type="float" office:value="109.123" calcext:value-type="float">
            <text:p>109.123</text:p>
          </table:table-cell>
          <table:table-cell office:value-type="float" office:value="11.8766" calcext:value-type="float">
            <text:p>11.8766</text:p>
          </table:table-cell>
        </table:table-row>
        <table:table-row table:style-name="ro1">
          <table:table-cell office:value-type="float" office:value="128.5" calcext:value-type="float">
            <text:p>128.5</text:p>
          </table:table-cell>
          <table:table-cell office:value-type="float" office:value="0.000637403" calcext:value-type="float">
            <text:p>0.000637403</text:p>
          </table:table-cell>
          <table:table-cell office:value-type="float" office:value="109.123" calcext:value-type="float">
            <text:p>109.123</text:p>
          </table:table-cell>
          <table:table-cell office:value-type="float" office:value="11.8766" calcext:value-type="float">
            <text:p>11.8766</text:p>
          </table:table-cell>
        </table:table-row>
        <table:table-row table:style-name="ro1">
          <table:table-cell office:value-type="float" office:value="128.6" calcext:value-type="float">
            <text:p>128.6</text:p>
          </table:table-cell>
          <table:table-cell office:value-type="float" office:value="0.000633362" calcext:value-type="float">
            <text:p>0.000633362</text:p>
          </table:table-cell>
          <table:table-cell office:value-type="float" office:value="109.123" calcext:value-type="float">
            <text:p>109.123</text:p>
          </table:table-cell>
          <table:table-cell office:value-type="float" office:value="11.8767" calcext:value-type="float">
            <text:p>11.8767</text:p>
          </table:table-cell>
        </table:table-row>
        <table:table-row table:style-name="ro1">
          <table:table-cell office:value-type="float" office:value="128.7" calcext:value-type="float">
            <text:p>128.7</text:p>
          </table:table-cell>
          <table:table-cell office:value-type="float" office:value="0.000629346" calcext:value-type="float">
            <text:p>0.000629346</text:p>
          </table:table-cell>
          <table:table-cell office:value-type="float" office:value="109.123" calcext:value-type="float">
            <text:p>109.123</text:p>
          </table:table-cell>
          <table:table-cell office:value-type="float" office:value="11.8767" calcext:value-type="float">
            <text:p>11.8767</text:p>
          </table:table-cell>
        </table:table-row>
        <table:table-row table:style-name="ro1">
          <table:table-cell office:value-type="float" office:value="128.8" calcext:value-type="float">
            <text:p>128.8</text:p>
          </table:table-cell>
          <table:table-cell office:value-type="float" office:value="0.000625355" calcext:value-type="float">
            <text:p>0.000625355</text:p>
          </table:table-cell>
          <table:table-cell office:value-type="float" office:value="109.123" calcext:value-type="float">
            <text:p>109.123</text:p>
          </table:table-cell>
          <table:table-cell office:value-type="float" office:value="11.8767" calcext:value-type="float">
            <text:p>11.8767</text:p>
          </table:table-cell>
        </table:table-row>
        <table:table-row table:style-name="ro1">
          <table:table-cell office:value-type="float" office:value="128.9" calcext:value-type="float">
            <text:p>128.9</text:p>
          </table:table-cell>
          <table:table-cell office:value-type="float" office:value="0.00062139" calcext:value-type="float">
            <text:p>0.00062139</text:p>
          </table:table-cell>
          <table:table-cell office:value-type="float" office:value="109.123" calcext:value-type="float">
            <text:p>109.123</text:p>
          </table:table-cell>
          <table:table-cell office:value-type="float" office:value="11.8768" calcext:value-type="float">
            <text:p>11.876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0061745" calcext:value-type="float">
            <text:p>0.00061745</text:p>
          </table:table-cell>
          <table:table-cell office:value-type="float" office:value="109.123" calcext:value-type="float">
            <text:p>109.123</text:p>
          </table:table-cell>
          <table:table-cell office:value-type="float" office:value="11.8768" calcext:value-type="float">
            <text:p>11.8768</text:p>
          </table:table-cell>
        </table:table-row>
        <table:table-row table:style-name="ro1">
          <table:table-cell office:value-type="float" office:value="129.1" calcext:value-type="float">
            <text:p>129.1</text:p>
          </table:table-cell>
          <table:table-cell office:value-type="float" office:value="0.000613535" calcext:value-type="float">
            <text:p>0.000613535</text:p>
          </table:table-cell>
          <table:table-cell office:value-type="float" office:value="109.123" calcext:value-type="float">
            <text:p>109.123</text:p>
          </table:table-cell>
          <table:table-cell office:value-type="float" office:value="11.8768" calcext:value-type="float">
            <text:p>11.8768</text:p>
          </table:table-cell>
        </table:table-row>
        <table:table-row table:style-name="ro1">
          <table:table-cell office:value-type="float" office:value="129.2" calcext:value-type="float">
            <text:p>129.2</text:p>
          </table:table-cell>
          <table:table-cell office:value-type="float" office:value="0.000609645" calcext:value-type="float">
            <text:p>0.000609645</text:p>
          </table:table-cell>
          <table:table-cell office:value-type="float" office:value="109.123" calcext:value-type="float">
            <text:p>109.123</text:p>
          </table:table-cell>
          <table:table-cell office:value-type="float" office:value="11.8768" calcext:value-type="float">
            <text:p>11.8768</text:p>
          </table:table-cell>
        </table:table-row>
        <table:table-row table:style-name="ro1">
          <table:table-cell office:value-type="float" office:value="129.3" calcext:value-type="float">
            <text:p>129.3</text:p>
          </table:table-cell>
          <table:table-cell office:value-type="float" office:value="0.000605779" calcext:value-type="float">
            <text:p>0.000605779</text:p>
          </table:table-cell>
          <table:table-cell office:value-type="float" office:value="109.123" calcext:value-type="float">
            <text:p>109.123</text:p>
          </table:table-cell>
          <table:table-cell office:value-type="float" office:value="11.8769" calcext:value-type="float">
            <text:p>11.8769</text:p>
          </table:table-cell>
        </table:table-row>
        <table:table-row table:style-name="ro1">
          <table:table-cell office:value-type="float" office:value="129.4" calcext:value-type="float">
            <text:p>129.4</text:p>
          </table:table-cell>
          <table:table-cell office:value-type="float" office:value="0.000601938" calcext:value-type="float">
            <text:p>0.000601938</text:p>
          </table:table-cell>
          <table:table-cell office:value-type="float" office:value="109.122" calcext:value-type="float">
            <text:p>109.122</text:p>
          </table:table-cell>
          <table:table-cell office:value-type="float" office:value="11.8769" calcext:value-type="float">
            <text:p>11.8769</text:p>
          </table:table-cell>
        </table:table-row>
        <table:table-row table:style-name="ro1">
          <table:table-cell office:value-type="float" office:value="129.5" calcext:value-type="float">
            <text:p>129.5</text:p>
          </table:table-cell>
          <table:table-cell office:value-type="float" office:value="0.000598122" calcext:value-type="float">
            <text:p>0.000598122</text:p>
          </table:table-cell>
          <table:table-cell office:value-type="float" office:value="109.122" calcext:value-type="float">
            <text:p>109.122</text:p>
          </table:table-cell>
          <table:table-cell office:value-type="float" office:value="11.8769" calcext:value-type="float">
            <text:p>11.8769</text:p>
          </table:table-cell>
        </table:table-row>
        <table:table-row table:style-name="ro1">
          <table:table-cell office:value-type="float" office:value="129.6" calcext:value-type="float">
            <text:p>129.6</text:p>
          </table:table-cell>
          <table:table-cell office:value-type="float" office:value="0.000594329" calcext:value-type="float">
            <text:p>0.000594329</text:p>
          </table:table-cell>
          <table:table-cell office:value-type="float" office:value="109.122" calcext:value-type="float">
            <text:p>109.122</text:p>
          </table:table-cell>
          <table:table-cell office:value-type="float" office:value="11.877" calcext:value-type="float">
            <text:p>11.877</text:p>
          </table:table-cell>
        </table:table-row>
        <table:table-row table:style-name="ro1">
          <table:table-cell office:value-type="float" office:value="129.7" calcext:value-type="float">
            <text:p>129.7</text:p>
          </table:table-cell>
          <table:table-cell office:value-type="float" office:value="0.000590561" calcext:value-type="float">
            <text:p>0.000590561</text:p>
          </table:table-cell>
          <table:table-cell office:value-type="float" office:value="109.122" calcext:value-type="float">
            <text:p>109.122</text:p>
          </table:table-cell>
          <table:table-cell office:value-type="float" office:value="11.877" calcext:value-type="float">
            <text:p>11.877</text:p>
          </table:table-cell>
        </table:table-row>
        <table:table-row table:style-name="ro1">
          <table:table-cell office:value-type="float" office:value="129.8" calcext:value-type="float">
            <text:p>129.8</text:p>
          </table:table-cell>
          <table:table-cell office:value-type="float" office:value="0.000586816" calcext:value-type="float">
            <text:p>0.000586816</text:p>
          </table:table-cell>
          <table:table-cell office:value-type="float" office:value="109.122" calcext:value-type="float">
            <text:p>109.122</text:p>
          </table:table-cell>
          <table:table-cell office:value-type="float" office:value="11.877" calcext:value-type="float">
            <text:p>11.877</text:p>
          </table:table-cell>
        </table:table-row>
        <table:table-row table:style-name="ro1">
          <table:table-cell office:value-type="float" office:value="129.9" calcext:value-type="float">
            <text:p>129.9</text:p>
          </table:table-cell>
          <table:table-cell office:value-type="float" office:value="0.000583095" calcext:value-type="float">
            <text:p>0.000583095</text:p>
          </table:table-cell>
          <table:table-cell office:value-type="float" office:value="109.122" calcext:value-type="float">
            <text:p>109.122</text:p>
          </table:table-cell>
          <table:table-cell office:value-type="float" office:value="11.8771" calcext:value-type="float">
            <text:p>11.877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00579398" calcext:value-type="float">
            <text:p>0.000579398</text:p>
          </table:table-cell>
          <table:table-cell office:value-type="float" office:value="109.122" calcext:value-type="float">
            <text:p>109.122</text:p>
          </table:table-cell>
          <table:table-cell office:value-type="float" office:value="11.8771" calcext:value-type="float">
            <text:p>11.8771</text:p>
          </table:table-cell>
        </table:table-row>
        <table:table-row table:style-name="ro1">
          <table:table-cell office:value-type="float" office:value="130.1" calcext:value-type="float">
            <text:p>130.1</text:p>
          </table:table-cell>
          <table:table-cell office:value-type="float" office:value="0.000575724" calcext:value-type="float">
            <text:p>0.000575724</text:p>
          </table:table-cell>
          <table:table-cell office:value-type="float" office:value="109.122" calcext:value-type="float">
            <text:p>109.122</text:p>
          </table:table-cell>
          <table:table-cell office:value-type="float" office:value="11.8771" calcext:value-type="float">
            <text:p>11.8771</text:p>
          </table:table-cell>
        </table:table-row>
        <table:table-row table:style-name="ro1">
          <table:table-cell office:value-type="float" office:value="130.2" calcext:value-type="float">
            <text:p>130.2</text:p>
          </table:table-cell>
          <table:table-cell office:value-type="float" office:value="0.000572073" calcext:value-type="float">
            <text:p>0.000572073</text:p>
          </table:table-cell>
          <table:table-cell office:value-type="float" office:value="109.122" calcext:value-type="float">
            <text:p>109.122</text:p>
          </table:table-cell>
          <table:table-cell office:value-type="float" office:value="11.8771" calcext:value-type="float">
            <text:p>11.8771</text:p>
          </table:table-cell>
        </table:table-row>
        <table:table-row table:style-name="ro1">
          <table:table-cell office:value-type="float" office:value="130.3" calcext:value-type="float">
            <text:p>130.3</text:p>
          </table:table-cell>
          <table:table-cell office:value-type="float" office:value="0.000568446" calcext:value-type="float">
            <text:p>0.000568446</text:p>
          </table:table-cell>
          <table:table-cell office:value-type="float" office:value="109.122" calcext:value-type="float">
            <text:p>109.122</text:p>
          </table:table-cell>
          <table:table-cell office:value-type="float" office:value="11.8772" calcext:value-type="float">
            <text:p>11.8772</text:p>
          </table:table-cell>
        </table:table-row>
        <table:table-row table:style-name="ro1">
          <table:table-cell office:value-type="float" office:value="130.4" calcext:value-type="float">
            <text:p>130.4</text:p>
          </table:table-cell>
          <table:table-cell office:value-type="float" office:value="0.000564842" calcext:value-type="float">
            <text:p>0.000564842</text:p>
          </table:table-cell>
          <table:table-cell office:value-type="float" office:value="109.122" calcext:value-type="float">
            <text:p>109.122</text:p>
          </table:table-cell>
          <table:table-cell office:value-type="float" office:value="11.8772" calcext:value-type="float">
            <text:p>11.8772</text:p>
          </table:table-cell>
        </table:table-row>
        <table:table-row table:style-name="ro1">
          <table:table-cell office:value-type="float" office:value="130.5" calcext:value-type="float">
            <text:p>130.5</text:p>
          </table:table-cell>
          <table:table-cell office:value-type="float" office:value="0.00056126" calcext:value-type="float">
            <text:p>0.00056126</text:p>
          </table:table-cell>
          <table:table-cell office:value-type="float" office:value="109.122" calcext:value-type="float">
            <text:p>109.122</text:p>
          </table:table-cell>
          <table:table-cell office:value-type="float" office:value="11.8772" calcext:value-type="float">
            <text:p>11.8772</text:p>
          </table:table-cell>
        </table:table-row>
        <table:table-row table:style-name="ro1">
          <table:table-cell office:value-type="float" office:value="130.6" calcext:value-type="float">
            <text:p>130.6</text:p>
          </table:table-cell>
          <table:table-cell office:value-type="float" office:value="0.000557701" calcext:value-type="float">
            <text:p>0.000557701</text:p>
          </table:table-cell>
          <table:table-cell office:value-type="float" office:value="109.122" calcext:value-type="float">
            <text:p>109.122</text:p>
          </table:table-cell>
          <table:table-cell office:value-type="float" office:value="11.8773" calcext:value-type="float">
            <text:p>11.8773</text:p>
          </table:table-cell>
        </table:table-row>
        <table:table-row table:style-name="ro1">
          <table:table-cell office:value-type="float" office:value="130.7" calcext:value-type="float">
            <text:p>130.7</text:p>
          </table:table-cell>
          <table:table-cell office:value-type="float" office:value="0.000554165" calcext:value-type="float">
            <text:p>0.000554165</text:p>
          </table:table-cell>
          <table:table-cell office:value-type="float" office:value="109.122" calcext:value-type="float">
            <text:p>109.122</text:p>
          </table:table-cell>
          <table:table-cell office:value-type="float" office:value="11.8773" calcext:value-type="float">
            <text:p>11.8773</text:p>
          </table:table-cell>
        </table:table-row>
        <table:table-row table:style-name="ro1">
          <table:table-cell office:value-type="float" office:value="130.8" calcext:value-type="float">
            <text:p>130.8</text:p>
          </table:table-cell>
          <table:table-cell office:value-type="float" office:value="0.000550651" calcext:value-type="float">
            <text:p>0.000550651</text:p>
          </table:table-cell>
          <table:table-cell office:value-type="float" office:value="109.122" calcext:value-type="float">
            <text:p>109.122</text:p>
          </table:table-cell>
          <table:table-cell office:value-type="float" office:value="11.8773" calcext:value-type="float">
            <text:p>11.8773</text:p>
          </table:table-cell>
        </table:table-row>
        <table:table-row table:style-name="ro1">
          <table:table-cell office:value-type="float" office:value="130.9" calcext:value-type="float">
            <text:p>130.9</text:p>
          </table:table-cell>
          <table:table-cell office:value-type="float" office:value="0.000547159" calcext:value-type="float">
            <text:p>0.000547159</text:p>
          </table:table-cell>
          <table:table-cell office:value-type="float" office:value="109.122" calcext:value-type="float">
            <text:p>109.122</text:p>
          </table:table-cell>
          <table:table-cell office:value-type="float" office:value="11.8773" calcext:value-type="float">
            <text:p>11.877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0054369" calcext:value-type="float">
            <text:p>0.00054369</text:p>
          </table:table-cell>
          <table:table-cell office:value-type="float" office:value="109.122" calcext:value-type="float">
            <text:p>109.122</text:p>
          </table:table-cell>
          <table:table-cell office:value-type="float" office:value="11.8774" calcext:value-type="float">
            <text:p>11.8774</text:p>
          </table:table-cell>
        </table:table-row>
        <table:table-row table:style-name="ro1">
          <table:table-cell office:value-type="float" office:value="131.1" calcext:value-type="float">
            <text:p>131.1</text:p>
          </table:table-cell>
          <table:table-cell office:value-type="float" office:value="0.000540243" calcext:value-type="float">
            <text:p>0.000540243</text:p>
          </table:table-cell>
          <table:table-cell office:value-type="float" office:value="109.122" calcext:value-type="float">
            <text:p>109.122</text:p>
          </table:table-cell>
          <table:table-cell office:value-type="float" office:value="11.8774" calcext:value-type="float">
            <text:p>11.8774</text:p>
          </table:table-cell>
        </table:table-row>
        <table:table-row table:style-name="ro1">
          <table:table-cell office:value-type="float" office:value="131.2" calcext:value-type="float">
            <text:p>131.2</text:p>
          </table:table-cell>
          <table:table-cell office:value-type="float" office:value="0.000536817" calcext:value-type="float">
            <text:p>0.000536817</text:p>
          </table:table-cell>
          <table:table-cell office:value-type="float" office:value="109.122" calcext:value-type="float">
            <text:p>109.122</text:p>
          </table:table-cell>
          <table:table-cell office:value-type="float" office:value="11.8774" calcext:value-type="float">
            <text:p>11.8774</text:p>
          </table:table-cell>
        </table:table-row>
        <table:table-row table:style-name="ro1">
          <table:table-cell office:value-type="float" office:value="131.3" calcext:value-type="float">
            <text:p>131.3</text:p>
          </table:table-cell>
          <table:table-cell office:value-type="float" office:value="0.000533413" calcext:value-type="float">
            <text:p>0.000533413</text:p>
          </table:table-cell>
          <table:table-cell office:value-type="float" office:value="109.122" calcext:value-type="float">
            <text:p>109.122</text:p>
          </table:table-cell>
          <table:table-cell office:value-type="float" office:value="11.8774" calcext:value-type="float">
            <text:p>11.8774</text:p>
          </table:table-cell>
        </table:table-row>
        <table:table-row table:style-name="ro1">
          <table:table-cell office:value-type="float" office:value="131.4" calcext:value-type="float">
            <text:p>131.4</text:p>
          </table:table-cell>
          <table:table-cell office:value-type="float" office:value="0.000530031" calcext:value-type="float">
            <text:p>0.000530031</text:p>
          </table:table-cell>
          <table:table-cell office:value-type="float" office:value="109.122" calcext:value-type="float">
            <text:p>109.122</text:p>
          </table:table-cell>
          <table:table-cell office:value-type="float" office:value="11.8775" calcext:value-type="float">
            <text:p>11.8775</text:p>
          </table:table-cell>
        </table:table-row>
        <table:table-row table:style-name="ro1">
          <table:table-cell office:value-type="float" office:value="131.5" calcext:value-type="float">
            <text:p>131.5</text:p>
          </table:table-cell>
          <table:table-cell office:value-type="float" office:value="0.00052667" calcext:value-type="float">
            <text:p>0.00052667</text:p>
          </table:table-cell>
          <table:table-cell office:value-type="float" office:value="109.122" calcext:value-type="float">
            <text:p>109.122</text:p>
          </table:table-cell>
          <table:table-cell office:value-type="float" office:value="11.8775" calcext:value-type="float">
            <text:p>11.8775</text:p>
          </table:table-cell>
        </table:table-row>
        <table:table-row table:style-name="ro1">
          <table:table-cell office:value-type="float" office:value="131.6" calcext:value-type="float">
            <text:p>131.6</text:p>
          </table:table-cell>
          <table:table-cell office:value-type="float" office:value="0.00052333" calcext:value-type="float">
            <text:p>0.00052333</text:p>
          </table:table-cell>
          <table:table-cell office:value-type="float" office:value="109.122" calcext:value-type="float">
            <text:p>109.122</text:p>
          </table:table-cell>
          <table:table-cell office:value-type="float" office:value="11.8775" calcext:value-type="float">
            <text:p>11.8775</text:p>
          </table:table-cell>
        </table:table-row>
        <table:table-row table:style-name="ro1">
          <table:table-cell office:value-type="float" office:value="131.7" calcext:value-type="float">
            <text:p>131.7</text:p>
          </table:table-cell>
          <table:table-cell office:value-type="float" office:value="0.000520012" calcext:value-type="float">
            <text:p>0.000520012</text:p>
          </table:table-cell>
          <table:table-cell office:value-type="float" office:value="109.122" calcext:value-type="float">
            <text:p>109.122</text:p>
          </table:table-cell>
          <table:table-cell office:value-type="float" office:value="11.8775" calcext:value-type="float">
            <text:p>11.8775</text:p>
          </table:table-cell>
        </table:table-row>
        <table:table-row table:style-name="ro1">
          <table:table-cell office:value-type="float" office:value="131.8" calcext:value-type="float">
            <text:p>131.8</text:p>
          </table:table-cell>
          <table:table-cell office:value-type="float" office:value="0.000516714" calcext:value-type="float">
            <text:p>0.000516714</text:p>
          </table:table-cell>
          <table:table-cell office:value-type="float" office:value="109.122" calcext:value-type="float">
            <text:p>109.122</text:p>
          </table:table-cell>
          <table:table-cell office:value-type="float" office:value="11.8776" calcext:value-type="float">
            <text:p>11.8776</text:p>
          </table:table-cell>
        </table:table-row>
        <table:table-row table:style-name="ro1">
          <table:table-cell office:value-type="float" office:value="131.9" calcext:value-type="float">
            <text:p>131.9</text:p>
          </table:table-cell>
          <table:table-cell office:value-type="float" office:value="0.000513438" calcext:value-type="float">
            <text:p>0.000513438</text:p>
          </table:table-cell>
          <table:table-cell office:value-type="float" office:value="109.122" calcext:value-type="float">
            <text:p>109.122</text:p>
          </table:table-cell>
          <table:table-cell office:value-type="float" office:value="11.8776" calcext:value-type="float">
            <text:p>11.877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00510182" calcext:value-type="float">
            <text:p>0.000510182</text:p>
          </table:table-cell>
          <table:table-cell office:value-type="float" office:value="109.122" calcext:value-type="float">
            <text:p>109.122</text:p>
          </table:table-cell>
          <table:table-cell office:value-type="float" office:value="11.8776" calcext:value-type="float">
            <text:p>11.8776</text:p>
          </table:table-cell>
        </table:table-row>
        <table:table-row table:style-name="ro1">
          <table:table-cell office:value-type="float" office:value="132.1" calcext:value-type="float">
            <text:p>132.1</text:p>
          </table:table-cell>
          <table:table-cell office:value-type="float" office:value="0.000506947" calcext:value-type="float">
            <text:p>0.000506947</text:p>
          </table:table-cell>
          <table:table-cell office:value-type="float" office:value="109.122" calcext:value-type="float">
            <text:p>109.122</text:p>
          </table:table-cell>
          <table:table-cell office:value-type="float" office:value="11.8777" calcext:value-type="float">
            <text:p>11.8777</text:p>
          </table:table-cell>
        </table:table-row>
        <table:table-row table:style-name="ro1">
          <table:table-cell office:value-type="float" office:value="132.2" calcext:value-type="float">
            <text:p>132.2</text:p>
          </table:table-cell>
          <table:table-cell office:value-type="float" office:value="0.000503733" calcext:value-type="float">
            <text:p>0.000503733</text:p>
          </table:table-cell>
          <table:table-cell office:value-type="float" office:value="109.122" calcext:value-type="float">
            <text:p>109.122</text:p>
          </table:table-cell>
          <table:table-cell office:value-type="float" office:value="11.8777" calcext:value-type="float">
            <text:p>11.8777</text:p>
          </table:table-cell>
        </table:table-row>
        <table:table-row table:style-name="ro1">
          <table:table-cell office:value-type="float" office:value="132.3" calcext:value-type="float">
            <text:p>132.3</text:p>
          </table:table-cell>
          <table:table-cell office:value-type="float" office:value="0.000500539" calcext:value-type="float">
            <text:p>0.000500539</text:p>
          </table:table-cell>
          <table:table-cell office:value-type="float" office:value="109.122" calcext:value-type="float">
            <text:p>109.122</text:p>
          </table:table-cell>
          <table:table-cell office:value-type="float" office:value="11.8777" calcext:value-type="float">
            <text:p>11.8777</text:p>
          </table:table-cell>
        </table:table-row>
        <table:table-row table:style-name="ro1">
          <table:table-cell office:value-type="float" office:value="132.4" calcext:value-type="float">
            <text:p>132.4</text:p>
          </table:table-cell>
          <table:table-cell office:value-type="float" office:value="0.000497365" calcext:value-type="float">
            <text:p>0.000497365</text:p>
          </table:table-cell>
          <table:table-cell office:value-type="float" office:value="109.122" calcext:value-type="float">
            <text:p>109.122</text:p>
          </table:table-cell>
          <table:table-cell office:value-type="float" office:value="11.8777" calcext:value-type="float">
            <text:p>11.8777</text:p>
          </table:table-cell>
        </table:table-row>
        <table:table-row table:style-name="ro1">
          <table:table-cell office:value-type="float" office:value="132.5" calcext:value-type="float">
            <text:p>132.5</text:p>
          </table:table-cell>
          <table:table-cell office:value-type="float" office:value="0.000494211" calcext:value-type="float">
            <text:p>0.000494211</text:p>
          </table:table-cell>
          <table:table-cell office:value-type="float" office:value="109.122" calcext:value-type="float">
            <text:p>109.122</text:p>
          </table:table-cell>
          <table:table-cell office:value-type="float" office:value="11.8778" calcext:value-type="float">
            <text:p>11.8778</text:p>
          </table:table-cell>
        </table:table-row>
        <table:table-row table:style-name="ro1">
          <table:table-cell office:value-type="float" office:value="132.6" calcext:value-type="float">
            <text:p>132.6</text:p>
          </table:table-cell>
          <table:table-cell office:value-type="float" office:value="0.000491077" calcext:value-type="float">
            <text:p>0.000491077</text:p>
          </table:table-cell>
          <table:table-cell office:value-type="float" office:value="109.122" calcext:value-type="float">
            <text:p>109.122</text:p>
          </table:table-cell>
          <table:table-cell office:value-type="float" office:value="11.8778" calcext:value-type="float">
            <text:p>11.8778</text:p>
          </table:table-cell>
        </table:table-row>
        <table:table-row table:style-name="ro1">
          <table:table-cell office:value-type="float" office:value="132.7" calcext:value-type="float">
            <text:p>132.7</text:p>
          </table:table-cell>
          <table:table-cell office:value-type="float" office:value="0.000487963" calcext:value-type="float">
            <text:p>0.000487963</text:p>
          </table:table-cell>
          <table:table-cell office:value-type="float" office:value="109.122" calcext:value-type="float">
            <text:p>109.122</text:p>
          </table:table-cell>
          <table:table-cell office:value-type="float" office:value="11.8778" calcext:value-type="float">
            <text:p>11.8778</text:p>
          </table:table-cell>
        </table:table-row>
        <table:table-row table:style-name="ro1">
          <table:table-cell office:value-type="float" office:value="132.8" calcext:value-type="float">
            <text:p>132.8</text:p>
          </table:table-cell>
          <table:table-cell office:value-type="float" office:value="0.000484869" calcext:value-type="float">
            <text:p>0.000484869</text:p>
          </table:table-cell>
          <table:table-cell office:value-type="float" office:value="109.122" calcext:value-type="float">
            <text:p>109.122</text:p>
          </table:table-cell>
          <table:table-cell office:value-type="float" office:value="11.8778" calcext:value-type="float">
            <text:p>11.8778</text:p>
          </table:table-cell>
        </table:table-row>
        <table:table-row table:style-name="ro1">
          <table:table-cell office:value-type="float" office:value="132.9" calcext:value-type="float">
            <text:p>132.9</text:p>
          </table:table-cell>
          <table:table-cell office:value-type="float" office:value="0.000481794" calcext:value-type="float">
            <text:p>0.000481794</text:p>
          </table:table-cell>
          <table:table-cell office:value-type="float" office:value="109.122" calcext:value-type="float">
            <text:p>109.122</text:p>
          </table:table-cell>
          <table:table-cell office:value-type="float" office:value="11.8779" calcext:value-type="float">
            <text:p>11.877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00478739" calcext:value-type="float">
            <text:p>0.000478739</text:p>
          </table:table-cell>
          <table:table-cell office:value-type="float" office:value="109.122" calcext:value-type="float">
            <text:p>109.122</text:p>
          </table:table-cell>
          <table:table-cell office:value-type="float" office:value="11.8779" calcext:value-type="float">
            <text:p>11.8779</text:p>
          </table:table-cell>
        </table:table-row>
        <table:table-row table:style-name="ro1">
          <table:table-cell office:value-type="float" office:value="133.1" calcext:value-type="float">
            <text:p>133.1</text:p>
          </table:table-cell>
          <table:table-cell office:value-type="float" office:value="0.000475704" calcext:value-type="float">
            <text:p>0.000475704</text:p>
          </table:table-cell>
          <table:table-cell office:value-type="float" office:value="109.122" calcext:value-type="float">
            <text:p>109.122</text:p>
          </table:table-cell>
          <table:table-cell office:value-type="float" office:value="11.8779" calcext:value-type="float">
            <text:p>11.8779</text:p>
          </table:table-cell>
        </table:table-row>
        <table:table-row table:style-name="ro1">
          <table:table-cell office:value-type="float" office:value="133.2" calcext:value-type="float">
            <text:p>133.2</text:p>
          </table:table-cell>
          <table:table-cell office:value-type="float" office:value="0.000472687" calcext:value-type="float">
            <text:p>0.000472687</text:p>
          </table:table-cell>
          <table:table-cell office:value-type="float" office:value="109.122" calcext:value-type="float">
            <text:p>109.122</text:p>
          </table:table-cell>
          <table:table-cell office:value-type="float" office:value="11.8779" calcext:value-type="float">
            <text:p>11.8779</text:p>
          </table:table-cell>
        </table:table-row>
        <table:table-row table:style-name="ro1">
          <table:table-cell office:value-type="float" office:value="133.3" calcext:value-type="float">
            <text:p>133.3</text:p>
          </table:table-cell>
          <table:table-cell office:value-type="float" office:value="0.00046969" calcext:value-type="float">
            <text:p>0.00046969</text:p>
          </table:table-cell>
          <table:table-cell office:value-type="float" office:value="109.122" calcext:value-type="float">
            <text:p>109.122</text:p>
          </table:table-cell>
          <table:table-cell office:value-type="float" office:value="11.8779" calcext:value-type="float">
            <text:p>11.8779</text:p>
          </table:table-cell>
        </table:table-row>
        <table:table-row table:style-name="ro1">
          <table:table-cell office:value-type="float" office:value="133.4" calcext:value-type="float">
            <text:p>133.4</text:p>
          </table:table-cell>
          <table:table-cell office:value-type="float" office:value="0.000466711" calcext:value-type="float">
            <text:p>0.000466711</text:p>
          </table:table-cell>
          <table:table-cell office:value-type="float" office:value="109.122" calcext:value-type="float">
            <text:p>109.122</text:p>
          </table:table-cell>
          <table:table-cell office:value-type="float" office:value="11.878" calcext:value-type="float">
            <text:p>11.878</text:p>
          </table:table-cell>
        </table:table-row>
        <table:table-row table:style-name="ro1">
          <table:table-cell office:value-type="float" office:value="133.5" calcext:value-type="float">
            <text:p>133.5</text:p>
          </table:table-cell>
          <table:table-cell office:value-type="float" office:value="0.000463752" calcext:value-type="float">
            <text:p>0.000463752</text:p>
          </table:table-cell>
          <table:table-cell office:value-type="float" office:value="109.122" calcext:value-type="float">
            <text:p>109.122</text:p>
          </table:table-cell>
          <table:table-cell office:value-type="float" office:value="11.878" calcext:value-type="float">
            <text:p>11.878</text:p>
          </table:table-cell>
        </table:table-row>
        <table:table-row table:style-name="ro1">
          <table:table-cell office:value-type="float" office:value="133.6" calcext:value-type="float">
            <text:p>133.6</text:p>
          </table:table-cell>
          <table:table-cell office:value-type="float" office:value="0.000460811" calcext:value-type="float">
            <text:p>0.000460811</text:p>
          </table:table-cell>
          <table:table-cell office:value-type="float" office:value="109.122" calcext:value-type="float">
            <text:p>109.122</text:p>
          </table:table-cell>
          <table:table-cell office:value-type="float" office:value="11.878" calcext:value-type="float">
            <text:p>11.878</text:p>
          </table:table-cell>
        </table:table-row>
        <table:table-row table:style-name="ro1">
          <table:table-cell office:value-type="float" office:value="133.7" calcext:value-type="float">
            <text:p>133.7</text:p>
          </table:table-cell>
          <table:table-cell office:value-type="float" office:value="0.000457889" calcext:value-type="float">
            <text:p>0.000457889</text:p>
          </table:table-cell>
          <table:table-cell office:value-type="float" office:value="109.122" calcext:value-type="float">
            <text:p>109.122</text:p>
          </table:table-cell>
          <table:table-cell office:value-type="float" office:value="11.878" calcext:value-type="float">
            <text:p>11.878</text:p>
          </table:table-cell>
        </table:table-row>
        <table:table-row table:style-name="ro1">
          <table:table-cell office:value-type="float" office:value="133.8" calcext:value-type="float">
            <text:p>133.8</text:p>
          </table:table-cell>
          <table:table-cell office:value-type="float" office:value="0.000454986" calcext:value-type="float">
            <text:p>0.000454986</text:p>
          </table:table-cell>
          <table:table-cell office:value-type="float" office:value="109.121" calcext:value-type="float">
            <text:p>109.121</text:p>
          </table:table-cell>
          <table:table-cell office:value-type="float" office:value="11.8781" calcext:value-type="float">
            <text:p>11.8781</text:p>
          </table:table-cell>
        </table:table-row>
        <table:table-row table:style-name="ro1">
          <table:table-cell office:value-type="float" office:value="133.9" calcext:value-type="float">
            <text:p>133.9</text:p>
          </table:table-cell>
          <table:table-cell office:value-type="float" office:value="0.000452101" calcext:value-type="float">
            <text:p>0.000452101</text:p>
          </table:table-cell>
          <table:table-cell office:value-type="float" office:value="109.121" calcext:value-type="float">
            <text:p>109.121</text:p>
          </table:table-cell>
          <table:table-cell office:value-type="float" office:value="11.8781" calcext:value-type="float">
            <text:p>11.878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00449234" calcext:value-type="float">
            <text:p>0.000449234</text:p>
          </table:table-cell>
          <table:table-cell office:value-type="float" office:value="109.121" calcext:value-type="float">
            <text:p>109.121</text:p>
          </table:table-cell>
          <table:table-cell office:value-type="float" office:value="11.8781" calcext:value-type="float">
            <text:p>11.8781</text:p>
          </table:table-cell>
        </table:table-row>
        <table:table-row table:style-name="ro1">
          <table:table-cell office:value-type="float" office:value="134.1" calcext:value-type="float">
            <text:p>134.1</text:p>
          </table:table-cell>
          <table:table-cell office:value-type="float" office:value="0.000446385" calcext:value-type="float">
            <text:p>0.000446385</text:p>
          </table:table-cell>
          <table:table-cell office:value-type="float" office:value="109.121" calcext:value-type="float">
            <text:p>109.121</text:p>
          </table:table-cell>
          <table:table-cell office:value-type="float" office:value="11.8781" calcext:value-type="float">
            <text:p>11.8781</text:p>
          </table:table-cell>
        </table:table-row>
        <table:table-row table:style-name="ro1">
          <table:table-cell office:value-type="float" office:value="134.2" calcext:value-type="float">
            <text:p>134.2</text:p>
          </table:table-cell>
          <table:table-cell office:value-type="float" office:value="0.000443555" calcext:value-type="float">
            <text:p>0.000443555</text:p>
          </table:table-cell>
          <table:table-cell office:value-type="float" office:value="109.121" calcext:value-type="float">
            <text:p>109.121</text:p>
          </table:table-cell>
          <table:table-cell office:value-type="float" office:value="11.8782" calcext:value-type="float">
            <text:p>11.8782</text:p>
          </table:table-cell>
        </table:table-row>
        <table:table-row table:style-name="ro1">
          <table:table-cell office:value-type="float" office:value="134.3" calcext:value-type="float">
            <text:p>134.3</text:p>
          </table:table-cell>
          <table:table-cell office:value-type="float" office:value="0.000440742" calcext:value-type="float">
            <text:p>0.000440742</text:p>
          </table:table-cell>
          <table:table-cell office:value-type="float" office:value="109.121" calcext:value-type="float">
            <text:p>109.121</text:p>
          </table:table-cell>
          <table:table-cell office:value-type="float" office:value="11.8782" calcext:value-type="float">
            <text:p>11.8782</text:p>
          </table:table-cell>
        </table:table-row>
        <table:table-row table:style-name="ro1">
          <table:table-cell office:value-type="float" office:value="134.4" calcext:value-type="float">
            <text:p>134.4</text:p>
          </table:table-cell>
          <table:table-cell office:value-type="float" office:value="0.000437947" calcext:value-type="float">
            <text:p>0.000437947</text:p>
          </table:table-cell>
          <table:table-cell office:value-type="float" office:value="109.121" calcext:value-type="float">
            <text:p>109.121</text:p>
          </table:table-cell>
          <table:table-cell office:value-type="float" office:value="11.8782" calcext:value-type="float">
            <text:p>11.8782</text:p>
          </table:table-cell>
        </table:table-row>
        <table:table-row table:style-name="ro1">
          <table:table-cell office:value-type="float" office:value="134.5" calcext:value-type="float">
            <text:p>134.5</text:p>
          </table:table-cell>
          <table:table-cell office:value-type="float" office:value="0.00043517" calcext:value-type="float">
            <text:p>0.00043517</text:p>
          </table:table-cell>
          <table:table-cell office:value-type="float" office:value="109.121" calcext:value-type="float">
            <text:p>109.121</text:p>
          </table:table-cell>
          <table:table-cell office:value-type="float" office:value="11.8782" calcext:value-type="float">
            <text:p>11.8782</text:p>
          </table:table-cell>
        </table:table-row>
        <table:table-row table:style-name="ro1">
          <table:table-cell office:value-type="float" office:value="134.6" calcext:value-type="float">
            <text:p>134.6</text:p>
          </table:table-cell>
          <table:table-cell office:value-type="float" office:value="0.00043241" calcext:value-type="float">
            <text:p>0.00043241</text:p>
          </table:table-cell>
          <table:table-cell office:value-type="float" office:value="109.121" calcext:value-type="float">
            <text:p>109.121</text:p>
          </table:table-cell>
          <table:table-cell office:value-type="float" office:value="11.8782" calcext:value-type="float">
            <text:p>11.8782</text:p>
          </table:table-cell>
        </table:table-row>
        <table:table-row table:style-name="ro1">
          <table:table-cell office:value-type="float" office:value="134.7" calcext:value-type="float">
            <text:p>134.7</text:p>
          </table:table-cell>
          <table:table-cell office:value-type="float" office:value="0.000429668" calcext:value-type="float">
            <text:p>0.000429668</text:p>
          </table:table-cell>
          <table:table-cell office:value-type="float" office:value="109.121" calcext:value-type="float">
            <text:p>109.121</text:p>
          </table:table-cell>
          <table:table-cell office:value-type="float" office:value="11.8783" calcext:value-type="float">
            <text:p>11.8783</text:p>
          </table:table-cell>
        </table:table-row>
        <table:table-row table:style-name="ro1">
          <table:table-cell office:value-type="float" office:value="134.8" calcext:value-type="float">
            <text:p>134.8</text:p>
          </table:table-cell>
          <table:table-cell office:value-type="float" office:value="0.000426944" calcext:value-type="float">
            <text:p>0.000426944</text:p>
          </table:table-cell>
          <table:table-cell office:value-type="float" office:value="109.121" calcext:value-type="float">
            <text:p>109.121</text:p>
          </table:table-cell>
          <table:table-cell office:value-type="float" office:value="11.8783" calcext:value-type="float">
            <text:p>11.8783</text:p>
          </table:table-cell>
        </table:table-row>
        <table:table-row table:style-name="ro1">
          <table:table-cell office:value-type="float" office:value="134.9" calcext:value-type="float">
            <text:p>134.9</text:p>
          </table:table-cell>
          <table:table-cell office:value-type="float" office:value="0.000424237" calcext:value-type="float">
            <text:p>0.000424237</text:p>
          </table:table-cell>
          <table:table-cell office:value-type="float" office:value="109.121" calcext:value-type="float">
            <text:p>109.121</text:p>
          </table:table-cell>
          <table:table-cell office:value-type="float" office:value="11.8783" calcext:value-type="float">
            <text:p>11.878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00421546" calcext:value-type="float">
            <text:p>0.000421546</text:p>
          </table:table-cell>
          <table:table-cell office:value-type="float" office:value="109.121" calcext:value-type="float">
            <text:p>109.121</text:p>
          </table:table-cell>
          <table:table-cell office:value-type="float" office:value="11.8783" calcext:value-type="float">
            <text:p>11.8783</text:p>
          </table:table-cell>
        </table:table-row>
        <table:table-row table:style-name="ro1">
          <table:table-cell office:value-type="float" office:value="135.1" calcext:value-type="float">
            <text:p>135.1</text:p>
          </table:table-cell>
          <table:table-cell office:value-type="float" office:value="0.000418873" calcext:value-type="float">
            <text:p>0.000418873</text:p>
          </table:table-cell>
          <table:table-cell office:value-type="float" office:value="109.121" calcext:value-type="float">
            <text:p>109.121</text:p>
          </table:table-cell>
          <table:table-cell office:value-type="float" office:value="11.8783" calcext:value-type="float">
            <text:p>11.8783</text:p>
          </table:table-cell>
        </table:table-row>
        <table:table-row table:style-name="ro1">
          <table:table-cell office:value-type="float" office:value="135.2" calcext:value-type="float">
            <text:p>135.2</text:p>
          </table:table-cell>
          <table:table-cell office:value-type="float" office:value="0.000416217" calcext:value-type="float">
            <text:p>0.000416217</text:p>
          </table:table-cell>
          <table:table-cell office:value-type="float" office:value="109.121" calcext:value-type="float">
            <text:p>109.121</text:p>
          </table:table-cell>
          <table:table-cell office:value-type="float" office:value="11.8784" calcext:value-type="float">
            <text:p>11.8784</text:p>
          </table:table-cell>
        </table:table-row>
        <table:table-row table:style-name="ro1">
          <table:table-cell office:value-type="float" office:value="135.3" calcext:value-type="float">
            <text:p>135.3</text:p>
          </table:table-cell>
          <table:table-cell office:value-type="float" office:value="0.000413578" calcext:value-type="float">
            <text:p>0.000413578</text:p>
          </table:table-cell>
          <table:table-cell office:value-type="float" office:value="109.121" calcext:value-type="float">
            <text:p>109.121</text:p>
          </table:table-cell>
          <table:table-cell office:value-type="float" office:value="11.8784" calcext:value-type="float">
            <text:p>11.8784</text:p>
          </table:table-cell>
        </table:table-row>
        <table:table-row table:style-name="ro1">
          <table:table-cell office:value-type="float" office:value="135.4" calcext:value-type="float">
            <text:p>135.4</text:p>
          </table:table-cell>
          <table:table-cell office:value-type="float" office:value="0.000410955" calcext:value-type="float">
            <text:p>0.000410955</text:p>
          </table:table-cell>
          <table:table-cell office:value-type="float" office:value="109.121" calcext:value-type="float">
            <text:p>109.121</text:p>
          </table:table-cell>
          <table:table-cell office:value-type="float" office:value="11.8784" calcext:value-type="float">
            <text:p>11.8784</text:p>
          </table:table-cell>
        </table:table-row>
        <table:table-row table:style-name="ro1">
          <table:table-cell office:value-type="float" office:value="135.5" calcext:value-type="float">
            <text:p>135.5</text:p>
          </table:table-cell>
          <table:table-cell office:value-type="float" office:value="0.000408349" calcext:value-type="float">
            <text:p>0.000408349</text:p>
          </table:table-cell>
          <table:table-cell office:value-type="float" office:value="109.121" calcext:value-type="float">
            <text:p>109.121</text:p>
          </table:table-cell>
          <table:table-cell office:value-type="float" office:value="11.8784" calcext:value-type="float">
            <text:p>11.8784</text:p>
          </table:table-cell>
        </table:table-row>
        <table:table-row table:style-name="ro1">
          <table:table-cell office:value-type="float" office:value="135.6" calcext:value-type="float">
            <text:p>135.6</text:p>
          </table:table-cell>
          <table:table-cell office:value-type="float" office:value="0.00040576" calcext:value-type="float">
            <text:p>0.00040576</text:p>
          </table:table-cell>
          <table:table-cell office:value-type="float" office:value="109.121" calcext:value-type="float">
            <text:p>109.121</text:p>
          </table:table-cell>
          <table:table-cell office:value-type="float" office:value="11.8784" calcext:value-type="float">
            <text:p>11.8784</text:p>
          </table:table-cell>
        </table:table-row>
        <table:table-row table:style-name="ro1">
          <table:table-cell office:value-type="float" office:value="135.7" calcext:value-type="float">
            <text:p>135.7</text:p>
          </table:table-cell>
          <table:table-cell office:value-type="float" office:value="0.000403187" calcext:value-type="float">
            <text:p>0.000403187</text:p>
          </table:table-cell>
          <table:table-cell office:value-type="float" office:value="109.121" calcext:value-type="float">
            <text:p>109.121</text:p>
          </table:table-cell>
          <table:table-cell office:value-type="float" office:value="11.8785" calcext:value-type="float">
            <text:p>11.8785</text:p>
          </table:table-cell>
        </table:table-row>
        <table:table-row table:style-name="ro1">
          <table:table-cell office:value-type="float" office:value="135.8" calcext:value-type="float">
            <text:p>135.8</text:p>
          </table:table-cell>
          <table:table-cell office:value-type="float" office:value="0.00040063" calcext:value-type="float">
            <text:p>0.00040063</text:p>
          </table:table-cell>
          <table:table-cell office:value-type="float" office:value="109.121" calcext:value-type="float">
            <text:p>109.121</text:p>
          </table:table-cell>
          <table:table-cell office:value-type="float" office:value="11.8785" calcext:value-type="float">
            <text:p>11.8785</text:p>
          </table:table-cell>
        </table:table-row>
        <table:table-row table:style-name="ro1">
          <table:table-cell office:value-type="float" office:value="135.9" calcext:value-type="float">
            <text:p>135.9</text:p>
          </table:table-cell>
          <table:table-cell office:value-type="float" office:value="0.00039809" calcext:value-type="float">
            <text:p>0.00039809</text:p>
          </table:table-cell>
          <table:table-cell office:value-type="float" office:value="109.121" calcext:value-type="float">
            <text:p>109.121</text:p>
          </table:table-cell>
          <table:table-cell office:value-type="float" office:value="11.8785" calcext:value-type="float">
            <text:p>11.878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00395565" calcext:value-type="float">
            <text:p>0.000395565</text:p>
          </table:table-cell>
          <table:table-cell office:value-type="float" office:value="109.121" calcext:value-type="float">
            <text:p>109.121</text:p>
          </table:table-cell>
          <table:table-cell office:value-type="float" office:value="11.8785" calcext:value-type="float">
            <text:p>11.8785</text:p>
          </table:table-cell>
        </table:table-row>
        <table:table-row table:style-name="ro1">
          <table:table-cell office:value-type="float" office:value="136.1" calcext:value-type="float">
            <text:p>136.1</text:p>
          </table:table-cell>
          <table:table-cell office:value-type="float" office:value="0.000393057" calcext:value-type="float">
            <text:p>0.000393057</text:p>
          </table:table-cell>
          <table:table-cell office:value-type="float" office:value="109.121" calcext:value-type="float">
            <text:p>109.121</text:p>
          </table:table-cell>
          <table:table-cell office:value-type="float" office:value="11.8785" calcext:value-type="float">
            <text:p>11.8785</text:p>
          </table:table-cell>
        </table:table-row>
        <table:table-row table:style-name="ro1">
          <table:table-cell office:value-type="float" office:value="136.2" calcext:value-type="float">
            <text:p>136.2</text:p>
          </table:table-cell>
          <table:table-cell office:value-type="float" office:value="0.000390564" calcext:value-type="float">
            <text:p>0.000390564</text:p>
          </table:table-cell>
          <table:table-cell office:value-type="float" office:value="109.121" calcext:value-type="float">
            <text:p>109.121</text:p>
          </table:table-cell>
          <table:table-cell office:value-type="float" office:value="11.8786" calcext:value-type="float">
            <text:p>11.8786</text:p>
          </table:table-cell>
        </table:table-row>
        <table:table-row table:style-name="ro1">
          <table:table-cell office:value-type="float" office:value="136.3" calcext:value-type="float">
            <text:p>136.3</text:p>
          </table:table-cell>
          <table:table-cell office:value-type="float" office:value="0.000388088" calcext:value-type="float">
            <text:p>0.000388088</text:p>
          </table:table-cell>
          <table:table-cell office:value-type="float" office:value="109.121" calcext:value-type="float">
            <text:p>109.121</text:p>
          </table:table-cell>
          <table:table-cell office:value-type="float" office:value="11.8786" calcext:value-type="float">
            <text:p>11.8786</text:p>
          </table:table-cell>
        </table:table-row>
        <table:table-row table:style-name="ro1">
          <table:table-cell office:value-type="float" office:value="136.4" calcext:value-type="float">
            <text:p>136.4</text:p>
          </table:table-cell>
          <table:table-cell office:value-type="float" office:value="0.000385627" calcext:value-type="float">
            <text:p>0.000385627</text:p>
          </table:table-cell>
          <table:table-cell office:value-type="float" office:value="109.121" calcext:value-type="float">
            <text:p>109.121</text:p>
          </table:table-cell>
          <table:table-cell office:value-type="float" office:value="11.8786" calcext:value-type="float">
            <text:p>11.8786</text:p>
          </table:table-cell>
        </table:table-row>
        <table:table-row table:style-name="ro1">
          <table:table-cell office:value-type="float" office:value="136.5" calcext:value-type="float">
            <text:p>136.5</text:p>
          </table:table-cell>
          <table:table-cell office:value-type="float" office:value="0.000383181" calcext:value-type="float">
            <text:p>0.000383181</text:p>
          </table:table-cell>
          <table:table-cell office:value-type="float" office:value="109.121" calcext:value-type="float">
            <text:p>109.121</text:p>
          </table:table-cell>
          <table:table-cell office:value-type="float" office:value="11.8786" calcext:value-type="float">
            <text:p>11.8786</text:p>
          </table:table-cell>
        </table:table-row>
        <table:table-row table:style-name="ro1">
          <table:table-cell office:value-type="float" office:value="136.6" calcext:value-type="float">
            <text:p>136.6</text:p>
          </table:table-cell>
          <table:table-cell office:value-type="float" office:value="0.000380751" calcext:value-type="float">
            <text:p>0.000380751</text:p>
          </table:table-cell>
          <table:table-cell office:value-type="float" office:value="109.121" calcext:value-type="float">
            <text:p>109.121</text:p>
          </table:table-cell>
          <table:table-cell office:value-type="float" office:value="11.8786" calcext:value-type="float">
            <text:p>11.8786</text:p>
          </table:table-cell>
        </table:table-row>
        <table:table-row table:style-name="ro1">
          <table:table-cell office:value-type="float" office:value="136.7" calcext:value-type="float">
            <text:p>136.7</text:p>
          </table:table-cell>
          <table:table-cell office:value-type="float" office:value="0.000378337" calcext:value-type="float">
            <text:p>0.000378337</text:p>
          </table:table-cell>
          <table:table-cell office:value-type="float" office:value="109.121" calcext:value-type="float">
            <text:p>109.121</text:p>
          </table:table-cell>
          <table:table-cell office:value-type="float" office:value="11.8787" calcext:value-type="float">
            <text:p>11.8787</text:p>
          </table:table-cell>
        </table:table-row>
        <table:table-row table:style-name="ro1">
          <table:table-cell office:value-type="float" office:value="136.8" calcext:value-type="float">
            <text:p>136.8</text:p>
          </table:table-cell>
          <table:table-cell office:value-type="float" office:value="0.000375938" calcext:value-type="float">
            <text:p>0.000375938</text:p>
          </table:table-cell>
          <table:table-cell office:value-type="float" office:value="109.121" calcext:value-type="float">
            <text:p>109.121</text:p>
          </table:table-cell>
          <table:table-cell office:value-type="float" office:value="11.8787" calcext:value-type="float">
            <text:p>11.8787</text:p>
          </table:table-cell>
        </table:table-row>
        <table:table-row table:style-name="ro1">
          <table:table-cell office:value-type="float" office:value="136.9" calcext:value-type="float">
            <text:p>136.9</text:p>
          </table:table-cell>
          <table:table-cell office:value-type="float" office:value="0.000373554" calcext:value-type="float">
            <text:p>0.000373554</text:p>
          </table:table-cell>
          <table:table-cell office:value-type="float" office:value="109.121" calcext:value-type="float">
            <text:p>109.121</text:p>
          </table:table-cell>
          <table:table-cell office:value-type="float" office:value="11.8787" calcext:value-type="float">
            <text:p>11.878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00371185" calcext:value-type="float">
            <text:p>0.000371185</text:p>
          </table:table-cell>
          <table:table-cell office:value-type="float" office:value="109.121" calcext:value-type="float">
            <text:p>109.121</text:p>
          </table:table-cell>
          <table:table-cell office:value-type="float" office:value="11.8787" calcext:value-type="float">
            <text:p>11.8787</text:p>
          </table:table-cell>
        </table:table-row>
        <table:table-row table:style-name="ro1">
          <table:table-cell office:value-type="float" office:value="137.1" calcext:value-type="float">
            <text:p>137.1</text:p>
          </table:table-cell>
          <table:table-cell office:value-type="float" office:value="0.000368831" calcext:value-type="float">
            <text:p>0.000368831</text:p>
          </table:table-cell>
          <table:table-cell office:value-type="float" office:value="109.121" calcext:value-type="float">
            <text:p>109.121</text:p>
          </table:table-cell>
          <table:table-cell office:value-type="float" office:value="11.8787" calcext:value-type="float">
            <text:p>11.8787</text:p>
          </table:table-cell>
        </table:table-row>
        <table:table-row table:style-name="ro1">
          <table:table-cell office:value-type="float" office:value="137.2" calcext:value-type="float">
            <text:p>137.2</text:p>
          </table:table-cell>
          <table:table-cell office:value-type="float" office:value="0.000366492" calcext:value-type="float">
            <text:p>0.000366492</text:p>
          </table:table-cell>
          <table:table-cell office:value-type="float" office:value="109.121" calcext:value-type="float">
            <text:p>109.121</text:p>
          </table:table-cell>
          <table:table-cell office:value-type="float" office:value="11.8788" calcext:value-type="float">
            <text:p>11.8788</text:p>
          </table:table-cell>
        </table:table-row>
        <table:table-row table:style-name="ro1">
          <table:table-cell office:value-type="float" office:value="137.3" calcext:value-type="float">
            <text:p>137.3</text:p>
          </table:table-cell>
          <table:table-cell office:value-type="float" office:value="0.000364168" calcext:value-type="float">
            <text:p>0.000364168</text:p>
          </table:table-cell>
          <table:table-cell office:value-type="float" office:value="109.121" calcext:value-type="float">
            <text:p>109.121</text:p>
          </table:table-cell>
          <table:table-cell office:value-type="float" office:value="11.8788" calcext:value-type="float">
            <text:p>11.8788</text:p>
          </table:table-cell>
        </table:table-row>
        <table:table-row table:style-name="ro1">
          <table:table-cell office:value-type="float" office:value="137.4" calcext:value-type="float">
            <text:p>137.4</text:p>
          </table:table-cell>
          <table:table-cell office:value-type="float" office:value="0.000361859" calcext:value-type="float">
            <text:p>0.000361859</text:p>
          </table:table-cell>
          <table:table-cell office:value-type="float" office:value="109.121" calcext:value-type="float">
            <text:p>109.121</text:p>
          </table:table-cell>
          <table:table-cell office:value-type="float" office:value="11.8788" calcext:value-type="float">
            <text:p>11.8788</text:p>
          </table:table-cell>
        </table:table-row>
        <table:table-row table:style-name="ro1">
          <table:table-cell office:value-type="float" office:value="137.5" calcext:value-type="float">
            <text:p>137.5</text:p>
          </table:table-cell>
          <table:table-cell office:value-type="float" office:value="0.000359564" calcext:value-type="float">
            <text:p>0.000359564</text:p>
          </table:table-cell>
          <table:table-cell office:value-type="float" office:value="109.121" calcext:value-type="float">
            <text:p>109.121</text:p>
          </table:table-cell>
          <table:table-cell office:value-type="float" office:value="11.8788" calcext:value-type="float">
            <text:p>11.8788</text:p>
          </table:table-cell>
        </table:table-row>
        <table:table-row table:style-name="ro1">
          <table:table-cell office:value-type="float" office:value="137.6" calcext:value-type="float">
            <text:p>137.6</text:p>
          </table:table-cell>
          <table:table-cell office:value-type="float" office:value="0.000357284" calcext:value-type="float">
            <text:p>0.000357284</text:p>
          </table:table-cell>
          <table:table-cell office:value-type="float" office:value="109.121" calcext:value-type="float">
            <text:p>109.121</text:p>
          </table:table-cell>
          <table:table-cell office:value-type="float" office:value="11.8788" calcext:value-type="float">
            <text:p>11.8788</text:p>
          </table:table-cell>
        </table:table-row>
        <table:table-row table:style-name="ro1">
          <table:table-cell office:value-type="float" office:value="137.7" calcext:value-type="float">
            <text:p>137.7</text:p>
          </table:table-cell>
          <table:table-cell office:value-type="float" office:value="0.000355018" calcext:value-type="float">
            <text:p>0.000355018</text:p>
          </table:table-cell>
          <table:table-cell office:value-type="float" office:value="109.121" calcext:value-type="float">
            <text:p>109.121</text:p>
          </table:table-cell>
          <table:table-cell office:value-type="float" office:value="11.8788" calcext:value-type="float">
            <text:p>11.8788</text:p>
          </table:table-cell>
        </table:table-row>
        <table:table-row table:style-name="ro1">
          <table:table-cell office:value-type="float" office:value="137.8" calcext:value-type="float">
            <text:p>137.8</text:p>
          </table:table-cell>
          <table:table-cell office:value-type="float" office:value="0.000352767" calcext:value-type="float">
            <text:p>0.000352767</text:p>
          </table:table-cell>
          <table:table-cell office:value-type="float" office:value="109.121" calcext:value-type="float">
            <text:p>109.121</text:p>
          </table:table-cell>
          <table:table-cell office:value-type="float" office:value="11.8789" calcext:value-type="float">
            <text:p>11.8789</text:p>
          </table:table-cell>
        </table:table-row>
        <table:table-row table:style-name="ro1">
          <table:table-cell office:value-type="float" office:value="137.9" calcext:value-type="float">
            <text:p>137.9</text:p>
          </table:table-cell>
          <table:table-cell office:value-type="float" office:value="0.00035053" calcext:value-type="float">
            <text:p>0.00035053</text:p>
          </table:table-cell>
          <table:table-cell office:value-type="float" office:value="109.121" calcext:value-type="float">
            <text:p>109.121</text:p>
          </table:table-cell>
          <table:table-cell office:value-type="float" office:value="11.8789" calcext:value-type="float">
            <text:p>11.878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00348307" calcext:value-type="float">
            <text:p>0.000348307</text:p>
          </table:table-cell>
          <table:table-cell office:value-type="float" office:value="109.121" calcext:value-type="float">
            <text:p>109.121</text:p>
          </table:table-cell>
          <table:table-cell office:value-type="float" office:value="11.8789" calcext:value-type="float">
            <text:p>11.8789</text:p>
          </table:table-cell>
        </table:table-row>
        <table:table-row table:style-name="ro1">
          <table:table-cell office:value-type="float" office:value="138.1" calcext:value-type="float">
            <text:p>138.1</text:p>
          </table:table-cell>
          <table:table-cell office:value-type="float" office:value="0.000346098" calcext:value-type="float">
            <text:p>0.000346098</text:p>
          </table:table-cell>
          <table:table-cell office:value-type="float" office:value="109.121" calcext:value-type="float">
            <text:p>109.121</text:p>
          </table:table-cell>
          <table:table-cell office:value-type="float" office:value="11.8789" calcext:value-type="float">
            <text:p>11.8789</text:p>
          </table:table-cell>
        </table:table-row>
        <table:table-row table:style-name="ro1">
          <table:table-cell office:value-type="float" office:value="138.2" calcext:value-type="float">
            <text:p>138.2</text:p>
          </table:table-cell>
          <table:table-cell office:value-type="float" office:value="0.000343904" calcext:value-type="float">
            <text:p>0.000343904</text:p>
          </table:table-cell>
          <table:table-cell office:value-type="float" office:value="109.121" calcext:value-type="float">
            <text:p>109.121</text:p>
          </table:table-cell>
          <table:table-cell office:value-type="float" office:value="11.8789" calcext:value-type="float">
            <text:p>11.8789</text:p>
          </table:table-cell>
        </table:table-row>
        <table:table-row table:style-name="ro1">
          <table:table-cell office:value-type="float" office:value="138.3" calcext:value-type="float">
            <text:p>138.3</text:p>
          </table:table-cell>
          <table:table-cell office:value-type="float" office:value="0.000341723" calcext:value-type="float">
            <text:p>0.000341723</text:p>
          </table:table-cell>
          <table:table-cell office:value-type="float" office:value="109.121" calcext:value-type="float">
            <text:p>109.121</text:p>
          </table:table-cell>
          <table:table-cell office:value-type="float" office:value="11.879" calcext:value-type="float">
            <text:p>11.879</text:p>
          </table:table-cell>
        </table:table-row>
        <table:table-row table:style-name="ro1">
          <table:table-cell office:value-type="float" office:value="138.4" calcext:value-type="float">
            <text:p>138.4</text:p>
          </table:table-cell>
          <table:table-cell office:value-type="float" office:value="0.000339556" calcext:value-type="float">
            <text:p>0.000339556</text:p>
          </table:table-cell>
          <table:table-cell office:value-type="float" office:value="109.121" calcext:value-type="float">
            <text:p>109.121</text:p>
          </table:table-cell>
          <table:table-cell office:value-type="float" office:value="11.879" calcext:value-type="float">
            <text:p>11.879</text:p>
          </table:table-cell>
        </table:table-row>
        <table:table-row table:style-name="ro1">
          <table:table-cell office:value-type="float" office:value="138.5" calcext:value-type="float">
            <text:p>138.5</text:p>
          </table:table-cell>
          <table:table-cell office:value-type="float" office:value="0.000337402" calcext:value-type="float">
            <text:p>0.000337402</text:p>
          </table:table-cell>
          <table:table-cell office:value-type="float" office:value="109.121" calcext:value-type="float">
            <text:p>109.121</text:p>
          </table:table-cell>
          <table:table-cell office:value-type="float" office:value="11.879" calcext:value-type="float">
            <text:p>11.879</text:p>
          </table:table-cell>
        </table:table-row>
        <table:table-row table:style-name="ro1">
          <table:table-cell office:value-type="float" office:value="138.6" calcext:value-type="float">
            <text:p>138.6</text:p>
          </table:table-cell>
          <table:table-cell office:value-type="float" office:value="0.000335263" calcext:value-type="float">
            <text:p>0.000335263</text:p>
          </table:table-cell>
          <table:table-cell office:value-type="float" office:value="109.121" calcext:value-type="float">
            <text:p>109.121</text:p>
          </table:table-cell>
          <table:table-cell office:value-type="float" office:value="11.879" calcext:value-type="float">
            <text:p>11.879</text:p>
          </table:table-cell>
        </table:table-row>
        <table:table-row table:style-name="ro1">
          <table:table-cell office:value-type="float" office:value="138.7" calcext:value-type="float">
            <text:p>138.7</text:p>
          </table:table-cell>
          <table:table-cell office:value-type="float" office:value="0.000333137" calcext:value-type="float">
            <text:p>0.000333137</text:p>
          </table:table-cell>
          <table:table-cell office:value-type="float" office:value="109.121" calcext:value-type="float">
            <text:p>109.121</text:p>
          </table:table-cell>
          <table:table-cell office:value-type="float" office:value="11.879" calcext:value-type="float">
            <text:p>11.879</text:p>
          </table:table-cell>
        </table:table-row>
        <table:table-row table:style-name="ro1">
          <table:table-cell office:value-type="float" office:value="138.8" calcext:value-type="float">
            <text:p>138.8</text:p>
          </table:table-cell>
          <table:table-cell office:value-type="float" office:value="0.000331024" calcext:value-type="float">
            <text:p>0.000331024</text:p>
          </table:table-cell>
          <table:table-cell office:value-type="float" office:value="109.121" calcext:value-type="float">
            <text:p>109.121</text:p>
          </table:table-cell>
          <table:table-cell office:value-type="float" office:value="11.879" calcext:value-type="float">
            <text:p>11.879</text:p>
          </table:table-cell>
        </table:table-row>
        <table:table-row table:style-name="ro1">
          <table:table-cell office:value-type="float" office:value="138.9" calcext:value-type="float">
            <text:p>138.9</text:p>
          </table:table-cell>
          <table:table-cell office:value-type="float" office:value="0.000328925" calcext:value-type="float">
            <text:p>0.000328925</text:p>
          </table:table-cell>
          <table:table-cell office:value-type="float" office:value="109.121" calcext:value-type="float">
            <text:p>109.121</text:p>
          </table:table-cell>
          <table:table-cell office:value-type="float" office:value="11.8791" calcext:value-type="float">
            <text:p>11.879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00326839" calcext:value-type="float">
            <text:p>0.000326839</text:p>
          </table:table-cell>
          <table:table-cell office:value-type="float" office:value="109.121" calcext:value-type="float">
            <text:p>109.121</text:p>
          </table:table-cell>
          <table:table-cell office:value-type="float" office:value="11.8791" calcext:value-type="float">
            <text:p>11.8791</text:p>
          </table:table-cell>
        </table:table-row>
        <table:table-row table:style-name="ro1">
          <table:table-cell office:value-type="float" office:value="139.1" calcext:value-type="float">
            <text:p>139.1</text:p>
          </table:table-cell>
          <table:table-cell office:value-type="float" office:value="0.000324767" calcext:value-type="float">
            <text:p>0.000324767</text:p>
          </table:table-cell>
          <table:table-cell office:value-type="float" office:value="109.121" calcext:value-type="float">
            <text:p>109.121</text:p>
          </table:table-cell>
          <table:table-cell office:value-type="float" office:value="11.8791" calcext:value-type="float">
            <text:p>11.8791</text:p>
          </table:table-cell>
        </table:table-row>
        <table:table-row table:style-name="ro1">
          <table:table-cell office:value-type="float" office:value="139.2" calcext:value-type="float">
            <text:p>139.2</text:p>
          </table:table-cell>
          <table:table-cell office:value-type="float" office:value="0.000322707" calcext:value-type="float">
            <text:p>0.000322707</text:p>
          </table:table-cell>
          <table:table-cell office:value-type="float" office:value="109.121" calcext:value-type="float">
            <text:p>109.121</text:p>
          </table:table-cell>
          <table:table-cell office:value-type="float" office:value="11.8791" calcext:value-type="float">
            <text:p>11.8791</text:p>
          </table:table-cell>
        </table:table-row>
        <table:table-row table:style-name="ro1">
          <table:table-cell office:value-type="float" office:value="139.3" calcext:value-type="float">
            <text:p>139.3</text:p>
          </table:table-cell>
          <table:table-cell office:value-type="float" office:value="0.000320661" calcext:value-type="float">
            <text:p>0.000320661</text:p>
          </table:table-cell>
          <table:table-cell office:value-type="float" office:value="109.121" calcext:value-type="float">
            <text:p>109.121</text:p>
          </table:table-cell>
          <table:table-cell office:value-type="float" office:value="11.8791" calcext:value-type="float">
            <text:p>11.8791</text:p>
          </table:table-cell>
        </table:table-row>
        <table:table-row table:style-name="ro1">
          <table:table-cell office:value-type="float" office:value="139.4" calcext:value-type="float">
            <text:p>139.4</text:p>
          </table:table-cell>
          <table:table-cell office:value-type="float" office:value="0.000318627" calcext:value-type="float">
            <text:p>0.000318627</text:p>
          </table:table-cell>
          <table:table-cell office:value-type="float" office:value="109.121" calcext:value-type="float">
            <text:p>109.121</text:p>
          </table:table-cell>
          <table:table-cell office:value-type="float" office:value="11.8791" calcext:value-type="float">
            <text:p>11.8791</text:p>
          </table:table-cell>
        </table:table-row>
        <table:table-row table:style-name="ro1">
          <table:table-cell office:value-type="float" office:value="139.5" calcext:value-type="float">
            <text:p>139.5</text:p>
          </table:table-cell>
          <table:table-cell office:value-type="float" office:value="0.000316607" calcext:value-type="float">
            <text:p>0.000316607</text:p>
          </table:table-cell>
          <table:table-cell office:value-type="float" office:value="109.121" calcext:value-type="float">
            <text:p>109.121</text:p>
          </table:table-cell>
          <table:table-cell office:value-type="float" office:value="11.8792" calcext:value-type="float">
            <text:p>11.8792</text:p>
          </table:table-cell>
        </table:table-row>
        <table:table-row table:style-name="ro1">
          <table:table-cell office:value-type="float" office:value="139.6" calcext:value-type="float">
            <text:p>139.6</text:p>
          </table:table-cell>
          <table:table-cell office:value-type="float" office:value="0.000314599" calcext:value-type="float">
            <text:p>0.000314599</text:p>
          </table:table-cell>
          <table:table-cell office:value-type="float" office:value="109.121" calcext:value-type="float">
            <text:p>109.121</text:p>
          </table:table-cell>
          <table:table-cell office:value-type="float" office:value="11.8792" calcext:value-type="float">
            <text:p>11.8792</text:p>
          </table:table-cell>
        </table:table-row>
        <table:table-row table:style-name="ro1">
          <table:table-cell office:value-type="float" office:value="139.7" calcext:value-type="float">
            <text:p>139.7</text:p>
          </table:table-cell>
          <table:table-cell office:value-type="float" office:value="0.000312604" calcext:value-type="float">
            <text:p>0.000312604</text:p>
          </table:table-cell>
          <table:table-cell office:value-type="float" office:value="109.121" calcext:value-type="float">
            <text:p>109.121</text:p>
          </table:table-cell>
          <table:table-cell office:value-type="float" office:value="11.8792" calcext:value-type="float">
            <text:p>11.8792</text:p>
          </table:table-cell>
        </table:table-row>
        <table:table-row table:style-name="ro1">
          <table:table-cell office:value-type="float" office:value="139.8" calcext:value-type="float">
            <text:p>139.8</text:p>
          </table:table-cell>
          <table:table-cell office:value-type="float" office:value="0.000310621" calcext:value-type="float">
            <text:p>0.000310621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.8792" calcext:value-type="float">
            <text:p>11.8792</text:p>
          </table:table-cell>
        </table:table-row>
        <table:table-row table:style-name="ro1">
          <table:table-cell office:value-type="float" office:value="139.9" calcext:value-type="float">
            <text:p>139.9</text:p>
          </table:table-cell>
          <table:table-cell office:value-type="float" office:value="0.000308652" calcext:value-type="float">
            <text:p>0.000308652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.8792" calcext:value-type="float">
            <text:p>11.879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00306694" calcext:value-type="float">
            <text:p>0.000306694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.8792" calcext:value-type="float">
            <text:p>11.8792</text:p>
          </table:table-cell>
        </table:table-row>
        <table:table-row table:style-name="ro1">
          <table:table-cell office:value-type="float" office:value="140.1" calcext:value-type="float">
            <text:p>140.1</text:p>
          </table:table-cell>
          <table:table-cell office:value-type="float" office:value="0.000304749" calcext:value-type="float">
            <text:p>0.000304749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.8792" calcext:value-type="float">
            <text:p>11.8792</text:p>
          </table:table-cell>
        </table:table-row>
        <table:table-row table:style-name="ro1">
          <table:table-cell office:value-type="float" office:value="140.2" calcext:value-type="float">
            <text:p>140.2</text:p>
          </table:table-cell>
          <table:table-cell office:value-type="float" office:value="0.000302817" calcext:value-type="float">
            <text:p>0.000302817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.8793" calcext:value-type="float">
            <text:p>11.8793</text:p>
          </table:table-cell>
        </table:table-row>
        <table:table-row table:style-name="ro1">
          <table:table-cell office:value-type="float" office:value="140.3" calcext:value-type="float">
            <text:p>140.3</text:p>
          </table:table-cell>
          <table:table-cell office:value-type="float" office:value="0.000300896" calcext:value-type="float">
            <text:p>0.000300896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.8793" calcext:value-type="float">
            <text:p>11.8793</text:p>
          </table:table-cell>
        </table:table-row>
        <table:table-row table:style-name="ro1">
          <table:table-cell office:value-type="float" office:value="140.4" calcext:value-type="float">
            <text:p>140.4</text:p>
          </table:table-cell>
          <table:table-cell office:value-type="float" office:value="0.000298988" calcext:value-type="float">
            <text:p>0.000298988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.8793" calcext:value-type="float">
            <text:p>11.8793</text:p>
          </table:table-cell>
        </table:table-row>
        <table:table-row table:style-name="ro1">
          <table:table-cell office:value-type="float" office:value="140.5" calcext:value-type="float">
            <text:p>140.5</text:p>
          </table:table-cell>
          <table:table-cell office:value-type="float" office:value="0.000297092" calcext:value-type="float">
            <text:p>0.000297092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.8793" calcext:value-type="float">
            <text:p>11.8793</text:p>
          </table:table-cell>
        </table:table-row>
        <table:table-row table:style-name="ro1">
          <table:table-cell office:value-type="float" office:value="140.6" calcext:value-type="float">
            <text:p>140.6</text:p>
          </table:table-cell>
          <table:table-cell office:value-type="float" office:value="0.000295208" calcext:value-type="float">
            <text:p>0.000295208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.8793" calcext:value-type="float">
            <text:p>11.8793</text:p>
          </table:table-cell>
        </table:table-row>
        <table:table-row table:style-name="ro1">
          <table:table-cell office:value-type="float" office:value="140.7" calcext:value-type="float">
            <text:p>140.7</text:p>
          </table:table-cell>
          <table:table-cell office:value-type="float" office:value="0.000293336" calcext:value-type="float">
            <text:p>0.000293336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.8793" calcext:value-type="float">
            <text:p>11.8793</text:p>
          </table:table-cell>
        </table:table-row>
        <table:table-row table:style-name="ro1">
          <table:table-cell office:value-type="float" office:value="140.8" calcext:value-type="float">
            <text:p>140.8</text:p>
          </table:table-cell>
          <table:table-cell office:value-type="float" office:value="0.000291476" calcext:value-type="float">
            <text:p>0.000291476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.8793" calcext:value-type="float">
            <text:p>11.8793</text:p>
          </table:table-cell>
        </table:table-row>
        <table:table-row table:style-name="ro1">
          <table:table-cell office:value-type="float" office:value="140.9" calcext:value-type="float">
            <text:p>140.9</text:p>
          </table:table-cell>
          <table:table-cell office:value-type="float" office:value="0.000289628" calcext:value-type="float">
            <text:p>0.000289628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.8794" calcext:value-type="float">
            <text:p>11.879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00287791" calcext:value-type="float">
            <text:p>0.000287791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.8794" calcext:value-type="float">
            <text:p>11.8794</text:p>
          </table:table-cell>
        </table:table-row>
        <table:table-row table:style-name="ro1">
          <table:table-cell office:value-type="float" office:value="141.1" calcext:value-type="float">
            <text:p>141.1</text:p>
          </table:table-cell>
          <table:table-cell office:value-type="float" office:value="0.000285966" calcext:value-type="float">
            <text:p>0.000285966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.8794" calcext:value-type="float">
            <text:p>11.8794</text:p>
          </table:table-cell>
        </table:table-row>
        <table:table-row table:style-name="ro1">
          <table:table-cell office:value-type="float" office:value="141.2" calcext:value-type="float">
            <text:p>141.2</text:p>
          </table:table-cell>
          <table:table-cell office:value-type="float" office:value="0.000284152" calcext:value-type="float">
            <text:p>0.000284152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.8794" calcext:value-type="float">
            <text:p>11.8794</text:p>
          </table:table-cell>
        </table:table-row>
        <table:table-row table:style-name="ro1">
          <table:table-cell office:value-type="float" office:value="141.3" calcext:value-type="float">
            <text:p>141.3</text:p>
          </table:table-cell>
          <table:table-cell office:value-type="float" office:value="0.00028235" calcext:value-type="float">
            <text:p>0.00028235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.8794" calcext:value-type="float">
            <text:p>11.8794</text:p>
          </table:table-cell>
        </table:table-row>
        <table:table-row table:style-name="ro1">
          <table:table-cell office:value-type="float" office:value="141.4" calcext:value-type="float">
            <text:p>141.4</text:p>
          </table:table-cell>
          <table:table-cell office:value-type="float" office:value="0.00028056" calcext:value-type="float">
            <text:p>0.00028056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.8794" calcext:value-type="float">
            <text:p>11.8794</text:p>
          </table:table-cell>
        </table:table-row>
        <table:table-row table:style-name="ro1">
          <table:table-cell office:value-type="float" office:value="141.5" calcext:value-type="float">
            <text:p>141.5</text:p>
          </table:table-cell>
          <table:table-cell office:value-type="float" office:value="0.000278781" calcext:value-type="float">
            <text:p>0.000278781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.8794" calcext:value-type="float">
            <text:p>11.8794</text:p>
          </table:table-cell>
        </table:table-row>
        <table:table-row table:style-name="ro1">
          <table:table-cell office:value-type="float" office:value="141.6" calcext:value-type="float">
            <text:p>141.6</text:p>
          </table:table-cell>
          <table:table-cell office:value-type="float" office:value="0.000277013" calcext:value-type="float">
            <text:p>0.000277013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.8795" calcext:value-type="float">
            <text:p>11.8795</text:p>
          </table:table-cell>
        </table:table-row>
        <table:table-row table:style-name="ro1">
          <table:table-cell office:value-type="float" office:value="141.7" calcext:value-type="float">
            <text:p>141.7</text:p>
          </table:table-cell>
          <table:table-cell office:value-type="float" office:value="0.000275256" calcext:value-type="float">
            <text:p>0.000275256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.8795" calcext:value-type="float">
            <text:p>11.8795</text:p>
          </table:table-cell>
        </table:table-row>
        <table:table-row table:style-name="ro1">
          <table:table-cell office:value-type="float" office:value="141.8" calcext:value-type="float">
            <text:p>141.8</text:p>
          </table:table-cell>
          <table:table-cell office:value-type="float" office:value="0.00027351" calcext:value-type="float">
            <text:p>0.00027351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.8795" calcext:value-type="float">
            <text:p>11.8795</text:p>
          </table:table-cell>
        </table:table-row>
        <table:table-row table:style-name="ro1">
          <table:table-cell office:value-type="float" office:value="141.9" calcext:value-type="float">
            <text:p>141.9</text:p>
          </table:table-cell>
          <table:table-cell office:value-type="float" office:value="0.000271776" calcext:value-type="float">
            <text:p>0.000271776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.8795" calcext:value-type="float">
            <text:p>11.879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00270052" calcext:value-type="float">
            <text:p>0.000270052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.8795" calcext:value-type="float">
            <text:p>11.8795</text:p>
          </table:table-cell>
        </table:table-row>
        <table:table-row table:style-name="ro1">
          <table:table-cell office:value-type="float" office:value="142.1" calcext:value-type="float">
            <text:p>142.1</text:p>
          </table:table-cell>
          <table:table-cell office:value-type="float" office:value="0.00026834" calcext:value-type="float">
            <text:p>0.00026834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.8795" calcext:value-type="float">
            <text:p>11.8795</text:p>
          </table:table-cell>
        </table:table-row>
        <table:table-row table:style-name="ro1">
          <table:table-cell office:value-type="float" office:value="142.2" calcext:value-type="float">
            <text:p>142.2</text:p>
          </table:table-cell>
          <table:table-cell office:value-type="float" office:value="0.000266638" calcext:value-type="float">
            <text:p>0.000266638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.8795" calcext:value-type="float">
            <text:p>11.8795</text:p>
          </table:table-cell>
        </table:table-row>
        <table:table-row table:style-name="ro1">
          <table:table-cell office:value-type="float" office:value="142.3" calcext:value-type="float">
            <text:p>142.3</text:p>
          </table:table-cell>
          <table:table-cell office:value-type="float" office:value="0.000264947" calcext:value-type="float">
            <text:p>0.000264947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.8796" calcext:value-type="float">
            <text:p>11.8796</text:p>
          </table:table-cell>
        </table:table-row>
        <table:table-row table:style-name="ro1">
          <table:table-cell office:value-type="float" office:value="142.4" calcext:value-type="float">
            <text:p>142.4</text:p>
          </table:table-cell>
          <table:table-cell office:value-type="float" office:value="0.000263267" calcext:value-type="float">
            <text:p>0.000263267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.8796" calcext:value-type="float">
            <text:p>11.8796</text:p>
          </table:table-cell>
        </table:table-row>
        <table:table-row table:style-name="ro1">
          <table:table-cell office:value-type="float" office:value="142.5" calcext:value-type="float">
            <text:p>142.5</text:p>
          </table:table-cell>
          <table:table-cell office:value-type="float" office:value="0.000261597" calcext:value-type="float">
            <text:p>0.000261597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.8796" calcext:value-type="float">
            <text:p>11.8796</text:p>
          </table:table-cell>
        </table:table-row>
        <table:table-row table:style-name="ro1">
          <table:table-cell office:value-type="float" office:value="142.6" calcext:value-type="float">
            <text:p>142.6</text:p>
          </table:table-cell>
          <table:table-cell office:value-type="float" office:value="0.000259939" calcext:value-type="float">
            <text:p>0.000259939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.8796" calcext:value-type="float">
            <text:p>11.8796</text:p>
          </table:table-cell>
        </table:table-row>
        <table:table-row table:style-name="ro1">
          <table:table-cell office:value-type="float" office:value="142.7" calcext:value-type="float">
            <text:p>142.7</text:p>
          </table:table-cell>
          <table:table-cell office:value-type="float" office:value="0.00025829" calcext:value-type="float">
            <text:p>0.00025829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.8796" calcext:value-type="float">
            <text:p>11.8796</text:p>
          </table:table-cell>
        </table:table-row>
        <table:table-row table:style-name="ro1">
          <table:table-cell office:value-type="float" office:value="142.8" calcext:value-type="float">
            <text:p>142.8</text:p>
          </table:table-cell>
          <table:table-cell office:value-type="float" office:value="0.000256652" calcext:value-type="float">
            <text:p>0.000256652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.8796" calcext:value-type="float">
            <text:p>11.8796</text:p>
          </table:table-cell>
        </table:table-row>
        <table:table-row table:style-name="ro1">
          <table:table-cell office:value-type="float" office:value="142.9" calcext:value-type="float">
            <text:p>142.9</text:p>
          </table:table-cell>
          <table:table-cell office:value-type="float" office:value="0.000255024" calcext:value-type="float">
            <text:p>0.000255024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.8796" calcext:value-type="float">
            <text:p>11.879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00253407" calcext:value-type="float">
            <text:p>0.000253407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.8796" calcext:value-type="float">
            <text:p>11.8796</text:p>
          </table:table-cell>
        </table:table-row>
        <table:table-row table:style-name="ro1">
          <table:table-cell office:value-type="float" office:value="143.1" calcext:value-type="float">
            <text:p>143.1</text:p>
          </table:table-cell>
          <table:table-cell office:value-type="float" office:value="0.0002518" calcext:value-type="float">
            <text:p>0.0002518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.8797" calcext:value-type="float">
            <text:p>11.8797</text:p>
          </table:table-cell>
        </table:table-row>
        <table:table-row table:style-name="ro1">
          <table:table-cell office:value-type="float" office:value="143.2" calcext:value-type="float">
            <text:p>143.2</text:p>
          </table:table-cell>
          <table:table-cell office:value-type="float" office:value="0.000250203" calcext:value-type="float">
            <text:p>0.000250203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.8797" calcext:value-type="float">
            <text:p>11.8797</text:p>
          </table:table-cell>
        </table:table-row>
        <table:table-row table:style-name="ro1">
          <table:table-cell office:value-type="float" office:value="143.3" calcext:value-type="float">
            <text:p>143.3</text:p>
          </table:table-cell>
          <table:table-cell office:value-type="float" office:value="0.000248617" calcext:value-type="float">
            <text:p>0.000248617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.8797" calcext:value-type="float">
            <text:p>11.8797</text:p>
          </table:table-cell>
        </table:table-row>
        <table:table-row table:style-name="ro1">
          <table:table-cell office:value-type="float" office:value="143.4" calcext:value-type="float">
            <text:p>143.4</text:p>
          </table:table-cell>
          <table:table-cell office:value-type="float" office:value="0.00024704" calcext:value-type="float">
            <text:p>0.00024704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.8797" calcext:value-type="float">
            <text:p>11.8797</text:p>
          </table:table-cell>
        </table:table-row>
        <table:table-row table:style-name="ro1">
          <table:table-cell office:value-type="float" office:value="143.5" calcext:value-type="float">
            <text:p>143.5</text:p>
          </table:table-cell>
          <table:table-cell office:value-type="float" office:value="0.000245473" calcext:value-type="float">
            <text:p>0.000245473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.8797" calcext:value-type="float">
            <text:p>11.8797</text:p>
          </table:table-cell>
        </table:table-row>
        <table:table-row table:style-name="ro1">
          <table:table-cell office:value-type="float" office:value="143.6" calcext:value-type="float">
            <text:p>143.6</text:p>
          </table:table-cell>
          <table:table-cell office:value-type="float" office:value="0.000243917" calcext:value-type="float">
            <text:p>0.000243917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.8797" calcext:value-type="float">
            <text:p>11.8797</text:p>
          </table:table-cell>
        </table:table-row>
        <table:table-row table:style-name="ro1">
          <table:table-cell office:value-type="float" office:value="143.7" calcext:value-type="float">
            <text:p>143.7</text:p>
          </table:table-cell>
          <table:table-cell office:value-type="float" office:value="0.00024237" calcext:value-type="float">
            <text:p>0.00024237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.8797" calcext:value-type="float">
            <text:p>11.8797</text:p>
          </table:table-cell>
        </table:table-row>
        <table:table-row table:style-name="ro1">
          <table:table-cell office:value-type="float" office:value="143.8" calcext:value-type="float">
            <text:p>143.8</text:p>
          </table:table-cell>
          <table:table-cell office:value-type="float" office:value="0.000240833" calcext:value-type="float">
            <text:p>0.000240833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.8797" calcext:value-type="float">
            <text:p>11.8797</text:p>
          </table:table-cell>
        </table:table-row>
        <table:table-row table:style-name="ro1">
          <table:table-cell office:value-type="float" office:value="143.9" calcext:value-type="float">
            <text:p>143.9</text:p>
          </table:table-cell>
          <table:table-cell office:value-type="float" office:value="0.000239305" calcext:value-type="float">
            <text:p>0.000239305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.8798" calcext:value-type="float">
            <text:p>11.879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00237788" calcext:value-type="float">
            <text:p>0.000237788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.8798" calcext:value-type="float">
            <text:p>11.8798</text:p>
          </table:table-cell>
        </table:table-row>
        <table:table-row table:style-name="ro1">
          <table:table-cell office:value-type="float" office:value="144.1" calcext:value-type="float">
            <text:p>144.1</text:p>
          </table:table-cell>
          <table:table-cell office:value-type="float" office:value="0.00023628" calcext:value-type="float">
            <text:p>0.00023628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.8798" calcext:value-type="float">
            <text:p>11.8798</text:p>
          </table:table-cell>
        </table:table-row>
        <table:table-row table:style-name="ro1">
          <table:table-cell office:value-type="float" office:value="144.2" calcext:value-type="float">
            <text:p>144.2</text:p>
          </table:table-cell>
          <table:table-cell office:value-type="float" office:value="0.000234781" calcext:value-type="float">
            <text:p>0.000234781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.8798" calcext:value-type="float">
            <text:p>11.8798</text:p>
          </table:table-cell>
        </table:table-row>
        <table:table-row table:style-name="ro1">
          <table:table-cell office:value-type="float" office:value="144.3" calcext:value-type="float">
            <text:p>144.3</text:p>
          </table:table-cell>
          <table:table-cell office:value-type="float" office:value="0.000233293" calcext:value-type="float">
            <text:p>0.000233293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.8798" calcext:value-type="float">
            <text:p>11.8798</text:p>
          </table:table-cell>
        </table:table-row>
        <table:table-row table:style-name="ro1">
          <table:table-cell office:value-type="float" office:value="144.4" calcext:value-type="float">
            <text:p>144.4</text:p>
          </table:table-cell>
          <table:table-cell office:value-type="float" office:value="0.000231813" calcext:value-type="float">
            <text:p>0.000231813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.8798" calcext:value-type="float">
            <text:p>11.8798</text:p>
          </table:table-cell>
        </table:table-row>
        <table:table-row table:style-name="ro1">
          <table:table-cell office:value-type="float" office:value="144.5" calcext:value-type="float">
            <text:p>144.5</text:p>
          </table:table-cell>
          <table:table-cell office:value-type="float" office:value="0.000230343" calcext:value-type="float">
            <text:p>0.000230343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.8798" calcext:value-type="float">
            <text:p>11.8798</text:p>
          </table:table-cell>
        </table:table-row>
        <table:table-row table:style-name="ro1">
          <table:table-cell office:value-type="float" office:value="144.6" calcext:value-type="float">
            <text:p>144.6</text:p>
          </table:table-cell>
          <table:table-cell office:value-type="float" office:value="0.000228882" calcext:value-type="float">
            <text:p>0.000228882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.8798" calcext:value-type="float">
            <text:p>11.8798</text:p>
          </table:table-cell>
        </table:table-row>
        <table:table-row table:style-name="ro1">
          <table:table-cell office:value-type="float" office:value="144.7" calcext:value-type="float">
            <text:p>144.7</text:p>
          </table:table-cell>
          <table:table-cell office:value-type="float" office:value="0.000227431" calcext:value-type="float">
            <text:p>0.000227431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.8799" calcext:value-type="float">
            <text:p>11.8799</text:p>
          </table:table-cell>
        </table:table-row>
        <table:table-row table:style-name="ro1">
          <table:table-cell office:value-type="float" office:value="144.8" calcext:value-type="float">
            <text:p>144.8</text:p>
          </table:table-cell>
          <table:table-cell office:value-type="float" office:value="0.000225988" calcext:value-type="float">
            <text:p>0.000225988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.8799" calcext:value-type="float">
            <text:p>11.8799</text:p>
          </table:table-cell>
        </table:table-row>
        <table:table-row table:style-name="ro1">
          <table:table-cell office:value-type="float" office:value="144.9" calcext:value-type="float">
            <text:p>144.9</text:p>
          </table:table-cell>
          <table:table-cell office:value-type="float" office:value="0.000224555" calcext:value-type="float">
            <text:p>0.000224555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.8799" calcext:value-type="float">
            <text:p>11.879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00223131" calcext:value-type="float">
            <text:p>0.000223131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.8799" calcext:value-type="float">
            <text:p>11.8799</text:p>
          </table:table-cell>
        </table:table-row>
        <table:table-row table:style-name="ro1">
          <table:table-cell office:value-type="float" office:value="145.1" calcext:value-type="float">
            <text:p>145.1</text:p>
          </table:table-cell>
          <table:table-cell office:value-type="float" office:value="0.000221716" calcext:value-type="float">
            <text:p>0.000221716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.8799" calcext:value-type="float">
            <text:p>11.8799</text:p>
          </table:table-cell>
        </table:table-row>
        <table:table-row table:style-name="ro1">
          <table:table-cell office:value-type="float" office:value="145.2" calcext:value-type="float">
            <text:p>145.2</text:p>
          </table:table-cell>
          <table:table-cell office:value-type="float" office:value="0.00022031" calcext:value-type="float">
            <text:p>0.00022031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.8799" calcext:value-type="float">
            <text:p>11.8799</text:p>
          </table:table-cell>
        </table:table-row>
        <table:table-row table:style-name="ro1">
          <table:table-cell office:value-type="float" office:value="145.3" calcext:value-type="float">
            <text:p>145.3</text:p>
          </table:table-cell>
          <table:table-cell office:value-type="float" office:value="0.000218913" calcext:value-type="float">
            <text:p>0.000218913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.8799" calcext:value-type="float">
            <text:p>11.8799</text:p>
          </table:table-cell>
        </table:table-row>
        <table:table-row table:style-name="ro1">
          <table:table-cell office:value-type="float" office:value="145.4" calcext:value-type="float">
            <text:p>145.4</text:p>
          </table:table-cell>
          <table:table-cell office:value-type="float" office:value="0.000217525" calcext:value-type="float">
            <text:p>0.000217525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.8799" calcext:value-type="float">
            <text:p>11.8799</text:p>
          </table:table-cell>
        </table:table-row>
        <table:table-row table:style-name="ro1">
          <table:table-cell office:value-type="float" office:value="145.5" calcext:value-type="float">
            <text:p>145.5</text:p>
          </table:table-cell>
          <table:table-cell office:value-type="float" office:value="0.000216145" calcext:value-type="float">
            <text:p>0.000216145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.8799" calcext:value-type="float">
            <text:p>11.8799</text:p>
          </table:table-cell>
        </table:table-row>
        <table:table-row table:style-name="ro1">
          <table:table-cell office:value-type="float" office:value="145.6" calcext:value-type="float">
            <text:p>145.6</text:p>
          </table:table-cell>
          <table:table-cell office:value-type="float" office:value="0.000214774" calcext:value-type="float">
            <text:p>0.000214774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.88" calcext:value-type="float">
            <text:p>11.88</text:p>
          </table:table-cell>
        </table:table-row>
        <table:table-row table:style-name="ro1">
          <table:table-cell office:value-type="float" office:value="145.7" calcext:value-type="float">
            <text:p>145.7</text:p>
          </table:table-cell>
          <table:table-cell office:value-type="float" office:value="0.000213412" calcext:value-type="float">
            <text:p>0.000213412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.88" calcext:value-type="float">
            <text:p>11.88</text:p>
          </table:table-cell>
        </table:table-row>
        <table:table-row table:style-name="ro1">
          <table:table-cell office:value-type="float" office:value="145.8" calcext:value-type="float">
            <text:p>145.8</text:p>
          </table:table-cell>
          <table:table-cell office:value-type="float" office:value="0.000212059" calcext:value-type="float">
            <text:p>0.000212059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.88" calcext:value-type="float">
            <text:p>11.88</text:p>
          </table:table-cell>
        </table:table-row>
        <table:table-row table:style-name="ro1">
          <table:table-cell office:value-type="float" office:value="145.9" calcext:value-type="float">
            <text:p>145.9</text:p>
          </table:table-cell>
          <table:table-cell office:value-type="float" office:value="0.000210714" calcext:value-type="float">
            <text:p>0.000210714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.88" calcext:value-type="float">
            <text:p>11.8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00209378" calcext:value-type="float">
            <text:p>0.000209378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.88" calcext:value-type="float">
            <text:p>11.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03T12:16:24.523839576</dc:date>
    <meta:editing-duration>PT4M59S</meta:editing-duration>
    <meta:editing-cycles>1</meta:editing-cycles>
    <meta:generator>LibreOffice/7.3.7.2$Linux_X86_64 LibreOffice_project/30$Build-2</meta:generator>
    <meta:document-statistic meta:table-count="1" meta:cell-count="584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751cm" svg:height="11.11cm" xlink:href=".." xlink:type="simple" chart:class="chart:line" chart:style-name="ch1">
        <chart:title svg:x="6.458cm" svg:y="0.358cm" chart:style-name="ch2">
          <text:p>Simulación cuando S inicial = 120</text:p>
        </chart:title>
        <chart:legend chart:legend-position="end" svg:x="16.476cm" svg:y="4.758cm" style:legend-expansion="high" chart:style-name="ch3"/>
        <chart:plot-area chart:style-name="ch4" table:cell-range-address="simulacion_menor_ba.A1:simulacion_menor_ba.A1462 simulacion_menor_ba.B2:simulacion_menor_ba.D1462" chart:data-source-has-labels="both" svg:x="1.406cm" svg:y="1.359cm" svg:width="14.675cm" svg:height="8.548cm">
          <chart:coordinate-region svg:x="2.213cm" svg:y="1.558cm" svg:width="13.868cm" svg:height="7.219cm"/>
          <chart:axis chart:dimension="x" chart:name="primary-x" chart:style-name="ch5" chartooo:axis-type="auto">
            <chartooo:date-scale/>
            <chart:title svg:x="8.143cm" svg:y="10.129cm" chart:style-name="ch6">
              <text:p>Tiempo</text:p>
            </chart:title>
            <chart:categories table:cell-range-address="simulacion_menor_ba.A2:simulacion_menor_ba.A1462"/>
          </chart:axis>
          <chart:axis chart:dimension="y" chart:name="primary-y" chart:style-name="ch5">
            <chart:title svg:x="0.451cm" svg:y="6.418cm" chart:style-name="ch7">
              <text:p>Población</text:p>
            </chart:title>
            <chart:grid chart:style-name="ch8" chart:class="major"/>
          </chart:axis>
          <chart:series chart:style-name="ch9" chart:values-cell-range-address="simulacion_menor_ba.B2:simulacion_menor_ba.B1462" loext:label-string="infectados" chart:class="chart:line">
            <chart:data-point chart:repeated="1461"/>
          </chart:series>
          <chart:series chart:style-name="ch10" chart:values-cell-range-address="simulacion_menor_ba.C2:simulacion_menor_ba.C1462" loext:label-string="susceptibles" chart:class="chart:line">
            <chart:data-point chart:repeated="1461"/>
          </chart:series>
          <chart:series chart:style-name="ch11" chart:values-cell-range-address="simulacion_menor_ba.D2:simulacion_menor_ba.D1462" loext:label-string="recuperados" chart:class="chart:line">
            <chart:data-point chart:repeated="146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fectados</text:p>
              </table:table-cell>
              <table:table-cell office:value-type="string">
                <text:p>susceptibles</text:p>
              </table:table-cell>
              <table:table-cell office:value-type="string">
                <text:p>recuperados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imulacion_menor_ba.A2:simulacion_menor_ba.A1462</svg:desc>
                </draw:g>
              </table:table-cell>
              <table:table-cell office:value-type="float" office:value="1">
                <text:p>1</text:p>
                <draw:g>
                  <svg:desc>simulacion_menor_ba.B2:simulacion_menor_ba.B1462</svg:desc>
                </draw:g>
              </table:table-cell>
              <table:table-cell office:value-type="float" office:value="120">
                <text:p>120</text:p>
                <draw:g>
                  <svg:desc>simulacion_menor_ba.C2:simulacion_menor_ba.C1462</svg:desc>
                </draw:g>
              </table:table-cell>
              <table:table-cell office:value-type="float" office:value="0">
                <text:p>0</text:p>
                <draw:g>
                  <svg:desc>simulacion_menor_ba.D2:simulacion_menor_ba.D1462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997996">
                <text:p>0.997996</text:p>
              </table:table-cell>
              <table:table-cell office:value-type="float" office:value="119.952">
                <text:p>119.952</text:p>
              </table:table-cell>
              <table:table-cell office:value-type="float" office:value="0.0499745">
                <text:p>0.0499745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995977">
                <text:p>0.995977</text:p>
              </table:table-cell>
              <table:table-cell office:value-type="float" office:value="119.904">
                <text:p>119.904</text:p>
              </table:table-cell>
              <table:table-cell office:value-type="float" office:value="0.0998485">
                <text:p>0.099848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993943">
                <text:p>0.993943</text:p>
              </table:table-cell>
              <table:table-cell office:value-type="float" office:value="119.856">
                <text:p>119.856</text:p>
              </table:table-cell>
              <table:table-cell office:value-type="float" office:value="0.149621">
                <text:p>0.149621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991895">
                <text:p>0.991895</text:p>
              </table:table-cell>
              <table:table-cell office:value-type="float" office:value="119.809">
                <text:p>119.809</text:p>
              </table:table-cell>
              <table:table-cell office:value-type="float" office:value="0.199293">
                <text:p>0.199293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989831">
                <text:p>0.989831</text:p>
              </table:table-cell>
              <table:table-cell office:value-type="float" office:value="119.761">
                <text:p>119.761</text:p>
              </table:table-cell>
              <table:table-cell office:value-type="float" office:value="0.248861">
                <text:p>0.248861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987753">
                <text:p>0.987753</text:p>
              </table:table-cell>
              <table:table-cell office:value-type="float" office:value="119.714">
                <text:p>119.714</text:p>
              </table:table-cell>
              <table:table-cell office:value-type="float" office:value="0.298326">
                <text:p>0.298326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985661">
                <text:p>0.985661</text:p>
              </table:table-cell>
              <table:table-cell office:value-type="float" office:value="119.667">
                <text:p>119.667</text:p>
              </table:table-cell>
              <table:table-cell office:value-type="float" office:value="0.347687">
                <text:p>0.347687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983555">
                <text:p>0.983555</text:p>
              </table:table-cell>
              <table:table-cell office:value-type="float" office:value="119.62">
                <text:p>119.62</text:p>
              </table:table-cell>
              <table:table-cell office:value-type="float" office:value="0.396943">
                <text:p>0.396943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981434">
                <text:p>0.981434</text:p>
              </table:table-cell>
              <table:table-cell office:value-type="float" office:value="119.572">
                <text:p>119.572</text:p>
              </table:table-cell>
              <table:table-cell office:value-type="float" office:value="0.446094">
                <text:p>0.44609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9793">
                <text:p>0.9793</text:p>
              </table:table-cell>
              <table:table-cell office:value-type="float" office:value="119.526">
                <text:p>119.526</text:p>
              </table:table-cell>
              <table:table-cell office:value-type="float" office:value="0.495138">
                <text:p>0.495138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0.977152">
                <text:p>0.977152</text:p>
              </table:table-cell>
              <table:table-cell office:value-type="float" office:value="119.479">
                <text:p>119.479</text:p>
              </table:table-cell>
              <table:table-cell office:value-type="float" office:value="0.544076">
                <text:p>0.544076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0.974991">
                <text:p>0.974991</text:p>
              </table:table-cell>
              <table:table-cell office:value-type="float" office:value="119.432">
                <text:p>119.432</text:p>
              </table:table-cell>
              <table:table-cell office:value-type="float" office:value="0.592906">
                <text:p>0.592906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0.972816">
                <text:p>0.972816</text:p>
              </table:table-cell>
              <table:table-cell office:value-type="float" office:value="119.386">
                <text:p>119.386</text:p>
              </table:table-cell>
              <table:table-cell office:value-type="float" office:value="0.641628">
                <text:p>0.641628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0.970628">
                <text:p>0.970628</text:p>
              </table:table-cell>
              <table:table-cell office:value-type="float" office:value="119.339">
                <text:p>119.339</text:p>
              </table:table-cell>
              <table:table-cell office:value-type="float" office:value="0.690241">
                <text:p>0.690241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.968427">
                <text:p>0.968427</text:p>
              </table:table-cell>
              <table:table-cell office:value-type="float" office:value="119.293">
                <text:p>119.293</text:p>
              </table:table-cell>
              <table:table-cell office:value-type="float" office:value="0.738744">
                <text:p>0.738744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0.966213">
                <text:p>0.966213</text:p>
              </table:table-cell>
              <table:table-cell office:value-type="float" office:value="119.247">
                <text:p>119.247</text:p>
              </table:table-cell>
              <table:table-cell office:value-type="float" office:value="0.787137">
                <text:p>0.787137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0.963986">
                <text:p>0.963986</text:p>
              </table:table-cell>
              <table:table-cell office:value-type="float" office:value="119.201">
                <text:p>119.201</text:p>
              </table:table-cell>
              <table:table-cell office:value-type="float" office:value="0.835419">
                <text:p>0.835419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0.961746">
                <text:p>0.961746</text:p>
              </table:table-cell>
              <table:table-cell office:value-type="float" office:value="119.155">
                <text:p>119.155</text:p>
              </table:table-cell>
              <table:table-cell office:value-type="float" office:value="0.88359">
                <text:p>0.88359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0.959495">
                <text:p>0.959495</text:p>
              </table:table-cell>
              <table:table-cell office:value-type="float" office:value="119.109">
                <text:p>119.109</text:p>
              </table:table-cell>
              <table:table-cell office:value-type="float" office:value="0.931649">
                <text:p>0.93164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5723">
                <text:p>0.95723</text:p>
              </table:table-cell>
              <table:table-cell office:value-type="float" office:value="119.063">
                <text:p>119.063</text:p>
              </table:table-cell>
              <table:table-cell office:value-type="float" office:value="0.979595">
                <text:p>0.979595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0.954954">
                <text:p>0.954954</text:p>
              </table:table-cell>
              <table:table-cell office:value-type="float" office:value="119.018">
                <text:p>119.018</text:p>
              </table:table-cell>
              <table:table-cell office:value-type="float" office:value="1.02743">
                <text:p>1.02743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0.952666">
                <text:p>0.952666</text:p>
              </table:table-cell>
              <table:table-cell office:value-type="float" office:value="118.972">
                <text:p>118.972</text:p>
              </table:table-cell>
              <table:table-cell office:value-type="float" office:value="1.07515">
                <text:p>1.07515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0.950366">
                <text:p>0.950366</text:p>
              </table:table-cell>
              <table:table-cell office:value-type="float" office:value="118.927">
                <text:p>118.927</text:p>
              </table:table-cell>
              <table:table-cell office:value-type="float" office:value="1.12275">
                <text:p>1.12275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0.948054">
                <text:p>0.948054</text:p>
              </table:table-cell>
              <table:table-cell office:value-type="float" office:value="118.882">
                <text:p>118.882</text:p>
              </table:table-cell>
              <table:table-cell office:value-type="float" office:value="1.17024">
                <text:p>1.17024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.945731">
                <text:p>0.945731</text:p>
              </table:table-cell>
              <table:table-cell office:value-type="float" office:value="118.837">
                <text:p>118.837</text:p>
              </table:table-cell>
              <table:table-cell office:value-type="float" office:value="1.21761">
                <text:p>1.21761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0.943397">
                <text:p>0.943397</text:p>
              </table:table-cell>
              <table:table-cell office:value-type="float" office:value="118.792">
                <text:p>118.792</text:p>
              </table:table-cell>
              <table:table-cell office:value-type="float" office:value="1.26487">
                <text:p>1.26487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0.941051">
                <text:p>0.941051</text:p>
              </table:table-cell>
              <table:table-cell office:value-type="float" office:value="118.747">
                <text:p>118.747</text:p>
              </table:table-cell>
              <table:table-cell office:value-type="float" office:value="1.31201">
                <text:p>1.31201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0.938695">
                <text:p>0.938695</text:p>
              </table:table-cell>
              <table:table-cell office:value-type="float" office:value="118.702">
                <text:p>118.702</text:p>
              </table:table-cell>
              <table:table-cell office:value-type="float" office:value="1.35903">
                <text:p>1.35903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0.936327">
                <text:p>0.936327</text:p>
              </table:table-cell>
              <table:table-cell office:value-type="float" office:value="118.658">
                <text:p>118.658</text:p>
              </table:table-cell>
              <table:table-cell office:value-type="float" office:value="1.40594">
                <text:p>1.4059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33949">
                <text:p>0.933949</text:p>
              </table:table-cell>
              <table:table-cell office:value-type="float" office:value="118.613">
                <text:p>118.613</text:p>
              </table:table-cell>
              <table:table-cell office:value-type="float" office:value="1.45272">
                <text:p>1.45272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0.931561">
                <text:p>0.931561</text:p>
              </table:table-cell>
              <table:table-cell office:value-type="float" office:value="118.569">
                <text:p>118.569</text:p>
              </table:table-cell>
              <table:table-cell office:value-type="float" office:value="1.49939">
                <text:p>1.49939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0.929162">
                <text:p>0.929162</text:p>
              </table:table-cell>
              <table:table-cell office:value-type="float" office:value="118.525">
                <text:p>118.525</text:p>
              </table:table-cell>
              <table:table-cell office:value-type="float" office:value="1.54594">
                <text:p>1.54594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0.926753">
                <text:p>0.926753</text:p>
              </table:table-cell>
              <table:table-cell office:value-type="float" office:value="118.481">
                <text:p>118.481</text:p>
              </table:table-cell>
              <table:table-cell office:value-type="float" office:value="1.59236">
                <text:p>1.59236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0.924333">
                <text:p>0.924333</text:p>
              </table:table-cell>
              <table:table-cell office:value-type="float" office:value="118.437">
                <text:p>118.437</text:p>
              </table:table-cell>
              <table:table-cell office:value-type="float" office:value="1.63867">
                <text:p>1.63867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.921904">
                <text:p>0.921904</text:p>
              </table:table-cell>
              <table:table-cell office:value-type="float" office:value="118.393">
                <text:p>118.393</text:p>
              </table:table-cell>
              <table:table-cell office:value-type="float" office:value="1.68486">
                <text:p>1.68486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0.919466">
                <text:p>0.919466</text:p>
              </table:table-cell>
              <table:table-cell office:value-type="float" office:value="118.35">
                <text:p>118.35</text:p>
              </table:table-cell>
              <table:table-cell office:value-type="float" office:value="1.73092">
                <text:p>1.73092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0.917017">
                <text:p>0.917017</text:p>
              </table:table-cell>
              <table:table-cell office:value-type="float" office:value="118.306">
                <text:p>118.306</text:p>
              </table:table-cell>
              <table:table-cell office:value-type="float" office:value="1.77686">
                <text:p>1.77686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0.91456">
                <text:p>0.91456</text:p>
              </table:table-cell>
              <table:table-cell office:value-type="float" office:value="118.263">
                <text:p>118.263</text:p>
              </table:table-cell>
              <table:table-cell office:value-type="float" office:value="1.82268">
                <text:p>1.82268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0.912093">
                <text:p>0.912093</text:p>
              </table:table-cell>
              <table:table-cell office:value-type="float" office:value="118.22">
                <text:p>118.22</text:p>
              </table:table-cell>
              <table:table-cell office:value-type="float" office:value="1.86838">
                <text:p>1.8683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09616">
                <text:p>0.909616</text:p>
              </table:table-cell>
              <table:table-cell office:value-type="float" office:value="118.176">
                <text:p>118.176</text:p>
              </table:table-cell>
              <table:table-cell office:value-type="float" office:value="1.91395">
                <text:p>1.91395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0.907131">
                <text:p>0.907131</text:p>
              </table:table-cell>
              <table:table-cell office:value-type="float" office:value="118.133">
                <text:p>118.133</text:p>
              </table:table-cell>
              <table:table-cell office:value-type="float" office:value="1.9594">
                <text:p>1.9594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0.904638">
                <text:p>0.904638</text:p>
              </table:table-cell>
              <table:table-cell office:value-type="float" office:value="118.091">
                <text:p>118.091</text:p>
              </table:table-cell>
              <table:table-cell office:value-type="float" office:value="2.00472">
                <text:p>2.00472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0.902135">
                <text:p>0.902135</text:p>
              </table:table-cell>
              <table:table-cell office:value-type="float" office:value="118.048">
                <text:p>118.048</text:p>
              </table:table-cell>
              <table:table-cell office:value-type="float" office:value="2.04992">
                <text:p>2.04992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0.899625">
                <text:p>0.899625</text:p>
              </table:table-cell>
              <table:table-cell office:value-type="float" office:value="118.005">
                <text:p>118.005</text:p>
              </table:table-cell>
              <table:table-cell office:value-type="float" office:value="2.095">
                <text:p>2.095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0.897105">
                <text:p>0.897105</text:p>
              </table:table-cell>
              <table:table-cell office:value-type="float" office:value="117.963">
                <text:p>117.963</text:p>
              </table:table-cell>
              <table:table-cell office:value-type="float" office:value="2.13995">
                <text:p>2.13995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0.894578">
                <text:p>0.894578</text:p>
              </table:table-cell>
              <table:table-cell office:value-type="float" office:value="117.921">
                <text:p>117.921</text:p>
              </table:table-cell>
              <table:table-cell office:value-type="float" office:value="2.18477">
                <text:p>2.18477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0.892043">
                <text:p>0.892043</text:p>
              </table:table-cell>
              <table:table-cell office:value-type="float" office:value="117.878">
                <text:p>117.878</text:p>
              </table:table-cell>
              <table:table-cell office:value-type="float" office:value="2.22947">
                <text:p>2.22947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0.8895">
                <text:p>0.8895</text:p>
              </table:table-cell>
              <table:table-cell office:value-type="float" office:value="117.836">
                <text:p>117.836</text:p>
              </table:table-cell>
              <table:table-cell office:value-type="float" office:value="2.27404">
                <text:p>2.27404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0.886949">
                <text:p>0.886949</text:p>
              </table:table-cell>
              <table:table-cell office:value-type="float" office:value="117.795">
                <text:p>117.795</text:p>
              </table:table-cell>
              <table:table-cell office:value-type="float" office:value="2.31848">
                <text:p>2.3184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884391">
                <text:p>0.884391</text:p>
              </table:table-cell>
              <table:table-cell office:value-type="float" office:value="117.753">
                <text:p>117.753</text:p>
              </table:table-cell>
              <table:table-cell office:value-type="float" office:value="2.3628">
                <text:p>2.3628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0.881825">
                <text:p>0.881825</text:p>
              </table:table-cell>
              <table:table-cell office:value-type="float" office:value="117.711">
                <text:p>117.711</text:p>
              </table:table-cell>
              <table:table-cell office:value-type="float" office:value="2.40698">
                <text:p>2.40698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0.879253">
                <text:p>0.879253</text:p>
              </table:table-cell>
              <table:table-cell office:value-type="float" office:value="117.67">
                <text:p>117.67</text:p>
              </table:table-cell>
              <table:table-cell office:value-type="float" office:value="2.45104">
                <text:p>2.45104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0.876673">
                <text:p>0.876673</text:p>
              </table:table-cell>
              <table:table-cell office:value-type="float" office:value="117.628">
                <text:p>117.628</text:p>
              </table:table-cell>
              <table:table-cell office:value-type="float" office:value="2.49497">
                <text:p>2.49497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0.874086">
                <text:p>0.874086</text:p>
              </table:table-cell>
              <table:table-cell office:value-type="float" office:value="117.587">
                <text:p>117.587</text:p>
              </table:table-cell>
              <table:table-cell office:value-type="float" office:value="2.53877">
                <text:p>2.53877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0.871492">
                <text:p>0.871492</text:p>
              </table:table-cell>
              <table:table-cell office:value-type="float" office:value="117.546">
                <text:p>117.546</text:p>
              </table:table-cell>
              <table:table-cell office:value-type="float" office:value="2.58244">
                <text:p>2.58244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0.868892">
                <text:p>0.868892</text:p>
              </table:table-cell>
              <table:table-cell office:value-type="float" office:value="117.505">
                <text:p>117.505</text:p>
              </table:table-cell>
              <table:table-cell office:value-type="float" office:value="2.62598">
                <text:p>2.62598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0.866286">
                <text:p>0.866286</text:p>
              </table:table-cell>
              <table:table-cell office:value-type="float" office:value="117.464">
                <text:p>117.464</text:p>
              </table:table-cell>
              <table:table-cell office:value-type="float" office:value="2.6694">
                <text:p>2.6694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0.863673">
                <text:p>0.863673</text:p>
              </table:table-cell>
              <table:table-cell office:value-type="float" office:value="117.424">
                <text:p>117.424</text:p>
              </table:table-cell>
              <table:table-cell office:value-type="float" office:value="2.71268">
                <text:p>2.71268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0.861054">
                <text:p>0.861054</text:p>
              </table:table-cell>
              <table:table-cell office:value-type="float" office:value="117.383">
                <text:p>117.383</text:p>
              </table:table-cell>
              <table:table-cell office:value-type="float" office:value="2.75583">
                <text:p>2.7558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858429">
                <text:p>0.858429</text:p>
              </table:table-cell>
              <table:table-cell office:value-type="float" office:value="117.343">
                <text:p>117.343</text:p>
              </table:table-cell>
              <table:table-cell office:value-type="float" office:value="2.79885">
                <text:p>2.79885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0.855798">
                <text:p>0.855798</text:p>
              </table:table-cell>
              <table:table-cell office:value-type="float" office:value="117.302">
                <text:p>117.302</text:p>
              </table:table-cell>
              <table:table-cell office:value-type="float" office:value="2.84173">
                <text:p>2.84173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0.853162">
                <text:p>0.853162</text:p>
              </table:table-cell>
              <table:table-cell office:value-type="float" office:value="117.262">
                <text:p>117.262</text:p>
              </table:table-cell>
              <table:table-cell office:value-type="float" office:value="2.88449">
                <text:p>2.88449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0.85052">
                <text:p>0.85052</text:p>
              </table:table-cell>
              <table:table-cell office:value-type="float" office:value="117.222">
                <text:p>117.222</text:p>
              </table:table-cell>
              <table:table-cell office:value-type="float" office:value="2.92711">
                <text:p>2.92711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0.847873">
                <text:p>0.847873</text:p>
              </table:table-cell>
              <table:table-cell office:value-type="float" office:value="117.183">
                <text:p>117.183</text:p>
              </table:table-cell>
              <table:table-cell office:value-type="float" office:value="2.96961">
                <text:p>2.96961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0.84522">
                <text:p>0.84522</text:p>
              </table:table-cell>
              <table:table-cell office:value-type="float" office:value="117.143">
                <text:p>117.143</text:p>
              </table:table-cell>
              <table:table-cell office:value-type="float" office:value="3.01197">
                <text:p>3.01197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0.842562">
                <text:p>0.842562</text:p>
              </table:table-cell>
              <table:table-cell office:value-type="float" office:value="117.103">
                <text:p>117.103</text:p>
              </table:table-cell>
              <table:table-cell office:value-type="float" office:value="3.05419">
                <text:p>3.05419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0.8399">
                <text:p>0.8399</text:p>
              </table:table-cell>
              <table:table-cell office:value-type="float" office:value="117.064">
                <text:p>117.064</text:p>
              </table:table-cell>
              <table:table-cell office:value-type="float" office:value="3.09629">
                <text:p>3.09629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0.837232">
                <text:p>0.837232</text:p>
              </table:table-cell>
              <table:table-cell office:value-type="float" office:value="117.025">
                <text:p>117.025</text:p>
              </table:table-cell>
              <table:table-cell office:value-type="float" office:value="3.13825">
                <text:p>3.13825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0.83456">
                <text:p>0.83456</text:p>
              </table:table-cell>
              <table:table-cell office:value-type="float" office:value="116.985">
                <text:p>116.985</text:p>
              </table:table-cell>
              <table:table-cell office:value-type="float" office:value="3.18008">
                <text:p>3.1800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831883">
                <text:p>0.831883</text:p>
              </table:table-cell>
              <table:table-cell office:value-type="float" office:value="116.946">
                <text:p>116.946</text:p>
              </table:table-cell>
              <table:table-cell office:value-type="float" office:value="3.22177">
                <text:p>3.22177</text:p>
              </table:table-cell>
            </table:table-row>
            <table:table-row>
              <table:table-cell office:value-type="float" office:value="7.1">
                <text:p>7.1</text:p>
              </table:table-cell>
              <table:table-cell office:value-type="float" office:value="0.829203">
                <text:p>0.829203</text:p>
              </table:table-cell>
              <table:table-cell office:value-type="float" office:value="116.907">
                <text:p>116.907</text:p>
              </table:table-cell>
              <table:table-cell office:value-type="float" office:value="3.26333">
                <text:p>3.26333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0.826517">
                <text:p>0.826517</text:p>
              </table:table-cell>
              <table:table-cell office:value-type="float" office:value="116.869">
                <text:p>116.869</text:p>
              </table:table-cell>
              <table:table-cell office:value-type="float" office:value="3.30476">
                <text:p>3.30476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0.823828">
                <text:p>0.823828</text:p>
              </table:table-cell>
              <table:table-cell office:value-type="float" office:value="116.83">
                <text:p>116.83</text:p>
              </table:table-cell>
              <table:table-cell office:value-type="float" office:value="3.34605">
                <text:p>3.34605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0.821135">
                <text:p>0.821135</text:p>
              </table:table-cell>
              <table:table-cell office:value-type="float" office:value="116.792">
                <text:p>116.792</text:p>
              </table:table-cell>
              <table:table-cell office:value-type="float" office:value="3.3872">
                <text:p>3.3872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0.818438">
                <text:p>0.818438</text:p>
              </table:table-cell>
              <table:table-cell office:value-type="float" office:value="116.753">
                <text:p>116.753</text:p>
              </table:table-cell>
              <table:table-cell office:value-type="float" office:value="3.42823">
                <text:p>3.42823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0.815737">
                <text:p>0.815737</text:p>
              </table:table-cell>
              <table:table-cell office:value-type="float" office:value="116.715">
                <text:p>116.715</text:p>
              </table:table-cell>
              <table:table-cell office:value-type="float" office:value="3.46911">
                <text:p>3.46911</text:p>
              </table:table-cell>
            </table:table-row>
            <table:table-row>
              <table:table-cell office:value-type="float" office:value="7.7">
                <text:p>7.7</text:p>
              </table:table-cell>
              <table:table-cell office:value-type="float" office:value="0.813033">
                <text:p>0.813033</text:p>
              </table:table-cell>
              <table:table-cell office:value-type="float" office:value="116.677">
                <text:p>116.677</text:p>
              </table:table-cell>
              <table:table-cell office:value-type="float" office:value="3.50987">
                <text:p>3.50987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0.810325">
                <text:p>0.810325</text:p>
              </table:table-cell>
              <table:table-cell office:value-type="float" office:value="116.639">
                <text:p>116.639</text:p>
              </table:table-cell>
              <table:table-cell office:value-type="float" office:value="3.55048">
                <text:p>3.55048</text:p>
              </table:table-cell>
            </table:table-row>
            <table:table-row>
              <table:table-cell office:value-type="float" office:value="7.9">
                <text:p>7.9</text:p>
              </table:table-cell>
              <table:table-cell office:value-type="float" office:value="0.807615">
                <text:p>0.807615</text:p>
              </table:table-cell>
              <table:table-cell office:value-type="float" office:value="116.601">
                <text:p>116.601</text:p>
              </table:table-cell>
              <table:table-cell office:value-type="float" office:value="3.59096">
                <text:p>3.5909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804901">
                <text:p>0.804901</text:p>
              </table:table-cell>
              <table:table-cell office:value-type="float" office:value="116.564">
                <text:p>116.564</text:p>
              </table:table-cell>
              <table:table-cell office:value-type="float" office:value="3.63131">
                <text:p>3.63131</text:p>
              </table:table-cell>
            </table:table-row>
            <table:table-row>
              <table:table-cell office:value-type="float" office:value="8.1">
                <text:p>8.1</text:p>
              </table:table-cell>
              <table:table-cell office:value-type="float" office:value="0.802184">
                <text:p>0.802184</text:p>
              </table:table-cell>
              <table:table-cell office:value-type="float" office:value="116.526">
                <text:p>116.526</text:p>
              </table:table-cell>
              <table:table-cell office:value-type="float" office:value="3.67152">
                <text:p>3.67152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0.799464">
                <text:p>0.799464</text:p>
              </table:table-cell>
              <table:table-cell office:value-type="float" office:value="116.489">
                <text:p>116.489</text:p>
              </table:table-cell>
              <table:table-cell office:value-type="float" office:value="3.7116">
                <text:p>3.7116</text:p>
              </table:table-cell>
            </table:table-row>
            <table:table-row>
              <table:table-cell office:value-type="float" office:value="8.3">
                <text:p>8.3</text:p>
              </table:table-cell>
              <table:table-cell office:value-type="float" office:value="0.796742">
                <text:p>0.796742</text:p>
              </table:table-cell>
              <table:table-cell office:value-type="float" office:value="116.452">
                <text:p>116.452</text:p>
              </table:table-cell>
              <table:table-cell office:value-type="float" office:value="3.75153">
                <text:p>3.75153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0.794017">
                <text:p>0.794017</text:p>
              </table:table-cell>
              <table:table-cell office:value-type="float" office:value="116.415">
                <text:p>116.415</text:p>
              </table:table-cell>
              <table:table-cell office:value-type="float" office:value="3.79134">
                <text:p>3.79134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0.791289">
                <text:p>0.791289</text:p>
              </table:table-cell>
              <table:table-cell office:value-type="float" office:value="116.378">
                <text:p>116.378</text:p>
              </table:table-cell>
              <table:table-cell office:value-type="float" office:value="3.831">
                <text:p>3.831</text:p>
              </table:table-cell>
            </table:table-row>
            <table:table-row>
              <table:table-cell office:value-type="float" office:value="8.6">
                <text:p>8.6</text:p>
              </table:table-cell>
              <table:table-cell office:value-type="float" office:value="0.78856">
                <text:p>0.78856</text:p>
              </table:table-cell>
              <table:table-cell office:value-type="float" office:value="116.341">
                <text:p>116.341</text:p>
              </table:table-cell>
              <table:table-cell office:value-type="float" office:value="3.87053">
                <text:p>3.87053</text:p>
              </table:table-cell>
            </table:table-row>
            <table:table-row>
              <table:table-cell office:value-type="float" office:value="8.7">
                <text:p>8.7</text:p>
              </table:table-cell>
              <table:table-cell office:value-type="float" office:value="0.785828">
                <text:p>0.785828</text:p>
              </table:table-cell>
              <table:table-cell office:value-type="float" office:value="116.304">
                <text:p>116.304</text:p>
              </table:table-cell>
              <table:table-cell office:value-type="float" office:value="3.90993">
                <text:p>3.90993</text:p>
              </table:table-cell>
            </table:table-row>
            <table:table-row>
              <table:table-cell office:value-type="float" office:value="8.8">
                <text:p>8.8</text:p>
              </table:table-cell>
              <table:table-cell office:value-type="float" office:value="0.783094">
                <text:p>0.783094</text:p>
              </table:table-cell>
              <table:table-cell office:value-type="float" office:value="116.268">
                <text:p>116.268</text:p>
              </table:table-cell>
              <table:table-cell office:value-type="float" office:value="3.94918">
                <text:p>3.94918</text:p>
              </table:table-cell>
            </table:table-row>
            <table:table-row>
              <table:table-cell office:value-type="float" office:value="8.9">
                <text:p>8.9</text:p>
              </table:table-cell>
              <table:table-cell office:value-type="float" office:value="0.780358">
                <text:p>0.780358</text:p>
              </table:table-cell>
              <table:table-cell office:value-type="float" office:value="116.231">
                <text:p>116.231</text:p>
              </table:table-cell>
              <table:table-cell office:value-type="float" office:value="3.9883">
                <text:p>3.988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777621">
                <text:p>0.777621</text:p>
              </table:table-cell>
              <table:table-cell office:value-type="float" office:value="116.195">
                <text:p>116.195</text:p>
              </table:table-cell>
              <table:table-cell office:value-type="float" office:value="4.02728">
                <text:p>4.02728</text:p>
              </table:table-cell>
            </table:table-row>
            <table:table-row>
              <table:table-cell office:value-type="float" office:value="9.1">
                <text:p>9.1</text:p>
              </table:table-cell>
              <table:table-cell office:value-type="float" office:value="0.774882">
                <text:p>0.774882</text:p>
              </table:table-cell>
              <table:table-cell office:value-type="float" office:value="116.159">
                <text:p>116.159</text:p>
              </table:table-cell>
              <table:table-cell office:value-type="float" office:value="4.06613">
                <text:p>4.06613</text:p>
              </table:table-cell>
            </table:table-row>
            <table:table-row>
              <table:table-cell office:value-type="float" office:value="9.2">
                <text:p>9.2</text:p>
              </table:table-cell>
              <table:table-cell office:value-type="float" office:value="0.772141">
                <text:p>0.772141</text:p>
              </table:table-cell>
              <table:table-cell office:value-type="float" office:value="116.123">
                <text:p>116.123</text:p>
              </table:table-cell>
              <table:table-cell office:value-type="float" office:value="4.10484">
                <text:p>4.10484</text:p>
              </table:table-cell>
            </table:table-row>
            <table:table-row>
              <table:table-cell office:value-type="float" office:value="9.3">
                <text:p>9.3</text:p>
              </table:table-cell>
              <table:table-cell office:value-type="float" office:value="0.769399">
                <text:p>0.769399</text:p>
              </table:table-cell>
              <table:table-cell office:value-type="float" office:value="116.087">
                <text:p>116.087</text:p>
              </table:table-cell>
              <table:table-cell office:value-type="float" office:value="4.14341">
                <text:p>4.14341</text:p>
              </table:table-cell>
            </table:table-row>
            <table:table-row>
              <table:table-cell office:value-type="float" office:value="9.4">
                <text:p>9.4</text:p>
              </table:table-cell>
              <table:table-cell office:value-type="float" office:value="0.766656">
                <text:p>0.766656</text:p>
              </table:table-cell>
              <table:table-cell office:value-type="float" office:value="116.051">
                <text:p>116.051</text:p>
              </table:table-cell>
              <table:table-cell office:value-type="float" office:value="4.18185">
                <text:p>4.18185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0.763911">
                <text:p>0.763911</text:p>
              </table:table-cell>
              <table:table-cell office:value-type="float" office:value="116.016">
                <text:p>116.016</text:p>
              </table:table-cell>
              <table:table-cell office:value-type="float" office:value="4.22014">
                <text:p>4.22014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0.761166">
                <text:p>0.761166</text:p>
              </table:table-cell>
              <table:table-cell office:value-type="float" office:value="115.981">
                <text:p>115.981</text:p>
              </table:table-cell>
              <table:table-cell office:value-type="float" office:value="4.25831">
                <text:p>4.25831</text:p>
              </table:table-cell>
            </table:table-row>
            <table:table-row>
              <table:table-cell office:value-type="float" office:value="9.7">
                <text:p>9.7</text:p>
              </table:table-cell>
              <table:table-cell office:value-type="float" office:value="0.758419">
                <text:p>0.758419</text:p>
              </table:table-cell>
              <table:table-cell office:value-type="float" office:value="115.945">
                <text:p>115.945</text:p>
              </table:table-cell>
              <table:table-cell office:value-type="float" office:value="4.29633">
                <text:p>4.29633</text:p>
              </table:table-cell>
            </table:table-row>
            <table:table-row>
              <table:table-cell office:value-type="float" office:value="9.8">
                <text:p>9.8</text:p>
              </table:table-cell>
              <table:table-cell office:value-type="float" office:value="0.755672">
                <text:p>0.755672</text:p>
              </table:table-cell>
              <table:table-cell office:value-type="float" office:value="115.91">
                <text:p>115.91</text:p>
              </table:table-cell>
              <table:table-cell office:value-type="float" office:value="4.33421">
                <text:p>4.33421</text:p>
              </table:table-cell>
            </table:table-row>
            <table:table-row>
              <table:table-cell office:value-type="float" office:value="9.9">
                <text:p>9.9</text:p>
              </table:table-cell>
              <table:table-cell office:value-type="float" office:value="0.752925">
                <text:p>0.752925</text:p>
              </table:table-cell>
              <table:table-cell office:value-type="float" office:value="115.875">
                <text:p>115.875</text:p>
              </table:table-cell>
              <table:table-cell office:value-type="float" office:value="4.37196">
                <text:p>4.3719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750176">
                <text:p>0.750176</text:p>
              </table:table-cell>
              <table:table-cell office:value-type="float" office:value="115.84">
                <text:p>115.84</text:p>
              </table:table-cell>
              <table:table-cell office:value-type="float" office:value="4.40957">
                <text:p>4.40957</text:p>
              </table:table-cell>
            </table:table-row>
            <table:table-row>
              <table:table-cell office:value-type="float" office:value="10.1">
                <text:p>10.1</text:p>
              </table:table-cell>
              <table:table-cell office:value-type="float" office:value="0.747428">
                <text:p>0.747428</text:p>
              </table:table-cell>
              <table:table-cell office:value-type="float" office:value="115.806">
                <text:p>115.806</text:p>
              </table:table-cell>
              <table:table-cell office:value-type="float" office:value="4.44705">
                <text:p>4.44705</text:p>
              </table:table-cell>
            </table:table-row>
            <table:table-row>
              <table:table-cell office:value-type="float" office:value="10.2">
                <text:p>10.2</text:p>
              </table:table-cell>
              <table:table-cell office:value-type="float" office:value="0.744679">
                <text:p>0.744679</text:p>
              </table:table-cell>
              <table:table-cell office:value-type="float" office:value="115.771">
                <text:p>115.771</text:p>
              </table:table-cell>
              <table:table-cell office:value-type="float" office:value="4.48438">
                <text:p>4.48438</text:p>
              </table:table-cell>
            </table:table-row>
            <table:table-row>
              <table:table-cell office:value-type="float" office:value="10.3">
                <text:p>10.3</text:p>
              </table:table-cell>
              <table:table-cell office:value-type="float" office:value="0.74193">
                <text:p>0.74193</text:p>
              </table:table-cell>
              <table:table-cell office:value-type="float" office:value="115.736">
                <text:p>115.736</text:p>
              </table:table-cell>
              <table:table-cell office:value-type="float" office:value="4.52158">
                <text:p>4.52158</text:p>
              </table:table-cell>
            </table:table-row>
            <table:table-row>
              <table:table-cell office:value-type="float" office:value="10.4">
                <text:p>10.4</text:p>
              </table:table-cell>
              <table:table-cell office:value-type="float" office:value="0.739181">
                <text:p>0.739181</text:p>
              </table:table-cell>
              <table:table-cell office:value-type="float" office:value="115.702">
                <text:p>115.702</text:p>
              </table:table-cell>
              <table:table-cell office:value-type="float" office:value="4.55864">
                <text:p>4.55864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0.736431">
                <text:p>0.736431</text:p>
              </table:table-cell>
              <table:table-cell office:value-type="float" office:value="115.668">
                <text:p>115.668</text:p>
              </table:table-cell>
              <table:table-cell office:value-type="float" office:value="4.59557">
                <text:p>4.59557</text:p>
              </table:table-cell>
            </table:table-row>
            <table:table-row>
              <table:table-cell office:value-type="float" office:value="10.6">
                <text:p>10.6</text:p>
              </table:table-cell>
              <table:table-cell office:value-type="float" office:value="0.733683">
                <text:p>0.733683</text:p>
              </table:table-cell>
              <table:table-cell office:value-type="float" office:value="115.634">
                <text:p>115.634</text:p>
              </table:table-cell>
              <table:table-cell office:value-type="float" office:value="4.63236">
                <text:p>4.63236</text:p>
              </table:table-cell>
            </table:table-row>
            <table:table-row>
              <table:table-cell office:value-type="float" office:value="10.7">
                <text:p>10.7</text:p>
              </table:table-cell>
              <table:table-cell office:value-type="float" office:value="0.730934">
                <text:p>0.730934</text:p>
              </table:table-cell>
              <table:table-cell office:value-type="float" office:value="115.6">
                <text:p>115.6</text:p>
              </table:table-cell>
              <table:table-cell office:value-type="float" office:value="4.669">
                <text:p>4.669</text:p>
              </table:table-cell>
            </table:table-row>
            <table:table-row>
              <table:table-cell office:value-type="float" office:value="10.8">
                <text:p>10.8</text:p>
              </table:table-cell>
              <table:table-cell office:value-type="float" office:value="0.728186">
                <text:p>0.728186</text:p>
              </table:table-cell>
              <table:table-cell office:value-type="float" office:value="115.566">
                <text:p>115.566</text:p>
              </table:table-cell>
              <table:table-cell office:value-type="float" office:value="4.70552">
                <text:p>4.70552</text:p>
              </table:table-cell>
            </table:table-row>
            <table:table-row>
              <table:table-cell office:value-type="float" office:value="10.9">
                <text:p>10.9</text:p>
              </table:table-cell>
              <table:table-cell office:value-type="float" office:value="0.725438">
                <text:p>0.725438</text:p>
              </table:table-cell>
              <table:table-cell office:value-type="float" office:value="115.533">
                <text:p>115.533</text:p>
              </table:table-cell>
              <table:table-cell office:value-type="float" office:value="4.74189">
                <text:p>4.7418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722691">
                <text:p>0.722691</text:p>
              </table:table-cell>
              <table:table-cell office:value-type="float" office:value="115.499">
                <text:p>115.499</text:p>
              </table:table-cell>
              <table:table-cell office:value-type="float" office:value="4.77813">
                <text:p>4.77813</text:p>
              </table:table-cell>
            </table:table-row>
            <table:table-row>
              <table:table-cell office:value-type="float" office:value="11.1">
                <text:p>11.1</text:p>
              </table:table-cell>
              <table:table-cell office:value-type="float" office:value="0.719945">
                <text:p>0.719945</text:p>
              </table:table-cell>
              <table:table-cell office:value-type="float" office:value="115.466">
                <text:p>115.466</text:p>
              </table:table-cell>
              <table:table-cell office:value-type="float" office:value="4.81423">
                <text:p>4.81423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0.717199">
                <text:p>0.717199</text:p>
              </table:table-cell>
              <table:table-cell office:value-type="float" office:value="115.433">
                <text:p>115.433</text:p>
              </table:table-cell>
              <table:table-cell office:value-type="float" office:value="4.85019">
                <text:p>4.85019</text:p>
              </table:table-cell>
            </table:table-row>
            <table:table-row>
              <table:table-cell office:value-type="float" office:value="11.3">
                <text:p>11.3</text:p>
              </table:table-cell>
              <table:table-cell office:value-type="float" office:value="0.714455">
                <text:p>0.714455</text:p>
              </table:table-cell>
              <table:table-cell office:value-type="float" office:value="115.4">
                <text:p>115.4</text:p>
              </table:table-cell>
              <table:table-cell office:value-type="float" office:value="4.88601">
                <text:p>4.88601</text:p>
              </table:table-cell>
            </table:table-row>
            <table:table-row>
              <table:table-cell office:value-type="float" office:value="11.4">
                <text:p>11.4</text:p>
              </table:table-cell>
              <table:table-cell office:value-type="float" office:value="0.711712">
                <text:p>0.711712</text:p>
              </table:table-cell>
              <table:table-cell office:value-type="float" office:value="115.367">
                <text:p>115.367</text:p>
              </table:table-cell>
              <table:table-cell office:value-type="float" office:value="4.9217">
                <text:p>4.9217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0.70897">
                <text:p>0.70897</text:p>
              </table:table-cell>
              <table:table-cell office:value-type="float" office:value="115.334">
                <text:p>115.334</text:p>
              </table:table-cell>
              <table:table-cell office:value-type="float" office:value="4.95725">
                <text:p>4.95725</text:p>
              </table:table-cell>
            </table:table-row>
            <table:table-row>
              <table:table-cell office:value-type="float" office:value="11.6">
                <text:p>11.6</text:p>
              </table:table-cell>
              <table:table-cell office:value-type="float" office:value="0.706229">
                <text:p>0.706229</text:p>
              </table:table-cell>
              <table:table-cell office:value-type="float" office:value="115.301">
                <text:p>115.301</text:p>
              </table:table-cell>
              <table:table-cell office:value-type="float" office:value="4.99267">
                <text:p>4.99267</text:p>
              </table:table-cell>
            </table:table-row>
            <table:table-row>
              <table:table-cell office:value-type="float" office:value="11.7">
                <text:p>11.7</text:p>
              </table:table-cell>
              <table:table-cell office:value-type="float" office:value="0.703489">
                <text:p>0.703489</text:p>
              </table:table-cell>
              <table:table-cell office:value-type="float" office:value="115.269">
                <text:p>115.269</text:p>
              </table:table-cell>
              <table:table-cell office:value-type="float" office:value="5.02794">
                <text:p>5.02794</text:p>
              </table:table-cell>
            </table:table-row>
            <table:table-row>
              <table:table-cell office:value-type="float" office:value="11.8">
                <text:p>11.8</text:p>
              </table:table-cell>
              <table:table-cell office:value-type="float" office:value="0.700751">
                <text:p>0.700751</text:p>
              </table:table-cell>
              <table:table-cell office:value-type="float" office:value="115.236">
                <text:p>115.236</text:p>
              </table:table-cell>
              <table:table-cell office:value-type="float" office:value="5.06308">
                <text:p>5.06308</text:p>
              </table:table-cell>
            </table:table-row>
            <table:table-row>
              <table:table-cell office:value-type="float" office:value="11.9">
                <text:p>11.9</text:p>
              </table:table-cell>
              <table:table-cell office:value-type="float" office:value="0.698015">
                <text:p>0.698015</text:p>
              </table:table-cell>
              <table:table-cell office:value-type="float" office:value="115.204">
                <text:p>115.204</text:p>
              </table:table-cell>
              <table:table-cell office:value-type="float" office:value="5.09808">
                <text:p>5.0980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69528">
                <text:p>0.69528</text:p>
              </table:table-cell>
              <table:table-cell office:value-type="float" office:value="115.172">
                <text:p>115.172</text:p>
              </table:table-cell>
              <table:table-cell office:value-type="float" office:value="5.13295">
                <text:p>5.13295</text:p>
              </table:table-cell>
            </table:table-row>
            <table:table-row>
              <table:table-cell office:value-type="float" office:value="12.1">
                <text:p>12.1</text:p>
              </table:table-cell>
              <table:table-cell office:value-type="float" office:value="0.692547">
                <text:p>0.692547</text:p>
              </table:table-cell>
              <table:table-cell office:value-type="float" office:value="115.14">
                <text:p>115.14</text:p>
              </table:table-cell>
              <table:table-cell office:value-type="float" office:value="5.16768">
                <text:p>5.16768</text:p>
              </table:table-cell>
            </table:table-row>
            <table:table-row>
              <table:table-cell office:value-type="float" office:value="12.2">
                <text:p>12.2</text:p>
              </table:table-cell>
              <table:table-cell office:value-type="float" office:value="0.689816">
                <text:p>0.689816</text:p>
              </table:table-cell>
              <table:table-cell office:value-type="float" office:value="115.108">
                <text:p>115.108</text:p>
              </table:table-cell>
              <table:table-cell office:value-type="float" office:value="5.20227">
                <text:p>5.20227</text:p>
              </table:table-cell>
            </table:table-row>
            <table:table-row>
              <table:table-cell office:value-type="float" office:value="12.3">
                <text:p>12.3</text:p>
              </table:table-cell>
              <table:table-cell office:value-type="float" office:value="0.687087">
                <text:p>0.687087</text:p>
              </table:table-cell>
              <table:table-cell office:value-type="float" office:value="115.076">
                <text:p>115.076</text:p>
              </table:table-cell>
              <table:table-cell office:value-type="float" office:value="5.23673">
                <text:p>5.23673</text:p>
              </table:table-cell>
            </table:table-row>
            <table:table-row>
              <table:table-cell office:value-type="float" office:value="12.4">
                <text:p>12.4</text:p>
              </table:table-cell>
              <table:table-cell office:value-type="float" office:value="0.68436">
                <text:p>0.68436</text:p>
              </table:table-cell>
              <table:table-cell office:value-type="float" office:value="115.045">
                <text:p>115.045</text:p>
              </table:table-cell>
              <table:table-cell office:value-type="float" office:value="5.27105">
                <text:p>5.27105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0.681636">
                <text:p>0.681636</text:p>
              </table:table-cell>
              <table:table-cell office:value-type="float" office:value="115.013">
                <text:p>115.013</text:p>
              </table:table-cell>
              <table:table-cell office:value-type="float" office:value="5.30523">
                <text:p>5.30523</text:p>
              </table:table-cell>
            </table:table-row>
            <table:table-row>
              <table:table-cell office:value-type="float" office:value="12.6">
                <text:p>12.6</text:p>
              </table:table-cell>
              <table:table-cell office:value-type="float" office:value="0.678913">
                <text:p>0.678913</text:p>
              </table:table-cell>
              <table:table-cell office:value-type="float" office:value="114.982">
                <text:p>114.982</text:p>
              </table:table-cell>
              <table:table-cell office:value-type="float" office:value="5.33928">
                <text:p>5.33928</text:p>
              </table:table-cell>
            </table:table-row>
            <table:table-row>
              <table:table-cell office:value-type="float" office:value="12.7">
                <text:p>12.7</text:p>
              </table:table-cell>
              <table:table-cell office:value-type="float" office:value="0.676193">
                <text:p>0.676193</text:p>
              </table:table-cell>
              <table:table-cell office:value-type="float" office:value="114.951">
                <text:p>114.951</text:p>
              </table:table-cell>
              <table:table-cell office:value-type="float" office:value="5.37319">
                <text:p>5.37319</text:p>
              </table:table-cell>
            </table:table-row>
            <table:table-row>
              <table:table-cell office:value-type="float" office:value="12.8">
                <text:p>12.8</text:p>
              </table:table-cell>
              <table:table-cell office:value-type="float" office:value="0.673476">
                <text:p>0.673476</text:p>
              </table:table-cell>
              <table:table-cell office:value-type="float" office:value="114.92">
                <text:p>114.92</text:p>
              </table:table-cell>
              <table:table-cell office:value-type="float" office:value="5.40696">
                <text:p>5.40696</text:p>
              </table:table-cell>
            </table:table-row>
            <table:table-row>
              <table:table-cell office:value-type="float" office:value="12.9">
                <text:p>12.9</text:p>
              </table:table-cell>
              <table:table-cell office:value-type="float" office:value="0.670761">
                <text:p>0.670761</text:p>
              </table:table-cell>
              <table:table-cell office:value-type="float" office:value="114.889">
                <text:p>114.889</text:p>
              </table:table-cell>
              <table:table-cell office:value-type="float" office:value="5.4406">
                <text:p>5.440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668049">
                <text:p>0.668049</text:p>
              </table:table-cell>
              <table:table-cell office:value-type="float" office:value="114.858">
                <text:p>114.858</text:p>
              </table:table-cell>
              <table:table-cell office:value-type="float" office:value="5.47411">
                <text:p>5.47411</text:p>
              </table:table-cell>
            </table:table-row>
            <table:table-row>
              <table:table-cell office:value-type="float" office:value="13.1">
                <text:p>13.1</text:p>
              </table:table-cell>
              <table:table-cell office:value-type="float" office:value="0.665339">
                <text:p>0.665339</text:p>
              </table:table-cell>
              <table:table-cell office:value-type="float" office:value="114.827">
                <text:p>114.827</text:p>
              </table:table-cell>
              <table:table-cell office:value-type="float" office:value="5.50747">
                <text:p>5.50747</text:p>
              </table:table-cell>
            </table:table-row>
            <table:table-row>
              <table:table-cell office:value-type="float" office:value="13.2">
                <text:p>13.2</text:p>
              </table:table-cell>
              <table:table-cell office:value-type="float" office:value="0.662633">
                <text:p>0.662633</text:p>
              </table:table-cell>
              <table:table-cell office:value-type="float" office:value="114.797">
                <text:p>114.797</text:p>
              </table:table-cell>
              <table:table-cell office:value-type="float" office:value="5.54071">
                <text:p>5.54071</text:p>
              </table:table-cell>
            </table:table-row>
            <table:table-row>
              <table:table-cell office:value-type="float" office:value="13.3">
                <text:p>13.3</text:p>
              </table:table-cell>
              <table:table-cell office:value-type="float" office:value="0.659929">
                <text:p>0.659929</text:p>
              </table:table-cell>
              <table:table-cell office:value-type="float" office:value="114.766">
                <text:p>114.766</text:p>
              </table:table-cell>
              <table:table-cell office:value-type="float" office:value="5.5738">
                <text:p>5.5738</text:p>
              </table:table-cell>
            </table:table-row>
            <table:table-row>
              <table:table-cell office:value-type="float" office:value="13.4">
                <text:p>13.4</text:p>
              </table:table-cell>
              <table:table-cell office:value-type="float" office:value="0.657228">
                <text:p>0.657228</text:p>
              </table:table-cell>
              <table:table-cell office:value-type="float" office:value="114.736">
                <text:p>114.736</text:p>
              </table:table-cell>
              <table:table-cell office:value-type="float" office:value="5.60677">
                <text:p>5.60677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0.654531">
                <text:p>0.654531</text:p>
              </table:table-cell>
              <table:table-cell office:value-type="float" office:value="114.706">
                <text:p>114.706</text:p>
              </table:table-cell>
              <table:table-cell office:value-type="float" office:value="5.63959">
                <text:p>5.63959</text:p>
              </table:table-cell>
            </table:table-row>
            <table:table-row>
              <table:table-cell office:value-type="float" office:value="13.6">
                <text:p>13.6</text:p>
              </table:table-cell>
              <table:table-cell office:value-type="float" office:value="0.651837">
                <text:p>0.651837</text:p>
              </table:table-cell>
              <table:table-cell office:value-type="float" office:value="114.676">
                <text:p>114.676</text:p>
              </table:table-cell>
              <table:table-cell office:value-type="float" office:value="5.67228">
                <text:p>5.67228</text:p>
              </table:table-cell>
            </table:table-row>
            <table:table-row>
              <table:table-cell office:value-type="float" office:value="13.7">
                <text:p>13.7</text:p>
              </table:table-cell>
              <table:table-cell office:value-type="float" office:value="0.649146">
                <text:p>0.649146</text:p>
              </table:table-cell>
              <table:table-cell office:value-type="float" office:value="114.646">
                <text:p>114.646</text:p>
              </table:table-cell>
              <table:table-cell office:value-type="float" office:value="5.70484">
                <text:p>5.70484</text:p>
              </table:table-cell>
            </table:table-row>
            <table:table-row>
              <table:table-cell office:value-type="float" office:value="13.8">
                <text:p>13.8</text:p>
              </table:table-cell>
              <table:table-cell office:value-type="float" office:value="0.646458">
                <text:p>0.646458</text:p>
              </table:table-cell>
              <table:table-cell office:value-type="float" office:value="114.616">
                <text:p>114.616</text:p>
              </table:table-cell>
              <table:table-cell office:value-type="float" office:value="5.73726">
                <text:p>5.73726</text:p>
              </table:table-cell>
            </table:table-row>
            <table:table-row>
              <table:table-cell office:value-type="float" office:value="13.9">
                <text:p>13.9</text:p>
              </table:table-cell>
              <table:table-cell office:value-type="float" office:value="0.643774">
                <text:p>0.643774</text:p>
              </table:table-cell>
              <table:table-cell office:value-type="float" office:value="114.587">
                <text:p>114.587</text:p>
              </table:table-cell>
              <table:table-cell office:value-type="float" office:value="5.76955">
                <text:p>5.7695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641093">
                <text:p>0.641093</text:p>
              </table:table-cell>
              <table:table-cell office:value-type="float" office:value="114.557">
                <text:p>114.557</text:p>
              </table:table-cell>
              <table:table-cell office:value-type="float" office:value="5.80171">
                <text:p>5.80171</text:p>
              </table:table-cell>
            </table:table-row>
            <table:table-row>
              <table:table-cell office:value-type="float" office:value="14.1">
                <text:p>14.1</text:p>
              </table:table-cell>
              <table:table-cell office:value-type="float" office:value="0.638416">
                <text:p>0.638416</text:p>
              </table:table-cell>
              <table:table-cell office:value-type="float" office:value="114.528">
                <text:p>114.528</text:p>
              </table:table-cell>
              <table:table-cell office:value-type="float" office:value="5.83373">
                <text:p>5.83373</text:p>
              </table:table-cell>
            </table:table-row>
            <table:table-row>
              <table:table-cell office:value-type="float" office:value="14.2">
                <text:p>14.2</text:p>
              </table:table-cell>
              <table:table-cell office:value-type="float" office:value="0.635743">
                <text:p>0.635743</text:p>
              </table:table-cell>
              <table:table-cell office:value-type="float" office:value="114.499">
                <text:p>114.499</text:p>
              </table:table-cell>
              <table:table-cell office:value-type="float" office:value="5.86562">
                <text:p>5.86562</text:p>
              </table:table-cell>
            </table:table-row>
            <table:table-row>
              <table:table-cell office:value-type="float" office:value="14.3">
                <text:p>14.3</text:p>
              </table:table-cell>
              <table:table-cell office:value-type="float" office:value="0.633073">
                <text:p>0.633073</text:p>
              </table:table-cell>
              <table:table-cell office:value-type="float" office:value="114.47">
                <text:p>114.47</text:p>
              </table:table-cell>
              <table:table-cell office:value-type="float" office:value="5.89737">
                <text:p>5.89737</text:p>
              </table:table-cell>
            </table:table-row>
            <table:table-row>
              <table:table-cell office:value-type="float" office:value="14.4">
                <text:p>14.4</text:p>
              </table:table-cell>
              <table:table-cell office:value-type="float" office:value="0.630408">
                <text:p>0.630408</text:p>
              </table:table-cell>
              <table:table-cell office:value-type="float" office:value="114.441">
                <text:p>114.441</text:p>
              </table:table-cell>
              <table:table-cell office:value-type="float" office:value="5.92899">
                <text:p>5.92899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0.627746">
                <text:p>0.627746</text:p>
              </table:table-cell>
              <table:table-cell office:value-type="float" office:value="114.412">
                <text:p>114.412</text:p>
              </table:table-cell>
              <table:table-cell office:value-type="float" office:value="5.96047">
                <text:p>5.96047</text:p>
              </table:table-cell>
            </table:table-row>
            <table:table-row>
              <table:table-cell office:value-type="float" office:value="14.6">
                <text:p>14.6</text:p>
              </table:table-cell>
              <table:table-cell office:value-type="float" office:value="0.625089">
                <text:p>0.625089</text:p>
              </table:table-cell>
              <table:table-cell office:value-type="float" office:value="114.383">
                <text:p>114.383</text:p>
              </table:table-cell>
              <table:table-cell office:value-type="float" office:value="5.99183">
                <text:p>5.99183</text:p>
              </table:table-cell>
            </table:table-row>
            <table:table-row>
              <table:table-cell office:value-type="float" office:value="14.7">
                <text:p>14.7</text:p>
              </table:table-cell>
              <table:table-cell office:value-type="float" office:value="0.622435">
                <text:p>0.622435</text:p>
              </table:table-cell>
              <table:table-cell office:value-type="float" office:value="114.355">
                <text:p>114.355</text:p>
              </table:table-cell>
              <table:table-cell office:value-type="float" office:value="6.02305">
                <text:p>6.02305</text:p>
              </table:table-cell>
            </table:table-row>
            <table:table-row>
              <table:table-cell office:value-type="float" office:value="14.8">
                <text:p>14.8</text:p>
              </table:table-cell>
              <table:table-cell office:value-type="float" office:value="0.619786">
                <text:p>0.619786</text:p>
              </table:table-cell>
              <table:table-cell office:value-type="float" office:value="114.326">
                <text:p>114.326</text:p>
              </table:table-cell>
              <table:table-cell office:value-type="float" office:value="6.05414">
                <text:p>6.05414</text:p>
              </table:table-cell>
            </table:table-row>
            <table:table-row>
              <table:table-cell office:value-type="float" office:value="14.9">
                <text:p>14.9</text:p>
              </table:table-cell>
              <table:table-cell office:value-type="float" office:value="0.61714">
                <text:p>0.61714</text:p>
              </table:table-cell>
              <table:table-cell office:value-type="float" office:value="114.298">
                <text:p>114.298</text:p>
              </table:table-cell>
              <table:table-cell office:value-type="float" office:value="6.08509">
                <text:p>6.0850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6145">
                <text:p>0.6145</text:p>
              </table:table-cell>
              <table:table-cell office:value-type="float" office:value="114.27">
                <text:p>114.27</text:p>
              </table:table-cell>
              <table:table-cell office:value-type="float" office:value="6.11592">
                <text:p>6.11592</text:p>
              </table:table-cell>
            </table:table-row>
            <table:table-row>
              <table:table-cell office:value-type="float" office:value="15.1">
                <text:p>15.1</text:p>
              </table:table-cell>
              <table:table-cell office:value-type="float" office:value="0.611863">
                <text:p>0.611863</text:p>
              </table:table-cell>
              <table:table-cell office:value-type="float" office:value="114.242">
                <text:p>114.242</text:p>
              </table:table-cell>
              <table:table-cell office:value-type="float" office:value="6.14661">
                <text:p>6.14661</text:p>
              </table:table-cell>
            </table:table-row>
            <table:table-row>
              <table:table-cell office:value-type="float" office:value="15.2">
                <text:p>15.2</text:p>
              </table:table-cell>
              <table:table-cell office:value-type="float" office:value="0.609231">
                <text:p>0.609231</text:p>
              </table:table-cell>
              <table:table-cell office:value-type="float" office:value="114.214">
                <text:p>114.214</text:p>
              </table:table-cell>
              <table:table-cell office:value-type="float" office:value="6.17717">
                <text:p>6.17717</text:p>
              </table:table-cell>
            </table:table-row>
            <table:table-row>
              <table:table-cell office:value-type="float" office:value="15.3">
                <text:p>15.3</text:p>
              </table:table-cell>
              <table:table-cell office:value-type="float" office:value="0.606604">
                <text:p>0.606604</text:p>
              </table:table-cell>
              <table:table-cell office:value-type="float" office:value="114.186">
                <text:p>114.186</text:p>
              </table:table-cell>
              <table:table-cell office:value-type="float" office:value="6.20759">
                <text:p>6.20759</text:p>
              </table:table-cell>
            </table:table-row>
            <table:table-row>
              <table:table-cell office:value-type="float" office:value="15.4">
                <text:p>15.4</text:p>
              </table:table-cell>
              <table:table-cell office:value-type="float" office:value="0.603981">
                <text:p>0.603981</text:p>
              </table:table-cell>
              <table:table-cell office:value-type="float" office:value="114.158">
                <text:p>114.158</text:p>
              </table:table-cell>
              <table:table-cell office:value-type="float" office:value="6.23789">
                <text:p>6.23789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0.601363">
                <text:p>0.601363</text:p>
              </table:table-cell>
              <table:table-cell office:value-type="float" office:value="114.131">
                <text:p>114.131</text:p>
              </table:table-cell>
              <table:table-cell office:value-type="float" office:value="6.26806">
                <text:p>6.26806</text:p>
              </table:table-cell>
            </table:table-row>
            <table:table-row>
              <table:table-cell office:value-type="float" office:value="15.6">
                <text:p>15.6</text:p>
              </table:table-cell>
              <table:table-cell office:value-type="float" office:value="0.59875">
                <text:p>0.59875</text:p>
              </table:table-cell>
              <table:table-cell office:value-type="float" office:value="114.103">
                <text:p>114.103</text:p>
              </table:table-cell>
              <table:table-cell office:value-type="float" office:value="6.29809">
                <text:p>6.29809</text:p>
              </table:table-cell>
            </table:table-row>
            <table:table-row>
              <table:table-cell office:value-type="float" office:value="15.7">
                <text:p>15.7</text:p>
              </table:table-cell>
              <table:table-cell office:value-type="float" office:value="0.596141">
                <text:p>0.596141</text:p>
              </table:table-cell>
              <table:table-cell office:value-type="float" office:value="114.076">
                <text:p>114.076</text:p>
              </table:table-cell>
              <table:table-cell office:value-type="float" office:value="6.328">
                <text:p>6.328</text:p>
              </table:table-cell>
            </table:table-row>
            <table:table-row>
              <table:table-cell office:value-type="float" office:value="15.8">
                <text:p>15.8</text:p>
              </table:table-cell>
              <table:table-cell office:value-type="float" office:value="0.593537">
                <text:p>0.593537</text:p>
              </table:table-cell>
              <table:table-cell office:value-type="float" office:value="114.049">
                <text:p>114.049</text:p>
              </table:table-cell>
              <table:table-cell office:value-type="float" office:value="6.35777">
                <text:p>6.35777</text:p>
              </table:table-cell>
            </table:table-row>
            <table:table-row>
              <table:table-cell office:value-type="float" office:value="15.9">
                <text:p>15.9</text:p>
              </table:table-cell>
              <table:table-cell office:value-type="float" office:value="0.590939">
                <text:p>0.590939</text:p>
              </table:table-cell>
              <table:table-cell office:value-type="float" office:value="114.022">
                <text:p>114.022</text:p>
              </table:table-cell>
              <table:table-cell office:value-type="float" office:value="6.38741">
                <text:p>6.3874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588345">
                <text:p>0.588345</text:p>
              </table:table-cell>
              <table:table-cell office:value-type="float" office:value="113.995">
                <text:p>113.995</text:p>
              </table:table-cell>
              <table:table-cell office:value-type="float" office:value="6.41693">
                <text:p>6.41693</text:p>
              </table:table-cell>
            </table:table-row>
            <table:table-row>
              <table:table-cell office:value-type="float" office:value="16.1">
                <text:p>16.1</text:p>
              </table:table-cell>
              <table:table-cell office:value-type="float" office:value="0.585756">
                <text:p>0.585756</text:p>
              </table:table-cell>
              <table:table-cell office:value-type="float" office:value="113.968">
                <text:p>113.968</text:p>
              </table:table-cell>
              <table:table-cell office:value-type="float" office:value="6.44631">
                <text:p>6.44631</text:p>
              </table:table-cell>
            </table:table-row>
            <table:table-row>
              <table:table-cell office:value-type="float" office:value="16.2">
                <text:p>16.2</text:p>
              </table:table-cell>
              <table:table-cell office:value-type="float" office:value="0.583173">
                <text:p>0.583173</text:p>
              </table:table-cell>
              <table:table-cell office:value-type="float" office:value="113.941">
                <text:p>113.941</text:p>
              </table:table-cell>
              <table:table-cell office:value-type="float" office:value="6.47557">
                <text:p>6.47557</text:p>
              </table:table-cell>
            </table:table-row>
            <table:table-row>
              <table:table-cell office:value-type="float" office:value="16.3">
                <text:p>16.3</text:p>
              </table:table-cell>
              <table:table-cell office:value-type="float" office:value="0.580594">
                <text:p>0.580594</text:p>
              </table:table-cell>
              <table:table-cell office:value-type="float" office:value="113.915">
                <text:p>113.915</text:p>
              </table:table-cell>
              <table:table-cell office:value-type="float" office:value="6.50469">
                <text:p>6.50469</text:p>
              </table:table-cell>
            </table:table-row>
            <table:table-row>
              <table:table-cell office:value-type="float" office:value="16.4">
                <text:p>16.4</text:p>
              </table:table-cell>
              <table:table-cell office:value-type="float" office:value="0.578021">
                <text:p>0.578021</text:p>
              </table:table-cell>
              <table:table-cell office:value-type="float" office:value="113.888">
                <text:p>113.888</text:p>
              </table:table-cell>
              <table:table-cell office:value-type="float" office:value="6.53369">
                <text:p>6.53369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0.575454">
                <text:p>0.575454</text:p>
              </table:table-cell>
              <table:table-cell office:value-type="float" office:value="113.862">
                <text:p>113.862</text:p>
              </table:table-cell>
              <table:table-cell office:value-type="float" office:value="6.56256">
                <text:p>6.56256</text:p>
              </table:table-cell>
            </table:table-row>
            <table:table-row>
              <table:table-cell office:value-type="float" office:value="16.6">
                <text:p>16.6</text:p>
              </table:table-cell>
              <table:table-cell office:value-type="float" office:value="0.572891">
                <text:p>0.572891</text:p>
              </table:table-cell>
              <table:table-cell office:value-type="float" office:value="113.836">
                <text:p>113.836</text:p>
              </table:table-cell>
              <table:table-cell office:value-type="float" office:value="6.5913">
                <text:p>6.5913</text:p>
              </table:table-cell>
            </table:table-row>
            <table:table-row>
              <table:table-cell office:value-type="float" office:value="16.7">
                <text:p>16.7</text:p>
              </table:table-cell>
              <table:table-cell office:value-type="float" office:value="0.570334">
                <text:p>0.570334</text:p>
              </table:table-cell>
              <table:table-cell office:value-type="float" office:value="113.81">
                <text:p>113.81</text:p>
              </table:table-cell>
              <table:table-cell office:value-type="float" office:value="6.61991">
                <text:p>6.61991</text:p>
              </table:table-cell>
            </table:table-row>
            <table:table-row>
              <table:table-cell office:value-type="float" office:value="16.8">
                <text:p>16.8</text:p>
              </table:table-cell>
              <table:table-cell office:value-type="float" office:value="0.567783">
                <text:p>0.567783</text:p>
              </table:table-cell>
              <table:table-cell office:value-type="float" office:value="113.784">
                <text:p>113.784</text:p>
              </table:table-cell>
              <table:table-cell office:value-type="float" office:value="6.64839">
                <text:p>6.64839</text:p>
              </table:table-cell>
            </table:table-row>
            <table:table-row>
              <table:table-cell office:value-type="float" office:value="16.9">
                <text:p>16.9</text:p>
              </table:table-cell>
              <table:table-cell office:value-type="float" office:value="0.565237">
                <text:p>0.565237</text:p>
              </table:table-cell>
              <table:table-cell office:value-type="float" office:value="113.758">
                <text:p>113.758</text:p>
              </table:table-cell>
              <table:table-cell office:value-type="float" office:value="6.67675">
                <text:p>6.6767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562697">
                <text:p>0.562697</text:p>
              </table:table-cell>
              <table:table-cell office:value-type="float" office:value="113.732">
                <text:p>113.732</text:p>
              </table:table-cell>
              <table:table-cell office:value-type="float" office:value="6.70498">
                <text:p>6.70498</text:p>
              </table:table-cell>
            </table:table-row>
            <table:table-row>
              <table:table-cell office:value-type="float" office:value="17.1">
                <text:p>17.1</text:p>
              </table:table-cell>
              <table:table-cell office:value-type="float" office:value="0.560162">
                <text:p>0.560162</text:p>
              </table:table-cell>
              <table:table-cell office:value-type="float" office:value="113.707">
                <text:p>113.707</text:p>
              </table:table-cell>
              <table:table-cell office:value-type="float" office:value="6.73308">
                <text:p>6.73308</text:p>
              </table:table-cell>
            </table:table-row>
            <table:table-row>
              <table:table-cell office:value-type="float" office:value="17.2">
                <text:p>17.2</text:p>
              </table:table-cell>
              <table:table-cell office:value-type="float" office:value="0.557633">
                <text:p>0.557633</text:p>
              </table:table-cell>
              <table:table-cell office:value-type="float" office:value="113.681">
                <text:p>113.681</text:p>
              </table:table-cell>
              <table:table-cell office:value-type="float" office:value="6.76106">
                <text:p>6.76106</text:p>
              </table:table-cell>
            </table:table-row>
            <table:table-row>
              <table:table-cell office:value-type="float" office:value="17.3">
                <text:p>17.3</text:p>
              </table:table-cell>
              <table:table-cell office:value-type="float" office:value="0.55511">
                <text:p>0.55511</text:p>
              </table:table-cell>
              <table:table-cell office:value-type="float" office:value="113.656">
                <text:p>113.656</text:p>
              </table:table-cell>
              <table:table-cell office:value-type="float" office:value="6.78891">
                <text:p>6.78891</text:p>
              </table:table-cell>
            </table:table-row>
            <table:table-row>
              <table:table-cell office:value-type="float" office:value="17.4">
                <text:p>17.4</text:p>
              </table:table-cell>
              <table:table-cell office:value-type="float" office:value="0.552592">
                <text:p>0.552592</text:p>
              </table:table-cell>
              <table:table-cell office:value-type="float" office:value="113.631">
                <text:p>113.631</text:p>
              </table:table-cell>
              <table:table-cell office:value-type="float" office:value="6.81663">
                <text:p>6.81663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0.550081">
                <text:p>0.550081</text:p>
              </table:table-cell>
              <table:table-cell office:value-type="float" office:value="113.606">
                <text:p>113.606</text:p>
              </table:table-cell>
              <table:table-cell office:value-type="float" office:value="6.84423">
                <text:p>6.84423</text:p>
              </table:table-cell>
            </table:table-row>
            <table:table-row>
              <table:table-cell office:value-type="float" office:value="17.6">
                <text:p>17.6</text:p>
              </table:table-cell>
              <table:table-cell office:value-type="float" office:value="0.547575">
                <text:p>0.547575</text:p>
              </table:table-cell>
              <table:table-cell office:value-type="float" office:value="113.581">
                <text:p>113.581</text:p>
              </table:table-cell>
              <table:table-cell office:value-type="float" office:value="6.8717">
                <text:p>6.8717</text:p>
              </table:table-cell>
            </table:table-row>
            <table:table-row>
              <table:table-cell office:value-type="float" office:value="17.7">
                <text:p>17.7</text:p>
              </table:table-cell>
              <table:table-cell office:value-type="float" office:value="0.545076">
                <text:p>0.545076</text:p>
              </table:table-cell>
              <table:table-cell office:value-type="float" office:value="113.556">
                <text:p>113.556</text:p>
              </table:table-cell>
              <table:table-cell office:value-type="float" office:value="6.89905">
                <text:p>6.89905</text:p>
              </table:table-cell>
            </table:table-row>
            <table:table-row>
              <table:table-cell office:value-type="float" office:value="17.8">
                <text:p>17.8</text:p>
              </table:table-cell>
              <table:table-cell office:value-type="float" office:value="0.542582">
                <text:p>0.542582</text:p>
              </table:table-cell>
              <table:table-cell office:value-type="float" office:value="113.531">
                <text:p>113.531</text:p>
              </table:table-cell>
              <table:table-cell office:value-type="float" office:value="6.92627">
                <text:p>6.92627</text:p>
              </table:table-cell>
            </table:table-row>
            <table:table-row>
              <table:table-cell office:value-type="float" office:value="17.9">
                <text:p>17.9</text:p>
              </table:table-cell>
              <table:table-cell office:value-type="float" office:value="0.540094">
                <text:p>0.540094</text:p>
              </table:table-cell>
              <table:table-cell office:value-type="float" office:value="113.507">
                <text:p>113.507</text:p>
              </table:table-cell>
              <table:table-cell office:value-type="float" office:value="6.95337">
                <text:p>6.9533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537613">
                <text:p>0.537613</text:p>
              </table:table-cell>
              <table:table-cell office:value-type="float" office:value="113.482">
                <text:p>113.482</text:p>
              </table:table-cell>
              <table:table-cell office:value-type="float" office:value="6.98034">
                <text:p>6.98034</text:p>
              </table:table-cell>
            </table:table-row>
            <table:table-row>
              <table:table-cell office:value-type="float" office:value="18.1">
                <text:p>18.1</text:p>
              </table:table-cell>
              <table:table-cell office:value-type="float" office:value="0.535138">
                <text:p>0.535138</text:p>
              </table:table-cell>
              <table:table-cell office:value-type="float" office:value="113.458">
                <text:p>113.458</text:p>
              </table:table-cell>
              <table:table-cell office:value-type="float" office:value="7.00719">
                <text:p>7.00719</text:p>
              </table:table-cell>
            </table:table-row>
            <table:table-row>
              <table:table-cell office:value-type="float" office:value="18.2">
                <text:p>18.2</text:p>
              </table:table-cell>
              <table:table-cell office:value-type="float" office:value="0.532669">
                <text:p>0.532669</text:p>
              </table:table-cell>
              <table:table-cell office:value-type="float" office:value="113.433">
                <text:p>113.433</text:p>
              </table:table-cell>
              <table:table-cell office:value-type="float" office:value="7.03391">
                <text:p>7.03391</text:p>
              </table:table-cell>
            </table:table-row>
            <table:table-row>
              <table:table-cell office:value-type="float" office:value="18.3">
                <text:p>18.3</text:p>
              </table:table-cell>
              <table:table-cell office:value-type="float" office:value="0.530206">
                <text:p>0.530206</text:p>
              </table:table-cell>
              <table:table-cell office:value-type="float" office:value="113.409">
                <text:p>113.409</text:p>
              </table:table-cell>
              <table:table-cell office:value-type="float" office:value="7.06052">
                <text:p>7.06052</text:p>
              </table:table-cell>
            </table:table-row>
            <table:table-row>
              <table:table-cell office:value-type="float" office:value="18.4">
                <text:p>18.4</text:p>
              </table:table-cell>
              <table:table-cell office:value-type="float" office:value="0.527749">
                <text:p>0.527749</text:p>
              </table:table-cell>
              <table:table-cell office:value-type="float" office:value="113.385">
                <text:p>113.385</text:p>
              </table:table-cell>
              <table:table-cell office:value-type="float" office:value="7.08699">
                <text:p>7.08699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0.525299">
                <text:p>0.525299</text:p>
              </table:table-cell>
              <table:table-cell office:value-type="float" office:value="113.361">
                <text:p>113.361</text:p>
              </table:table-cell>
              <table:table-cell office:value-type="float" office:value="7.11335">
                <text:p>7.11335</text:p>
              </table:table-cell>
            </table:table-row>
            <table:table-row>
              <table:table-cell office:value-type="float" office:value="18.6">
                <text:p>18.6</text:p>
              </table:table-cell>
              <table:table-cell office:value-type="float" office:value="0.522855">
                <text:p>0.522855</text:p>
              </table:table-cell>
              <table:table-cell office:value-type="float" office:value="113.338">
                <text:p>113.338</text:p>
              </table:table-cell>
              <table:table-cell office:value-type="float" office:value="7.13958">
                <text:p>7.13958</text:p>
              </table:table-cell>
            </table:table-row>
            <table:table-row>
              <table:table-cell office:value-type="float" office:value="18.7">
                <text:p>18.7</text:p>
              </table:table-cell>
              <table:table-cell office:value-type="float" office:value="0.520418">
                <text:p>0.520418</text:p>
              </table:table-cell>
              <table:table-cell office:value-type="float" office:value="113.314">
                <text:p>113.314</text:p>
              </table:table-cell>
              <table:table-cell office:value-type="float" office:value="7.1657">
                <text:p>7.1657</text:p>
              </table:table-cell>
            </table:table-row>
            <table:table-row>
              <table:table-cell office:value-type="float" office:value="18.8">
                <text:p>18.8</text:p>
              </table:table-cell>
              <table:table-cell office:value-type="float" office:value="0.517987">
                <text:p>0.517987</text:p>
              </table:table-cell>
              <table:table-cell office:value-type="float" office:value="113.29">
                <text:p>113.29</text:p>
              </table:table-cell>
              <table:table-cell office:value-type="float" office:value="7.19169">
                <text:p>7.19169</text:p>
              </table:table-cell>
            </table:table-row>
            <table:table-row>
              <table:table-cell office:value-type="float" office:value="18.9">
                <text:p>18.9</text:p>
              </table:table-cell>
              <table:table-cell office:value-type="float" office:value="0.515562">
                <text:p>0.515562</text:p>
              </table:table-cell>
              <table:table-cell office:value-type="float" office:value="113.267">
                <text:p>113.267</text:p>
              </table:table-cell>
              <table:table-cell office:value-type="float" office:value="7.21755">
                <text:p>7.2175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513144">
                <text:p>0.513144</text:p>
              </table:table-cell>
              <table:table-cell office:value-type="float" office:value="113.244">
                <text:p>113.244</text:p>
              </table:table-cell>
              <table:table-cell office:value-type="float" office:value="7.2433">
                <text:p>7.2433</text:p>
              </table:table-cell>
            </table:table-row>
            <table:table-row>
              <table:table-cell office:value-type="float" office:value="19.1">
                <text:p>19.1</text:p>
              </table:table-cell>
              <table:table-cell office:value-type="float" office:value="0.510733">
                <text:p>0.510733</text:p>
              </table:table-cell>
              <table:table-cell office:value-type="float" office:value="113.22">
                <text:p>113.22</text:p>
              </table:table-cell>
              <table:table-cell office:value-type="float" office:value="7.26893">
                <text:p>7.26893</text:p>
              </table:table-cell>
            </table:table-row>
            <table:table-row>
              <table:table-cell office:value-type="float" office:value="19.2">
                <text:p>19.2</text:p>
              </table:table-cell>
              <table:table-cell office:value-type="float" office:value="0.508328">
                <text:p>0.508328</text:p>
              </table:table-cell>
              <table:table-cell office:value-type="float" office:value="113.197">
                <text:p>113.197</text:p>
              </table:table-cell>
              <table:table-cell office:value-type="float" office:value="7.29443">
                <text:p>7.29443</text:p>
              </table:table-cell>
            </table:table-row>
            <table:table-row>
              <table:table-cell office:value-type="float" office:value="19.3">
                <text:p>19.3</text:p>
              </table:table-cell>
              <table:table-cell office:value-type="float" office:value="0.50593">
                <text:p>0.50593</text:p>
              </table:table-cell>
              <table:table-cell office:value-type="float" office:value="113.174">
                <text:p>113.174</text:p>
              </table:table-cell>
              <table:table-cell office:value-type="float" office:value="7.31982">
                <text:p>7.31982</text:p>
              </table:table-cell>
            </table:table-row>
            <table:table-row>
              <table:table-cell office:value-type="float" office:value="19.4">
                <text:p>19.4</text:p>
              </table:table-cell>
              <table:table-cell office:value-type="float" office:value="0.503538">
                <text:p>0.503538</text:p>
              </table:table-cell>
              <table:table-cell office:value-type="float" office:value="113.151">
                <text:p>113.151</text:p>
              </table:table-cell>
              <table:table-cell office:value-type="float" office:value="7.34509">
                <text:p>7.34509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0.501153">
                <text:p>0.501153</text:p>
              </table:table-cell>
              <table:table-cell office:value-type="float" office:value="113.129">
                <text:p>113.129</text:p>
              </table:table-cell>
              <table:table-cell office:value-type="float" office:value="7.37023">
                <text:p>7.37023</text:p>
              </table:table-cell>
            </table:table-row>
            <table:table-row>
              <table:table-cell office:value-type="float" office:value="19.6">
                <text:p>19.6</text:p>
              </table:table-cell>
              <table:table-cell office:value-type="float" office:value="0.498775">
                <text:p>0.498775</text:p>
              </table:table-cell>
              <table:table-cell office:value-type="float" office:value="113.106">
                <text:p>113.106</text:p>
              </table:table-cell>
              <table:table-cell office:value-type="float" office:value="7.39526">
                <text:p>7.39526</text:p>
              </table:table-cell>
            </table:table-row>
            <table:table-row>
              <table:table-cell office:value-type="float" office:value="19.7">
                <text:p>19.7</text:p>
              </table:table-cell>
              <table:table-cell office:value-type="float" office:value="0.496404">
                <text:p>0.496404</text:p>
              </table:table-cell>
              <table:table-cell office:value-type="float" office:value="113.083">
                <text:p>113.083</text:p>
              </table:table-cell>
              <table:table-cell office:value-type="float" office:value="7.42017">
                <text:p>7.42017</text:p>
              </table:table-cell>
            </table:table-row>
            <table:table-row>
              <table:table-cell office:value-type="float" office:value="19.8">
                <text:p>19.8</text:p>
              </table:table-cell>
              <table:table-cell office:value-type="float" office:value="0.49404">
                <text:p>0.49404</text:p>
              </table:table-cell>
              <table:table-cell office:value-type="float" office:value="113.061">
                <text:p>113.061</text:p>
              </table:table-cell>
              <table:table-cell office:value-type="float" office:value="7.44496">
                <text:p>7.44496</text:p>
              </table:table-cell>
            </table:table-row>
            <table:table-row>
              <table:table-cell office:value-type="float" office:value="19.9">
                <text:p>19.9</text:p>
              </table:table-cell>
              <table:table-cell office:value-type="float" office:value="0.491682">
                <text:p>0.491682</text:p>
              </table:table-cell>
              <table:table-cell office:value-type="float" office:value="113.039">
                <text:p>113.039</text:p>
              </table:table-cell>
              <table:table-cell office:value-type="float" office:value="7.46963">
                <text:p>7.4696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489331">
                <text:p>0.489331</text:p>
              </table:table-cell>
              <table:table-cell office:value-type="float" office:value="113.016">
                <text:p>113.016</text:p>
              </table:table-cell>
              <table:table-cell office:value-type="float" office:value="7.49418">
                <text:p>7.49418</text:p>
              </table:table-cell>
            </table:table-row>
            <table:table-row>
              <table:table-cell office:value-type="float" office:value="20.1">
                <text:p>20.1</text:p>
              </table:table-cell>
              <table:table-cell office:value-type="float" office:value="0.486988">
                <text:p>0.486988</text:p>
              </table:table-cell>
              <table:table-cell office:value-type="float" office:value="112.994">
                <text:p>112.994</text:p>
              </table:table-cell>
              <table:table-cell office:value-type="float" office:value="7.51862">
                <text:p>7.51862</text:p>
              </table:table-cell>
            </table:table-row>
            <table:table-row>
              <table:table-cell office:value-type="float" office:value="20.2">
                <text:p>20.2</text:p>
              </table:table-cell>
              <table:table-cell office:value-type="float" office:value="0.484651">
                <text:p>0.484651</text:p>
              </table:table-cell>
              <table:table-cell office:value-type="float" office:value="112.972">
                <text:p>112.972</text:p>
              </table:table-cell>
              <table:table-cell office:value-type="float" office:value="7.54294">
                <text:p>7.54294</text:p>
              </table:table-cell>
            </table:table-row>
            <table:table-row>
              <table:table-cell office:value-type="float" office:value="20.3">
                <text:p>20.3</text:p>
              </table:table-cell>
              <table:table-cell office:value-type="float" office:value="0.482321">
                <text:p>0.482321</text:p>
              </table:table-cell>
              <table:table-cell office:value-type="float" office:value="112.951">
                <text:p>112.951</text:p>
              </table:table-cell>
              <table:table-cell office:value-type="float" office:value="7.56714">
                <text:p>7.56714</text:p>
              </table:table-cell>
            </table:table-row>
            <table:table-row>
              <table:table-cell office:value-type="float" office:value="20.4">
                <text:p>20.4</text:p>
              </table:table-cell>
              <table:table-cell office:value-type="float" office:value="0.479998">
                <text:p>0.479998</text:p>
              </table:table-cell>
              <table:table-cell office:value-type="float" office:value="112.929">
                <text:p>112.929</text:p>
              </table:table-cell>
              <table:table-cell office:value-type="float" office:value="7.59123">
                <text:p>7.59123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0.477682">
                <text:p>0.477682</text:p>
              </table:table-cell>
              <table:table-cell office:value-type="float" office:value="112.907">
                <text:p>112.907</text:p>
              </table:table-cell>
              <table:table-cell office:value-type="float" office:value="7.6152">
                <text:p>7.6152</text:p>
              </table:table-cell>
            </table:table-row>
            <table:table-row>
              <table:table-cell office:value-type="float" office:value="20.6">
                <text:p>20.6</text:p>
              </table:table-cell>
              <table:table-cell office:value-type="float" office:value="0.475373">
                <text:p>0.475373</text:p>
              </table:table-cell>
              <table:table-cell office:value-type="float" office:value="112.886">
                <text:p>112.886</text:p>
              </table:table-cell>
              <table:table-cell office:value-type="float" office:value="7.63905">
                <text:p>7.63905</text:p>
              </table:table-cell>
            </table:table-row>
            <table:table-row>
              <table:table-cell office:value-type="float" office:value="20.7">
                <text:p>20.7</text:p>
              </table:table-cell>
              <table:table-cell office:value-type="float" office:value="0.473071">
                <text:p>0.473071</text:p>
              </table:table-cell>
              <table:table-cell office:value-type="float" office:value="112.864">
                <text:p>112.864</text:p>
              </table:table-cell>
              <table:table-cell office:value-type="float" office:value="7.66279">
                <text:p>7.66279</text:p>
              </table:table-cell>
            </table:table-row>
            <table:table-row>
              <table:table-cell office:value-type="float" office:value="20.8">
                <text:p>20.8</text:p>
              </table:table-cell>
              <table:table-cell office:value-type="float" office:value="0.470777">
                <text:p>0.470777</text:p>
              </table:table-cell>
              <table:table-cell office:value-type="float" office:value="112.843">
                <text:p>112.843</text:p>
              </table:table-cell>
              <table:table-cell office:value-type="float" office:value="7.68642">
                <text:p>7.68642</text:p>
              </table:table-cell>
            </table:table-row>
            <table:table-row>
              <table:table-cell office:value-type="float" office:value="20.9">
                <text:p>20.9</text:p>
              </table:table-cell>
              <table:table-cell office:value-type="float" office:value="0.468489">
                <text:p>0.468489</text:p>
              </table:table-cell>
              <table:table-cell office:value-type="float" office:value="112.822">
                <text:p>112.822</text:p>
              </table:table-cell>
              <table:table-cell office:value-type="float" office:value="7.70993">
                <text:p>7.7099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466209">
                <text:p>0.466209</text:p>
              </table:table-cell>
              <table:table-cell office:value-type="float" office:value="112.8">
                <text:p>112.8</text:p>
              </table:table-cell>
              <table:table-cell office:value-type="float" office:value="7.73332">
                <text:p>7.73332</text:p>
              </table:table-cell>
            </table:table-row>
            <table:table-row>
              <table:table-cell office:value-type="float" office:value="21.1">
                <text:p>21.1</text:p>
              </table:table-cell>
              <table:table-cell office:value-type="float" office:value="0.463936">
                <text:p>0.463936</text:p>
              </table:table-cell>
              <table:table-cell office:value-type="float" office:value="112.779">
                <text:p>112.779</text:p>
              </table:table-cell>
              <table:table-cell office:value-type="float" office:value="7.7566">
                <text:p>7.7566</text:p>
              </table:table-cell>
            </table:table-row>
            <table:table-row>
              <table:table-cell office:value-type="float" office:value="21.2">
                <text:p>21.2</text:p>
              </table:table-cell>
              <table:table-cell office:value-type="float" office:value="0.46167">
                <text:p>0.46167</text:p>
              </table:table-cell>
              <table:table-cell office:value-type="float" office:value="112.759">
                <text:p>112.759</text:p>
              </table:table-cell>
              <table:table-cell office:value-type="float" office:value="7.77977">
                <text:p>7.77977</text:p>
              </table:table-cell>
            </table:table-row>
            <table:table-row>
              <table:table-cell office:value-type="float" office:value="21.3">
                <text:p>21.3</text:p>
              </table:table-cell>
              <table:table-cell office:value-type="float" office:value="0.459411">
                <text:p>0.459411</text:p>
              </table:table-cell>
              <table:table-cell office:value-type="float" office:value="112.738">
                <text:p>112.738</text:p>
              </table:table-cell>
              <table:table-cell office:value-type="float" office:value="7.80283">
                <text:p>7.80283</text:p>
              </table:table-cell>
            </table:table-row>
            <table:table-row>
              <table:table-cell office:value-type="float" office:value="21.4">
                <text:p>21.4</text:p>
              </table:table-cell>
              <table:table-cell office:value-type="float" office:value="0.45716">
                <text:p>0.45716</text:p>
              </table:table-cell>
              <table:table-cell office:value-type="float" office:value="112.717">
                <text:p>112.717</text:p>
              </table:table-cell>
              <table:table-cell office:value-type="float" office:value="7.82577">
                <text:p>7.82577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0.454915">
                <text:p>0.454915</text:p>
              </table:table-cell>
              <table:table-cell office:value-type="float" office:value="112.696">
                <text:p>112.696</text:p>
              </table:table-cell>
              <table:table-cell office:value-type="float" office:value="7.8486">
                <text:p>7.8486</text:p>
              </table:table-cell>
            </table:table-row>
            <table:table-row>
              <table:table-cell office:value-type="float" office:value="21.6">
                <text:p>21.6</text:p>
              </table:table-cell>
              <table:table-cell office:value-type="float" office:value="0.452678">
                <text:p>0.452678</text:p>
              </table:table-cell>
              <table:table-cell office:value-type="float" office:value="112.676">
                <text:p>112.676</text:p>
              </table:table-cell>
              <table:table-cell office:value-type="float" office:value="7.87131">
                <text:p>7.87131</text:p>
              </table:table-cell>
            </table:table-row>
            <table:table-row>
              <table:table-cell office:value-type="float" office:value="21.7">
                <text:p>21.7</text:p>
              </table:table-cell>
              <table:table-cell office:value-type="float" office:value="0.450449">
                <text:p>0.450449</text:p>
              </table:table-cell>
              <table:table-cell office:value-type="float" office:value="112.656">
                <text:p>112.656</text:p>
              </table:table-cell>
              <table:table-cell office:value-type="float" office:value="7.89392">
                <text:p>7.89392</text:p>
              </table:table-cell>
            </table:table-row>
            <table:table-row>
              <table:table-cell office:value-type="float" office:value="21.8">
                <text:p>21.8</text:p>
              </table:table-cell>
              <table:table-cell office:value-type="float" office:value="0.448226">
                <text:p>0.448226</text:p>
              </table:table-cell>
              <table:table-cell office:value-type="float" office:value="112.635">
                <text:p>112.635</text:p>
              </table:table-cell>
              <table:table-cell office:value-type="float" office:value="7.91641">
                <text:p>7.91641</text:p>
              </table:table-cell>
            </table:table-row>
            <table:table-row>
              <table:table-cell office:value-type="float" office:value="21.9">
                <text:p>21.9</text:p>
              </table:table-cell>
              <table:table-cell office:value-type="float" office:value="0.446011">
                <text:p>0.446011</text:p>
              </table:table-cell>
              <table:table-cell office:value-type="float" office:value="112.615">
                <text:p>112.615</text:p>
              </table:table-cell>
              <table:table-cell office:value-type="float" office:value="7.9388">
                <text:p>7.938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443804">
                <text:p>0.443804</text:p>
              </table:table-cell>
              <table:table-cell office:value-type="float" office:value="112.595">
                <text:p>112.595</text:p>
              </table:table-cell>
              <table:table-cell office:value-type="float" office:value="7.96107">
                <text:p>7.96107</text:p>
              </table:table-cell>
            </table:table-row>
            <table:table-row>
              <table:table-cell office:value-type="float" office:value="22.1">
                <text:p>22.1</text:p>
              </table:table-cell>
              <table:table-cell office:value-type="float" office:value="0.441604">
                <text:p>0.441604</text:p>
              </table:table-cell>
              <table:table-cell office:value-type="float" office:value="112.575">
                <text:p>112.575</text:p>
              </table:table-cell>
              <table:table-cell office:value-type="float" office:value="7.98323">
                <text:p>7.98323</text:p>
              </table:table-cell>
            </table:table-row>
            <table:table-row>
              <table:table-cell office:value-type="float" office:value="22.2">
                <text:p>22.2</text:p>
              </table:table-cell>
              <table:table-cell office:value-type="float" office:value="0.439411">
                <text:p>0.439411</text:p>
              </table:table-cell>
              <table:table-cell office:value-type="float" office:value="112.555">
                <text:p>112.555</text:p>
              </table:table-cell>
              <table:table-cell office:value-type="float" office:value="8.00528">
                <text:p>8.00528</text:p>
              </table:table-cell>
            </table:table-row>
            <table:table-row>
              <table:table-cell office:value-type="float" office:value="22.3">
                <text:p>22.3</text:p>
              </table:table-cell>
              <table:table-cell office:value-type="float" office:value="0.437225">
                <text:p>0.437225</text:p>
              </table:table-cell>
              <table:table-cell office:value-type="float" office:value="112.536">
                <text:p>112.536</text:p>
              </table:table-cell>
              <table:table-cell office:value-type="float" office:value="8.02723">
                <text:p>8.02723</text:p>
              </table:table-cell>
            </table:table-row>
            <table:table-row>
              <table:table-cell office:value-type="float" office:value="22.4">
                <text:p>22.4</text:p>
              </table:table-cell>
              <table:table-cell office:value-type="float" office:value="0.435047">
                <text:p>0.435047</text:p>
              </table:table-cell>
              <table:table-cell office:value-type="float" office:value="112.516">
                <text:p>112.516</text:p>
              </table:table-cell>
              <table:table-cell office:value-type="float" office:value="8.04906">
                <text:p>8.04906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0.432877">
                <text:p>0.432877</text:p>
              </table:table-cell>
              <table:table-cell office:value-type="float" office:value="112.496">
                <text:p>112.496</text:p>
              </table:table-cell>
              <table:table-cell office:value-type="float" office:value="8.07078">
                <text:p>8.07078</text:p>
              </table:table-cell>
            </table:table-row>
            <table:table-row>
              <table:table-cell office:value-type="float" office:value="22.6">
                <text:p>22.6</text:p>
              </table:table-cell>
              <table:table-cell office:value-type="float" office:value="0.430714">
                <text:p>0.430714</text:p>
              </table:table-cell>
              <table:table-cell office:value-type="float" office:value="112.477">
                <text:p>112.477</text:p>
              </table:table-cell>
              <table:table-cell office:value-type="float" office:value="8.0924">
                <text:p>8.0924</text:p>
              </table:table-cell>
            </table:table-row>
            <table:table-row>
              <table:table-cell office:value-type="float" office:value="22.7">
                <text:p>22.7</text:p>
              </table:table-cell>
              <table:table-cell office:value-type="float" office:value="0.428558">
                <text:p>0.428558</text:p>
              </table:table-cell>
              <table:table-cell office:value-type="float" office:value="112.458">
                <text:p>112.458</text:p>
              </table:table-cell>
              <table:table-cell office:value-type="float" office:value="8.11391">
                <text:p>8.11391</text:p>
              </table:table-cell>
            </table:table-row>
            <table:table-row>
              <table:table-cell office:value-type="float" office:value="22.8">
                <text:p>22.8</text:p>
              </table:table-cell>
              <table:table-cell office:value-type="float" office:value="0.42641">
                <text:p>0.42641</text:p>
              </table:table-cell>
              <table:table-cell office:value-type="float" office:value="112.438">
                <text:p>112.438</text:p>
              </table:table-cell>
              <table:table-cell office:value-type="float" office:value="8.13531">
                <text:p>8.13531</text:p>
              </table:table-cell>
            </table:table-row>
            <table:table-row>
              <table:table-cell office:value-type="float" office:value="22.9">
                <text:p>22.9</text:p>
              </table:table-cell>
              <table:table-cell office:value-type="float" office:value="0.424269">
                <text:p>0.424269</text:p>
              </table:table-cell>
              <table:table-cell office:value-type="float" office:value="112.419">
                <text:p>112.419</text:p>
              </table:table-cell>
              <table:table-cell office:value-type="float" office:value="8.1566">
                <text:p>8.156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422136">
                <text:p>0.422136</text:p>
              </table:table-cell>
              <table:table-cell office:value-type="float" office:value="112.4">
                <text:p>112.4</text:p>
              </table:table-cell>
              <table:table-cell office:value-type="float" office:value="8.17779">
                <text:p>8.17779</text:p>
              </table:table-cell>
            </table:table-row>
            <table:table-row>
              <table:table-cell office:value-type="float" office:value="23.1">
                <text:p>23.1</text:p>
              </table:table-cell>
              <table:table-cell office:value-type="float" office:value="0.42001">
                <text:p>0.42001</text:p>
              </table:table-cell>
              <table:table-cell office:value-type="float" office:value="112.381">
                <text:p>112.381</text:p>
              </table:table-cell>
              <table:table-cell office:value-type="float" office:value="8.19887">
                <text:p>8.19887</text:p>
              </table:table-cell>
            </table:table-row>
            <table:table-row>
              <table:table-cell office:value-type="float" office:value="23.2">
                <text:p>23.2</text:p>
              </table:table-cell>
              <table:table-cell office:value-type="float" office:value="0.417892">
                <text:p>0.417892</text:p>
              </table:table-cell>
              <table:table-cell office:value-type="float" office:value="112.362">
                <text:p>112.362</text:p>
              </table:table-cell>
              <table:table-cell office:value-type="float" office:value="8.21984">
                <text:p>8.21984</text:p>
              </table:table-cell>
            </table:table-row>
            <table:table-row>
              <table:table-cell office:value-type="float" office:value="23.3">
                <text:p>23.3</text:p>
              </table:table-cell>
              <table:table-cell office:value-type="float" office:value="0.415782">
                <text:p>0.415782</text:p>
              </table:table-cell>
              <table:table-cell office:value-type="float" office:value="112.344">
                <text:p>112.344</text:p>
              </table:table-cell>
              <table:table-cell office:value-type="float" office:value="8.24071">
                <text:p>8.24071</text:p>
              </table:table-cell>
            </table:table-row>
            <table:table-row>
              <table:table-cell office:value-type="float" office:value="23.4">
                <text:p>23.4</text:p>
              </table:table-cell>
              <table:table-cell office:value-type="float" office:value="0.413679">
                <text:p>0.413679</text:p>
              </table:table-cell>
              <table:table-cell office:value-type="float" office:value="112.325">
                <text:p>112.325</text:p>
              </table:table-cell>
              <table:table-cell office:value-type="float" office:value="8.26147">
                <text:p>8.26147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0.411583">
                <text:p>0.411583</text:p>
              </table:table-cell>
              <table:table-cell office:value-type="float" office:value="112.306">
                <text:p>112.306</text:p>
              </table:table-cell>
              <table:table-cell office:value-type="float" office:value="8.28213">
                <text:p>8.28213</text:p>
              </table:table-cell>
            </table:table-row>
            <table:table-row>
              <table:table-cell office:value-type="float" office:value="23.6">
                <text:p>23.6</text:p>
              </table:table-cell>
              <table:table-cell office:value-type="float" office:value="0.409495">
                <text:p>0.409495</text:p>
              </table:table-cell>
              <table:table-cell office:value-type="float" office:value="112.288">
                <text:p>112.288</text:p>
              </table:table-cell>
              <table:table-cell office:value-type="float" office:value="8.30268">
                <text:p>8.30268</text:p>
              </table:table-cell>
            </table:table-row>
            <table:table-row>
              <table:table-cell office:value-type="float" office:value="23.7">
                <text:p>23.7</text:p>
              </table:table-cell>
              <table:table-cell office:value-type="float" office:value="0.407415">
                <text:p>0.407415</text:p>
              </table:table-cell>
              <table:table-cell office:value-type="float" office:value="112.269">
                <text:p>112.269</text:p>
              </table:table-cell>
              <table:table-cell office:value-type="float" office:value="8.32313">
                <text:p>8.32313</text:p>
              </table:table-cell>
            </table:table-row>
            <table:table-row>
              <table:table-cell office:value-type="float" office:value="23.8">
                <text:p>23.8</text:p>
              </table:table-cell>
              <table:table-cell office:value-type="float" office:value="0.405342">
                <text:p>0.405342</text:p>
              </table:table-cell>
              <table:table-cell office:value-type="float" office:value="112.251">
                <text:p>112.251</text:p>
              </table:table-cell>
              <table:table-cell office:value-type="float" office:value="8.34347">
                <text:p>8.34347</text:p>
              </table:table-cell>
            </table:table-row>
            <table:table-row>
              <table:table-cell office:value-type="float" office:value="23.9">
                <text:p>23.9</text:p>
              </table:table-cell>
              <table:table-cell office:value-type="float" office:value="0.403277">
                <text:p>0.403277</text:p>
              </table:table-cell>
              <table:table-cell office:value-type="float" office:value="112.233">
                <text:p>112.233</text:p>
              </table:table-cell>
              <table:table-cell office:value-type="float" office:value="8.36371">
                <text:p>8.3637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40122">
                <text:p>0.40122</text:p>
              </table:table-cell>
              <table:table-cell office:value-type="float" office:value="112.215">
                <text:p>112.215</text:p>
              </table:table-cell>
              <table:table-cell office:value-type="float" office:value="8.38385">
                <text:p>8.38385</text:p>
              </table:table-cell>
            </table:table-row>
            <table:table-row>
              <table:table-cell office:value-type="float" office:value="24.1">
                <text:p>24.1</text:p>
              </table:table-cell>
              <table:table-cell office:value-type="float" office:value="0.39917">
                <text:p>0.39917</text:p>
              </table:table-cell>
              <table:table-cell office:value-type="float" office:value="112.197">
                <text:p>112.197</text:p>
              </table:table-cell>
              <table:table-cell office:value-type="float" office:value="8.40389">
                <text:p>8.40389</text:p>
              </table:table-cell>
            </table:table-row>
            <table:table-row>
              <table:table-cell office:value-type="float" office:value="24.2">
                <text:p>24.2</text:p>
              </table:table-cell>
              <table:table-cell office:value-type="float" office:value="0.397127">
                <text:p>0.397127</text:p>
              </table:table-cell>
              <table:table-cell office:value-type="float" office:value="112.179">
                <text:p>112.179</text:p>
              </table:table-cell>
              <table:table-cell office:value-type="float" office:value="8.42382">
                <text:p>8.42382</text:p>
              </table:table-cell>
            </table:table-row>
            <table:table-row>
              <table:table-cell office:value-type="float" office:value="24.3">
                <text:p>24.3</text:p>
              </table:table-cell>
              <table:table-cell office:value-type="float" office:value="0.395093">
                <text:p>0.395093</text:p>
              </table:table-cell>
              <table:table-cell office:value-type="float" office:value="112.161">
                <text:p>112.161</text:p>
              </table:table-cell>
              <table:table-cell office:value-type="float" office:value="8.44365">
                <text:p>8.44365</text:p>
              </table:table-cell>
            </table:table-row>
            <table:table-row>
              <table:table-cell office:value-type="float" office:value="24.4">
                <text:p>24.4</text:p>
              </table:table-cell>
              <table:table-cell office:value-type="float" office:value="0.393066">
                <text:p>0.393066</text:p>
              </table:table-cell>
              <table:table-cell office:value-type="float" office:value="112.144">
                <text:p>112.144</text:p>
              </table:table-cell>
              <table:table-cell office:value-type="float" office:value="8.46338">
                <text:p>8.46338</text:p>
              </table:table-cell>
            </table:table-row>
            <table:table-row>
              <table:table-cell office:value-type="float" office:value="24.5">
                <text:p>24.5</text:p>
              </table:table-cell>
              <table:table-cell office:value-type="float" office:value="0.391046">
                <text:p>0.391046</text:p>
              </table:table-cell>
              <table:table-cell office:value-type="float" office:value="112.126">
                <text:p>112.126</text:p>
              </table:table-cell>
              <table:table-cell office:value-type="float" office:value="8.48301">
                <text:p>8.48301</text:p>
              </table:table-cell>
            </table:table-row>
            <table:table-row>
              <table:table-cell office:value-type="float" office:value="24.6">
                <text:p>24.6</text:p>
              </table:table-cell>
              <table:table-cell office:value-type="float" office:value="0.389034">
                <text:p>0.389034</text:p>
              </table:table-cell>
              <table:table-cell office:value-type="float" office:value="112.108">
                <text:p>112.108</text:p>
              </table:table-cell>
              <table:table-cell office:value-type="float" office:value="8.50253">
                <text:p>8.50253</text:p>
              </table:table-cell>
            </table:table-row>
            <table:table-row>
              <table:table-cell office:value-type="float" office:value="24.7">
                <text:p>24.7</text:p>
              </table:table-cell>
              <table:table-cell office:value-type="float" office:value="0.38703">
                <text:p>0.38703</text:p>
              </table:table-cell>
              <table:table-cell office:value-type="float" office:value="112.091">
                <text:p>112.091</text:p>
              </table:table-cell>
              <table:table-cell office:value-type="float" office:value="8.52196">
                <text:p>8.52196</text:p>
              </table:table-cell>
            </table:table-row>
            <table:table-row>
              <table:table-cell office:value-type="float" office:value="24.8">
                <text:p>24.8</text:p>
              </table:table-cell>
              <table:table-cell office:value-type="float" office:value="0.385034">
                <text:p>0.385034</text:p>
              </table:table-cell>
              <table:table-cell office:value-type="float" office:value="112.074">
                <text:p>112.074</text:p>
              </table:table-cell>
              <table:table-cell office:value-type="float" office:value="8.54128">
                <text:p>8.54128</text:p>
              </table:table-cell>
            </table:table-row>
            <table:table-row>
              <table:table-cell office:value-type="float" office:value="24.9">
                <text:p>24.9</text:p>
              </table:table-cell>
              <table:table-cell office:value-type="float" office:value="0.383045">
                <text:p>0.383045</text:p>
              </table:table-cell>
              <table:table-cell office:value-type="float" office:value="112.056">
                <text:p>112.056</text:p>
              </table:table-cell>
              <table:table-cell office:value-type="float" office:value="8.56051">
                <text:p>8.5605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381064">
                <text:p>0.381064</text:p>
              </table:table-cell>
              <table:table-cell office:value-type="float" office:value="112.039">
                <text:p>112.039</text:p>
              </table:table-cell>
              <table:table-cell office:value-type="float" office:value="8.57964">
                <text:p>8.57964</text:p>
              </table:table-cell>
            </table:table-row>
            <table:table-row>
              <table:table-cell office:value-type="float" office:value="25.1">
                <text:p>25.1</text:p>
              </table:table-cell>
              <table:table-cell office:value-type="float" office:value="0.37909">
                <text:p>0.37909</text:p>
              </table:table-cell>
              <table:table-cell office:value-type="float" office:value="112.022">
                <text:p>112.022</text:p>
              </table:table-cell>
              <table:table-cell office:value-type="float" office:value="8.59867">
                <text:p>8.59867</text:p>
              </table:table-cell>
            </table:table-row>
            <table:table-row>
              <table:table-cell office:value-type="float" office:value="25.2">
                <text:p>25.2</text:p>
              </table:table-cell>
              <table:table-cell office:value-type="float" office:value="0.377124">
                <text:p>0.377124</text:p>
              </table:table-cell>
              <table:table-cell office:value-type="float" office:value="112.005">
                <text:p>112.005</text:p>
              </table:table-cell>
              <table:table-cell office:value-type="float" office:value="8.6176">
                <text:p>8.6176</text:p>
              </table:table-cell>
            </table:table-row>
            <table:table-row>
              <table:table-cell office:value-type="float" office:value="25.3">
                <text:p>25.3</text:p>
              </table:table-cell>
              <table:table-cell office:value-type="float" office:value="0.375166">
                <text:p>0.375166</text:p>
              </table:table-cell>
              <table:table-cell office:value-type="float" office:value="111.988">
                <text:p>111.988</text:p>
              </table:table-cell>
              <table:table-cell office:value-type="float" office:value="8.63643">
                <text:p>8.63643</text:p>
              </table:table-cell>
            </table:table-row>
            <table:table-row>
              <table:table-cell office:value-type="float" office:value="25.4">
                <text:p>25.4</text:p>
              </table:table-cell>
              <table:table-cell office:value-type="float" office:value="0.373215">
                <text:p>0.373215</text:p>
              </table:table-cell>
              <table:table-cell office:value-type="float" office:value="111.972">
                <text:p>111.972</text:p>
              </table:table-cell>
              <table:table-cell office:value-type="float" office:value="8.65516">
                <text:p>8.65516</text:p>
              </table:table-cell>
            </table:table-row>
            <table:table-row>
              <table:table-cell office:value-type="float" office:value="25.5">
                <text:p>25.5</text:p>
              </table:table-cell>
              <table:table-cell office:value-type="float" office:value="0.371272">
                <text:p>0.371272</text:p>
              </table:table-cell>
              <table:table-cell office:value-type="float" office:value="111.955">
                <text:p>111.955</text:p>
              </table:table-cell>
              <table:table-cell office:value-type="float" office:value="8.6738">
                <text:p>8.6738</text:p>
              </table:table-cell>
            </table:table-row>
            <table:table-row>
              <table:table-cell office:value-type="float" office:value="25.6">
                <text:p>25.6</text:p>
              </table:table-cell>
              <table:table-cell office:value-type="float" office:value="0.369337">
                <text:p>0.369337</text:p>
              </table:table-cell>
              <table:table-cell office:value-type="float" office:value="111.938">
                <text:p>111.938</text:p>
              </table:table-cell>
              <table:table-cell office:value-type="float" office:value="8.69234">
                <text:p>8.69234</text:p>
              </table:table-cell>
            </table:table-row>
            <table:table-row>
              <table:table-cell office:value-type="float" office:value="25.7">
                <text:p>25.7</text:p>
              </table:table-cell>
              <table:table-cell office:value-type="float" office:value="0.367409">
                <text:p>0.367409</text:p>
              </table:table-cell>
              <table:table-cell office:value-type="float" office:value="111.922">
                <text:p>111.922</text:p>
              </table:table-cell>
              <table:table-cell office:value-type="float" office:value="8.71078">
                <text:p>8.71078</text:p>
              </table:table-cell>
            </table:table-row>
            <table:table-row>
              <table:table-cell office:value-type="float" office:value="25.8">
                <text:p>25.8</text:p>
              </table:table-cell>
              <table:table-cell office:value-type="float" office:value="0.365489">
                <text:p>0.365489</text:p>
              </table:table-cell>
              <table:table-cell office:value-type="float" office:value="111.905">
                <text:p>111.905</text:p>
              </table:table-cell>
              <table:table-cell office:value-type="float" office:value="8.72912">
                <text:p>8.72912</text:p>
              </table:table-cell>
            </table:table-row>
            <table:table-row>
              <table:table-cell office:value-type="float" office:value="25.9">
                <text:p>25.9</text:p>
              </table:table-cell>
              <table:table-cell office:value-type="float" office:value="0.363577">
                <text:p>0.363577</text:p>
              </table:table-cell>
              <table:table-cell office:value-type="float" office:value="111.889">
                <text:p>111.889</text:p>
              </table:table-cell>
              <table:table-cell office:value-type="float" office:value="8.74737">
                <text:p>8.7473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361672">
                <text:p>0.361672</text:p>
              </table:table-cell>
              <table:table-cell office:value-type="float" office:value="111.873">
                <text:p>111.873</text:p>
              </table:table-cell>
              <table:table-cell office:value-type="float" office:value="8.76553">
                <text:p>8.76553</text:p>
              </table:table-cell>
            </table:table-row>
            <table:table-row>
              <table:table-cell office:value-type="float" office:value="26.1">
                <text:p>26.1</text:p>
              </table:table-cell>
              <table:table-cell office:value-type="float" office:value="0.359775">
                <text:p>0.359775</text:p>
              </table:table-cell>
              <table:table-cell office:value-type="float" office:value="111.857">
                <text:p>111.857</text:p>
              </table:table-cell>
              <table:table-cell office:value-type="float" office:value="8.78359">
                <text:p>8.78359</text:p>
              </table:table-cell>
            </table:table-row>
            <table:table-row>
              <table:table-cell office:value-type="float" office:value="26.2">
                <text:p>26.2</text:p>
              </table:table-cell>
              <table:table-cell office:value-type="float" office:value="0.357885">
                <text:p>0.357885</text:p>
              </table:table-cell>
              <table:table-cell office:value-type="float" office:value="111.841">
                <text:p>111.841</text:p>
              </table:table-cell>
              <table:table-cell office:value-type="float" office:value="8.80155">
                <text:p>8.80155</text:p>
              </table:table-cell>
            </table:table-row>
            <table:table-row>
              <table:table-cell office:value-type="float" office:value="26.3">
                <text:p>26.3</text:p>
              </table:table-cell>
              <table:table-cell office:value-type="float" office:value="0.356003">
                <text:p>0.356003</text:p>
              </table:table-cell>
              <table:table-cell office:value-type="float" office:value="111.825">
                <text:p>111.825</text:p>
              </table:table-cell>
              <table:table-cell office:value-type="float" office:value="8.81942">
                <text:p>8.81942</text:p>
              </table:table-cell>
            </table:table-row>
            <table:table-row>
              <table:table-cell office:value-type="float" office:value="26.4">
                <text:p>26.4</text:p>
              </table:table-cell>
              <table:table-cell office:value-type="float" office:value="0.354129">
                <text:p>0.354129</text:p>
              </table:table-cell>
              <table:table-cell office:value-type="float" office:value="111.809">
                <text:p>111.809</text:p>
              </table:table-cell>
              <table:table-cell office:value-type="float" office:value="8.8372">
                <text:p>8.8372</text:p>
              </table:table-cell>
            </table:table-row>
            <table:table-row>
              <table:table-cell office:value-type="float" office:value="26.5">
                <text:p>26.5</text:p>
              </table:table-cell>
              <table:table-cell office:value-type="float" office:value="0.352262">
                <text:p>0.352262</text:p>
              </table:table-cell>
              <table:table-cell office:value-type="float" office:value="111.793">
                <text:p>111.793</text:p>
              </table:table-cell>
              <table:table-cell office:value-type="float" office:value="8.85488">
                <text:p>8.85488</text:p>
              </table:table-cell>
            </table:table-row>
            <table:table-row>
              <table:table-cell office:value-type="float" office:value="26.6">
                <text:p>26.6</text:p>
              </table:table-cell>
              <table:table-cell office:value-type="float" office:value="0.350403">
                <text:p>0.350403</text:p>
              </table:table-cell>
              <table:table-cell office:value-type="float" office:value="111.777">
                <text:p>111.777</text:p>
              </table:table-cell>
              <table:table-cell office:value-type="float" office:value="8.87247">
                <text:p>8.87247</text:p>
              </table:table-cell>
            </table:table-row>
            <table:table-row>
              <table:table-cell office:value-type="float" office:value="26.7">
                <text:p>26.7</text:p>
              </table:table-cell>
              <table:table-cell office:value-type="float" office:value="0.348552">
                <text:p>0.348552</text:p>
              </table:table-cell>
              <table:table-cell office:value-type="float" office:value="111.761">
                <text:p>111.761</text:p>
              </table:table-cell>
              <table:table-cell office:value-type="float" office:value="8.88997">
                <text:p>8.88997</text:p>
              </table:table-cell>
            </table:table-row>
            <table:table-row>
              <table:table-cell office:value-type="float" office:value="26.8">
                <text:p>26.8</text:p>
              </table:table-cell>
              <table:table-cell office:value-type="float" office:value="0.346708">
                <text:p>0.346708</text:p>
              </table:table-cell>
              <table:table-cell office:value-type="float" office:value="111.746">
                <text:p>111.746</text:p>
              </table:table-cell>
              <table:table-cell office:value-type="float" office:value="8.90737">
                <text:p>8.90737</text:p>
              </table:table-cell>
            </table:table-row>
            <table:table-row>
              <table:table-cell office:value-type="float" office:value="26.9">
                <text:p>26.9</text:p>
              </table:table-cell>
              <table:table-cell office:value-type="float" office:value="0.344872">
                <text:p>0.344872</text:p>
              </table:table-cell>
              <table:table-cell office:value-type="float" office:value="111.73">
                <text:p>111.73</text:p>
              </table:table-cell>
              <table:table-cell office:value-type="float" office:value="8.92468">
                <text:p>8.9246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343043">
                <text:p>0.343043</text:p>
              </table:table-cell>
              <table:table-cell office:value-type="float" office:value="111.715">
                <text:p>111.715</text:p>
              </table:table-cell>
              <table:table-cell office:value-type="float" office:value="8.9419">
                <text:p>8.9419</text:p>
              </table:table-cell>
            </table:table-row>
            <table:table-row>
              <table:table-cell office:value-type="float" office:value="27.1">
                <text:p>27.1</text:p>
              </table:table-cell>
              <table:table-cell office:value-type="float" office:value="0.341222">
                <text:p>0.341222</text:p>
              </table:table-cell>
              <table:table-cell office:value-type="float" office:value="111.7">
                <text:p>111.7</text:p>
              </table:table-cell>
              <table:table-cell office:value-type="float" office:value="8.95903">
                <text:p>8.95903</text:p>
              </table:table-cell>
            </table:table-row>
            <table:table-row>
              <table:table-cell office:value-type="float" office:value="27.2">
                <text:p>27.2</text:p>
              </table:table-cell>
              <table:table-cell office:value-type="float" office:value="0.339409">
                <text:p>0.339409</text:p>
              </table:table-cell>
              <table:table-cell office:value-type="float" office:value="111.685">
                <text:p>111.685</text:p>
              </table:table-cell>
              <table:table-cell office:value-type="float" office:value="8.97607">
                <text:p>8.97607</text:p>
              </table:table-cell>
            </table:table-row>
            <table:table-row>
              <table:table-cell office:value-type="float" office:value="27.3">
                <text:p>27.3</text:p>
              </table:table-cell>
              <table:table-cell office:value-type="float" office:value="0.337603">
                <text:p>0.337603</text:p>
              </table:table-cell>
              <table:table-cell office:value-type="float" office:value="111.669">
                <text:p>111.669</text:p>
              </table:table-cell>
              <table:table-cell office:value-type="float" office:value="8.99302">
                <text:p>8.99302</text:p>
              </table:table-cell>
            </table:table-row>
            <table:table-row>
              <table:table-cell office:value-type="float" office:value="27.4">
                <text:p>27.4</text:p>
              </table:table-cell>
              <table:table-cell office:value-type="float" office:value="0.335805">
                <text:p>0.335805</text:p>
              </table:table-cell>
              <table:table-cell office:value-type="float" office:value="111.654">
                <text:p>111.654</text:p>
              </table:table-cell>
              <table:table-cell office:value-type="float" office:value="9.00987">
                <text:p>9.00987</text:p>
              </table:table-cell>
            </table:table-row>
            <table:table-row>
              <table:table-cell office:value-type="float" office:value="27.5">
                <text:p>27.5</text:p>
              </table:table-cell>
              <table:table-cell office:value-type="float" office:value="0.334014">
                <text:p>0.334014</text:p>
              </table:table-cell>
              <table:table-cell office:value-type="float" office:value="111.639">
                <text:p>111.639</text:p>
              </table:table-cell>
              <table:table-cell office:value-type="float" office:value="9.02664">
                <text:p>9.02664</text:p>
              </table:table-cell>
            </table:table-row>
            <table:table-row>
              <table:table-cell office:value-type="float" office:value="27.6">
                <text:p>27.6</text:p>
              </table:table-cell>
              <table:table-cell office:value-type="float" office:value="0.332231">
                <text:p>0.332231</text:p>
              </table:table-cell>
              <table:table-cell office:value-type="float" office:value="111.624">
                <text:p>111.624</text:p>
              </table:table-cell>
              <table:table-cell office:value-type="float" office:value="9.04332">
                <text:p>9.04332</text:p>
              </table:table-cell>
            </table:table-row>
            <table:table-row>
              <table:table-cell office:value-type="float" office:value="27.7">
                <text:p>27.7</text:p>
              </table:table-cell>
              <table:table-cell office:value-type="float" office:value="0.330456">
                <text:p>0.330456</text:p>
              </table:table-cell>
              <table:table-cell office:value-type="float" office:value="111.61">
                <text:p>111.61</text:p>
              </table:table-cell>
              <table:table-cell office:value-type="float" office:value="9.05991">
                <text:p>9.05991</text:p>
              </table:table-cell>
            </table:table-row>
            <table:table-row>
              <table:table-cell office:value-type="float" office:value="27.8">
                <text:p>27.8</text:p>
              </table:table-cell>
              <table:table-cell office:value-type="float" office:value="0.328688">
                <text:p>0.328688</text:p>
              </table:table-cell>
              <table:table-cell office:value-type="float" office:value="111.595">
                <text:p>111.595</text:p>
              </table:table-cell>
              <table:table-cell office:value-type="float" office:value="9.07641">
                <text:p>9.07641</text:p>
              </table:table-cell>
            </table:table-row>
            <table:table-row>
              <table:table-cell office:value-type="float" office:value="27.9">
                <text:p>27.9</text:p>
              </table:table-cell>
              <table:table-cell office:value-type="float" office:value="0.326927">
                <text:p>0.326927</text:p>
              </table:table-cell>
              <table:table-cell office:value-type="float" office:value="111.58">
                <text:p>111.58</text:p>
              </table:table-cell>
              <table:table-cell office:value-type="float" office:value="9.09282">
                <text:p>9.0928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325174">
                <text:p>0.325174</text:p>
              </table:table-cell>
              <table:table-cell office:value-type="float" office:value="111.566">
                <text:p>111.566</text:p>
              </table:table-cell>
              <table:table-cell office:value-type="float" office:value="9.10914">
                <text:p>9.10914</text:p>
              </table:table-cell>
            </table:table-row>
            <table:table-row>
              <table:table-cell office:value-type="float" office:value="28.1">
                <text:p>28.1</text:p>
              </table:table-cell>
              <table:table-cell office:value-type="float" office:value="0.323429">
                <text:p>0.323429</text:p>
              </table:table-cell>
              <table:table-cell office:value-type="float" office:value="111.551">
                <text:p>111.551</text:p>
              </table:table-cell>
              <table:table-cell office:value-type="float" office:value="9.12538">
                <text:p>9.12538</text:p>
              </table:table-cell>
            </table:table-row>
            <table:table-row>
              <table:table-cell office:value-type="float" office:value="28.2">
                <text:p>28.2</text:p>
              </table:table-cell>
              <table:table-cell office:value-type="float" office:value="0.321691">
                <text:p>0.321691</text:p>
              </table:table-cell>
              <table:table-cell office:value-type="float" office:value="111.537">
                <text:p>111.537</text:p>
              </table:table-cell>
              <table:table-cell office:value-type="float" office:value="9.14153">
                <text:p>9.14153</text:p>
              </table:table-cell>
            </table:table-row>
            <table:table-row>
              <table:table-cell office:value-type="float" office:value="28.3">
                <text:p>28.3</text:p>
              </table:table-cell>
              <table:table-cell office:value-type="float" office:value="0.31996">
                <text:p>0.31996</text:p>
              </table:table-cell>
              <table:table-cell office:value-type="float" office:value="111.522">
                <text:p>111.522</text:p>
              </table:table-cell>
              <table:table-cell office:value-type="float" office:value="9.15759">
                <text:p>9.15759</text:p>
              </table:table-cell>
            </table:table-row>
            <table:table-row>
              <table:table-cell office:value-type="float" office:value="28.4">
                <text:p>28.4</text:p>
              </table:table-cell>
              <table:table-cell office:value-type="float" office:value="0.318237">
                <text:p>0.318237</text:p>
              </table:table-cell>
              <table:table-cell office:value-type="float" office:value="111.508">
                <text:p>111.508</text:p>
              </table:table-cell>
              <table:table-cell office:value-type="float" office:value="9.17357">
                <text:p>9.17357</text:p>
              </table:table-cell>
            </table:table-row>
            <table:table-row>
              <table:table-cell office:value-type="float" office:value="28.5">
                <text:p>28.5</text:p>
              </table:table-cell>
              <table:table-cell office:value-type="float" office:value="0.316522">
                <text:p>0.316522</text:p>
              </table:table-cell>
              <table:table-cell office:value-type="float" office:value="111.494">
                <text:p>111.494</text:p>
              </table:table-cell>
              <table:table-cell office:value-type="float" office:value="9.18946">
                <text:p>9.18946</text:p>
              </table:table-cell>
            </table:table-row>
            <table:table-row>
              <table:table-cell office:value-type="float" office:value="28.6">
                <text:p>28.6</text:p>
              </table:table-cell>
              <table:table-cell office:value-type="float" office:value="0.314813">
                <text:p>0.314813</text:p>
              </table:table-cell>
              <table:table-cell office:value-type="float" office:value="111.48">
                <text:p>111.48</text:p>
              </table:table-cell>
              <table:table-cell office:value-type="float" office:value="9.20526">
                <text:p>9.20526</text:p>
              </table:table-cell>
            </table:table-row>
            <table:table-row>
              <table:table-cell office:value-type="float" office:value="28.7">
                <text:p>28.7</text:p>
              </table:table-cell>
              <table:table-cell office:value-type="float" office:value="0.313113">
                <text:p>0.313113</text:p>
              </table:table-cell>
              <table:table-cell office:value-type="float" office:value="111.466">
                <text:p>111.466</text:p>
              </table:table-cell>
              <table:table-cell office:value-type="float" office:value="9.22098">
                <text:p>9.22098</text:p>
              </table:table-cell>
            </table:table-row>
            <table:table-row>
              <table:table-cell office:value-type="float" office:value="28.8">
                <text:p>28.8</text:p>
              </table:table-cell>
              <table:table-cell office:value-type="float" office:value="0.31142">
                <text:p>0.31142</text:p>
              </table:table-cell>
              <table:table-cell office:value-type="float" office:value="111.452">
                <text:p>111.452</text:p>
              </table:table-cell>
              <table:table-cell office:value-type="float" office:value="9.23662">
                <text:p>9.23662</text:p>
              </table:table-cell>
            </table:table-row>
            <table:table-row>
              <table:table-cell office:value-type="float" office:value="28.9">
                <text:p>28.9</text:p>
              </table:table-cell>
              <table:table-cell office:value-type="float" office:value="0.309734">
                <text:p>0.309734</text:p>
              </table:table-cell>
              <table:table-cell office:value-type="float" office:value="111.438">
                <text:p>111.438</text:p>
              </table:table-cell>
              <table:table-cell office:value-type="float" office:value="9.25217">
                <text:p>9.2521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308056">
                <text:p>0.308056</text:p>
              </table:table-cell>
              <table:table-cell office:value-type="float" office:value="111.424">
                <text:p>111.424</text:p>
              </table:table-cell>
              <table:table-cell office:value-type="float" office:value="9.26763">
                <text:p>9.26763</text:p>
              </table:table-cell>
            </table:table-row>
            <table:table-row>
              <table:table-cell office:value-type="float" office:value="29.1">
                <text:p>29.1</text:p>
              </table:table-cell>
              <table:table-cell office:value-type="float" office:value="0.306385">
                <text:p>0.306385</text:p>
              </table:table-cell>
              <table:table-cell office:value-type="float" office:value="111.411">
                <text:p>111.411</text:p>
              </table:table-cell>
              <table:table-cell office:value-type="float" office:value="9.28301">
                <text:p>9.28301</text:p>
              </table:table-cell>
            </table:table-row>
            <table:table-row>
              <table:table-cell office:value-type="float" office:value="29.2">
                <text:p>29.2</text:p>
              </table:table-cell>
              <table:table-cell office:value-type="float" office:value="0.304721">
                <text:p>0.304721</text:p>
              </table:table-cell>
              <table:table-cell office:value-type="float" office:value="111.397">
                <text:p>111.397</text:p>
              </table:table-cell>
              <table:table-cell office:value-type="float" office:value="9.29831">
                <text:p>9.29831</text:p>
              </table:table-cell>
            </table:table-row>
            <table:table-row>
              <table:table-cell office:value-type="float" office:value="29.3">
                <text:p>29.3</text:p>
              </table:table-cell>
              <table:table-cell office:value-type="float" office:value="0.303065">
                <text:p>0.303065</text:p>
              </table:table-cell>
              <table:table-cell office:value-type="float" office:value="111.383">
                <text:p>111.383</text:p>
              </table:table-cell>
              <table:table-cell office:value-type="float" office:value="9.31353">
                <text:p>9.31353</text:p>
              </table:table-cell>
            </table:table-row>
            <table:table-row>
              <table:table-cell office:value-type="float" office:value="29.4">
                <text:p>29.4</text:p>
              </table:table-cell>
              <table:table-cell office:value-type="float" office:value="0.301416">
                <text:p>0.301416</text:p>
              </table:table-cell>
              <table:table-cell office:value-type="float" office:value="111.37">
                <text:p>111.37</text:p>
              </table:table-cell>
              <table:table-cell office:value-type="float" office:value="9.32866">
                <text:p>9.32866</text:p>
              </table:table-cell>
            </table:table-row>
            <table:table-row>
              <table:table-cell office:value-type="float" office:value="29.5">
                <text:p>29.5</text:p>
              </table:table-cell>
              <table:table-cell office:value-type="float" office:value="0.299775">
                <text:p>0.299775</text:p>
              </table:table-cell>
              <table:table-cell office:value-type="float" office:value="111.357">
                <text:p>111.357</text:p>
              </table:table-cell>
              <table:table-cell office:value-type="float" office:value="9.34371">
                <text:p>9.34371</text:p>
              </table:table-cell>
            </table:table-row>
            <table:table-row>
              <table:table-cell office:value-type="float" office:value="29.6">
                <text:p>29.6</text:p>
              </table:table-cell>
              <table:table-cell office:value-type="float" office:value="0.298141">
                <text:p>0.298141</text:p>
              </table:table-cell>
              <table:table-cell office:value-type="float" office:value="111.343">
                <text:p>111.343</text:p>
              </table:table-cell>
              <table:table-cell office:value-type="float" office:value="9.35868">
                <text:p>9.35868</text:p>
              </table:table-cell>
            </table:table-row>
            <table:table-row>
              <table:table-cell office:value-type="float" office:value="29.7">
                <text:p>29.7</text:p>
              </table:table-cell>
              <table:table-cell office:value-type="float" office:value="0.296514">
                <text:p>0.296514</text:p>
              </table:table-cell>
              <table:table-cell office:value-type="float" office:value="111.33">
                <text:p>111.33</text:p>
              </table:table-cell>
              <table:table-cell office:value-type="float" office:value="9.37356">
                <text:p>9.37356</text:p>
              </table:table-cell>
            </table:table-row>
            <table:table-row>
              <table:table-cell office:value-type="float" office:value="29.8">
                <text:p>29.8</text:p>
              </table:table-cell>
              <table:table-cell office:value-type="float" office:value="0.294894">
                <text:p>0.294894</text:p>
              </table:table-cell>
              <table:table-cell office:value-type="float" office:value="111.317">
                <text:p>111.317</text:p>
              </table:table-cell>
              <table:table-cell office:value-type="float" office:value="9.38837">
                <text:p>9.38837</text:p>
              </table:table-cell>
            </table:table-row>
            <table:table-row>
              <table:table-cell office:value-type="float" office:value="29.9">
                <text:p>29.9</text:p>
              </table:table-cell>
              <table:table-cell office:value-type="float" office:value="0.293282">
                <text:p>0.293282</text:p>
              </table:table-cell>
              <table:table-cell office:value-type="float" office:value="111.304">
                <text:p>111.304</text:p>
              </table:table-cell>
              <table:table-cell office:value-type="float" office:value="9.40309">
                <text:p>9.4030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291677">
                <text:p>0.291677</text:p>
              </table:table-cell>
              <table:table-cell office:value-type="float" office:value="111.291">
                <text:p>111.291</text:p>
              </table:table-cell>
              <table:table-cell office:value-type="float" office:value="9.41773">
                <text:p>9.41773</text:p>
              </table:table-cell>
            </table:table-row>
            <table:table-row>
              <table:table-cell office:value-type="float" office:value="30.1">
                <text:p>30.1</text:p>
              </table:table-cell>
              <table:table-cell office:value-type="float" office:value="0.29008">
                <text:p>0.29008</text:p>
              </table:table-cell>
              <table:table-cell office:value-type="float" office:value="111.278">
                <text:p>111.278</text:p>
              </table:table-cell>
              <table:table-cell office:value-type="float" office:value="9.4323">
                <text:p>9.4323</text:p>
              </table:table-cell>
            </table:table-row>
            <table:table-row>
              <table:table-cell office:value-type="float" office:value="30.2">
                <text:p>30.2</text:p>
              </table:table-cell>
              <table:table-cell office:value-type="float" office:value="0.288489">
                <text:p>0.288489</text:p>
              </table:table-cell>
              <table:table-cell office:value-type="float" office:value="111.265">
                <text:p>111.265</text:p>
              </table:table-cell>
              <table:table-cell office:value-type="float" office:value="9.44678">
                <text:p>9.44678</text:p>
              </table:table-cell>
            </table:table-row>
            <table:table-row>
              <table:table-cell office:value-type="float" office:value="30.3">
                <text:p>30.3</text:p>
              </table:table-cell>
              <table:table-cell office:value-type="float" office:value="0.286906">
                <text:p>0.286906</text:p>
              </table:table-cell>
              <table:table-cell office:value-type="float" office:value="111.252">
                <text:p>111.252</text:p>
              </table:table-cell>
              <table:table-cell office:value-type="float" office:value="9.46119">
                <text:p>9.46119</text:p>
              </table:table-cell>
            </table:table-row>
            <table:table-row>
              <table:table-cell office:value-type="float" office:value="30.4">
                <text:p>30.4</text:p>
              </table:table-cell>
              <table:table-cell office:value-type="float" office:value="0.28533">
                <text:p>0.28533</text:p>
              </table:table-cell>
              <table:table-cell office:value-type="float" office:value="111.239">
                <text:p>111.239</text:p>
              </table:table-cell>
              <table:table-cell office:value-type="float" office:value="9.47551">
                <text:p>9.47551</text:p>
              </table:table-cell>
            </table:table-row>
            <table:table-row>
              <table:table-cell office:value-type="float" office:value="30.5">
                <text:p>30.5</text:p>
              </table:table-cell>
              <table:table-cell office:value-type="float" office:value="0.283761">
                <text:p>0.283761</text:p>
              </table:table-cell>
              <table:table-cell office:value-type="float" office:value="111.226">
                <text:p>111.226</text:p>
              </table:table-cell>
              <table:table-cell office:value-type="float" office:value="9.48976">
                <text:p>9.48976</text:p>
              </table:table-cell>
            </table:table-row>
            <table:table-row>
              <table:table-cell office:value-type="float" office:value="30.6">
                <text:p>30.6</text:p>
              </table:table-cell>
              <table:table-cell office:value-type="float" office:value="0.2822">
                <text:p>0.2822</text:p>
              </table:table-cell>
              <table:table-cell office:value-type="float" office:value="111.214">
                <text:p>111.214</text:p>
              </table:table-cell>
              <table:table-cell office:value-type="float" office:value="9.50393">
                <text:p>9.50393</text:p>
              </table:table-cell>
            </table:table-row>
            <table:table-row>
              <table:table-cell office:value-type="float" office:value="30.7">
                <text:p>30.7</text:p>
              </table:table-cell>
              <table:table-cell office:value-type="float" office:value="0.280645">
                <text:p>0.280645</text:p>
              </table:table-cell>
              <table:table-cell office:value-type="float" office:value="111.201">
                <text:p>111.201</text:p>
              </table:table-cell>
              <table:table-cell office:value-type="float" office:value="9.51802">
                <text:p>9.51802</text:p>
              </table:table-cell>
            </table:table-row>
            <table:table-row>
              <table:table-cell office:value-type="float" office:value="30.8">
                <text:p>30.8</text:p>
              </table:table-cell>
              <table:table-cell office:value-type="float" office:value="0.279098">
                <text:p>0.279098</text:p>
              </table:table-cell>
              <table:table-cell office:value-type="float" office:value="111.189">
                <text:p>111.189</text:p>
              </table:table-cell>
              <table:table-cell office:value-type="float" office:value="9.53203">
                <text:p>9.53203</text:p>
              </table:table-cell>
            </table:table-row>
            <table:table-row>
              <table:table-cell office:value-type="float" office:value="30.9">
                <text:p>30.9</text:p>
              </table:table-cell>
              <table:table-cell office:value-type="float" office:value="0.277558">
                <text:p>0.277558</text:p>
              </table:table-cell>
              <table:table-cell office:value-type="float" office:value="111.176">
                <text:p>111.176</text:p>
              </table:table-cell>
              <table:table-cell office:value-type="float" office:value="9.54596">
                <text:p>9.5459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276025">
                <text:p>0.276025</text:p>
              </table:table-cell>
              <table:table-cell office:value-type="float" office:value="111.164">
                <text:p>111.164</text:p>
              </table:table-cell>
              <table:table-cell office:value-type="float" office:value="9.55982">
                <text:p>9.55982</text:p>
              </table:table-cell>
            </table:table-row>
            <table:table-row>
              <table:table-cell office:value-type="float" office:value="31.1">
                <text:p>31.1</text:p>
              </table:table-cell>
              <table:table-cell office:value-type="float" office:value="0.2745">
                <text:p>0.2745</text:p>
              </table:table-cell>
              <table:table-cell office:value-type="float" office:value="111.152">
                <text:p>111.152</text:p>
              </table:table-cell>
              <table:table-cell office:value-type="float" office:value="9.5736">
                <text:p>9.5736</text:p>
              </table:table-cell>
            </table:table-row>
            <table:table-row>
              <table:table-cell office:value-type="float" office:value="31.2">
                <text:p>31.2</text:p>
              </table:table-cell>
              <table:table-cell office:value-type="float" office:value="0.272981">
                <text:p>0.272981</text:p>
              </table:table-cell>
              <table:table-cell office:value-type="float" office:value="111.14">
                <text:p>111.14</text:p>
              </table:table-cell>
              <table:table-cell office:value-type="float" office:value="9.58731">
                <text:p>9.58731</text:p>
              </table:table-cell>
            </table:table-row>
            <table:table-row>
              <table:table-cell office:value-type="float" office:value="31.3">
                <text:p>31.3</text:p>
              </table:table-cell>
              <table:table-cell office:value-type="float" office:value="0.271469">
                <text:p>0.271469</text:p>
              </table:table-cell>
              <table:table-cell office:value-type="float" office:value="111.128">
                <text:p>111.128</text:p>
              </table:table-cell>
              <table:table-cell office:value-type="float" office:value="9.60094">
                <text:p>9.60094</text:p>
              </table:table-cell>
            </table:table-row>
            <table:table-row>
              <table:table-cell office:value-type="float" office:value="31.4">
                <text:p>31.4</text:p>
              </table:table-cell>
              <table:table-cell office:value-type="float" office:value="0.269965">
                <text:p>0.269965</text:p>
              </table:table-cell>
              <table:table-cell office:value-type="float" office:value="111.116">
                <text:p>111.116</text:p>
              </table:table-cell>
              <table:table-cell office:value-type="float" office:value="9.61449">
                <text:p>9.61449</text:p>
              </table:table-cell>
            </table:table-row>
            <table:table-row>
              <table:table-cell office:value-type="float" office:value="31.5">
                <text:p>31.5</text:p>
              </table:table-cell>
              <table:table-cell office:value-type="float" office:value="0.268467">
                <text:p>0.268467</text:p>
              </table:table-cell>
              <table:table-cell office:value-type="float" office:value="111.104">
                <text:p>111.104</text:p>
              </table:table-cell>
              <table:table-cell office:value-type="float" office:value="9.62797">
                <text:p>9.62797</text:p>
              </table:table-cell>
            </table:table-row>
            <table:table-row>
              <table:table-cell office:value-type="float" office:value="31.6">
                <text:p>31.6</text:p>
              </table:table-cell>
              <table:table-cell office:value-type="float" office:value="0.266977">
                <text:p>0.266977</text:p>
              </table:table-cell>
              <table:table-cell office:value-type="float" office:value="111.092">
                <text:p>111.092</text:p>
              </table:table-cell>
              <table:table-cell office:value-type="float" office:value="9.64138">
                <text:p>9.64138</text:p>
              </table:table-cell>
            </table:table-row>
            <table:table-row>
              <table:table-cell office:value-type="float" office:value="31.7">
                <text:p>31.7</text:p>
              </table:table-cell>
              <table:table-cell office:value-type="float" office:value="0.265493">
                <text:p>0.265493</text:p>
              </table:table-cell>
              <table:table-cell office:value-type="float" office:value="111.08">
                <text:p>111.08</text:p>
              </table:table-cell>
              <table:table-cell office:value-type="float" office:value="9.65471">
                <text:p>9.65471</text:p>
              </table:table-cell>
            </table:table-row>
            <table:table-row>
              <table:table-cell office:value-type="float" office:value="31.8">
                <text:p>31.8</text:p>
              </table:table-cell>
              <table:table-cell office:value-type="float" office:value="0.264017">
                <text:p>0.264017</text:p>
              </table:table-cell>
              <table:table-cell office:value-type="float" office:value="111.068">
                <text:p>111.068</text:p>
              </table:table-cell>
              <table:table-cell office:value-type="float" office:value="9.66796">
                <text:p>9.66796</text:p>
              </table:table-cell>
            </table:table-row>
            <table:table-row>
              <table:table-cell office:value-type="float" office:value="31.9">
                <text:p>31.9</text:p>
              </table:table-cell>
              <table:table-cell office:value-type="float" office:value="0.262547">
                <text:p>0.262547</text:p>
              </table:table-cell>
              <table:table-cell office:value-type="float" office:value="111.056">
                <text:p>111.056</text:p>
              </table:table-cell>
              <table:table-cell office:value-type="float" office:value="9.68114">
                <text:p>9.6811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261084">
                <text:p>0.261084</text:p>
              </table:table-cell>
              <table:table-cell office:value-type="float" office:value="111.045">
                <text:p>111.045</text:p>
              </table:table-cell>
              <table:table-cell office:value-type="float" office:value="9.69425">
                <text:p>9.69425</text:p>
              </table:table-cell>
            </table:table-row>
            <table:table-row>
              <table:table-cell office:value-type="float" office:value="32.1">
                <text:p>32.1</text:p>
              </table:table-cell>
              <table:table-cell office:value-type="float" office:value="0.259629">
                <text:p>0.259629</text:p>
              </table:table-cell>
              <table:table-cell office:value-type="float" office:value="111.033">
                <text:p>111.033</text:p>
              </table:table-cell>
              <table:table-cell office:value-type="float" office:value="9.70729">
                <text:p>9.70729</text:p>
              </table:table-cell>
            </table:table-row>
            <table:table-row>
              <table:table-cell office:value-type="float" office:value="32.2">
                <text:p>32.2</text:p>
              </table:table-cell>
              <table:table-cell office:value-type="float" office:value="0.25818">
                <text:p>0.25818</text:p>
              </table:table-cell>
              <table:table-cell office:value-type="float" office:value="111.022">
                <text:p>111.022</text:p>
              </table:table-cell>
              <table:table-cell office:value-type="float" office:value="9.72025">
                <text:p>9.72025</text:p>
              </table:table-cell>
            </table:table-row>
            <table:table-row>
              <table:table-cell office:value-type="float" office:value="32.3">
                <text:p>32.3</text:p>
              </table:table-cell>
              <table:table-cell office:value-type="float" office:value="0.256738">
                <text:p>0.256738</text:p>
              </table:table-cell>
              <table:table-cell office:value-type="float" office:value="111.01">
                <text:p>111.01</text:p>
              </table:table-cell>
              <table:table-cell office:value-type="float" office:value="9.73314">
                <text:p>9.73314</text:p>
              </table:table-cell>
            </table:table-row>
            <table:table-row>
              <table:table-cell office:value-type="float" office:value="32.4">
                <text:p>32.4</text:p>
              </table:table-cell>
              <table:table-cell office:value-type="float" office:value="0.255303">
                <text:p>0.255303</text:p>
              </table:table-cell>
              <table:table-cell office:value-type="float" office:value="110.999">
                <text:p>110.999</text:p>
              </table:table-cell>
              <table:table-cell office:value-type="float" office:value="9.74596">
                <text:p>9.74596</text:p>
              </table:table-cell>
            </table:table-row>
            <table:table-row>
              <table:table-cell office:value-type="float" office:value="32.5">
                <text:p>32.5</text:p>
              </table:table-cell>
              <table:table-cell office:value-type="float" office:value="0.253875">
                <text:p>0.253875</text:p>
              </table:table-cell>
              <table:table-cell office:value-type="float" office:value="110.987">
                <text:p>110.987</text:p>
              </table:table-cell>
              <table:table-cell office:value-type="float" office:value="9.75871">
                <text:p>9.75871</text:p>
              </table:table-cell>
            </table:table-row>
            <table:table-row>
              <table:table-cell office:value-type="float" office:value="32.6">
                <text:p>32.6</text:p>
              </table:table-cell>
              <table:table-cell office:value-type="float" office:value="0.252454">
                <text:p>0.252454</text:p>
              </table:table-cell>
              <table:table-cell office:value-type="float" office:value="110.976">
                <text:p>110.976</text:p>
              </table:table-cell>
              <table:table-cell office:value-type="float" office:value="9.77138">
                <text:p>9.77138</text:p>
              </table:table-cell>
            </table:table-row>
            <table:table-row>
              <table:table-cell office:value-type="float" office:value="32.7">
                <text:p>32.7</text:p>
              </table:table-cell>
              <table:table-cell office:value-type="float" office:value="0.25104">
                <text:p>0.25104</text:p>
              </table:table-cell>
              <table:table-cell office:value-type="float" office:value="110.965">
                <text:p>110.965</text:p>
              </table:table-cell>
              <table:table-cell office:value-type="float" office:value="9.78399">
                <text:p>9.78399</text:p>
              </table:table-cell>
            </table:table-row>
            <table:table-row>
              <table:table-cell office:value-type="float" office:value="32.8">
                <text:p>32.8</text:p>
              </table:table-cell>
              <table:table-cell office:value-type="float" office:value="0.249632">
                <text:p>0.249632</text:p>
              </table:table-cell>
              <table:table-cell office:value-type="float" office:value="110.954">
                <text:p>110.954</text:p>
              </table:table-cell>
              <table:table-cell office:value-type="float" office:value="9.79652">
                <text:p>9.79652</text:p>
              </table:table-cell>
            </table:table-row>
            <table:table-row>
              <table:table-cell office:value-type="float" office:value="32.9">
                <text:p>32.9</text:p>
              </table:table-cell>
              <table:table-cell office:value-type="float" office:value="0.248231">
                <text:p>0.248231</text:p>
              </table:table-cell>
              <table:table-cell office:value-type="float" office:value="110.943">
                <text:p>110.943</text:p>
              </table:table-cell>
              <table:table-cell office:value-type="float" office:value="9.80899">
                <text:p>9.8089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246837">
                <text:p>0.246837</text:p>
              </table:table-cell>
              <table:table-cell office:value-type="float" office:value="110.932">
                <text:p>110.932</text:p>
              </table:table-cell>
              <table:table-cell office:value-type="float" office:value="9.82138">
                <text:p>9.82138</text:p>
              </table:table-cell>
            </table:table-row>
            <table:table-row>
              <table:table-cell office:value-type="float" office:value="33.1">
                <text:p>33.1</text:p>
              </table:table-cell>
              <table:table-cell office:value-type="float" office:value="0.24545">
                <text:p>0.24545</text:p>
              </table:table-cell>
              <table:table-cell office:value-type="float" office:value="110.921">
                <text:p>110.921</text:p>
              </table:table-cell>
              <table:table-cell office:value-type="float" office:value="9.8337">
                <text:p>9.8337</text:p>
              </table:table-cell>
            </table:table-row>
            <table:table-row>
              <table:table-cell office:value-type="float" office:value="33.2">
                <text:p>33.2</text:p>
              </table:table-cell>
              <table:table-cell office:value-type="float" office:value="0.244069">
                <text:p>0.244069</text:p>
              </table:table-cell>
              <table:table-cell office:value-type="float" office:value="110.91">
                <text:p>110.91</text:p>
              </table:table-cell>
              <table:table-cell office:value-type="float" office:value="9.84596">
                <text:p>9.84596</text:p>
              </table:table-cell>
            </table:table-row>
            <table:table-row>
              <table:table-cell office:value-type="float" office:value="33.3">
                <text:p>33.3</text:p>
              </table:table-cell>
              <table:table-cell office:value-type="float" office:value="0.242695">
                <text:p>0.242695</text:p>
              </table:table-cell>
              <table:table-cell office:value-type="float" office:value="110.899">
                <text:p>110.899</text:p>
              </table:table-cell>
              <table:table-cell office:value-type="float" office:value="9.85814">
                <text:p>9.85814</text:p>
              </table:table-cell>
            </table:table-row>
            <table:table-row>
              <table:table-cell office:value-type="float" office:value="33.4">
                <text:p>33.4</text:p>
              </table:table-cell>
              <table:table-cell office:value-type="float" office:value="0.241328">
                <text:p>0.241328</text:p>
              </table:table-cell>
              <table:table-cell office:value-type="float" office:value="110.888">
                <text:p>110.888</text:p>
              </table:table-cell>
              <table:table-cell office:value-type="float" office:value="9.87026">
                <text:p>9.87026</text:p>
              </table:table-cell>
            </table:table-row>
            <table:table-row>
              <table:table-cell office:value-type="float" office:value="33.5">
                <text:p>33.5</text:p>
              </table:table-cell>
              <table:table-cell office:value-type="float" office:value="0.239968">
                <text:p>0.239968</text:p>
              </table:table-cell>
              <table:table-cell office:value-type="float" office:value="110.878">
                <text:p>110.878</text:p>
              </table:table-cell>
              <table:table-cell office:value-type="float" office:value="9.88231">
                <text:p>9.88231</text:p>
              </table:table-cell>
            </table:table-row>
            <table:table-row>
              <table:table-cell office:value-type="float" office:value="33.6">
                <text:p>33.6</text:p>
              </table:table-cell>
              <table:table-cell office:value-type="float" office:value="0.238614">
                <text:p>0.238614</text:p>
              </table:table-cell>
              <table:table-cell office:value-type="float" office:value="110.867">
                <text:p>110.867</text:p>
              </table:table-cell>
              <table:table-cell office:value-type="float" office:value="9.89429">
                <text:p>9.89429</text:p>
              </table:table-cell>
            </table:table-row>
            <table:table-row>
              <table:table-cell office:value-type="float" office:value="33.7">
                <text:p>33.7</text:p>
              </table:table-cell>
              <table:table-cell office:value-type="float" office:value="0.237267">
                <text:p>0.237267</text:p>
              </table:table-cell>
              <table:table-cell office:value-type="float" office:value="110.857">
                <text:p>110.857</text:p>
              </table:table-cell>
              <table:table-cell office:value-type="float" office:value="9.9062">
                <text:p>9.9062</text:p>
              </table:table-cell>
            </table:table-row>
            <table:table-row>
              <table:table-cell office:value-type="float" office:value="33.8">
                <text:p>33.8</text:p>
              </table:table-cell>
              <table:table-cell office:value-type="float" office:value="0.235926">
                <text:p>0.235926</text:p>
              </table:table-cell>
              <table:table-cell office:value-type="float" office:value="110.846">
                <text:p>110.846</text:p>
              </table:table-cell>
              <table:table-cell office:value-type="float" office:value="9.91805">
                <text:p>9.91805</text:p>
              </table:table-cell>
            </table:table-row>
            <table:table-row>
              <table:table-cell office:value-type="float" office:value="33.9">
                <text:p>33.9</text:p>
              </table:table-cell>
              <table:table-cell office:value-type="float" office:value="0.234592">
                <text:p>0.234592</text:p>
              </table:table-cell>
              <table:table-cell office:value-type="float" office:value="110.836">
                <text:p>110.836</text:p>
              </table:table-cell>
              <table:table-cell office:value-type="float" office:value="9.92983">
                <text:p>9.9298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233264">
                <text:p>0.233264</text:p>
              </table:table-cell>
              <table:table-cell office:value-type="float" office:value="110.825">
                <text:p>110.825</text:p>
              </table:table-cell>
              <table:table-cell office:value-type="float" office:value="9.94154">
                <text:p>9.94154</text:p>
              </table:table-cell>
            </table:table-row>
            <table:table-row>
              <table:table-cell office:value-type="float" office:value="34.1">
                <text:p>34.1</text:p>
              </table:table-cell>
              <table:table-cell office:value-type="float" office:value="0.231944">
                <text:p>0.231944</text:p>
              </table:table-cell>
              <table:table-cell office:value-type="float" office:value="110.815">
                <text:p>110.815</text:p>
              </table:table-cell>
              <table:table-cell office:value-type="float" office:value="9.95319">
                <text:p>9.95319</text:p>
              </table:table-cell>
            </table:table-row>
            <table:table-row>
              <table:table-cell office:value-type="float" office:value="34.2">
                <text:p>34.2</text:p>
              </table:table-cell>
              <table:table-cell office:value-type="float" office:value="0.230629">
                <text:p>0.230629</text:p>
              </table:table-cell>
              <table:table-cell office:value-type="float" office:value="110.805">
                <text:p>110.805</text:p>
              </table:table-cell>
              <table:table-cell office:value-type="float" office:value="9.96477">
                <text:p>9.96477</text:p>
              </table:table-cell>
            </table:table-row>
            <table:table-row>
              <table:table-cell office:value-type="float" office:value="34.3">
                <text:p>34.3</text:p>
              </table:table-cell>
              <table:table-cell office:value-type="float" office:value="0.229321">
                <text:p>0.229321</text:p>
              </table:table-cell>
              <table:table-cell office:value-type="float" office:value="110.794">
                <text:p>110.794</text:p>
              </table:table-cell>
              <table:table-cell office:value-type="float" office:value="9.97628">
                <text:p>9.97628</text:p>
              </table:table-cell>
            </table:table-row>
            <table:table-row>
              <table:table-cell office:value-type="float" office:value="34.4">
                <text:p>34.4</text:p>
              </table:table-cell>
              <table:table-cell office:value-type="float" office:value="0.22802">
                <text:p>0.22802</text:p>
              </table:table-cell>
              <table:table-cell office:value-type="float" office:value="110.784">
                <text:p>110.784</text:p>
              </table:table-cell>
              <table:table-cell office:value-type="float" office:value="9.98773">
                <text:p>9.98773</text:p>
              </table:table-cell>
            </table:table-row>
            <table:table-row>
              <table:table-cell office:value-type="float" office:value="34.5">
                <text:p>34.5</text:p>
              </table:table-cell>
              <table:table-cell office:value-type="float" office:value="0.226725">
                <text:p>0.226725</text:p>
              </table:table-cell>
              <table:table-cell office:value-type="float" office:value="110.774">
                <text:p>110.774</text:p>
              </table:table-cell>
              <table:table-cell office:value-type="float" office:value="9.99912">
                <text:p>9.99912</text:p>
              </table:table-cell>
            </table:table-row>
            <table:table-row>
              <table:table-cell office:value-type="float" office:value="34.6">
                <text:p>34.6</text:p>
              </table:table-cell>
              <table:table-cell office:value-type="float" office:value="0.225436">
                <text:p>0.225436</text:p>
              </table:table-cell>
              <table:table-cell office:value-type="float" office:value="110.764">
                <text:p>110.764</text:p>
              </table:table-cell>
              <table:table-cell office:value-type="float" office:value="10.0104">
                <text:p>10.0104</text:p>
              </table:table-cell>
            </table:table-row>
            <table:table-row>
              <table:table-cell office:value-type="float" office:value="34.7">
                <text:p>34.7</text:p>
              </table:table-cell>
              <table:table-cell office:value-type="float" office:value="0.224154">
                <text:p>0.224154</text:p>
              </table:table-cell>
              <table:table-cell office:value-type="float" office:value="110.754">
                <text:p>110.754</text:p>
              </table:table-cell>
              <table:table-cell office:value-type="float" office:value="10.0217">
                <text:p>10.0217</text:p>
              </table:table-cell>
            </table:table-row>
            <table:table-row>
              <table:table-cell office:value-type="float" office:value="34.8">
                <text:p>34.8</text:p>
              </table:table-cell>
              <table:table-cell office:value-type="float" office:value="0.222879">
                <text:p>0.222879</text:p>
              </table:table-cell>
              <table:table-cell office:value-type="float" office:value="110.744">
                <text:p>110.744</text:p>
              </table:table-cell>
              <table:table-cell office:value-type="float" office:value="10.0329">
                <text:p>10.0329</text:p>
              </table:table-cell>
            </table:table-row>
            <table:table-row>
              <table:table-cell office:value-type="float" office:value="34.9">
                <text:p>34.9</text:p>
              </table:table-cell>
              <table:table-cell office:value-type="float" office:value="0.221609">
                <text:p>0.221609</text:p>
              </table:table-cell>
              <table:table-cell office:value-type="float" office:value="110.734">
                <text:p>110.734</text:p>
              </table:table-cell>
              <table:table-cell office:value-type="float" office:value="10.044">
                <text:p>10.04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220346">
                <text:p>0.220346</text:p>
              </table:table-cell>
              <table:table-cell office:value-type="float" office:value="110.725">
                <text:p>110.725</text:p>
              </table:table-cell>
              <table:table-cell office:value-type="float" office:value="10.0551">
                <text:p>10.0551</text:p>
              </table:table-cell>
            </table:table-row>
            <table:table-row>
              <table:table-cell office:value-type="float" office:value="35.1">
                <text:p>35.1</text:p>
              </table:table-cell>
              <table:table-cell office:value-type="float" office:value="0.21909">
                <text:p>0.21909</text:p>
              </table:table-cell>
              <table:table-cell office:value-type="float" office:value="110.715">
                <text:p>110.715</text:p>
              </table:table-cell>
              <table:table-cell office:value-type="float" office:value="10.0661">
                <text:p>10.0661</text:p>
              </table:table-cell>
            </table:table-row>
            <table:table-row>
              <table:table-cell office:value-type="float" office:value="35.2">
                <text:p>35.2</text:p>
              </table:table-cell>
              <table:table-cell office:value-type="float" office:value="0.21784">
                <text:p>0.21784</text:p>
              </table:table-cell>
              <table:table-cell office:value-type="float" office:value="110.705">
                <text:p>110.705</text:p>
              </table:table-cell>
              <table:table-cell office:value-type="float" office:value="10.077">
                <text:p>10.077</text:p>
              </table:table-cell>
            </table:table-row>
            <table:table-row>
              <table:table-cell office:value-type="float" office:value="35.3">
                <text:p>35.3</text:p>
              </table:table-cell>
              <table:table-cell office:value-type="float" office:value="0.216596">
                <text:p>0.216596</text:p>
              </table:table-cell>
              <table:table-cell office:value-type="float" office:value="110.696">
                <text:p>110.696</text:p>
              </table:table-cell>
              <table:table-cell office:value-type="float" office:value="10.0879">
                <text:p>10.0879</text:p>
              </table:table-cell>
            </table:table-row>
            <table:table-row>
              <table:table-cell office:value-type="float" office:value="35.4">
                <text:p>35.4</text:p>
              </table:table-cell>
              <table:table-cell office:value-type="float" office:value="0.215358">
                <text:p>0.215358</text:p>
              </table:table-cell>
              <table:table-cell office:value-type="float" office:value="110.686">
                <text:p>110.686</text:p>
              </table:table-cell>
              <table:table-cell office:value-type="float" office:value="10.0987">
                <text:p>10.0987</text:p>
              </table:table-cell>
            </table:table-row>
            <table:table-row>
              <table:table-cell office:value-type="float" office:value="35.5">
                <text:p>35.5</text:p>
              </table:table-cell>
              <table:table-cell office:value-type="float" office:value="0.214126">
                <text:p>0.214126</text:p>
              </table:table-cell>
              <table:table-cell office:value-type="float" office:value="110.676">
                <text:p>110.676</text:p>
              </table:table-cell>
              <table:table-cell office:value-type="float" office:value="10.1095">
                <text:p>10.1095</text:p>
              </table:table-cell>
            </table:table-row>
            <table:table-row>
              <table:table-cell office:value-type="float" office:value="35.6">
                <text:p>35.6</text:p>
              </table:table-cell>
              <table:table-cell office:value-type="float" office:value="0.212901">
                <text:p>0.212901</text:p>
              </table:table-cell>
              <table:table-cell office:value-type="float" office:value="110.667">
                <text:p>110.667</text:p>
              </table:table-cell>
              <table:table-cell office:value-type="float" office:value="10.1201">
                <text:p>10.1201</text:p>
              </table:table-cell>
            </table:table-row>
            <table:table-row>
              <table:table-cell office:value-type="float" office:value="35.7">
                <text:p>35.7</text:p>
              </table:table-cell>
              <table:table-cell office:value-type="float" office:value="0.211682">
                <text:p>0.211682</text:p>
              </table:table-cell>
              <table:table-cell office:value-type="float" office:value="110.658">
                <text:p>110.658</text:p>
              </table:table-cell>
              <table:table-cell office:value-type="float" office:value="10.1308">
                <text:p>10.1308</text:p>
              </table:table-cell>
            </table:table-row>
            <table:table-row>
              <table:table-cell office:value-type="float" office:value="35.8">
                <text:p>35.8</text:p>
              </table:table-cell>
              <table:table-cell office:value-type="float" office:value="0.210469">
                <text:p>0.210469</text:p>
              </table:table-cell>
              <table:table-cell office:value-type="float" office:value="110.648">
                <text:p>110.648</text:p>
              </table:table-cell>
              <table:table-cell office:value-type="float" office:value="10.1413">
                <text:p>10.1413</text:p>
              </table:table-cell>
            </table:table-row>
            <table:table-row>
              <table:table-cell office:value-type="float" office:value="35.9">
                <text:p>35.9</text:p>
              </table:table-cell>
              <table:table-cell office:value-type="float" office:value="0.209263">
                <text:p>0.209263</text:p>
              </table:table-cell>
              <table:table-cell office:value-type="float" office:value="110.639">
                <text:p>110.639</text:p>
              </table:table-cell>
              <table:table-cell office:value-type="float" office:value="10.1519">
                <text:p>10.151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208062">
                <text:p>0.208062</text:p>
              </table:table-cell>
              <table:table-cell office:value-type="float" office:value="110.63">
                <text:p>110.63</text:p>
              </table:table-cell>
              <table:table-cell office:value-type="float" office:value="10.1623">
                <text:p>10.1623</text:p>
              </table:table-cell>
            </table:table-row>
            <table:table-row>
              <table:table-cell office:value-type="float" office:value="36.1">
                <text:p>36.1</text:p>
              </table:table-cell>
              <table:table-cell office:value-type="float" office:value="0.206868">
                <text:p>0.206868</text:p>
              </table:table-cell>
              <table:table-cell office:value-type="float" office:value="110.62">
                <text:p>110.62</text:p>
              </table:table-cell>
              <table:table-cell office:value-type="float" office:value="10.1727">
                <text:p>10.1727</text:p>
              </table:table-cell>
            </table:table-row>
            <table:table-row>
              <table:table-cell office:value-type="float" office:value="36.2">
                <text:p>36.2</text:p>
              </table:table-cell>
              <table:table-cell office:value-type="float" office:value="0.205679">
                <text:p>0.205679</text:p>
              </table:table-cell>
              <table:table-cell office:value-type="float" office:value="110.611">
                <text:p>110.611</text:p>
              </table:table-cell>
              <table:table-cell office:value-type="float" office:value="10.183">
                <text:p>10.183</text:p>
              </table:table-cell>
            </table:table-row>
            <table:table-row>
              <table:table-cell office:value-type="float" office:value="36.3">
                <text:p>36.3</text:p>
              </table:table-cell>
              <table:table-cell office:value-type="float" office:value="0.204497">
                <text:p>0.204497</text:p>
              </table:table-cell>
              <table:table-cell office:value-type="float" office:value="110.602">
                <text:p>110.602</text:p>
              </table:table-cell>
              <table:table-cell office:value-type="float" office:value="10.1933">
                <text:p>10.1933</text:p>
              </table:table-cell>
            </table:table-row>
            <table:table-row>
              <table:table-cell office:value-type="float" office:value="36.4">
                <text:p>36.4</text:p>
              </table:table-cell>
              <table:table-cell office:value-type="float" office:value="0.203321">
                <text:p>0.203321</text:p>
              </table:table-cell>
              <table:table-cell office:value-type="float" office:value="110.593">
                <text:p>110.593</text:p>
              </table:table-cell>
              <table:table-cell office:value-type="float" office:value="10.2035">
                <text:p>10.2035</text:p>
              </table:table-cell>
            </table:table-row>
            <table:table-row>
              <table:table-cell office:value-type="float" office:value="36.5">
                <text:p>36.5</text:p>
              </table:table-cell>
              <table:table-cell office:value-type="float" office:value="0.202151">
                <text:p>0.202151</text:p>
              </table:table-cell>
              <table:table-cell office:value-type="float" office:value="110.584">
                <text:p>110.584</text:p>
              </table:table-cell>
              <table:table-cell office:value-type="float" office:value="10.2136">
                <text:p>10.2136</text:p>
              </table:table-cell>
            </table:table-row>
            <table:table-row>
              <table:table-cell office:value-type="float" office:value="36.6">
                <text:p>36.6</text:p>
              </table:table-cell>
              <table:table-cell office:value-type="float" office:value="0.200987">
                <text:p>0.200987</text:p>
              </table:table-cell>
              <table:table-cell office:value-type="float" office:value="110.575">
                <text:p>110.575</text:p>
              </table:table-cell>
              <table:table-cell office:value-type="float" office:value="10.2237">
                <text:p>10.2237</text:p>
              </table:table-cell>
            </table:table-row>
            <table:table-row>
              <table:table-cell office:value-type="float" office:value="36.7">
                <text:p>36.7</text:p>
              </table:table-cell>
              <table:table-cell office:value-type="float" office:value="0.199828">
                <text:p>0.199828</text:p>
              </table:table-cell>
              <table:table-cell office:value-type="float" office:value="110.566">
                <text:p>110.566</text:p>
              </table:table-cell>
              <table:table-cell office:value-type="float" office:value="10.2338">
                <text:p>10.2338</text:p>
              </table:table-cell>
            </table:table-row>
            <table:table-row>
              <table:table-cell office:value-type="float" office:value="36.8">
                <text:p>36.8</text:p>
              </table:table-cell>
              <table:table-cell office:value-type="float" office:value="0.198676">
                <text:p>0.198676</text:p>
              </table:table-cell>
              <table:table-cell office:value-type="float" office:value="110.558">
                <text:p>110.558</text:p>
              </table:table-cell>
              <table:table-cell office:value-type="float" office:value="10.2438">
                <text:p>10.2438</text:p>
              </table:table-cell>
            </table:table-row>
            <table:table-row>
              <table:table-cell office:value-type="float" office:value="36.9">
                <text:p>36.9</text:p>
              </table:table-cell>
              <table:table-cell office:value-type="float" office:value="0.19753">
                <text:p>0.19753</text:p>
              </table:table-cell>
              <table:table-cell office:value-type="float" office:value="110.549">
                <text:p>110.549</text:p>
              </table:table-cell>
              <table:table-cell office:value-type="float" office:value="10.2537">
                <text:p>10.2537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19639">
                <text:p>0.19639</text:p>
              </table:table-cell>
              <table:table-cell office:value-type="float" office:value="110.54">
                <text:p>110.54</text:p>
              </table:table-cell>
              <table:table-cell office:value-type="float" office:value="10.2635">
                <text:p>10.2635</text:p>
              </table:table-cell>
            </table:table-row>
            <table:table-row>
              <table:table-cell office:value-type="float" office:value="37.1">
                <text:p>37.1</text:p>
              </table:table-cell>
              <table:table-cell office:value-type="float" office:value="0.195255">
                <text:p>0.195255</text:p>
              </table:table-cell>
              <table:table-cell office:value-type="float" office:value="110.531">
                <text:p>110.531</text:p>
              </table:table-cell>
              <table:table-cell office:value-type="float" office:value="10.2733">
                <text:p>10.2733</text:p>
              </table:table-cell>
            </table:table-row>
            <table:table-row>
              <table:table-cell office:value-type="float" office:value="37.2">
                <text:p>37.2</text:p>
              </table:table-cell>
              <table:table-cell office:value-type="float" office:value="0.194127">
                <text:p>0.194127</text:p>
              </table:table-cell>
              <table:table-cell office:value-type="float" office:value="110.523">
                <text:p>110.523</text:p>
              </table:table-cell>
              <table:table-cell office:value-type="float" office:value="10.2831">
                <text:p>10.2831</text:p>
              </table:table-cell>
            </table:table-row>
            <table:table-row>
              <table:table-cell office:value-type="float" office:value="37.3">
                <text:p>37.3</text:p>
              </table:table-cell>
              <table:table-cell office:value-type="float" office:value="0.193004">
                <text:p>0.193004</text:p>
              </table:table-cell>
              <table:table-cell office:value-type="float" office:value="110.514">
                <text:p>110.514</text:p>
              </table:table-cell>
              <table:table-cell office:value-type="float" office:value="10.2928">
                <text:p>10.2928</text:p>
              </table:table-cell>
            </table:table-row>
            <table:table-row>
              <table:table-cell office:value-type="float" office:value="37.4">
                <text:p>37.4</text:p>
              </table:table-cell>
              <table:table-cell office:value-type="float" office:value="0.191887">
                <text:p>0.191887</text:p>
              </table:table-cell>
              <table:table-cell office:value-type="float" office:value="110.506">
                <text:p>110.506</text:p>
              </table:table-cell>
              <table:table-cell office:value-type="float" office:value="10.3024">
                <text:p>10.3024</text:p>
              </table:table-cell>
            </table:table-row>
            <table:table-row>
              <table:table-cell office:value-type="float" office:value="37.5">
                <text:p>37.5</text:p>
              </table:table-cell>
              <table:table-cell office:value-type="float" office:value="0.190776">
                <text:p>0.190776</text:p>
              </table:table-cell>
              <table:table-cell office:value-type="float" office:value="110.497">
                <text:p>110.497</text:p>
              </table:table-cell>
              <table:table-cell office:value-type="float" office:value="10.312">
                <text:p>10.312</text:p>
              </table:table-cell>
            </table:table-row>
            <table:table-row>
              <table:table-cell office:value-type="float" office:value="37.6">
                <text:p>37.6</text:p>
              </table:table-cell>
              <table:table-cell office:value-type="float" office:value="0.189671">
                <text:p>0.189671</text:p>
              </table:table-cell>
              <table:table-cell office:value-type="float" office:value="110.489">
                <text:p>110.489</text:p>
              </table:table-cell>
              <table:table-cell office:value-type="float" office:value="10.3215">
                <text:p>10.3215</text:p>
              </table:table-cell>
            </table:table-row>
            <table:table-row>
              <table:table-cell office:value-type="float" office:value="37.7">
                <text:p>37.7</text:p>
              </table:table-cell>
              <table:table-cell office:value-type="float" office:value="0.188572">
                <text:p>0.188572</text:p>
              </table:table-cell>
              <table:table-cell office:value-type="float" office:value="110.48">
                <text:p>110.48</text:p>
              </table:table-cell>
              <table:table-cell office:value-type="float" office:value="10.331">
                <text:p>10.331</text:p>
              </table:table-cell>
            </table:table-row>
            <table:table-row>
              <table:table-cell office:value-type="float" office:value="37.8">
                <text:p>37.8</text:p>
              </table:table-cell>
              <table:table-cell office:value-type="float" office:value="0.187478">
                <text:p>0.187478</text:p>
              </table:table-cell>
              <table:table-cell office:value-type="float" office:value="110.472">
                <text:p>110.472</text:p>
              </table:table-cell>
              <table:table-cell office:value-type="float" office:value="10.3404">
                <text:p>10.3404</text:p>
              </table:table-cell>
            </table:table-row>
            <table:table-row>
              <table:table-cell office:value-type="float" office:value="37.9">
                <text:p>37.9</text:p>
              </table:table-cell>
              <table:table-cell office:value-type="float" office:value="0.18639">
                <text:p>0.18639</text:p>
              </table:table-cell>
              <table:table-cell office:value-type="float" office:value="110.464">
                <text:p>110.464</text:p>
              </table:table-cell>
              <table:table-cell office:value-type="float" office:value="10.3498">
                <text:p>10.3498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185307">
                <text:p>0.185307</text:p>
              </table:table-cell>
              <table:table-cell office:value-type="float" office:value="110.456">
                <text:p>110.456</text:p>
              </table:table-cell>
              <table:table-cell office:value-type="float" office:value="10.3591">
                <text:p>10.3591</text:p>
              </table:table-cell>
            </table:table-row>
            <table:table-row>
              <table:table-cell office:value-type="float" office:value="38.1">
                <text:p>38.1</text:p>
              </table:table-cell>
              <table:table-cell office:value-type="float" office:value="0.184231">
                <text:p>0.184231</text:p>
              </table:table-cell>
              <table:table-cell office:value-type="float" office:value="110.447">
                <text:p>110.447</text:p>
              </table:table-cell>
              <table:table-cell office:value-type="float" office:value="10.3683">
                <text:p>10.3683</text:p>
              </table:table-cell>
            </table:table-row>
            <table:table-row>
              <table:table-cell office:value-type="float" office:value="38.2">
                <text:p>38.2</text:p>
              </table:table-cell>
              <table:table-cell office:value-type="float" office:value="0.18316">
                <text:p>0.18316</text:p>
              </table:table-cell>
              <table:table-cell office:value-type="float" office:value="110.439">
                <text:p>110.439</text:p>
              </table:table-cell>
              <table:table-cell office:value-type="float" office:value="10.3775">
                <text:p>10.3775</text:p>
              </table:table-cell>
            </table:table-row>
            <table:table-row>
              <table:table-cell office:value-type="float" office:value="38.3">
                <text:p>38.3</text:p>
              </table:table-cell>
              <table:table-cell office:value-type="float" office:value="0.182095">
                <text:p>0.182095</text:p>
              </table:table-cell>
              <table:table-cell office:value-type="float" office:value="110.431">
                <text:p>110.431</text:p>
              </table:table-cell>
              <table:table-cell office:value-type="float" office:value="10.3867">
                <text:p>10.3867</text:p>
              </table:table-cell>
            </table:table-row>
            <table:table-row>
              <table:table-cell office:value-type="float" office:value="38.4">
                <text:p>38.4</text:p>
              </table:table-cell>
              <table:table-cell office:value-type="float" office:value="0.181035">
                <text:p>0.181035</text:p>
              </table:table-cell>
              <table:table-cell office:value-type="float" office:value="110.423">
                <text:p>110.423</text:p>
              </table:table-cell>
              <table:table-cell office:value-type="float" office:value="10.3958">
                <text:p>10.3958</text:p>
              </table:table-cell>
            </table:table-row>
            <table:table-row>
              <table:table-cell office:value-type="float" office:value="38.5">
                <text:p>38.5</text:p>
              </table:table-cell>
              <table:table-cell office:value-type="float" office:value="0.179981">
                <text:p>0.179981</text:p>
              </table:table-cell>
              <table:table-cell office:value-type="float" office:value="110.415">
                <text:p>110.415</text:p>
              </table:table-cell>
              <table:table-cell office:value-type="float" office:value="10.4048">
                <text:p>10.4048</text:p>
              </table:table-cell>
            </table:table-row>
            <table:table-row>
              <table:table-cell office:value-type="float" office:value="38.6">
                <text:p>38.6</text:p>
              </table:table-cell>
              <table:table-cell office:value-type="float" office:value="0.178932">
                <text:p>0.178932</text:p>
              </table:table-cell>
              <table:table-cell office:value-type="float" office:value="110.407">
                <text:p>110.407</text:p>
              </table:table-cell>
              <table:table-cell office:value-type="float" office:value="10.4138">
                <text:p>10.4138</text:p>
              </table:table-cell>
            </table:table-row>
            <table:table-row>
              <table:table-cell office:value-type="float" office:value="38.7">
                <text:p>38.7</text:p>
              </table:table-cell>
              <table:table-cell office:value-type="float" office:value="0.177889">
                <text:p>0.177889</text:p>
              </table:table-cell>
              <table:table-cell office:value-type="float" office:value="110.399">
                <text:p>110.399</text:p>
              </table:table-cell>
              <table:table-cell office:value-type="float" office:value="10.4227">
                <text:p>10.4227</text:p>
              </table:table-cell>
            </table:table-row>
            <table:table-row>
              <table:table-cell office:value-type="float" office:value="38.8">
                <text:p>38.8</text:p>
              </table:table-cell>
              <table:table-cell office:value-type="float" office:value="0.176852">
                <text:p>0.176852</text:p>
              </table:table-cell>
              <table:table-cell office:value-type="float" office:value="110.392">
                <text:p>110.392</text:p>
              </table:table-cell>
              <table:table-cell office:value-type="float" office:value="10.4316">
                <text:p>10.4316</text:p>
              </table:table-cell>
            </table:table-row>
            <table:table-row>
              <table:table-cell office:value-type="float" office:value="38.9">
                <text:p>38.9</text:p>
              </table:table-cell>
              <table:table-cell office:value-type="float" office:value="0.17582">
                <text:p>0.17582</text:p>
              </table:table-cell>
              <table:table-cell office:value-type="float" office:value="110.384">
                <text:p>110.384</text:p>
              </table:table-cell>
              <table:table-cell office:value-type="float" office:value="10.4404">
                <text:p>10.4404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174793">
                <text:p>0.174793</text:p>
              </table:table-cell>
              <table:table-cell office:value-type="float" office:value="110.376">
                <text:p>110.376</text:p>
              </table:table-cell>
              <table:table-cell office:value-type="float" office:value="10.4492">
                <text:p>10.4492</text:p>
              </table:table-cell>
            </table:table-row>
            <table:table-row>
              <table:table-cell office:value-type="float" office:value="39.1">
                <text:p>39.1</text:p>
              </table:table-cell>
              <table:table-cell office:value-type="float" office:value="0.173772">
                <text:p>0.173772</text:p>
              </table:table-cell>
              <table:table-cell office:value-type="float" office:value="110.368">
                <text:p>110.368</text:p>
              </table:table-cell>
              <table:table-cell office:value-type="float" office:value="10.4579">
                <text:p>10.4579</text:p>
              </table:table-cell>
            </table:table-row>
            <table:table-row>
              <table:table-cell office:value-type="float" office:value="39.2">
                <text:p>39.2</text:p>
              </table:table-cell>
              <table:table-cell office:value-type="float" office:value="0.172756">
                <text:p>0.172756</text:p>
              </table:table-cell>
              <table:table-cell office:value-type="float" office:value="110.361">
                <text:p>110.361</text:p>
              </table:table-cell>
              <table:table-cell office:value-type="float" office:value="10.4666">
                <text:p>10.4666</text:p>
              </table:table-cell>
            </table:table-row>
            <table:table-row>
              <table:table-cell office:value-type="float" office:value="39.3">
                <text:p>39.3</text:p>
              </table:table-cell>
              <table:table-cell office:value-type="float" office:value="0.171746">
                <text:p>0.171746</text:p>
              </table:table-cell>
              <table:table-cell office:value-type="float" office:value="110.353">
                <text:p>110.353</text:p>
              </table:table-cell>
              <table:table-cell office:value-type="float" office:value="10.4752">
                <text:p>10.4752</text:p>
              </table:table-cell>
            </table:table-row>
            <table:table-row>
              <table:table-cell office:value-type="float" office:value="39.4">
                <text:p>39.4</text:p>
              </table:table-cell>
              <table:table-cell office:value-type="float" office:value="0.170741">
                <text:p>0.170741</text:p>
              </table:table-cell>
              <table:table-cell office:value-type="float" office:value="110.345">
                <text:p>110.345</text:p>
              </table:table-cell>
              <table:table-cell office:value-type="float" office:value="10.4838">
                <text:p>10.4838</text:p>
              </table:table-cell>
            </table:table-row>
            <table:table-row>
              <table:table-cell office:value-type="float" office:value="39.5">
                <text:p>39.5</text:p>
              </table:table-cell>
              <table:table-cell office:value-type="float" office:value="0.169742">
                <text:p>0.169742</text:p>
              </table:table-cell>
              <table:table-cell office:value-type="float" office:value="110.338">
                <text:p>110.338</text:p>
              </table:table-cell>
              <table:table-cell office:value-type="float" office:value="10.4923">
                <text:p>10.4923</text:p>
              </table:table-cell>
            </table:table-row>
            <table:table-row>
              <table:table-cell office:value-type="float" office:value="39.6">
                <text:p>39.6</text:p>
              </table:table-cell>
              <table:table-cell office:value-type="float" office:value="0.168748">
                <text:p>0.168748</text:p>
              </table:table-cell>
              <table:table-cell office:value-type="float" office:value="110.33">
                <text:p>110.33</text:p>
              </table:table-cell>
              <table:table-cell office:value-type="float" office:value="10.5008">
                <text:p>10.5008</text:p>
              </table:table-cell>
            </table:table-row>
            <table:table-row>
              <table:table-cell office:value-type="float" office:value="39.7">
                <text:p>39.7</text:p>
              </table:table-cell>
              <table:table-cell office:value-type="float" office:value="0.167759">
                <text:p>0.167759</text:p>
              </table:table-cell>
              <table:table-cell office:value-type="float" office:value="110.323">
                <text:p>110.323</text:p>
              </table:table-cell>
              <table:table-cell office:value-type="float" office:value="10.5092">
                <text:p>10.5092</text:p>
              </table:table-cell>
            </table:table-row>
            <table:table-row>
              <table:table-cell office:value-type="float" office:value="39.8">
                <text:p>39.8</text:p>
              </table:table-cell>
              <table:table-cell office:value-type="float" office:value="0.166775">
                <text:p>0.166775</text:p>
              </table:table-cell>
              <table:table-cell office:value-type="float" office:value="110.316">
                <text:p>110.316</text:p>
              </table:table-cell>
              <table:table-cell office:value-type="float" office:value="10.5176">
                <text:p>10.5176</text:p>
              </table:table-cell>
            </table:table-row>
            <table:table-row>
              <table:table-cell office:value-type="float" office:value="39.9">
                <text:p>39.9</text:p>
              </table:table-cell>
              <table:table-cell office:value-type="float" office:value="0.165797">
                <text:p>0.165797</text:p>
              </table:table-cell>
              <table:table-cell office:value-type="float" office:value="110.308">
                <text:p>110.308</text:p>
              </table:table-cell>
              <table:table-cell office:value-type="float" office:value="10.5259">
                <text:p>10.525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164824">
                <text:p>0.164824</text:p>
              </table:table-cell>
              <table:table-cell office:value-type="float" office:value="110.301">
                <text:p>110.301</text:p>
              </table:table-cell>
              <table:table-cell office:value-type="float" office:value="10.5342">
                <text:p>10.5342</text:p>
              </table:table-cell>
            </table:table-row>
            <table:table-row>
              <table:table-cell office:value-type="float" office:value="40.1">
                <text:p>40.1</text:p>
              </table:table-cell>
              <table:table-cell office:value-type="float" office:value="0.163856">
                <text:p>0.163856</text:p>
              </table:table-cell>
              <table:table-cell office:value-type="float" office:value="110.294">
                <text:p>110.294</text:p>
              </table:table-cell>
              <table:table-cell office:value-type="float" office:value="10.5424">
                <text:p>10.5424</text:p>
              </table:table-cell>
            </table:table-row>
            <table:table-row>
              <table:table-cell office:value-type="float" office:value="40.2">
                <text:p>40.2</text:p>
              </table:table-cell>
              <table:table-cell office:value-type="float" office:value="0.162894">
                <text:p>0.162894</text:p>
              </table:table-cell>
              <table:table-cell office:value-type="float" office:value="110.286">
                <text:p>110.286</text:p>
              </table:table-cell>
              <table:table-cell office:value-type="float" office:value="10.5506">
                <text:p>10.5506</text:p>
              </table:table-cell>
            </table:table-row>
            <table:table-row>
              <table:table-cell office:value-type="float" office:value="40.3">
                <text:p>40.3</text:p>
              </table:table-cell>
              <table:table-cell office:value-type="float" office:value="0.161936">
                <text:p>0.161936</text:p>
              </table:table-cell>
              <table:table-cell office:value-type="float" office:value="110.279">
                <text:p>110.279</text:p>
              </table:table-cell>
              <table:table-cell office:value-type="float" office:value="10.5587">
                <text:p>10.5587</text:p>
              </table:table-cell>
            </table:table-row>
            <table:table-row>
              <table:table-cell office:value-type="float" office:value="40.4">
                <text:p>40.4</text:p>
              </table:table-cell>
              <table:table-cell office:value-type="float" office:value="0.160984">
                <text:p>0.160984</text:p>
              </table:table-cell>
              <table:table-cell office:value-type="float" office:value="110.272">
                <text:p>110.272</text:p>
              </table:table-cell>
              <table:table-cell office:value-type="float" office:value="10.5668">
                <text:p>10.5668</text:p>
              </table:table-cell>
            </table:table-row>
            <table:table-row>
              <table:table-cell office:value-type="float" office:value="40.5">
                <text:p>40.5</text:p>
              </table:table-cell>
              <table:table-cell office:value-type="float" office:value="0.160037">
                <text:p>0.160037</text:p>
              </table:table-cell>
              <table:table-cell office:value-type="float" office:value="110.265">
                <text:p>110.265</text:p>
              </table:table-cell>
              <table:table-cell office:value-type="float" office:value="10.5749">
                <text:p>10.5749</text:p>
              </table:table-cell>
            </table:table-row>
            <table:table-row>
              <table:table-cell office:value-type="float" office:value="40.6">
                <text:p>40.6</text:p>
              </table:table-cell>
              <table:table-cell office:value-type="float" office:value="0.159095">
                <text:p>0.159095</text:p>
              </table:table-cell>
              <table:table-cell office:value-type="float" office:value="110.258">
                <text:p>110.258</text:p>
              </table:table-cell>
              <table:table-cell office:value-type="float" office:value="10.5829">
                <text:p>10.5829</text:p>
              </table:table-cell>
            </table:table-row>
            <table:table-row>
              <table:table-cell office:value-type="float" office:value="40.7">
                <text:p>40.7</text:p>
              </table:table-cell>
              <table:table-cell office:value-type="float" office:value="0.158158">
                <text:p>0.158158</text:p>
              </table:table-cell>
              <table:table-cell office:value-type="float" office:value="110.251">
                <text:p>110.251</text:p>
              </table:table-cell>
              <table:table-cell office:value-type="float" office:value="10.5908">
                <text:p>10.5908</text:p>
              </table:table-cell>
            </table:table-row>
            <table:table-row>
              <table:table-cell office:value-type="float" office:value="40.8">
                <text:p>40.8</text:p>
              </table:table-cell>
              <table:table-cell office:value-type="float" office:value="0.157226">
                <text:p>0.157226</text:p>
              </table:table-cell>
              <table:table-cell office:value-type="float" office:value="110.244">
                <text:p>110.244</text:p>
              </table:table-cell>
              <table:table-cell office:value-type="float" office:value="10.5987">
                <text:p>10.5987</text:p>
              </table:table-cell>
            </table:table-row>
            <table:table-row>
              <table:table-cell office:value-type="float" office:value="40.9">
                <text:p>40.9</text:p>
              </table:table-cell>
              <table:table-cell office:value-type="float" office:value="0.1563">
                <text:p>0.1563</text:p>
              </table:table-cell>
              <table:table-cell office:value-type="float" office:value="110.237">
                <text:p>110.237</text:p>
              </table:table-cell>
              <table:table-cell office:value-type="float" office:value="10.6065">
                <text:p>10.6065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155378">
                <text:p>0.155378</text:p>
              </table:table-cell>
              <table:table-cell office:value-type="float" office:value="110.23">
                <text:p>110.23</text:p>
              </table:table-cell>
              <table:table-cell office:value-type="float" office:value="10.6144">
                <text:p>10.6144</text:p>
              </table:table-cell>
            </table:table-row>
            <table:table-row>
              <table:table-cell office:value-type="float" office:value="41.1">
                <text:p>41.1</text:p>
              </table:table-cell>
              <table:table-cell office:value-type="float" office:value="0.154461">
                <text:p>0.154461</text:p>
              </table:table-cell>
              <table:table-cell office:value-type="float" office:value="110.223">
                <text:p>110.223</text:p>
              </table:table-cell>
              <table:table-cell office:value-type="float" office:value="10.6221">
                <text:p>10.6221</text:p>
              </table:table-cell>
            </table:table-row>
            <table:table-row>
              <table:table-cell office:value-type="float" office:value="41.2">
                <text:p>41.2</text:p>
              </table:table-cell>
              <table:table-cell office:value-type="float" office:value="0.15355">
                <text:p>0.15355</text:p>
              </table:table-cell>
              <table:table-cell office:value-type="float" office:value="110.217">
                <text:p>110.217</text:p>
              </table:table-cell>
              <table:table-cell office:value-type="float" office:value="10.6298">
                <text:p>10.6298</text:p>
              </table:table-cell>
            </table:table-row>
            <table:table-row>
              <table:table-cell office:value-type="float" office:value="41.3">
                <text:p>41.3</text:p>
              </table:table-cell>
              <table:table-cell office:value-type="float" office:value="0.152643">
                <text:p>0.152643</text:p>
              </table:table-cell>
              <table:table-cell office:value-type="float" office:value="110.21">
                <text:p>110.21</text:p>
              </table:table-cell>
              <table:table-cell office:value-type="float" office:value="10.6375">
                <text:p>10.6375</text:p>
              </table:table-cell>
            </table:table-row>
            <table:table-row>
              <table:table-cell office:value-type="float" office:value="41.4">
                <text:p>41.4</text:p>
              </table:table-cell>
              <table:table-cell office:value-type="float" office:value="0.151741">
                <text:p>0.151741</text:p>
              </table:table-cell>
              <table:table-cell office:value-type="float" office:value="110.203">
                <text:p>110.203</text:p>
              </table:table-cell>
              <table:table-cell office:value-type="float" office:value="10.6451">
                <text:p>10.6451</text:p>
              </table:table-cell>
            </table:table-row>
            <table:table-row>
              <table:table-cell office:value-type="float" office:value="41.5">
                <text:p>41.5</text:p>
              </table:table-cell>
              <table:table-cell office:value-type="float" office:value="0.150844">
                <text:p>0.150844</text:p>
              </table:table-cell>
              <table:table-cell office:value-type="float" office:value="110.196">
                <text:p>110.196</text:p>
              </table:table-cell>
              <table:table-cell office:value-type="float" office:value="10.6527">
                <text:p>10.6527</text:p>
              </table:table-cell>
            </table:table-row>
            <table:table-row>
              <table:table-cell office:value-type="float" office:value="41.6">
                <text:p>41.6</text:p>
              </table:table-cell>
              <table:table-cell office:value-type="float" office:value="0.149952">
                <text:p>0.149952</text:p>
              </table:table-cell>
              <table:table-cell office:value-type="float" office:value="110.19">
                <text:p>110.19</text:p>
              </table:table-cell>
              <table:table-cell office:value-type="float" office:value="10.6602">
                <text:p>10.6602</text:p>
              </table:table-cell>
            </table:table-row>
            <table:table-row>
              <table:table-cell office:value-type="float" office:value="41.7">
                <text:p>41.7</text:p>
              </table:table-cell>
              <table:table-cell office:value-type="float" office:value="0.149065">
                <text:p>0.149065</text:p>
              </table:table-cell>
              <table:table-cell office:value-type="float" office:value="110.183">
                <text:p>110.183</text:p>
              </table:table-cell>
              <table:table-cell office:value-type="float" office:value="10.6677">
                <text:p>10.6677</text:p>
              </table:table-cell>
            </table:table-row>
            <table:table-row>
              <table:table-cell office:value-type="float" office:value="41.8">
                <text:p>41.8</text:p>
              </table:table-cell>
              <table:table-cell office:value-type="float" office:value="0.148183">
                <text:p>0.148183</text:p>
              </table:table-cell>
              <table:table-cell office:value-type="float" office:value="110.177">
                <text:p>110.177</text:p>
              </table:table-cell>
              <table:table-cell office:value-type="float" office:value="10.6751">
                <text:p>10.6751</text:p>
              </table:table-cell>
            </table:table-row>
            <table:table-row>
              <table:table-cell office:value-type="float" office:value="41.9">
                <text:p>41.9</text:p>
              </table:table-cell>
              <table:table-cell office:value-type="float" office:value="0.147306">
                <text:p>0.147306</text:p>
              </table:table-cell>
              <table:table-cell office:value-type="float" office:value="110.17">
                <text:p>110.17</text:p>
              </table:table-cell>
              <table:table-cell office:value-type="float" office:value="10.6825">
                <text:p>10.682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146433">
                <text:p>0.146433</text:p>
              </table:table-cell>
              <table:table-cell office:value-type="float" office:value="110.164">
                <text:p>110.164</text:p>
              </table:table-cell>
              <table:table-cell office:value-type="float" office:value="10.6899">
                <text:p>10.6899</text:p>
              </table:table-cell>
            </table:table-row>
            <table:table-row>
              <table:table-cell office:value-type="float" office:value="42.1">
                <text:p>42.1</text:p>
              </table:table-cell>
              <table:table-cell office:value-type="float" office:value="0.145565">
                <text:p>0.145565</text:p>
              </table:table-cell>
              <table:table-cell office:value-type="float" office:value="110.157">
                <text:p>110.157</text:p>
              </table:table-cell>
              <table:table-cell office:value-type="float" office:value="10.6972">
                <text:p>10.6972</text:p>
              </table:table-cell>
            </table:table-row>
            <table:table-row>
              <table:table-cell office:value-type="float" office:value="42.2">
                <text:p>42.2</text:p>
              </table:table-cell>
              <table:table-cell office:value-type="float" office:value="0.144702">
                <text:p>0.144702</text:p>
              </table:table-cell>
              <table:table-cell office:value-type="float" office:value="110.151">
                <text:p>110.151</text:p>
              </table:table-cell>
              <table:table-cell office:value-type="float" office:value="10.7045">
                <text:p>10.7045</text:p>
              </table:table-cell>
            </table:table-row>
            <table:table-row>
              <table:table-cell office:value-type="float" office:value="42.3">
                <text:p>42.3</text:p>
              </table:table-cell>
              <table:table-cell office:value-type="float" office:value="0.143844">
                <text:p>0.143844</text:p>
              </table:table-cell>
              <table:table-cell office:value-type="float" office:value="110.144">
                <text:p>110.144</text:p>
              </table:table-cell>
              <table:table-cell office:value-type="float" office:value="10.7117">
                <text:p>10.7117</text:p>
              </table:table-cell>
            </table:table-row>
            <table:table-row>
              <table:table-cell office:value-type="float" office:value="42.4">
                <text:p>42.4</text:p>
              </table:table-cell>
              <table:table-cell office:value-type="float" office:value="0.14299">
                <text:p>0.14299</text:p>
              </table:table-cell>
              <table:table-cell office:value-type="float" office:value="110.138">
                <text:p>110.138</text:p>
              </table:table-cell>
              <table:table-cell office:value-type="float" office:value="10.7189">
                <text:p>10.7189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0.142141">
                <text:p>0.142141</text:p>
              </table:table-cell>
              <table:table-cell office:value-type="float" office:value="110.132">
                <text:p>110.132</text:p>
              </table:table-cell>
              <table:table-cell office:value-type="float" office:value="10.726">
                <text:p>10.726</text:p>
              </table:table-cell>
            </table:table-row>
            <table:table-row>
              <table:table-cell office:value-type="float" office:value="42.6">
                <text:p>42.6</text:p>
              </table:table-cell>
              <table:table-cell office:value-type="float" office:value="0.141297">
                <text:p>0.141297</text:p>
              </table:table-cell>
              <table:table-cell office:value-type="float" office:value="110.126">
                <text:p>110.126</text:p>
              </table:table-cell>
              <table:table-cell office:value-type="float" office:value="10.7331">
                <text:p>10.7331</text:p>
              </table:table-cell>
            </table:table-row>
            <table:table-row>
              <table:table-cell office:value-type="float" office:value="42.7">
                <text:p>42.7</text:p>
              </table:table-cell>
              <table:table-cell office:value-type="float" office:value="0.140458">
                <text:p>0.140458</text:p>
              </table:table-cell>
              <table:table-cell office:value-type="float" office:value="110.119">
                <text:p>110.119</text:p>
              </table:table-cell>
              <table:table-cell office:value-type="float" office:value="10.7402">
                <text:p>10.7402</text:p>
              </table:table-cell>
            </table:table-row>
            <table:table-row>
              <table:table-cell office:value-type="float" office:value="42.8">
                <text:p>42.8</text:p>
              </table:table-cell>
              <table:table-cell office:value-type="float" office:value="0.139623">
                <text:p>0.139623</text:p>
              </table:table-cell>
              <table:table-cell office:value-type="float" office:value="110.113">
                <text:p>110.113</text:p>
              </table:table-cell>
              <table:table-cell office:value-type="float" office:value="10.7472">
                <text:p>10.7472</text:p>
              </table:table-cell>
            </table:table-row>
            <table:table-row>
              <table:table-cell office:value-type="float" office:value="42.9">
                <text:p>42.9</text:p>
              </table:table-cell>
              <table:table-cell office:value-type="float" office:value="0.138793">
                <text:p>0.138793</text:p>
              </table:table-cell>
              <table:table-cell office:value-type="float" office:value="110.107">
                <text:p>110.107</text:p>
              </table:table-cell>
              <table:table-cell office:value-type="float" office:value="10.7541">
                <text:p>10.754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137967">
                <text:p>0.137967</text:p>
              </table:table-cell>
              <table:table-cell office:value-type="float" office:value="110.101">
                <text:p>110.101</text:p>
              </table:table-cell>
              <table:table-cell office:value-type="float" office:value="10.7611">
                <text:p>10.7611</text:p>
              </table:table-cell>
            </table:table-row>
            <table:table-row>
              <table:table-cell office:value-type="float" office:value="43.1">
                <text:p>43.1</text:p>
              </table:table-cell>
              <table:table-cell office:value-type="float" office:value="0.137146">
                <text:p>0.137146</text:p>
              </table:table-cell>
              <table:table-cell office:value-type="float" office:value="110.095">
                <text:p>110.095</text:p>
              </table:table-cell>
              <table:table-cell office:value-type="float" office:value="10.768">
                <text:p>10.768</text:p>
              </table:table-cell>
            </table:table-row>
            <table:table-row>
              <table:table-cell office:value-type="float" office:value="43.2">
                <text:p>43.2</text:p>
              </table:table-cell>
              <table:table-cell office:value-type="float" office:value="0.13633">
                <text:p>0.13633</text:p>
              </table:table-cell>
              <table:table-cell office:value-type="float" office:value="110.089">
                <text:p>110.089</text:p>
              </table:table-cell>
              <table:table-cell office:value-type="float" office:value="10.7748">
                <text:p>10.7748</text:p>
              </table:table-cell>
            </table:table-row>
            <table:table-row>
              <table:table-cell office:value-type="float" office:value="43.3">
                <text:p>43.3</text:p>
              </table:table-cell>
              <table:table-cell office:value-type="float" office:value="0.135518">
                <text:p>0.135518</text:p>
              </table:table-cell>
              <table:table-cell office:value-type="float" office:value="110.083">
                <text:p>110.083</text:p>
              </table:table-cell>
              <table:table-cell office:value-type="float" office:value="10.7816">
                <text:p>10.7816</text:p>
              </table:table-cell>
            </table:table-row>
            <table:table-row>
              <table:table-cell office:value-type="float" office:value="43.4">
                <text:p>43.4</text:p>
              </table:table-cell>
              <table:table-cell office:value-type="float" office:value="0.13471">
                <text:p>0.13471</text:p>
              </table:table-cell>
              <table:table-cell office:value-type="float" office:value="110.077">
                <text:p>110.077</text:p>
              </table:table-cell>
              <table:table-cell office:value-type="float" office:value="10.7884">
                <text:p>10.7884</text:p>
              </table:table-cell>
            </table:table-row>
            <table:table-row>
              <table:table-cell office:value-type="float" office:value="43.5">
                <text:p>43.5</text:p>
              </table:table-cell>
              <table:table-cell office:value-type="float" office:value="0.133907">
                <text:p>0.133907</text:p>
              </table:table-cell>
              <table:table-cell office:value-type="float" office:value="110.071">
                <text:p>110.071</text:p>
              </table:table-cell>
              <table:table-cell office:value-type="float" office:value="10.7951">
                <text:p>10.7951</text:p>
              </table:table-cell>
            </table:table-row>
            <table:table-row>
              <table:table-cell office:value-type="float" office:value="43.6">
                <text:p>43.6</text:p>
              </table:table-cell>
              <table:table-cell office:value-type="float" office:value="0.133109">
                <text:p>0.133109</text:p>
              </table:table-cell>
              <table:table-cell office:value-type="float" office:value="110.065">
                <text:p>110.065</text:p>
              </table:table-cell>
              <table:table-cell office:value-type="float" office:value="10.8018">
                <text:p>10.8018</text:p>
              </table:table-cell>
            </table:table-row>
            <table:table-row>
              <table:table-cell office:value-type="float" office:value="43.7">
                <text:p>43.7</text:p>
              </table:table-cell>
              <table:table-cell office:value-type="float" office:value="0.132315">
                <text:p>0.132315</text:p>
              </table:table-cell>
              <table:table-cell office:value-type="float" office:value="110.059">
                <text:p>110.059</text:p>
              </table:table-cell>
              <table:table-cell office:value-type="float" office:value="10.8084">
                <text:p>10.8084</text:p>
              </table:table-cell>
            </table:table-row>
            <table:table-row>
              <table:table-cell office:value-type="float" office:value="43.8">
                <text:p>43.8</text:p>
              </table:table-cell>
              <table:table-cell office:value-type="float" office:value="0.131525">
                <text:p>0.131525</text:p>
              </table:table-cell>
              <table:table-cell office:value-type="float" office:value="110.053">
                <text:p>110.053</text:p>
              </table:table-cell>
              <table:table-cell office:value-type="float" office:value="10.815">
                <text:p>10.815</text:p>
              </table:table-cell>
            </table:table-row>
            <table:table-row>
              <table:table-cell office:value-type="float" office:value="43.9">
                <text:p>43.9</text:p>
              </table:table-cell>
              <table:table-cell office:value-type="float" office:value="0.13074">
                <text:p>0.13074</text:p>
              </table:table-cell>
              <table:table-cell office:value-type="float" office:value="110.048">
                <text:p>110.048</text:p>
              </table:table-cell>
              <table:table-cell office:value-type="float" office:value="10.8216">
                <text:p>10.821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129959">
                <text:p>0.129959</text:p>
              </table:table-cell>
              <table:table-cell office:value-type="float" office:value="110.042">
                <text:p>110.042</text:p>
              </table:table-cell>
              <table:table-cell office:value-type="float" office:value="10.8281">
                <text:p>10.8281</text:p>
              </table:table-cell>
            </table:table-row>
            <table:table-row>
              <table:table-cell office:value-type="float" office:value="44.1">
                <text:p>44.1</text:p>
              </table:table-cell>
              <table:table-cell office:value-type="float" office:value="0.129182">
                <text:p>0.129182</text:p>
              </table:table-cell>
              <table:table-cell office:value-type="float" office:value="110.036">
                <text:p>110.036</text:p>
              </table:table-cell>
              <table:table-cell office:value-type="float" office:value="10.8346">
                <text:p>10.8346</text:p>
              </table:table-cell>
            </table:table-row>
            <table:table-row>
              <table:table-cell office:value-type="float" office:value="44.2">
                <text:p>44.2</text:p>
              </table:table-cell>
              <table:table-cell office:value-type="float" office:value="0.12841">
                <text:p>0.12841</text:p>
              </table:table-cell>
              <table:table-cell office:value-type="float" office:value="110.031">
                <text:p>110.031</text:p>
              </table:table-cell>
              <table:table-cell office:value-type="float" office:value="10.8411">
                <text:p>10.8411</text:p>
              </table:table-cell>
            </table:table-row>
            <table:table-row>
              <table:table-cell office:value-type="float" office:value="44.3">
                <text:p>44.3</text:p>
              </table:table-cell>
              <table:table-cell office:value-type="float" office:value="0.127642">
                <text:p>0.127642</text:p>
              </table:table-cell>
              <table:table-cell office:value-type="float" office:value="110.025">
                <text:p>110.025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float" office:value="44.4">
                <text:p>44.4</text:p>
              </table:table-cell>
              <table:table-cell office:value-type="float" office:value="0.126879">
                <text:p>0.126879</text:p>
              </table:table-cell>
              <table:table-cell office:value-type="float" office:value="110.019">
                <text:p>110.019</text:p>
              </table:table-cell>
              <table:table-cell office:value-type="float" office:value="10.8539">
                <text:p>10.8539</text:p>
              </table:table-cell>
            </table:table-row>
            <table:table-row>
              <table:table-cell office:value-type="float" office:value="44.5">
                <text:p>44.5</text:p>
              </table:table-cell>
              <table:table-cell office:value-type="float" office:value="0.12612">
                <text:p>0.12612</text:p>
              </table:table-cell>
              <table:table-cell office:value-type="float" office:value="110.014">
                <text:p>110.014</text:p>
              </table:table-cell>
              <table:table-cell office:value-type="float" office:value="10.8602">
                <text:p>10.8602</text:p>
              </table:table-cell>
            </table:table-row>
            <table:table-row>
              <table:table-cell office:value-type="float" office:value="44.6">
                <text:p>44.6</text:p>
              </table:table-cell>
              <table:table-cell office:value-type="float" office:value="0.125365">
                <text:p>0.125365</text:p>
              </table:table-cell>
              <table:table-cell office:value-type="float" office:value="110.008">
                <text:p>110.008</text:p>
              </table:table-cell>
              <table:table-cell office:value-type="float" office:value="10.8665">
                <text:p>10.8665</text:p>
              </table:table-cell>
            </table:table-row>
            <table:table-row>
              <table:table-cell office:value-type="float" office:value="44.7">
                <text:p>44.7</text:p>
              </table:table-cell>
              <table:table-cell office:value-type="float" office:value="0.124614">
                <text:p>0.124614</text:p>
              </table:table-cell>
              <table:table-cell office:value-type="float" office:value="110.003">
                <text:p>110.003</text:p>
              </table:table-cell>
              <table:table-cell office:value-type="float" office:value="10.8727">
                <text:p>10.8727</text:p>
              </table:table-cell>
            </table:table-row>
            <table:table-row>
              <table:table-cell office:value-type="float" office:value="44.8">
                <text:p>44.8</text:p>
              </table:table-cell>
              <table:table-cell office:value-type="float" office:value="0.123868">
                <text:p>0.123868</text:p>
              </table:table-cell>
              <table:table-cell office:value-type="float" office:value="109.997">
                <text:p>109.997</text:p>
              </table:table-cell>
              <table:table-cell office:value-type="float" office:value="10.879">
                <text:p>10.879</text:p>
              </table:table-cell>
            </table:table-row>
            <table:table-row>
              <table:table-cell office:value-type="float" office:value="44.9">
                <text:p>44.9</text:p>
              </table:table-cell>
              <table:table-cell office:value-type="float" office:value="0.123125">
                <text:p>0.123125</text:p>
              </table:table-cell>
              <table:table-cell office:value-type="float" office:value="109.992">
                <text:p>109.992</text:p>
              </table:table-cell>
              <table:table-cell office:value-type="float" office:value="10.8852">
                <text:p>10.885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122387">
                <text:p>0.122387</text:p>
              </table:table-cell>
              <table:table-cell office:value-type="float" office:value="109.986">
                <text:p>109.986</text:p>
              </table:table-cell>
              <table:table-cell office:value-type="float" office:value="10.8913">
                <text:p>10.8913</text:p>
              </table:table-cell>
            </table:table-row>
            <table:table-row>
              <table:table-cell office:value-type="float" office:value="45.1">
                <text:p>45.1</text:p>
              </table:table-cell>
              <table:table-cell office:value-type="float" office:value="0.121653">
                <text:p>0.121653</text:p>
              </table:table-cell>
              <table:table-cell office:value-type="float" office:value="109.981">
                <text:p>109.981</text:p>
              </table:table-cell>
              <table:table-cell office:value-type="float" office:value="10.8974">
                <text:p>10.8974</text:p>
              </table:table-cell>
            </table:table-row>
            <table:table-row>
              <table:table-cell office:value-type="float" office:value="45.2">
                <text:p>45.2</text:p>
              </table:table-cell>
              <table:table-cell office:value-type="float" office:value="0.120924">
                <text:p>0.120924</text:p>
              </table:table-cell>
              <table:table-cell office:value-type="float" office:value="109.976">
                <text:p>109.976</text:p>
              </table:table-cell>
              <table:table-cell office:value-type="float" office:value="10.9035">
                <text:p>10.9035</text:p>
              </table:table-cell>
            </table:table-row>
            <table:table-row>
              <table:table-cell office:value-type="float" office:value="45.3">
                <text:p>45.3</text:p>
              </table:table-cell>
              <table:table-cell office:value-type="float" office:value="0.120198">
                <text:p>0.120198</text:p>
              </table:table-cell>
              <table:table-cell office:value-type="float" office:value="109.97">
                <text:p>109.97</text:p>
              </table:table-cell>
              <table:table-cell office:value-type="float" office:value="10.9095">
                <text:p>10.9095</text:p>
              </table:table-cell>
            </table:table-row>
            <table:table-row>
              <table:table-cell office:value-type="float" office:value="45.4">
                <text:p>45.4</text:p>
              </table:table-cell>
              <table:table-cell office:value-type="float" office:value="0.119476">
                <text:p>0.119476</text:p>
              </table:table-cell>
              <table:table-cell office:value-type="float" office:value="109.965">
                <text:p>109.965</text:p>
              </table:table-cell>
              <table:table-cell office:value-type="float" office:value="10.9155">
                <text:p>10.9155</text:p>
              </table:table-cell>
            </table:table-row>
            <table:table-row>
              <table:table-cell office:value-type="float" office:value="45.5">
                <text:p>45.5</text:p>
              </table:table-cell>
              <table:table-cell office:value-type="float" office:value="0.118759">
                <text:p>0.118759</text:p>
              </table:table-cell>
              <table:table-cell office:value-type="float" office:value="109.96">
                <text:p>109.96</text:p>
              </table:table-cell>
              <table:table-cell office:value-type="float" office:value="10.9215">
                <text:p>10.9215</text:p>
              </table:table-cell>
            </table:table-row>
            <table:table-row>
              <table:table-cell office:value-type="float" office:value="45.6">
                <text:p>45.6</text:p>
              </table:table-cell>
              <table:table-cell office:value-type="float" office:value="0.118045">
                <text:p>0.118045</text:p>
              </table:table-cell>
              <table:table-cell office:value-type="float" office:value="109.955">
                <text:p>109.955</text:p>
              </table:table-cell>
              <table:table-cell office:value-type="float" office:value="10.9274">
                <text:p>10.9274</text:p>
              </table:table-cell>
            </table:table-row>
            <table:table-row>
              <table:table-cell office:value-type="float" office:value="45.7">
                <text:p>45.7</text:p>
              </table:table-cell>
              <table:table-cell office:value-type="float" office:value="0.117336">
                <text:p>0.117336</text:p>
              </table:table-cell>
              <table:table-cell office:value-type="float" office:value="109.949">
                <text:p>109.949</text:p>
              </table:table-cell>
              <table:table-cell office:value-type="float" office:value="10.9333">
                <text:p>10.9333</text:p>
              </table:table-cell>
            </table:table-row>
            <table:table-row>
              <table:table-cell office:value-type="float" office:value="45.8">
                <text:p>45.8</text:p>
              </table:table-cell>
              <table:table-cell office:value-type="float" office:value="0.116631">
                <text:p>0.116631</text:p>
              </table:table-cell>
              <table:table-cell office:value-type="float" office:value="109.944">
                <text:p>109.944</text:p>
              </table:table-cell>
              <table:table-cell office:value-type="float" office:value="10.9392">
                <text:p>10.9392</text:p>
              </table:table-cell>
            </table:table-row>
            <table:table-row>
              <table:table-cell office:value-type="float" office:value="45.9">
                <text:p>45.9</text:p>
              </table:table-cell>
              <table:table-cell office:value-type="float" office:value="0.115929">
                <text:p>0.115929</text:p>
              </table:table-cell>
              <table:table-cell office:value-type="float" office:value="109.939">
                <text:p>109.939</text:p>
              </table:table-cell>
              <table:table-cell office:value-type="float" office:value="10.945">
                <text:p>10.94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115232">
                <text:p>0.115232</text:p>
              </table:table-cell>
              <table:table-cell office:value-type="float" office:value="109.934">
                <text:p>109.934</text:p>
              </table:table-cell>
              <table:table-cell office:value-type="float" office:value="10.9508">
                <text:p>10.9508</text:p>
              </table:table-cell>
            </table:table-row>
            <table:table-row>
              <table:table-cell office:value-type="float" office:value="46.1">
                <text:p>46.1</text:p>
              </table:table-cell>
              <table:table-cell office:value-type="float" office:value="0.114538">
                <text:p>0.114538</text:p>
              </table:table-cell>
              <table:table-cell office:value-type="float" office:value="109.929">
                <text:p>109.929</text:p>
              </table:table-cell>
              <table:table-cell office:value-type="float" office:value="10.9565">
                <text:p>10.9565</text:p>
              </table:table-cell>
            </table:table-row>
            <table:table-row>
              <table:table-cell office:value-type="float" office:value="46.2">
                <text:p>46.2</text:p>
              </table:table-cell>
              <table:table-cell office:value-type="float" office:value="0.113849">
                <text:p>0.113849</text:p>
              </table:table-cell>
              <table:table-cell office:value-type="float" office:value="109.924">
                <text:p>109.924</text:p>
              </table:table-cell>
              <table:table-cell office:value-type="float" office:value="10.9622">
                <text:p>10.9622</text:p>
              </table:table-cell>
            </table:table-row>
            <table:table-row>
              <table:table-cell office:value-type="float" office:value="46.3">
                <text:p>46.3</text:p>
              </table:table-cell>
              <table:table-cell office:value-type="float" office:value="0.113163">
                <text:p>0.113163</text:p>
              </table:table-cell>
              <table:table-cell office:value-type="float" office:value="109.919">
                <text:p>109.919</text:p>
              </table:table-cell>
              <table:table-cell office:value-type="float" office:value="10.9679">
                <text:p>10.9679</text:p>
              </table:table-cell>
            </table:table-row>
            <table:table-row>
              <table:table-cell office:value-type="float" office:value="46.4">
                <text:p>46.4</text:p>
              </table:table-cell>
              <table:table-cell office:value-type="float" office:value="0.112482">
                <text:p>0.112482</text:p>
              </table:table-cell>
              <table:table-cell office:value-type="float" office:value="109.914">
                <text:p>109.914</text:p>
              </table:table-cell>
              <table:table-cell office:value-type="float" office:value="10.9736">
                <text:p>10.9736</text:p>
              </table:table-cell>
            </table:table-row>
            <table:table-row>
              <table:table-cell office:value-type="float" office:value="46.5">
                <text:p>46.5</text:p>
              </table:table-cell>
              <table:table-cell office:value-type="float" office:value="0.111804">
                <text:p>0.111804</text:p>
              </table:table-cell>
              <table:table-cell office:value-type="float" office:value="109.909">
                <text:p>109.909</text:p>
              </table:table-cell>
              <table:table-cell office:value-type="float" office:value="10.9792">
                <text:p>10.9792</text:p>
              </table:table-cell>
            </table:table-row>
            <table:table-row>
              <table:table-cell office:value-type="float" office:value="46.6">
                <text:p>46.6</text:p>
              </table:table-cell>
              <table:table-cell office:value-type="float" office:value="0.11113">
                <text:p>0.11113</text:p>
              </table:table-cell>
              <table:table-cell office:value-type="float" office:value="109.904">
                <text:p>109.904</text:p>
              </table:table-cell>
              <table:table-cell office:value-type="float" office:value="10.9848">
                <text:p>10.9848</text:p>
              </table:table-cell>
            </table:table-row>
            <table:table-row>
              <table:table-cell office:value-type="float" office:value="46.7">
                <text:p>46.7</text:p>
              </table:table-cell>
              <table:table-cell office:value-type="float" office:value="0.11046">
                <text:p>0.11046</text:p>
              </table:table-cell>
              <table:table-cell office:value-type="float" office:value="109.899">
                <text:p>109.899</text:p>
              </table:table-cell>
              <table:table-cell office:value-type="float" office:value="10.9903">
                <text:p>10.9903</text:p>
              </table:table-cell>
            </table:table-row>
            <table:table-row>
              <table:table-cell office:value-type="float" office:value="46.8">
                <text:p>46.8</text:p>
              </table:table-cell>
              <table:table-cell office:value-type="float" office:value="0.109794">
                <text:p>0.109794</text:p>
              </table:table-cell>
              <table:table-cell office:value-type="float" office:value="109.894">
                <text:p>109.894</text:p>
              </table:table-cell>
              <table:table-cell office:value-type="float" office:value="10.9958">
                <text:p>10.9958</text:p>
              </table:table-cell>
            </table:table-row>
            <table:table-row>
              <table:table-cell office:value-type="float" office:value="46.9">
                <text:p>46.9</text:p>
              </table:table-cell>
              <table:table-cell office:value-type="float" office:value="0.109131">
                <text:p>0.109131</text:p>
              </table:table-cell>
              <table:table-cell office:value-type="float" office:value="109.89">
                <text:p>109.89</text:p>
              </table:table-cell>
              <table:table-cell office:value-type="float" office:value="11.0013">
                <text:p>11.0013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108473">
                <text:p>0.108473</text:p>
              </table:table-cell>
              <table:table-cell office:value-type="float" office:value="109.885">
                <text:p>109.885</text:p>
              </table:table-cell>
              <table:table-cell office:value-type="float" office:value="11.0068">
                <text:p>11.0068</text:p>
              </table:table-cell>
            </table:table-row>
            <table:table-row>
              <table:table-cell office:value-type="float" office:value="47.1">
                <text:p>47.1</text:p>
              </table:table-cell>
              <table:table-cell office:value-type="float" office:value="0.107818">
                <text:p>0.107818</text:p>
              </table:table-cell>
              <table:table-cell office:value-type="float" office:value="109.88">
                <text:p>109.88</text:p>
              </table:table-cell>
              <table:table-cell office:value-type="float" office:value="11.0122">
                <text:p>11.0122</text:p>
              </table:table-cell>
            </table:table-row>
            <table:table-row>
              <table:table-cell office:value-type="float" office:value="47.2">
                <text:p>47.2</text:p>
              </table:table-cell>
              <table:table-cell office:value-type="float" office:value="0.107167">
                <text:p>0.107167</text:p>
              </table:table-cell>
              <table:table-cell office:value-type="float" office:value="109.875">
                <text:p>109.875</text:p>
              </table:table-cell>
              <table:table-cell office:value-type="float" office:value="11.0176">
                <text:p>11.0176</text:p>
              </table:table-cell>
            </table:table-row>
            <table:table-row>
              <table:table-cell office:value-type="float" office:value="47.3">
                <text:p>47.3</text:p>
              </table:table-cell>
              <table:table-cell office:value-type="float" office:value="0.106519">
                <text:p>0.106519</text:p>
              </table:table-cell>
              <table:table-cell office:value-type="float" office:value="109.871">
                <text:p>109.871</text:p>
              </table:table-cell>
              <table:table-cell office:value-type="float" office:value="11.0229">
                <text:p>11.0229</text:p>
              </table:table-cell>
            </table:table-row>
            <table:table-row>
              <table:table-cell office:value-type="float" office:value="47.4">
                <text:p>47.4</text:p>
              </table:table-cell>
              <table:table-cell office:value-type="float" office:value="0.105876">
                <text:p>0.105876</text:p>
              </table:table-cell>
              <table:table-cell office:value-type="float" office:value="109.866">
                <text:p>109.866</text:p>
              </table:table-cell>
              <table:table-cell office:value-type="float" office:value="11.0282">
                <text:p>11.0282</text:p>
              </table:table-cell>
            </table:table-row>
            <table:table-row>
              <table:table-cell office:value-type="float" office:value="47.5">
                <text:p>47.5</text:p>
              </table:table-cell>
              <table:table-cell office:value-type="float" office:value="0.105236">
                <text:p>0.105236</text:p>
              </table:table-cell>
              <table:table-cell office:value-type="float" office:value="109.861">
                <text:p>109.861</text:p>
              </table:table-cell>
              <table:table-cell office:value-type="float" office:value="11.0335">
                <text:p>11.0335</text:p>
              </table:table-cell>
            </table:table-row>
            <table:table-row>
              <table:table-cell office:value-type="float" office:value="47.6">
                <text:p>47.6</text:p>
              </table:table-cell>
              <table:table-cell office:value-type="float" office:value="0.104599">
                <text:p>0.104599</text:p>
              </table:table-cell>
              <table:table-cell office:value-type="float" office:value="109.857">
                <text:p>109.857</text:p>
              </table:table-cell>
              <table:table-cell office:value-type="float" office:value="11.0388">
                <text:p>11.0388</text:p>
              </table:table-cell>
            </table:table-row>
            <table:table-row>
              <table:table-cell office:value-type="float" office:value="47.7">
                <text:p>47.7</text:p>
              </table:table-cell>
              <table:table-cell office:value-type="float" office:value="0.103967">
                <text:p>0.103967</text:p>
              </table:table-cell>
              <table:table-cell office:value-type="float" office:value="109.852">
                <text:p>109.852</text:p>
              </table:table-cell>
              <table:table-cell office:value-type="float" office:value="11.044">
                <text:p>11.044</text:p>
              </table:table-cell>
            </table:table-row>
            <table:table-row>
              <table:table-cell office:value-type="float" office:value="47.8">
                <text:p>47.8</text:p>
              </table:table-cell>
              <table:table-cell office:value-type="float" office:value="0.103338">
                <text:p>0.103338</text:p>
              </table:table-cell>
              <table:table-cell office:value-type="float" office:value="109.847">
                <text:p>109.847</text:p>
              </table:table-cell>
              <table:table-cell office:value-type="float" office:value="11.0492">
                <text:p>11.0492</text:p>
              </table:table-cell>
            </table:table-row>
            <table:table-row>
              <table:table-cell office:value-type="float" office:value="47.9">
                <text:p>47.9</text:p>
              </table:table-cell>
              <table:table-cell office:value-type="float" office:value="0.102712">
                <text:p>0.102712</text:p>
              </table:table-cell>
              <table:table-cell office:value-type="float" office:value="109.843">
                <text:p>109.843</text:p>
              </table:table-cell>
              <table:table-cell office:value-type="float" office:value="11.0543">
                <text:p>11.054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10209">
                <text:p>0.10209</text:p>
              </table:table-cell>
              <table:table-cell office:value-type="float" office:value="109.838">
                <text:p>109.838</text:p>
              </table:table-cell>
              <table:table-cell office:value-type="float" office:value="11.0595">
                <text:p>11.0595</text:p>
              </table:table-cell>
            </table:table-row>
            <table:table-row>
              <table:table-cell office:value-type="float" office:value="48.1">
                <text:p>48.1</text:p>
              </table:table-cell>
              <table:table-cell office:value-type="float" office:value="0.101472">
                <text:p>0.101472</text:p>
              </table:table-cell>
              <table:table-cell office:value-type="float" office:value="109.834">
                <text:p>109.834</text:p>
              </table:table-cell>
              <table:table-cell office:value-type="float" office:value="11.0646">
                <text:p>11.0646</text:p>
              </table:table-cell>
            </table:table-row>
            <table:table-row>
              <table:table-cell office:value-type="float" office:value="48.2">
                <text:p>48.2</text:p>
              </table:table-cell>
              <table:table-cell office:value-type="float" office:value="0.100857">
                <text:p>0.100857</text:p>
              </table:table-cell>
              <table:table-cell office:value-type="float" office:value="109.83">
                <text:p>109.83</text:p>
              </table:table-cell>
              <table:table-cell office:value-type="float" office:value="11.0696">
                <text:p>11.0696</text:p>
              </table:table-cell>
            </table:table-row>
            <table:table-row>
              <table:table-cell office:value-type="float" office:value="48.3">
                <text:p>48.3</text:p>
              </table:table-cell>
              <table:table-cell office:value-type="float" office:value="0.100246">
                <text:p>0.100246</text:p>
              </table:table-cell>
              <table:table-cell office:value-type="float" office:value="109.825">
                <text:p>109.825</text:p>
              </table:table-cell>
              <table:table-cell office:value-type="float" office:value="11.0747">
                <text:p>11.0747</text:p>
              </table:table-cell>
            </table:table-row>
            <table:table-row>
              <table:table-cell office:value-type="float" office:value="48.4">
                <text:p>48.4</text:p>
              </table:table-cell>
              <table:table-cell office:value-type="float" office:value="0.0996388">
                <text:p>0.0996388</text:p>
              </table:table-cell>
              <table:table-cell office:value-type="float" office:value="109.821">
                <text:p>109.821</text:p>
              </table:table-cell>
              <table:table-cell office:value-type="float" office:value="11.0797">
                <text:p>11.0797</text:p>
              </table:table-cell>
            </table:table-row>
            <table:table-row>
              <table:table-cell office:value-type="float" office:value="48.5">
                <text:p>48.5</text:p>
              </table:table-cell>
              <table:table-cell office:value-type="float" office:value="0.0990347">
                <text:p>0.0990347</text:p>
              </table:table-cell>
              <table:table-cell office:value-type="float" office:value="109.816">
                <text:p>109.816</text:p>
              </table:table-cell>
              <table:table-cell office:value-type="float" office:value="11.0846">
                <text:p>11.0846</text:p>
              </table:table-cell>
            </table:table-row>
            <table:table-row>
              <table:table-cell office:value-type="float" office:value="48.6">
                <text:p>48.6</text:p>
              </table:table-cell>
              <table:table-cell office:value-type="float" office:value="0.0984341">
                <text:p>0.0984341</text:p>
              </table:table-cell>
              <table:table-cell office:value-type="float" office:value="109.812">
                <text:p>109.812</text:p>
              </table:table-cell>
              <table:table-cell office:value-type="float" office:value="11.0896">
                <text:p>11.0896</text:p>
              </table:table-cell>
            </table:table-row>
            <table:table-row>
              <table:table-cell office:value-type="float" office:value="48.7">
                <text:p>48.7</text:p>
              </table:table-cell>
              <table:table-cell office:value-type="float" office:value="0.0978369">
                <text:p>0.0978369</text:p>
              </table:table-cell>
              <table:table-cell office:value-type="float" office:value="109.808">
                <text:p>109.808</text:p>
              </table:table-cell>
              <table:table-cell office:value-type="float" office:value="11.0945">
                <text:p>11.0945</text:p>
              </table:table-cell>
            </table:table-row>
            <table:table-row>
              <table:table-cell office:value-type="float" office:value="48.8">
                <text:p>48.8</text:p>
              </table:table-cell>
              <table:table-cell office:value-type="float" office:value="0.0972433">
                <text:p>0.0972433</text:p>
              </table:table-cell>
              <table:table-cell office:value-type="float" office:value="109.803">
                <text:p>109.803</text:p>
              </table:table-cell>
              <table:table-cell office:value-type="float" office:value="11.0994">
                <text:p>11.0994</text:p>
              </table:table-cell>
            </table:table-row>
            <table:table-row>
              <table:table-cell office:value-type="float" office:value="48.9">
                <text:p>48.9</text:p>
              </table:table-cell>
              <table:table-cell office:value-type="float" office:value="0.096653">
                <text:p>0.096653</text:p>
              </table:table-cell>
              <table:table-cell office:value-type="float" office:value="109.799">
                <text:p>109.799</text:p>
              </table:table-cell>
              <table:table-cell office:value-type="float" office:value="11.1042">
                <text:p>11.104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960662">
                <text:p>0.0960662</text:p>
              </table:table-cell>
              <table:table-cell office:value-type="float" office:value="109.795">
                <text:p>109.795</text:p>
              </table:table-cell>
              <table:table-cell office:value-type="float" office:value="11.1091">
                <text:p>11.1091</text:p>
              </table:table-cell>
            </table:table-row>
            <table:table-row>
              <table:table-cell office:value-type="float" office:value="49.1">
                <text:p>49.1</text:p>
              </table:table-cell>
              <table:table-cell office:value-type="float" office:value="0.0954828">
                <text:p>0.0954828</text:p>
              </table:table-cell>
              <table:table-cell office:value-type="float" office:value="109.791">
                <text:p>109.791</text:p>
              </table:table-cell>
              <table:table-cell office:value-type="float" office:value="11.1139">
                <text:p>11.1139</text:p>
              </table:table-cell>
            </table:table-row>
            <table:table-row>
              <table:table-cell office:value-type="float" office:value="49.2">
                <text:p>49.2</text:p>
              </table:table-cell>
              <table:table-cell office:value-type="float" office:value="0.0949028">
                <text:p>0.0949028</text:p>
              </table:table-cell>
              <table:table-cell office:value-type="float" office:value="109.786">
                <text:p>109.786</text:p>
              </table:table-cell>
              <table:table-cell office:value-type="float" office:value="11.1186">
                <text:p>11.1186</text:p>
              </table:table-cell>
            </table:table-row>
            <table:table-row>
              <table:table-cell office:value-type="float" office:value="49.3">
                <text:p>49.3</text:p>
              </table:table-cell>
              <table:table-cell office:value-type="float" office:value="0.0943261">
                <text:p>0.0943261</text:p>
              </table:table-cell>
              <table:table-cell office:value-type="float" office:value="109.782">
                <text:p>109.782</text:p>
              </table:table-cell>
              <table:table-cell office:value-type="float" office:value="11.1234">
                <text:p>11.1234</text:p>
              </table:table-cell>
            </table:table-row>
            <table:table-row>
              <table:table-cell office:value-type="float" office:value="49.4">
                <text:p>49.4</text:p>
              </table:table-cell>
              <table:table-cell office:value-type="float" office:value="0.0937528">
                <text:p>0.0937528</text:p>
              </table:table-cell>
              <table:table-cell office:value-type="float" office:value="109.778">
                <text:p>109.778</text:p>
              </table:table-cell>
              <table:table-cell office:value-type="float" office:value="11.1281">
                <text:p>11.1281</text:p>
              </table:table-cell>
            </table:table-row>
            <table:table-row>
              <table:table-cell office:value-type="float" office:value="49.5">
                <text:p>49.5</text:p>
              </table:table-cell>
              <table:table-cell office:value-type="float" office:value="0.0931828">
                <text:p>0.0931828</text:p>
              </table:table-cell>
              <table:table-cell office:value-type="float" office:value="109.774">
                <text:p>109.774</text:p>
              </table:table-cell>
              <table:table-cell office:value-type="float" office:value="11.1328">
                <text:p>11.1328</text:p>
              </table:table-cell>
            </table:table-row>
            <table:table-row>
              <table:table-cell office:value-type="float" office:value="49.6">
                <text:p>49.6</text:p>
              </table:table-cell>
              <table:table-cell office:value-type="float" office:value="0.0926161">
                <text:p>0.0926161</text:p>
              </table:table-cell>
              <table:table-cell office:value-type="float" office:value="109.77">
                <text:p>109.77</text:p>
              </table:table-cell>
              <table:table-cell office:value-type="float" office:value="11.1374">
                <text:p>11.1374</text:p>
              </table:table-cell>
            </table:table-row>
            <table:table-row>
              <table:table-cell office:value-type="float" office:value="49.7">
                <text:p>49.7</text:p>
              </table:table-cell>
              <table:table-cell office:value-type="float" office:value="0.0920527">
                <text:p>0.0920527</text:p>
              </table:table-cell>
              <table:table-cell office:value-type="float" office:value="109.766">
                <text:p>109.766</text:p>
              </table:table-cell>
              <table:table-cell office:value-type="float" office:value="11.142">
                <text:p>11.142</text:p>
              </table:table-cell>
            </table:table-row>
            <table:table-row>
              <table:table-cell office:value-type="float" office:value="49.8">
                <text:p>49.8</text:p>
              </table:table-cell>
              <table:table-cell office:value-type="float" office:value="0.0914926">
                <text:p>0.0914926</text:p>
              </table:table-cell>
              <table:table-cell office:value-type="float" office:value="109.762">
                <text:p>109.762</text:p>
              </table:table-cell>
              <table:table-cell office:value-type="float" office:value="11.1466">
                <text:p>11.1466</text:p>
              </table:table-cell>
            </table:table-row>
            <table:table-row>
              <table:table-cell office:value-type="float" office:value="49.9">
                <text:p>49.9</text:p>
              </table:table-cell>
              <table:table-cell office:value-type="float" office:value="0.0909358">
                <text:p>0.0909358</text:p>
              </table:table-cell>
              <table:table-cell office:value-type="float" office:value="109.758">
                <text:p>109.758</text:p>
              </table:table-cell>
              <table:table-cell office:value-type="float" office:value="11.1512">
                <text:p>11.151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903822">
                <text:p>0.0903822</text:p>
              </table:table-cell>
              <table:table-cell office:value-type="float" office:value="109.754">
                <text:p>109.754</text:p>
              </table:table-cell>
              <table:table-cell office:value-type="float" office:value="11.1557">
                <text:p>11.1557</text:p>
              </table:table-cell>
            </table:table-row>
            <table:table-row>
              <table:table-cell office:value-type="float" office:value="50.1">
                <text:p>50.1</text:p>
              </table:table-cell>
              <table:table-cell office:value-type="float" office:value="0.0898318">
                <text:p>0.0898318</text:p>
              </table:table-cell>
              <table:table-cell office:value-type="float" office:value="109.75">
                <text:p>109.75</text:p>
              </table:table-cell>
              <table:table-cell office:value-type="float" office:value="11.1602">
                <text:p>11.1602</text:p>
              </table:table-cell>
            </table:table-row>
            <table:table-row>
              <table:table-cell office:value-type="float" office:value="50.2">
                <text:p>50.2</text:p>
              </table:table-cell>
              <table:table-cell office:value-type="float" office:value="0.0892847">
                <text:p>0.0892847</text:p>
              </table:table-cell>
              <table:table-cell office:value-type="float" office:value="109.746">
                <text:p>109.746</text:p>
              </table:table-cell>
              <table:table-cell office:value-type="float" office:value="11.1647">
                <text:p>11.1647</text:p>
              </table:table-cell>
            </table:table-row>
            <table:table-row>
              <table:table-cell office:value-type="float" office:value="50.3">
                <text:p>50.3</text:p>
              </table:table-cell>
              <table:table-cell office:value-type="float" office:value="0.0887407">
                <text:p>0.0887407</text:p>
              </table:table-cell>
              <table:table-cell office:value-type="float" office:value="109.742">
                <text:p>109.742</text:p>
              </table:table-cell>
              <table:table-cell office:value-type="float" office:value="11.1692">
                <text:p>11.1692</text:p>
              </table:table-cell>
            </table:table-row>
            <table:table-row>
              <table:table-cell office:value-type="float" office:value="50.4">
                <text:p>50.4</text:p>
              </table:table-cell>
              <table:table-cell office:value-type="float" office:value="0.0881999">
                <text:p>0.0881999</text:p>
              </table:table-cell>
              <table:table-cell office:value-type="float" office:value="109.738">
                <text:p>109.738</text:p>
              </table:table-cell>
              <table:table-cell office:value-type="float" office:value="11.1736">
                <text:p>11.1736</text:p>
              </table:table-cell>
            </table:table-row>
            <table:table-row>
              <table:table-cell office:value-type="float" office:value="50.5">
                <text:p>50.5</text:p>
              </table:table-cell>
              <table:table-cell office:value-type="float" office:value="0.0876623">
                <text:p>0.0876623</text:p>
              </table:table-cell>
              <table:table-cell office:value-type="float" office:value="109.734">
                <text:p>109.734</text:p>
              </table:table-cell>
              <table:table-cell office:value-type="float" office:value="11.178">
                <text:p>11.178</text:p>
              </table:table-cell>
            </table:table-row>
            <table:table-row>
              <table:table-cell office:value-type="float" office:value="50.6">
                <text:p>50.6</text:p>
              </table:table-cell>
              <table:table-cell office:value-type="float" office:value="0.0871278">
                <text:p>0.0871278</text:p>
              </table:table-cell>
              <table:table-cell office:value-type="float" office:value="109.73">
                <text:p>109.73</text:p>
              </table:table-cell>
              <table:table-cell office:value-type="float" office:value="11.1824">
                <text:p>11.1824</text:p>
              </table:table-cell>
            </table:table-row>
            <table:table-row>
              <table:table-cell office:value-type="float" office:value="50.7">
                <text:p>50.7</text:p>
              </table:table-cell>
              <table:table-cell office:value-type="float" office:value="0.0865964">
                <text:p>0.0865964</text:p>
              </table:table-cell>
              <table:table-cell office:value-type="float" office:value="109.727">
                <text:p>109.727</text:p>
              </table:table-cell>
              <table:table-cell office:value-type="float" office:value="11.1868">
                <text:p>11.1868</text:p>
              </table:table-cell>
            </table:table-row>
            <table:table-row>
              <table:table-cell office:value-type="float" office:value="50.8">
                <text:p>50.8</text:p>
              </table:table-cell>
              <table:table-cell office:value-type="float" office:value="0.0860682">
                <text:p>0.0860682</text:p>
              </table:table-cell>
              <table:table-cell office:value-type="float" office:value="109.723">
                <text:p>109.723</text:p>
              </table:table-cell>
              <table:table-cell office:value-type="float" office:value="11.1911">
                <text:p>11.1911</text:p>
              </table:table-cell>
            </table:table-row>
            <table:table-row>
              <table:table-cell office:value-type="float" office:value="50.9">
                <text:p>50.9</text:p>
              </table:table-cell>
              <table:table-cell office:value-type="float" office:value="0.085543">
                <text:p>0.085543</text:p>
              </table:table-cell>
              <table:table-cell office:value-type="float" office:value="109.719">
                <text:p>109.719</text:p>
              </table:table-cell>
              <table:table-cell office:value-type="float" office:value="11.1954">
                <text:p>11.1954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850209">
                <text:p>0.0850209</text:p>
              </table:table-cell>
              <table:table-cell office:value-type="float" office:value="109.715">
                <text:p>109.715</text:p>
              </table:table-cell>
              <table:table-cell office:value-type="float" office:value="11.1996">
                <text:p>11.1996</text:p>
              </table:table-cell>
            </table:table-row>
            <table:table-row>
              <table:table-cell office:value-type="float" office:value="51.1">
                <text:p>51.1</text:p>
              </table:table-cell>
              <table:table-cell office:value-type="float" office:value="0.0845019">
                <text:p>0.0845019</text:p>
              </table:table-cell>
              <table:table-cell office:value-type="float" office:value="109.712">
                <text:p>109.712</text:p>
              </table:table-cell>
              <table:table-cell office:value-type="float" office:value="11.2039">
                <text:p>11.2039</text:p>
              </table:table-cell>
            </table:table-row>
            <table:table-row>
              <table:table-cell office:value-type="float" office:value="51.2">
                <text:p>51.2</text:p>
              </table:table-cell>
              <table:table-cell office:value-type="float" office:value="0.0839859">
                <text:p>0.0839859</text:p>
              </table:table-cell>
              <table:table-cell office:value-type="float" office:value="109.708">
                <text:p>109.708</text:p>
              </table:table-cell>
              <table:table-cell office:value-type="float" office:value="11.2081">
                <text:p>11.2081</text:p>
              </table:table-cell>
            </table:table-row>
            <table:table-row>
              <table:table-cell office:value-type="float" office:value="51.3">
                <text:p>51.3</text:p>
              </table:table-cell>
              <table:table-cell office:value-type="float" office:value="0.083473">
                <text:p>0.083473</text:p>
              </table:table-cell>
              <table:table-cell office:value-type="float" office:value="109.704">
                <text:p>109.704</text:p>
              </table:table-cell>
              <table:table-cell office:value-type="float" office:value="11.2123">
                <text:p>11.2123</text:p>
              </table:table-cell>
            </table:table-row>
            <table:table-row>
              <table:table-cell office:value-type="float" office:value="51.4">
                <text:p>51.4</text:p>
              </table:table-cell>
              <table:table-cell office:value-type="float" office:value="0.082963">
                <text:p>0.082963</text:p>
              </table:table-cell>
              <table:table-cell office:value-type="float" office:value="109.701">
                <text:p>109.701</text:p>
              </table:table-cell>
              <table:table-cell office:value-type="float" office:value="11.2165">
                <text:p>11.2165</text:p>
              </table:table-cell>
            </table:table-row>
            <table:table-row>
              <table:table-cell office:value-type="float" office:value="51.5">
                <text:p>51.5</text:p>
              </table:table-cell>
              <table:table-cell office:value-type="float" office:value="0.0824561">
                <text:p>0.0824561</text:p>
              </table:table-cell>
              <table:table-cell office:value-type="float" office:value="109.697">
                <text:p>109.697</text:p>
              </table:table-cell>
              <table:table-cell office:value-type="float" office:value="11.2206">
                <text:p>11.2206</text:p>
              </table:table-cell>
            </table:table-row>
            <table:table-row>
              <table:table-cell office:value-type="float" office:value="51.6">
                <text:p>51.6</text:p>
              </table:table-cell>
              <table:table-cell office:value-type="float" office:value="0.0819521">
                <text:p>0.0819521</text:p>
              </table:table-cell>
              <table:table-cell office:value-type="float" office:value="109.693">
                <text:p>109.693</text:p>
              </table:table-cell>
              <table:table-cell office:value-type="float" office:value="11.2247">
                <text:p>11.2247</text:p>
              </table:table-cell>
            </table:table-row>
            <table:table-row>
              <table:table-cell office:value-type="float" office:value="51.7">
                <text:p>51.7</text:p>
              </table:table-cell>
              <table:table-cell office:value-type="float" office:value="0.0814511">
                <text:p>0.0814511</text:p>
              </table:table-cell>
              <table:table-cell office:value-type="float" office:value="109.69">
                <text:p>109.69</text:p>
              </table:table-cell>
              <table:table-cell office:value-type="float" office:value="11.2288">
                <text:p>11.2288</text:p>
              </table:table-cell>
            </table:table-row>
            <table:table-row>
              <table:table-cell office:value-type="float" office:value="51.8">
                <text:p>51.8</text:p>
              </table:table-cell>
              <table:table-cell office:value-type="float" office:value="0.080953">
                <text:p>0.080953</text:p>
              </table:table-cell>
              <table:table-cell office:value-type="float" office:value="109.686">
                <text:p>109.686</text:p>
              </table:table-cell>
              <table:table-cell office:value-type="float" office:value="11.2329">
                <text:p>11.2329</text:p>
              </table:table-cell>
            </table:table-row>
            <table:table-row>
              <table:table-cell office:value-type="float" office:value="51.9">
                <text:p>51.9</text:p>
              </table:table-cell>
              <table:table-cell office:value-type="float" office:value="0.0804579">
                <text:p>0.0804579</text:p>
              </table:table-cell>
              <table:table-cell office:value-type="float" office:value="109.683">
                <text:p>109.683</text:p>
              </table:table-cell>
              <table:table-cell office:value-type="float" office:value="11.2369">
                <text:p>11.236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799656">
                <text:p>0.0799656</text:p>
              </table:table-cell>
              <table:table-cell office:value-type="float" office:value="109.679">
                <text:p>109.679</text:p>
              </table:table-cell>
              <table:table-cell office:value-type="float" office:value="11.2409">
                <text:p>11.2409</text:p>
              </table:table-cell>
            </table:table-row>
            <table:table-row>
              <table:table-cell office:value-type="float" office:value="52.1">
                <text:p>52.1</text:p>
              </table:table-cell>
              <table:table-cell office:value-type="float" office:value="0.0794763">
                <text:p>0.0794763</text:p>
              </table:table-cell>
              <table:table-cell office:value-type="float" office:value="109.676">
                <text:p>109.676</text:p>
              </table:table-cell>
              <table:table-cell office:value-type="float" office:value="11.2449">
                <text:p>11.2449</text:p>
              </table:table-cell>
            </table:table-row>
            <table:table-row>
              <table:table-cell office:value-type="float" office:value="52.2">
                <text:p>52.2</text:p>
              </table:table-cell>
              <table:table-cell office:value-type="float" office:value="0.0789899">
                <text:p>0.0789899</text:p>
              </table:table-cell>
              <table:table-cell office:value-type="float" office:value="109.672">
                <text:p>109.672</text:p>
              </table:table-cell>
              <table:table-cell office:value-type="float" office:value="11.2489">
                <text:p>11.2489</text:p>
              </table:table-cell>
            </table:table-row>
            <table:table-row>
              <table:table-cell office:value-type="float" office:value="52.3">
                <text:p>52.3</text:p>
              </table:table-cell>
              <table:table-cell office:value-type="float" office:value="0.0785063">
                <text:p>0.0785063</text:p>
              </table:table-cell>
              <table:table-cell office:value-type="float" office:value="109.669">
                <text:p>109.669</text:p>
              </table:table-cell>
              <table:table-cell office:value-type="float" office:value="11.2528">
                <text:p>11.2528</text:p>
              </table:table-cell>
            </table:table-row>
            <table:table-row>
              <table:table-cell office:value-type="float" office:value="52.4">
                <text:p>52.4</text:p>
              </table:table-cell>
              <table:table-cell office:value-type="float" office:value="0.0780256">
                <text:p>0.0780256</text:p>
              </table:table-cell>
              <table:table-cell office:value-type="float" office:value="109.665">
                <text:p>109.665</text:p>
              </table:table-cell>
              <table:table-cell office:value-type="float" office:value="11.2568">
                <text:p>11.2568</text:p>
              </table:table-cell>
            </table:table-row>
            <table:table-row>
              <table:table-cell office:value-type="float" office:value="52.5">
                <text:p>52.5</text:p>
              </table:table-cell>
              <table:table-cell office:value-type="float" office:value="0.0775477">
                <text:p>0.0775477</text:p>
              </table:table-cell>
              <table:table-cell office:value-type="float" office:value="109.662">
                <text:p>109.662</text:p>
              </table:table-cell>
              <table:table-cell office:value-type="float" office:value="11.2607">
                <text:p>11.2607</text:p>
              </table:table-cell>
            </table:table-row>
            <table:table-row>
              <table:table-cell office:value-type="float" office:value="52.6">
                <text:p>52.6</text:p>
              </table:table-cell>
              <table:table-cell office:value-type="float" office:value="0.0770727">
                <text:p>0.0770727</text:p>
              </table:table-cell>
              <table:table-cell office:value-type="float" office:value="109.658">
                <text:p>109.658</text:p>
              </table:table-cell>
              <table:table-cell office:value-type="float" office:value="11.2645">
                <text:p>11.2645</text:p>
              </table:table-cell>
            </table:table-row>
            <table:table-row>
              <table:table-cell office:value-type="float" office:value="52.7">
                <text:p>52.7</text:p>
              </table:table-cell>
              <table:table-cell office:value-type="float" office:value="0.0766004">
                <text:p>0.0766004</text:p>
              </table:table-cell>
              <table:table-cell office:value-type="float" office:value="109.655">
                <text:p>109.655</text:p>
              </table:table-cell>
              <table:table-cell office:value-type="float" office:value="11.2684">
                <text:p>11.2684</text:p>
              </table:table-cell>
            </table:table-row>
            <table:table-row>
              <table:table-cell office:value-type="float" office:value="52.8">
                <text:p>52.8</text:p>
              </table:table-cell>
              <table:table-cell office:value-type="float" office:value="0.0761309">
                <text:p>0.0761309</text:p>
              </table:table-cell>
              <table:table-cell office:value-type="float" office:value="109.652">
                <text:p>109.652</text:p>
              </table:table-cell>
              <table:table-cell office:value-type="float" office:value="11.2722">
                <text:p>11.2722</text:p>
              </table:table-cell>
            </table:table-row>
            <table:table-row>
              <table:table-cell office:value-type="float" office:value="52.9">
                <text:p>52.9</text:p>
              </table:table-cell>
              <table:table-cell office:value-type="float" office:value="0.0756643">
                <text:p>0.0756643</text:p>
              </table:table-cell>
              <table:table-cell office:value-type="float" office:value="109.648">
                <text:p>109.648</text:p>
              </table:table-cell>
              <table:table-cell office:value-type="float" office:value="11.276">
                <text:p>11.276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752003">
                <text:p>0.0752003</text:p>
              </table:table-cell>
              <table:table-cell office:value-type="float" office:value="109.645">
                <text:p>109.645</text:p>
              </table:table-cell>
              <table:table-cell office:value-type="float" office:value="11.2798">
                <text:p>11.2798</text:p>
              </table:table-cell>
            </table:table-row>
            <table:table-row>
              <table:table-cell office:value-type="float" office:value="53.1">
                <text:p>53.1</text:p>
              </table:table-cell>
              <table:table-cell office:value-type="float" office:value="0.0747391">
                <text:p>0.0747391</text:p>
              </table:table-cell>
              <table:table-cell office:value-type="float" office:value="109.642">
                <text:p>109.642</text:p>
              </table:table-cell>
              <table:table-cell office:value-type="float" office:value="11.2835">
                <text:p>11.2835</text:p>
              </table:table-cell>
            </table:table-row>
            <table:table-row>
              <table:table-cell office:value-type="float" office:value="53.2">
                <text:p>53.2</text:p>
              </table:table-cell>
              <table:table-cell office:value-type="float" office:value="0.0742807">
                <text:p>0.0742807</text:p>
              </table:table-cell>
              <table:table-cell office:value-type="float" office:value="109.638">
                <text:p>109.638</text:p>
              </table:table-cell>
              <table:table-cell office:value-type="float" office:value="11.2873">
                <text:p>11.2873</text:p>
              </table:table-cell>
            </table:table-row>
            <table:table-row>
              <table:table-cell office:value-type="float" office:value="53.3">
                <text:p>53.3</text:p>
              </table:table-cell>
              <table:table-cell office:value-type="float" office:value="0.073825">
                <text:p>0.073825</text:p>
              </table:table-cell>
              <table:table-cell office:value-type="float" office:value="109.635">
                <text:p>109.635</text:p>
              </table:table-cell>
              <table:table-cell office:value-type="float" office:value="11.291">
                <text:p>11.291</text:p>
              </table:table-cell>
            </table:table-row>
            <table:table-row>
              <table:table-cell office:value-type="float" office:value="53.4">
                <text:p>53.4</text:p>
              </table:table-cell>
              <table:table-cell office:value-type="float" office:value="0.0733719">
                <text:p>0.0733719</text:p>
              </table:table-cell>
              <table:table-cell office:value-type="float" office:value="109.632">
                <text:p>109.632</text:p>
              </table:table-cell>
              <table:table-cell office:value-type="float" office:value="11.2947">
                <text:p>11.2947</text:p>
              </table:table-cell>
            </table:table-row>
            <table:table-row>
              <table:table-cell office:value-type="float" office:value="53.5">
                <text:p>53.5</text:p>
              </table:table-cell>
              <table:table-cell office:value-type="float" office:value="0.0729216">
                <text:p>0.0729216</text:p>
              </table:table-cell>
              <table:table-cell office:value-type="float" office:value="109.629">
                <text:p>109.629</text:p>
              </table:table-cell>
              <table:table-cell office:value-type="float" office:value="11.2983">
                <text:p>11.2983</text:p>
              </table:table-cell>
            </table:table-row>
            <table:table-row>
              <table:table-cell office:value-type="float" office:value="53.6">
                <text:p>53.6</text:p>
              </table:table-cell>
              <table:table-cell office:value-type="float" office:value="0.0724739">
                <text:p>0.0724739</text:p>
              </table:table-cell>
              <table:table-cell office:value-type="float" office:value="109.626">
                <text:p>109.626</text:p>
              </table:table-cell>
              <table:table-cell office:value-type="float" office:value="11.302">
                <text:p>11.302</text:p>
              </table:table-cell>
            </table:table-row>
            <table:table-row>
              <table:table-cell office:value-type="float" office:value="53.7">
                <text:p>53.7</text:p>
              </table:table-cell>
              <table:table-cell office:value-type="float" office:value="0.0720289">
                <text:p>0.0720289</text:p>
              </table:table-cell>
              <table:table-cell office:value-type="float" office:value="109.622">
                <text:p>109.622</text:p>
              </table:table-cell>
              <table:table-cell office:value-type="float" office:value="11.3056">
                <text:p>11.3056</text:p>
              </table:table-cell>
            </table:table-row>
            <table:table-row>
              <table:table-cell office:value-type="float" office:value="53.8">
                <text:p>53.8</text:p>
              </table:table-cell>
              <table:table-cell office:value-type="float" office:value="0.0715865">
                <text:p>0.0715865</text:p>
              </table:table-cell>
              <table:table-cell office:value-type="float" office:value="109.619">
                <text:p>109.619</text:p>
              </table:table-cell>
              <table:table-cell office:value-type="float" office:value="11.3092">
                <text:p>11.3092</text:p>
              </table:table-cell>
            </table:table-row>
            <table:table-row>
              <table:table-cell office:value-type="float" office:value="53.9">
                <text:p>53.9</text:p>
              </table:table-cell>
              <table:table-cell office:value-type="float" office:value="0.0711467">
                <text:p>0.0711467</text:p>
              </table:table-cell>
              <table:table-cell office:value-type="float" office:value="109.616">
                <text:p>109.616</text:p>
              </table:table-cell>
              <table:table-cell office:value-type="float" office:value="11.3127">
                <text:p>11.3127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707096">
                <text:p>0.0707096</text:p>
              </table:table-cell>
              <table:table-cell office:value-type="float" office:value="109.613">
                <text:p>109.613</text:p>
              </table:table-cell>
              <table:table-cell office:value-type="float" office:value="11.3163">
                <text:p>11.3163</text:p>
              </table:table-cell>
            </table:table-row>
            <table:table-row>
              <table:table-cell office:value-type="float" office:value="54.1">
                <text:p>54.1</text:p>
              </table:table-cell>
              <table:table-cell office:value-type="float" office:value="0.0702751">
                <text:p>0.0702751</text:p>
              </table:table-cell>
              <table:table-cell office:value-type="float" office:value="109.61">
                <text:p>109.61</text:p>
              </table:table-cell>
              <table:table-cell office:value-type="float" office:value="11.3198">
                <text:p>11.3198</text:p>
              </table:table-cell>
            </table:table-row>
            <table:table-row>
              <table:table-cell office:value-type="float" office:value="54.2">
                <text:p>54.2</text:p>
              </table:table-cell>
              <table:table-cell office:value-type="float" office:value="0.0698431">
                <text:p>0.0698431</text:p>
              </table:table-cell>
              <table:table-cell office:value-type="float" office:value="109.607">
                <text:p>109.607</text:p>
              </table:table-cell>
              <table:table-cell office:value-type="float" office:value="11.3233">
                <text:p>11.3233</text:p>
              </table:table-cell>
            </table:table-row>
            <table:table-row>
              <table:table-cell office:value-type="float" office:value="54.3">
                <text:p>54.3</text:p>
              </table:table-cell>
              <table:table-cell office:value-type="float" office:value="0.0694137">
                <text:p>0.0694137</text:p>
              </table:table-cell>
              <table:table-cell office:value-type="float" office:value="109.604">
                <text:p>109.604</text:p>
              </table:table-cell>
              <table:table-cell office:value-type="float" office:value="11.3268">
                <text:p>11.3268</text:p>
              </table:table-cell>
            </table:table-row>
            <table:table-row>
              <table:table-cell office:value-type="float" office:value="54.4">
                <text:p>54.4</text:p>
              </table:table-cell>
              <table:table-cell office:value-type="float" office:value="0.0689869">
                <text:p>0.0689869</text:p>
              </table:table-cell>
              <table:table-cell office:value-type="float" office:value="109.601">
                <text:p>109.601</text:p>
              </table:table-cell>
              <table:table-cell office:value-type="float" office:value="11.3303">
                <text:p>11.3303</text:p>
              </table:table-cell>
            </table:table-row>
            <table:table-row>
              <table:table-cell office:value-type="float" office:value="54.5">
                <text:p>54.5</text:p>
              </table:table-cell>
              <table:table-cell office:value-type="float" office:value="0.0685626">
                <text:p>0.0685626</text:p>
              </table:table-cell>
              <table:table-cell office:value-type="float" office:value="109.598">
                <text:p>109.598</text:p>
              </table:table-cell>
              <table:table-cell office:value-type="float" office:value="11.3337">
                <text:p>11.3337</text:p>
              </table:table-cell>
            </table:table-row>
            <table:table-row>
              <table:table-cell office:value-type="float" office:value="54.6">
                <text:p>54.6</text:p>
              </table:table-cell>
              <table:table-cell office:value-type="float" office:value="0.0681408">
                <text:p>0.0681408</text:p>
              </table:table-cell>
              <table:table-cell office:value-type="float" office:value="109.595">
                <text:p>109.595</text:p>
              </table:table-cell>
              <table:table-cell office:value-type="float" office:value="11.3372">
                <text:p>11.3372</text:p>
              </table:table-cell>
            </table:table-row>
            <table:table-row>
              <table:table-cell office:value-type="float" office:value="54.7">
                <text:p>54.7</text:p>
              </table:table-cell>
              <table:table-cell office:value-type="float" office:value="0.0677216">
                <text:p>0.0677216</text:p>
              </table:table-cell>
              <table:table-cell office:value-type="float" office:value="109.592">
                <text:p>109.592</text:p>
              </table:table-cell>
              <table:table-cell office:value-type="float" office:value="11.3406">
                <text:p>11.3406</text:p>
              </table:table-cell>
            </table:table-row>
            <table:table-row>
              <table:table-cell office:value-type="float" office:value="54.8">
                <text:p>54.8</text:p>
              </table:table-cell>
              <table:table-cell office:value-type="float" office:value="0.0673048">
                <text:p>0.0673048</text:p>
              </table:table-cell>
              <table:table-cell office:value-type="float" office:value="109.589">
                <text:p>109.589</text:p>
              </table:table-cell>
              <table:table-cell office:value-type="float" office:value="11.3439">
                <text:p>11.3439</text:p>
              </table:table-cell>
            </table:table-row>
            <table:table-row>
              <table:table-cell office:value-type="float" office:value="54.9">
                <text:p>54.9</text:p>
              </table:table-cell>
              <table:table-cell office:value-type="float" office:value="0.0668905">
                <text:p>0.0668905</text:p>
              </table:table-cell>
              <table:table-cell office:value-type="float" office:value="109.586">
                <text:p>109.586</text:p>
              </table:table-cell>
              <table:table-cell office:value-type="float" office:value="11.3473">
                <text:p>11.3473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664787">
                <text:p>0.0664787</text:p>
              </table:table-cell>
              <table:table-cell office:value-type="float" office:value="109.583">
                <text:p>109.583</text:p>
              </table:table-cell>
              <table:table-cell office:value-type="float" office:value="11.3506">
                <text:p>11.3506</text:p>
              </table:table-cell>
            </table:table-row>
            <table:table-row>
              <table:table-cell office:value-type="float" office:value="55.1">
                <text:p>55.1</text:p>
              </table:table-cell>
              <table:table-cell office:value-type="float" office:value="0.0660694">
                <text:p>0.0660694</text:p>
              </table:table-cell>
              <table:table-cell office:value-type="float" office:value="109.58">
                <text:p>109.58</text:p>
              </table:table-cell>
              <table:table-cell office:value-type="float" office:value="11.354">
                <text:p>11.354</text:p>
              </table:table-cell>
            </table:table-row>
            <table:table-row>
              <table:table-cell office:value-type="float" office:value="55.2">
                <text:p>55.2</text:p>
              </table:table-cell>
              <table:table-cell office:value-type="float" office:value="0.0656625">
                <text:p>0.0656625</text:p>
              </table:table-cell>
              <table:table-cell office:value-type="float" office:value="109.577">
                <text:p>109.577</text:p>
              </table:table-cell>
              <table:table-cell office:value-type="float" office:value="11.3573">
                <text:p>11.3573</text:p>
              </table:table-cell>
            </table:table-row>
            <table:table-row>
              <table:table-cell office:value-type="float" office:value="55.3">
                <text:p>55.3</text:p>
              </table:table-cell>
              <table:table-cell office:value-type="float" office:value="0.065258">
                <text:p>0.065258</text:p>
              </table:table-cell>
              <table:table-cell office:value-type="float" office:value="109.574">
                <text:p>109.574</text:p>
              </table:table-cell>
              <table:table-cell office:value-type="float" office:value="11.3605">
                <text:p>11.3605</text:p>
              </table:table-cell>
            </table:table-row>
            <table:table-row>
              <table:table-cell office:value-type="float" office:value="55.4">
                <text:p>55.4</text:p>
              </table:table-cell>
              <table:table-cell office:value-type="float" office:value="0.064856">
                <text:p>0.064856</text:p>
              </table:table-cell>
              <table:table-cell office:value-type="float" office:value="109.571">
                <text:p>109.571</text:p>
              </table:table-cell>
              <table:table-cell office:value-type="float" office:value="11.3638">
                <text:p>11.3638</text:p>
              </table:table-cell>
            </table:table-row>
            <table:table-row>
              <table:table-cell office:value-type="float" office:value="55.5">
                <text:p>55.5</text:p>
              </table:table-cell>
              <table:table-cell office:value-type="float" office:value="0.0644564">
                <text:p>0.0644564</text:p>
              </table:table-cell>
              <table:table-cell office:value-type="float" office:value="109.569">
                <text:p>109.569</text:p>
              </table:table-cell>
              <table:table-cell office:value-type="float" office:value="11.367">
                <text:p>11.367</text:p>
              </table:table-cell>
            </table:table-row>
            <table:table-row>
              <table:table-cell office:value-type="float" office:value="55.6">
                <text:p>55.6</text:p>
              </table:table-cell>
              <table:table-cell office:value-type="float" office:value="0.0640591">
                <text:p>0.0640591</text:p>
              </table:table-cell>
              <table:table-cell office:value-type="float" office:value="109.566">
                <text:p>109.566</text:p>
              </table:table-cell>
              <table:table-cell office:value-type="float" office:value="11.3702">
                <text:p>11.3702</text:p>
              </table:table-cell>
            </table:table-row>
            <table:table-row>
              <table:table-cell office:value-type="float" office:value="55.7">
                <text:p>55.7</text:p>
              </table:table-cell>
              <table:table-cell office:value-type="float" office:value="0.0636642">
                <text:p>0.0636642</text:p>
              </table:table-cell>
              <table:table-cell office:value-type="float" office:value="109.563">
                <text:p>109.563</text:p>
              </table:table-cell>
              <table:table-cell office:value-type="float" office:value="11.3734">
                <text:p>11.3734</text:p>
              </table:table-cell>
            </table:table-row>
            <table:table-row>
              <table:table-cell office:value-type="float" office:value="55.8">
                <text:p>55.8</text:p>
              </table:table-cell>
              <table:table-cell office:value-type="float" office:value="0.0632717">
                <text:p>0.0632717</text:p>
              </table:table-cell>
              <table:table-cell office:value-type="float" office:value="109.56">
                <text:p>109.56</text:p>
              </table:table-cell>
              <table:table-cell office:value-type="float" office:value="11.3766">
                <text:p>11.3766</text:p>
              </table:table-cell>
            </table:table-row>
            <table:table-row>
              <table:table-cell office:value-type="float" office:value="55.9">
                <text:p>55.9</text:p>
              </table:table-cell>
              <table:table-cell office:value-type="float" office:value="0.0628815">
                <text:p>0.0628815</text:p>
              </table:table-cell>
              <table:table-cell office:value-type="float" office:value="109.557">
                <text:p>109.557</text:p>
              </table:table-cell>
              <table:table-cell office:value-type="float" office:value="11.3798">
                <text:p>11.3798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624937">
                <text:p>0.0624937</text:p>
              </table:table-cell>
              <table:table-cell office:value-type="float" office:value="109.555">
                <text:p>109.555</text:p>
              </table:table-cell>
              <table:table-cell office:value-type="float" office:value="11.3829">
                <text:p>11.3829</text:p>
              </table:table-cell>
            </table:table-row>
            <table:table-row>
              <table:table-cell office:value-type="float" office:value="56.1">
                <text:p>56.1</text:p>
              </table:table-cell>
              <table:table-cell office:value-type="float" office:value="0.0621082">
                <text:p>0.0621082</text:p>
              </table:table-cell>
              <table:table-cell office:value-type="float" office:value="109.552">
                <text:p>109.552</text:p>
              </table:table-cell>
              <table:table-cell office:value-type="float" office:value="11.386">
                <text:p>11.386</text:p>
              </table:table-cell>
            </table:table-row>
            <table:table-row>
              <table:table-cell office:value-type="float" office:value="56.2">
                <text:p>56.2</text:p>
              </table:table-cell>
              <table:table-cell office:value-type="float" office:value="0.061725">
                <text:p>0.061725</text:p>
              </table:table-cell>
              <table:table-cell office:value-type="float" office:value="109.549">
                <text:p>109.549</text:p>
              </table:table-cell>
              <table:table-cell office:value-type="float" office:value="11.3891">
                <text:p>11.3891</text:p>
              </table:table-cell>
            </table:table-row>
            <table:table-row>
              <table:table-cell office:value-type="float" office:value="56.3">
                <text:p>56.3</text:p>
              </table:table-cell>
              <table:table-cell office:value-type="float" office:value="0.0613441">
                <text:p>0.0613441</text:p>
              </table:table-cell>
              <table:table-cell office:value-type="float" office:value="109.546">
                <text:p>109.546</text:p>
              </table:table-cell>
              <table:table-cell office:value-type="float" office:value="11.3922">
                <text:p>11.3922</text:p>
              </table:table-cell>
            </table:table-row>
            <table:table-row>
              <table:table-cell office:value-type="float" office:value="56.4">
                <text:p>56.4</text:p>
              </table:table-cell>
              <table:table-cell office:value-type="float" office:value="0.0609655">
                <text:p>0.0609655</text:p>
              </table:table-cell>
              <table:table-cell office:value-type="float" office:value="109.544">
                <text:p>109.544</text:p>
              </table:table-cell>
              <table:table-cell office:value-type="float" office:value="11.3953">
                <text:p>11.3953</text:p>
              </table:table-cell>
            </table:table-row>
            <table:table-row>
              <table:table-cell office:value-type="float" office:value="56.5">
                <text:p>56.5</text:p>
              </table:table-cell>
              <table:table-cell office:value-type="float" office:value="0.0605892">
                <text:p>0.0605892</text:p>
              </table:table-cell>
              <table:table-cell office:value-type="float" office:value="109.541">
                <text:p>109.541</text:p>
              </table:table-cell>
              <table:table-cell office:value-type="float" office:value="11.3983">
                <text:p>11.3983</text:p>
              </table:table-cell>
            </table:table-row>
            <table:table-row>
              <table:table-cell office:value-type="float" office:value="56.6">
                <text:p>56.6</text:p>
              </table:table-cell>
              <table:table-cell office:value-type="float" office:value="0.0602151">
                <text:p>0.0602151</text:p>
              </table:table-cell>
              <table:table-cell office:value-type="float" office:value="109.538">
                <text:p>109.538</text:p>
              </table:table-cell>
              <table:table-cell office:value-type="float" office:value="11.4013">
                <text:p>11.4013</text:p>
              </table:table-cell>
            </table:table-row>
            <table:table-row>
              <table:table-cell office:value-type="float" office:value="56.7">
                <text:p>56.7</text:p>
              </table:table-cell>
              <table:table-cell office:value-type="float" office:value="0.0598432">
                <text:p>0.0598432</text:p>
              </table:table-cell>
              <table:table-cell office:value-type="float" office:value="109.536">
                <text:p>109.536</text:p>
              </table:table-cell>
              <table:table-cell office:value-type="float" office:value="11.4044">
                <text:p>11.4044</text:p>
              </table:table-cell>
            </table:table-row>
            <table:table-row>
              <table:table-cell office:value-type="float" office:value="56.8">
                <text:p>56.8</text:p>
              </table:table-cell>
              <table:table-cell office:value-type="float" office:value="0.0594736">
                <text:p>0.0594736</text:p>
              </table:table-cell>
              <table:table-cell office:value-type="float" office:value="109.533">
                <text:p>109.533</text:p>
              </table:table-cell>
              <table:table-cell office:value-type="float" office:value="11.4073">
                <text:p>11.4073</text:p>
              </table:table-cell>
            </table:table-row>
            <table:table-row>
              <table:table-cell office:value-type="float" office:value="56.9">
                <text:p>56.9</text:p>
              </table:table-cell>
              <table:table-cell office:value-type="float" office:value="0.0591063">
                <text:p>0.0591063</text:p>
              </table:table-cell>
              <table:table-cell office:value-type="float" office:value="109.531">
                <text:p>109.531</text:p>
              </table:table-cell>
              <table:table-cell office:value-type="float" office:value="11.4103">
                <text:p>11.4103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587411">
                <text:p>0.0587411</text:p>
              </table:table-cell>
              <table:table-cell office:value-type="float" office:value="109.528">
                <text:p>109.528</text:p>
              </table:table-cell>
              <table:table-cell office:value-type="float" office:value="11.4133">
                <text:p>11.4133</text:p>
              </table:table-cell>
            </table:table-row>
            <table:table-row>
              <table:table-cell office:value-type="float" office:value="57.1">
                <text:p>57.1</text:p>
              </table:table-cell>
              <table:table-cell office:value-type="float" office:value="0.0583781">
                <text:p>0.0583781</text:p>
              </table:table-cell>
              <table:table-cell office:value-type="float" office:value="109.525">
                <text:p>109.525</text:p>
              </table:table-cell>
              <table:table-cell office:value-type="float" office:value="11.4162">
                <text:p>11.4162</text:p>
              </table:table-cell>
            </table:table-row>
            <table:table-row>
              <table:table-cell office:value-type="float" office:value="57.2">
                <text:p>57.2</text:p>
              </table:table-cell>
              <table:table-cell office:value-type="float" office:value="0.0580173">
                <text:p>0.0580173</text:p>
              </table:table-cell>
              <table:table-cell office:value-type="float" office:value="109.523">
                <text:p>109.523</text:p>
              </table:table-cell>
              <table:table-cell office:value-type="float" office:value="11.4191">
                <text:p>11.4191</text:p>
              </table:table-cell>
            </table:table-row>
            <table:table-row>
              <table:table-cell office:value-type="float" office:value="57.3">
                <text:p>57.3</text:p>
              </table:table-cell>
              <table:table-cell office:value-type="float" office:value="0.0576587">
                <text:p>0.0576587</text:p>
              </table:table-cell>
              <table:table-cell office:value-type="float" office:value="109.52">
                <text:p>109.52</text:p>
              </table:table-cell>
              <table:table-cell office:value-type="float" office:value="11.422">
                <text:p>11.422</text:p>
              </table:table-cell>
            </table:table-row>
            <table:table-row>
              <table:table-cell office:value-type="float" office:value="57.4">
                <text:p>57.4</text:p>
              </table:table-cell>
              <table:table-cell office:value-type="float" office:value="0.0573022">
                <text:p>0.0573022</text:p>
              </table:table-cell>
              <table:table-cell office:value-type="float" office:value="109.518">
                <text:p>109.518</text:p>
              </table:table-cell>
              <table:table-cell office:value-type="float" office:value="11.4249">
                <text:p>11.4249</text:p>
              </table:table-cell>
            </table:table-row>
            <table:table-row>
              <table:table-cell office:value-type="float" office:value="57.5">
                <text:p>57.5</text:p>
              </table:table-cell>
              <table:table-cell office:value-type="float" office:value="0.0569479">
                <text:p>0.0569479</text:p>
              </table:table-cell>
              <table:table-cell office:value-type="float" office:value="109.515">
                <text:p>109.515</text:p>
              </table:table-cell>
              <table:table-cell office:value-type="float" office:value="11.4277">
                <text:p>11.4277</text:p>
              </table:table-cell>
            </table:table-row>
            <table:table-row>
              <table:table-cell office:value-type="float" office:value="57.6">
                <text:p>57.6</text:p>
              </table:table-cell>
              <table:table-cell office:value-type="float" office:value="0.0565957">
                <text:p>0.0565957</text:p>
              </table:table-cell>
              <table:table-cell office:value-type="float" office:value="109.513">
                <text:p>109.513</text:p>
              </table:table-cell>
              <table:table-cell office:value-type="float" office:value="11.4306">
                <text:p>11.4306</text:p>
              </table:table-cell>
            </table:table-row>
            <table:table-row>
              <table:table-cell office:value-type="float" office:value="57.7">
                <text:p>57.7</text:p>
              </table:table-cell>
              <table:table-cell office:value-type="float" office:value="0.0562456">
                <text:p>0.0562456</text:p>
              </table:table-cell>
              <table:table-cell office:value-type="float" office:value="109.51">
                <text:p>109.51</text:p>
              </table:table-cell>
              <table:table-cell office:value-type="float" office:value="11.4334">
                <text:p>11.4334</text:p>
              </table:table-cell>
            </table:table-row>
            <table:table-row>
              <table:table-cell office:value-type="float" office:value="57.8">
                <text:p>57.8</text:p>
              </table:table-cell>
              <table:table-cell office:value-type="float" office:value="0.0558977">
                <text:p>0.0558977</text:p>
              </table:table-cell>
              <table:table-cell office:value-type="float" office:value="109.508">
                <text:p>109.508</text:p>
              </table:table-cell>
              <table:table-cell office:value-type="float" office:value="11.4362">
                <text:p>11.4362</text:p>
              </table:table-cell>
            </table:table-row>
            <table:table-row>
              <table:table-cell office:value-type="float" office:value="57.9">
                <text:p>57.9</text:p>
              </table:table-cell>
              <table:table-cell office:value-type="float" office:value="0.0555518">
                <text:p>0.0555518</text:p>
              </table:table-cell>
              <table:table-cell office:value-type="float" office:value="109.505">
                <text:p>109.505</text:p>
              </table:table-cell>
              <table:table-cell office:value-type="float" office:value="11.439">
                <text:p>11.43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552081">
                <text:p>0.0552081</text:p>
              </table:table-cell>
              <table:table-cell office:value-type="float" office:value="109.503">
                <text:p>109.503</text:p>
              </table:table-cell>
              <table:table-cell office:value-type="float" office:value="11.4418">
                <text:p>11.4418</text:p>
              </table:table-cell>
            </table:table-row>
            <table:table-row>
              <table:table-cell office:value-type="float" office:value="58.1">
                <text:p>58.1</text:p>
              </table:table-cell>
              <table:table-cell office:value-type="float" office:value="0.0548664">
                <text:p>0.0548664</text:p>
              </table:table-cell>
              <table:table-cell office:value-type="float" office:value="109.501">
                <text:p>109.501</text:p>
              </table:table-cell>
              <table:table-cell office:value-type="float" office:value="11.4445">
                <text:p>11.4445</text:p>
              </table:table-cell>
            </table:table-row>
            <table:table-row>
              <table:table-cell office:value-type="float" office:value="58.2">
                <text:p>58.2</text:p>
              </table:table-cell>
              <table:table-cell office:value-type="float" office:value="0.0545267">
                <text:p>0.0545267</text:p>
              </table:table-cell>
              <table:table-cell office:value-type="float" office:value="109.498">
                <text:p>109.498</text:p>
              </table:table-cell>
              <table:table-cell office:value-type="float" office:value="11.4473">
                <text:p>11.4473</text:p>
              </table:table-cell>
            </table:table-row>
            <table:table-row>
              <table:table-cell office:value-type="float" office:value="58.3">
                <text:p>58.3</text:p>
              </table:table-cell>
              <table:table-cell office:value-type="float" office:value="0.0541892">
                <text:p>0.0541892</text:p>
              </table:table-cell>
              <table:table-cell office:value-type="float" office:value="109.496">
                <text:p>109.496</text:p>
              </table:table-cell>
              <table:table-cell office:value-type="float" office:value="11.45">
                <text:p>11.45</text:p>
              </table:table-cell>
            </table:table-row>
            <table:table-row>
              <table:table-cell office:value-type="float" office:value="58.4">
                <text:p>58.4</text:p>
              </table:table-cell>
              <table:table-cell office:value-type="float" office:value="0.0538536">
                <text:p>0.0538536</text:p>
              </table:table-cell>
              <table:table-cell office:value-type="float" office:value="109.493">
                <text:p>109.493</text:p>
              </table:table-cell>
              <table:table-cell office:value-type="float" office:value="11.4527">
                <text:p>11.4527</text:p>
              </table:table-cell>
            </table:table-row>
            <table:table-row>
              <table:table-cell office:value-type="float" office:value="58.5">
                <text:p>58.5</text:p>
              </table:table-cell>
              <table:table-cell office:value-type="float" office:value="0.0535201">
                <text:p>0.0535201</text:p>
              </table:table-cell>
              <table:table-cell office:value-type="float" office:value="109.491">
                <text:p>109.491</text:p>
              </table:table-cell>
              <table:table-cell office:value-type="float" office:value="11.4554">
                <text:p>11.4554</text:p>
              </table:table-cell>
            </table:table-row>
            <table:table-row>
              <table:table-cell office:value-type="float" office:value="58.6">
                <text:p>58.6</text:p>
              </table:table-cell>
              <table:table-cell office:value-type="float" office:value="0.0531886">
                <text:p>0.0531886</text:p>
              </table:table-cell>
              <table:table-cell office:value-type="float" office:value="109.489">
                <text:p>109.489</text:p>
              </table:table-cell>
              <table:table-cell office:value-type="float" office:value="11.4581">
                <text:p>11.4581</text:p>
              </table:table-cell>
            </table:table-row>
            <table:table-row>
              <table:table-cell office:value-type="float" office:value="58.7">
                <text:p>58.7</text:p>
              </table:table-cell>
              <table:table-cell office:value-type="float" office:value="0.0528591">
                <text:p>0.0528591</text:p>
              </table:table-cell>
              <table:table-cell office:value-type="float" office:value="109.486">
                <text:p>109.486</text:p>
              </table:table-cell>
              <table:table-cell office:value-type="float" office:value="11.4607">
                <text:p>11.4607</text:p>
              </table:table-cell>
            </table:table-row>
            <table:table-row>
              <table:table-cell office:value-type="float" office:value="58.8">
                <text:p>58.8</text:p>
              </table:table-cell>
              <table:table-cell office:value-type="float" office:value="0.0525316">
                <text:p>0.0525316</text:p>
              </table:table-cell>
              <table:table-cell office:value-type="float" office:value="109.484">
                <text:p>109.484</text:p>
              </table:table-cell>
              <table:table-cell office:value-type="float" office:value="11.4634">
                <text:p>11.4634</text:p>
              </table:table-cell>
            </table:table-row>
            <table:table-row>
              <table:table-cell office:value-type="float" office:value="58.9">
                <text:p>58.9</text:p>
              </table:table-cell>
              <table:table-cell office:value-type="float" office:value="0.0522061">
                <text:p>0.0522061</text:p>
              </table:table-cell>
              <table:table-cell office:value-type="float" office:value="109.482">
                <text:p>109.482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518825">
                <text:p>0.0518825</text:p>
              </table:table-cell>
              <table:table-cell office:value-type="float" office:value="109.48">
                <text:p>109.48</text:p>
              </table:table-cell>
              <table:table-cell office:value-type="float" office:value="11.4686">
                <text:p>11.4686</text:p>
              </table:table-cell>
            </table:table-row>
            <table:table-row>
              <table:table-cell office:value-type="float" office:value="59.1">
                <text:p>59.1</text:p>
              </table:table-cell>
              <table:table-cell office:value-type="float" office:value="0.0515609">
                <text:p>0.0515609</text:p>
              </table:table-cell>
              <table:table-cell office:value-type="float" office:value="109.477">
                <text:p>109.477</text:p>
              </table:table-cell>
              <table:table-cell office:value-type="float" office:value="11.4712">
                <text:p>11.4712</text:p>
              </table:table-cell>
            </table:table-row>
            <table:table-row>
              <table:table-cell office:value-type="float" office:value="59.2">
                <text:p>59.2</text:p>
              </table:table-cell>
              <table:table-cell office:value-type="float" office:value="0.0512412">
                <text:p>0.0512412</text:p>
              </table:table-cell>
              <table:table-cell office:value-type="float" office:value="109.475">
                <text:p>109.475</text:p>
              </table:table-cell>
              <table:table-cell office:value-type="float" office:value="11.4738">
                <text:p>11.4738</text:p>
              </table:table-cell>
            </table:table-row>
            <table:table-row>
              <table:table-cell office:value-type="float" office:value="59.3">
                <text:p>59.3</text:p>
              </table:table-cell>
              <table:table-cell office:value-type="float" office:value="0.0509235">
                <text:p>0.0509235</text:p>
              </table:table-cell>
              <table:table-cell office:value-type="float" office:value="109.473">
                <text:p>109.473</text:p>
              </table:table-cell>
              <table:table-cell office:value-type="float" office:value="11.4763">
                <text:p>11.4763</text:p>
              </table:table-cell>
            </table:table-row>
            <table:table-row>
              <table:table-cell office:value-type="float" office:value="59.4">
                <text:p>59.4</text:p>
              </table:table-cell>
              <table:table-cell office:value-type="float" office:value="0.0506077">
                <text:p>0.0506077</text:p>
              </table:table-cell>
              <table:table-cell office:value-type="float" office:value="109.471">
                <text:p>109.471</text:p>
              </table:table-cell>
              <table:table-cell office:value-type="float" office:value="11.4789">
                <text:p>11.4789</text:p>
              </table:table-cell>
            </table:table-row>
            <table:table-row>
              <table:table-cell office:value-type="float" office:value="59.5">
                <text:p>59.5</text:p>
              </table:table-cell>
              <table:table-cell office:value-type="float" office:value="0.0502939">
                <text:p>0.0502939</text:p>
              </table:table-cell>
              <table:table-cell office:value-type="float" office:value="109.468">
                <text:p>109.468</text:p>
              </table:table-cell>
              <table:table-cell office:value-type="float" office:value="11.4814">
                <text:p>11.4814</text:p>
              </table:table-cell>
            </table:table-row>
            <table:table-row>
              <table:table-cell office:value-type="float" office:value="59.6">
                <text:p>59.6</text:p>
              </table:table-cell>
              <table:table-cell office:value-type="float" office:value="0.0499819">
                <text:p>0.0499819</text:p>
              </table:table-cell>
              <table:table-cell office:value-type="float" office:value="109.466">
                <text:p>109.466</text:p>
              </table:table-cell>
              <table:table-cell office:value-type="float" office:value="11.4839">
                <text:p>11.4839</text:p>
              </table:table-cell>
            </table:table-row>
            <table:table-row>
              <table:table-cell office:value-type="float" office:value="59.7">
                <text:p>59.7</text:p>
              </table:table-cell>
              <table:table-cell office:value-type="float" office:value="0.0496718">
                <text:p>0.0496718</text:p>
              </table:table-cell>
              <table:table-cell office:value-type="float" office:value="109.464">
                <text:p>109.464</text:p>
              </table:table-cell>
              <table:table-cell office:value-type="float" office:value="11.4864">
                <text:p>11.4864</text:p>
              </table:table-cell>
            </table:table-row>
            <table:table-row>
              <table:table-cell office:value-type="float" office:value="59.8">
                <text:p>59.8</text:p>
              </table:table-cell>
              <table:table-cell office:value-type="float" office:value="0.0493636">
                <text:p>0.0493636</text:p>
              </table:table-cell>
              <table:table-cell office:value-type="float" office:value="109.462">
                <text:p>109.462</text:p>
              </table:table-cell>
              <table:table-cell office:value-type="float" office:value="11.4889">
                <text:p>11.4889</text:p>
              </table:table-cell>
            </table:table-row>
            <table:table-row>
              <table:table-cell office:value-type="float" office:value="59.9">
                <text:p>59.9</text:p>
              </table:table-cell>
              <table:table-cell office:value-type="float" office:value="0.0490573">
                <text:p>0.0490573</text:p>
              </table:table-cell>
              <table:table-cell office:value-type="float" office:value="109.46">
                <text:p>109.46</text:p>
              </table:table-cell>
              <table:table-cell office:value-type="float" office:value="11.4913">
                <text:p>11.491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487528">
                <text:p>0.0487528</text:p>
              </table:table-cell>
              <table:table-cell office:value-type="float" office:value="109.457">
                <text:p>109.457</text:p>
              </table:table-cell>
              <table:table-cell office:value-type="float" office:value="11.4938">
                <text:p>11.4938</text:p>
              </table:table-cell>
            </table:table-row>
            <table:table-row>
              <table:table-cell office:value-type="float" office:value="60.1">
                <text:p>60.1</text:p>
              </table:table-cell>
              <table:table-cell office:value-type="float" office:value="0.0484502">
                <text:p>0.0484502</text:p>
              </table:table-cell>
              <table:table-cell office:value-type="float" office:value="109.455">
                <text:p>109.455</text:p>
              </table:table-cell>
              <table:table-cell office:value-type="float" office:value="11.4962">
                <text:p>11.4962</text:p>
              </table:table-cell>
            </table:table-row>
            <table:table-row>
              <table:table-cell office:value-type="float" office:value="60.2">
                <text:p>60.2</text:p>
              </table:table-cell>
              <table:table-cell office:value-type="float" office:value="0.0481494">
                <text:p>0.0481494</text:p>
              </table:table-cell>
              <table:table-cell office:value-type="float" office:value="109.453">
                <text:p>109.453</text:p>
              </table:table-cell>
              <table:table-cell office:value-type="float" office:value="11.4986">
                <text:p>11.4986</text:p>
              </table:table-cell>
            </table:table-row>
            <table:table-row>
              <table:table-cell office:value-type="float" office:value="60.3">
                <text:p>60.3</text:p>
              </table:table-cell>
              <table:table-cell office:value-type="float" office:value="0.0478504">
                <text:p>0.0478504</text:p>
              </table:table-cell>
              <table:table-cell office:value-type="float" office:value="109.451">
                <text:p>109.451</text:p>
              </table:table-cell>
              <table:table-cell office:value-type="float" office:value="11.501">
                <text:p>11.501</text:p>
              </table:table-cell>
            </table:table-row>
            <table:table-row>
              <table:table-cell office:value-type="float" office:value="60.4">
                <text:p>60.4</text:p>
              </table:table-cell>
              <table:table-cell office:value-type="float" office:value="0.0475533">
                <text:p>0.0475533</text:p>
              </table:table-cell>
              <table:table-cell office:value-type="float" office:value="109.449">
                <text:p>109.449</text:p>
              </table:table-cell>
              <table:table-cell office:value-type="float" office:value="11.5034">
                <text:p>11.5034</text:p>
              </table:table-cell>
            </table:table-row>
            <table:table-row>
              <table:table-cell office:value-type="float" office:value="60.5">
                <text:p>60.5</text:p>
              </table:table-cell>
              <table:table-cell office:value-type="float" office:value="0.0472579">
                <text:p>0.0472579</text:p>
              </table:table-cell>
              <table:table-cell office:value-type="float" office:value="109.447">
                <text:p>109.447</text:p>
              </table:table-cell>
              <table:table-cell office:value-type="float" office:value="11.5058">
                <text:p>11.5058</text:p>
              </table:table-cell>
            </table:table-row>
            <table:table-row>
              <table:table-cell office:value-type="float" office:value="60.6">
                <text:p>60.6</text:p>
              </table:table-cell>
              <table:table-cell office:value-type="float" office:value="0.0469644">
                <text:p>0.0469644</text:p>
              </table:table-cell>
              <table:table-cell office:value-type="float" office:value="109.445">
                <text:p>109.445</text:p>
              </table:table-cell>
              <table:table-cell office:value-type="float" office:value="11.5082">
                <text:p>11.5082</text:p>
              </table:table-cell>
            </table:table-row>
            <table:table-row>
              <table:table-cell office:value-type="float" office:value="60.7">
                <text:p>60.7</text:p>
              </table:table-cell>
              <table:table-cell office:value-type="float" office:value="0.0466726">
                <text:p>0.0466726</text:p>
              </table:table-cell>
              <table:table-cell office:value-type="float" office:value="109.443">
                <text:p>109.443</text:p>
              </table:table-cell>
              <table:table-cell office:value-type="float" office:value="11.5105">
                <text:p>11.5105</text:p>
              </table:table-cell>
            </table:table-row>
            <table:table-row>
              <table:table-cell office:value-type="float" office:value="60.8">
                <text:p>60.8</text:p>
              </table:table-cell>
              <table:table-cell office:value-type="float" office:value="0.0463826">
                <text:p>0.0463826</text:p>
              </table:table-cell>
              <table:table-cell office:value-type="float" office:value="109.441">
                <text:p>109.441</text:p>
              </table:table-cell>
              <table:table-cell office:value-type="float" office:value="11.5128">
                <text:p>11.5128</text:p>
              </table:table-cell>
            </table:table-row>
            <table:table-row>
              <table:table-cell office:value-type="float" office:value="60.9">
                <text:p>60.9</text:p>
              </table:table-cell>
              <table:table-cell office:value-type="float" office:value="0.0460944">
                <text:p>0.0460944</text:p>
              </table:table-cell>
              <table:table-cell office:value-type="float" office:value="109.439">
                <text:p>109.439</text:p>
              </table:table-cell>
              <table:table-cell office:value-type="float" office:value="11.5151">
                <text:p>11.5151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0458079">
                <text:p>0.0458079</text:p>
              </table:table-cell>
              <table:table-cell office:value-type="float" office:value="109.437">
                <text:p>109.437</text:p>
              </table:table-cell>
              <table:table-cell office:value-type="float" office:value="11.5174">
                <text:p>11.5174</text:p>
              </table:table-cell>
            </table:table-row>
            <table:table-row>
              <table:table-cell office:value-type="float" office:value="61.1">
                <text:p>61.1</text:p>
              </table:table-cell>
              <table:table-cell office:value-type="float" office:value="0.0455232">
                <text:p>0.0455232</text:p>
              </table:table-cell>
              <table:table-cell office:value-type="float" office:value="109.435">
                <text:p>109.435</text:p>
              </table:table-cell>
              <table:table-cell office:value-type="float" office:value="11.5197">
                <text:p>11.5197</text:p>
              </table:table-cell>
            </table:table-row>
            <table:table-row>
              <table:table-cell office:value-type="float" office:value="61.2">
                <text:p>61.2</text:p>
              </table:table-cell>
              <table:table-cell office:value-type="float" office:value="0.0452402">
                <text:p>0.0452402</text:p>
              </table:table-cell>
              <table:table-cell office:value-type="float" office:value="109.433">
                <text:p>109.433</text:p>
              </table:table-cell>
              <table:table-cell office:value-type="float" office:value="11.522">
                <text:p>11.522</text:p>
              </table:table-cell>
            </table:table-row>
            <table:table-row>
              <table:table-cell office:value-type="float" office:value="61.3">
                <text:p>61.3</text:p>
              </table:table-cell>
              <table:table-cell office:value-type="float" office:value="0.044959">
                <text:p>0.044959</text:p>
              </table:table-cell>
              <table:table-cell office:value-type="float" office:value="109.431">
                <text:p>109.431</text:p>
              </table:table-cell>
              <table:table-cell office:value-type="float" office:value="11.5243">
                <text:p>11.5243</text:p>
              </table:table-cell>
            </table:table-row>
            <table:table-row>
              <table:table-cell office:value-type="float" office:value="61.4">
                <text:p>61.4</text:p>
              </table:table-cell>
              <table:table-cell office:value-type="float" office:value="0.0446794">
                <text:p>0.0446794</text:p>
              </table:table-cell>
              <table:table-cell office:value-type="float" office:value="109.429">
                <text:p>109.429</text:p>
              </table:table-cell>
              <table:table-cell office:value-type="float" office:value="11.5265">
                <text:p>11.5265</text:p>
              </table:table-cell>
            </table:table-row>
            <table:table-row>
              <table:table-cell office:value-type="float" office:value="61.5">
                <text:p>61.5</text:p>
              </table:table-cell>
              <table:table-cell office:value-type="float" office:value="0.0444016">
                <text:p>0.0444016</text:p>
              </table:table-cell>
              <table:table-cell office:value-type="float" office:value="109.427">
                <text:p>109.427</text:p>
              </table:table-cell>
              <table:table-cell office:value-type="float" office:value="11.5287">
                <text:p>11.5287</text:p>
              </table:table-cell>
            </table:table-row>
            <table:table-row>
              <table:table-cell office:value-type="float" office:value="61.6">
                <text:p>61.6</text:p>
              </table:table-cell>
              <table:table-cell office:value-type="float" office:value="0.0441254">
                <text:p>0.0441254</text:p>
              </table:table-cell>
              <table:table-cell office:value-type="float" office:value="109.425">
                <text:p>109.425</text:p>
              </table:table-cell>
              <table:table-cell office:value-type="float" office:value="11.531">
                <text:p>11.531</text:p>
              </table:table-cell>
            </table:table-row>
            <table:table-row>
              <table:table-cell office:value-type="float" office:value="61.7">
                <text:p>61.7</text:p>
              </table:table-cell>
              <table:table-cell office:value-type="float" office:value="0.0438509">
                <text:p>0.0438509</text:p>
              </table:table-cell>
              <table:table-cell office:value-type="float" office:value="109.423">
                <text:p>109.423</text:p>
              </table:table-cell>
              <table:table-cell office:value-type="float" office:value="11.5332">
                <text:p>11.5332</text:p>
              </table:table-cell>
            </table:table-row>
            <table:table-row>
              <table:table-cell office:value-type="float" office:value="61.8">
                <text:p>61.8</text:p>
              </table:table-cell>
              <table:table-cell office:value-type="float" office:value="0.0435781">
                <text:p>0.0435781</text:p>
              </table:table-cell>
              <table:table-cell office:value-type="float" office:value="109.421">
                <text:p>109.421</text:p>
              </table:table-cell>
              <table:table-cell office:value-type="float" office:value="11.5353">
                <text:p>11.5353</text:p>
              </table:table-cell>
            </table:table-row>
            <table:table-row>
              <table:table-cell office:value-type="float" office:value="61.9">
                <text:p>61.9</text:p>
              </table:table-cell>
              <table:table-cell office:value-type="float" office:value="0.043307">
                <text:p>0.043307</text:p>
              </table:table-cell>
              <table:table-cell office:value-type="float" office:value="109.419">
                <text:p>109.419</text:p>
              </table:table-cell>
              <table:table-cell office:value-type="float" office:value="11.5375">
                <text:p>11.537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0430375">
                <text:p>0.0430375</text:p>
              </table:table-cell>
              <table:table-cell office:value-type="float" office:value="109.417">
                <text:p>109.417</text:p>
              </table:table-cell>
              <table:table-cell office:value-type="float" office:value="11.5397">
                <text:p>11.5397</text:p>
              </table:table-cell>
            </table:table-row>
            <table:table-row>
              <table:table-cell office:value-type="float" office:value="62.1">
                <text:p>62.1</text:p>
              </table:table-cell>
              <table:table-cell office:value-type="float" office:value="0.0427697">
                <text:p>0.0427697</text:p>
              </table:table-cell>
              <table:table-cell office:value-type="float" office:value="109.415">
                <text:p>109.415</text:p>
              </table:table-cell>
              <table:table-cell office:value-type="float" office:value="11.5418">
                <text:p>11.5418</text:p>
              </table:table-cell>
            </table:table-row>
            <table:table-row>
              <table:table-cell office:value-type="float" office:value="62.2">
                <text:p>62.2</text:p>
              </table:table-cell>
              <table:table-cell office:value-type="float" office:value="0.0425035">
                <text:p>0.0425035</text:p>
              </table:table-cell>
              <table:table-cell office:value-type="float" office:value="109.414">
                <text:p>109.414</text:p>
              </table:table-cell>
              <table:table-cell office:value-type="float" office:value="11.544">
                <text:p>11.544</text:p>
              </table:table-cell>
            </table:table-row>
            <table:table-row>
              <table:table-cell office:value-type="float" office:value="62.3">
                <text:p>62.3</text:p>
              </table:table-cell>
              <table:table-cell office:value-type="float" office:value="0.0422389">
                <text:p>0.0422389</text:p>
              </table:table-cell>
              <table:table-cell office:value-type="float" office:value="109.412">
                <text:p>109.412</text:p>
              </table:table-cell>
              <table:table-cell office:value-type="float" office:value="11.5461">
                <text:p>11.5461</text:p>
              </table:table-cell>
            </table:table-row>
            <table:table-row>
              <table:table-cell office:value-type="float" office:value="62.4">
                <text:p>62.4</text:p>
              </table:table-cell>
              <table:table-cell office:value-type="float" office:value="0.0419759">
                <text:p>0.0419759</text:p>
              </table:table-cell>
              <table:table-cell office:value-type="float" office:value="109.41">
                <text:p>109.41</text:p>
              </table:table-cell>
              <table:table-cell office:value-type="float" office:value="11.5482">
                <text:p>11.5482</text:p>
              </table:table-cell>
            </table:table-row>
            <table:table-row>
              <table:table-cell office:value-type="float" office:value="62.5">
                <text:p>62.5</text:p>
              </table:table-cell>
              <table:table-cell office:value-type="float" office:value="0.0417146">
                <text:p>0.0417146</text:p>
              </table:table-cell>
              <table:table-cell office:value-type="float" office:value="109.408">
                <text:p>109.408</text:p>
              </table:table-cell>
              <table:table-cell office:value-type="float" office:value="11.5503">
                <text:p>11.5503</text:p>
              </table:table-cell>
            </table:table-row>
            <table:table-row>
              <table:table-cell office:value-type="float" office:value="62.6">
                <text:p>62.6</text:p>
              </table:table-cell>
              <table:table-cell office:value-type="float" office:value="0.0414548">
                <text:p>0.0414548</text:p>
              </table:table-cell>
              <table:table-cell office:value-type="float" office:value="109.406">
                <text:p>109.406</text:p>
              </table:table-cell>
              <table:table-cell office:value-type="float" office:value="11.5524">
                <text:p>11.5524</text:p>
              </table:table-cell>
            </table:table-row>
            <table:table-row>
              <table:table-cell office:value-type="float" office:value="62.7">
                <text:p>62.7</text:p>
              </table:table-cell>
              <table:table-cell office:value-type="float" office:value="0.0411966">
                <text:p>0.0411966</text:p>
              </table:table-cell>
              <table:table-cell office:value-type="float" office:value="109.404">
                <text:p>109.404</text:p>
              </table:table-cell>
              <table:table-cell office:value-type="float" office:value="11.5544">
                <text:p>11.5544</text:p>
              </table:table-cell>
            </table:table-row>
            <table:table-row>
              <table:table-cell office:value-type="float" office:value="62.8">
                <text:p>62.8</text:p>
              </table:table-cell>
              <table:table-cell office:value-type="float" office:value="0.04094">
                <text:p>0.04094</text:p>
              </table:table-cell>
              <table:table-cell office:value-type="float" office:value="109.403">
                <text:p>109.403</text:p>
              </table:table-cell>
              <table:table-cell office:value-type="float" office:value="11.5565">
                <text:p>11.5565</text:p>
              </table:table-cell>
            </table:table-row>
            <table:table-row>
              <table:table-cell office:value-type="float" office:value="62.9">
                <text:p>62.9</text:p>
              </table:table-cell>
              <table:table-cell office:value-type="float" office:value="0.040685">
                <text:p>0.040685</text:p>
              </table:table-cell>
              <table:table-cell office:value-type="float" office:value="109.401">
                <text:p>109.401</text:p>
              </table:table-cell>
              <table:table-cell office:value-type="float" office:value="11.5585">
                <text:p>11.5585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0404315">
                <text:p>0.0404315</text:p>
              </table:table-cell>
              <table:table-cell office:value-type="float" office:value="109.399">
                <text:p>109.399</text:p>
              </table:table-cell>
              <table:table-cell office:value-type="float" office:value="11.5606">
                <text:p>11.5606</text:p>
              </table:table-cell>
            </table:table-row>
            <table:table-row>
              <table:table-cell office:value-type="float" office:value="63.1">
                <text:p>63.1</text:p>
              </table:table-cell>
              <table:table-cell office:value-type="float" office:value="0.0401796">
                <text:p>0.0401796</text:p>
              </table:table-cell>
              <table:table-cell office:value-type="float" office:value="109.397">
                <text:p>109.397</text:p>
              </table:table-cell>
              <table:table-cell office:value-type="float" office:value="11.5626">
                <text:p>11.5626</text:p>
              </table:table-cell>
            </table:table-row>
            <table:table-row>
              <table:table-cell office:value-type="float" office:value="63.2">
                <text:p>63.2</text:p>
              </table:table-cell>
              <table:table-cell office:value-type="float" office:value="0.0399293">
                <text:p>0.0399293</text:p>
              </table:table-cell>
              <table:table-cell office:value-type="float" office:value="109.395">
                <text:p>109.395</text:p>
              </table:table-cell>
              <table:table-cell office:value-type="float" office:value="11.5646">
                <text:p>11.5646</text:p>
              </table:table-cell>
            </table:table-row>
            <table:table-row>
              <table:table-cell office:value-type="float" office:value="63.3">
                <text:p>63.3</text:p>
              </table:table-cell>
              <table:table-cell office:value-type="float" office:value="0.0396804">
                <text:p>0.0396804</text:p>
              </table:table-cell>
              <table:table-cell office:value-type="float" office:value="109.394">
                <text:p>109.394</text:p>
              </table:table-cell>
              <table:table-cell office:value-type="float" office:value="11.5666">
                <text:p>11.5666</text:p>
              </table:table-cell>
            </table:table-row>
            <table:table-row>
              <table:table-cell office:value-type="float" office:value="63.4">
                <text:p>63.4</text:p>
              </table:table-cell>
              <table:table-cell office:value-type="float" office:value="0.0394331">
                <text:p>0.0394331</text:p>
              </table:table-cell>
              <table:table-cell office:value-type="float" office:value="109.392">
                <text:p>109.392</text:p>
              </table:table-cell>
              <table:table-cell office:value-type="float" office:value="11.5686">
                <text:p>11.5686</text:p>
              </table:table-cell>
            </table:table-row>
            <table:table-row>
              <table:table-cell office:value-type="float" office:value="63.5">
                <text:p>63.5</text:p>
              </table:table-cell>
              <table:table-cell office:value-type="float" office:value="0.0391873">
                <text:p>0.0391873</text:p>
              </table:table-cell>
              <table:table-cell office:value-type="float" office:value="109.39">
                <text:p>109.39</text:p>
              </table:table-cell>
              <table:table-cell office:value-type="float" office:value="11.5705">
                <text:p>11.5705</text:p>
              </table:table-cell>
            </table:table-row>
            <table:table-row>
              <table:table-cell office:value-type="float" office:value="63.6">
                <text:p>63.6</text:p>
              </table:table-cell>
              <table:table-cell office:value-type="float" office:value="0.038943">
                <text:p>0.038943</text:p>
              </table:table-cell>
              <table:table-cell office:value-type="float" office:value="109.389">
                <text:p>109.389</text:p>
              </table:table-cell>
              <table:table-cell office:value-type="float" office:value="11.5725">
                <text:p>11.5725</text:p>
              </table:table-cell>
            </table:table-row>
            <table:table-row>
              <table:table-cell office:value-type="float" office:value="63.7">
                <text:p>63.7</text:p>
              </table:table-cell>
              <table:table-cell office:value-type="float" office:value="0.0387002">
                <text:p>0.0387002</text:p>
              </table:table-cell>
              <table:table-cell office:value-type="float" office:value="109.387">
                <text:p>109.387</text:p>
              </table:table-cell>
              <table:table-cell office:value-type="float" office:value="11.5744">
                <text:p>11.5744</text:p>
              </table:table-cell>
            </table:table-row>
            <table:table-row>
              <table:table-cell office:value-type="float" office:value="63.8">
                <text:p>63.8</text:p>
              </table:table-cell>
              <table:table-cell office:value-type="float" office:value="0.0384589">
                <text:p>0.0384589</text:p>
              </table:table-cell>
              <table:table-cell office:value-type="float" office:value="109.385">
                <text:p>109.385</text:p>
              </table:table-cell>
              <table:table-cell office:value-type="float" office:value="11.5764">
                <text:p>11.5764</text:p>
              </table:table-cell>
            </table:table-row>
            <table:table-row>
              <table:table-cell office:value-type="float" office:value="63.9">
                <text:p>63.9</text:p>
              </table:table-cell>
              <table:table-cell office:value-type="float" office:value="0.038219">
                <text:p>0.038219</text:p>
              </table:table-cell>
              <table:table-cell office:value-type="float" office:value="109.383">
                <text:p>109.383</text:p>
              </table:table-cell>
              <table:table-cell office:value-type="float" office:value="11.5783">
                <text:p>11.578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379807">
                <text:p>0.0379807</text:p>
              </table:table-cell>
              <table:table-cell office:value-type="float" office:value="109.382">
                <text:p>109.382</text:p>
              </table:table-cell>
              <table:table-cell office:value-type="float" office:value="11.5802">
                <text:p>11.5802</text:p>
              </table:table-cell>
            </table:table-row>
            <table:table-row>
              <table:table-cell office:value-type="float" office:value="64.1">
                <text:p>64.1</text:p>
              </table:table-cell>
              <table:table-cell office:value-type="float" office:value="0.0377438">
                <text:p>0.0377438</text:p>
              </table:table-cell>
              <table:table-cell office:value-type="float" office:value="109.38">
                <text:p>109.38</text:p>
              </table:table-cell>
              <table:table-cell office:value-type="float" office:value="11.5821">
                <text:p>11.5821</text:p>
              </table:table-cell>
            </table:table-row>
            <table:table-row>
              <table:table-cell office:value-type="float" office:value="64.2">
                <text:p>64.2</text:p>
              </table:table-cell>
              <table:table-cell office:value-type="float" office:value="0.0375083">
                <text:p>0.0375083</text:p>
              </table:table-cell>
              <table:table-cell office:value-type="float" office:value="109.379">
                <text:p>109.379</text:p>
              </table:table-cell>
              <table:table-cell office:value-type="float" office:value="11.584">
                <text:p>11.584</text:p>
              </table:table-cell>
            </table:table-row>
            <table:table-row>
              <table:table-cell office:value-type="float" office:value="64.3">
                <text:p>64.3</text:p>
              </table:table-cell>
              <table:table-cell office:value-type="float" office:value="0.0372743">
                <text:p>0.0372743</text:p>
              </table:table-cell>
              <table:table-cell office:value-type="float" office:value="109.377">
                <text:p>109.377</text:p>
              </table:table-cell>
              <table:table-cell office:value-type="float" office:value="11.5859">
                <text:p>11.5859</text:p>
              </table:table-cell>
            </table:table-row>
            <table:table-row>
              <table:table-cell office:value-type="float" office:value="64.4">
                <text:p>64.4</text:p>
              </table:table-cell>
              <table:table-cell office:value-type="float" office:value="0.0370417">
                <text:p>0.0370417</text:p>
              </table:table-cell>
              <table:table-cell office:value-type="float" office:value="109.375">
                <text:p>109.375</text:p>
              </table:table-cell>
              <table:table-cell office:value-type="float" office:value="11.5877">
                <text:p>11.5877</text:p>
              </table:table-cell>
            </table:table-row>
            <table:table-row>
              <table:table-cell office:value-type="float" office:value="64.5">
                <text:p>64.5</text:p>
              </table:table-cell>
              <table:table-cell office:value-type="float" office:value="0.0368106">
                <text:p>0.0368106</text:p>
              </table:table-cell>
              <table:table-cell office:value-type="float" office:value="109.374">
                <text:p>109.374</text:p>
              </table:table-cell>
              <table:table-cell office:value-type="float" office:value="11.5896">
                <text:p>11.5896</text:p>
              </table:table-cell>
            </table:table-row>
            <table:table-row>
              <table:table-cell office:value-type="float" office:value="64.6">
                <text:p>64.6</text:p>
              </table:table-cell>
              <table:table-cell office:value-type="float" office:value="0.0365809">
                <text:p>0.0365809</text:p>
              </table:table-cell>
              <table:table-cell office:value-type="float" office:value="109.372">
                <text:p>109.372</text:p>
              </table:table-cell>
              <table:table-cell office:value-type="float" office:value="11.5914">
                <text:p>11.5914</text:p>
              </table:table-cell>
            </table:table-row>
            <table:table-row>
              <table:table-cell office:value-type="float" office:value="64.7">
                <text:p>64.7</text:p>
              </table:table-cell>
              <table:table-cell office:value-type="float" office:value="0.0363526">
                <text:p>0.0363526</text:p>
              </table:table-cell>
              <table:table-cell office:value-type="float" office:value="109.37">
                <text:p>109.37</text:p>
              </table:table-cell>
              <table:table-cell office:value-type="float" office:value="11.5932">
                <text:p>11.5932</text:p>
              </table:table-cell>
            </table:table-row>
            <table:table-row>
              <table:table-cell office:value-type="float" office:value="64.8">
                <text:p>64.8</text:p>
              </table:table-cell>
              <table:table-cell office:value-type="float" office:value="0.0361256">
                <text:p>0.0361256</text:p>
              </table:table-cell>
              <table:table-cell office:value-type="float" office:value="109.369">
                <text:p>109.369</text:p>
              </table:table-cell>
              <table:table-cell office:value-type="float" office:value="11.595">
                <text:p>11.595</text:p>
              </table:table-cell>
            </table:table-row>
            <table:table-row>
              <table:table-cell office:value-type="float" office:value="64.9">
                <text:p>64.9</text:p>
              </table:table-cell>
              <table:table-cell office:value-type="float" office:value="0.0359001">
                <text:p>0.0359001</text:p>
              </table:table-cell>
              <table:table-cell office:value-type="float" office:value="109.367">
                <text:p>109.367</text:p>
              </table:table-cell>
              <table:table-cell office:value-type="float" office:value="11.5968">
                <text:p>11.5968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035676">
                <text:p>0.035676</text:p>
              </table:table-cell>
              <table:table-cell office:value-type="float" office:value="109.366">
                <text:p>109.366</text:p>
              </table:table-cell>
              <table:table-cell office:value-type="float" office:value="11.5986">
                <text:p>11.5986</text:p>
              </table:table-cell>
            </table:table-row>
            <table:table-row>
              <table:table-cell office:value-type="float" office:value="65.1">
                <text:p>65.1</text:p>
              </table:table-cell>
              <table:table-cell office:value-type="float" office:value="0.0354532">
                <text:p>0.0354532</text:p>
              </table:table-cell>
              <table:table-cell office:value-type="float" office:value="109.364">
                <text:p>109.364</text:p>
              </table:table-cell>
              <table:table-cell office:value-type="float" office:value="11.6004">
                <text:p>11.6004</text:p>
              </table:table-cell>
            </table:table-row>
            <table:table-row>
              <table:table-cell office:value-type="float" office:value="65.2">
                <text:p>65.2</text:p>
              </table:table-cell>
              <table:table-cell office:value-type="float" office:value="0.0352318">
                <text:p>0.0352318</text:p>
              </table:table-cell>
              <table:table-cell office:value-type="float" office:value="109.363">
                <text:p>109.363</text:p>
              </table:table-cell>
              <table:table-cell office:value-type="float" office:value="11.6022">
                <text:p>11.6022</text:p>
              </table:table-cell>
            </table:table-row>
            <table:table-row>
              <table:table-cell office:value-type="float" office:value="65.3">
                <text:p>65.3</text:p>
              </table:table-cell>
              <table:table-cell office:value-type="float" office:value="0.0350118">
                <text:p>0.0350118</text:p>
              </table:table-cell>
              <table:table-cell office:value-type="float" office:value="109.361">
                <text:p>109.361</text:p>
              </table:table-cell>
              <table:table-cell office:value-type="float" office:value="11.604">
                <text:p>11.604</text:p>
              </table:table-cell>
            </table:table-row>
            <table:table-row>
              <table:table-cell office:value-type="float" office:value="65.4">
                <text:p>65.4</text:p>
              </table:table-cell>
              <table:table-cell office:value-type="float" office:value="0.0347931">
                <text:p>0.0347931</text:p>
              </table:table-cell>
              <table:table-cell office:value-type="float" office:value="109.36">
                <text:p>109.36</text:p>
              </table:table-cell>
              <table:table-cell office:value-type="float" office:value="11.6057">
                <text:p>11.6057</text:p>
              </table:table-cell>
            </table:table-row>
            <table:table-row>
              <table:table-cell office:value-type="float" office:value="65.5">
                <text:p>65.5</text:p>
              </table:table-cell>
              <table:table-cell office:value-type="float" office:value="0.0345758">
                <text:p>0.0345758</text:p>
              </table:table-cell>
              <table:table-cell office:value-type="float" office:value="109.358">
                <text:p>109.358</text:p>
              </table:table-cell>
              <table:table-cell office:value-type="float" office:value="11.6074">
                <text:p>11.6074</text:p>
              </table:table-cell>
            </table:table-row>
            <table:table-row>
              <table:table-cell office:value-type="float" office:value="65.6">
                <text:p>65.6</text:p>
              </table:table-cell>
              <table:table-cell office:value-type="float" office:value="0.0343598">
                <text:p>0.0343598</text:p>
              </table:table-cell>
              <table:table-cell office:value-type="float" office:value="109.356">
                <text:p>109.356</text:p>
              </table:table-cell>
              <table:table-cell office:value-type="float" office:value="11.6092">
                <text:p>11.6092</text:p>
              </table:table-cell>
            </table:table-row>
            <table:table-row>
              <table:table-cell office:value-type="float" office:value="65.7">
                <text:p>65.7</text:p>
              </table:table-cell>
              <table:table-cell office:value-type="float" office:value="0.0341451">
                <text:p>0.0341451</text:p>
              </table:table-cell>
              <table:table-cell office:value-type="float" office:value="109.355">
                <text:p>109.355</text:p>
              </table:table-cell>
              <table:table-cell office:value-type="float" office:value="11.6109">
                <text:p>11.6109</text:p>
              </table:table-cell>
            </table:table-row>
            <table:table-row>
              <table:table-cell office:value-type="float" office:value="65.8">
                <text:p>65.8</text:p>
              </table:table-cell>
              <table:table-cell office:value-type="float" office:value="0.0339318">
                <text:p>0.0339318</text:p>
              </table:table-cell>
              <table:table-cell office:value-type="float" office:value="109.353">
                <text:p>109.353</text:p>
              </table:table-cell>
              <table:table-cell office:value-type="float" office:value="11.6126">
                <text:p>11.6126</text:p>
              </table:table-cell>
            </table:table-row>
            <table:table-row>
              <table:table-cell office:value-type="float" office:value="65.9">
                <text:p>65.9</text:p>
              </table:table-cell>
              <table:table-cell office:value-type="float" office:value="0.0337198">
                <text:p>0.0337198</text:p>
              </table:table-cell>
              <table:table-cell office:value-type="float" office:value="109.352">
                <text:p>109.352</text:p>
              </table:table-cell>
              <table:table-cell office:value-type="float" office:value="11.6143">
                <text:p>11.6143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033509">
                <text:p>0.033509</text:p>
              </table:table-cell>
              <table:table-cell office:value-type="float" office:value="109.351">
                <text:p>109.351</text:p>
              </table:table-cell>
              <table:table-cell office:value-type="float" office:value="11.616">
                <text:p>11.616</text:p>
              </table:table-cell>
            </table:table-row>
            <table:table-row>
              <table:table-cell office:value-type="float" office:value="66.1">
                <text:p>66.1</text:p>
              </table:table-cell>
              <table:table-cell office:value-type="float" office:value="0.0332996">
                <text:p>0.0332996</text:p>
              </table:table-cell>
              <table:table-cell office:value-type="float" office:value="109.349">
                <text:p>109.349</text:p>
              </table:table-cell>
              <table:table-cell office:value-type="float" office:value="11.6176">
                <text:p>11.6176</text:p>
              </table:table-cell>
            </table:table-row>
            <table:table-row>
              <table:table-cell office:value-type="float" office:value="66.2">
                <text:p>66.2</text:p>
              </table:table-cell>
              <table:table-cell office:value-type="float" office:value="0.0330915">
                <text:p>0.0330915</text:p>
              </table:table-cell>
              <table:table-cell office:value-type="float" office:value="109.348">
                <text:p>109.348</text:p>
              </table:table-cell>
              <table:table-cell office:value-type="float" office:value="11.6193">
                <text:p>11.6193</text:p>
              </table:table-cell>
            </table:table-row>
            <table:table-row>
              <table:table-cell office:value-type="float" office:value="66.3">
                <text:p>66.3</text:p>
              </table:table-cell>
              <table:table-cell office:value-type="float" office:value="0.0328846">
                <text:p>0.0328846</text:p>
              </table:table-cell>
              <table:table-cell office:value-type="float" office:value="109.346">
                <text:p>109.346</text:p>
              </table:table-cell>
              <table:table-cell office:value-type="float" office:value="11.6209">
                <text:p>11.6209</text:p>
              </table:table-cell>
            </table:table-row>
            <table:table-row>
              <table:table-cell office:value-type="float" office:value="66.4">
                <text:p>66.4</text:p>
              </table:table-cell>
              <table:table-cell office:value-type="float" office:value="0.032679">
                <text:p>0.032679</text:p>
              </table:table-cell>
              <table:table-cell office:value-type="float" office:value="109.345">
                <text:p>109.345</text:p>
              </table:table-cell>
              <table:table-cell office:value-type="float" office:value="11.6226">
                <text:p>11.6226</text:p>
              </table:table-cell>
            </table:table-row>
            <table:table-row>
              <table:table-cell office:value-type="float" office:value="66.5">
                <text:p>66.5</text:p>
              </table:table-cell>
              <table:table-cell office:value-type="float" office:value="0.0324747">
                <text:p>0.0324747</text:p>
              </table:table-cell>
              <table:table-cell office:value-type="float" office:value="109.343">
                <text:p>109.343</text:p>
              </table:table-cell>
              <table:table-cell office:value-type="float" office:value="11.6242">
                <text:p>11.6242</text:p>
              </table:table-cell>
            </table:table-row>
            <table:table-row>
              <table:table-cell office:value-type="float" office:value="66.6">
                <text:p>66.6</text:p>
              </table:table-cell>
              <table:table-cell office:value-type="float" office:value="0.0322717">
                <text:p>0.0322717</text:p>
              </table:table-cell>
              <table:table-cell office:value-type="float" office:value="109.342">
                <text:p>109.342</text:p>
              </table:table-cell>
              <table:table-cell office:value-type="float" office:value="11.6258">
                <text:p>11.6258</text:p>
              </table:table-cell>
            </table:table-row>
            <table:table-row>
              <table:table-cell office:value-type="float" office:value="66.7">
                <text:p>66.7</text:p>
              </table:table-cell>
              <table:table-cell office:value-type="float" office:value="0.0320698">
                <text:p>0.0320698</text:p>
              </table:table-cell>
              <table:table-cell office:value-type="float" office:value="109.34">
                <text:p>109.34</text:p>
              </table:table-cell>
              <table:table-cell office:value-type="float" office:value="11.6275">
                <text:p>11.6275</text:p>
              </table:table-cell>
            </table:table-row>
            <table:table-row>
              <table:table-cell office:value-type="float" office:value="66.8">
                <text:p>66.8</text:p>
              </table:table-cell>
              <table:table-cell office:value-type="float" office:value="0.0318693">
                <text:p>0.0318693</text:p>
              </table:table-cell>
              <table:table-cell office:value-type="float" office:value="109.339">
                <text:p>109.339</text:p>
              </table:table-cell>
              <table:table-cell office:value-type="float" office:value="11.6291">
                <text:p>11.6291</text:p>
              </table:table-cell>
            </table:table-row>
            <table:table-row>
              <table:table-cell office:value-type="float" office:value="66.9">
                <text:p>66.9</text:p>
              </table:table-cell>
              <table:table-cell office:value-type="float" office:value="0.03167">
                <text:p>0.03167</text:p>
              </table:table-cell>
              <table:table-cell office:value-type="float" office:value="109.338">
                <text:p>109.338</text:p>
              </table:table-cell>
              <table:table-cell office:value-type="float" office:value="11.6306">
                <text:p>11.6306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0314719">
                <text:p>0.0314719</text:p>
              </table:table-cell>
              <table:table-cell office:value-type="float" office:value="109.336">
                <text:p>109.336</text:p>
              </table:table-cell>
              <table:table-cell office:value-type="float" office:value="11.6322">
                <text:p>11.6322</text:p>
              </table:table-cell>
            </table:table-row>
            <table:table-row>
              <table:table-cell office:value-type="float" office:value="67.1">
                <text:p>67.1</text:p>
              </table:table-cell>
              <table:table-cell office:value-type="float" office:value="0.031275">
                <text:p>0.031275</text:p>
              </table:table-cell>
              <table:table-cell office:value-type="float" office:value="109.335">
                <text:p>109.335</text:p>
              </table:table-cell>
              <table:table-cell office:value-type="float" office:value="11.6338">
                <text:p>11.6338</text:p>
              </table:table-cell>
            </table:table-row>
            <table:table-row>
              <table:table-cell office:value-type="float" office:value="67.2">
                <text:p>67.2</text:p>
              </table:table-cell>
              <table:table-cell office:value-type="float" office:value="0.0310793">
                <text:p>0.0310793</text:p>
              </table:table-cell>
              <table:table-cell office:value-type="float" office:value="109.334">
                <text:p>109.334</text:p>
              </table:table-cell>
              <table:table-cell office:value-type="float" office:value="11.6354">
                <text:p>11.6354</text:p>
              </table:table-cell>
            </table:table-row>
            <table:table-row>
              <table:table-cell office:value-type="float" office:value="67.3">
                <text:p>67.3</text:p>
              </table:table-cell>
              <table:table-cell office:value-type="float" office:value="0.0308849">
                <text:p>0.0308849</text:p>
              </table:table-cell>
              <table:table-cell office:value-type="float" office:value="109.332">
                <text:p>109.332</text:p>
              </table:table-cell>
              <table:table-cell office:value-type="float" office:value="11.6369">
                <text:p>11.6369</text:p>
              </table:table-cell>
            </table:table-row>
            <table:table-row>
              <table:table-cell office:value-type="float" office:value="67.4">
                <text:p>67.4</text:p>
              </table:table-cell>
              <table:table-cell office:value-type="float" office:value="0.0306916">
                <text:p>0.0306916</text:p>
              </table:table-cell>
              <table:table-cell office:value-type="float" office:value="109.331">
                <text:p>109.331</text:p>
              </table:table-cell>
              <table:table-cell office:value-type="float" office:value="11.6384">
                <text:p>11.6384</text:p>
              </table:table-cell>
            </table:table-row>
            <table:table-row>
              <table:table-cell office:value-type="float" office:value="67.5">
                <text:p>67.5</text:p>
              </table:table-cell>
              <table:table-cell office:value-type="float" office:value="0.0304996">
                <text:p>0.0304996</text:p>
              </table:table-cell>
              <table:table-cell office:value-type="float" office:value="109.33">
                <text:p>109.33</text:p>
              </table:table-cell>
              <table:table-cell office:value-type="float" office:value="11.64">
                <text:p>11.64</text:p>
              </table:table-cell>
            </table:table-row>
            <table:table-row>
              <table:table-cell office:value-type="float" office:value="67.6">
                <text:p>67.6</text:p>
              </table:table-cell>
              <table:table-cell office:value-type="float" office:value="0.0303087">
                <text:p>0.0303087</text:p>
              </table:table-cell>
              <table:table-cell office:value-type="float" office:value="109.328">
                <text:p>109.328</text:p>
              </table:table-cell>
              <table:table-cell office:value-type="float" office:value="11.6415">
                <text:p>11.6415</text:p>
              </table:table-cell>
            </table:table-row>
            <table:table-row>
              <table:table-cell office:value-type="float" office:value="67.7">
                <text:p>67.7</text:p>
              </table:table-cell>
              <table:table-cell office:value-type="float" office:value="0.030119">
                <text:p>0.030119</text:p>
              </table:table-cell>
              <table:table-cell office:value-type="float" office:value="109.327">
                <text:p>109.327</text:p>
              </table:table-cell>
              <table:table-cell office:value-type="float" office:value="11.643">
                <text:p>11.643</text:p>
              </table:table-cell>
            </table:table-row>
            <table:table-row>
              <table:table-cell office:value-type="float" office:value="67.8">
                <text:p>67.8</text:p>
              </table:table-cell>
              <table:table-cell office:value-type="float" office:value="0.0299305">
                <text:p>0.0299305</text:p>
              </table:table-cell>
              <table:table-cell office:value-type="float" office:value="109.326">
                <text:p>109.326</text:p>
              </table:table-cell>
              <table:table-cell office:value-type="float" office:value="11.6445">
                <text:p>11.6445</text:p>
              </table:table-cell>
            </table:table-row>
            <table:table-row>
              <table:table-cell office:value-type="float" office:value="67.9">
                <text:p>67.9</text:p>
              </table:table-cell>
              <table:table-cell office:value-type="float" office:value="0.0297431">
                <text:p>0.0297431</text:p>
              </table:table-cell>
              <table:table-cell office:value-type="float" office:value="109.324">
                <text:p>109.324</text:p>
              </table:table-cell>
              <table:table-cell office:value-type="float" office:value="11.646">
                <text:p>11.646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0295569">
                <text:p>0.0295569</text:p>
              </table:table-cell>
              <table:table-cell office:value-type="float" office:value="109.323">
                <text:p>109.323</text:p>
              </table:table-cell>
              <table:table-cell office:value-type="float" office:value="11.6475">
                <text:p>11.6475</text:p>
              </table:table-cell>
            </table:table-row>
            <table:table-row>
              <table:table-cell office:value-type="float" office:value="68.1">
                <text:p>68.1</text:p>
              </table:table-cell>
              <table:table-cell office:value-type="float" office:value="0.0293718">
                <text:p>0.0293718</text:p>
              </table:table-cell>
              <table:table-cell office:value-type="float" office:value="109.322">
                <text:p>109.322</text:p>
              </table:table-cell>
              <table:table-cell office:value-type="float" office:value="11.649">
                <text:p>11.649</text:p>
              </table:table-cell>
            </table:table-row>
            <table:table-row>
              <table:table-cell office:value-type="float" office:value="68.2">
                <text:p>68.2</text:p>
              </table:table-cell>
              <table:table-cell office:value-type="float" office:value="0.0291879">
                <text:p>0.0291879</text:p>
              </table:table-cell>
              <table:table-cell office:value-type="float" office:value="109.32">
                <text:p>109.32</text:p>
              </table:table-cell>
              <table:table-cell office:value-type="float" office:value="11.6504">
                <text:p>11.6504</text:p>
              </table:table-cell>
            </table:table-row>
            <table:table-row>
              <table:table-cell office:value-type="float" office:value="68.3">
                <text:p>68.3</text:p>
              </table:table-cell>
              <table:table-cell office:value-type="float" office:value="0.0290052">
                <text:p>0.0290052</text:p>
              </table:table-cell>
              <table:table-cell office:value-type="float" office:value="109.319">
                <text:p>109.319</text:p>
              </table:table-cell>
              <table:table-cell office:value-type="float" office:value="11.6519">
                <text:p>11.6519</text:p>
              </table:table-cell>
            </table:table-row>
            <table:table-row>
              <table:table-cell office:value-type="float" office:value="68.4">
                <text:p>68.4</text:p>
              </table:table-cell>
              <table:table-cell office:value-type="float" office:value="0.0288235">
                <text:p>0.0288235</text:p>
              </table:table-cell>
              <table:table-cell office:value-type="float" office:value="109.318">
                <text:p>109.318</text:p>
              </table:table-cell>
              <table:table-cell office:value-type="float" office:value="11.6533">
                <text:p>11.6533</text:p>
              </table:table-cell>
            </table:table-row>
            <table:table-row>
              <table:table-cell office:value-type="float" office:value="68.5">
                <text:p>68.5</text:p>
              </table:table-cell>
              <table:table-cell office:value-type="float" office:value="0.028643">
                <text:p>0.028643</text:p>
              </table:table-cell>
              <table:table-cell office:value-type="float" office:value="109.317">
                <text:p>109.317</text:p>
              </table:table-cell>
              <table:table-cell office:value-type="float" office:value="11.6548">
                <text:p>11.6548</text:p>
              </table:table-cell>
            </table:table-row>
            <table:table-row>
              <table:table-cell office:value-type="float" office:value="68.6">
                <text:p>68.6</text:p>
              </table:table-cell>
              <table:table-cell office:value-type="float" office:value="0.0284636">
                <text:p>0.0284636</text:p>
              </table:table-cell>
              <table:table-cell office:value-type="float" office:value="109.315">
                <text:p>109.315</text:p>
              </table:table-cell>
              <table:table-cell office:value-type="float" office:value="11.6562">
                <text:p>11.6562</text:p>
              </table:table-cell>
            </table:table-row>
            <table:table-row>
              <table:table-cell office:value-type="float" office:value="68.7">
                <text:p>68.7</text:p>
              </table:table-cell>
              <table:table-cell office:value-type="float" office:value="0.0282853">
                <text:p>0.0282853</text:p>
              </table:table-cell>
              <table:table-cell office:value-type="float" office:value="109.314">
                <text:p>109.314</text:p>
              </table:table-cell>
              <table:table-cell office:value-type="float" office:value="11.6576">
                <text:p>11.6576</text:p>
              </table:table-cell>
            </table:table-row>
            <table:table-row>
              <table:table-cell office:value-type="float" office:value="68.8">
                <text:p>68.8</text:p>
              </table:table-cell>
              <table:table-cell office:value-type="float" office:value="0.0281081">
                <text:p>0.0281081</text:p>
              </table:table-cell>
              <table:table-cell office:value-type="float" office:value="109.313">
                <text:p>109.313</text:p>
              </table:table-cell>
              <table:table-cell office:value-type="float" office:value="11.659">
                <text:p>11.659</text:p>
              </table:table-cell>
            </table:table-row>
            <table:table-row>
              <table:table-cell office:value-type="float" office:value="68.9">
                <text:p>68.9</text:p>
              </table:table-cell>
              <table:table-cell office:value-type="float" office:value="0.027932">
                <text:p>0.027932</text:p>
              </table:table-cell>
              <table:table-cell office:value-type="float" office:value="109.312">
                <text:p>109.312</text:p>
              </table:table-cell>
              <table:table-cell office:value-type="float" office:value="11.6605">
                <text:p>11.6605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027757">
                <text:p>0.027757</text:p>
              </table:table-cell>
              <table:table-cell office:value-type="float" office:value="109.31">
                <text:p>109.31</text:p>
              </table:table-cell>
              <table:table-cell office:value-type="float" office:value="11.6618">
                <text:p>11.6618</text:p>
              </table:table-cell>
            </table:table-row>
            <table:table-row>
              <table:table-cell office:value-type="float" office:value="69.1">
                <text:p>69.1</text:p>
              </table:table-cell>
              <table:table-cell office:value-type="float" office:value="0.0275831">
                <text:p>0.0275831</text:p>
              </table:table-cell>
              <table:table-cell office:value-type="float" office:value="109.309">
                <text:p>109.309</text:p>
              </table:table-cell>
              <table:table-cell office:value-type="float" office:value="11.6632">
                <text:p>11.6632</text:p>
              </table:table-cell>
            </table:table-row>
            <table:table-row>
              <table:table-cell office:value-type="float" office:value="69.2">
                <text:p>69.2</text:p>
              </table:table-cell>
              <table:table-cell office:value-type="float" office:value="0.0274102">
                <text:p>0.0274102</text:p>
              </table:table-cell>
              <table:table-cell office:value-type="float" office:value="109.308">
                <text:p>109.308</text:p>
              </table:table-cell>
              <table:table-cell office:value-type="float" office:value="11.6646">
                <text:p>11.6646</text:p>
              </table:table-cell>
            </table:table-row>
            <table:table-row>
              <table:table-cell office:value-type="float" office:value="69.3">
                <text:p>69.3</text:p>
              </table:table-cell>
              <table:table-cell office:value-type="float" office:value="0.0272385">
                <text:p>0.0272385</text:p>
              </table:table-cell>
              <table:table-cell office:value-type="float" office:value="109.307">
                <text:p>109.307</text:p>
              </table:table-cell>
              <table:table-cell office:value-type="float" office:value="11.666">
                <text:p>11.666</text:p>
              </table:table-cell>
            </table:table-row>
            <table:table-row>
              <table:table-cell office:value-type="float" office:value="69.4">
                <text:p>69.4</text:p>
              </table:table-cell>
              <table:table-cell office:value-type="float" office:value="0.0270677">
                <text:p>0.0270677</text:p>
              </table:table-cell>
              <table:table-cell office:value-type="float" office:value="109.306">
                <text:p>109.306</text:p>
              </table:table-cell>
              <table:table-cell office:value-type="float" office:value="11.6673">
                <text:p>11.6673</text:p>
              </table:table-cell>
            </table:table-row>
            <table:table-row>
              <table:table-cell office:value-type="float" office:value="69.5">
                <text:p>69.5</text:p>
              </table:table-cell>
              <table:table-cell office:value-type="float" office:value="0.0268981">
                <text:p>0.0268981</text:p>
              </table:table-cell>
              <table:table-cell office:value-type="float" office:value="109.304">
                <text:p>109.304</text:p>
              </table:table-cell>
              <table:table-cell office:value-type="float" office:value="11.6687">
                <text:p>11.6687</text:p>
              </table:table-cell>
            </table:table-row>
            <table:table-row>
              <table:table-cell office:value-type="float" office:value="69.6">
                <text:p>69.6</text:p>
              </table:table-cell>
              <table:table-cell office:value-type="float" office:value="0.0267295">
                <text:p>0.0267295</text:p>
              </table:table-cell>
              <table:table-cell office:value-type="float" office:value="109.303">
                <text:p>109.303</text:p>
              </table:table-cell>
              <table:table-cell office:value-type="float" office:value="11.67">
                <text:p>11.67</text:p>
              </table:table-cell>
            </table:table-row>
            <table:table-row>
              <table:table-cell office:value-type="float" office:value="69.7">
                <text:p>69.7</text:p>
              </table:table-cell>
              <table:table-cell office:value-type="float" office:value="0.0265619">
                <text:p>0.0265619</text:p>
              </table:table-cell>
              <table:table-cell office:value-type="float" office:value="109.302">
                <text:p>109.302</text:p>
              </table:table-cell>
              <table:table-cell office:value-type="float" office:value="11.6714">
                <text:p>11.6714</text:p>
              </table:table-cell>
            </table:table-row>
            <table:table-row>
              <table:table-cell office:value-type="float" office:value="69.8">
                <text:p>69.8</text:p>
              </table:table-cell>
              <table:table-cell office:value-type="float" office:value="0.0263954">
                <text:p>0.0263954</text:p>
              </table:table-cell>
              <table:table-cell office:value-type="float" office:value="109.301">
                <text:p>109.301</text:p>
              </table:table-cell>
              <table:table-cell office:value-type="float" office:value="11.6727">
                <text:p>11.6727</text:p>
              </table:table-cell>
            </table:table-row>
            <table:table-row>
              <table:table-cell office:value-type="float" office:value="69.9">
                <text:p>69.9</text:p>
              </table:table-cell>
              <table:table-cell office:value-type="float" office:value="0.0262299">
                <text:p>0.0262299</text:p>
              </table:table-cell>
              <table:table-cell office:value-type="float" office:value="109.3">
                <text:p>109.3</text:p>
              </table:table-cell>
              <table:table-cell office:value-type="float" office:value="11.674">
                <text:p>11.67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260654">
                <text:p>0.0260654</text:p>
              </table:table-cell>
              <table:table-cell office:value-type="float" office:value="109.299">
                <text:p>109.299</text:p>
              </table:table-cell>
              <table:table-cell office:value-type="float" office:value="11.6753">
                <text:p>11.6753</text:p>
              </table:table-cell>
            </table:table-row>
            <table:table-row>
              <table:table-cell office:value-type="float" office:value="70.1">
                <text:p>70.1</text:p>
              </table:table-cell>
              <table:table-cell office:value-type="float" office:value="0.025902">
                <text:p>0.025902</text:p>
              </table:table-cell>
              <table:table-cell office:value-type="float" office:value="109.297">
                <text:p>109.297</text:p>
              </table:table-cell>
              <table:table-cell office:value-type="float" office:value="11.6766">
                <text:p>11.6766</text:p>
              </table:table-cell>
            </table:table-row>
            <table:table-row>
              <table:table-cell office:value-type="float" office:value="70.2">
                <text:p>70.2</text:p>
              </table:table-cell>
              <table:table-cell office:value-type="float" office:value="0.0257396">
                <text:p>0.0257396</text:p>
              </table:table-cell>
              <table:table-cell office:value-type="float" office:value="109.296">
                <text:p>109.296</text:p>
              </table:table-cell>
              <table:table-cell office:value-type="float" office:value="11.6779">
                <text:p>11.6779</text:p>
              </table:table-cell>
            </table:table-row>
            <table:table-row>
              <table:table-cell office:value-type="float" office:value="70.3">
                <text:p>70.3</text:p>
              </table:table-cell>
              <table:table-cell office:value-type="float" office:value="0.0255781">
                <text:p>0.0255781</text:p>
              </table:table-cell>
              <table:table-cell office:value-type="float" office:value="109.295">
                <text:p>109.295</text:p>
              </table:table-cell>
              <table:table-cell office:value-type="float" office:value="11.6792">
                <text:p>11.6792</text:p>
              </table:table-cell>
            </table:table-row>
            <table:table-row>
              <table:table-cell office:value-type="float" office:value="70.4">
                <text:p>70.4</text:p>
              </table:table-cell>
              <table:table-cell office:value-type="float" office:value="0.0254177">
                <text:p>0.0254177</text:p>
              </table:table-cell>
              <table:table-cell office:value-type="float" office:value="109.294">
                <text:p>109.294</text:p>
              </table:table-cell>
              <table:table-cell office:value-type="float" office:value="11.6805">
                <text:p>11.6805</text:p>
              </table:table-cell>
            </table:table-row>
            <table:table-row>
              <table:table-cell office:value-type="float" office:value="70.5">
                <text:p>70.5</text:p>
              </table:table-cell>
              <table:table-cell office:value-type="float" office:value="0.0252583">
                <text:p>0.0252583</text:p>
              </table:table-cell>
              <table:table-cell office:value-type="float" office:value="109.293">
                <text:p>109.293</text:p>
              </table:table-cell>
              <table:table-cell office:value-type="float" office:value="11.6817">
                <text:p>11.6817</text:p>
              </table:table-cell>
            </table:table-row>
            <table:table-row>
              <table:table-cell office:value-type="float" office:value="70.6">
                <text:p>70.6</text:p>
              </table:table-cell>
              <table:table-cell office:value-type="float" office:value="0.0250998">
                <text:p>0.0250998</text:p>
              </table:table-cell>
              <table:table-cell office:value-type="float" office:value="109.292">
                <text:p>109.292</text:p>
              </table:table-cell>
              <table:table-cell office:value-type="float" office:value="11.683">
                <text:p>11.683</text:p>
              </table:table-cell>
            </table:table-row>
            <table:table-row>
              <table:table-cell office:value-type="float" office:value="70.7">
                <text:p>70.7</text:p>
              </table:table-cell>
              <table:table-cell office:value-type="float" office:value="0.0249424">
                <text:p>0.0249424</text:p>
              </table:table-cell>
              <table:table-cell office:value-type="float" office:value="109.291">
                <text:p>109.291</text:p>
              </table:table-cell>
              <table:table-cell office:value-type="float" office:value="11.6843">
                <text:p>11.6843</text:p>
              </table:table-cell>
            </table:table-row>
            <table:table-row>
              <table:table-cell office:value-type="float" office:value="70.8">
                <text:p>70.8</text:p>
              </table:table-cell>
              <table:table-cell office:value-type="float" office:value="0.0247859">
                <text:p>0.0247859</text:p>
              </table:table-cell>
              <table:table-cell office:value-type="float" office:value="109.29">
                <text:p>109.29</text:p>
              </table:table-cell>
              <table:table-cell office:value-type="float" office:value="11.6855">
                <text:p>11.6855</text:p>
              </table:table-cell>
            </table:table-row>
            <table:table-row>
              <table:table-cell office:value-type="float" office:value="70.9">
                <text:p>70.9</text:p>
              </table:table-cell>
              <table:table-cell office:value-type="float" office:value="0.0246304">
                <text:p>0.0246304</text:p>
              </table:table-cell>
              <table:table-cell office:value-type="float" office:value="109.289">
                <text:p>109.289</text:p>
              </table:table-cell>
              <table:table-cell office:value-type="float" office:value="11.6867">
                <text:p>11.6867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0244758">
                <text:p>0.0244758</text:p>
              </table:table-cell>
              <table:table-cell office:value-type="float" office:value="109.288">
                <text:p>109.288</text:p>
              </table:table-cell>
              <table:table-cell office:value-type="float" office:value="11.688">
                <text:p>11.688</text:p>
              </table:table-cell>
            </table:table-row>
            <table:table-row>
              <table:table-cell office:value-type="float" office:value="71.1">
                <text:p>71.1</text:p>
              </table:table-cell>
              <table:table-cell office:value-type="float" office:value="0.0243223">
                <text:p>0.0243223</text:p>
              </table:table-cell>
              <table:table-cell office:value-type="float" office:value="109.286">
                <text:p>109.286</text:p>
              </table:table-cell>
              <table:table-cell office:value-type="float" office:value="11.6892">
                <text:p>11.6892</text:p>
              </table:table-cell>
            </table:table-row>
            <table:table-row>
              <table:table-cell office:value-type="float" office:value="71.2">
                <text:p>71.2</text:p>
              </table:table-cell>
              <table:table-cell office:value-type="float" office:value="0.0241696">
                <text:p>0.0241696</text:p>
              </table:table-cell>
              <table:table-cell office:value-type="float" office:value="109.285">
                <text:p>109.285</text:p>
              </table:table-cell>
              <table:table-cell office:value-type="float" office:value="11.6904">
                <text:p>11.6904</text:p>
              </table:table-cell>
            </table:table-row>
            <table:table-row>
              <table:table-cell office:value-type="float" office:value="71.3">
                <text:p>71.3</text:p>
              </table:table-cell>
              <table:table-cell office:value-type="float" office:value="0.0240179">
                <text:p>0.0240179</text:p>
              </table:table-cell>
              <table:table-cell office:value-type="float" office:value="109.284">
                <text:p>109.284</text:p>
              </table:table-cell>
              <table:table-cell office:value-type="float" office:value="11.6916">
                <text:p>11.6916</text:p>
              </table:table-cell>
            </table:table-row>
            <table:table-row>
              <table:table-cell office:value-type="float" office:value="71.4">
                <text:p>71.4</text:p>
              </table:table-cell>
              <table:table-cell office:value-type="float" office:value="0.0238672">
                <text:p>0.0238672</text:p>
              </table:table-cell>
              <table:table-cell office:value-type="float" office:value="109.283">
                <text:p>109.283</text:p>
              </table:table-cell>
              <table:table-cell office:value-type="float" office:value="11.6928">
                <text:p>11.6928</text:p>
              </table:table-cell>
            </table:table-row>
            <table:table-row>
              <table:table-cell office:value-type="float" office:value="71.5">
                <text:p>71.5</text:p>
              </table:table-cell>
              <table:table-cell office:value-type="float" office:value="0.0237174">
                <text:p>0.0237174</text:p>
              </table:table-cell>
              <table:table-cell office:value-type="float" office:value="109.282">
                <text:p>109.282</text:p>
              </table:table-cell>
              <table:table-cell office:value-type="float" office:value="11.694">
                <text:p>11.694</text:p>
              </table:table-cell>
            </table:table-row>
            <table:table-row>
              <table:table-cell office:value-type="float" office:value="71.6">
                <text:p>71.6</text:p>
              </table:table-cell>
              <table:table-cell office:value-type="float" office:value="0.0235685">
                <text:p>0.0235685</text:p>
              </table:table-cell>
              <table:table-cell office:value-type="float" office:value="109.281">
                <text:p>109.281</text:p>
              </table:table-cell>
              <table:table-cell office:value-type="float" office:value="11.6952">
                <text:p>11.6952</text:p>
              </table:table-cell>
            </table:table-row>
            <table:table-row>
              <table:table-cell office:value-type="float" office:value="71.7">
                <text:p>71.7</text:p>
              </table:table-cell>
              <table:table-cell office:value-type="float" office:value="0.0234206">
                <text:p>0.0234206</text:p>
              </table:table-cell>
              <table:table-cell office:value-type="float" office:value="109.28">
                <text:p>109.28</text:p>
              </table:table-cell>
              <table:table-cell office:value-type="float" office:value="11.6964">
                <text:p>11.6964</text:p>
              </table:table-cell>
            </table:table-row>
            <table:table-row>
              <table:table-cell office:value-type="float" office:value="71.8">
                <text:p>71.8</text:p>
              </table:table-cell>
              <table:table-cell office:value-type="float" office:value="0.0232735">
                <text:p>0.0232735</text:p>
              </table:table-cell>
              <table:table-cell office:value-type="float" office:value="109.279">
                <text:p>109.279</text:p>
              </table:table-cell>
              <table:table-cell office:value-type="float" office:value="11.6975">
                <text:p>11.6975</text:p>
              </table:table-cell>
            </table:table-row>
            <table:table-row>
              <table:table-cell office:value-type="float" office:value="71.9">
                <text:p>71.9</text:p>
              </table:table-cell>
              <table:table-cell office:value-type="float" office:value="0.0231274">
                <text:p>0.0231274</text:p>
              </table:table-cell>
              <table:table-cell office:value-type="float" office:value="109.278">
                <text:p>109.278</text:p>
              </table:table-cell>
              <table:table-cell office:value-type="float" office:value="11.6987">
                <text:p>11.6987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0229822">
                <text:p>0.0229822</text:p>
              </table:table-cell>
              <table:table-cell office:value-type="float" office:value="109.277">
                <text:p>109.277</text:p>
              </table:table-cell>
              <table:table-cell office:value-type="float" office:value="11.6998">
                <text:p>11.6998</text:p>
              </table:table-cell>
            </table:table-row>
            <table:table-row>
              <table:table-cell office:value-type="float" office:value="72.1">
                <text:p>72.1</text:p>
              </table:table-cell>
              <table:table-cell office:value-type="float" office:value="0.0228379">
                <text:p>0.0228379</text:p>
              </table:table-cell>
              <table:table-cell office:value-type="float" office:value="109.276">
                <text:p>109.276</text:p>
              </table:table-cell>
              <table:table-cell office:value-type="float" office:value="11.701">
                <text:p>11.701</text:p>
              </table:table-cell>
            </table:table-row>
            <table:table-row>
              <table:table-cell office:value-type="float" office:value="72.2">
                <text:p>72.2</text:p>
              </table:table-cell>
              <table:table-cell office:value-type="float" office:value="0.0226945">
                <text:p>0.0226945</text:p>
              </table:table-cell>
              <table:table-cell office:value-type="float" office:value="109.275">
                <text:p>109.275</text:p>
              </table:table-cell>
              <table:table-cell office:value-type="float" office:value="11.7021">
                <text:p>11.7021</text:p>
              </table:table-cell>
            </table:table-row>
            <table:table-row>
              <table:table-cell office:value-type="float" office:value="72.3">
                <text:p>72.3</text:p>
              </table:table-cell>
              <table:table-cell office:value-type="float" office:value="0.022552">
                <text:p>0.022552</text:p>
              </table:table-cell>
              <table:table-cell office:value-type="float" office:value="109.274">
                <text:p>109.274</text:p>
              </table:table-cell>
              <table:table-cell office:value-type="float" office:value="11.7033">
                <text:p>11.7033</text:p>
              </table:table-cell>
            </table:table-row>
            <table:table-row>
              <table:table-cell office:value-type="float" office:value="72.4">
                <text:p>72.4</text:p>
              </table:table-cell>
              <table:table-cell office:value-type="float" office:value="0.0224103">
                <text:p>0.0224103</text:p>
              </table:table-cell>
              <table:table-cell office:value-type="float" office:value="109.273">
                <text:p>109.273</text:p>
              </table:table-cell>
              <table:table-cell office:value-type="float" office:value="11.7044">
                <text:p>11.7044</text:p>
              </table:table-cell>
            </table:table-row>
            <table:table-row>
              <table:table-cell office:value-type="float" office:value="72.5">
                <text:p>72.5</text:p>
              </table:table-cell>
              <table:table-cell office:value-type="float" office:value="0.0222696">
                <text:p>0.0222696</text:p>
              </table:table-cell>
              <table:table-cell office:value-type="float" office:value="109.272">
                <text:p>109.272</text:p>
              </table:table-cell>
              <table:table-cell office:value-type="float" office:value="11.7055">
                <text:p>11.7055</text:p>
              </table:table-cell>
            </table:table-row>
            <table:table-row>
              <table:table-cell office:value-type="float" office:value="72.6">
                <text:p>72.6</text:p>
              </table:table-cell>
              <table:table-cell office:value-type="float" office:value="0.0221297">
                <text:p>0.0221297</text:p>
              </table:table-cell>
              <table:table-cell office:value-type="float" office:value="109.271">
                <text:p>109.271</text:p>
              </table:table-cell>
              <table:table-cell office:value-type="float" office:value="11.7066">
                <text:p>11.7066</text:p>
              </table:table-cell>
            </table:table-row>
            <table:table-row>
              <table:table-cell office:value-type="float" office:value="72.7">
                <text:p>72.7</text:p>
              </table:table-cell>
              <table:table-cell office:value-type="float" office:value="0.0219907">
                <text:p>0.0219907</text:p>
              </table:table-cell>
              <table:table-cell office:value-type="float" office:value="109.27">
                <text:p>109.27</text:p>
              </table:table-cell>
              <table:table-cell office:value-type="float" office:value="11.7077">
                <text:p>11.7077</text:p>
              </table:table-cell>
            </table:table-row>
            <table:table-row>
              <table:table-cell office:value-type="float" office:value="72.8">
                <text:p>72.8</text:p>
              </table:table-cell>
              <table:table-cell office:value-type="float" office:value="0.0218525">
                <text:p>0.0218525</text:p>
              </table:table-cell>
              <table:table-cell office:value-type="float" office:value="109.269">
                <text:p>109.269</text:p>
              </table:table-cell>
              <table:table-cell office:value-type="float" office:value="11.7088">
                <text:p>11.7088</text:p>
              </table:table-cell>
            </table:table-row>
            <table:table-row>
              <table:table-cell office:value-type="float" office:value="72.9">
                <text:p>72.9</text:p>
              </table:table-cell>
              <table:table-cell office:value-type="float" office:value="0.0217153">
                <text:p>0.0217153</text:p>
              </table:table-cell>
              <table:table-cell office:value-type="float" office:value="109.268">
                <text:p>109.268</text:p>
              </table:table-cell>
              <table:table-cell office:value-type="float" office:value="11.7099">
                <text:p>11.7099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0215788">
                <text:p>0.0215788</text:p>
              </table:table-cell>
              <table:table-cell office:value-type="float" office:value="109.267">
                <text:p>109.267</text:p>
              </table:table-cell>
              <table:table-cell office:value-type="float" office:value="11.711">
                <text:p>11.711</text:p>
              </table:table-cell>
            </table:table-row>
            <table:table-row>
              <table:table-cell office:value-type="float" office:value="73.1">
                <text:p>73.1</text:p>
              </table:table-cell>
              <table:table-cell office:value-type="float" office:value="0.0214432">
                <text:p>0.0214432</text:p>
              </table:table-cell>
              <table:table-cell office:value-type="float" office:value="109.266">
                <text:p>109.266</text:p>
              </table:table-cell>
              <table:table-cell office:value-type="float" office:value="11.7121">
                <text:p>11.7121</text:p>
              </table:table-cell>
            </table:table-row>
            <table:table-row>
              <table:table-cell office:value-type="float" office:value="73.2">
                <text:p>73.2</text:p>
              </table:table-cell>
              <table:table-cell office:value-type="float" office:value="0.0213085">
                <text:p>0.0213085</text:p>
              </table:table-cell>
              <table:table-cell office:value-type="float" office:value="109.266">
                <text:p>109.266</text:p>
              </table:table-cell>
              <table:table-cell office:value-type="float" office:value="11.7131">
                <text:p>11.7131</text:p>
              </table:table-cell>
            </table:table-row>
            <table:table-row>
              <table:table-cell office:value-type="float" office:value="73.3">
                <text:p>73.3</text:p>
              </table:table-cell>
              <table:table-cell office:value-type="float" office:value="0.0211746">
                <text:p>0.0211746</text:p>
              </table:table-cell>
              <table:table-cell office:value-type="float" office:value="109.265">
                <text:p>109.265</text:p>
              </table:table-cell>
              <table:table-cell office:value-type="float" office:value="11.7142">
                <text:p>11.7142</text:p>
              </table:table-cell>
            </table:table-row>
            <table:table-row>
              <table:table-cell office:value-type="float" office:value="73.4">
                <text:p>73.4</text:p>
              </table:table-cell>
              <table:table-cell office:value-type="float" office:value="0.0210415">
                <text:p>0.0210415</text:p>
              </table:table-cell>
              <table:table-cell office:value-type="float" office:value="109.264">
                <text:p>109.264</text:p>
              </table:table-cell>
              <table:table-cell office:value-type="float" office:value="11.7153">
                <text:p>11.7153</text:p>
              </table:table-cell>
            </table:table-row>
            <table:table-row>
              <table:table-cell office:value-type="float" office:value="73.5">
                <text:p>73.5</text:p>
              </table:table-cell>
              <table:table-cell office:value-type="float" office:value="0.0209093">
                <text:p>0.0209093</text:p>
              </table:table-cell>
              <table:table-cell office:value-type="float" office:value="109.263">
                <text:p>109.263</text:p>
              </table:table-cell>
              <table:table-cell office:value-type="float" office:value="11.7163">
                <text:p>11.7163</text:p>
              </table:table-cell>
            </table:table-row>
            <table:table-row>
              <table:table-cell office:value-type="float" office:value="73.6">
                <text:p>73.6</text:p>
              </table:table-cell>
              <table:table-cell office:value-type="float" office:value="0.0207779">
                <text:p>0.0207779</text:p>
              </table:table-cell>
              <table:table-cell office:value-type="float" office:value="109.262">
                <text:p>109.262</text:p>
              </table:table-cell>
              <table:table-cell office:value-type="float" office:value="11.7174">
                <text:p>11.7174</text:p>
              </table:table-cell>
            </table:table-row>
            <table:table-row>
              <table:table-cell office:value-type="float" office:value="73.7">
                <text:p>73.7</text:p>
              </table:table-cell>
              <table:table-cell office:value-type="float" office:value="0.0206473">
                <text:p>0.0206473</text:p>
              </table:table-cell>
              <table:table-cell office:value-type="float" office:value="109.261">
                <text:p>109.261</text:p>
              </table:table-cell>
              <table:table-cell office:value-type="float" office:value="11.7184">
                <text:p>11.7184</text:p>
              </table:table-cell>
            </table:table-row>
            <table:table-row>
              <table:table-cell office:value-type="float" office:value="73.8">
                <text:p>73.8</text:p>
              </table:table-cell>
              <table:table-cell office:value-type="float" office:value="0.0205175">
                <text:p>0.0205175</text:p>
              </table:table-cell>
              <table:table-cell office:value-type="float" office:value="109.26">
                <text:p>109.26</text:p>
              </table:table-cell>
              <table:table-cell office:value-type="float" office:value="11.7194">
                <text:p>11.7194</text:p>
              </table:table-cell>
            </table:table-row>
            <table:table-row>
              <table:table-cell office:value-type="float" office:value="73.9">
                <text:p>73.9</text:p>
              </table:table-cell>
              <table:table-cell office:value-type="float" office:value="0.0203886">
                <text:p>0.0203886</text:p>
              </table:table-cell>
              <table:table-cell office:value-type="float" office:value="109.259">
                <text:p>109.259</text:p>
              </table:table-cell>
              <table:table-cell office:value-type="float" office:value="11.7205">
                <text:p>11.7205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0202604">
                <text:p>0.0202604</text:p>
              </table:table-cell>
              <table:table-cell office:value-type="float" office:value="109.258">
                <text:p>109.258</text:p>
              </table:table-cell>
              <table:table-cell office:value-type="float" office:value="11.7215">
                <text:p>11.7215</text:p>
              </table:table-cell>
            </table:table-row>
            <table:table-row>
              <table:table-cell office:value-type="float" office:value="74.1">
                <text:p>74.1</text:p>
              </table:table-cell>
              <table:table-cell office:value-type="float" office:value="0.020133">
                <text:p>0.020133</text:p>
              </table:table-cell>
              <table:table-cell office:value-type="float" office:value="109.257">
                <text:p>109.257</text:p>
              </table:table-cell>
              <table:table-cell office:value-type="float" office:value="11.7225">
                <text:p>11.7225</text:p>
              </table:table-cell>
            </table:table-row>
            <table:table-row>
              <table:table-cell office:value-type="float" office:value="74.2">
                <text:p>74.2</text:p>
              </table:table-cell>
              <table:table-cell office:value-type="float" office:value="0.0200064">
                <text:p>0.0200064</text:p>
              </table:table-cell>
              <table:table-cell office:value-type="float" office:value="109.257">
                <text:p>109.257</text:p>
              </table:table-cell>
              <table:table-cell office:value-type="float" office:value="11.7235">
                <text:p>11.7235</text:p>
              </table:table-cell>
            </table:table-row>
            <table:table-row>
              <table:table-cell office:value-type="float" office:value="74.3">
                <text:p>74.3</text:p>
              </table:table-cell>
              <table:table-cell office:value-type="float" office:value="0.0198806">
                <text:p>0.0198806</text:p>
              </table:table-cell>
              <table:table-cell office:value-type="float" office:value="109.256">
                <text:p>109.256</text:p>
              </table:table-cell>
              <table:table-cell office:value-type="float" office:value="11.7245">
                <text:p>11.7245</text:p>
              </table:table-cell>
            </table:table-row>
            <table:table-row>
              <table:table-cell office:value-type="float" office:value="74.4">
                <text:p>74.4</text:p>
              </table:table-cell>
              <table:table-cell office:value-type="float" office:value="0.0197556">
                <text:p>0.0197556</text:p>
              </table:table-cell>
              <table:table-cell office:value-type="float" office:value="109.255">
                <text:p>109.255</text:p>
              </table:table-cell>
              <table:table-cell office:value-type="float" office:value="11.7255">
                <text:p>11.7255</text:p>
              </table:table-cell>
            </table:table-row>
            <table:table-row>
              <table:table-cell office:value-type="float" office:value="74.5">
                <text:p>74.5</text:p>
              </table:table-cell>
              <table:table-cell office:value-type="float" office:value="0.0196314">
                <text:p>0.0196314</text:p>
              </table:table-cell>
              <table:table-cell office:value-type="float" office:value="109.254">
                <text:p>109.254</text:p>
              </table:table-cell>
              <table:table-cell office:value-type="float" office:value="11.7265">
                <text:p>11.7265</text:p>
              </table:table-cell>
            </table:table-row>
            <table:table-row>
              <table:table-cell office:value-type="float" office:value="74.6">
                <text:p>74.6</text:p>
              </table:table-cell>
              <table:table-cell office:value-type="float" office:value="0.019508">
                <text:p>0.019508</text:p>
              </table:table-cell>
              <table:table-cell office:value-type="float" office:value="109.253">
                <text:p>109.253</text:p>
              </table:table-cell>
              <table:table-cell office:value-type="float" office:value="11.7274">
                <text:p>11.7274</text:p>
              </table:table-cell>
            </table:table-row>
            <table:table-row>
              <table:table-cell office:value-type="float" office:value="74.7">
                <text:p>74.7</text:p>
              </table:table-cell>
              <table:table-cell office:value-type="float" office:value="0.0193853">
                <text:p>0.0193853</text:p>
              </table:table-cell>
              <table:table-cell office:value-type="float" office:value="109.252">
                <text:p>109.252</text:p>
              </table:table-cell>
              <table:table-cell office:value-type="float" office:value="11.7284">
                <text:p>11.7284</text:p>
              </table:table-cell>
            </table:table-row>
            <table:table-row>
              <table:table-cell office:value-type="float" office:value="74.8">
                <text:p>74.8</text:p>
              </table:table-cell>
              <table:table-cell office:value-type="float" office:value="0.0192634">
                <text:p>0.0192634</text:p>
              </table:table-cell>
              <table:table-cell office:value-type="float" office:value="109.251">
                <text:p>109.251</text:p>
              </table:table-cell>
              <table:table-cell office:value-type="float" office:value="11.7294">
                <text:p>11.7294</text:p>
              </table:table-cell>
            </table:table-row>
            <table:table-row>
              <table:table-cell office:value-type="float" office:value="74.9">
                <text:p>74.9</text:p>
              </table:table-cell>
              <table:table-cell office:value-type="float" office:value="0.0191422">
                <text:p>0.0191422</text:p>
              </table:table-cell>
              <table:table-cell office:value-type="float" office:value="109.251">
                <text:p>109.251</text:p>
              </table:table-cell>
              <table:table-cell office:value-type="float" office:value="11.7303">
                <text:p>11.7303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0190218">
                <text:p>0.0190218</text:p>
              </table:table-cell>
              <table:table-cell office:value-type="float" office:value="109.25">
                <text:p>109.25</text:p>
              </table:table-cell>
              <table:table-cell office:value-type="float" office:value="11.7313">
                <text:p>11.7313</text:p>
              </table:table-cell>
            </table:table-row>
            <table:table-row>
              <table:table-cell office:value-type="float" office:value="75.1">
                <text:p>75.1</text:p>
              </table:table-cell>
              <table:table-cell office:value-type="float" office:value="0.0189022">
                <text:p>0.0189022</text:p>
              </table:table-cell>
              <table:table-cell office:value-type="float" office:value="109.249">
                <text:p>109.249</text:p>
              </table:table-cell>
              <table:table-cell office:value-type="float" office:value="11.7323">
                <text:p>11.7323</text:p>
              </table:table-cell>
            </table:table-row>
            <table:table-row>
              <table:table-cell office:value-type="float" office:value="75.2">
                <text:p>75.2</text:p>
              </table:table-cell>
              <table:table-cell office:value-type="float" office:value="0.0187833">
                <text:p>0.0187833</text:p>
              </table:table-cell>
              <table:table-cell office:value-type="float" office:value="109.248">
                <text:p>109.248</text:p>
              </table:table-cell>
              <table:table-cell office:value-type="float" office:value="11.7332">
                <text:p>11.7332</text:p>
              </table:table-cell>
            </table:table-row>
            <table:table-row>
              <table:table-cell office:value-type="float" office:value="75.3">
                <text:p>75.3</text:p>
              </table:table-cell>
              <table:table-cell office:value-type="float" office:value="0.0186651">
                <text:p>0.0186651</text:p>
              </table:table-cell>
              <table:table-cell office:value-type="float" office:value="109.247">
                <text:p>109.247</text:p>
              </table:table-cell>
              <table:table-cell office:value-type="float" office:value="11.7341">
                <text:p>11.7341</text:p>
              </table:table-cell>
            </table:table-row>
            <table:table-row>
              <table:table-cell office:value-type="float" office:value="75.4">
                <text:p>75.4</text:p>
              </table:table-cell>
              <table:table-cell office:value-type="float" office:value="0.0185477">
                <text:p>0.0185477</text:p>
              </table:table-cell>
              <table:table-cell office:value-type="float" office:value="109.246">
                <text:p>109.246</text:p>
              </table:table-cell>
              <table:table-cell office:value-type="float" office:value="11.7351">
                <text:p>11.7351</text:p>
              </table:table-cell>
            </table:table-row>
            <table:table-row>
              <table:table-cell office:value-type="float" office:value="75.5">
                <text:p>75.5</text:p>
              </table:table-cell>
              <table:table-cell office:value-type="float" office:value="0.018431">
                <text:p>0.018431</text:p>
              </table:table-cell>
              <table:table-cell office:value-type="float" office:value="109.246">
                <text:p>109.246</text:p>
              </table:table-cell>
              <table:table-cell office:value-type="float" office:value="11.736">
                <text:p>11.736</text:p>
              </table:table-cell>
            </table:table-row>
            <table:table-row>
              <table:table-cell office:value-type="float" office:value="75.6">
                <text:p>75.6</text:p>
              </table:table-cell>
              <table:table-cell office:value-type="float" office:value="0.018315">
                <text:p>0.018315</text:p>
              </table:table-cell>
              <table:table-cell office:value-type="float" office:value="109.245">
                <text:p>109.245</text:p>
              </table:table-cell>
              <table:table-cell office:value-type="float" office:value="11.7369">
                <text:p>11.7369</text:p>
              </table:table-cell>
            </table:table-row>
            <table:table-row>
              <table:table-cell office:value-type="float" office:value="75.7">
                <text:p>75.7</text:p>
              </table:table-cell>
              <table:table-cell office:value-type="float" office:value="0.0181998">
                <text:p>0.0181998</text:p>
              </table:table-cell>
              <table:table-cell office:value-type="float" office:value="109.244">
                <text:p>109.244</text:p>
              </table:table-cell>
              <table:table-cell office:value-type="float" office:value="11.7378">
                <text:p>11.7378</text:p>
              </table:table-cell>
            </table:table-row>
            <table:table-row>
              <table:table-cell office:value-type="float" office:value="75.8">
                <text:p>75.8</text:p>
              </table:table-cell>
              <table:table-cell office:value-type="float" office:value="0.0180853">
                <text:p>0.0180853</text:p>
              </table:table-cell>
              <table:table-cell office:value-type="float" office:value="109.243">
                <text:p>109.243</text:p>
              </table:table-cell>
              <table:table-cell office:value-type="float" office:value="11.7387">
                <text:p>11.7387</text:p>
              </table:table-cell>
            </table:table-row>
            <table:table-row>
              <table:table-cell office:value-type="float" office:value="75.9">
                <text:p>75.9</text:p>
              </table:table-cell>
              <table:table-cell office:value-type="float" office:value="0.0179715">
                <text:p>0.0179715</text:p>
              </table:table-cell>
              <table:table-cell office:value-type="float" office:value="109.242">
                <text:p>109.242</text:p>
              </table:table-cell>
              <table:table-cell office:value-type="float" office:value="11.7396">
                <text:p>11.7396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0178584">
                <text:p>0.0178584</text:p>
              </table:table-cell>
              <table:table-cell office:value-type="float" office:value="109.242">
                <text:p>109.242</text:p>
              </table:table-cell>
              <table:table-cell office:value-type="float" office:value="11.7405">
                <text:p>11.7405</text:p>
              </table:table-cell>
            </table:table-row>
            <table:table-row>
              <table:table-cell office:value-type="float" office:value="76.1">
                <text:p>76.1</text:p>
              </table:table-cell>
              <table:table-cell office:value-type="float" office:value="0.017746">
                <text:p>0.017746</text:p>
              </table:table-cell>
              <table:table-cell office:value-type="float" office:value="109.241">
                <text:p>109.241</text:p>
              </table:table-cell>
              <table:table-cell office:value-type="float" office:value="11.7414">
                <text:p>11.7414</text:p>
              </table:table-cell>
            </table:table-row>
            <table:table-row>
              <table:table-cell office:value-type="float" office:value="76.2">
                <text:p>76.2</text:p>
              </table:table-cell>
              <table:table-cell office:value-type="float" office:value="0.0176343">
                <text:p>0.0176343</text:p>
              </table:table-cell>
              <table:table-cell office:value-type="float" office:value="109.24">
                <text:p>109.24</text:p>
              </table:table-cell>
              <table:table-cell office:value-type="float" office:value="11.7423">
                <text:p>11.7423</text:p>
              </table:table-cell>
            </table:table-row>
            <table:table-row>
              <table:table-cell office:value-type="float" office:value="76.3">
                <text:p>76.3</text:p>
              </table:table-cell>
              <table:table-cell office:value-type="float" office:value="0.0175233">
                <text:p>0.0175233</text:p>
              </table:table-cell>
              <table:table-cell office:value-type="float" office:value="109.239">
                <text:p>109.239</text:p>
              </table:table-cell>
              <table:table-cell office:value-type="float" office:value="11.7432">
                <text:p>11.7432</text:p>
              </table:table-cell>
            </table:table-row>
            <table:table-row>
              <table:table-cell office:value-type="float" office:value="76.4">
                <text:p>76.4</text:p>
              </table:table-cell>
              <table:table-cell office:value-type="float" office:value="0.017413">
                <text:p>0.017413</text:p>
              </table:table-cell>
              <table:table-cell office:value-type="float" office:value="109.239">
                <text:p>109.239</text:p>
              </table:table-cell>
              <table:table-cell office:value-type="float" office:value="11.7441">
                <text:p>11.7441</text:p>
              </table:table-cell>
            </table:table-row>
            <table:table-row>
              <table:table-cell office:value-type="float" office:value="76.5">
                <text:p>76.5</text:p>
              </table:table-cell>
              <table:table-cell office:value-type="float" office:value="0.0173034">
                <text:p>0.0173034</text:p>
              </table:table-cell>
              <table:table-cell office:value-type="float" office:value="109.238">
                <text:p>109.238</text:p>
              </table:table-cell>
              <table:table-cell office:value-type="float" office:value="11.7449">
                <text:p>11.7449</text:p>
              </table:table-cell>
            </table:table-row>
            <table:table-row>
              <table:table-cell office:value-type="float" office:value="76.6">
                <text:p>76.6</text:p>
              </table:table-cell>
              <table:table-cell office:value-type="float" office:value="0.0171945">
                <text:p>0.0171945</text:p>
              </table:table-cell>
              <table:table-cell office:value-type="float" office:value="109.237">
                <text:p>109.237</text:p>
              </table:table-cell>
              <table:table-cell office:value-type="float" office:value="11.7458">
                <text:p>11.7458</text:p>
              </table:table-cell>
            </table:table-row>
            <table:table-row>
              <table:table-cell office:value-type="float" office:value="76.7">
                <text:p>76.7</text:p>
              </table:table-cell>
              <table:table-cell office:value-type="float" office:value="0.0170862">
                <text:p>0.0170862</text:p>
              </table:table-cell>
              <table:table-cell office:value-type="float" office:value="109.236">
                <text:p>109.236</text:p>
              </table:table-cell>
              <table:table-cell office:value-type="float" office:value="11.7467">
                <text:p>11.7467</text:p>
              </table:table-cell>
            </table:table-row>
            <table:table-row>
              <table:table-cell office:value-type="float" office:value="76.8">
                <text:p>76.8</text:p>
              </table:table-cell>
              <table:table-cell office:value-type="float" office:value="0.0169787">
                <text:p>0.0169787</text:p>
              </table:table-cell>
              <table:table-cell office:value-type="float" office:value="109.236">
                <text:p>109.236</text:p>
              </table:table-cell>
              <table:table-cell office:value-type="float" office:value="11.7475">
                <text:p>11.7475</text:p>
              </table:table-cell>
            </table:table-row>
            <table:table-row>
              <table:table-cell office:value-type="float" office:value="76.9">
                <text:p>76.9</text:p>
              </table:table-cell>
              <table:table-cell office:value-type="float" office:value="0.0168718">
                <text:p>0.0168718</text:p>
              </table:table-cell>
              <table:table-cell office:value-type="float" office:value="109.235">
                <text:p>109.235</text:p>
              </table:table-cell>
              <table:table-cell office:value-type="float" office:value="11.7484">
                <text:p>11.7484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0167656">
                <text:p>0.0167656</text:p>
              </table:table-cell>
              <table:table-cell office:value-type="float" office:value="109.234">
                <text:p>109.234</text:p>
              </table:table-cell>
              <table:table-cell office:value-type="float" office:value="11.7492">
                <text:p>11.7492</text:p>
              </table:table-cell>
            </table:table-row>
            <table:table-row>
              <table:table-cell office:value-type="float" office:value="77.1">
                <text:p>77.1</text:p>
              </table:table-cell>
              <table:table-cell office:value-type="float" office:value="0.01666">
                <text:p>0.01666</text:p>
              </table:table-cell>
              <table:table-cell office:value-type="float" office:value="109.233">
                <text:p>109.233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float" office:value="77.2">
                <text:p>77.2</text:p>
              </table:table-cell>
              <table:table-cell office:value-type="float" office:value="0.0165551">
                <text:p>0.0165551</text:p>
              </table:table-cell>
              <table:table-cell office:value-type="float" office:value="109.233">
                <text:p>109.233</text:p>
              </table:table-cell>
              <table:table-cell office:value-type="float" office:value="11.7509">
                <text:p>11.7509</text:p>
              </table:table-cell>
            </table:table-row>
            <table:table-row>
              <table:table-cell office:value-type="float" office:value="77.3">
                <text:p>77.3</text:p>
              </table:table-cell>
              <table:table-cell office:value-type="float" office:value="0.0164508">
                <text:p>0.0164508</text:p>
              </table:table-cell>
              <table:table-cell office:value-type="float" office:value="109.232">
                <text:p>109.232</text:p>
              </table:table-cell>
              <table:table-cell office:value-type="float" office:value="11.7517">
                <text:p>11.7517</text:p>
              </table:table-cell>
            </table:table-row>
            <table:table-row>
              <table:table-cell office:value-type="float" office:value="77.4">
                <text:p>77.4</text:p>
              </table:table-cell>
              <table:table-cell office:value-type="float" office:value="0.0163473">
                <text:p>0.0163473</text:p>
              </table:table-cell>
              <table:table-cell office:value-type="float" office:value="109.231">
                <text:p>109.231</text:p>
              </table:table-cell>
              <table:table-cell office:value-type="float" office:value="11.7525">
                <text:p>11.7525</text:p>
              </table:table-cell>
            </table:table-row>
            <table:table-row>
              <table:table-cell office:value-type="float" office:value="77.5">
                <text:p>77.5</text:p>
              </table:table-cell>
              <table:table-cell office:value-type="float" office:value="0.0162443">
                <text:p>0.0162443</text:p>
              </table:table-cell>
              <table:table-cell office:value-type="float" office:value="109.23">
                <text:p>109.23</text:p>
              </table:table-cell>
              <table:table-cell office:value-type="float" office:value="11.7533">
                <text:p>11.7533</text:p>
              </table:table-cell>
            </table:table-row>
            <table:table-row>
              <table:table-cell office:value-type="float" office:value="77.6">
                <text:p>77.6</text:p>
              </table:table-cell>
              <table:table-cell office:value-type="float" office:value="0.016142">
                <text:p>0.016142</text:p>
              </table:table-cell>
              <table:table-cell office:value-type="float" office:value="109.23">
                <text:p>109.23</text:p>
              </table:table-cell>
              <table:table-cell office:value-type="float" office:value="11.7541">
                <text:p>11.7541</text:p>
              </table:table-cell>
            </table:table-row>
            <table:table-row>
              <table:table-cell office:value-type="float" office:value="77.7">
                <text:p>77.7</text:p>
              </table:table-cell>
              <table:table-cell office:value-type="float" office:value="0.0160403">
                <text:p>0.0160403</text:p>
              </table:table-cell>
              <table:table-cell office:value-type="float" office:value="109.229">
                <text:p>109.229</text:p>
              </table:table-cell>
              <table:table-cell office:value-type="float" office:value="11.755">
                <text:p>11.755</text:p>
              </table:table-cell>
            </table:table-row>
            <table:table-row>
              <table:table-cell office:value-type="float" office:value="77.8">
                <text:p>77.8</text:p>
              </table:table-cell>
              <table:table-cell office:value-type="float" office:value="0.0159393">
                <text:p>0.0159393</text:p>
              </table:table-cell>
              <table:table-cell office:value-type="float" office:value="109.228">
                <text:p>109.228</text:p>
              </table:table-cell>
              <table:table-cell office:value-type="float" office:value="11.7558">
                <text:p>11.7558</text:p>
              </table:table-cell>
            </table:table-row>
            <table:table-row>
              <table:table-cell office:value-type="float" office:value="77.9">
                <text:p>77.9</text:p>
              </table:table-cell>
              <table:table-cell office:value-type="float" office:value="0.0158389">
                <text:p>0.0158389</text:p>
              </table:table-cell>
              <table:table-cell office:value-type="float" office:value="109.228">
                <text:p>109.228</text:p>
              </table:table-cell>
              <table:table-cell office:value-type="float" office:value="11.7565">
                <text:p>11.7565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0157392">
                <text:p>0.0157392</text:p>
              </table:table-cell>
              <table:table-cell office:value-type="float" office:value="109.227">
                <text:p>109.227</text:p>
              </table:table-cell>
              <table:table-cell office:value-type="float" office:value="11.7573">
                <text:p>11.7573</text:p>
              </table:table-cell>
            </table:table-row>
            <table:table-row>
              <table:table-cell office:value-type="float" office:value="78.1">
                <text:p>78.1</text:p>
              </table:table-cell>
              <table:table-cell office:value-type="float" office:value="0.01564">
                <text:p>0.01564</text:p>
              </table:table-cell>
              <table:table-cell office:value-type="float" office:value="109.226">
                <text:p>109.226</text:p>
              </table:table-cell>
              <table:table-cell office:value-type="float" office:value="11.7581">
                <text:p>11.7581</text:p>
              </table:table-cell>
            </table:table-row>
            <table:table-row>
              <table:table-cell office:value-type="float" office:value="78.2">
                <text:p>78.2</text:p>
              </table:table-cell>
              <table:table-cell office:value-type="float" office:value="0.0155415">
                <text:p>0.0155415</text:p>
              </table:table-cell>
              <table:table-cell office:value-type="float" office:value="109.226">
                <text:p>109.226</text:p>
              </table:table-cell>
              <table:table-cell office:value-type="float" office:value="11.7589">
                <text:p>11.7589</text:p>
              </table:table-cell>
            </table:table-row>
            <table:table-row>
              <table:table-cell office:value-type="float" office:value="78.3">
                <text:p>78.3</text:p>
              </table:table-cell>
              <table:table-cell office:value-type="float" office:value="0.0154436">
                <text:p>0.0154436</text:p>
              </table:table-cell>
              <table:table-cell office:value-type="float" office:value="109.225">
                <text:p>109.225</text:p>
              </table:table-cell>
              <table:table-cell office:value-type="float" office:value="11.7597">
                <text:p>11.7597</text:p>
              </table:table-cell>
            </table:table-row>
            <table:table-row>
              <table:table-cell office:value-type="float" office:value="78.4">
                <text:p>78.4</text:p>
              </table:table-cell>
              <table:table-cell office:value-type="float" office:value="0.0153463">
                <text:p>0.0153463</text:p>
              </table:table-cell>
              <table:table-cell office:value-type="float" office:value="109.224">
                <text:p>109.224</text:p>
              </table:table-cell>
              <table:table-cell office:value-type="float" office:value="11.7605">
                <text:p>11.7605</text:p>
              </table:table-cell>
            </table:table-row>
            <table:table-row>
              <table:table-cell office:value-type="float" office:value="78.5">
                <text:p>78.5</text:p>
              </table:table-cell>
              <table:table-cell office:value-type="float" office:value="0.0152496">
                <text:p>0.0152496</text:p>
              </table:table-cell>
              <table:table-cell office:value-type="float" office:value="109.224">
                <text:p>109.224</text:p>
              </table:table-cell>
              <table:table-cell office:value-type="float" office:value="11.7612">
                <text:p>11.7612</text:p>
              </table:table-cell>
            </table:table-row>
            <table:table-row>
              <table:table-cell office:value-type="float" office:value="78.6">
                <text:p>78.6</text:p>
              </table:table-cell>
              <table:table-cell office:value-type="float" office:value="0.0151535">
                <text:p>0.0151535</text:p>
              </table:table-cell>
              <table:table-cell office:value-type="float" office:value="109.223">
                <text:p>109.223</text:p>
              </table:table-cell>
              <table:table-cell office:value-type="float" office:value="11.762">
                <text:p>11.762</text:p>
              </table:table-cell>
            </table:table-row>
            <table:table-row>
              <table:table-cell office:value-type="float" office:value="78.7">
                <text:p>78.7</text:p>
              </table:table-cell>
              <table:table-cell office:value-type="float" office:value="0.015058">
                <text:p>0.015058</text:p>
              </table:table-cell>
              <table:table-cell office:value-type="float" office:value="109.222">
                <text:p>109.222</text:p>
              </table:table-cell>
              <table:table-cell office:value-type="float" office:value="11.7627">
                <text:p>11.7627</text:p>
              </table:table-cell>
            </table:table-row>
            <table:table-row>
              <table:table-cell office:value-type="float" office:value="78.8">
                <text:p>78.8</text:p>
              </table:table-cell>
              <table:table-cell office:value-type="float" office:value="0.0149632">
                <text:p>0.0149632</text:p>
              </table:table-cell>
              <table:table-cell office:value-type="float" office:value="109.222">
                <text:p>109.222</text:p>
              </table:table-cell>
              <table:table-cell office:value-type="float" office:value="11.7635">
                <text:p>11.7635</text:p>
              </table:table-cell>
            </table:table-row>
            <table:table-row>
              <table:table-cell office:value-type="float" office:value="78.9">
                <text:p>78.9</text:p>
              </table:table-cell>
              <table:table-cell office:value-type="float" office:value="0.0148689">
                <text:p>0.0148689</text:p>
              </table:table-cell>
              <table:table-cell office:value-type="float" office:value="109.221">
                <text:p>109.221</text:p>
              </table:table-cell>
              <table:table-cell office:value-type="float" office:value="11.7642">
                <text:p>11.7642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0147752">
                <text:p>0.0147752</text:p>
              </table:table-cell>
              <table:table-cell office:value-type="float" office:value="109.22">
                <text:p>109.22</text:p>
              </table:table-cell>
              <table:table-cell office:value-type="float" office:value="11.765">
                <text:p>11.765</text:p>
              </table:table-cell>
            </table:table-row>
            <table:table-row>
              <table:table-cell office:value-type="float" office:value="79.1">
                <text:p>79.1</text:p>
              </table:table-cell>
              <table:table-cell office:value-type="float" office:value="0.0146821">
                <text:p>0.0146821</text:p>
              </table:table-cell>
              <table:table-cell office:value-type="float" office:value="109.22">
                <text:p>109.22</text:p>
              </table:table-cell>
              <table:table-cell office:value-type="float" office:value="11.7657">
                <text:p>11.7657</text:p>
              </table:table-cell>
            </table:table-row>
            <table:table-row>
              <table:table-cell office:value-type="float" office:value="79.2">
                <text:p>79.2</text:p>
              </table:table-cell>
              <table:table-cell office:value-type="float" office:value="0.0145895">
                <text:p>0.0145895</text:p>
              </table:table-cell>
              <table:table-cell office:value-type="float" office:value="109.219">
                <text:p>109.219</text:p>
              </table:table-cell>
              <table:table-cell office:value-type="float" office:value="11.7664">
                <text:p>11.7664</text:p>
              </table:table-cell>
            </table:table-row>
            <table:table-row>
              <table:table-cell office:value-type="float" office:value="79.3">
                <text:p>79.3</text:p>
              </table:table-cell>
              <table:table-cell office:value-type="float" office:value="0.0144976">
                <text:p>0.0144976</text:p>
              </table:table-cell>
              <table:table-cell office:value-type="float" office:value="109.218">
                <text:p>109.218</text:p>
              </table:table-cell>
              <table:table-cell office:value-type="float" office:value="11.7672">
                <text:p>11.7672</text:p>
              </table:table-cell>
            </table:table-row>
            <table:table-row>
              <table:table-cell office:value-type="float" office:value="79.4">
                <text:p>79.4</text:p>
              </table:table-cell>
              <table:table-cell office:value-type="float" office:value="0.0144062">
                <text:p>0.0144062</text:p>
              </table:table-cell>
              <table:table-cell office:value-type="float" office:value="109.218">
                <text:p>109.218</text:p>
              </table:table-cell>
              <table:table-cell office:value-type="float" office:value="11.7679">
                <text:p>11.7679</text:p>
              </table:table-cell>
            </table:table-row>
            <table:table-row>
              <table:table-cell office:value-type="float" office:value="79.5">
                <text:p>79.5</text:p>
              </table:table-cell>
              <table:table-cell office:value-type="float" office:value="0.0143154">
                <text:p>0.0143154</text:p>
              </table:table-cell>
              <table:table-cell office:value-type="float" office:value="109.217">
                <text:p>109.217</text:p>
              </table:table-cell>
              <table:table-cell office:value-type="float" office:value="11.7686">
                <text:p>11.7686</text:p>
              </table:table-cell>
            </table:table-row>
            <table:table-row>
              <table:table-cell office:value-type="float" office:value="79.6">
                <text:p>79.6</text:p>
              </table:table-cell>
              <table:table-cell office:value-type="float" office:value="0.0142252">
                <text:p>0.0142252</text:p>
              </table:table-cell>
              <table:table-cell office:value-type="float" office:value="109.216">
                <text:p>109.216</text:p>
              </table:table-cell>
              <table:table-cell office:value-type="float" office:value="11.7693">
                <text:p>11.7693</text:p>
              </table:table-cell>
            </table:table-row>
            <table:table-row>
              <table:table-cell office:value-type="float" office:value="79.7">
                <text:p>79.7</text:p>
              </table:table-cell>
              <table:table-cell office:value-type="float" office:value="0.0141355">
                <text:p>0.0141355</text:p>
              </table:table-cell>
              <table:table-cell office:value-type="float" office:value="109.216">
                <text:p>109.216</text:p>
              </table:table-cell>
              <table:table-cell office:value-type="float" office:value="11.77">
                <text:p>11.77</text:p>
              </table:table-cell>
            </table:table-row>
            <table:table-row>
              <table:table-cell office:value-type="float" office:value="79.8">
                <text:p>79.8</text:p>
              </table:table-cell>
              <table:table-cell office:value-type="float" office:value="0.0140464">
                <text:p>0.0140464</text:p>
              </table:table-cell>
              <table:table-cell office:value-type="float" office:value="109.215">
                <text:p>109.215</text:p>
              </table:table-cell>
              <table:table-cell office:value-type="float" office:value="11.7707">
                <text:p>11.7707</text:p>
              </table:table-cell>
            </table:table-row>
            <table:table-row>
              <table:table-cell office:value-type="float" office:value="79.9">
                <text:p>79.9</text:p>
              </table:table-cell>
              <table:table-cell office:value-type="float" office:value="0.0139579">
                <text:p>0.0139579</text:p>
              </table:table-cell>
              <table:table-cell office:value-type="float" office:value="109.215">
                <text:p>109.215</text:p>
              </table:table-cell>
              <table:table-cell office:value-type="float" office:value="11.7715">
                <text:p>11.771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138699">
                <text:p>0.0138699</text:p>
              </table:table-cell>
              <table:table-cell office:value-type="float" office:value="109.214">
                <text:p>109.214</text:p>
              </table:table-cell>
              <table:table-cell office:value-type="float" office:value="11.7721">
                <text:p>11.7721</text:p>
              </table:table-cell>
            </table:table-row>
            <table:table-row>
              <table:table-cell office:value-type="float" office:value="80.1">
                <text:p>80.1</text:p>
              </table:table-cell>
              <table:table-cell office:value-type="float" office:value="0.0137824">
                <text:p>0.0137824</text:p>
              </table:table-cell>
              <table:table-cell office:value-type="float" office:value="109.213">
                <text:p>109.213</text:p>
              </table:table-cell>
              <table:table-cell office:value-type="float" office:value="11.7728">
                <text:p>11.7728</text:p>
              </table:table-cell>
            </table:table-row>
            <table:table-row>
              <table:table-cell office:value-type="float" office:value="80.2">
                <text:p>80.2</text:p>
              </table:table-cell>
              <table:table-cell office:value-type="float" office:value="0.0136955">
                <text:p>0.0136955</text:p>
              </table:table-cell>
              <table:table-cell office:value-type="float" office:value="109.213">
                <text:p>109.213</text:p>
              </table:table-cell>
              <table:table-cell office:value-type="float" office:value="11.7735">
                <text:p>11.7735</text:p>
              </table:table-cell>
            </table:table-row>
            <table:table-row>
              <table:table-cell office:value-type="float" office:value="80.3">
                <text:p>80.3</text:p>
              </table:table-cell>
              <table:table-cell office:value-type="float" office:value="0.0136092">
                <text:p>0.0136092</text:p>
              </table:table-cell>
              <table:table-cell office:value-type="float" office:value="109.212">
                <text:p>109.212</text:p>
              </table:table-cell>
              <table:table-cell office:value-type="float" office:value="11.7742">
                <text:p>11.7742</text:p>
              </table:table-cell>
            </table:table-row>
            <table:table-row>
              <table:table-cell office:value-type="float" office:value="80.4">
                <text:p>80.4</text:p>
              </table:table-cell>
              <table:table-cell office:value-type="float" office:value="0.0135234">
                <text:p>0.0135234</text:p>
              </table:table-cell>
              <table:table-cell office:value-type="float" office:value="109.212">
                <text:p>109.212</text:p>
              </table:table-cell>
              <table:table-cell office:value-type="float" office:value="11.7749">
                <text:p>11.7749</text:p>
              </table:table-cell>
            </table:table-row>
            <table:table-row>
              <table:table-cell office:value-type="float" office:value="80.5">
                <text:p>80.5</text:p>
              </table:table-cell>
              <table:table-cell office:value-type="float" office:value="0.0134381">
                <text:p>0.0134381</text:p>
              </table:table-cell>
              <table:table-cell office:value-type="float" office:value="109.211">
                <text:p>109.211</text:p>
              </table:table-cell>
              <table:table-cell office:value-type="float" office:value="11.7756">
                <text:p>11.7756</text:p>
              </table:table-cell>
            </table:table-row>
            <table:table-row>
              <table:table-cell office:value-type="float" office:value="80.6">
                <text:p>80.6</text:p>
              </table:table-cell>
              <table:table-cell office:value-type="float" office:value="0.0133534">
                <text:p>0.0133534</text:p>
              </table:table-cell>
              <table:table-cell office:value-type="float" office:value="109.21">
                <text:p>109.21</text:p>
              </table:table-cell>
              <table:table-cell office:value-type="float" office:value="11.7762">
                <text:p>11.7762</text:p>
              </table:table-cell>
            </table:table-row>
            <table:table-row>
              <table:table-cell office:value-type="float" office:value="80.7">
                <text:p>80.7</text:p>
              </table:table-cell>
              <table:table-cell office:value-type="float" office:value="0.0132692">
                <text:p>0.0132692</text:p>
              </table:table-cell>
              <table:table-cell office:value-type="float" office:value="109.21">
                <text:p>109.21</text:p>
              </table:table-cell>
              <table:table-cell office:value-type="float" office:value="11.7769">
                <text:p>11.7769</text:p>
              </table:table-cell>
            </table:table-row>
            <table:table-row>
              <table:table-cell office:value-type="float" office:value="80.8">
                <text:p>80.8</text:p>
              </table:table-cell>
              <table:table-cell office:value-type="float" office:value="0.0131855">
                <text:p>0.0131855</text:p>
              </table:table-cell>
              <table:table-cell office:value-type="float" office:value="109.209">
                <text:p>109.209</text:p>
              </table:table-cell>
              <table:table-cell office:value-type="float" office:value="11.7776">
                <text:p>11.7776</text:p>
              </table:table-cell>
            </table:table-row>
            <table:table-row>
              <table:table-cell office:value-type="float" office:value="80.9">
                <text:p>80.9</text:p>
              </table:table-cell>
              <table:table-cell office:value-type="float" office:value="0.0131024">
                <text:p>0.0131024</text:p>
              </table:table-cell>
              <table:table-cell office:value-type="float" office:value="109.209">
                <text:p>109.209</text:p>
              </table:table-cell>
              <table:table-cell office:value-type="float" office:value="11.7782">
                <text:p>11.7782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0130197">
                <text:p>0.0130197</text:p>
              </table:table-cell>
              <table:table-cell office:value-type="float" office:value="109.208">
                <text:p>109.208</text:p>
              </table:table-cell>
              <table:table-cell office:value-type="float" office:value="11.7789">
                <text:p>11.7789</text:p>
              </table:table-cell>
            </table:table-row>
            <table:table-row>
              <table:table-cell office:value-type="float" office:value="81.1">
                <text:p>81.1</text:p>
              </table:table-cell>
              <table:table-cell office:value-type="float" office:value="0.0129376">
                <text:p>0.0129376</text:p>
              </table:table-cell>
              <table:table-cell office:value-type="float" office:value="109.208">
                <text:p>109.208</text:p>
              </table:table-cell>
              <table:table-cell office:value-type="float" office:value="11.7795">
                <text:p>11.7795</text:p>
              </table:table-cell>
            </table:table-row>
            <table:table-row>
              <table:table-cell office:value-type="float" office:value="81.2">
                <text:p>81.2</text:p>
              </table:table-cell>
              <table:table-cell office:value-type="float" office:value="0.012856">
                <text:p>0.012856</text:p>
              </table:table-cell>
              <table:table-cell office:value-type="float" office:value="109.207">
                <text:p>109.207</text:p>
              </table:table-cell>
              <table:table-cell office:value-type="float" office:value="11.7802">
                <text:p>11.7802</text:p>
              </table:table-cell>
            </table:table-row>
            <table:table-row>
              <table:table-cell office:value-type="float" office:value="81.3">
                <text:p>81.3</text:p>
              </table:table-cell>
              <table:table-cell office:value-type="float" office:value="0.0127749">
                <text:p>0.0127749</text:p>
              </table:table-cell>
              <table:table-cell office:value-type="float" office:value="109.206">
                <text:p>109.206</text:p>
              </table:table-cell>
              <table:table-cell office:value-type="float" office:value="11.7808">
                <text:p>11.7808</text:p>
              </table:table-cell>
            </table:table-row>
            <table:table-row>
              <table:table-cell office:value-type="float" office:value="81.4">
                <text:p>81.4</text:p>
              </table:table-cell>
              <table:table-cell office:value-type="float" office:value="0.0126944">
                <text:p>0.0126944</text:p>
              </table:table-cell>
              <table:table-cell office:value-type="float" office:value="109.206">
                <text:p>109.206</text:p>
              </table:table-cell>
              <table:table-cell office:value-type="float" office:value="11.7815">
                <text:p>11.7815</text:p>
              </table:table-cell>
            </table:table-row>
            <table:table-row>
              <table:table-cell office:value-type="float" office:value="81.5">
                <text:p>81.5</text:p>
              </table:table-cell>
              <table:table-cell office:value-type="float" office:value="0.0126143">
                <text:p>0.0126143</text:p>
              </table:table-cell>
              <table:table-cell office:value-type="float" office:value="109.205">
                <text:p>109.205</text:p>
              </table:table-cell>
              <table:table-cell office:value-type="float" office:value="11.7821">
                <text:p>11.7821</text:p>
              </table:table-cell>
            </table:table-row>
            <table:table-row>
              <table:table-cell office:value-type="float" office:value="81.6">
                <text:p>81.6</text:p>
              </table:table-cell>
              <table:table-cell office:value-type="float" office:value="0.0125347">
                <text:p>0.0125347</text:p>
              </table:table-cell>
              <table:table-cell office:value-type="float" office:value="109.205">
                <text:p>109.205</text:p>
              </table:table-cell>
              <table:table-cell office:value-type="float" office:value="11.7827">
                <text:p>11.7827</text:p>
              </table:table-cell>
            </table:table-row>
            <table:table-row>
              <table:table-cell office:value-type="float" office:value="81.7">
                <text:p>81.7</text:p>
              </table:table-cell>
              <table:table-cell office:value-type="float" office:value="0.0124557">
                <text:p>0.0124557</text:p>
              </table:table-cell>
              <table:table-cell office:value-type="float" office:value="109.204">
                <text:p>109.204</text:p>
              </table:table-cell>
              <table:table-cell office:value-type="float" office:value="11.7833">
                <text:p>11.7833</text:p>
              </table:table-cell>
            </table:table-row>
            <table:table-row>
              <table:table-cell office:value-type="float" office:value="81.8">
                <text:p>81.8</text:p>
              </table:table-cell>
              <table:table-cell office:value-type="float" office:value="0.0123771">
                <text:p>0.0123771</text:p>
              </table:table-cell>
              <table:table-cell office:value-type="float" office:value="109.204">
                <text:p>109.204</text:p>
              </table:table-cell>
              <table:table-cell office:value-type="float" office:value="11.784">
                <text:p>11.784</text:p>
              </table:table-cell>
            </table:table-row>
            <table:table-row>
              <table:table-cell office:value-type="float" office:value="81.9">
                <text:p>81.9</text:p>
              </table:table-cell>
              <table:table-cell office:value-type="float" office:value="0.012299">
                <text:p>0.012299</text:p>
              </table:table-cell>
              <table:table-cell office:value-type="float" office:value="109.203">
                <text:p>109.203</text:p>
              </table:table-cell>
              <table:table-cell office:value-type="float" office:value="11.7846">
                <text:p>11.7846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0122214">
                <text:p>0.0122214</text:p>
              </table:table-cell>
              <table:table-cell office:value-type="float" office:value="109.203">
                <text:p>109.203</text:p>
              </table:table-cell>
              <table:table-cell office:value-type="float" office:value="11.7852">
                <text:p>11.7852</text:p>
              </table:table-cell>
            </table:table-row>
            <table:table-row>
              <table:table-cell office:value-type="float" office:value="82.1">
                <text:p>82.1</text:p>
              </table:table-cell>
              <table:table-cell office:value-type="float" office:value="0.0121443">
                <text:p>0.0121443</text:p>
              </table:table-cell>
              <table:table-cell office:value-type="float" office:value="109.202">
                <text:p>109.202</text:p>
              </table:table-cell>
              <table:table-cell office:value-type="float" office:value="11.7858">
                <text:p>11.7858</text:p>
              </table:table-cell>
            </table:table-row>
            <table:table-row>
              <table:table-cell office:value-type="float" office:value="82.2">
                <text:p>82.2</text:p>
              </table:table-cell>
              <table:table-cell office:value-type="float" office:value="0.0120677">
                <text:p>0.0120677</text:p>
              </table:table-cell>
              <table:table-cell office:value-type="float" office:value="109.202">
                <text:p>109.202</text:p>
              </table:table-cell>
              <table:table-cell office:value-type="float" office:value="11.7864">
                <text:p>11.7864</text:p>
              </table:table-cell>
            </table:table-row>
            <table:table-row>
              <table:table-cell office:value-type="float" office:value="82.3">
                <text:p>82.3</text:p>
              </table:table-cell>
              <table:table-cell office:value-type="float" office:value="0.0119916">
                <text:p>0.0119916</text:p>
              </table:table-cell>
              <table:table-cell office:value-type="float" office:value="109.201">
                <text:p>109.201</text:p>
              </table:table-cell>
              <table:table-cell office:value-type="float" office:value="11.787">
                <text:p>11.787</text:p>
              </table:table-cell>
            </table:table-row>
            <table:table-row>
              <table:table-cell office:value-type="float" office:value="82.4">
                <text:p>82.4</text:p>
              </table:table-cell>
              <table:table-cell office:value-type="float" office:value="0.0119159">
                <text:p>0.0119159</text:p>
              </table:table-cell>
              <table:table-cell office:value-type="float" office:value="109.2">
                <text:p>109.2</text:p>
              </table:table-cell>
              <table:table-cell office:value-type="float" office:value="11.7876">
                <text:p>11.7876</text:p>
              </table:table-cell>
            </table:table-row>
            <table:table-row>
              <table:table-cell office:value-type="float" office:value="82.5">
                <text:p>82.5</text:p>
              </table:table-cell>
              <table:table-cell office:value-type="float" office:value="0.0118407">
                <text:p>0.0118407</text:p>
              </table:table-cell>
              <table:table-cell office:value-type="float" office:value="109.2">
                <text:p>109.2</text:p>
              </table:table-cell>
              <table:table-cell office:value-type="float" office:value="11.7882">
                <text:p>11.7882</text:p>
              </table:table-cell>
            </table:table-row>
            <table:table-row>
              <table:table-cell office:value-type="float" office:value="82.6">
                <text:p>82.6</text:p>
              </table:table-cell>
              <table:table-cell office:value-type="float" office:value="0.011766">
                <text:p>0.011766</text:p>
              </table:table-cell>
              <table:table-cell office:value-type="float" office:value="109.199">
                <text:p>109.199</text:p>
              </table:table-cell>
              <table:table-cell office:value-type="float" office:value="11.7888">
                <text:p>11.7888</text:p>
              </table:table-cell>
            </table:table-row>
            <table:table-row>
              <table:table-cell office:value-type="float" office:value="82.7">
                <text:p>82.7</text:p>
              </table:table-cell>
              <table:table-cell office:value-type="float" office:value="0.0116918">
                <text:p>0.0116918</text:p>
              </table:table-cell>
              <table:table-cell office:value-type="float" office:value="109.199">
                <text:p>109.199</text:p>
              </table:table-cell>
              <table:table-cell office:value-type="float" office:value="11.7894">
                <text:p>11.7894</text:p>
              </table:table-cell>
            </table:table-row>
            <table:table-row>
              <table:table-cell office:value-type="float" office:value="82.8">
                <text:p>82.8</text:p>
              </table:table-cell>
              <table:table-cell office:value-type="float" office:value="0.011618">
                <text:p>0.011618</text:p>
              </table:table-cell>
              <table:table-cell office:value-type="float" office:value="109.198">
                <text:p>109.198</text:p>
              </table:table-cell>
              <table:table-cell office:value-type="float" office:value="11.79">
                <text:p>11.79</text:p>
              </table:table-cell>
            </table:table-row>
            <table:table-row>
              <table:table-cell office:value-type="float" office:value="82.9">
                <text:p>82.9</text:p>
              </table:table-cell>
              <table:table-cell office:value-type="float" office:value="0.0115447">
                <text:p>0.0115447</text:p>
              </table:table-cell>
              <table:table-cell office:value-type="float" office:value="109.198">
                <text:p>109.198</text:p>
              </table:table-cell>
              <table:table-cell office:value-type="float" office:value="11.7905">
                <text:p>11.7905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0114718">
                <text:p>0.0114718</text:p>
              </table:table-cell>
              <table:table-cell office:value-type="float" office:value="109.197">
                <text:p>109.197</text:p>
              </table:table-cell>
              <table:table-cell office:value-type="float" office:value="11.7911">
                <text:p>11.7911</text:p>
              </table:table-cell>
            </table:table-row>
            <table:table-row>
              <table:table-cell office:value-type="float" office:value="83.1">
                <text:p>83.1</text:p>
              </table:table-cell>
              <table:table-cell office:value-type="float" office:value="0.0113994">
                <text:p>0.0113994</text:p>
              </table:table-cell>
              <table:table-cell office:value-type="float" office:value="109.197">
                <text:p>109.197</text:p>
              </table:table-cell>
              <table:table-cell office:value-type="float" office:value="11.7917">
                <text:p>11.7917</text:p>
              </table:table-cell>
            </table:table-row>
            <table:table-row>
              <table:table-cell office:value-type="float" office:value="83.2">
                <text:p>83.2</text:p>
              </table:table-cell>
              <table:table-cell office:value-type="float" office:value="0.0113275">
                <text:p>0.0113275</text:p>
              </table:table-cell>
              <table:table-cell office:value-type="float" office:value="109.196">
                <text:p>109.196</text:p>
              </table:table-cell>
              <table:table-cell office:value-type="float" office:value="11.7923">
                <text:p>11.7923</text:p>
              </table:table-cell>
            </table:table-row>
            <table:table-row>
              <table:table-cell office:value-type="float" office:value="83.3">
                <text:p>83.3</text:p>
              </table:table-cell>
              <table:table-cell office:value-type="float" office:value="0.011256">
                <text:p>0.011256</text:p>
              </table:table-cell>
              <table:table-cell office:value-type="float" office:value="109.196">
                <text:p>109.196</text:p>
              </table:table-cell>
              <table:table-cell office:value-type="float" office:value="11.7928">
                <text:p>11.7928</text:p>
              </table:table-cell>
            </table:table-row>
            <table:table-row>
              <table:table-cell office:value-type="float" office:value="83.4">
                <text:p>83.4</text:p>
              </table:table-cell>
              <table:table-cell office:value-type="float" office:value="0.0111849">
                <text:p>0.0111849</text:p>
              </table:table-cell>
              <table:table-cell office:value-type="float" office:value="109.195">
                <text:p>109.195</text:p>
              </table:table-cell>
              <table:table-cell office:value-type="float" office:value="11.7934">
                <text:p>11.7934</text:p>
              </table:table-cell>
            </table:table-row>
            <table:table-row>
              <table:table-cell office:value-type="float" office:value="83.5">
                <text:p>83.5</text:p>
              </table:table-cell>
              <table:table-cell office:value-type="float" office:value="0.0111143">
                <text:p>0.0111143</text:p>
              </table:table-cell>
              <table:table-cell office:value-type="float" office:value="109.195">
                <text:p>109.195</text:p>
              </table:table-cell>
              <table:table-cell office:value-type="float" office:value="11.794">
                <text:p>11.794</text:p>
              </table:table-cell>
            </table:table-row>
            <table:table-row>
              <table:table-cell office:value-type="float" office:value="83.6">
                <text:p>83.6</text:p>
              </table:table-cell>
              <table:table-cell office:value-type="float" office:value="0.0110442">
                <text:p>0.0110442</text:p>
              </table:table-cell>
              <table:table-cell office:value-type="float" office:value="109.194">
                <text:p>109.194</text:p>
              </table:table-cell>
              <table:table-cell office:value-type="float" office:value="11.7945">
                <text:p>11.7945</text:p>
              </table:table-cell>
            </table:table-row>
            <table:table-row>
              <table:table-cell office:value-type="float" office:value="83.7">
                <text:p>83.7</text:p>
              </table:table-cell>
              <table:table-cell office:value-type="float" office:value="0.0109745">
                <text:p>0.0109745</text:p>
              </table:table-cell>
              <table:table-cell office:value-type="float" office:value="109.194">
                <text:p>109.194</text:p>
              </table:table-cell>
              <table:table-cell office:value-type="float" office:value="11.7951">
                <text:p>11.7951</text:p>
              </table:table-cell>
            </table:table-row>
            <table:table-row>
              <table:table-cell office:value-type="float" office:value="83.8">
                <text:p>83.8</text:p>
              </table:table-cell>
              <table:table-cell office:value-type="float" office:value="0.0109052">
                <text:p>0.0109052</text:p>
              </table:table-cell>
              <table:table-cell office:value-type="float" office:value="109.193">
                <text:p>109.193</text:p>
              </table:table-cell>
              <table:table-cell office:value-type="float" office:value="11.7956">
                <text:p>11.7956</text:p>
              </table:table-cell>
            </table:table-row>
            <table:table-row>
              <table:table-cell office:value-type="float" office:value="83.9">
                <text:p>83.9</text:p>
              </table:table-cell>
              <table:table-cell office:value-type="float" office:value="0.0108364">
                <text:p>0.0108364</text:p>
              </table:table-cell>
              <table:table-cell office:value-type="float" office:value="109.193">
                <text:p>109.193</text:p>
              </table:table-cell>
              <table:table-cell office:value-type="float" office:value="11.7962">
                <text:p>11.7962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010768">
                <text:p>0.010768</text:p>
              </table:table-cell>
              <table:table-cell office:value-type="float" office:value="109.193">
                <text:p>109.193</text:p>
              </table:table-cell>
              <table:table-cell office:value-type="float" office:value="11.7967">
                <text:p>11.7967</text:p>
              </table:table-cell>
            </table:table-row>
            <table:table-row>
              <table:table-cell office:value-type="float" office:value="84.1">
                <text:p>84.1</text:p>
              </table:table-cell>
              <table:table-cell office:value-type="float" office:value="0.0107">
                <text:p>0.0107</text:p>
              </table:table-cell>
              <table:table-cell office:value-type="float" office:value="109.192">
                <text:p>109.192</text:p>
              </table:table-cell>
              <table:table-cell office:value-type="float" office:value="11.7972">
                <text:p>11.7972</text:p>
              </table:table-cell>
            </table:table-row>
            <table:table-row>
              <table:table-cell office:value-type="float" office:value="84.2">
                <text:p>84.2</text:p>
              </table:table-cell>
              <table:table-cell office:value-type="float" office:value="0.0106324">
                <text:p>0.0106324</text:p>
              </table:table-cell>
              <table:table-cell office:value-type="float" office:value="109.192">
                <text:p>109.192</text:p>
              </table:table-cell>
              <table:table-cell office:value-type="float" office:value="11.7978">
                <text:p>11.7978</text:p>
              </table:table-cell>
            </table:table-row>
            <table:table-row>
              <table:table-cell office:value-type="float" office:value="84.3">
                <text:p>84.3</text:p>
              </table:table-cell>
              <table:table-cell office:value-type="float" office:value="0.0105653">
                <text:p>0.0105653</text:p>
              </table:table-cell>
              <table:table-cell office:value-type="float" office:value="109.191">
                <text:p>109.191</text:p>
              </table:table-cell>
              <table:table-cell office:value-type="float" office:value="11.7983">
                <text:p>11.7983</text:p>
              </table:table-cell>
            </table:table-row>
            <table:table-row>
              <table:table-cell office:value-type="float" office:value="84.4">
                <text:p>84.4</text:p>
              </table:table-cell>
              <table:table-cell office:value-type="float" office:value="0.0104986">
                <text:p>0.0104986</text:p>
              </table:table-cell>
              <table:table-cell office:value-type="float" office:value="109.191">
                <text:p>109.191</text:p>
              </table:table-cell>
              <table:table-cell office:value-type="float" office:value="11.7988">
                <text:p>11.7988</text:p>
              </table:table-cell>
            </table:table-row>
            <table:table-row>
              <table:table-cell office:value-type="float" office:value="84.5">
                <text:p>84.5</text:p>
              </table:table-cell>
              <table:table-cell office:value-type="float" office:value="0.0104323">
                <text:p>0.0104323</text:p>
              </table:table-cell>
              <table:table-cell office:value-type="float" office:value="109.19">
                <text:p>109.19</text:p>
              </table:table-cell>
              <table:table-cell office:value-type="float" office:value="11.7993">
                <text:p>11.7993</text:p>
              </table:table-cell>
            </table:table-row>
            <table:table-row>
              <table:table-cell office:value-type="float" office:value="84.6">
                <text:p>84.6</text:p>
              </table:table-cell>
              <table:table-cell office:value-type="float" office:value="0.0103665">
                <text:p>0.0103665</text:p>
              </table:table-cell>
              <table:table-cell office:value-type="float" office:value="109.19">
                <text:p>109.19</text:p>
              </table:table-cell>
              <table:table-cell office:value-type="float" office:value="11.7999">
                <text:p>11.7999</text:p>
              </table:table-cell>
            </table:table-row>
            <table:table-row>
              <table:table-cell office:value-type="float" office:value="84.7">
                <text:p>84.7</text:p>
              </table:table-cell>
              <table:table-cell office:value-type="float" office:value="0.010301">
                <text:p>0.010301</text:p>
              </table:table-cell>
              <table:table-cell office:value-type="float" office:value="109.189">
                <text:p>109.189</text:p>
              </table:table-cell>
              <table:table-cell office:value-type="float" office:value="11.8004">
                <text:p>11.8004</text:p>
              </table:table-cell>
            </table:table-row>
            <table:table-row>
              <table:table-cell office:value-type="float" office:value="84.8">
                <text:p>84.8</text:p>
              </table:table-cell>
              <table:table-cell office:value-type="float" office:value="0.010236">
                <text:p>0.010236</text:p>
              </table:table-cell>
              <table:table-cell office:value-type="float" office:value="109.189">
                <text:p>109.189</text:p>
              </table:table-cell>
              <table:table-cell office:value-type="float" office:value="11.8009">
                <text:p>11.8009</text:p>
              </table:table-cell>
            </table:table-row>
            <table:table-row>
              <table:table-cell office:value-type="float" office:value="84.9">
                <text:p>84.9</text:p>
              </table:table-cell>
              <table:table-cell office:value-type="float" office:value="0.0101713">
                <text:p>0.0101713</text:p>
              </table:table-cell>
              <table:table-cell office:value-type="float" office:value="109.188">
                <text:p>109.188</text:p>
              </table:table-cell>
              <table:table-cell office:value-type="float" office:value="11.8014">
                <text:p>11.8014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0101071">
                <text:p>0.0101071</text:p>
              </table:table-cell>
              <table:table-cell office:value-type="float" office:value="109.188">
                <text:p>109.188</text:p>
              </table:table-cell>
              <table:table-cell office:value-type="float" office:value="11.8019">
                <text:p>11.8019</text:p>
              </table:table-cell>
            </table:table-row>
            <table:table-row>
              <table:table-cell office:value-type="float" office:value="85.1">
                <text:p>85.1</text:p>
              </table:table-cell>
              <table:table-cell office:value-type="float" office:value="0.0100433">
                <text:p>0.0100433</text:p>
              </table:table-cell>
              <table:table-cell office:value-type="float" office:value="109.188">
                <text:p>109.188</text:p>
              </table:table-cell>
              <table:table-cell office:value-type="float" office:value="11.8024">
                <text:p>11.8024</text:p>
              </table:table-cell>
            </table:table-row>
            <table:table-row>
              <table:table-cell office:value-type="float" office:value="85.2">
                <text:p>85.2</text:p>
              </table:table-cell>
              <table:table-cell office:value-type="float" office:value="0.00997985">
                <text:p>0.00997985</text:p>
              </table:table-cell>
              <table:table-cell office:value-type="float" office:value="109.187">
                <text:p>109.187</text:p>
              </table:table-cell>
              <table:table-cell office:value-type="float" office:value="11.8029">
                <text:p>11.8029</text:p>
              </table:table-cell>
            </table:table-row>
            <table:table-row>
              <table:table-cell office:value-type="float" office:value="85.3">
                <text:p>85.3</text:p>
              </table:table-cell>
              <table:table-cell office:value-type="float" office:value="0.00991683">
                <text:p>0.00991683</text:p>
              </table:table-cell>
              <table:table-cell office:value-type="float" office:value="109.187">
                <text:p>109.187</text:p>
              </table:table-cell>
              <table:table-cell office:value-type="float" office:value="11.8034">
                <text:p>11.8034</text:p>
              </table:table-cell>
            </table:table-row>
            <table:table-row>
              <table:table-cell office:value-type="float" office:value="85.4">
                <text:p>85.4</text:p>
              </table:table-cell>
              <table:table-cell office:value-type="float" office:value="0.0098542">
                <text:p>0.0098542</text:p>
              </table:table-cell>
              <table:table-cell office:value-type="float" office:value="109.186">
                <text:p>109.186</text:p>
              </table:table-cell>
              <table:table-cell office:value-type="float" office:value="11.8039">
                <text:p>11.8039</text:p>
              </table:table-cell>
            </table:table-row>
            <table:table-row>
              <table:table-cell office:value-type="float" office:value="85.5">
                <text:p>85.5</text:p>
              </table:table-cell>
              <table:table-cell office:value-type="float" office:value="0.00979197">
                <text:p>0.00979197</text:p>
              </table:table-cell>
              <table:table-cell office:value-type="float" office:value="109.186">
                <text:p>109.186</text:p>
              </table:table-cell>
              <table:table-cell office:value-type="float" office:value="11.8044">
                <text:p>11.8044</text:p>
              </table:table-cell>
            </table:table-row>
            <table:table-row>
              <table:table-cell office:value-type="float" office:value="85.6">
                <text:p>85.6</text:p>
              </table:table-cell>
              <table:table-cell office:value-type="float" office:value="0.00973013">
                <text:p>0.00973013</text:p>
              </table:table-cell>
              <table:table-cell office:value-type="float" office:value="109.185">
                <text:p>109.185</text:p>
              </table:table-cell>
              <table:table-cell office:value-type="float" office:value="11.8049">
                <text:p>11.8049</text:p>
              </table:table-cell>
            </table:table-row>
            <table:table-row>
              <table:table-cell office:value-type="float" office:value="85.7">
                <text:p>85.7</text:p>
              </table:table-cell>
              <table:table-cell office:value-type="float" office:value="0.00966868">
                <text:p>0.00966868</text:p>
              </table:table-cell>
              <table:table-cell office:value-type="float" office:value="109.185">
                <text:p>109.185</text:p>
              </table:table-cell>
              <table:table-cell office:value-type="float" office:value="11.8054">
                <text:p>11.8054</text:p>
              </table:table-cell>
            </table:table-row>
            <table:table-row>
              <table:table-cell office:value-type="float" office:value="85.8">
                <text:p>85.8</text:p>
              </table:table-cell>
              <table:table-cell office:value-type="float" office:value="0.00960761">
                <text:p>0.00960761</text:p>
              </table:table-cell>
              <table:table-cell office:value-type="float" office:value="109.185">
                <text:p>109.185</text:p>
              </table:table-cell>
              <table:table-cell office:value-type="float" office:value="11.8059">
                <text:p>11.8059</text:p>
              </table:table-cell>
            </table:table-row>
            <table:table-row>
              <table:table-cell office:value-type="float" office:value="85.9">
                <text:p>85.9</text:p>
              </table:table-cell>
              <table:table-cell office:value-type="float" office:value="0.00954693">
                <text:p>0.00954693</text:p>
              </table:table-cell>
              <table:table-cell office:value-type="float" office:value="109.184">
                <text:p>109.184</text:p>
              </table:table-cell>
              <table:table-cell office:value-type="float" office:value="11.8063">
                <text:p>11.8063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00948663">
                <text:p>0.00948663</text:p>
              </table:table-cell>
              <table:table-cell office:value-type="float" office:value="109.184">
                <text:p>109.184</text:p>
              </table:table-cell>
              <table:table-cell office:value-type="float" office:value="11.8068">
                <text:p>11.8068</text:p>
              </table:table-cell>
            </table:table-row>
            <table:table-row>
              <table:table-cell office:value-type="float" office:value="86.1">
                <text:p>86.1</text:p>
              </table:table-cell>
              <table:table-cell office:value-type="float" office:value="0.00942671">
                <text:p>0.00942671</text:p>
              </table:table-cell>
              <table:table-cell office:value-type="float" office:value="109.183">
                <text:p>109.183</text:p>
              </table:table-cell>
              <table:table-cell office:value-type="float" office:value="11.8073">
                <text:p>11.8073</text:p>
              </table:table-cell>
            </table:table-row>
            <table:table-row>
              <table:table-cell office:value-type="float" office:value="86.2">
                <text:p>86.2</text:p>
              </table:table-cell>
              <table:table-cell office:value-type="float" office:value="0.00936716">
                <text:p>0.00936716</text:p>
              </table:table-cell>
              <table:table-cell office:value-type="float" office:value="109.183">
                <text:p>109.183</text:p>
              </table:table-cell>
              <table:table-cell office:value-type="float" office:value="11.8078">
                <text:p>11.8078</text:p>
              </table:table-cell>
            </table:table-row>
            <table:table-row>
              <table:table-cell office:value-type="float" office:value="86.3">
                <text:p>86.3</text:p>
              </table:table-cell>
              <table:table-cell office:value-type="float" office:value="0.00930799">
                <text:p>0.00930799</text:p>
              </table:table-cell>
              <table:table-cell office:value-type="float" office:value="109.182">
                <text:p>109.182</text:p>
              </table:table-cell>
              <table:table-cell office:value-type="float" office:value="11.8082">
                <text:p>11.8082</text:p>
              </table:table-cell>
            </table:table-row>
            <table:table-row>
              <table:table-cell office:value-type="float" office:value="86.4">
                <text:p>86.4</text:p>
              </table:table-cell>
              <table:table-cell office:value-type="float" office:value="0.0092492">
                <text:p>0.0092492</text:p>
              </table:table-cell>
              <table:table-cell office:value-type="float" office:value="109.182">
                <text:p>109.182</text:p>
              </table:table-cell>
              <table:table-cell office:value-type="float" office:value="11.8087">
                <text:p>11.8087</text:p>
              </table:table-cell>
            </table:table-row>
            <table:table-row>
              <table:table-cell office:value-type="float" office:value="86.5">
                <text:p>86.5</text:p>
              </table:table-cell>
              <table:table-cell office:value-type="float" office:value="0.00919077">
                <text:p>0.00919077</text:p>
              </table:table-cell>
              <table:table-cell office:value-type="float" office:value="109.182">
                <text:p>109.182</text:p>
              </table:table-cell>
              <table:table-cell office:value-type="float" office:value="11.8092">
                <text:p>11.8092</text:p>
              </table:table-cell>
            </table:table-row>
            <table:table-row>
              <table:table-cell office:value-type="float" office:value="86.6">
                <text:p>86.6</text:p>
              </table:table-cell>
              <table:table-cell office:value-type="float" office:value="0.00913271">
                <text:p>0.00913271</text:p>
              </table:table-cell>
              <table:table-cell office:value-type="float" office:value="109.181">
                <text:p>109.181</text:p>
              </table:table-cell>
              <table:table-cell office:value-type="float" office:value="11.8096">
                <text:p>11.8096</text:p>
              </table:table-cell>
            </table:table-row>
            <table:table-row>
              <table:table-cell office:value-type="float" office:value="86.7">
                <text:p>86.7</text:p>
              </table:table-cell>
              <table:table-cell office:value-type="float" office:value="0.00907502">
                <text:p>0.00907502</text:p>
              </table:table-cell>
              <table:table-cell office:value-type="float" office:value="109.181">
                <text:p>109.181</text:p>
              </table:table-cell>
              <table:table-cell office:value-type="float" office:value="11.8101">
                <text:p>11.8101</text:p>
              </table:table-cell>
            </table:table-row>
            <table:table-row>
              <table:table-cell office:value-type="float" office:value="86.8">
                <text:p>86.8</text:p>
              </table:table-cell>
              <table:table-cell office:value-type="float" office:value="0.00901768">
                <text:p>0.00901768</text:p>
              </table:table-cell>
              <table:table-cell office:value-type="float" office:value="109.18">
                <text:p>109.18</text:p>
              </table:table-cell>
              <table:table-cell office:value-type="float" office:value="11.8105">
                <text:p>11.8105</text:p>
              </table:table-cell>
            </table:table-row>
            <table:table-row>
              <table:table-cell office:value-type="float" office:value="86.9">
                <text:p>86.9</text:p>
              </table:table-cell>
              <table:table-cell office:value-type="float" office:value="0.00896071">
                <text:p>0.00896071</text:p>
              </table:table-cell>
              <table:table-cell office:value-type="float" office:value="109.18">
                <text:p>109.18</text:p>
              </table:table-cell>
              <table:table-cell office:value-type="float" office:value="11.811">
                <text:p>11.811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0089041">
                <text:p>0.0089041</text:p>
              </table:table-cell>
              <table:table-cell office:value-type="float" office:value="109.18">
                <text:p>109.18</text:p>
              </table:table-cell>
              <table:table-cell office:value-type="float" office:value="11.8114">
                <text:p>11.8114</text:p>
              </table:table-cell>
            </table:table-row>
            <table:table-row>
              <table:table-cell office:value-type="float" office:value="87.1">
                <text:p>87.1</text:p>
              </table:table-cell>
              <table:table-cell office:value-type="float" office:value="0.00884785">
                <text:p>0.00884785</text:p>
              </table:table-cell>
              <table:table-cell office:value-type="float" office:value="109.179">
                <text:p>109.179</text:p>
              </table:table-cell>
              <table:table-cell office:value-type="float" office:value="11.8119">
                <text:p>11.8119</text:p>
              </table:table-cell>
            </table:table-row>
            <table:table-row>
              <table:table-cell office:value-type="float" office:value="87.2">
                <text:p>87.2</text:p>
              </table:table-cell>
              <table:table-cell office:value-type="float" office:value="0.00879194">
                <text:p>0.00879194</text:p>
              </table:table-cell>
              <table:table-cell office:value-type="float" office:value="109.179">
                <text:p>109.179</text:p>
              </table:table-cell>
              <table:table-cell office:value-type="float" office:value="11.8123">
                <text:p>11.8123</text:p>
              </table:table-cell>
            </table:table-row>
            <table:table-row>
              <table:table-cell office:value-type="float" office:value="87.3">
                <text:p>87.3</text:p>
              </table:table-cell>
              <table:table-cell office:value-type="float" office:value="0.00873639">
                <text:p>0.00873639</text:p>
              </table:table-cell>
              <table:table-cell office:value-type="float" office:value="109.179">
                <text:p>109.179</text:p>
              </table:table-cell>
              <table:table-cell office:value-type="float" office:value="11.8128">
                <text:p>11.8128</text:p>
              </table:table-cell>
            </table:table-row>
            <table:table-row>
              <table:table-cell office:value-type="float" office:value="87.4">
                <text:p>87.4</text:p>
              </table:table-cell>
              <table:table-cell office:value-type="float" office:value="0.00868119">
                <text:p>0.00868119</text:p>
              </table:table-cell>
              <table:table-cell office:value-type="float" office:value="109.178">
                <text:p>109.178</text:p>
              </table:table-cell>
              <table:table-cell office:value-type="float" office:value="11.8132">
                <text:p>11.8132</text:p>
              </table:table-cell>
            </table:table-row>
            <table:table-row>
              <table:table-cell office:value-type="float" office:value="87.5">
                <text:p>87.5</text:p>
              </table:table-cell>
              <table:table-cell office:value-type="float" office:value="0.00862634">
                <text:p>0.00862634</text:p>
              </table:table-cell>
              <table:table-cell office:value-type="float" office:value="109.178">
                <text:p>109.178</text:p>
              </table:table-cell>
              <table:table-cell office:value-type="float" office:value="11.8136">
                <text:p>11.8136</text:p>
              </table:table-cell>
            </table:table-row>
            <table:table-row>
              <table:table-cell office:value-type="float" office:value="87.6">
                <text:p>87.6</text:p>
              </table:table-cell>
              <table:table-cell office:value-type="float" office:value="0.00857183">
                <text:p>0.00857183</text:p>
              </table:table-cell>
              <table:table-cell office:value-type="float" office:value="109.177">
                <text:p>109.177</text:p>
              </table:table-cell>
              <table:table-cell office:value-type="float" office:value="11.8141">
                <text:p>11.8141</text:p>
              </table:table-cell>
            </table:table-row>
            <table:table-row>
              <table:table-cell office:value-type="float" office:value="87.7">
                <text:p>87.7</text:p>
              </table:table-cell>
              <table:table-cell office:value-type="float" office:value="0.00851767">
                <text:p>0.00851767</text:p>
              </table:table-cell>
              <table:table-cell office:value-type="float" office:value="109.177">
                <text:p>109.177</text:p>
              </table:table-cell>
              <table:table-cell office:value-type="float" office:value="11.8145">
                <text:p>11.8145</text:p>
              </table:table-cell>
            </table:table-row>
            <table:table-row>
              <table:table-cell office:value-type="float" office:value="87.8">
                <text:p>87.8</text:p>
              </table:table-cell>
              <table:table-cell office:value-type="float" office:value="0.00846385">
                <text:p>0.00846385</text:p>
              </table:table-cell>
              <table:table-cell office:value-type="float" office:value="109.177">
                <text:p>109.177</text:p>
              </table:table-cell>
              <table:table-cell office:value-type="float" office:value="11.8149">
                <text:p>11.8149</text:p>
              </table:table-cell>
            </table:table-row>
            <table:table-row>
              <table:table-cell office:value-type="float" office:value="87.9">
                <text:p>87.9</text:p>
              </table:table-cell>
              <table:table-cell office:value-type="float" office:value="0.00841036">
                <text:p>0.00841036</text:p>
              </table:table-cell>
              <table:table-cell office:value-type="float" office:value="109.176">
                <text:p>109.176</text:p>
              </table:table-cell>
              <table:table-cell office:value-type="float" office:value="11.8153">
                <text:p>11.8153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00835721">
                <text:p>0.00835721</text:p>
              </table:table-cell>
              <table:table-cell office:value-type="float" office:value="109.176">
                <text:p>109.176</text:p>
              </table:table-cell>
              <table:table-cell office:value-type="float" office:value="11.8157">
                <text:p>11.8157</text:p>
              </table:table-cell>
            </table:table-row>
            <table:table-row>
              <table:table-cell office:value-type="float" office:value="88.1">
                <text:p>88.1</text:p>
              </table:table-cell>
              <table:table-cell office:value-type="float" office:value="0.0083044">
                <text:p>0.0083044</text:p>
              </table:table-cell>
              <table:table-cell office:value-type="float" office:value="109.176">
                <text:p>109.176</text:p>
              </table:table-cell>
              <table:table-cell office:value-type="float" office:value="11.8162">
                <text:p>11.8162</text:p>
              </table:table-cell>
            </table:table-row>
            <table:table-row>
              <table:table-cell office:value-type="float" office:value="88.2">
                <text:p>88.2</text:p>
              </table:table-cell>
              <table:table-cell office:value-type="float" office:value="0.00825192">
                <text:p>0.00825192</text:p>
              </table:table-cell>
              <table:table-cell office:value-type="float" office:value="109.175">
                <text:p>109.175</text:p>
              </table:table-cell>
              <table:table-cell office:value-type="float" office:value="11.8166">
                <text:p>11.8166</text:p>
              </table:table-cell>
            </table:table-row>
            <table:table-row>
              <table:table-cell office:value-type="float" office:value="88.3">
                <text:p>88.3</text:p>
              </table:table-cell>
              <table:table-cell office:value-type="float" office:value="0.00819977">
                <text:p>0.00819977</text:p>
              </table:table-cell>
              <table:table-cell office:value-type="float" office:value="109.175">
                <text:p>109.175</text:p>
              </table:table-cell>
              <table:table-cell office:value-type="float" office:value="11.817">
                <text:p>11.817</text:p>
              </table:table-cell>
            </table:table-row>
            <table:table-row>
              <table:table-cell office:value-type="float" office:value="88.4">
                <text:p>88.4</text:p>
              </table:table-cell>
              <table:table-cell office:value-type="float" office:value="0.00814795">
                <text:p>0.00814795</text:p>
              </table:table-cell>
              <table:table-cell office:value-type="float" office:value="109.174">
                <text:p>109.174</text:p>
              </table:table-cell>
              <table:table-cell office:value-type="float" office:value="11.8174">
                <text:p>11.8174</text:p>
              </table:table-cell>
            </table:table-row>
            <table:table-row>
              <table:table-cell office:value-type="float" office:value="88.5">
                <text:p>88.5</text:p>
              </table:table-cell>
              <table:table-cell office:value-type="float" office:value="0.00809645">
                <text:p>0.00809645</text:p>
              </table:table-cell>
              <table:table-cell office:value-type="float" office:value="109.174">
                <text:p>109.174</text:p>
              </table:table-cell>
              <table:table-cell office:value-type="float" office:value="11.8178">
                <text:p>11.8178</text:p>
              </table:table-cell>
            </table:table-row>
            <table:table-row>
              <table:table-cell office:value-type="float" office:value="88.6">
                <text:p>88.6</text:p>
              </table:table-cell>
              <table:table-cell office:value-type="float" office:value="0.00804528">
                <text:p>0.00804528</text:p>
              </table:table-cell>
              <table:table-cell office:value-type="float" office:value="109.174">
                <text:p>109.174</text:p>
              </table:table-cell>
              <table:table-cell office:value-type="float" office:value="11.8182">
                <text:p>11.8182</text:p>
              </table:table-cell>
            </table:table-row>
            <table:table-row>
              <table:table-cell office:value-type="float" office:value="88.7">
                <text:p>88.7</text:p>
              </table:table-cell>
              <table:table-cell office:value-type="float" office:value="0.00799443">
                <text:p>0.00799443</text:p>
              </table:table-cell>
              <table:table-cell office:value-type="float" office:value="109.173">
                <text:p>109.173</text:p>
              </table:table-cell>
              <table:table-cell office:value-type="float" office:value="11.8186">
                <text:p>11.8186</text:p>
              </table:table-cell>
            </table:table-row>
            <table:table-row>
              <table:table-cell office:value-type="float" office:value="88.8">
                <text:p>88.8</text:p>
              </table:table-cell>
              <table:table-cell office:value-type="float" office:value="0.0079439">
                <text:p>0.0079439</text:p>
              </table:table-cell>
              <table:table-cell office:value-type="float" office:value="109.173">
                <text:p>109.173</text:p>
              </table:table-cell>
              <table:table-cell office:value-type="float" office:value="11.819">
                <text:p>11.819</text:p>
              </table:table-cell>
            </table:table-row>
            <table:table-row>
              <table:table-cell office:value-type="float" office:value="88.9">
                <text:p>88.9</text:p>
              </table:table-cell>
              <table:table-cell office:value-type="float" office:value="0.00789369">
                <text:p>0.00789369</text:p>
              </table:table-cell>
              <table:table-cell office:value-type="float" office:value="109.173">
                <text:p>109.173</text:p>
              </table:table-cell>
              <table:table-cell office:value-type="float" office:value="11.8194">
                <text:p>11.8194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0078438">
                <text:p>0.0078438</text:p>
              </table:table-cell>
              <table:table-cell office:value-type="float" office:value="109.172">
                <text:p>109.172</text:p>
              </table:table-cell>
              <table:table-cell office:value-type="float" office:value="11.8198">
                <text:p>11.8198</text:p>
              </table:table-cell>
            </table:table-row>
            <table:table-row>
              <table:table-cell office:value-type="float" office:value="89.1">
                <text:p>89.1</text:p>
              </table:table-cell>
              <table:table-cell office:value-type="float" office:value="0.00779422">
                <text:p>0.00779422</text:p>
              </table:table-cell>
              <table:table-cell office:value-type="float" office:value="109.172">
                <text:p>109.172</text:p>
              </table:table-cell>
              <table:table-cell office:value-type="float" office:value="11.8202">
                <text:p>11.8202</text:p>
              </table:table-cell>
            </table:table-row>
            <table:table-row>
              <table:table-cell office:value-type="float" office:value="89.2">
                <text:p>89.2</text:p>
              </table:table-cell>
              <table:table-cell office:value-type="float" office:value="0.00774495">
                <text:p>0.00774495</text:p>
              </table:table-cell>
              <table:table-cell office:value-type="float" office:value="109.172">
                <text:p>109.172</text:p>
              </table:table-cell>
              <table:table-cell office:value-type="float" office:value="11.8206">
                <text:p>11.8206</text:p>
              </table:table-cell>
            </table:table-row>
            <table:table-row>
              <table:table-cell office:value-type="float" office:value="89.3">
                <text:p>89.3</text:p>
              </table:table-cell>
              <table:table-cell office:value-type="float" office:value="0.007696">
                <text:p>0.007696</text:p>
              </table:table-cell>
              <table:table-cell office:value-type="float" office:value="109.171">
                <text:p>109.171</text:p>
              </table:table-cell>
              <table:table-cell office:value-type="float" office:value="11.821">
                <text:p>11.821</text:p>
              </table:table-cell>
            </table:table-row>
            <table:table-row>
              <table:table-cell office:value-type="float" office:value="89.4">
                <text:p>89.4</text:p>
              </table:table-cell>
              <table:table-cell office:value-type="float" office:value="0.00764735">
                <text:p>0.00764735</text:p>
              </table:table-cell>
              <table:table-cell office:value-type="float" office:value="109.171">
                <text:p>109.171</text:p>
              </table:table-cell>
              <table:table-cell office:value-type="float" office:value="11.8214">
                <text:p>11.8214</text:p>
              </table:table-cell>
            </table:table-row>
            <table:table-row>
              <table:table-cell office:value-type="float" office:value="89.5">
                <text:p>89.5</text:p>
              </table:table-cell>
              <table:table-cell office:value-type="float" office:value="0.00759901">
                <text:p>0.00759901</text:p>
              </table:table-cell>
              <table:table-cell office:value-type="float" office:value="109.171">
                <text:p>109.171</text:p>
              </table:table-cell>
              <table:table-cell office:value-type="float" office:value="11.8217">
                <text:p>11.8217</text:p>
              </table:table-cell>
            </table:table-row>
            <table:table-row>
              <table:table-cell office:value-type="float" office:value="89.6">
                <text:p>89.6</text:p>
              </table:table-cell>
              <table:table-cell office:value-type="float" office:value="0.00755097">
                <text:p>0.00755097</text:p>
              </table:table-cell>
              <table:table-cell office:value-type="float" office:value="109.17">
                <text:p>109.17</text:p>
              </table:table-cell>
              <table:table-cell office:value-type="float" office:value="11.8221">
                <text:p>11.8221</text:p>
              </table:table-cell>
            </table:table-row>
            <table:table-row>
              <table:table-cell office:value-type="float" office:value="89.7">
                <text:p>89.7</text:p>
              </table:table-cell>
              <table:table-cell office:value-type="float" office:value="0.00750323">
                <text:p>0.00750323</text:p>
              </table:table-cell>
              <table:table-cell office:value-type="float" office:value="109.17">
                <text:p>109.17</text:p>
              </table:table-cell>
              <table:table-cell office:value-type="float" office:value="11.8225">
                <text:p>11.8225</text:p>
              </table:table-cell>
            </table:table-row>
            <table:table-row>
              <table:table-cell office:value-type="float" office:value="89.8">
                <text:p>89.8</text:p>
              </table:table-cell>
              <table:table-cell office:value-type="float" office:value="0.0074558">
                <text:p>0.0074558</text:p>
              </table:table-cell>
              <table:table-cell office:value-type="float" office:value="109.17">
                <text:p>109.17</text:p>
              </table:table-cell>
              <table:table-cell office:value-type="float" office:value="11.8229">
                <text:p>11.8229</text:p>
              </table:table-cell>
            </table:table-row>
            <table:table-row>
              <table:table-cell office:value-type="float" office:value="89.9">
                <text:p>89.9</text:p>
              </table:table-cell>
              <table:table-cell office:value-type="float" office:value="0.00740866">
                <text:p>0.00740866</text:p>
              </table:table-cell>
              <table:table-cell office:value-type="float" office:value="109.169">
                <text:p>109.169</text:p>
              </table:table-cell>
              <table:table-cell office:value-type="float" office:value="11.8232">
                <text:p>11.823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0736183">
                <text:p>0.00736183</text:p>
              </table:table-cell>
              <table:table-cell office:value-type="float" office:value="109.169">
                <text:p>109.169</text:p>
              </table:table-cell>
              <table:table-cell office:value-type="float" office:value="11.8236">
                <text:p>11.8236</text:p>
              </table:table-cell>
            </table:table-row>
            <table:table-row>
              <table:table-cell office:value-type="float" office:value="90.1">
                <text:p>90.1</text:p>
              </table:table-cell>
              <table:table-cell office:value-type="float" office:value="0.00731528">
                <text:p>0.00731528</text:p>
              </table:table-cell>
              <table:table-cell office:value-type="float" office:value="109.169">
                <text:p>109.169</text:p>
              </table:table-cell>
              <table:table-cell office:value-type="float" office:value="11.824">
                <text:p>11.824</text:p>
              </table:table-cell>
            </table:table-row>
            <table:table-row>
              <table:table-cell office:value-type="float" office:value="90.2">
                <text:p>90.2</text:p>
              </table:table-cell>
              <table:table-cell office:value-type="float" office:value="0.00726903">
                <text:p>0.00726903</text:p>
              </table:table-cell>
              <table:table-cell office:value-type="float" office:value="109.168">
                <text:p>109.168</text:p>
              </table:table-cell>
              <table:table-cell office:value-type="float" office:value="11.8243">
                <text:p>11.8243</text:p>
              </table:table-cell>
            </table:table-row>
            <table:table-row>
              <table:table-cell office:value-type="float" office:value="90.3">
                <text:p>90.3</text:p>
              </table:table-cell>
              <table:table-cell office:value-type="float" office:value="0.00722308">
                <text:p>0.00722308</text:p>
              </table:table-cell>
              <table:table-cell office:value-type="float" office:value="109.168">
                <text:p>109.168</text:p>
              </table:table-cell>
              <table:table-cell office:value-type="float" office:value="11.8247">
                <text:p>11.8247</text:p>
              </table:table-cell>
            </table:table-row>
            <table:table-row>
              <table:table-cell office:value-type="float" office:value="90.4">
                <text:p>90.4</text:p>
              </table:table-cell>
              <table:table-cell office:value-type="float" office:value="0.00717741">
                <text:p>0.00717741</text:p>
              </table:table-cell>
              <table:table-cell office:value-type="float" office:value="109.168">
                <text:p>109.168</text:p>
              </table:table-cell>
              <table:table-cell office:value-type="float" office:value="11.8251">
                <text:p>11.8251</text:p>
              </table:table-cell>
            </table:table-row>
            <table:table-row>
              <table:table-cell office:value-type="float" office:value="90.5">
                <text:p>90.5</text:p>
              </table:table-cell>
              <table:table-cell office:value-type="float" office:value="0.00713203">
                <text:p>0.00713203</text:p>
              </table:table-cell>
              <table:table-cell office:value-type="float" office:value="109.167">
                <text:p>109.167</text:p>
              </table:table-cell>
              <table:table-cell office:value-type="float" office:value="11.8254">
                <text:p>11.8254</text:p>
              </table:table-cell>
            </table:table-row>
            <table:table-row>
              <table:table-cell office:value-type="float" office:value="90.6">
                <text:p>90.6</text:p>
              </table:table-cell>
              <table:table-cell office:value-type="float" office:value="0.00708693">
                <text:p>0.00708693</text:p>
              </table:table-cell>
              <table:table-cell office:value-type="float" office:value="109.167">
                <text:p>109.167</text:p>
              </table:table-cell>
              <table:table-cell office:value-type="float" office:value="11.8258">
                <text:p>11.8258</text:p>
              </table:table-cell>
            </table:table-row>
            <table:table-row>
              <table:table-cell office:value-type="float" office:value="90.7">
                <text:p>90.7</text:p>
              </table:table-cell>
              <table:table-cell office:value-type="float" office:value="0.00704212">
                <text:p>0.00704212</text:p>
              </table:table-cell>
              <table:table-cell office:value-type="float" office:value="109.167">
                <text:p>109.167</text:p>
              </table:table-cell>
              <table:table-cell office:value-type="float" office:value="11.8261">
                <text:p>11.8261</text:p>
              </table:table-cell>
            </table:table-row>
            <table:table-row>
              <table:table-cell office:value-type="float" office:value="90.8">
                <text:p>90.8</text:p>
              </table:table-cell>
              <table:table-cell office:value-type="float" office:value="0.00699759">
                <text:p>0.00699759</text:p>
              </table:table-cell>
              <table:table-cell office:value-type="float" office:value="109.167">
                <text:p>109.167</text:p>
              </table:table-cell>
              <table:table-cell office:value-type="float" office:value="11.8265">
                <text:p>11.8265</text:p>
              </table:table-cell>
            </table:table-row>
            <table:table-row>
              <table:table-cell office:value-type="float" office:value="90.9">
                <text:p>90.9</text:p>
              </table:table-cell>
              <table:table-cell office:value-type="float" office:value="0.00695335">
                <text:p>0.00695335</text:p>
              </table:table-cell>
              <table:table-cell office:value-type="float" office:value="109.166">
                <text:p>109.166</text:p>
              </table:table-cell>
              <table:table-cell office:value-type="float" office:value="11.8268">
                <text:p>11.8268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00690938">
                <text:p>0.00690938</text:p>
              </table:table-cell>
              <table:table-cell office:value-type="float" office:value="109.166">
                <text:p>109.166</text:p>
              </table:table-cell>
              <table:table-cell office:value-type="float" office:value="11.8272">
                <text:p>11.8272</text:p>
              </table:table-cell>
            </table:table-row>
            <table:table-row>
              <table:table-cell office:value-type="float" office:value="91.1">
                <text:p>91.1</text:p>
              </table:table-cell>
              <table:table-cell office:value-type="float" office:value="0.00686569">
                <text:p>0.00686569</text:p>
              </table:table-cell>
              <table:table-cell office:value-type="float" office:value="109.166">
                <text:p>109.166</text:p>
              </table:table-cell>
              <table:table-cell office:value-type="float" office:value="11.8275">
                <text:p>11.8275</text:p>
              </table:table-cell>
            </table:table-row>
            <table:table-row>
              <table:table-cell office:value-type="float" office:value="91.2">
                <text:p>91.2</text:p>
              </table:table-cell>
              <table:table-cell office:value-type="float" office:value="0.00682227">
                <text:p>0.00682227</text:p>
              </table:table-cell>
              <table:table-cell office:value-type="float" office:value="109.165">
                <text:p>109.165</text:p>
              </table:table-cell>
              <table:table-cell office:value-type="float" office:value="11.8279">
                <text:p>11.8279</text:p>
              </table:table-cell>
            </table:table-row>
            <table:table-row>
              <table:table-cell office:value-type="float" office:value="91.3">
                <text:p>91.3</text:p>
              </table:table-cell>
              <table:table-cell office:value-type="float" office:value="0.00677913">
                <text:p>0.00677913</text:p>
              </table:table-cell>
              <table:table-cell office:value-type="float" office:value="109.165">
                <text:p>109.165</text:p>
              </table:table-cell>
              <table:table-cell office:value-type="float" office:value="11.8282">
                <text:p>11.8282</text:p>
              </table:table-cell>
            </table:table-row>
            <table:table-row>
              <table:table-cell office:value-type="float" office:value="91.4">
                <text:p>91.4</text:p>
              </table:table-cell>
              <table:table-cell office:value-type="float" office:value="0.00673626">
                <text:p>0.00673626</text:p>
              </table:table-cell>
              <table:table-cell office:value-type="float" office:value="109.165">
                <text:p>109.165</text:p>
              </table:table-cell>
              <table:table-cell office:value-type="float" office:value="11.8285">
                <text:p>11.8285</text:p>
              </table:table-cell>
            </table:table-row>
            <table:table-row>
              <table:table-cell office:value-type="float" office:value="91.5">
                <text:p>91.5</text:p>
              </table:table-cell>
              <table:table-cell office:value-type="float" office:value="0.00669366">
                <text:p>0.00669366</text:p>
              </table:table-cell>
              <table:table-cell office:value-type="float" office:value="109.164">
                <text:p>109.164</text:p>
              </table:table-cell>
              <table:table-cell office:value-type="float" office:value="11.8289">
                <text:p>11.8289</text:p>
              </table:table-cell>
            </table:table-row>
            <table:table-row>
              <table:table-cell office:value-type="float" office:value="91.6">
                <text:p>91.6</text:p>
              </table:table-cell>
              <table:table-cell office:value-type="float" office:value="0.00665133">
                <text:p>0.00665133</text:p>
              </table:table-cell>
              <table:table-cell office:value-type="float" office:value="109.164">
                <text:p>109.164</text:p>
              </table:table-cell>
              <table:table-cell office:value-type="float" office:value="11.8292">
                <text:p>11.8292</text:p>
              </table:table-cell>
            </table:table-row>
            <table:table-row>
              <table:table-cell office:value-type="float" office:value="91.7">
                <text:p>91.7</text:p>
              </table:table-cell>
              <table:table-cell office:value-type="float" office:value="0.00660927">
                <text:p>0.00660927</text:p>
              </table:table-cell>
              <table:table-cell office:value-type="float" office:value="109.164">
                <text:p>109.164</text:p>
              </table:table-cell>
              <table:table-cell office:value-type="float" office:value="11.8295">
                <text:p>11.8295</text:p>
              </table:table-cell>
            </table:table-row>
            <table:table-row>
              <table:table-cell office:value-type="float" office:value="91.8">
                <text:p>91.8</text:p>
              </table:table-cell>
              <table:table-cell office:value-type="float" office:value="0.00656747">
                <text:p>0.00656747</text:p>
              </table:table-cell>
              <table:table-cell office:value-type="float" office:value="109.164">
                <text:p>109.164</text:p>
              </table:table-cell>
              <table:table-cell office:value-type="float" office:value="11.8299">
                <text:p>11.8299</text:p>
              </table:table-cell>
            </table:table-row>
            <table:table-row>
              <table:table-cell office:value-type="float" office:value="91.9">
                <text:p>91.9</text:p>
              </table:table-cell>
              <table:table-cell office:value-type="float" office:value="0.00652593">
                <text:p>0.00652593</text:p>
              </table:table-cell>
              <table:table-cell office:value-type="float" office:value="109.163">
                <text:p>109.163</text:p>
              </table:table-cell>
              <table:table-cell office:value-type="float" office:value="11.8302">
                <text:p>11.8302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00648466">
                <text:p>0.00648466</text:p>
              </table:table-cell>
              <table:table-cell office:value-type="float" office:value="109.163">
                <text:p>109.163</text:p>
              </table:table-cell>
              <table:table-cell office:value-type="float" office:value="11.8305">
                <text:p>11.8305</text:p>
              </table:table-cell>
            </table:table-row>
            <table:table-row>
              <table:table-cell office:value-type="float" office:value="92.1">
                <text:p>92.1</text:p>
              </table:table-cell>
              <table:table-cell office:value-type="float" office:value="0.00644365">
                <text:p>0.00644365</text:p>
              </table:table-cell>
              <table:table-cell office:value-type="float" office:value="109.163">
                <text:p>109.163</text:p>
              </table:table-cell>
              <table:table-cell office:value-type="float" office:value="11.8309">
                <text:p>11.8309</text:p>
              </table:table-cell>
            </table:table-row>
            <table:table-row>
              <table:table-cell office:value-type="float" office:value="92.2">
                <text:p>92.2</text:p>
              </table:table-cell>
              <table:table-cell office:value-type="float" office:value="0.00640289">
                <text:p>0.00640289</text:p>
              </table:table-cell>
              <table:table-cell office:value-type="float" office:value="109.162">
                <text:p>109.162</text:p>
              </table:table-cell>
              <table:table-cell office:value-type="float" office:value="11.8312">
                <text:p>11.8312</text:p>
              </table:table-cell>
            </table:table-row>
            <table:table-row>
              <table:table-cell office:value-type="float" office:value="92.3">
                <text:p>92.3</text:p>
              </table:table-cell>
              <table:table-cell office:value-type="float" office:value="0.0063624">
                <text:p>0.0063624</text:p>
              </table:table-cell>
              <table:table-cell office:value-type="float" office:value="109.162">
                <text:p>109.162</text:p>
              </table:table-cell>
              <table:table-cell office:value-type="float" office:value="11.8315">
                <text:p>11.8315</text:p>
              </table:table-cell>
            </table:table-row>
            <table:table-row>
              <table:table-cell office:value-type="float" office:value="92.4">
                <text:p>92.4</text:p>
              </table:table-cell>
              <table:table-cell office:value-type="float" office:value="0.00632215">
                <text:p>0.00632215</text:p>
              </table:table-cell>
              <table:table-cell office:value-type="float" office:value="109.162">
                <text:p>109.162</text:p>
              </table:table-cell>
              <table:table-cell office:value-type="float" office:value="11.8318">
                <text:p>11.8318</text:p>
              </table:table-cell>
            </table:table-row>
            <table:table-row>
              <table:table-cell office:value-type="float" office:value="92.5">
                <text:p>92.5</text:p>
              </table:table-cell>
              <table:table-cell office:value-type="float" office:value="0.00628217">
                <text:p>0.00628217</text:p>
              </table:table-cell>
              <table:table-cell office:value-type="float" office:value="109.162">
                <text:p>109.162</text:p>
              </table:table-cell>
              <table:table-cell office:value-type="float" office:value="11.8321">
                <text:p>11.8321</text:p>
              </table:table-cell>
            </table:table-row>
            <table:table-row>
              <table:table-cell office:value-type="float" office:value="92.6">
                <text:p>92.6</text:p>
              </table:table-cell>
              <table:table-cell office:value-type="float" office:value="0.00624243">
                <text:p>0.00624243</text:p>
              </table:table-cell>
              <table:table-cell office:value-type="float" office:value="109.161">
                <text:p>109.161</text:p>
              </table:table-cell>
              <table:table-cell office:value-type="float" office:value="11.8324">
                <text:p>11.8324</text:p>
              </table:table-cell>
            </table:table-row>
            <table:table-row>
              <table:table-cell office:value-type="float" office:value="92.7">
                <text:p>92.7</text:p>
              </table:table-cell>
              <table:table-cell office:value-type="float" office:value="0.00620294">
                <text:p>0.00620294</text:p>
              </table:table-cell>
              <table:table-cell office:value-type="float" office:value="109.161">
                <text:p>109.161</text:p>
              </table:table-cell>
              <table:table-cell office:value-type="float" office:value="11.8328">
                <text:p>11.8328</text:p>
              </table:table-cell>
            </table:table-row>
            <table:table-row>
              <table:table-cell office:value-type="float" office:value="92.8">
                <text:p>92.8</text:p>
              </table:table-cell>
              <table:table-cell office:value-type="float" office:value="0.00616371">
                <text:p>0.00616371</text:p>
              </table:table-cell>
              <table:table-cell office:value-type="float" office:value="109.161">
                <text:p>109.161</text:p>
              </table:table-cell>
              <table:table-cell office:value-type="float" office:value="11.8331">
                <text:p>11.8331</text:p>
              </table:table-cell>
            </table:table-row>
            <table:table-row>
              <table:table-cell office:value-type="float" office:value="92.9">
                <text:p>92.9</text:p>
              </table:table-cell>
              <table:table-cell office:value-type="float" office:value="0.00612472">
                <text:p>0.00612472</text:p>
              </table:table-cell>
              <table:table-cell office:value-type="float" office:value="109.161">
                <text:p>109.161</text:p>
              </table:table-cell>
              <table:table-cell office:value-type="float" office:value="11.8334">
                <text:p>11.8334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00608598">
                <text:p>0.00608598</text:p>
              </table:table-cell>
              <table:table-cell office:value-type="float" office:value="109.16">
                <text:p>109.16</text:p>
              </table:table-cell>
              <table:table-cell office:value-type="float" office:value="11.8337">
                <text:p>11.8337</text:p>
              </table:table-cell>
            </table:table-row>
            <table:table-row>
              <table:table-cell office:value-type="float" office:value="93.1">
                <text:p>93.1</text:p>
              </table:table-cell>
              <table:table-cell office:value-type="float" office:value="0.00604748">
                <text:p>0.00604748</text:p>
              </table:table-cell>
              <table:table-cell office:value-type="float" office:value="109.16">
                <text:p>109.16</text:p>
              </table:table-cell>
              <table:table-cell office:value-type="float" office:value="11.834">
                <text:p>11.834</text:p>
              </table:table-cell>
            </table:table-row>
            <table:table-row>
              <table:table-cell office:value-type="float" office:value="93.2">
                <text:p>93.2</text:p>
              </table:table-cell>
              <table:table-cell office:value-type="float" office:value="0.00600922">
                <text:p>0.00600922</text:p>
              </table:table-cell>
              <table:table-cell office:value-type="float" office:value="109.16">
                <text:p>109.16</text:p>
              </table:table-cell>
              <table:table-cell office:value-type="float" office:value="11.8343">
                <text:p>11.8343</text:p>
              </table:table-cell>
            </table:table-row>
            <table:table-row>
              <table:table-cell office:value-type="float" office:value="93.3">
                <text:p>93.3</text:p>
              </table:table-cell>
              <table:table-cell office:value-type="float" office:value="0.00597121">
                <text:p>0.00597121</text:p>
              </table:table-cell>
              <table:table-cell office:value-type="float" office:value="109.159">
                <text:p>109.159</text:p>
              </table:table-cell>
              <table:table-cell office:value-type="float" office:value="11.8346">
                <text:p>11.8346</text:p>
              </table:table-cell>
            </table:table-row>
            <table:table-row>
              <table:table-cell office:value-type="float" office:value="93.4">
                <text:p>93.4</text:p>
              </table:table-cell>
              <table:table-cell office:value-type="float" office:value="0.00593344">
                <text:p>0.00593344</text:p>
              </table:table-cell>
              <table:table-cell office:value-type="float" office:value="109.159">
                <text:p>109.159</text:p>
              </table:table-cell>
              <table:table-cell office:value-type="float" office:value="11.8349">
                <text:p>11.8349</text:p>
              </table:table-cell>
            </table:table-row>
            <table:table-row>
              <table:table-cell office:value-type="float" office:value="93.5">
                <text:p>93.5</text:p>
              </table:table-cell>
              <table:table-cell office:value-type="float" office:value="0.0058959">
                <text:p>0.0058959</text:p>
              </table:table-cell>
              <table:table-cell office:value-type="float" office:value="109.159">
                <text:p>109.159</text:p>
              </table:table-cell>
              <table:table-cell office:value-type="float" office:value="11.8352">
                <text:p>11.8352</text:p>
              </table:table-cell>
            </table:table-row>
            <table:table-row>
              <table:table-cell office:value-type="float" office:value="93.6">
                <text:p>93.6</text:p>
              </table:table-cell>
              <table:table-cell office:value-type="float" office:value="0.0058586">
                <text:p>0.0058586</text:p>
              </table:table-cell>
              <table:table-cell office:value-type="float" office:value="109.159">
                <text:p>109.159</text:p>
              </table:table-cell>
              <table:table-cell office:value-type="float" office:value="11.8355">
                <text:p>11.8355</text:p>
              </table:table-cell>
            </table:table-row>
            <table:table-row>
              <table:table-cell office:value-type="float" office:value="93.7">
                <text:p>93.7</text:p>
              </table:table-cell>
              <table:table-cell office:value-type="float" office:value="0.00582154">
                <text:p>0.00582154</text:p>
              </table:table-cell>
              <table:table-cell office:value-type="float" office:value="109.158">
                <text:p>109.158</text:p>
              </table:table-cell>
              <table:table-cell office:value-type="float" office:value="11.8358">
                <text:p>11.8358</text:p>
              </table:table-cell>
            </table:table-row>
            <table:table-row>
              <table:table-cell office:value-type="float" office:value="93.8">
                <text:p>93.8</text:p>
              </table:table-cell>
              <table:table-cell office:value-type="float" office:value="0.00578471">
                <text:p>0.00578471</text:p>
              </table:table-cell>
              <table:table-cell office:value-type="float" office:value="109.158">
                <text:p>109.158</text:p>
              </table:table-cell>
              <table:table-cell office:value-type="float" office:value="11.8361">
                <text:p>11.8361</text:p>
              </table:table-cell>
            </table:table-row>
            <table:table-row>
              <table:table-cell office:value-type="float" office:value="93.9">
                <text:p>93.9</text:p>
              </table:table-cell>
              <table:table-cell office:value-type="float" office:value="0.00574811">
                <text:p>0.00574811</text:p>
              </table:table-cell>
              <table:table-cell office:value-type="float" office:value="109.158">
                <text:p>109.158</text:p>
              </table:table-cell>
              <table:table-cell office:value-type="float" office:value="11.8363">
                <text:p>11.8363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00571175">
                <text:p>0.00571175</text:p>
              </table:table-cell>
              <table:table-cell office:value-type="float" office:value="109.158">
                <text:p>109.158</text:p>
              </table:table-cell>
              <table:table-cell office:value-type="float" office:value="11.8366">
                <text:p>11.8366</text:p>
              </table:table-cell>
            </table:table-row>
            <table:table-row>
              <table:table-cell office:value-type="float" office:value="94.1">
                <text:p>94.1</text:p>
              </table:table-cell>
              <table:table-cell office:value-type="float" office:value="0.00567561">
                <text:p>0.00567561</text:p>
              </table:table-cell>
              <table:table-cell office:value-type="float" office:value="109.157">
                <text:p>109.157</text:p>
              </table:table-cell>
              <table:table-cell office:value-type="float" office:value="11.8369">
                <text:p>11.8369</text:p>
              </table:table-cell>
            </table:table-row>
            <table:table-row>
              <table:table-cell office:value-type="float" office:value="94.2">
                <text:p>94.2</text:p>
              </table:table-cell>
              <table:table-cell office:value-type="float" office:value="0.0056397">
                <text:p>0.0056397</text:p>
              </table:table-cell>
              <table:table-cell office:value-type="float" office:value="109.157">
                <text:p>109.157</text:p>
              </table:table-cell>
              <table:table-cell office:value-type="float" office:value="11.8372">
                <text:p>11.8372</text:p>
              </table:table-cell>
            </table:table-row>
            <table:table-row>
              <table:table-cell office:value-type="float" office:value="94.3">
                <text:p>94.3</text:p>
              </table:table-cell>
              <table:table-cell office:value-type="float" office:value="0.00560402">
                <text:p>0.00560402</text:p>
              </table:table-cell>
              <table:table-cell office:value-type="float" office:value="109.157">
                <text:p>109.157</text:p>
              </table:table-cell>
              <table:table-cell office:value-type="float" office:value="11.8375">
                <text:p>11.8375</text:p>
              </table:table-cell>
            </table:table-row>
            <table:table-row>
              <table:table-cell office:value-type="float" office:value="94.4">
                <text:p>94.4</text:p>
              </table:table-cell>
              <table:table-cell office:value-type="float" office:value="0.00556856">
                <text:p>0.00556856</text:p>
              </table:table-cell>
              <table:table-cell office:value-type="float" office:value="109.157">
                <text:p>109.157</text:p>
              </table:table-cell>
              <table:table-cell office:value-type="float" office:value="11.8378">
                <text:p>11.8378</text:p>
              </table:table-cell>
            </table:table-row>
            <table:table-row>
              <table:table-cell office:value-type="float" office:value="94.5">
                <text:p>94.5</text:p>
              </table:table-cell>
              <table:table-cell office:value-type="float" office:value="0.00553333">
                <text:p>0.00553333</text:p>
              </table:table-cell>
              <table:table-cell office:value-type="float" office:value="109.156">
                <text:p>109.156</text:p>
              </table:table-cell>
              <table:table-cell office:value-type="float" office:value="11.838">
                <text:p>11.838</text:p>
              </table:table-cell>
            </table:table-row>
            <table:table-row>
              <table:table-cell office:value-type="float" office:value="94.6">
                <text:p>94.6</text:p>
              </table:table-cell>
              <table:table-cell office:value-type="float" office:value="0.00549832">
                <text:p>0.00549832</text:p>
              </table:table-cell>
              <table:table-cell office:value-type="float" office:value="109.156">
                <text:p>109.156</text:p>
              </table:table-cell>
              <table:table-cell office:value-type="float" office:value="11.8383">
                <text:p>11.8383</text:p>
              </table:table-cell>
            </table:table-row>
            <table:table-row>
              <table:table-cell office:value-type="float" office:value="94.7">
                <text:p>94.7</text:p>
              </table:table-cell>
              <table:table-cell office:value-type="float" office:value="0.00546353">
                <text:p>0.00546353</text:p>
              </table:table-cell>
              <table:table-cell office:value-type="float" office:value="109.156">
                <text:p>109.156</text:p>
              </table:table-cell>
              <table:table-cell office:value-type="float" office:value="11.8386">
                <text:p>11.8386</text:p>
              </table:table-cell>
            </table:table-row>
            <table:table-row>
              <table:table-cell office:value-type="float" office:value="94.8">
                <text:p>94.8</text:p>
              </table:table-cell>
              <table:table-cell office:value-type="float" office:value="0.00542896">
                <text:p>0.00542896</text:p>
              </table:table-cell>
              <table:table-cell office:value-type="float" office:value="109.156">
                <text:p>109.156</text:p>
              </table:table-cell>
              <table:table-cell office:value-type="float" office:value="11.8389">
                <text:p>11.8389</text:p>
              </table:table-cell>
            </table:table-row>
            <table:table-row>
              <table:table-cell office:value-type="float" office:value="94.9">
                <text:p>94.9</text:p>
              </table:table-cell>
              <table:table-cell office:value-type="float" office:value="0.00539461">
                <text:p>0.00539461</text:p>
              </table:table-cell>
              <table:table-cell office:value-type="float" office:value="109.155">
                <text:p>109.155</text:p>
              </table:table-cell>
              <table:table-cell office:value-type="float" office:value="11.8391">
                <text:p>11.8391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00536047">
                <text:p>0.00536047</text:p>
              </table:table-cell>
              <table:table-cell office:value-type="float" office:value="109.155">
                <text:p>109.155</text:p>
              </table:table-cell>
              <table:table-cell office:value-type="float" office:value="11.8394">
                <text:p>11.8394</text:p>
              </table:table-cell>
            </table:table-row>
            <table:table-row>
              <table:table-cell office:value-type="float" office:value="95.1">
                <text:p>95.1</text:p>
              </table:table-cell>
              <table:table-cell office:value-type="float" office:value="0.00532655">
                <text:p>0.00532655</text:p>
              </table:table-cell>
              <table:table-cell office:value-type="float" office:value="109.155">
                <text:p>109.155</text:p>
              </table:table-cell>
              <table:table-cell office:value-type="float" office:value="11.8397">
                <text:p>11.8397</text:p>
              </table:table-cell>
            </table:table-row>
            <table:table-row>
              <table:table-cell office:value-type="float" office:value="95.2">
                <text:p>95.2</text:p>
              </table:table-cell>
              <table:table-cell office:value-type="float" office:value="0.00529285">
                <text:p>0.00529285</text:p>
              </table:table-cell>
              <table:table-cell office:value-type="float" office:value="109.155">
                <text:p>109.155</text:p>
              </table:table-cell>
              <table:table-cell office:value-type="float" office:value="11.8399">
                <text:p>11.8399</text:p>
              </table:table-cell>
            </table:table-row>
            <table:table-row>
              <table:table-cell office:value-type="float" office:value="95.3">
                <text:p>95.3</text:p>
              </table:table-cell>
              <table:table-cell office:value-type="float" office:value="0.00525936">
                <text:p>0.00525936</text:p>
              </table:table-cell>
              <table:table-cell office:value-type="float" office:value="109.155">
                <text:p>109.155</text:p>
              </table:table-cell>
              <table:table-cell office:value-type="float" office:value="11.8402">
                <text:p>11.8402</text:p>
              </table:table-cell>
            </table:table-row>
            <table:table-row>
              <table:table-cell office:value-type="float" office:value="95.4">
                <text:p>95.4</text:p>
              </table:table-cell>
              <table:table-cell office:value-type="float" office:value="0.00522608">
                <text:p>0.00522608</text:p>
              </table:table-cell>
              <table:table-cell office:value-type="float" office:value="109.154">
                <text:p>109.154</text:p>
              </table:table-cell>
              <table:table-cell office:value-type="float" office:value="11.8405">
                <text:p>11.8405</text:p>
              </table:table-cell>
            </table:table-row>
            <table:table-row>
              <table:table-cell office:value-type="float" office:value="95.5">
                <text:p>95.5</text:p>
              </table:table-cell>
              <table:table-cell office:value-type="float" office:value="0.005193">
                <text:p>0.005193</text:p>
              </table:table-cell>
              <table:table-cell office:value-type="float" office:value="109.154">
                <text:p>109.154</text:p>
              </table:table-cell>
              <table:table-cell office:value-type="float" office:value="11.8407">
                <text:p>11.8407</text:p>
              </table:table-cell>
            </table:table-row>
            <table:table-row>
              <table:table-cell office:value-type="float" office:value="95.6">
                <text:p>95.6</text:p>
              </table:table-cell>
              <table:table-cell office:value-type="float" office:value="0.00516014">
                <text:p>0.00516014</text:p>
              </table:table-cell>
              <table:table-cell office:value-type="float" office:value="109.154">
                <text:p>109.154</text:p>
              </table:table-cell>
              <table:table-cell office:value-type="float" office:value="11.841">
                <text:p>11.841</text:p>
              </table:table-cell>
            </table:table-row>
            <table:table-row>
              <table:table-cell office:value-type="float" office:value="95.7">
                <text:p>95.7</text:p>
              </table:table-cell>
              <table:table-cell office:value-type="float" office:value="0.00512749">
                <text:p>0.00512749</text:p>
              </table:table-cell>
              <table:table-cell office:value-type="float" office:value="109.154">
                <text:p>109.154</text:p>
              </table:table-cell>
              <table:table-cell office:value-type="float" office:value="11.8412">
                <text:p>11.8412</text:p>
              </table:table-cell>
            </table:table-row>
            <table:table-row>
              <table:table-cell office:value-type="float" office:value="95.8">
                <text:p>95.8</text:p>
              </table:table-cell>
              <table:table-cell office:value-type="float" office:value="0.00509504">
                <text:p>0.00509504</text:p>
              </table:table-cell>
              <table:table-cell office:value-type="float" office:value="109.153">
                <text:p>109.153</text:p>
              </table:table-cell>
              <table:table-cell office:value-type="float" office:value="11.8415">
                <text:p>11.8415</text:p>
              </table:table-cell>
            </table:table-row>
            <table:table-row>
              <table:table-cell office:value-type="float" office:value="95.9">
                <text:p>95.9</text:p>
              </table:table-cell>
              <table:table-cell office:value-type="float" office:value="0.0050628">
                <text:p>0.0050628</text:p>
              </table:table-cell>
              <table:table-cell office:value-type="float" office:value="109.153">
                <text:p>109.153</text:p>
              </table:table-cell>
              <table:table-cell office:value-type="float" office:value="11.8418">
                <text:p>11.8418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00503076">
                <text:p>0.00503076</text:p>
              </table:table-cell>
              <table:table-cell office:value-type="float" office:value="109.153">
                <text:p>109.153</text:p>
              </table:table-cell>
              <table:table-cell office:value-type="float" office:value="11.842">
                <text:p>11.842</text:p>
              </table:table-cell>
            </table:table-row>
            <table:table-row>
              <table:table-cell office:value-type="float" office:value="96.1">
                <text:p>96.1</text:p>
              </table:table-cell>
              <table:table-cell office:value-type="float" office:value="0.00499892">
                <text:p>0.00499892</text:p>
              </table:table-cell>
              <table:table-cell office:value-type="float" office:value="109.153">
                <text:p>109.153</text:p>
              </table:table-cell>
              <table:table-cell office:value-type="float" office:value="11.8423">
                <text:p>11.8423</text:p>
              </table:table-cell>
            </table:table-row>
            <table:table-row>
              <table:table-cell office:value-type="float" office:value="96.2">
                <text:p>96.2</text:p>
              </table:table-cell>
              <table:table-cell office:value-type="float" office:value="0.00496728">
                <text:p>0.00496728</text:p>
              </table:table-cell>
              <table:table-cell office:value-type="float" office:value="109.153">
                <text:p>109.153</text:p>
              </table:table-cell>
              <table:table-cell office:value-type="float" office:value="11.8425">
                <text:p>11.8425</text:p>
              </table:table-cell>
            </table:table-row>
            <table:table-row>
              <table:table-cell office:value-type="float" office:value="96.3">
                <text:p>96.3</text:p>
              </table:table-cell>
              <table:table-cell office:value-type="float" office:value="0.00493584">
                <text:p>0.00493584</text:p>
              </table:table-cell>
              <table:table-cell office:value-type="float" office:value="109.152">
                <text:p>109.152</text:p>
              </table:table-cell>
              <table:table-cell office:value-type="float" office:value="11.8428">
                <text:p>11.8428</text:p>
              </table:table-cell>
            </table:table-row>
            <table:table-row>
              <table:table-cell office:value-type="float" office:value="96.4">
                <text:p>96.4</text:p>
              </table:table-cell>
              <table:table-cell office:value-type="float" office:value="0.00490461">
                <text:p>0.00490461</text:p>
              </table:table-cell>
              <table:table-cell office:value-type="float" office:value="109.152">
                <text:p>109.152</text:p>
              </table:table-cell>
              <table:table-cell office:value-type="float" office:value="11.843">
                <text:p>11.843</text:p>
              </table:table-cell>
            </table:table-row>
            <table:table-row>
              <table:table-cell office:value-type="float" office:value="96.5">
                <text:p>96.5</text:p>
              </table:table-cell>
              <table:table-cell office:value-type="float" office:value="0.00487357">
                <text:p>0.00487357</text:p>
              </table:table-cell>
              <table:table-cell office:value-type="float" office:value="109.152">
                <text:p>109.152</text:p>
              </table:table-cell>
              <table:table-cell office:value-type="float" office:value="11.8432">
                <text:p>11.8432</text:p>
              </table:table-cell>
            </table:table-row>
            <table:table-row>
              <table:table-cell office:value-type="float" office:value="96.6">
                <text:p>96.6</text:p>
              </table:table-cell>
              <table:table-cell office:value-type="float" office:value="0.00484272">
                <text:p>0.00484272</text:p>
              </table:table-cell>
              <table:table-cell office:value-type="float" office:value="109.152">
                <text:p>109.152</text:p>
              </table:table-cell>
              <table:table-cell office:value-type="float" office:value="11.8435">
                <text:p>11.8435</text:p>
              </table:table-cell>
            </table:table-row>
            <table:table-row>
              <table:table-cell office:value-type="float" office:value="96.7">
                <text:p>96.7</text:p>
              </table:table-cell>
              <table:table-cell office:value-type="float" office:value="0.00481207">
                <text:p>0.00481207</text:p>
              </table:table-cell>
              <table:table-cell office:value-type="float" office:value="109.151">
                <text:p>109.151</text:p>
              </table:table-cell>
              <table:table-cell office:value-type="float" office:value="11.8437">
                <text:p>11.8437</text:p>
              </table:table-cell>
            </table:table-row>
            <table:table-row>
              <table:table-cell office:value-type="float" office:value="96.8">
                <text:p>96.8</text:p>
              </table:table-cell>
              <table:table-cell office:value-type="float" office:value="0.00478161">
                <text:p>0.00478161</text:p>
              </table:table-cell>
              <table:table-cell office:value-type="float" office:value="109.151">
                <text:p>109.151</text:p>
              </table:table-cell>
              <table:table-cell office:value-type="float" office:value="11.844">
                <text:p>11.844</text:p>
              </table:table-cell>
            </table:table-row>
            <table:table-row>
              <table:table-cell office:value-type="float" office:value="96.9">
                <text:p>96.9</text:p>
              </table:table-cell>
              <table:table-cell office:value-type="float" office:value="0.00475135">
                <text:p>0.00475135</text:p>
              </table:table-cell>
              <table:table-cell office:value-type="float" office:value="109.151">
                <text:p>109.151</text:p>
              </table:table-cell>
              <table:table-cell office:value-type="float" office:value="11.8442">
                <text:p>11.8442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00472128">
                <text:p>0.00472128</text:p>
              </table:table-cell>
              <table:table-cell office:value-type="float" office:value="109.151">
                <text:p>109.151</text:p>
              </table:table-cell>
              <table:table-cell office:value-type="float" office:value="11.8444">
                <text:p>11.8444</text:p>
              </table:table-cell>
            </table:table-row>
            <table:table-row>
              <table:table-cell office:value-type="float" office:value="97.1">
                <text:p>97.1</text:p>
              </table:table-cell>
              <table:table-cell office:value-type="float" office:value="0.00469139">
                <text:p>0.00469139</text:p>
              </table:table-cell>
              <table:table-cell office:value-type="float" office:value="109.151">
                <text:p>109.151</text:p>
              </table:table-cell>
              <table:table-cell office:value-type="float" office:value="11.8447">
                <text:p>11.8447</text:p>
              </table:table-cell>
            </table:table-row>
            <table:table-row>
              <table:table-cell office:value-type="float" office:value="97.2">
                <text:p>97.2</text:p>
              </table:table-cell>
              <table:table-cell office:value-type="float" office:value="0.0046617">
                <text:p>0.0046617</text:p>
              </table:table-cell>
              <table:table-cell office:value-type="float" office:value="109.15">
                <text:p>109.15</text:p>
              </table:table-cell>
              <table:table-cell office:value-type="float" office:value="11.8449">
                <text:p>11.8449</text:p>
              </table:table-cell>
            </table:table-row>
            <table:table-row>
              <table:table-cell office:value-type="float" office:value="97.3">
                <text:p>97.3</text:p>
              </table:table-cell>
              <table:table-cell office:value-type="float" office:value="0.00463219">
                <text:p>0.00463219</text:p>
              </table:table-cell>
              <table:table-cell office:value-type="float" office:value="109.15">
                <text:p>109.15</text:p>
              </table:table-cell>
              <table:table-cell office:value-type="float" office:value="11.8451">
                <text:p>11.8451</text:p>
              </table:table-cell>
            </table:table-row>
            <table:table-row>
              <table:table-cell office:value-type="float" office:value="97.4">
                <text:p>97.4</text:p>
              </table:table-cell>
              <table:table-cell office:value-type="float" office:value="0.00460287">
                <text:p>0.00460287</text:p>
              </table:table-cell>
              <table:table-cell office:value-type="float" office:value="109.15">
                <text:p>109.15</text:p>
              </table:table-cell>
              <table:table-cell office:value-type="float" office:value="11.8454">
                <text:p>11.8454</text:p>
              </table:table-cell>
            </table:table-row>
            <table:table-row>
              <table:table-cell office:value-type="float" office:value="97.5">
                <text:p>97.5</text:p>
              </table:table-cell>
              <table:table-cell office:value-type="float" office:value="0.00457374">
                <text:p>0.00457374</text:p>
              </table:table-cell>
              <table:table-cell office:value-type="float" office:value="109.15">
                <text:p>109.15</text:p>
              </table:table-cell>
              <table:table-cell office:value-type="float" office:value="11.8456">
                <text:p>11.8456</text:p>
              </table:table-cell>
            </table:table-row>
            <table:table-row>
              <table:table-cell office:value-type="float" office:value="97.6">
                <text:p>97.6</text:p>
              </table:table-cell>
              <table:table-cell office:value-type="float" office:value="0.00454479">
                <text:p>0.00454479</text:p>
              </table:table-cell>
              <table:table-cell office:value-type="float" office:value="109.15">
                <text:p>109.15</text:p>
              </table:table-cell>
              <table:table-cell office:value-type="float" office:value="11.8458">
                <text:p>11.8458</text:p>
              </table:table-cell>
            </table:table-row>
            <table:table-row>
              <table:table-cell office:value-type="float" office:value="97.7">
                <text:p>97.7</text:p>
              </table:table-cell>
              <table:table-cell office:value-type="float" office:value="0.00451602">
                <text:p>0.00451602</text:p>
              </table:table-cell>
              <table:table-cell office:value-type="float" office:value="109.149">
                <text:p>109.149</text:p>
              </table:table-cell>
              <table:table-cell office:value-type="float" office:value="11.8461">
                <text:p>11.8461</text:p>
              </table:table-cell>
            </table:table-row>
            <table:table-row>
              <table:table-cell office:value-type="float" office:value="97.8">
                <text:p>97.8</text:p>
              </table:table-cell>
              <table:table-cell office:value-type="float" office:value="0.00448743">
                <text:p>0.00448743</text:p>
              </table:table-cell>
              <table:table-cell office:value-type="float" office:value="109.149">
                <text:p>109.149</text:p>
              </table:table-cell>
              <table:table-cell office:value-type="float" office:value="11.8463">
                <text:p>11.8463</text:p>
              </table:table-cell>
            </table:table-row>
            <table:table-row>
              <table:table-cell office:value-type="float" office:value="97.9">
                <text:p>97.9</text:p>
              </table:table-cell>
              <table:table-cell office:value-type="float" office:value="0.00445903">
                <text:p>0.00445903</text:p>
              </table:table-cell>
              <table:table-cell office:value-type="float" office:value="109.149">
                <text:p>109.149</text:p>
              </table:table-cell>
              <table:table-cell office:value-type="float" office:value="11.8465">
                <text:p>11.8465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0044308">
                <text:p>0.0044308</text:p>
              </table:table-cell>
              <table:table-cell office:value-type="float" office:value="109.149">
                <text:p>109.149</text:p>
              </table:table-cell>
              <table:table-cell office:value-type="float" office:value="11.8467">
                <text:p>11.8467</text:p>
              </table:table-cell>
            </table:table-row>
            <table:table-row>
              <table:table-cell office:value-type="float" office:value="98.1">
                <text:p>98.1</text:p>
              </table:table-cell>
              <table:table-cell office:value-type="float" office:value="0.00440275">
                <text:p>0.00440275</text:p>
              </table:table-cell>
              <table:table-cell office:value-type="float" office:value="109.149">
                <text:p>109.149</text:p>
              </table:table-cell>
              <table:table-cell office:value-type="float" office:value="11.847">
                <text:p>11.847</text:p>
              </table:table-cell>
            </table:table-row>
            <table:table-row>
              <table:table-cell office:value-type="float" office:value="98.2">
                <text:p>98.2</text:p>
              </table:table-cell>
              <table:table-cell office:value-type="float" office:value="0.00437488">
                <text:p>0.00437488</text:p>
              </table:table-cell>
              <table:table-cell office:value-type="float" office:value="109.148">
                <text:p>109.148</text:p>
              </table:table-cell>
              <table:table-cell office:value-type="float" office:value="11.8472">
                <text:p>11.8472</text:p>
              </table:table-cell>
            </table:table-row>
            <table:table-row>
              <table:table-cell office:value-type="float" office:value="98.3">
                <text:p>98.3</text:p>
              </table:table-cell>
              <table:table-cell office:value-type="float" office:value="0.00434719">
                <text:p>0.00434719</text:p>
              </table:table-cell>
              <table:table-cell office:value-type="float" office:value="109.148">
                <text:p>109.148</text:p>
              </table:table-cell>
              <table:table-cell office:value-type="float" office:value="11.8474">
                <text:p>11.8474</text:p>
              </table:table-cell>
            </table:table-row>
            <table:table-row>
              <table:table-cell office:value-type="float" office:value="98.4">
                <text:p>98.4</text:p>
              </table:table-cell>
              <table:table-cell office:value-type="float" office:value="0.00431967">
                <text:p>0.00431967</text:p>
              </table:table-cell>
              <table:table-cell office:value-type="float" office:value="109.148">
                <text:p>109.148</text:p>
              </table:table-cell>
              <table:table-cell office:value-type="float" office:value="11.8476">
                <text:p>11.8476</text:p>
              </table:table-cell>
            </table:table-row>
            <table:table-row>
              <table:table-cell office:value-type="float" office:value="98.5">
                <text:p>98.5</text:p>
              </table:table-cell>
              <table:table-cell office:value-type="float" office:value="0.00429232">
                <text:p>0.00429232</text:p>
              </table:table-cell>
              <table:table-cell office:value-type="float" office:value="109.148">
                <text:p>109.148</text:p>
              </table:table-cell>
              <table:table-cell office:value-type="float" office:value="11.8478">
                <text:p>11.8478</text:p>
              </table:table-cell>
            </table:table-row>
            <table:table-row>
              <table:table-cell office:value-type="float" office:value="98.6">
                <text:p>98.6</text:p>
              </table:table-cell>
              <table:table-cell office:value-type="float" office:value="0.00426515">
                <text:p>0.00426515</text:p>
              </table:table-cell>
              <table:table-cell office:value-type="float" office:value="109.148">
                <text:p>109.148</text:p>
              </table:table-cell>
              <table:table-cell office:value-type="float" office:value="11.848">
                <text:p>11.848</text:p>
              </table:table-cell>
            </table:table-row>
            <table:table-row>
              <table:table-cell office:value-type="float" office:value="98.7">
                <text:p>98.7</text:p>
              </table:table-cell>
              <table:table-cell office:value-type="float" office:value="0.00423815">
                <text:p>0.00423815</text:p>
              </table:table-cell>
              <table:table-cell office:value-type="float" office:value="109.148">
                <text:p>109.148</text:p>
              </table:table-cell>
              <table:table-cell office:value-type="float" office:value="11.8483">
                <text:p>11.8483</text:p>
              </table:table-cell>
            </table:table-row>
            <table:table-row>
              <table:table-cell office:value-type="float" office:value="98.8">
                <text:p>98.8</text:p>
              </table:table-cell>
              <table:table-cell office:value-type="float" office:value="0.00421132">
                <text:p>0.00421132</text:p>
              </table:table-cell>
              <table:table-cell office:value-type="float" office:value="109.147">
                <text:p>109.147</text:p>
              </table:table-cell>
              <table:table-cell office:value-type="float" office:value="11.8485">
                <text:p>11.8485</text:p>
              </table:table-cell>
            </table:table-row>
            <table:table-row>
              <table:table-cell office:value-type="float" office:value="98.9">
                <text:p>98.9</text:p>
              </table:table-cell>
              <table:table-cell office:value-type="float" office:value="0.00418465">
                <text:p>0.00418465</text:p>
              </table:table-cell>
              <table:table-cell office:value-type="float" office:value="109.147">
                <text:p>109.147</text:p>
              </table:table-cell>
              <table:table-cell office:value-type="float" office:value="11.8487">
                <text:p>11.8487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00415816">
                <text:p>0.00415816</text:p>
              </table:table-cell>
              <table:table-cell office:value-type="float" office:value="109.147">
                <text:p>109.147</text:p>
              </table:table-cell>
              <table:table-cell office:value-type="float" office:value="11.8489">
                <text:p>11.8489</text:p>
              </table:table-cell>
            </table:table-row>
            <table:table-row>
              <table:table-cell office:value-type="float" office:value="99.1">
                <text:p>99.1</text:p>
              </table:table-cell>
              <table:table-cell office:value-type="float" office:value="0.00413184">
                <text:p>0.00413184</text:p>
              </table:table-cell>
              <table:table-cell office:value-type="float" office:value="109.147">
                <text:p>109.147</text:p>
              </table:table-cell>
              <table:table-cell office:value-type="float" office:value="11.8491">
                <text:p>11.8491</text:p>
              </table:table-cell>
            </table:table-row>
            <table:table-row>
              <table:table-cell office:value-type="float" office:value="99.2">
                <text:p>99.2</text:p>
              </table:table-cell>
              <table:table-cell office:value-type="float" office:value="0.00410568">
                <text:p>0.00410568</text:p>
              </table:table-cell>
              <table:table-cell office:value-type="float" office:value="109.147">
                <text:p>109.147</text:p>
              </table:table-cell>
              <table:table-cell office:value-type="float" office:value="11.8493">
                <text:p>11.8493</text:p>
              </table:table-cell>
            </table:table-row>
            <table:table-row>
              <table:table-cell office:value-type="float" office:value="99.3">
                <text:p>99.3</text:p>
              </table:table-cell>
              <table:table-cell office:value-type="float" office:value="0.00407968">
                <text:p>0.00407968</text:p>
              </table:table-cell>
              <table:table-cell office:value-type="float" office:value="109.146">
                <text:p>109.146</text:p>
              </table:table-cell>
              <table:table-cell office:value-type="float" office:value="11.8495">
                <text:p>11.8495</text:p>
              </table:table-cell>
            </table:table-row>
            <table:table-row>
              <table:table-cell office:value-type="float" office:value="99.4">
                <text:p>99.4</text:p>
              </table:table-cell>
              <table:table-cell office:value-type="float" office:value="0.00405386">
                <text:p>0.00405386</text:p>
              </table:table-cell>
              <table:table-cell office:value-type="float" office:value="109.146">
                <text:p>109.146</text:p>
              </table:table-cell>
              <table:table-cell office:value-type="float" office:value="11.8497">
                <text:p>11.8497</text:p>
              </table:table-cell>
            </table:table-row>
            <table:table-row>
              <table:table-cell office:value-type="float" office:value="99.5">
                <text:p>99.5</text:p>
              </table:table-cell>
              <table:table-cell office:value-type="float" office:value="0.00402819">
                <text:p>0.00402819</text:p>
              </table:table-cell>
              <table:table-cell office:value-type="float" office:value="109.146">
                <text:p>109.146</text:p>
              </table:table-cell>
              <table:table-cell office:value-type="float" office:value="11.8499">
                <text:p>11.8499</text:p>
              </table:table-cell>
            </table:table-row>
            <table:table-row>
              <table:table-cell office:value-type="float" office:value="99.6">
                <text:p>99.6</text:p>
              </table:table-cell>
              <table:table-cell office:value-type="float" office:value="0.00400269">
                <text:p>0.00400269</text:p>
              </table:table-cell>
              <table:table-cell office:value-type="float" office:value="109.146">
                <text:p>109.146</text:p>
              </table:table-cell>
              <table:table-cell office:value-type="float" office:value="11.8501">
                <text:p>11.8501</text:p>
              </table:table-cell>
            </table:table-row>
            <table:table-row>
              <table:table-cell office:value-type="float" office:value="99.7">
                <text:p>99.7</text:p>
              </table:table-cell>
              <table:table-cell office:value-type="float" office:value="0.00397734">
                <text:p>0.00397734</text:p>
              </table:table-cell>
              <table:table-cell office:value-type="float" office:value="109.146">
                <text:p>109.146</text:p>
              </table:table-cell>
              <table:table-cell office:value-type="float" office:value="11.8503">
                <text:p>11.8503</text:p>
              </table:table-cell>
            </table:table-row>
            <table:table-row>
              <table:table-cell office:value-type="float" office:value="99.8">
                <text:p>99.8</text:p>
              </table:table-cell>
              <table:table-cell office:value-type="float" office:value="0.00395216">
                <text:p>0.00395216</text:p>
              </table:table-cell>
              <table:table-cell office:value-type="float" office:value="109.146">
                <text:p>109.146</text:p>
              </table:table-cell>
              <table:table-cell office:value-type="float" office:value="11.8505">
                <text:p>11.8505</text:p>
              </table:table-cell>
            </table:table-row>
            <table:table-row>
              <table:table-cell office:value-type="float" office:value="99.9">
                <text:p>99.9</text:p>
              </table:table-cell>
              <table:table-cell office:value-type="float" office:value="0.00392714">
                <text:p>0.00392714</text:p>
              </table:table-cell>
              <table:table-cell office:value-type="float" office:value="109.145">
                <text:p>109.145</text:p>
              </table:table-cell>
              <table:table-cell office:value-type="float" office:value="11.8507">
                <text:p>11.850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390227">
                <text:p>0.00390227</text:p>
              </table:table-cell>
              <table:table-cell office:value-type="float" office:value="109.145">
                <text:p>109.145</text:p>
              </table:table-cell>
              <table:table-cell office:value-type="float" office:value="11.8509">
                <text:p>11.8509</text:p>
              </table:table-cell>
            </table:table-row>
            <table:table-row>
              <table:table-cell office:value-type="float" office:value="100.1">
                <text:p>100.1</text:p>
              </table:table-cell>
              <table:table-cell office:value-type="float" office:value="0.00387756">
                <text:p>0.00387756</text:p>
              </table:table-cell>
              <table:table-cell office:value-type="float" office:value="109.145">
                <text:p>109.145</text:p>
              </table:table-cell>
              <table:table-cell office:value-type="float" office:value="11.8511">
                <text:p>11.8511</text:p>
              </table:table-cell>
            </table:table-row>
            <table:table-row>
              <table:table-cell office:value-type="float" office:value="100.2">
                <text:p>100.2</text:p>
              </table:table-cell>
              <table:table-cell office:value-type="float" office:value="0.00385301">
                <text:p>0.00385301</text:p>
              </table:table-cell>
              <table:table-cell office:value-type="float" office:value="109.145">
                <text:p>109.145</text:p>
              </table:table-cell>
              <table:table-cell office:value-type="float" office:value="11.8513">
                <text:p>11.8513</text:p>
              </table:table-cell>
            </table:table-row>
            <table:table-row>
              <table:table-cell office:value-type="float" office:value="100.3">
                <text:p>100.3</text:p>
              </table:table-cell>
              <table:table-cell office:value-type="float" office:value="0.00382862">
                <text:p>0.00382862</text:p>
              </table:table-cell>
              <table:table-cell office:value-type="float" office:value="109.145">
                <text:p>109.145</text:p>
              </table:table-cell>
              <table:table-cell office:value-type="float" office:value="11.8515">
                <text:p>11.8515</text:p>
              </table:table-cell>
            </table:table-row>
            <table:table-row>
              <table:table-cell office:value-type="float" office:value="100.4">
                <text:p>100.4</text:p>
              </table:table-cell>
              <table:table-cell office:value-type="float" office:value="0.00380437">
                <text:p>0.00380437</text:p>
              </table:table-cell>
              <table:table-cell office:value-type="float" office:value="109.145">
                <text:p>109.145</text:p>
              </table:table-cell>
              <table:table-cell office:value-type="float" office:value="11.8517">
                <text:p>11.8517</text:p>
              </table:table-cell>
            </table:table-row>
            <table:table-row>
              <table:table-cell office:value-type="float" office:value="100.5">
                <text:p>100.5</text:p>
              </table:table-cell>
              <table:table-cell office:value-type="float" office:value="0.00378028">
                <text:p>0.00378028</text:p>
              </table:table-cell>
              <table:table-cell office:value-type="float" office:value="109.144">
                <text:p>109.144</text:p>
              </table:table-cell>
              <table:table-cell office:value-type="float" office:value="11.8519">
                <text:p>11.8519</text:p>
              </table:table-cell>
            </table:table-row>
            <table:table-row>
              <table:table-cell office:value-type="float" office:value="100.6">
                <text:p>100.6</text:p>
              </table:table-cell>
              <table:table-cell office:value-type="float" office:value="0.00375635">
                <text:p>0.00375635</text:p>
              </table:table-cell>
              <table:table-cell office:value-type="float" office:value="109.144">
                <text:p>109.144</text:p>
              </table:table-cell>
              <table:table-cell office:value-type="float" office:value="11.8521">
                <text:p>11.8521</text:p>
              </table:table-cell>
            </table:table-row>
            <table:table-row>
              <table:table-cell office:value-type="float" office:value="100.7">
                <text:p>100.7</text:p>
              </table:table-cell>
              <table:table-cell office:value-type="float" office:value="0.00373256">
                <text:p>0.00373256</text:p>
              </table:table-cell>
              <table:table-cell office:value-type="float" office:value="109.144">
                <text:p>109.144</text:p>
              </table:table-cell>
              <table:table-cell office:value-type="float" office:value="11.8522">
                <text:p>11.8522</text:p>
              </table:table-cell>
            </table:table-row>
            <table:table-row>
              <table:table-cell office:value-type="float" office:value="100.8">
                <text:p>100.8</text:p>
              </table:table-cell>
              <table:table-cell office:value-type="float" office:value="0.00370893">
                <text:p>0.00370893</text:p>
              </table:table-cell>
              <table:table-cell office:value-type="float" office:value="109.144">
                <text:p>109.144</text:p>
              </table:table-cell>
              <table:table-cell office:value-type="float" office:value="11.8524">
                <text:p>11.8524</text:p>
              </table:table-cell>
            </table:table-row>
            <table:table-row>
              <table:table-cell office:value-type="float" office:value="100.9">
                <text:p>100.9</text:p>
              </table:table-cell>
              <table:table-cell office:value-type="float" office:value="0.00368544">
                <text:p>0.00368544</text:p>
              </table:table-cell>
              <table:table-cell office:value-type="float" office:value="109.144">
                <text:p>109.144</text:p>
              </table:table-cell>
              <table:table-cell office:value-type="float" office:value="11.8526">
                <text:p>11.8526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0036621">
                <text:p>0.0036621</text:p>
              </table:table-cell>
              <table:table-cell office:value-type="float" office:value="109.144">
                <text:p>109.144</text:p>
              </table:table-cell>
              <table:table-cell office:value-type="float" office:value="11.8528">
                <text:p>11.8528</text:p>
              </table:table-cell>
            </table:table-row>
            <table:table-row>
              <table:table-cell office:value-type="float" office:value="101.1">
                <text:p>101.1</text:p>
              </table:table-cell>
              <table:table-cell office:value-type="float" office:value="0.00363891">
                <text:p>0.00363891</text:p>
              </table:table-cell>
              <table:table-cell office:value-type="float" office:value="109.143">
                <text:p>109.143</text:p>
              </table:table-cell>
              <table:table-cell office:value-type="float" office:value="11.853">
                <text:p>11.853</text:p>
              </table:table-cell>
            </table:table-row>
            <table:table-row>
              <table:table-cell office:value-type="float" office:value="101.2">
                <text:p>101.2</text:p>
              </table:table-cell>
              <table:table-cell office:value-type="float" office:value="0.00361587">
                <text:p>0.00361587</text:p>
              </table:table-cell>
              <table:table-cell office:value-type="float" office:value="109.143">
                <text:p>109.143</text:p>
              </table:table-cell>
              <table:table-cell office:value-type="float" office:value="11.8532">
                <text:p>11.8532</text:p>
              </table:table-cell>
            </table:table-row>
            <table:table-row>
              <table:table-cell office:value-type="float" office:value="101.3">
                <text:p>101.3</text:p>
              </table:table-cell>
              <table:table-cell office:value-type="float" office:value="0.00359297">
                <text:p>0.00359297</text:p>
              </table:table-cell>
              <table:table-cell office:value-type="float" office:value="109.143">
                <text:p>109.143</text:p>
              </table:table-cell>
              <table:table-cell office:value-type="float" office:value="11.8533">
                <text:p>11.8533</text:p>
              </table:table-cell>
            </table:table-row>
            <table:table-row>
              <table:table-cell office:value-type="float" office:value="101.4">
                <text:p>101.4</text:p>
              </table:table-cell>
              <table:table-cell office:value-type="float" office:value="0.00357022">
                <text:p>0.00357022</text:p>
              </table:table-cell>
              <table:table-cell office:value-type="float" office:value="109.143">
                <text:p>109.143</text:p>
              </table:table-cell>
              <table:table-cell office:value-type="float" office:value="11.8535">
                <text:p>11.8535</text:p>
              </table:table-cell>
            </table:table-row>
            <table:table-row>
              <table:table-cell office:value-type="float" office:value="101.5">
                <text:p>101.5</text:p>
              </table:table-cell>
              <table:table-cell office:value-type="float" office:value="0.00354761">
                <text:p>0.00354761</text:p>
              </table:table-cell>
              <table:table-cell office:value-type="float" office:value="109.143">
                <text:p>109.143</text:p>
              </table:table-cell>
              <table:table-cell office:value-type="float" office:value="11.8537">
                <text:p>11.8537</text:p>
              </table:table-cell>
            </table:table-row>
            <table:table-row>
              <table:table-cell office:value-type="float" office:value="101.6">
                <text:p>101.6</text:p>
              </table:table-cell>
              <table:table-cell office:value-type="float" office:value="0.00352515">
                <text:p>0.00352515</text:p>
              </table:table-cell>
              <table:table-cell office:value-type="float" office:value="109.143">
                <text:p>109.143</text:p>
              </table:table-cell>
              <table:table-cell office:value-type="float" office:value="11.8539">
                <text:p>11.8539</text:p>
              </table:table-cell>
            </table:table-row>
            <table:table-row>
              <table:table-cell office:value-type="float" office:value="101.7">
                <text:p>101.7</text:p>
              </table:table-cell>
              <table:table-cell office:value-type="float" office:value="0.00350282">
                <text:p>0.00350282</text:p>
              </table:table-cell>
              <table:table-cell office:value-type="float" office:value="109.142">
                <text:p>109.142</text:p>
              </table:table-cell>
              <table:table-cell office:value-type="float" office:value="11.8541">
                <text:p>11.8541</text:p>
              </table:table-cell>
            </table:table-row>
            <table:table-row>
              <table:table-cell office:value-type="float" office:value="101.8">
                <text:p>101.8</text:p>
              </table:table-cell>
              <table:table-cell office:value-type="float" office:value="0.00348064">
                <text:p>0.00348064</text:p>
              </table:table-cell>
              <table:table-cell office:value-type="float" office:value="109.142">
                <text:p>109.142</text:p>
              </table:table-cell>
              <table:table-cell office:value-type="float" office:value="11.8542">
                <text:p>11.8542</text:p>
              </table:table-cell>
            </table:table-row>
            <table:table-row>
              <table:table-cell office:value-type="float" office:value="101.9">
                <text:p>101.9</text:p>
              </table:table-cell>
              <table:table-cell office:value-type="float" office:value="0.0034586">
                <text:p>0.0034586</text:p>
              </table:table-cell>
              <table:table-cell office:value-type="float" office:value="109.142">
                <text:p>109.142</text:p>
              </table:table-cell>
              <table:table-cell office:value-type="float" office:value="11.8544">
                <text:p>11.8544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00343669">
                <text:p>0.00343669</text:p>
              </table:table-cell>
              <table:table-cell office:value-type="float" office:value="109.142">
                <text:p>109.142</text:p>
              </table:table-cell>
              <table:table-cell office:value-type="float" office:value="11.8546">
                <text:p>11.8546</text:p>
              </table:table-cell>
            </table:table-row>
            <table:table-row>
              <table:table-cell office:value-type="float" office:value="102.1">
                <text:p>102.1</text:p>
              </table:table-cell>
              <table:table-cell office:value-type="float" office:value="0.00341493">
                <text:p>0.00341493</text:p>
              </table:table-cell>
              <table:table-cell office:value-type="float" office:value="109.142">
                <text:p>109.142</text:p>
              </table:table-cell>
              <table:table-cell office:value-type="float" office:value="11.8547">
                <text:p>11.8547</text:p>
              </table:table-cell>
            </table:table-row>
            <table:table-row>
              <table:table-cell office:value-type="float" office:value="102.2">
                <text:p>102.2</text:p>
              </table:table-cell>
              <table:table-cell office:value-type="float" office:value="0.0033933">
                <text:p>0.0033933</text:p>
              </table:table-cell>
              <table:table-cell office:value-type="float" office:value="109.142">
                <text:p>109.142</text:p>
              </table:table-cell>
              <table:table-cell office:value-type="float" office:value="11.8549">
                <text:p>11.8549</text:p>
              </table:table-cell>
            </table:table-row>
            <table:table-row>
              <table:table-cell office:value-type="float" office:value="102.3">
                <text:p>102.3</text:p>
              </table:table-cell>
              <table:table-cell office:value-type="float" office:value="0.00337181">
                <text:p>0.00337181</text:p>
              </table:table-cell>
              <table:table-cell office:value-type="float" office:value="109.142">
                <text:p>109.142</text:p>
              </table:table-cell>
              <table:table-cell office:value-type="float" office:value="11.8551">
                <text:p>11.8551</text:p>
              </table:table-cell>
            </table:table-row>
            <table:table-row>
              <table:table-cell office:value-type="float" office:value="102.4">
                <text:p>102.4</text:p>
              </table:table-cell>
              <table:table-cell office:value-type="float" office:value="0.00335046">
                <text:p>0.00335046</text:p>
              </table:table-cell>
              <table:table-cell office:value-type="float" office:value="109.141">
                <text:p>109.141</text:p>
              </table:table-cell>
              <table:table-cell office:value-type="float" office:value="11.8553">
                <text:p>11.8553</text:p>
              </table:table-cell>
            </table:table-row>
            <table:table-row>
              <table:table-cell office:value-type="float" office:value="102.5">
                <text:p>102.5</text:p>
              </table:table-cell>
              <table:table-cell office:value-type="float" office:value="0.00332924">
                <text:p>0.00332924</text:p>
              </table:table-cell>
              <table:table-cell office:value-type="float" office:value="109.141">
                <text:p>109.141</text:p>
              </table:table-cell>
              <table:table-cell office:value-type="float" office:value="11.8554">
                <text:p>11.8554</text:p>
              </table:table-cell>
            </table:table-row>
            <table:table-row>
              <table:table-cell office:value-type="float" office:value="102.6">
                <text:p>102.6</text:p>
              </table:table-cell>
              <table:table-cell office:value-type="float" office:value="0.00330816">
                <text:p>0.00330816</text:p>
              </table:table-cell>
              <table:table-cell office:value-type="float" office:value="109.141">
                <text:p>109.141</text:p>
              </table:table-cell>
              <table:table-cell office:value-type="float" office:value="11.8556">
                <text:p>11.8556</text:p>
              </table:table-cell>
            </table:table-row>
            <table:table-row>
              <table:table-cell office:value-type="float" office:value="102.7">
                <text:p>102.7</text:p>
              </table:table-cell>
              <table:table-cell office:value-type="float" office:value="0.0032872">
                <text:p>0.0032872</text:p>
              </table:table-cell>
              <table:table-cell office:value-type="float" office:value="109.141">
                <text:p>109.141</text:p>
              </table:table-cell>
              <table:table-cell office:value-type="float" office:value="11.8558">
                <text:p>11.8558</text:p>
              </table:table-cell>
            </table:table-row>
            <table:table-row>
              <table:table-cell office:value-type="float" office:value="102.8">
                <text:p>102.8</text:p>
              </table:table-cell>
              <table:table-cell office:value-type="float" office:value="0.00326638">
                <text:p>0.00326638</text:p>
              </table:table-cell>
              <table:table-cell office:value-type="float" office:value="109.141">
                <text:p>109.141</text:p>
              </table:table-cell>
              <table:table-cell office:value-type="float" office:value="11.8559">
                <text:p>11.8559</text:p>
              </table:table-cell>
            </table:table-row>
            <table:table-row>
              <table:table-cell office:value-type="float" office:value="102.9">
                <text:p>102.9</text:p>
              </table:table-cell>
              <table:table-cell office:value-type="float" office:value="0.0032457">
                <text:p>0.0032457</text:p>
              </table:table-cell>
              <table:table-cell office:value-type="float" office:value="109.141">
                <text:p>109.141</text:p>
              </table:table-cell>
              <table:table-cell office:value-type="float" office:value="11.8561">
                <text:p>11.8561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00322514">
                <text:p>0.00322514</text:p>
              </table:table-cell>
              <table:table-cell office:value-type="float" office:value="109.141">
                <text:p>109.141</text:p>
              </table:table-cell>
              <table:table-cell office:value-type="float" office:value="11.8562">
                <text:p>11.8562</text:p>
              </table:table-cell>
            </table:table-row>
            <table:table-row>
              <table:table-cell office:value-type="float" office:value="103.1">
                <text:p>103.1</text:p>
              </table:table-cell>
              <table:table-cell office:value-type="float" office:value="0.00320471">
                <text:p>0.00320471</text:p>
              </table:table-cell>
              <table:table-cell office:value-type="float" office:value="109.14">
                <text:p>109.14</text:p>
              </table:table-cell>
              <table:table-cell office:value-type="float" office:value="11.8564">
                <text:p>11.8564</text:p>
              </table:table-cell>
            </table:table-row>
            <table:table-row>
              <table:table-cell office:value-type="float" office:value="103.2">
                <text:p>103.2</text:p>
              </table:table-cell>
              <table:table-cell office:value-type="float" office:value="0.00318442">
                <text:p>0.00318442</text:p>
              </table:table-cell>
              <table:table-cell office:value-type="float" office:value="109.14">
                <text:p>109.14</text:p>
              </table:table-cell>
              <table:table-cell office:value-type="float" office:value="11.8566">
                <text:p>11.8566</text:p>
              </table:table-cell>
            </table:table-row>
            <table:table-row>
              <table:table-cell office:value-type="float" office:value="103.3">
                <text:p>103.3</text:p>
              </table:table-cell>
              <table:table-cell office:value-type="float" office:value="0.00316425">
                <text:p>0.00316425</text:p>
              </table:table-cell>
              <table:table-cell office:value-type="float" office:value="109.14">
                <text:p>109.14</text:p>
              </table:table-cell>
              <table:table-cell office:value-type="float" office:value="11.8567">
                <text:p>11.8567</text:p>
              </table:table-cell>
            </table:table-row>
            <table:table-row>
              <table:table-cell office:value-type="float" office:value="103.4">
                <text:p>103.4</text:p>
              </table:table-cell>
              <table:table-cell office:value-type="float" office:value="0.00314421">
                <text:p>0.00314421</text:p>
              </table:table-cell>
              <table:table-cell office:value-type="float" office:value="109.14">
                <text:p>109.14</text:p>
              </table:table-cell>
              <table:table-cell office:value-type="float" office:value="11.8569">
                <text:p>11.8569</text:p>
              </table:table-cell>
            </table:table-row>
            <table:table-row>
              <table:table-cell office:value-type="float" office:value="103.5">
                <text:p>103.5</text:p>
              </table:table-cell>
              <table:table-cell office:value-type="float" office:value="0.00312429">
                <text:p>0.00312429</text:p>
              </table:table-cell>
              <table:table-cell office:value-type="float" office:value="109.14">
                <text:p>109.14</text:p>
              </table:table-cell>
              <table:table-cell office:value-type="float" office:value="11.857">
                <text:p>11.857</text:p>
              </table:table-cell>
            </table:table-row>
            <table:table-row>
              <table:table-cell office:value-type="float" office:value="103.6">
                <text:p>103.6</text:p>
              </table:table-cell>
              <table:table-cell office:value-type="float" office:value="0.0031045">
                <text:p>0.0031045</text:p>
              </table:table-cell>
              <table:table-cell office:value-type="float" office:value="109.14">
                <text:p>109.14</text:p>
              </table:table-cell>
              <table:table-cell office:value-type="float" office:value="11.8572">
                <text:p>11.8572</text:p>
              </table:table-cell>
            </table:table-row>
            <table:table-row>
              <table:table-cell office:value-type="float" office:value="103.7">
                <text:p>103.7</text:p>
              </table:table-cell>
              <table:table-cell office:value-type="float" office:value="0.00308484">
                <text:p>0.00308484</text:p>
              </table:table-cell>
              <table:table-cell office:value-type="float" office:value="109.14">
                <text:p>109.14</text:p>
              </table:table-cell>
              <table:table-cell office:value-type="float" office:value="11.8573">
                <text:p>11.8573</text:p>
              </table:table-cell>
            </table:table-row>
            <table:table-row>
              <table:table-cell office:value-type="float" office:value="103.8">
                <text:p>103.8</text:p>
              </table:table-cell>
              <table:table-cell office:value-type="float" office:value="0.0030653">
                <text:p>0.0030653</text:p>
              </table:table-cell>
              <table:table-cell office:value-type="float" office:value="109.139">
                <text:p>109.139</text:p>
              </table:table-cell>
              <table:table-cell office:value-type="float" office:value="11.8575">
                <text:p>11.8575</text:p>
              </table:table-cell>
            </table:table-row>
            <table:table-row>
              <table:table-cell office:value-type="float" office:value="103.9">
                <text:p>103.9</text:p>
              </table:table-cell>
              <table:table-cell office:value-type="float" office:value="0.00304588">
                <text:p>0.00304588</text:p>
              </table:table-cell>
              <table:table-cell office:value-type="float" office:value="109.139">
                <text:p>109.139</text:p>
              </table:table-cell>
              <table:table-cell office:value-type="float" office:value="11.8577">
                <text:p>11.8577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00302659">
                <text:p>0.00302659</text:p>
              </table:table-cell>
              <table:table-cell office:value-type="float" office:value="109.139">
                <text:p>109.139</text:p>
              </table:table-cell>
              <table:table-cell office:value-type="float" office:value="11.8578">
                <text:p>11.8578</text:p>
              </table:table-cell>
            </table:table-row>
            <table:table-row>
              <table:table-cell office:value-type="float" office:value="104.1">
                <text:p>104.1</text:p>
              </table:table-cell>
              <table:table-cell office:value-type="float" office:value="0.00300742">
                <text:p>0.00300742</text:p>
              </table:table-cell>
              <table:table-cell office:value-type="float" office:value="109.139">
                <text:p>109.139</text:p>
              </table:table-cell>
              <table:table-cell office:value-type="float" office:value="11.858">
                <text:p>11.858</text:p>
              </table:table-cell>
            </table:table-row>
            <table:table-row>
              <table:table-cell office:value-type="float" office:value="104.2">
                <text:p>104.2</text:p>
              </table:table-cell>
              <table:table-cell office:value-type="float" office:value="0.00298837">
                <text:p>0.00298837</text:p>
              </table:table-cell>
              <table:table-cell office:value-type="float" office:value="109.139">
                <text:p>109.139</text:p>
              </table:table-cell>
              <table:table-cell office:value-type="float" office:value="11.8581">
                <text:p>11.8581</text:p>
              </table:table-cell>
            </table:table-row>
            <table:table-row>
              <table:table-cell office:value-type="float" office:value="104.3">
                <text:p>104.3</text:p>
              </table:table-cell>
              <table:table-cell office:value-type="float" office:value="0.00296944">
                <text:p>0.00296944</text:p>
              </table:table-cell>
              <table:table-cell office:value-type="float" office:value="109.139">
                <text:p>109.139</text:p>
              </table:table-cell>
              <table:table-cell office:value-type="float" office:value="11.8583">
                <text:p>11.8583</text:p>
              </table:table-cell>
            </table:table-row>
            <table:table-row>
              <table:table-cell office:value-type="float" office:value="104.4">
                <text:p>104.4</text:p>
              </table:table-cell>
              <table:table-cell office:value-type="float" office:value="0.00295063">
                <text:p>0.00295063</text:p>
              </table:table-cell>
              <table:table-cell office:value-type="float" office:value="109.139">
                <text:p>109.139</text:p>
              </table:table-cell>
              <table:table-cell office:value-type="float" office:value="11.8584">
                <text:p>11.8584</text:p>
              </table:table-cell>
            </table:table-row>
            <table:table-row>
              <table:table-cell office:value-type="float" office:value="104.5">
                <text:p>104.5</text:p>
              </table:table-cell>
              <table:table-cell office:value-type="float" office:value="0.00293194">
                <text:p>0.00293194</text:p>
              </table:table-cell>
              <table:table-cell office:value-type="float" office:value="109.139">
                <text:p>109.139</text:p>
              </table:table-cell>
              <table:table-cell office:value-type="float" office:value="11.8586">
                <text:p>11.8586</text:p>
              </table:table-cell>
            </table:table-row>
            <table:table-row>
              <table:table-cell office:value-type="float" office:value="104.6">
                <text:p>104.6</text:p>
              </table:table-cell>
              <table:table-cell office:value-type="float" office:value="0.00291337">
                <text:p>0.00291337</text:p>
              </table:table-cell>
              <table:table-cell office:value-type="float" office:value="109.138">
                <text:p>109.138</text:p>
              </table:table-cell>
              <table:table-cell office:value-type="float" office:value="11.8587">
                <text:p>11.8587</text:p>
              </table:table-cell>
            </table:table-row>
            <table:table-row>
              <table:table-cell office:value-type="float" office:value="104.7">
                <text:p>104.7</text:p>
              </table:table-cell>
              <table:table-cell office:value-type="float" office:value="0.00289492">
                <text:p>0.00289492</text:p>
              </table:table-cell>
              <table:table-cell office:value-type="float" office:value="109.138">
                <text:p>109.138</text:p>
              </table:table-cell>
              <table:table-cell office:value-type="float" office:value="11.8588">
                <text:p>11.8588</text:p>
              </table:table-cell>
            </table:table-row>
            <table:table-row>
              <table:table-cell office:value-type="float" office:value="104.8">
                <text:p>104.8</text:p>
              </table:table-cell>
              <table:table-cell office:value-type="float" office:value="0.00287658">
                <text:p>0.00287658</text:p>
              </table:table-cell>
              <table:table-cell office:value-type="float" office:value="109.138">
                <text:p>109.138</text:p>
              </table:table-cell>
              <table:table-cell office:value-type="float" office:value="11.859">
                <text:p>11.859</text:p>
              </table:table-cell>
            </table:table-row>
            <table:table-row>
              <table:table-cell office:value-type="float" office:value="104.9">
                <text:p>104.9</text:p>
              </table:table-cell>
              <table:table-cell office:value-type="float" office:value="0.00285836">
                <text:p>0.00285836</text:p>
              </table:table-cell>
              <table:table-cell office:value-type="float" office:value="109.138">
                <text:p>109.138</text:p>
              </table:table-cell>
              <table:table-cell office:value-type="float" office:value="11.8591">
                <text:p>11.8591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00284025">
                <text:p>0.00284025</text:p>
              </table:table-cell>
              <table:table-cell office:value-type="float" office:value="109.138">
                <text:p>109.138</text:p>
              </table:table-cell>
              <table:table-cell office:value-type="float" office:value="11.8593">
                <text:p>11.8593</text:p>
              </table:table-cell>
            </table:table-row>
            <table:table-row>
              <table:table-cell office:value-type="float" office:value="105.1">
                <text:p>105.1</text:p>
              </table:table-cell>
              <table:table-cell office:value-type="float" office:value="0.00282226">
                <text:p>0.00282226</text:p>
              </table:table-cell>
              <table:table-cell office:value-type="float" office:value="109.138">
                <text:p>109.138</text:p>
              </table:table-cell>
              <table:table-cell office:value-type="float" office:value="11.8594">
                <text:p>11.8594</text:p>
              </table:table-cell>
            </table:table-row>
            <table:table-row>
              <table:table-cell office:value-type="float" office:value="105.2">
                <text:p>105.2</text:p>
              </table:table-cell>
              <table:table-cell office:value-type="float" office:value="0.00280438">
                <text:p>0.00280438</text:p>
              </table:table-cell>
              <table:table-cell office:value-type="float" office:value="109.138">
                <text:p>109.138</text:p>
              </table:table-cell>
              <table:table-cell office:value-type="float" office:value="11.8596">
                <text:p>11.8596</text:p>
              </table:table-cell>
            </table:table-row>
            <table:table-row>
              <table:table-cell office:value-type="float" office:value="105.3">
                <text:p>105.3</text:p>
              </table:table-cell>
              <table:table-cell office:value-type="float" office:value="0.00278662">
                <text:p>0.00278662</text:p>
              </table:table-cell>
              <table:table-cell office:value-type="float" office:value="109.138">
                <text:p>109.138</text:p>
              </table:table-cell>
              <table:table-cell office:value-type="float" office:value="11.8597">
                <text:p>11.8597</text:p>
              </table:table-cell>
            </table:table-row>
            <table:table-row>
              <table:table-cell office:value-type="float" office:value="105.4">
                <text:p>105.4</text:p>
              </table:table-cell>
              <table:table-cell office:value-type="float" office:value="0.00276896">
                <text:p>0.00276896</text:p>
              </table:table-cell>
              <table:table-cell office:value-type="float" office:value="109.137">
                <text:p>109.137</text:p>
              </table:table-cell>
              <table:table-cell office:value-type="float" office:value="11.8598">
                <text:p>11.8598</text:p>
              </table:table-cell>
            </table:table-row>
            <table:table-row>
              <table:table-cell office:value-type="float" office:value="105.5">
                <text:p>105.5</text:p>
              </table:table-cell>
              <table:table-cell office:value-type="float" office:value="0.00275142">
                <text:p>0.00275142</text:p>
              </table:table-cell>
              <table:table-cell office:value-type="float" office:value="109.137">
                <text:p>109.137</text:p>
              </table:table-cell>
              <table:table-cell office:value-type="float" office:value="11.86">
                <text:p>11.86</text:p>
              </table:table-cell>
            </table:table-row>
            <table:table-row>
              <table:table-cell office:value-type="float" office:value="105.6">
                <text:p>105.6</text:p>
              </table:table-cell>
              <table:table-cell office:value-type="float" office:value="0.00273399">
                <text:p>0.00273399</text:p>
              </table:table-cell>
              <table:table-cell office:value-type="float" office:value="109.137">
                <text:p>109.137</text:p>
              </table:table-cell>
              <table:table-cell office:value-type="float" office:value="11.8601">
                <text:p>11.8601</text:p>
              </table:table-cell>
            </table:table-row>
            <table:table-row>
              <table:table-cell office:value-type="float" office:value="105.7">
                <text:p>105.7</text:p>
              </table:table-cell>
              <table:table-cell office:value-type="float" office:value="0.00271667">
                <text:p>0.00271667</text:p>
              </table:table-cell>
              <table:table-cell office:value-type="float" office:value="109.137">
                <text:p>109.137</text:p>
              </table:table-cell>
              <table:table-cell office:value-type="float" office:value="11.8602">
                <text:p>11.8602</text:p>
              </table:table-cell>
            </table:table-row>
            <table:table-row>
              <table:table-cell office:value-type="float" office:value="105.8">
                <text:p>105.8</text:p>
              </table:table-cell>
              <table:table-cell office:value-type="float" office:value="0.00269946">
                <text:p>0.00269946</text:p>
              </table:table-cell>
              <table:table-cell office:value-type="float" office:value="109.137">
                <text:p>109.137</text:p>
              </table:table-cell>
              <table:table-cell office:value-type="float" office:value="11.8604">
                <text:p>11.8604</text:p>
              </table:table-cell>
            </table:table-row>
            <table:table-row>
              <table:table-cell office:value-type="float" office:value="105.9">
                <text:p>105.9</text:p>
              </table:table-cell>
              <table:table-cell office:value-type="float" office:value="0.00268236">
                <text:p>0.00268236</text:p>
              </table:table-cell>
              <table:table-cell office:value-type="float" office:value="109.137">
                <text:p>109.137</text:p>
              </table:table-cell>
              <table:table-cell office:value-type="float" office:value="11.8605">
                <text:p>11.8605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00266537">
                <text:p>0.00266537</text:p>
              </table:table-cell>
              <table:table-cell office:value-type="float" office:value="109.137">
                <text:p>109.137</text:p>
              </table:table-cell>
              <table:table-cell office:value-type="float" office:value="11.8607">
                <text:p>11.8607</text:p>
              </table:table-cell>
            </table:table-row>
            <table:table-row>
              <table:table-cell office:value-type="float" office:value="106.1">
                <text:p>106.1</text:p>
              </table:table-cell>
              <table:table-cell office:value-type="float" office:value="0.00264849">
                <text:p>0.00264849</text:p>
              </table:table-cell>
              <table:table-cell office:value-type="float" office:value="109.137">
                <text:p>109.137</text:p>
              </table:table-cell>
              <table:table-cell office:value-type="float" office:value="11.8608">
                <text:p>11.8608</text:p>
              </table:table-cell>
            </table:table-row>
            <table:table-row>
              <table:table-cell office:value-type="float" office:value="106.2">
                <text:p>106.2</text:p>
              </table:table-cell>
              <table:table-cell office:value-type="float" office:value="0.00263171">
                <text:p>0.00263171</text:p>
              </table:table-cell>
              <table:table-cell office:value-type="float" office:value="109.136">
                <text:p>109.136</text:p>
              </table:table-cell>
              <table:table-cell office:value-type="float" office:value="11.8609">
                <text:p>11.8609</text:p>
              </table:table-cell>
            </table:table-row>
            <table:table-row>
              <table:table-cell office:value-type="float" office:value="106.3">
                <text:p>106.3</text:p>
              </table:table-cell>
              <table:table-cell office:value-type="float" office:value="0.00261503">
                <text:p>0.00261503</text:p>
              </table:table-cell>
              <table:table-cell office:value-type="float" office:value="109.136">
                <text:p>109.136</text:p>
              </table:table-cell>
              <table:table-cell office:value-type="float" office:value="11.861">
                <text:p>11.861</text:p>
              </table:table-cell>
            </table:table-row>
            <table:table-row>
              <table:table-cell office:value-type="float" office:value="106.4">
                <text:p>106.4</text:p>
              </table:table-cell>
              <table:table-cell office:value-type="float" office:value="0.00259847">
                <text:p>0.00259847</text:p>
              </table:table-cell>
              <table:table-cell office:value-type="float" office:value="109.136">
                <text:p>109.136</text:p>
              </table:table-cell>
              <table:table-cell office:value-type="float" office:value="11.8612">
                <text:p>11.8612</text:p>
              </table:table-cell>
            </table:table-row>
            <table:table-row>
              <table:table-cell office:value-type="float" office:value="106.5">
                <text:p>106.5</text:p>
              </table:table-cell>
              <table:table-cell office:value-type="float" office:value="0.00258201">
                <text:p>0.00258201</text:p>
              </table:table-cell>
              <table:table-cell office:value-type="float" office:value="109.136">
                <text:p>109.136</text:p>
              </table:table-cell>
              <table:table-cell office:value-type="float" office:value="11.8613">
                <text:p>11.8613</text:p>
              </table:table-cell>
            </table:table-row>
            <table:table-row>
              <table:table-cell office:value-type="float" office:value="106.6">
                <text:p>106.6</text:p>
              </table:table-cell>
              <table:table-cell office:value-type="float" office:value="0.00256565">
                <text:p>0.00256565</text:p>
              </table:table-cell>
              <table:table-cell office:value-type="float" office:value="109.136">
                <text:p>109.136</text:p>
              </table:table-cell>
              <table:table-cell office:value-type="float" office:value="11.8614">
                <text:p>11.8614</text:p>
              </table:table-cell>
            </table:table-row>
            <table:table-row>
              <table:table-cell office:value-type="float" office:value="106.7">
                <text:p>106.7</text:p>
              </table:table-cell>
              <table:table-cell office:value-type="float" office:value="0.00254939">
                <text:p>0.00254939</text:p>
              </table:table-cell>
              <table:table-cell office:value-type="float" office:value="109.136">
                <text:p>109.136</text:p>
              </table:table-cell>
              <table:table-cell office:value-type="float" office:value="11.8616">
                <text:p>11.8616</text:p>
              </table:table-cell>
            </table:table-row>
            <table:table-row>
              <table:table-cell office:value-type="float" office:value="106.8">
                <text:p>106.8</text:p>
              </table:table-cell>
              <table:table-cell office:value-type="float" office:value="0.00253324">
                <text:p>0.00253324</text:p>
              </table:table-cell>
              <table:table-cell office:value-type="float" office:value="109.136">
                <text:p>109.136</text:p>
              </table:table-cell>
              <table:table-cell office:value-type="float" office:value="11.8617">
                <text:p>11.8617</text:p>
              </table:table-cell>
            </table:table-row>
            <table:table-row>
              <table:table-cell office:value-type="float" office:value="106.9">
                <text:p>106.9</text:p>
              </table:table-cell>
              <table:table-cell office:value-type="float" office:value="0.00251719">
                <text:p>0.00251719</text:p>
              </table:table-cell>
              <table:table-cell office:value-type="float" office:value="109.136">
                <text:p>109.136</text:p>
              </table:table-cell>
              <table:table-cell office:value-type="float" office:value="11.8618">
                <text:p>11.8618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00250125">
                <text:p>0.00250125</text:p>
              </table:table-cell>
              <table:table-cell office:value-type="float" office:value="109.136">
                <text:p>109.136</text:p>
              </table:table-cell>
              <table:table-cell office:value-type="float" office:value="11.8619">
                <text:p>11.8619</text:p>
              </table:table-cell>
            </table:table-row>
            <table:table-row>
              <table:table-cell office:value-type="float" office:value="107.1">
                <text:p>107.1</text:p>
              </table:table-cell>
              <table:table-cell office:value-type="float" office:value="0.0024854">
                <text:p>0.0024854</text:p>
              </table:table-cell>
              <table:table-cell office:value-type="float" office:value="109.135">
                <text:p>109.135</text:p>
              </table:table-cell>
              <table:table-cell office:value-type="float" office:value="11.8621">
                <text:p>11.8621</text:p>
              </table:table-cell>
            </table:table-row>
            <table:table-row>
              <table:table-cell office:value-type="float" office:value="107.2">
                <text:p>107.2</text:p>
              </table:table-cell>
              <table:table-cell office:value-type="float" office:value="0.00246965">
                <text:p>0.00246965</text:p>
              </table:table-cell>
              <table:table-cell office:value-type="float" office:value="109.135">
                <text:p>109.135</text:p>
              </table:table-cell>
              <table:table-cell office:value-type="float" office:value="11.8622">
                <text:p>11.8622</text:p>
              </table:table-cell>
            </table:table-row>
            <table:table-row>
              <table:table-cell office:value-type="float" office:value="107.3">
                <text:p>107.3</text:p>
              </table:table-cell>
              <table:table-cell office:value-type="float" office:value="0.00245401">
                <text:p>0.00245401</text:p>
              </table:table-cell>
              <table:table-cell office:value-type="float" office:value="109.135">
                <text:p>109.135</text:p>
              </table:table-cell>
              <table:table-cell office:value-type="float" office:value="11.8623">
                <text:p>11.8623</text:p>
              </table:table-cell>
            </table:table-row>
            <table:table-row>
              <table:table-cell office:value-type="float" office:value="107.4">
                <text:p>107.4</text:p>
              </table:table-cell>
              <table:table-cell office:value-type="float" office:value="0.00243846">
                <text:p>0.00243846</text:p>
              </table:table-cell>
              <table:table-cell office:value-type="float" office:value="109.135">
                <text:p>109.135</text:p>
              </table:table-cell>
              <table:table-cell office:value-type="float" office:value="11.8624">
                <text:p>11.8624</text:p>
              </table:table-cell>
            </table:table-row>
            <table:table-row>
              <table:table-cell office:value-type="float" office:value="107.5">
                <text:p>107.5</text:p>
              </table:table-cell>
              <table:table-cell office:value-type="float" office:value="0.00242301">
                <text:p>0.00242301</text:p>
              </table:table-cell>
              <table:table-cell office:value-type="float" office:value="109.135">
                <text:p>109.135</text:p>
              </table:table-cell>
              <table:table-cell office:value-type="float" office:value="11.8626">
                <text:p>11.8626</text:p>
              </table:table-cell>
            </table:table-row>
            <table:table-row>
              <table:table-cell office:value-type="float" office:value="107.6">
                <text:p>107.6</text:p>
              </table:table-cell>
              <table:table-cell office:value-type="float" office:value="0.00240766">
                <text:p>0.00240766</text:p>
              </table:table-cell>
              <table:table-cell office:value-type="float" office:value="109.135">
                <text:p>109.135</text:p>
              </table:table-cell>
              <table:table-cell office:value-type="float" office:value="11.8627">
                <text:p>11.8627</text:p>
              </table:table-cell>
            </table:table-row>
            <table:table-row>
              <table:table-cell office:value-type="float" office:value="107.7">
                <text:p>107.7</text:p>
              </table:table-cell>
              <table:table-cell office:value-type="float" office:value="0.0023924">
                <text:p>0.0023924</text:p>
              </table:table-cell>
              <table:table-cell office:value-type="float" office:value="109.135">
                <text:p>109.135</text:p>
              </table:table-cell>
              <table:table-cell office:value-type="float" office:value="11.8628">
                <text:p>11.8628</text:p>
              </table:table-cell>
            </table:table-row>
            <table:table-row>
              <table:table-cell office:value-type="float" office:value="107.8">
                <text:p>107.8</text:p>
              </table:table-cell>
              <table:table-cell office:value-type="float" office:value="0.00237724">
                <text:p>0.00237724</text:p>
              </table:table-cell>
              <table:table-cell office:value-type="float" office:value="109.135">
                <text:p>109.135</text:p>
              </table:table-cell>
              <table:table-cell office:value-type="float" office:value="11.8629">
                <text:p>11.8629</text:p>
              </table:table-cell>
            </table:table-row>
            <table:table-row>
              <table:table-cell office:value-type="float" office:value="107.9">
                <text:p>107.9</text:p>
              </table:table-cell>
              <table:table-cell office:value-type="float" office:value="0.00236218">
                <text:p>0.00236218</text:p>
              </table:table-cell>
              <table:table-cell office:value-type="float" office:value="109.135">
                <text:p>109.135</text:p>
              </table:table-cell>
              <table:table-cell office:value-type="float" office:value="11.863">
                <text:p>11.863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00234722">
                <text:p>0.00234722</text:p>
              </table:table-cell>
              <table:table-cell office:value-type="float" office:value="109.134">
                <text:p>109.134</text:p>
              </table:table-cell>
              <table:table-cell office:value-type="float" office:value="11.8632">
                <text:p>11.8632</text:p>
              </table:table-cell>
            </table:table-row>
            <table:table-row>
              <table:table-cell office:value-type="float" office:value="108.1">
                <text:p>108.1</text:p>
              </table:table-cell>
              <table:table-cell office:value-type="float" office:value="0.00233234">
                <text:p>0.00233234</text:p>
              </table:table-cell>
              <table:table-cell office:value-type="float" office:value="109.134">
                <text:p>109.134</text:p>
              </table:table-cell>
              <table:table-cell office:value-type="float" office:value="11.8633">
                <text:p>11.8633</text:p>
              </table:table-cell>
            </table:table-row>
            <table:table-row>
              <table:table-cell office:value-type="float" office:value="108.2">
                <text:p>108.2</text:p>
              </table:table-cell>
              <table:table-cell office:value-type="float" office:value="0.00231757">
                <text:p>0.00231757</text:p>
              </table:table-cell>
              <table:table-cell office:value-type="float" office:value="109.134">
                <text:p>109.134</text:p>
              </table:table-cell>
              <table:table-cell office:value-type="float" office:value="11.8634">
                <text:p>11.8634</text:p>
              </table:table-cell>
            </table:table-row>
            <table:table-row>
              <table:table-cell office:value-type="float" office:value="108.3">
                <text:p>108.3</text:p>
              </table:table-cell>
              <table:table-cell office:value-type="float" office:value="0.00230288">
                <text:p>0.00230288</text:p>
              </table:table-cell>
              <table:table-cell office:value-type="float" office:value="109.134">
                <text:p>109.134</text:p>
              </table:table-cell>
              <table:table-cell office:value-type="float" office:value="11.8635">
                <text:p>11.8635</text:p>
              </table:table-cell>
            </table:table-row>
            <table:table-row>
              <table:table-cell office:value-type="float" office:value="108.4">
                <text:p>108.4</text:p>
              </table:table-cell>
              <table:table-cell office:value-type="float" office:value="0.00228829">
                <text:p>0.00228829</text:p>
              </table:table-cell>
              <table:table-cell office:value-type="float" office:value="109.134">
                <text:p>109.134</text:p>
              </table:table-cell>
              <table:table-cell office:value-type="float" office:value="11.8636">
                <text:p>11.8636</text:p>
              </table:table-cell>
            </table:table-row>
            <table:table-row>
              <table:table-cell office:value-type="float" office:value="108.5">
                <text:p>108.5</text:p>
              </table:table-cell>
              <table:table-cell office:value-type="float" office:value="0.00227379">
                <text:p>0.00227379</text:p>
              </table:table-cell>
              <table:table-cell office:value-type="float" office:value="109.134">
                <text:p>109.134</text:p>
              </table:table-cell>
              <table:table-cell office:value-type="float" office:value="11.8637">
                <text:p>11.8637</text:p>
              </table:table-cell>
            </table:table-row>
            <table:table-row>
              <table:table-cell office:value-type="float" office:value="108.6">
                <text:p>108.6</text:p>
              </table:table-cell>
              <table:table-cell office:value-type="float" office:value="0.00225939">
                <text:p>0.00225939</text:p>
              </table:table-cell>
              <table:table-cell office:value-type="float" office:value="109.134">
                <text:p>109.134</text:p>
              </table:table-cell>
              <table:table-cell office:value-type="float" office:value="11.8639">
                <text:p>11.8639</text:p>
              </table:table-cell>
            </table:table-row>
            <table:table-row>
              <table:table-cell office:value-type="float" office:value="108.7">
                <text:p>108.7</text:p>
              </table:table-cell>
              <table:table-cell office:value-type="float" office:value="0.00224507">
                <text:p>0.00224507</text:p>
              </table:table-cell>
              <table:table-cell office:value-type="float" office:value="109.134">
                <text:p>109.134</text:p>
              </table:table-cell>
              <table:table-cell office:value-type="float" office:value="11.864">
                <text:p>11.864</text:p>
              </table:table-cell>
            </table:table-row>
            <table:table-row>
              <table:table-cell office:value-type="float" office:value="108.8">
                <text:p>108.8</text:p>
              </table:table-cell>
              <table:table-cell office:value-type="float" office:value="0.00223084">
                <text:p>0.00223084</text:p>
              </table:table-cell>
              <table:table-cell office:value-type="float" office:value="109.134">
                <text:p>109.134</text:p>
              </table:table-cell>
              <table:table-cell office:value-type="float" office:value="11.8641">
                <text:p>11.8641</text:p>
              </table:table-cell>
            </table:table-row>
            <table:table-row>
              <table:table-cell office:value-type="float" office:value="108.9">
                <text:p>108.9</text:p>
              </table:table-cell>
              <table:table-cell office:value-type="float" office:value="0.00221671">
                <text:p>0.00221671</text:p>
              </table:table-cell>
              <table:table-cell office:value-type="float" office:value="109.134">
                <text:p>109.134</text:p>
              </table:table-cell>
              <table:table-cell office:value-type="float" office:value="11.8642">
                <text:p>11.8642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00220266">
                <text:p>0.00220266</text:p>
              </table:table-cell>
              <table:table-cell office:value-type="float" office:value="109.133">
                <text:p>109.133</text:p>
              </table:table-cell>
              <table:table-cell office:value-type="float" office:value="11.8643">
                <text:p>11.8643</text:p>
              </table:table-cell>
            </table:table-row>
            <table:table-row>
              <table:table-cell office:value-type="float" office:value="109.1">
                <text:p>109.1</text:p>
              </table:table-cell>
              <table:table-cell office:value-type="float" office:value="0.00218871">
                <text:p>0.00218871</text:p>
              </table:table-cell>
              <table:table-cell office:value-type="float" office:value="109.133">
                <text:p>109.133</text:p>
              </table:table-cell>
              <table:table-cell office:value-type="float" office:value="11.8644">
                <text:p>11.8644</text:p>
              </table:table-cell>
            </table:table-row>
            <table:table-row>
              <table:table-cell office:value-type="float" office:value="109.2">
                <text:p>109.2</text:p>
              </table:table-cell>
              <table:table-cell office:value-type="float" office:value="0.00217484">
                <text:p>0.00217484</text:p>
              </table:table-cell>
              <table:table-cell office:value-type="float" office:value="109.133">
                <text:p>109.133</text:p>
              </table:table-cell>
              <table:table-cell office:value-type="float" office:value="11.8645">
                <text:p>11.8645</text:p>
              </table:table-cell>
            </table:table-row>
            <table:table-row>
              <table:table-cell office:value-type="float" office:value="109.3">
                <text:p>109.3</text:p>
              </table:table-cell>
              <table:table-cell office:value-type="float" office:value="0.00216106">
                <text:p>0.00216106</text:p>
              </table:table-cell>
              <table:table-cell office:value-type="float" office:value="109.133">
                <text:p>109.133</text:p>
              </table:table-cell>
              <table:table-cell office:value-type="float" office:value="11.8646">
                <text:p>11.8646</text:p>
              </table:table-cell>
            </table:table-row>
            <table:table-row>
              <table:table-cell office:value-type="float" office:value="109.4">
                <text:p>109.4</text:p>
              </table:table-cell>
              <table:table-cell office:value-type="float" office:value="0.00214736">
                <text:p>0.00214736</text:p>
              </table:table-cell>
              <table:table-cell office:value-type="float" office:value="109.133">
                <text:p>109.133</text:p>
              </table:table-cell>
              <table:table-cell office:value-type="float" office:value="11.8647">
                <text:p>11.8647</text:p>
              </table:table-cell>
            </table:table-row>
            <table:table-row>
              <table:table-cell office:value-type="float" office:value="109.5">
                <text:p>109.5</text:p>
              </table:table-cell>
              <table:table-cell office:value-type="float" office:value="0.00213376">
                <text:p>0.00213376</text:p>
              </table:table-cell>
              <table:table-cell office:value-type="float" office:value="109.133">
                <text:p>109.133</text:p>
              </table:table-cell>
              <table:table-cell office:value-type="float" office:value="11.8648">
                <text:p>11.8648</text:p>
              </table:table-cell>
            </table:table-row>
            <table:table-row>
              <table:table-cell office:value-type="float" office:value="109.6">
                <text:p>109.6</text:p>
              </table:table-cell>
              <table:table-cell office:value-type="float" office:value="0.00212024">
                <text:p>0.00212024</text:p>
              </table:table-cell>
              <table:table-cell office:value-type="float" office:value="109.133">
                <text:p>109.133</text:p>
              </table:table-cell>
              <table:table-cell office:value-type="float" office:value="11.8649">
                <text:p>11.8649</text:p>
              </table:table-cell>
            </table:table-row>
            <table:table-row>
              <table:table-cell office:value-type="float" office:value="109.7">
                <text:p>109.7</text:p>
              </table:table-cell>
              <table:table-cell office:value-type="float" office:value="0.0021068">
                <text:p>0.0021068</text:p>
              </table:table-cell>
              <table:table-cell office:value-type="float" office:value="109.133">
                <text:p>109.133</text:p>
              </table:table-cell>
              <table:table-cell office:value-type="float" office:value="11.8651">
                <text:p>11.8651</text:p>
              </table:table-cell>
            </table:table-row>
            <table:table-row>
              <table:table-cell office:value-type="float" office:value="109.8">
                <text:p>109.8</text:p>
              </table:table-cell>
              <table:table-cell office:value-type="float" office:value="0.00209345">
                <text:p>0.00209345</text:p>
              </table:table-cell>
              <table:table-cell office:value-type="float" office:value="109.133">
                <text:p>109.133</text:p>
              </table:table-cell>
              <table:table-cell office:value-type="float" office:value="11.8652">
                <text:p>11.8652</text:p>
              </table:table-cell>
            </table:table-row>
            <table:table-row>
              <table:table-cell office:value-type="float" office:value="109.9">
                <text:p>109.9</text:p>
              </table:table-cell>
              <table:table-cell office:value-type="float" office:value="0.00208019">
                <text:p>0.00208019</text:p>
              </table:table-cell>
              <table:table-cell office:value-type="float" office:value="109.133">
                <text:p>109.133</text:p>
              </table:table-cell>
              <table:table-cell office:value-type="float" office:value="11.8653">
                <text:p>11.865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02067">
                <text:p>0.002067</text:p>
              </table:table-cell>
              <table:table-cell office:value-type="float" office:value="109.133">
                <text:p>109.133</text:p>
              </table:table-cell>
              <table:table-cell office:value-type="float" office:value="11.8654">
                <text:p>11.8654</text:p>
              </table:table-cell>
            </table:table-row>
            <table:table-row>
              <table:table-cell office:value-type="float" office:value="110.1">
                <text:p>110.1</text:p>
              </table:table-cell>
              <table:table-cell office:value-type="float" office:value="0.00205391">
                <text:p>0.00205391</text:p>
              </table:table-cell>
              <table:table-cell office:value-type="float" office:value="109.132">
                <text:p>109.132</text:p>
              </table:table-cell>
              <table:table-cell office:value-type="float" office:value="11.8655">
                <text:p>11.8655</text:p>
              </table:table-cell>
            </table:table-row>
            <table:table-row>
              <table:table-cell office:value-type="float" office:value="110.2">
                <text:p>110.2</text:p>
              </table:table-cell>
              <table:table-cell office:value-type="float" office:value="0.00204089">
                <text:p>0.00204089</text:p>
              </table:table-cell>
              <table:table-cell office:value-type="float" office:value="109.132">
                <text:p>109.132</text:p>
              </table:table-cell>
              <table:table-cell office:value-type="float" office:value="11.8656">
                <text:p>11.8656</text:p>
              </table:table-cell>
            </table:table-row>
            <table:table-row>
              <table:table-cell office:value-type="float" office:value="110.3">
                <text:p>110.3</text:p>
              </table:table-cell>
              <table:table-cell office:value-type="float" office:value="0.00202796">
                <text:p>0.00202796</text:p>
              </table:table-cell>
              <table:table-cell office:value-type="float" office:value="109.132">
                <text:p>109.132</text:p>
              </table:table-cell>
              <table:table-cell office:value-type="float" office:value="11.8657">
                <text:p>11.8657</text:p>
              </table:table-cell>
            </table:table-row>
            <table:table-row>
              <table:table-cell office:value-type="float" office:value="110.4">
                <text:p>110.4</text:p>
              </table:table-cell>
              <table:table-cell office:value-type="float" office:value="0.00201511">
                <text:p>0.00201511</text:p>
              </table:table-cell>
              <table:table-cell office:value-type="float" office:value="109.132">
                <text:p>109.132</text:p>
              </table:table-cell>
              <table:table-cell office:value-type="float" office:value="11.8658">
                <text:p>11.8658</text:p>
              </table:table-cell>
            </table:table-row>
            <table:table-row>
              <table:table-cell office:value-type="float" office:value="110.5">
                <text:p>110.5</text:p>
              </table:table-cell>
              <table:table-cell office:value-type="float" office:value="0.00200234">
                <text:p>0.00200234</text:p>
              </table:table-cell>
              <table:table-cell office:value-type="float" office:value="109.132">
                <text:p>109.132</text:p>
              </table:table-cell>
              <table:table-cell office:value-type="float" office:value="11.8659">
                <text:p>11.8659</text:p>
              </table:table-cell>
            </table:table-row>
            <table:table-row>
              <table:table-cell office:value-type="float" office:value="110.6">
                <text:p>110.6</text:p>
              </table:table-cell>
              <table:table-cell office:value-type="float" office:value="0.00198965">
                <text:p>0.00198965</text:p>
              </table:table-cell>
              <table:table-cell office:value-type="float" office:value="109.132">
                <text:p>109.132</text:p>
              </table:table-cell>
              <table:table-cell office:value-type="float" office:value="11.866">
                <text:p>11.866</text:p>
              </table:table-cell>
            </table:table-row>
            <table:table-row>
              <table:table-cell office:value-type="float" office:value="110.7">
                <text:p>110.7</text:p>
              </table:table-cell>
              <table:table-cell office:value-type="float" office:value="0.00197704">
                <text:p>0.00197704</text:p>
              </table:table-cell>
              <table:table-cell office:value-type="float" office:value="109.132">
                <text:p>109.132</text:p>
              </table:table-cell>
              <table:table-cell office:value-type="float" office:value="11.8661">
                <text:p>11.8661</text:p>
              </table:table-cell>
            </table:table-row>
            <table:table-row>
              <table:table-cell office:value-type="float" office:value="110.8">
                <text:p>110.8</text:p>
              </table:table-cell>
              <table:table-cell office:value-type="float" office:value="0.00196451">
                <text:p>0.00196451</text:p>
              </table:table-cell>
              <table:table-cell office:value-type="float" office:value="109.132">
                <text:p>109.132</text:p>
              </table:table-cell>
              <table:table-cell office:value-type="float" office:value="11.8662">
                <text:p>11.8662</text:p>
              </table:table-cell>
            </table:table-row>
            <table:table-row>
              <table:table-cell office:value-type="float" office:value="110.9">
                <text:p>110.9</text:p>
              </table:table-cell>
              <table:table-cell office:value-type="float" office:value="0.00195206">
                <text:p>0.00195206</text:p>
              </table:table-cell>
              <table:table-cell office:value-type="float" office:value="109.132">
                <text:p>109.132</text:p>
              </table:table-cell>
              <table:table-cell office:value-type="float" office:value="11.8663">
                <text:p>11.8663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00193969">
                <text:p>0.00193969</text:p>
              </table:table-cell>
              <table:table-cell office:value-type="float" office:value="109.132">
                <text:p>109.132</text:p>
              </table:table-cell>
              <table:table-cell office:value-type="float" office:value="11.8664">
                <text:p>11.8664</text:p>
              </table:table-cell>
            </table:table-row>
            <table:table-row>
              <table:table-cell office:value-type="float" office:value="111.1">
                <text:p>111.1</text:p>
              </table:table-cell>
              <table:table-cell office:value-type="float" office:value="0.0019274">
                <text:p>0.0019274</text:p>
              </table:table-cell>
              <table:table-cell office:value-type="float" office:value="109.132">
                <text:p>109.132</text:p>
              </table:table-cell>
              <table:table-cell office:value-type="float" office:value="11.8665">
                <text:p>11.8665</text:p>
              </table:table-cell>
            </table:table-row>
            <table:table-row>
              <table:table-cell office:value-type="float" office:value="111.2">
                <text:p>111.2</text:p>
              </table:table-cell>
              <table:table-cell office:value-type="float" office:value="0.00191519">
                <text:p>0.00191519</text:p>
              </table:table-cell>
              <table:table-cell office:value-type="float" office:value="109.132">
                <text:p>109.132</text:p>
              </table:table-cell>
              <table:table-cell office:value-type="float" office:value="11.8666">
                <text:p>11.8666</text:p>
              </table:table-cell>
            </table:table-row>
            <table:table-row>
              <table:table-cell office:value-type="float" office:value="111.3">
                <text:p>111.3</text:p>
              </table:table-cell>
              <table:table-cell office:value-type="float" office:value="0.00190305">
                <text:p>0.00190305</text:p>
              </table:table-cell>
              <table:table-cell office:value-type="float" office:value="109.131">
                <text:p>109.131</text:p>
              </table:table-cell>
              <table:table-cell office:value-type="float" office:value="11.8667">
                <text:p>11.8667</text:p>
              </table:table-cell>
            </table:table-row>
            <table:table-row>
              <table:table-cell office:value-type="float" office:value="111.4">
                <text:p>111.4</text:p>
              </table:table-cell>
              <table:table-cell office:value-type="float" office:value="0.00189099">
                <text:p>0.00189099</text:p>
              </table:table-cell>
              <table:table-cell office:value-type="float" office:value="109.131">
                <text:p>109.131</text:p>
              </table:table-cell>
              <table:table-cell office:value-type="float" office:value="11.8668">
                <text:p>11.8668</text:p>
              </table:table-cell>
            </table:table-row>
            <table:table-row>
              <table:table-cell office:value-type="float" office:value="111.5">
                <text:p>111.5</text:p>
              </table:table-cell>
              <table:table-cell office:value-type="float" office:value="0.00187901">
                <text:p>0.00187901</text:p>
              </table:table-cell>
              <table:table-cell office:value-type="float" office:value="109.131">
                <text:p>109.131</text:p>
              </table:table-cell>
              <table:table-cell office:value-type="float" office:value="11.8668">
                <text:p>11.8668</text:p>
              </table:table-cell>
            </table:table-row>
            <table:table-row>
              <table:table-cell office:value-type="float" office:value="111.6">
                <text:p>111.6</text:p>
              </table:table-cell>
              <table:table-cell office:value-type="float" office:value="0.0018671">
                <text:p>0.0018671</text:p>
              </table:table-cell>
              <table:table-cell office:value-type="float" office:value="109.131">
                <text:p>109.131</text:p>
              </table:table-cell>
              <table:table-cell office:value-type="float" office:value="11.8669">
                <text:p>11.8669</text:p>
              </table:table-cell>
            </table:table-row>
            <table:table-row>
              <table:table-cell office:value-type="float" office:value="111.7">
                <text:p>111.7</text:p>
              </table:table-cell>
              <table:table-cell office:value-type="float" office:value="0.00185527">
                <text:p>0.00185527</text:p>
              </table:table-cell>
              <table:table-cell office:value-type="float" office:value="109.131">
                <text:p>109.131</text:p>
              </table:table-cell>
              <table:table-cell office:value-type="float" office:value="11.867">
                <text:p>11.867</text:p>
              </table:table-cell>
            </table:table-row>
            <table:table-row>
              <table:table-cell office:value-type="float" office:value="111.8">
                <text:p>111.8</text:p>
              </table:table-cell>
              <table:table-cell office:value-type="float" office:value="0.00184351">
                <text:p>0.00184351</text:p>
              </table:table-cell>
              <table:table-cell office:value-type="float" office:value="109.131">
                <text:p>109.131</text:p>
              </table:table-cell>
              <table:table-cell office:value-type="float" office:value="11.8671">
                <text:p>11.8671</text:p>
              </table:table-cell>
            </table:table-row>
            <table:table-row>
              <table:table-cell office:value-type="float" office:value="111.9">
                <text:p>111.9</text:p>
              </table:table-cell>
              <table:table-cell office:value-type="float" office:value="0.00183183">
                <text:p>0.00183183</text:p>
              </table:table-cell>
              <table:table-cell office:value-type="float" office:value="109.131">
                <text:p>109.131</text:p>
              </table:table-cell>
              <table:table-cell office:value-type="float" office:value="11.8672">
                <text:p>11.8672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00182022">
                <text:p>0.00182022</text:p>
              </table:table-cell>
              <table:table-cell office:value-type="float" office:value="109.131">
                <text:p>109.131</text:p>
              </table:table-cell>
              <table:table-cell office:value-type="float" office:value="11.8673">
                <text:p>11.8673</text:p>
              </table:table-cell>
            </table:table-row>
            <table:table-row>
              <table:table-cell office:value-type="float" office:value="112.1">
                <text:p>112.1</text:p>
              </table:table-cell>
              <table:table-cell office:value-type="float" office:value="0.00180868">
                <text:p>0.00180868</text:p>
              </table:table-cell>
              <table:table-cell office:value-type="float" office:value="109.131">
                <text:p>109.131</text:p>
              </table:table-cell>
              <table:table-cell office:value-type="float" office:value="11.8674">
                <text:p>11.8674</text:p>
              </table:table-cell>
            </table:table-row>
            <table:table-row>
              <table:table-cell office:value-type="float" office:value="112.2">
                <text:p>112.2</text:p>
              </table:table-cell>
              <table:table-cell office:value-type="float" office:value="0.00179722">
                <text:p>0.00179722</text:p>
              </table:table-cell>
              <table:table-cell office:value-type="float" office:value="109.131">
                <text:p>109.131</text:p>
              </table:table-cell>
              <table:table-cell office:value-type="float" office:value="11.8675">
                <text:p>11.8675</text:p>
              </table:table-cell>
            </table:table-row>
            <table:table-row>
              <table:table-cell office:value-type="float" office:value="112.3">
                <text:p>112.3</text:p>
              </table:table-cell>
              <table:table-cell office:value-type="float" office:value="0.00178583">
                <text:p>0.00178583</text:p>
              </table:table-cell>
              <table:table-cell office:value-type="float" office:value="109.131">
                <text:p>109.131</text:p>
              </table:table-cell>
              <table:table-cell office:value-type="float" office:value="11.8676">
                <text:p>11.8676</text:p>
              </table:table-cell>
            </table:table-row>
            <table:table-row>
              <table:table-cell office:value-type="float" office:value="112.4">
                <text:p>112.4</text:p>
              </table:table-cell>
              <table:table-cell office:value-type="float" office:value="0.00177451">
                <text:p>0.00177451</text:p>
              </table:table-cell>
              <table:table-cell office:value-type="float" office:value="109.131">
                <text:p>109.131</text:p>
              </table:table-cell>
              <table:table-cell office:value-type="float" office:value="11.8677">
                <text:p>11.8677</text:p>
              </table:table-cell>
            </table:table-row>
            <table:table-row>
              <table:table-cell office:value-type="float" office:value="112.5">
                <text:p>112.5</text:p>
              </table:table-cell>
              <table:table-cell office:value-type="float" office:value="0.00176327">
                <text:p>0.00176327</text:p>
              </table:table-cell>
              <table:table-cell office:value-type="float" office:value="109.13">
                <text:p>109.13</text:p>
              </table:table-cell>
              <table:table-cell office:value-type="float" office:value="11.8678">
                <text:p>11.8678</text:p>
              </table:table-cell>
            </table:table-row>
            <table:table-row>
              <table:table-cell office:value-type="float" office:value="112.6">
                <text:p>112.6</text:p>
              </table:table-cell>
              <table:table-cell office:value-type="float" office:value="0.00175209">
                <text:p>0.00175209</text:p>
              </table:table-cell>
              <table:table-cell office:value-type="float" office:value="109.13">
                <text:p>109.13</text:p>
              </table:table-cell>
              <table:table-cell office:value-type="float" office:value="11.8678">
                <text:p>11.8678</text:p>
              </table:table-cell>
            </table:table-row>
            <table:table-row>
              <table:table-cell office:value-type="float" office:value="112.7">
                <text:p>112.7</text:p>
              </table:table-cell>
              <table:table-cell office:value-type="float" office:value="0.00174099">
                <text:p>0.00174099</text:p>
              </table:table-cell>
              <table:table-cell office:value-type="float" office:value="109.13">
                <text:p>109.13</text:p>
              </table:table-cell>
              <table:table-cell office:value-type="float" office:value="11.8679">
                <text:p>11.8679</text:p>
              </table:table-cell>
            </table:table-row>
            <table:table-row>
              <table:table-cell office:value-type="float" office:value="112.8">
                <text:p>112.8</text:p>
              </table:table-cell>
              <table:table-cell office:value-type="float" office:value="0.00172995">
                <text:p>0.00172995</text:p>
              </table:table-cell>
              <table:table-cell office:value-type="float" office:value="109.13">
                <text:p>109.13</text:p>
              </table:table-cell>
              <table:table-cell office:value-type="float" office:value="11.868">
                <text:p>11.868</text:p>
              </table:table-cell>
            </table:table-row>
            <table:table-row>
              <table:table-cell office:value-type="float" office:value="112.9">
                <text:p>112.9</text:p>
              </table:table-cell>
              <table:table-cell office:value-type="float" office:value="0.00171899">
                <text:p>0.00171899</text:p>
              </table:table-cell>
              <table:table-cell office:value-type="float" office:value="109.13">
                <text:p>109.13</text:p>
              </table:table-cell>
              <table:table-cell office:value-type="float" office:value="11.8681">
                <text:p>11.8681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0017081">
                <text:p>0.0017081</text:p>
              </table:table-cell>
              <table:table-cell office:value-type="float" office:value="109.13">
                <text:p>109.13</text:p>
              </table:table-cell>
              <table:table-cell office:value-type="float" office:value="11.8682">
                <text:p>11.8682</text:p>
              </table:table-cell>
            </table:table-row>
            <table:table-row>
              <table:table-cell office:value-type="float" office:value="113.1">
                <text:p>113.1</text:p>
              </table:table-cell>
              <table:table-cell office:value-type="float" office:value="0.00169727">
                <text:p>0.00169727</text:p>
              </table:table-cell>
              <table:table-cell office:value-type="float" office:value="109.13">
                <text:p>109.13</text:p>
              </table:table-cell>
              <table:table-cell office:value-type="float" office:value="11.8683">
                <text:p>11.8683</text:p>
              </table:table-cell>
            </table:table-row>
            <table:table-row>
              <table:table-cell office:value-type="float" office:value="113.2">
                <text:p>113.2</text:p>
              </table:table-cell>
              <table:table-cell office:value-type="float" office:value="0.00168651">
                <text:p>0.00168651</text:p>
              </table:table-cell>
              <table:table-cell office:value-type="float" office:value="109.13">
                <text:p>109.13</text:p>
              </table:table-cell>
              <table:table-cell office:value-type="float" office:value="11.8684">
                <text:p>11.8684</text:p>
              </table:table-cell>
            </table:table-row>
            <table:table-row>
              <table:table-cell office:value-type="float" office:value="113.3">
                <text:p>113.3</text:p>
              </table:table-cell>
              <table:table-cell office:value-type="float" office:value="0.00167583">
                <text:p>0.00167583</text:p>
              </table:table-cell>
              <table:table-cell office:value-type="float" office:value="109.13">
                <text:p>109.13</text:p>
              </table:table-cell>
              <table:table-cell office:value-type="float" office:value="11.8684">
                <text:p>11.8684</text:p>
              </table:table-cell>
            </table:table-row>
            <table:table-row>
              <table:table-cell office:value-type="float" office:value="113.4">
                <text:p>113.4</text:p>
              </table:table-cell>
              <table:table-cell office:value-type="float" office:value="0.0016652">
                <text:p>0.0016652</text:p>
              </table:table-cell>
              <table:table-cell office:value-type="float" office:value="109.13">
                <text:p>109.13</text:p>
              </table:table-cell>
              <table:table-cell office:value-type="float" office:value="11.8685">
                <text:p>11.8685</text:p>
              </table:table-cell>
            </table:table-row>
            <table:table-row>
              <table:table-cell office:value-type="float" office:value="113.5">
                <text:p>113.5</text:p>
              </table:table-cell>
              <table:table-cell office:value-type="float" office:value="0.00165465">
                <text:p>0.00165465</text:p>
              </table:table-cell>
              <table:table-cell office:value-type="float" office:value="109.13">
                <text:p>109.13</text:p>
              </table:table-cell>
              <table:table-cell office:value-type="float" office:value="11.8686">
                <text:p>11.8686</text:p>
              </table:table-cell>
            </table:table-row>
            <table:table-row>
              <table:table-cell office:value-type="float" office:value="113.6">
                <text:p>113.6</text:p>
              </table:table-cell>
              <table:table-cell office:value-type="float" office:value="0.00164416">
                <text:p>0.00164416</text:p>
              </table:table-cell>
              <table:table-cell office:value-type="float" office:value="109.13">
                <text:p>109.13</text:p>
              </table:table-cell>
              <table:table-cell office:value-type="float" office:value="11.8687">
                <text:p>11.8687</text:p>
              </table:table-cell>
            </table:table-row>
            <table:table-row>
              <table:table-cell office:value-type="float" office:value="113.7">
                <text:p>113.7</text:p>
              </table:table-cell>
              <table:table-cell office:value-type="float" office:value="0.00163374">
                <text:p>0.00163374</text:p>
              </table:table-cell>
              <table:table-cell office:value-type="float" office:value="109.13">
                <text:p>109.13</text:p>
              </table:table-cell>
              <table:table-cell office:value-type="float" office:value="11.8688">
                <text:p>11.8688</text:p>
              </table:table-cell>
            </table:table-row>
            <table:table-row>
              <table:table-cell office:value-type="float" office:value="113.8">
                <text:p>113.8</text:p>
              </table:table-cell>
              <table:table-cell office:value-type="float" office:value="0.00162339">
                <text:p>0.00162339</text:p>
              </table:table-cell>
              <table:table-cell office:value-type="float" office:value="109.13">
                <text:p>109.13</text:p>
              </table:table-cell>
              <table:table-cell office:value-type="float" office:value="11.8689">
                <text:p>11.8689</text:p>
              </table:table-cell>
            </table:table-row>
            <table:table-row>
              <table:table-cell office:value-type="float" office:value="113.9">
                <text:p>113.9</text:p>
              </table:table-cell>
              <table:table-cell office:value-type="float" office:value="0.0016131">
                <text:p>0.0016131</text:p>
              </table:table-cell>
              <table:table-cell office:value-type="float" office:value="109.129">
                <text:p>109.129</text:p>
              </table:table-cell>
              <table:table-cell office:value-type="float" office:value="11.8689">
                <text:p>11.8689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00160288">
                <text:p>0.00160288</text:p>
              </table:table-cell>
              <table:table-cell office:value-type="float" office:value="109.129">
                <text:p>109.129</text:p>
              </table:table-cell>
              <table:table-cell office:value-type="float" office:value="11.869">
                <text:p>11.869</text:p>
              </table:table-cell>
            </table:table-row>
            <table:table-row>
              <table:table-cell office:value-type="float" office:value="114.1">
                <text:p>114.1</text:p>
              </table:table-cell>
              <table:table-cell office:value-type="float" office:value="0.00159272">
                <text:p>0.00159272</text:p>
              </table:table-cell>
              <table:table-cell office:value-type="float" office:value="109.129">
                <text:p>109.129</text:p>
              </table:table-cell>
              <table:table-cell office:value-type="float" office:value="11.8691">
                <text:p>11.8691</text:p>
              </table:table-cell>
            </table:table-row>
            <table:table-row>
              <table:table-cell office:value-type="float" office:value="114.2">
                <text:p>114.2</text:p>
              </table:table-cell>
              <table:table-cell office:value-type="float" office:value="0.00158262">
                <text:p>0.00158262</text:p>
              </table:table-cell>
              <table:table-cell office:value-type="float" office:value="109.129">
                <text:p>109.129</text:p>
              </table:table-cell>
              <table:table-cell office:value-type="float" office:value="11.8692">
                <text:p>11.8692</text:p>
              </table:table-cell>
            </table:table-row>
            <table:table-row>
              <table:table-cell office:value-type="float" office:value="114.3">
                <text:p>114.3</text:p>
              </table:table-cell>
              <table:table-cell office:value-type="float" office:value="0.00157259">
                <text:p>0.00157259</text:p>
              </table:table-cell>
              <table:table-cell office:value-type="float" office:value="109.129">
                <text:p>109.129</text:p>
              </table:table-cell>
              <table:table-cell office:value-type="float" office:value="11.8693">
                <text:p>11.8693</text:p>
              </table:table-cell>
            </table:table-row>
            <table:table-row>
              <table:table-cell office:value-type="float" office:value="114.4">
                <text:p>114.4</text:p>
              </table:table-cell>
              <table:table-cell office:value-type="float" office:value="0.00156262">
                <text:p>0.00156262</text:p>
              </table:table-cell>
              <table:table-cell office:value-type="float" office:value="109.129">
                <text:p>109.129</text:p>
              </table:table-cell>
              <table:table-cell office:value-type="float" office:value="11.8693">
                <text:p>11.8693</text:p>
              </table:table-cell>
            </table:table-row>
            <table:table-row>
              <table:table-cell office:value-type="float" office:value="114.5">
                <text:p>114.5</text:p>
              </table:table-cell>
              <table:table-cell office:value-type="float" office:value="0.00155272">
                <text:p>0.00155272</text:p>
              </table:table-cell>
              <table:table-cell office:value-type="float" office:value="109.129">
                <text:p>109.129</text:p>
              </table:table-cell>
              <table:table-cell office:value-type="float" office:value="11.8694">
                <text:p>11.8694</text:p>
              </table:table-cell>
            </table:table-row>
            <table:table-row>
              <table:table-cell office:value-type="float" office:value="114.6">
                <text:p>114.6</text:p>
              </table:table-cell>
              <table:table-cell office:value-type="float" office:value="0.00154288">
                <text:p>0.00154288</text:p>
              </table:table-cell>
              <table:table-cell office:value-type="float" office:value="109.129">
                <text:p>109.129</text:p>
              </table:table-cell>
              <table:table-cell office:value-type="float" office:value="11.8695">
                <text:p>11.8695</text:p>
              </table:table-cell>
            </table:table-row>
            <table:table-row>
              <table:table-cell office:value-type="float" office:value="114.7">
                <text:p>114.7</text:p>
              </table:table-cell>
              <table:table-cell office:value-type="float" office:value="0.0015331">
                <text:p>0.0015331</text:p>
              </table:table-cell>
              <table:table-cell office:value-type="float" office:value="109.129">
                <text:p>109.129</text:p>
              </table:table-cell>
              <table:table-cell office:value-type="float" office:value="11.8696">
                <text:p>11.8696</text:p>
              </table:table-cell>
            </table:table-row>
            <table:table-row>
              <table:table-cell office:value-type="float" office:value="114.8">
                <text:p>114.8</text:p>
              </table:table-cell>
              <table:table-cell office:value-type="float" office:value="0.00152338">
                <text:p>0.00152338</text:p>
              </table:table-cell>
              <table:table-cell office:value-type="float" office:value="109.129">
                <text:p>109.129</text:p>
              </table:table-cell>
              <table:table-cell office:value-type="float" office:value="11.8696">
                <text:p>11.8696</text:p>
              </table:table-cell>
            </table:table-row>
            <table:table-row>
              <table:table-cell office:value-type="float" office:value="114.9">
                <text:p>114.9</text:p>
              </table:table-cell>
              <table:table-cell office:value-type="float" office:value="0.00151373">
                <text:p>0.00151373</text:p>
              </table:table-cell>
              <table:table-cell office:value-type="float" office:value="109.129">
                <text:p>109.129</text:p>
              </table:table-cell>
              <table:table-cell office:value-type="float" office:value="11.8697">
                <text:p>11.8697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00150413">
                <text:p>0.00150413</text:p>
              </table:table-cell>
              <table:table-cell office:value-type="float" office:value="109.129">
                <text:p>109.129</text:p>
              </table:table-cell>
              <table:table-cell office:value-type="float" office:value="11.8698">
                <text:p>11.8698</text:p>
              </table:table-cell>
            </table:table-row>
            <table:table-row>
              <table:table-cell office:value-type="float" office:value="115.1">
                <text:p>115.1</text:p>
              </table:table-cell>
              <table:table-cell office:value-type="float" office:value="0.0014946">
                <text:p>0.0014946</text:p>
              </table:table-cell>
              <table:table-cell office:value-type="float" office:value="109.129">
                <text:p>109.129</text:p>
              </table:table-cell>
              <table:table-cell office:value-type="float" office:value="11.8699">
                <text:p>11.8699</text:p>
              </table:table-cell>
            </table:table-row>
            <table:table-row>
              <table:table-cell office:value-type="float" office:value="115.2">
                <text:p>115.2</text:p>
              </table:table-cell>
              <table:table-cell office:value-type="float" office:value="0.00148513">
                <text:p>0.00148513</text:p>
              </table:table-cell>
              <table:table-cell office:value-type="float" office:value="109.129">
                <text:p>109.129</text:p>
              </table:table-cell>
              <table:table-cell office:value-type="float" office:value="11.87">
                <text:p>11.87</text:p>
              </table:table-cell>
            </table:table-row>
            <table:table-row>
              <table:table-cell office:value-type="float" office:value="115.3">
                <text:p>115.3</text:p>
              </table:table-cell>
              <table:table-cell office:value-type="float" office:value="0.00147571">
                <text:p>0.00147571</text:p>
              </table:table-cell>
              <table:table-cell office:value-type="float" office:value="109.128">
                <text:p>109.128</text:p>
              </table:table-cell>
              <table:table-cell office:value-type="float" office:value="11.87">
                <text:p>11.87</text:p>
              </table:table-cell>
            </table:table-row>
            <table:table-row>
              <table:table-cell office:value-type="float" office:value="115.4">
                <text:p>115.4</text:p>
              </table:table-cell>
              <table:table-cell office:value-type="float" office:value="0.00146636">
                <text:p>0.00146636</text:p>
              </table:table-cell>
              <table:table-cell office:value-type="float" office:value="109.128">
                <text:p>109.128</text:p>
              </table:table-cell>
              <table:table-cell office:value-type="float" office:value="11.8701">
                <text:p>11.8701</text:p>
              </table:table-cell>
            </table:table-row>
            <table:table-row>
              <table:table-cell office:value-type="float" office:value="115.5">
                <text:p>115.5</text:p>
              </table:table-cell>
              <table:table-cell office:value-type="float" office:value="0.00145707">
                <text:p>0.00145707</text:p>
              </table:table-cell>
              <table:table-cell office:value-type="float" office:value="109.128">
                <text:p>109.128</text:p>
              </table:table-cell>
              <table:table-cell office:value-type="float" office:value="11.8702">
                <text:p>11.8702</text:p>
              </table:table-cell>
            </table:table-row>
            <table:table-row>
              <table:table-cell office:value-type="float" office:value="115.6">
                <text:p>115.6</text:p>
              </table:table-cell>
              <table:table-cell office:value-type="float" office:value="0.00144783">
                <text:p>0.00144783</text:p>
              </table:table-cell>
              <table:table-cell office:value-type="float" office:value="109.128">
                <text:p>109.128</text:p>
              </table:table-cell>
              <table:table-cell office:value-type="float" office:value="11.8702">
                <text:p>11.8702</text:p>
              </table:table-cell>
            </table:table-row>
            <table:table-row>
              <table:table-cell office:value-type="float" office:value="115.7">
                <text:p>115.7</text:p>
              </table:table-cell>
              <table:table-cell office:value-type="float" office:value="0.00143865">
                <text:p>0.00143865</text:p>
              </table:table-cell>
              <table:table-cell office:value-type="float" office:value="109.128">
                <text:p>109.128</text:p>
              </table:table-cell>
              <table:table-cell office:value-type="float" office:value="11.8703">
                <text:p>11.8703</text:p>
              </table:table-cell>
            </table:table-row>
            <table:table-row>
              <table:table-cell office:value-type="float" office:value="115.8">
                <text:p>115.8</text:p>
              </table:table-cell>
              <table:table-cell office:value-type="float" office:value="0.00142953">
                <text:p>0.00142953</text:p>
              </table:table-cell>
              <table:table-cell office:value-type="float" office:value="109.128">
                <text:p>109.128</text:p>
              </table:table-cell>
              <table:table-cell office:value-type="float" office:value="11.8704">
                <text:p>11.8704</text:p>
              </table:table-cell>
            </table:table-row>
            <table:table-row>
              <table:table-cell office:value-type="float" office:value="115.9">
                <text:p>115.9</text:p>
              </table:table-cell>
              <table:table-cell office:value-type="float" office:value="0.00142047">
                <text:p>0.00142047</text:p>
              </table:table-cell>
              <table:table-cell office:value-type="float" office:value="109.128">
                <text:p>109.128</text:p>
              </table:table-cell>
              <table:table-cell office:value-type="float" office:value="11.8705">
                <text:p>11.8705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00141147">
                <text:p>0.00141147</text:p>
              </table:table-cell>
              <table:table-cell office:value-type="float" office:value="109.128">
                <text:p>109.128</text:p>
              </table:table-cell>
              <table:table-cell office:value-type="float" office:value="11.8705">
                <text:p>11.8705</text:p>
              </table:table-cell>
            </table:table-row>
            <table:table-row>
              <table:table-cell office:value-type="float" office:value="116.1">
                <text:p>116.1</text:p>
              </table:table-cell>
              <table:table-cell office:value-type="float" office:value="0.00140252">
                <text:p>0.00140252</text:p>
              </table:table-cell>
              <table:table-cell office:value-type="float" office:value="109.128">
                <text:p>109.128</text:p>
              </table:table-cell>
              <table:table-cell office:value-type="float" office:value="11.8706">
                <text:p>11.8706</text:p>
              </table:table-cell>
            </table:table-row>
            <table:table-row>
              <table:table-cell office:value-type="float" office:value="116.2">
                <text:p>116.2</text:p>
              </table:table-cell>
              <table:table-cell office:value-type="float" office:value="0.00139363">
                <text:p>0.00139363</text:p>
              </table:table-cell>
              <table:table-cell office:value-type="float" office:value="109.128">
                <text:p>109.128</text:p>
              </table:table-cell>
              <table:table-cell office:value-type="float" office:value="11.8707">
                <text:p>11.8707</text:p>
              </table:table-cell>
            </table:table-row>
            <table:table-row>
              <table:table-cell office:value-type="float" office:value="116.3">
                <text:p>116.3</text:p>
              </table:table-cell>
              <table:table-cell office:value-type="float" office:value="0.0013848">
                <text:p>0.0013848</text:p>
              </table:table-cell>
              <table:table-cell office:value-type="float" office:value="109.128">
                <text:p>109.128</text:p>
              </table:table-cell>
              <table:table-cell office:value-type="float" office:value="11.8707">
                <text:p>11.8707</text:p>
              </table:table-cell>
            </table:table-row>
            <table:table-row>
              <table:table-cell office:value-type="float" office:value="116.4">
                <text:p>116.4</text:p>
              </table:table-cell>
              <table:table-cell office:value-type="float" office:value="0.00137602">
                <text:p>0.00137602</text:p>
              </table:table-cell>
              <table:table-cell office:value-type="float" office:value="109.128">
                <text:p>109.128</text:p>
              </table:table-cell>
              <table:table-cell office:value-type="float" office:value="11.8708">
                <text:p>11.8708</text:p>
              </table:table-cell>
            </table:table-row>
            <table:table-row>
              <table:table-cell office:value-type="float" office:value="116.5">
                <text:p>116.5</text:p>
              </table:table-cell>
              <table:table-cell office:value-type="float" office:value="0.0013673">
                <text:p>0.0013673</text:p>
              </table:table-cell>
              <table:table-cell office:value-type="float" office:value="109.128">
                <text:p>109.128</text:p>
              </table:table-cell>
              <table:table-cell office:value-type="float" office:value="11.8709">
                <text:p>11.8709</text:p>
              </table:table-cell>
            </table:table-row>
            <table:table-row>
              <table:table-cell office:value-type="float" office:value="116.6">
                <text:p>116.6</text:p>
              </table:table-cell>
              <table:table-cell office:value-type="float" office:value="0.00135863">
                <text:p>0.00135863</text:p>
              </table:table-cell>
              <table:table-cell office:value-type="float" office:value="109.128">
                <text:p>109.128</text:p>
              </table:table-cell>
              <table:table-cell office:value-type="float" office:value="11.8709">
                <text:p>11.8709</text:p>
              </table:table-cell>
            </table:table-row>
            <table:table-row>
              <table:table-cell office:value-type="float" office:value="116.7">
                <text:p>116.7</text:p>
              </table:table-cell>
              <table:table-cell office:value-type="float" office:value="0.00135002">
                <text:p>0.00135002</text:p>
              </table:table-cell>
              <table:table-cell office:value-type="float" office:value="109.128">
                <text:p>109.128</text:p>
              </table:table-cell>
              <table:table-cell office:value-type="float" office:value="11.871">
                <text:p>11.871</text:p>
              </table:table-cell>
            </table:table-row>
            <table:table-row>
              <table:table-cell office:value-type="float" office:value="116.8">
                <text:p>116.8</text:p>
              </table:table-cell>
              <table:table-cell office:value-type="float" office:value="0.00134146">
                <text:p>0.00134146</text:p>
              </table:table-cell>
              <table:table-cell office:value-type="float" office:value="109.128">
                <text:p>109.128</text:p>
              </table:table-cell>
              <table:table-cell office:value-type="float" office:value="11.8711">
                <text:p>11.8711</text:p>
              </table:table-cell>
            </table:table-row>
            <table:table-row>
              <table:table-cell office:value-type="float" office:value="116.9">
                <text:p>116.9</text:p>
              </table:table-cell>
              <table:table-cell office:value-type="float" office:value="0.00133296">
                <text:p>0.00133296</text:p>
              </table:table-cell>
              <table:table-cell office:value-type="float" office:value="109.128">
                <text:p>109.128</text:p>
              </table:table-cell>
              <table:table-cell office:value-type="float" office:value="11.8711">
                <text:p>11.8711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00132451">
                <text:p>0.00132451</text:p>
              </table:table-cell>
              <table:table-cell office:value-type="float" office:value="109.127">
                <text:p>109.127</text:p>
              </table:table-cell>
              <table:table-cell office:value-type="float" office:value="11.8712">
                <text:p>11.8712</text:p>
              </table:table-cell>
            </table:table-row>
            <table:table-row>
              <table:table-cell office:value-type="float" office:value="117.1">
                <text:p>117.1</text:p>
              </table:table-cell>
              <table:table-cell office:value-type="float" office:value="0.00131612">
                <text:p>0.00131612</text:p>
              </table:table-cell>
              <table:table-cell office:value-type="float" office:value="109.127">
                <text:p>109.127</text:p>
              </table:table-cell>
              <table:table-cell office:value-type="float" office:value="11.8713">
                <text:p>11.8713</text:p>
              </table:table-cell>
            </table:table-row>
            <table:table-row>
              <table:table-cell office:value-type="float" office:value="117.2">
                <text:p>117.2</text:p>
              </table:table-cell>
              <table:table-cell office:value-type="float" office:value="0.00130777">
                <text:p>0.00130777</text:p>
              </table:table-cell>
              <table:table-cell office:value-type="float" office:value="109.127">
                <text:p>109.127</text:p>
              </table:table-cell>
              <table:table-cell office:value-type="float" office:value="11.8713">
                <text:p>11.8713</text:p>
              </table:table-cell>
            </table:table-row>
            <table:table-row>
              <table:table-cell office:value-type="float" office:value="117.3">
                <text:p>117.3</text:p>
              </table:table-cell>
              <table:table-cell office:value-type="float" office:value="0.00129948">
                <text:p>0.00129948</text:p>
              </table:table-cell>
              <table:table-cell office:value-type="float" office:value="109.127">
                <text:p>109.127</text:p>
              </table:table-cell>
              <table:table-cell office:value-type="float" office:value="11.8714">
                <text:p>11.8714</text:p>
              </table:table-cell>
            </table:table-row>
            <table:table-row>
              <table:table-cell office:value-type="float" office:value="117.4">
                <text:p>117.4</text:p>
              </table:table-cell>
              <table:table-cell office:value-type="float" office:value="0.00129125">
                <text:p>0.00129125</text:p>
              </table:table-cell>
              <table:table-cell office:value-type="float" office:value="109.127">
                <text:p>109.127</text:p>
              </table:table-cell>
              <table:table-cell office:value-type="float" office:value="11.8715">
                <text:p>11.8715</text:p>
              </table:table-cell>
            </table:table-row>
            <table:table-row>
              <table:table-cell office:value-type="float" office:value="117.5">
                <text:p>117.5</text:p>
              </table:table-cell>
              <table:table-cell office:value-type="float" office:value="0.00128306">
                <text:p>0.00128306</text:p>
              </table:table-cell>
              <table:table-cell office:value-type="float" office:value="109.127">
                <text:p>109.127</text:p>
              </table:table-cell>
              <table:table-cell office:value-type="float" office:value="11.8715">
                <text:p>11.8715</text:p>
              </table:table-cell>
            </table:table-row>
            <table:table-row>
              <table:table-cell office:value-type="float" office:value="117.6">
                <text:p>117.6</text:p>
              </table:table-cell>
              <table:table-cell office:value-type="float" office:value="0.00127493">
                <text:p>0.00127493</text:p>
              </table:table-cell>
              <table:table-cell office:value-type="float" office:value="109.127">
                <text:p>109.127</text:p>
              </table:table-cell>
              <table:table-cell office:value-type="float" office:value="11.8716">
                <text:p>11.8716</text:p>
              </table:table-cell>
            </table:table-row>
            <table:table-row>
              <table:table-cell office:value-type="float" office:value="117.7">
                <text:p>117.7</text:p>
              </table:table-cell>
              <table:table-cell office:value-type="float" office:value="0.00126685">
                <text:p>0.00126685</text:p>
              </table:table-cell>
              <table:table-cell office:value-type="float" office:value="109.127">
                <text:p>109.127</text:p>
              </table:table-cell>
              <table:table-cell office:value-type="float" office:value="11.8717">
                <text:p>11.8717</text:p>
              </table:table-cell>
            </table:table-row>
            <table:table-row>
              <table:table-cell office:value-type="float" office:value="117.8">
                <text:p>117.8</text:p>
              </table:table-cell>
              <table:table-cell office:value-type="float" office:value="0.00125882">
                <text:p>0.00125882</text:p>
              </table:table-cell>
              <table:table-cell office:value-type="float" office:value="109.127">
                <text:p>109.127</text:p>
              </table:table-cell>
              <table:table-cell office:value-type="float" office:value="11.8717">
                <text:p>11.8717</text:p>
              </table:table-cell>
            </table:table-row>
            <table:table-row>
              <table:table-cell office:value-type="float" office:value="117.9">
                <text:p>117.9</text:p>
              </table:table-cell>
              <table:table-cell office:value-type="float" office:value="0.00125084">
                <text:p>0.00125084</text:p>
              </table:table-cell>
              <table:table-cell office:value-type="float" office:value="109.127">
                <text:p>109.127</text:p>
              </table:table-cell>
              <table:table-cell office:value-type="float" office:value="11.8718">
                <text:p>11.8718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00124291">
                <text:p>0.00124291</text:p>
              </table:table-cell>
              <table:table-cell office:value-type="float" office:value="109.127">
                <text:p>109.127</text:p>
              </table:table-cell>
              <table:table-cell office:value-type="float" office:value="11.8719">
                <text:p>11.8719</text:p>
              </table:table-cell>
            </table:table-row>
            <table:table-row>
              <table:table-cell office:value-type="float" office:value="118.1">
                <text:p>118.1</text:p>
              </table:table-cell>
              <table:table-cell office:value-type="float" office:value="0.00123503">
                <text:p>0.00123503</text:p>
              </table:table-cell>
              <table:table-cell office:value-type="float" office:value="109.127">
                <text:p>109.127</text:p>
              </table:table-cell>
              <table:table-cell office:value-type="float" office:value="11.8719">
                <text:p>11.8719</text:p>
              </table:table-cell>
            </table:table-row>
            <table:table-row>
              <table:table-cell office:value-type="float" office:value="118.2">
                <text:p>118.2</text:p>
              </table:table-cell>
              <table:table-cell office:value-type="float" office:value="0.0012272">
                <text:p>0.0012272</text:p>
              </table:table-cell>
              <table:table-cell office:value-type="float" office:value="109.127">
                <text:p>109.127</text:p>
              </table:table-cell>
              <table:table-cell office:value-type="float" office:value="11.872">
                <text:p>11.872</text:p>
              </table:table-cell>
            </table:table-row>
            <table:table-row>
              <table:table-cell office:value-type="float" office:value="118.3">
                <text:p>118.3</text:p>
              </table:table-cell>
              <table:table-cell office:value-type="float" office:value="0.00121942">
                <text:p>0.00121942</text:p>
              </table:table-cell>
              <table:table-cell office:value-type="float" office:value="109.127">
                <text:p>109.127</text:p>
              </table:table-cell>
              <table:table-cell office:value-type="float" office:value="11.872">
                <text:p>11.872</text:p>
              </table:table-cell>
            </table:table-row>
            <table:table-row>
              <table:table-cell office:value-type="float" office:value="118.4">
                <text:p>118.4</text:p>
              </table:table-cell>
              <table:table-cell office:value-type="float" office:value="0.00121169">
                <text:p>0.00121169</text:p>
              </table:table-cell>
              <table:table-cell office:value-type="float" office:value="109.127">
                <text:p>109.127</text:p>
              </table:table-cell>
              <table:table-cell office:value-type="float" office:value="11.8721">
                <text:p>11.8721</text:p>
              </table:table-cell>
            </table:table-row>
            <table:table-row>
              <table:table-cell office:value-type="float" office:value="118.5">
                <text:p>118.5</text:p>
              </table:table-cell>
              <table:table-cell office:value-type="float" office:value="0.00120401">
                <text:p>0.00120401</text:p>
              </table:table-cell>
              <table:table-cell office:value-type="float" office:value="109.127">
                <text:p>109.127</text:p>
              </table:table-cell>
              <table:table-cell office:value-type="float" office:value="11.8722">
                <text:p>11.8722</text:p>
              </table:table-cell>
            </table:table-row>
            <table:table-row>
              <table:table-cell office:value-type="float" office:value="118.6">
                <text:p>118.6</text:p>
              </table:table-cell>
              <table:table-cell office:value-type="float" office:value="0.00119638">
                <text:p>0.00119638</text:p>
              </table:table-cell>
              <table:table-cell office:value-type="float" office:value="109.127">
                <text:p>109.127</text:p>
              </table:table-cell>
              <table:table-cell office:value-type="float" office:value="11.8722">
                <text:p>11.8722</text:p>
              </table:table-cell>
            </table:table-row>
            <table:table-row>
              <table:table-cell office:value-type="float" office:value="118.7">
                <text:p>118.7</text:p>
              </table:table-cell>
              <table:table-cell office:value-type="float" office:value="0.00118879">
                <text:p>0.00118879</text:p>
              </table:table-cell>
              <table:table-cell office:value-type="float" office:value="109.127">
                <text:p>109.127</text:p>
              </table:table-cell>
              <table:table-cell office:value-type="float" office:value="11.8723">
                <text:p>11.8723</text:p>
              </table:table-cell>
            </table:table-row>
            <table:table-row>
              <table:table-cell office:value-type="float" office:value="118.8">
                <text:p>118.8</text:p>
              </table:table-cell>
              <table:table-cell office:value-type="float" office:value="0.00118126">
                <text:p>0.00118126</text:p>
              </table:table-cell>
              <table:table-cell office:value-type="float" office:value="109.126">
                <text:p>109.126</text:p>
              </table:table-cell>
              <table:table-cell office:value-type="float" office:value="11.8723">
                <text:p>11.8723</text:p>
              </table:table-cell>
            </table:table-row>
            <table:table-row>
              <table:table-cell office:value-type="float" office:value="118.9">
                <text:p>118.9</text:p>
              </table:table-cell>
              <table:table-cell office:value-type="float" office:value="0.00117377">
                <text:p>0.00117377</text:p>
              </table:table-cell>
              <table:table-cell office:value-type="float" office:value="109.126">
                <text:p>109.126</text:p>
              </table:table-cell>
              <table:table-cell office:value-type="float" office:value="11.8724">
                <text:p>11.8724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00116633">
                <text:p>0.00116633</text:p>
              </table:table-cell>
              <table:table-cell office:value-type="float" office:value="109.126">
                <text:p>109.126</text:p>
              </table:table-cell>
              <table:table-cell office:value-type="float" office:value="11.8725">
                <text:p>11.8725</text:p>
              </table:table-cell>
            </table:table-row>
            <table:table-row>
              <table:table-cell office:value-type="float" office:value="119.1">
                <text:p>119.1</text:p>
              </table:table-cell>
              <table:table-cell office:value-type="float" office:value="0.00115894">
                <text:p>0.00115894</text:p>
              </table:table-cell>
              <table:table-cell office:value-type="float" office:value="109.126">
                <text:p>109.126</text:p>
              </table:table-cell>
              <table:table-cell office:value-type="float" office:value="11.8725">
                <text:p>11.8725</text:p>
              </table:table-cell>
            </table:table-row>
            <table:table-row>
              <table:table-cell office:value-type="float" office:value="119.2">
                <text:p>119.2</text:p>
              </table:table-cell>
              <table:table-cell office:value-type="float" office:value="0.00115159">
                <text:p>0.00115159</text:p>
              </table:table-cell>
              <table:table-cell office:value-type="float" office:value="109.126">
                <text:p>109.126</text:p>
              </table:table-cell>
              <table:table-cell office:value-type="float" office:value="11.8726">
                <text:p>11.8726</text:p>
              </table:table-cell>
            </table:table-row>
            <table:table-row>
              <table:table-cell office:value-type="float" office:value="119.3">
                <text:p>119.3</text:p>
              </table:table-cell>
              <table:table-cell office:value-type="float" office:value="0.00114429">
                <text:p>0.00114429</text:p>
              </table:table-cell>
              <table:table-cell office:value-type="float" office:value="109.126">
                <text:p>109.126</text:p>
              </table:table-cell>
              <table:table-cell office:value-type="float" office:value="11.8726">
                <text:p>11.8726</text:p>
              </table:table-cell>
            </table:table-row>
            <table:table-row>
              <table:table-cell office:value-type="float" office:value="119.4">
                <text:p>119.4</text:p>
              </table:table-cell>
              <table:table-cell office:value-type="float" office:value="0.00113703">
                <text:p>0.00113703</text:p>
              </table:table-cell>
              <table:table-cell office:value-type="float" office:value="109.126">
                <text:p>109.126</text:p>
              </table:table-cell>
              <table:table-cell office:value-type="float" office:value="11.8727">
                <text:p>11.8727</text:p>
              </table:table-cell>
            </table:table-row>
            <table:table-row>
              <table:table-cell office:value-type="float" office:value="119.5">
                <text:p>119.5</text:p>
              </table:table-cell>
              <table:table-cell office:value-type="float" office:value="0.00112983">
                <text:p>0.00112983</text:p>
              </table:table-cell>
              <table:table-cell office:value-type="float" office:value="109.126">
                <text:p>109.126</text:p>
              </table:table-cell>
              <table:table-cell office:value-type="float" office:value="11.8727">
                <text:p>11.8727</text:p>
              </table:table-cell>
            </table:table-row>
            <table:table-row>
              <table:table-cell office:value-type="float" office:value="119.6">
                <text:p>119.6</text:p>
              </table:table-cell>
              <table:table-cell office:value-type="float" office:value="0.00112266">
                <text:p>0.00112266</text:p>
              </table:table-cell>
              <table:table-cell office:value-type="float" office:value="109.126">
                <text:p>109.126</text:p>
              </table:table-cell>
              <table:table-cell office:value-type="float" office:value="11.8728">
                <text:p>11.8728</text:p>
              </table:table-cell>
            </table:table-row>
            <table:table-row>
              <table:table-cell office:value-type="float" office:value="119.7">
                <text:p>119.7</text:p>
              </table:table-cell>
              <table:table-cell office:value-type="float" office:value="0.00111555">
                <text:p>0.00111555</text:p>
              </table:table-cell>
              <table:table-cell office:value-type="float" office:value="109.126">
                <text:p>109.126</text:p>
              </table:table-cell>
              <table:table-cell office:value-type="float" office:value="11.8729">
                <text:p>11.8729</text:p>
              </table:table-cell>
            </table:table-row>
            <table:table-row>
              <table:table-cell office:value-type="float" office:value="119.8">
                <text:p>119.8</text:p>
              </table:table-cell>
              <table:table-cell office:value-type="float" office:value="0.00110848">
                <text:p>0.00110848</text:p>
              </table:table-cell>
              <table:table-cell office:value-type="float" office:value="109.126">
                <text:p>109.126</text:p>
              </table:table-cell>
              <table:table-cell office:value-type="float" office:value="11.8729">
                <text:p>11.8729</text:p>
              </table:table-cell>
            </table:table-row>
            <table:table-row>
              <table:table-cell office:value-type="float" office:value="119.9">
                <text:p>119.9</text:p>
              </table:table-cell>
              <table:table-cell office:value-type="float" office:value="0.00110145">
                <text:p>0.00110145</text:p>
              </table:table-cell>
              <table:table-cell office:value-type="float" office:value="109.126">
                <text:p>109.126</text:p>
              </table:table-cell>
              <table:table-cell office:value-type="float" office:value="11.873">
                <text:p>11.87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0109447">
                <text:p>0.00109447</text:p>
              </table:table-cell>
              <table:table-cell office:value-type="float" office:value="109.126">
                <text:p>109.126</text:p>
              </table:table-cell>
              <table:table-cell office:value-type="float" office:value="11.873">
                <text:p>11.873</text:p>
              </table:table-cell>
            </table:table-row>
            <table:table-row>
              <table:table-cell office:value-type="float" office:value="120.1">
                <text:p>120.1</text:p>
              </table:table-cell>
              <table:table-cell office:value-type="float" office:value="0.00108753">
                <text:p>0.00108753</text:p>
              </table:table-cell>
              <table:table-cell office:value-type="float" office:value="109.126">
                <text:p>109.126</text:p>
              </table:table-cell>
              <table:table-cell office:value-type="float" office:value="11.8731">
                <text:p>11.8731</text:p>
              </table:table-cell>
            </table:table-row>
            <table:table-row>
              <table:table-cell office:value-type="float" office:value="120.2">
                <text:p>120.2</text:p>
              </table:table-cell>
              <table:table-cell office:value-type="float" office:value="0.00108063">
                <text:p>0.00108063</text:p>
              </table:table-cell>
              <table:table-cell office:value-type="float" office:value="109.126">
                <text:p>109.126</text:p>
              </table:table-cell>
              <table:table-cell office:value-type="float" office:value="11.8731">
                <text:p>11.8731</text:p>
              </table:table-cell>
            </table:table-row>
            <table:table-row>
              <table:table-cell office:value-type="float" office:value="120.3">
                <text:p>120.3</text:p>
              </table:table-cell>
              <table:table-cell office:value-type="float" office:value="0.00107378">
                <text:p>0.00107378</text:p>
              </table:table-cell>
              <table:table-cell office:value-type="float" office:value="109.126">
                <text:p>109.126</text:p>
              </table:table-cell>
              <table:table-cell office:value-type="float" office:value="11.8732">
                <text:p>11.8732</text:p>
              </table:table-cell>
            </table:table-row>
            <table:table-row>
              <table:table-cell office:value-type="float" office:value="120.4">
                <text:p>120.4</text:p>
              </table:table-cell>
              <table:table-cell office:value-type="float" office:value="0.00106698">
                <text:p>0.00106698</text:p>
              </table:table-cell>
              <table:table-cell office:value-type="float" office:value="109.126">
                <text:p>109.126</text:p>
              </table:table-cell>
              <table:table-cell office:value-type="float" office:value="11.8732">
                <text:p>11.8732</text:p>
              </table:table-cell>
            </table:table-row>
            <table:table-row>
              <table:table-cell office:value-type="float" office:value="120.5">
                <text:p>120.5</text:p>
              </table:table-cell>
              <table:table-cell office:value-type="float" office:value="0.00106021">
                <text:p>0.00106021</text:p>
              </table:table-cell>
              <table:table-cell office:value-type="float" office:value="109.126">
                <text:p>109.126</text:p>
              </table:table-cell>
              <table:table-cell office:value-type="float" office:value="11.8733">
                <text:p>11.8733</text:p>
              </table:table-cell>
            </table:table-row>
            <table:table-row>
              <table:table-cell office:value-type="float" office:value="120.6">
                <text:p>120.6</text:p>
              </table:table-cell>
              <table:table-cell office:value-type="float" office:value="0.00105349">
                <text:p>0.00105349</text:p>
              </table:table-cell>
              <table:table-cell office:value-type="float" office:value="109.126">
                <text:p>109.126</text:p>
              </table:table-cell>
              <table:table-cell office:value-type="float" office:value="11.8733">
                <text:p>11.8733</text:p>
              </table:table-cell>
            </table:table-row>
            <table:table-row>
              <table:table-cell office:value-type="float" office:value="120.7">
                <text:p>120.7</text:p>
              </table:table-cell>
              <table:table-cell office:value-type="float" office:value="0.00104681">
                <text:p>0.00104681</text:p>
              </table:table-cell>
              <table:table-cell office:value-type="float" office:value="109.126">
                <text:p>109.126</text:p>
              </table:table-cell>
              <table:table-cell office:value-type="float" office:value="11.8734">
                <text:p>11.8734</text:p>
              </table:table-cell>
            </table:table-row>
            <table:table-row>
              <table:table-cell office:value-type="float" office:value="120.8">
                <text:p>120.8</text:p>
              </table:table-cell>
              <table:table-cell office:value-type="float" office:value="0.00104018">
                <text:p>0.00104018</text:p>
              </table:table-cell>
              <table:table-cell office:value-type="float" office:value="109.126">
                <text:p>109.126</text:p>
              </table:table-cell>
              <table:table-cell office:value-type="float" office:value="11.8735">
                <text:p>11.8735</text:p>
              </table:table-cell>
            </table:table-row>
            <table:table-row>
              <table:table-cell office:value-type="float" office:value="120.9">
                <text:p>120.9</text:p>
              </table:table-cell>
              <table:table-cell office:value-type="float" office:value="0.00103358">
                <text:p>0.00103358</text:p>
              </table:table-cell>
              <table:table-cell office:value-type="float" office:value="109.125">
                <text:p>109.125</text:p>
              </table:table-cell>
              <table:table-cell office:value-type="float" office:value="11.8735">
                <text:p>11.8735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00102703">
                <text:p>0.00102703</text:p>
              </table:table-cell>
              <table:table-cell office:value-type="float" office:value="109.125">
                <text:p>109.125</text:p>
              </table:table-cell>
              <table:table-cell office:value-type="float" office:value="11.8736">
                <text:p>11.8736</text:p>
              </table:table-cell>
            </table:table-row>
            <table:table-row>
              <table:table-cell office:value-type="float" office:value="121.1">
                <text:p>121.1</text:p>
              </table:table-cell>
              <table:table-cell office:value-type="float" office:value="0.00102052">
                <text:p>0.00102052</text:p>
              </table:table-cell>
              <table:table-cell office:value-type="float" office:value="109.125">
                <text:p>109.125</text:p>
              </table:table-cell>
              <table:table-cell office:value-type="float" office:value="11.8736">
                <text:p>11.8736</text:p>
              </table:table-cell>
            </table:table-row>
            <table:table-row>
              <table:table-cell office:value-type="float" office:value="121.2">
                <text:p>121.2</text:p>
              </table:table-cell>
              <table:table-cell office:value-type="float" office:value="0.00101405">
                <text:p>0.00101405</text:p>
              </table:table-cell>
              <table:table-cell office:value-type="float" office:value="109.125">
                <text:p>109.125</text:p>
              </table:table-cell>
              <table:table-cell office:value-type="float" office:value="11.8737">
                <text:p>11.8737</text:p>
              </table:table-cell>
            </table:table-row>
            <table:table-row>
              <table:table-cell office:value-type="float" office:value="121.3">
                <text:p>121.3</text:p>
              </table:table-cell>
              <table:table-cell office:value-type="float" office:value="0.00100762">
                <text:p>0.00100762</text:p>
              </table:table-cell>
              <table:table-cell office:value-type="float" office:value="109.125">
                <text:p>109.125</text:p>
              </table:table-cell>
              <table:table-cell office:value-type="float" office:value="11.8737">
                <text:p>11.8737</text:p>
              </table:table-cell>
            </table:table-row>
            <table:table-row>
              <table:table-cell office:value-type="float" office:value="121.4">
                <text:p>121.4</text:p>
              </table:table-cell>
              <table:table-cell office:value-type="float" office:value="0.00100123">
                <text:p>0.00100123</text:p>
              </table:table-cell>
              <table:table-cell office:value-type="float" office:value="109.125">
                <text:p>109.125</text:p>
              </table:table-cell>
              <table:table-cell office:value-type="float" office:value="11.8738">
                <text:p>11.8738</text:p>
              </table:table-cell>
            </table:table-row>
            <table:table-row>
              <table:table-cell office:value-type="float" office:value="121.5">
                <text:p>121.5</text:p>
              </table:table-cell>
              <table:table-cell office:value-type="float" office:value="0.000994885">
                <text:p>0.000994885</text:p>
              </table:table-cell>
              <table:table-cell office:value-type="float" office:value="109.125">
                <text:p>109.125</text:p>
              </table:table-cell>
              <table:table-cell office:value-type="float" office:value="11.8738">
                <text:p>11.8738</text:p>
              </table:table-cell>
            </table:table-row>
            <table:table-row>
              <table:table-cell office:value-type="float" office:value="121.6">
                <text:p>121.6</text:p>
              </table:table-cell>
              <table:table-cell office:value-type="float" office:value="0.000988578">
                <text:p>0.000988578</text:p>
              </table:table-cell>
              <table:table-cell office:value-type="float" office:value="109.125">
                <text:p>109.125</text:p>
              </table:table-cell>
              <table:table-cell office:value-type="float" office:value="11.8739">
                <text:p>11.8739</text:p>
              </table:table-cell>
            </table:table-row>
            <table:table-row>
              <table:table-cell office:value-type="float" office:value="121.7">
                <text:p>121.7</text:p>
              </table:table-cell>
              <table:table-cell office:value-type="float" office:value="0.00098231">
                <text:p>0.00098231</text:p>
              </table:table-cell>
              <table:table-cell office:value-type="float" office:value="109.125">
                <text:p>109.125</text:p>
              </table:table-cell>
              <table:table-cell office:value-type="float" office:value="11.8739">
                <text:p>11.8739</text:p>
              </table:table-cell>
            </table:table-row>
            <table:table-row>
              <table:table-cell office:value-type="float" office:value="121.8">
                <text:p>121.8</text:p>
              </table:table-cell>
              <table:table-cell office:value-type="float" office:value="0.000976083">
                <text:p>0.000976083</text:p>
              </table:table-cell>
              <table:table-cell office:value-type="float" office:value="109.125">
                <text:p>109.125</text:p>
              </table:table-cell>
              <table:table-cell office:value-type="float" office:value="11.874">
                <text:p>11.874</text:p>
              </table:table-cell>
            </table:table-row>
            <table:table-row>
              <table:table-cell office:value-type="float" office:value="121.9">
                <text:p>121.9</text:p>
              </table:table-cell>
              <table:table-cell office:value-type="float" office:value="0.000969895">
                <text:p>0.000969895</text:p>
              </table:table-cell>
              <table:table-cell office:value-type="float" office:value="109.125">
                <text:p>109.125</text:p>
              </table:table-cell>
              <table:table-cell office:value-type="float" office:value="11.874">
                <text:p>11.874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000963746">
                <text:p>0.000963746</text:p>
              </table:table-cell>
              <table:table-cell office:value-type="float" office:value="109.125">
                <text:p>109.125</text:p>
              </table:table-cell>
              <table:table-cell office:value-type="float" office:value="11.8741">
                <text:p>11.8741</text:p>
              </table:table-cell>
            </table:table-row>
            <table:table-row>
              <table:table-cell office:value-type="float" office:value="122.1">
                <text:p>122.1</text:p>
              </table:table-cell>
              <table:table-cell office:value-type="float" office:value="0.000957636">
                <text:p>0.000957636</text:p>
              </table:table-cell>
              <table:table-cell office:value-type="float" office:value="109.125">
                <text:p>109.125</text:p>
              </table:table-cell>
              <table:table-cell office:value-type="float" office:value="11.8741">
                <text:p>11.8741</text:p>
              </table:table-cell>
            </table:table-row>
            <table:table-row>
              <table:table-cell office:value-type="float" office:value="122.2">
                <text:p>122.2</text:p>
              </table:table-cell>
              <table:table-cell office:value-type="float" office:value="0.000951565">
                <text:p>0.000951565</text:p>
              </table:table-cell>
              <table:table-cell office:value-type="float" office:value="109.125">
                <text:p>109.125</text:p>
              </table:table-cell>
              <table:table-cell office:value-type="float" office:value="11.8742">
                <text:p>11.8742</text:p>
              </table:table-cell>
            </table:table-row>
            <table:table-row>
              <table:table-cell office:value-type="float" office:value="122.3">
                <text:p>122.3</text:p>
              </table:table-cell>
              <table:table-cell office:value-type="float" office:value="0.000945532">
                <text:p>0.000945532</text:p>
              </table:table-cell>
              <table:table-cell office:value-type="float" office:value="109.125">
                <text:p>109.125</text:p>
              </table:table-cell>
              <table:table-cell office:value-type="float" office:value="11.8742">
                <text:p>11.8742</text:p>
              </table:table-cell>
            </table:table-row>
            <table:table-row>
              <table:table-cell office:value-type="float" office:value="122.4">
                <text:p>122.4</text:p>
              </table:table-cell>
              <table:table-cell office:value-type="float" office:value="0.000939538">
                <text:p>0.000939538</text:p>
              </table:table-cell>
              <table:table-cell office:value-type="float" office:value="109.125">
                <text:p>109.125</text:p>
              </table:table-cell>
              <table:table-cell office:value-type="float" office:value="11.8742">
                <text:p>11.8742</text:p>
              </table:table-cell>
            </table:table-row>
            <table:table-row>
              <table:table-cell office:value-type="float" office:value="122.5">
                <text:p>122.5</text:p>
              </table:table-cell>
              <table:table-cell office:value-type="float" office:value="0.000933581">
                <text:p>0.000933581</text:p>
              </table:table-cell>
              <table:table-cell office:value-type="float" office:value="109.125">
                <text:p>109.125</text:p>
              </table:table-cell>
              <table:table-cell office:value-type="float" office:value="11.8743">
                <text:p>11.8743</text:p>
              </table:table-cell>
            </table:table-row>
            <table:table-row>
              <table:table-cell office:value-type="float" office:value="122.6">
                <text:p>122.6</text:p>
              </table:table-cell>
              <table:table-cell office:value-type="float" office:value="0.000927662">
                <text:p>0.000927662</text:p>
              </table:table-cell>
              <table:table-cell office:value-type="float" office:value="109.125">
                <text:p>109.125</text:p>
              </table:table-cell>
              <table:table-cell office:value-type="float" office:value="11.8743">
                <text:p>11.8743</text:p>
              </table:table-cell>
            </table:table-row>
            <table:table-row>
              <table:table-cell office:value-type="float" office:value="122.7">
                <text:p>122.7</text:p>
              </table:table-cell>
              <table:table-cell office:value-type="float" office:value="0.000921781">
                <text:p>0.000921781</text:p>
              </table:table-cell>
              <table:table-cell office:value-type="float" office:value="109.125">
                <text:p>109.125</text:p>
              </table:table-cell>
              <table:table-cell office:value-type="float" office:value="11.8744">
                <text:p>11.8744</text:p>
              </table:table-cell>
            </table:table-row>
            <table:table-row>
              <table:table-cell office:value-type="float" office:value="122.8">
                <text:p>122.8</text:p>
              </table:table-cell>
              <table:table-cell office:value-type="float" office:value="0.000915937">
                <text:p>0.000915937</text:p>
              </table:table-cell>
              <table:table-cell office:value-type="float" office:value="109.125">
                <text:p>109.125</text:p>
              </table:table-cell>
              <table:table-cell office:value-type="float" office:value="11.8744">
                <text:p>11.8744</text:p>
              </table:table-cell>
            </table:table-row>
            <table:table-row>
              <table:table-cell office:value-type="float" office:value="122.9">
                <text:p>122.9</text:p>
              </table:table-cell>
              <table:table-cell office:value-type="float" office:value="0.00091013">
                <text:p>0.00091013</text:p>
              </table:table-cell>
              <table:table-cell office:value-type="float" office:value="109.125">
                <text:p>109.125</text:p>
              </table:table-cell>
              <table:table-cell office:value-type="float" office:value="11.8745">
                <text:p>11.8745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00090436">
                <text:p>0.00090436</text:p>
              </table:table-cell>
              <table:table-cell office:value-type="float" office:value="109.125">
                <text:p>109.125</text:p>
              </table:table-cell>
              <table:table-cell office:value-type="float" office:value="11.8745">
                <text:p>11.8745</text:p>
              </table:table-cell>
            </table:table-row>
            <table:table-row>
              <table:table-cell office:value-type="float" office:value="123.1">
                <text:p>123.1</text:p>
              </table:table-cell>
              <table:table-cell office:value-type="float" office:value="0.000898627">
                <text:p>0.000898627</text:p>
              </table:table-cell>
              <table:table-cell office:value-type="float" office:value="109.125">
                <text:p>109.125</text:p>
              </table:table-cell>
              <table:table-cell office:value-type="float" office:value="11.8746">
                <text:p>11.8746</text:p>
              </table:table-cell>
            </table:table-row>
            <table:table-row>
              <table:table-cell office:value-type="float" office:value="123.2">
                <text:p>123.2</text:p>
              </table:table-cell>
              <table:table-cell office:value-type="float" office:value="0.000892929">
                <text:p>0.000892929</text:p>
              </table:table-cell>
              <table:table-cell office:value-type="float" office:value="109.124">
                <text:p>109.124</text:p>
              </table:table-cell>
              <table:table-cell office:value-type="float" office:value="11.8746">
                <text:p>11.8746</text:p>
              </table:table-cell>
            </table:table-row>
            <table:table-row>
              <table:table-cell office:value-type="float" office:value="123.3">
                <text:p>123.3</text:p>
              </table:table-cell>
              <table:table-cell office:value-type="float" office:value="0.000887268">
                <text:p>0.000887268</text:p>
              </table:table-cell>
              <table:table-cell office:value-type="float" office:value="109.124">
                <text:p>109.124</text:p>
              </table:table-cell>
              <table:table-cell office:value-type="float" office:value="11.8747">
                <text:p>11.8747</text:p>
              </table:table-cell>
            </table:table-row>
            <table:table-row>
              <table:table-cell office:value-type="float" office:value="123.4">
                <text:p>123.4</text:p>
              </table:table-cell>
              <table:table-cell office:value-type="float" office:value="0.000881643">
                <text:p>0.000881643</text:p>
              </table:table-cell>
              <table:table-cell office:value-type="float" office:value="109.124">
                <text:p>109.124</text:p>
              </table:table-cell>
              <table:table-cell office:value-type="float" office:value="11.8747">
                <text:p>11.8747</text:p>
              </table:table-cell>
            </table:table-row>
            <table:table-row>
              <table:table-cell office:value-type="float" office:value="123.5">
                <text:p>123.5</text:p>
              </table:table-cell>
              <table:table-cell office:value-type="float" office:value="0.000876054">
                <text:p>0.000876054</text:p>
              </table:table-cell>
              <table:table-cell office:value-type="float" office:value="109.124">
                <text:p>109.124</text:p>
              </table:table-cell>
              <table:table-cell office:value-type="float" office:value="11.8747">
                <text:p>11.8747</text:p>
              </table:table-cell>
            </table:table-row>
            <table:table-row>
              <table:table-cell office:value-type="float" office:value="123.6">
                <text:p>123.6</text:p>
              </table:table-cell>
              <table:table-cell office:value-type="float" office:value="0.000870499">
                <text:p>0.000870499</text:p>
              </table:table-cell>
              <table:table-cell office:value-type="float" office:value="109.124">
                <text:p>109.124</text:p>
              </table:table-cell>
              <table:table-cell office:value-type="float" office:value="11.8748">
                <text:p>11.8748</text:p>
              </table:table-cell>
            </table:table-row>
            <table:table-row>
              <table:table-cell office:value-type="float" office:value="123.7">
                <text:p>123.7</text:p>
              </table:table-cell>
              <table:table-cell office:value-type="float" office:value="0.00086498">
                <text:p>0.00086498</text:p>
              </table:table-cell>
              <table:table-cell office:value-type="float" office:value="109.124">
                <text:p>109.124</text:p>
              </table:table-cell>
              <table:table-cell office:value-type="float" office:value="11.8748">
                <text:p>11.8748</text:p>
              </table:table-cell>
            </table:table-row>
            <table:table-row>
              <table:table-cell office:value-type="float" office:value="123.8">
                <text:p>123.8</text:p>
              </table:table-cell>
              <table:table-cell office:value-type="float" office:value="0.000859496">
                <text:p>0.000859496</text:p>
              </table:table-cell>
              <table:table-cell office:value-type="float" office:value="109.124">
                <text:p>109.124</text:p>
              </table:table-cell>
              <table:table-cell office:value-type="float" office:value="11.8749">
                <text:p>11.8749</text:p>
              </table:table-cell>
            </table:table-row>
            <table:table-row>
              <table:table-cell office:value-type="float" office:value="123.9">
                <text:p>123.9</text:p>
              </table:table-cell>
              <table:table-cell office:value-type="float" office:value="0.000854047">
                <text:p>0.000854047</text:p>
              </table:table-cell>
              <table:table-cell office:value-type="float" office:value="109.124">
                <text:p>109.124</text:p>
              </table:table-cell>
              <table:table-cell office:value-type="float" office:value="11.8749">
                <text:p>11.8749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000848633">
                <text:p>0.000848633</text:p>
              </table:table-cell>
              <table:table-cell office:value-type="float" office:value="109.124">
                <text:p>109.124</text:p>
              </table:table-cell>
              <table:table-cell office:value-type="float" office:value="11.875">
                <text:p>11.875</text:p>
              </table:table-cell>
            </table:table-row>
            <table:table-row>
              <table:table-cell office:value-type="float" office:value="124.1">
                <text:p>124.1</text:p>
              </table:table-cell>
              <table:table-cell office:value-type="float" office:value="0.000843252">
                <text:p>0.000843252</text:p>
              </table:table-cell>
              <table:table-cell office:value-type="float" office:value="109.124">
                <text:p>109.124</text:p>
              </table:table-cell>
              <table:table-cell office:value-type="float" office:value="11.875">
                <text:p>11.875</text:p>
              </table:table-cell>
            </table:table-row>
            <table:table-row>
              <table:table-cell office:value-type="float" office:value="124.2">
                <text:p>124.2</text:p>
              </table:table-cell>
              <table:table-cell office:value-type="float" office:value="0.000837906">
                <text:p>0.000837906</text:p>
              </table:table-cell>
              <table:table-cell office:value-type="float" office:value="109.124">
                <text:p>109.124</text:p>
              </table:table-cell>
              <table:table-cell office:value-type="float" office:value="11.875">
                <text:p>11.875</text:p>
              </table:table-cell>
            </table:table-row>
            <table:table-row>
              <table:table-cell office:value-type="float" office:value="124.3">
                <text:p>124.3</text:p>
              </table:table-cell>
              <table:table-cell office:value-type="float" office:value="0.000832594">
                <text:p>0.000832594</text:p>
              </table:table-cell>
              <table:table-cell office:value-type="float" office:value="109.124">
                <text:p>109.124</text:p>
              </table:table-cell>
              <table:table-cell office:value-type="float" office:value="11.8751">
                <text:p>11.8751</text:p>
              </table:table-cell>
            </table:table-row>
            <table:table-row>
              <table:table-cell office:value-type="float" office:value="124.4">
                <text:p>124.4</text:p>
              </table:table-cell>
              <table:table-cell office:value-type="float" office:value="0.000827315">
                <text:p>0.000827315</text:p>
              </table:table-cell>
              <table:table-cell office:value-type="float" office:value="109.124">
                <text:p>109.124</text:p>
              </table:table-cell>
              <table:table-cell office:value-type="float" office:value="11.8751">
                <text:p>11.8751</text:p>
              </table:table-cell>
            </table:table-row>
            <table:table-row>
              <table:table-cell office:value-type="float" office:value="124.5">
                <text:p>124.5</text:p>
              </table:table-cell>
              <table:table-cell office:value-type="float" office:value="0.00082207">
                <text:p>0.00082207</text:p>
              </table:table-cell>
              <table:table-cell office:value-type="float" office:value="109.124">
                <text:p>109.124</text:p>
              </table:table-cell>
              <table:table-cell office:value-type="float" office:value="11.8752">
                <text:p>11.8752</text:p>
              </table:table-cell>
            </table:table-row>
            <table:table-row>
              <table:table-cell office:value-type="float" office:value="124.6">
                <text:p>124.6</text:p>
              </table:table-cell>
              <table:table-cell office:value-type="float" office:value="0.000816858">
                <text:p>0.000816858</text:p>
              </table:table-cell>
              <table:table-cell office:value-type="float" office:value="109.124">
                <text:p>109.124</text:p>
              </table:table-cell>
              <table:table-cell office:value-type="float" office:value="11.8752">
                <text:p>11.8752</text:p>
              </table:table-cell>
            </table:table-row>
            <table:table-row>
              <table:table-cell office:value-type="float" office:value="124.7">
                <text:p>124.7</text:p>
              </table:table-cell>
              <table:table-cell office:value-type="float" office:value="0.000811679">
                <text:p>0.000811679</text:p>
              </table:table-cell>
              <table:table-cell office:value-type="float" office:value="109.124">
                <text:p>109.124</text:p>
              </table:table-cell>
              <table:table-cell office:value-type="float" office:value="11.8753">
                <text:p>11.8753</text:p>
              </table:table-cell>
            </table:table-row>
            <table:table-row>
              <table:table-cell office:value-type="float" office:value="124.8">
                <text:p>124.8</text:p>
              </table:table-cell>
              <table:table-cell office:value-type="float" office:value="0.000806532">
                <text:p>0.000806532</text:p>
              </table:table-cell>
              <table:table-cell office:value-type="float" office:value="109.124">
                <text:p>109.124</text:p>
              </table:table-cell>
              <table:table-cell office:value-type="float" office:value="11.8753">
                <text:p>11.8753</text:p>
              </table:table-cell>
            </table:table-row>
            <table:table-row>
              <table:table-cell office:value-type="float" office:value="124.9">
                <text:p>124.9</text:p>
              </table:table-cell>
              <table:table-cell office:value-type="float" office:value="0.000801419">
                <text:p>0.000801419</text:p>
              </table:table-cell>
              <table:table-cell office:value-type="float" office:value="109.124">
                <text:p>109.124</text:p>
              </table:table-cell>
              <table:table-cell office:value-type="float" office:value="11.8753">
                <text:p>11.8753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000796338">
                <text:p>0.000796338</text:p>
              </table:table-cell>
              <table:table-cell office:value-type="float" office:value="109.124">
                <text:p>109.124</text:p>
              </table:table-cell>
              <table:table-cell office:value-type="float" office:value="11.8754">
                <text:p>11.8754</text:p>
              </table:table-cell>
            </table:table-row>
            <table:table-row>
              <table:table-cell office:value-type="float" office:value="125.1">
                <text:p>125.1</text:p>
              </table:table-cell>
              <table:table-cell office:value-type="float" office:value="0.000791289">
                <text:p>0.000791289</text:p>
              </table:table-cell>
              <table:table-cell office:value-type="float" office:value="109.124">
                <text:p>109.124</text:p>
              </table:table-cell>
              <table:table-cell office:value-type="float" office:value="11.8754">
                <text:p>11.8754</text:p>
              </table:table-cell>
            </table:table-row>
            <table:table-row>
              <table:table-cell office:value-type="float" office:value="125.2">
                <text:p>125.2</text:p>
              </table:table-cell>
              <table:table-cell office:value-type="float" office:value="0.000786272">
                <text:p>0.000786272</text:p>
              </table:table-cell>
              <table:table-cell office:value-type="float" office:value="109.124">
                <text:p>109.124</text:p>
              </table:table-cell>
              <table:table-cell office:value-type="float" office:value="11.8755">
                <text:p>11.8755</text:p>
              </table:table-cell>
            </table:table-row>
            <table:table-row>
              <table:table-cell office:value-type="float" office:value="125.3">
                <text:p>125.3</text:p>
              </table:table-cell>
              <table:table-cell office:value-type="float" office:value="0.000781287">
                <text:p>0.000781287</text:p>
              </table:table-cell>
              <table:table-cell office:value-type="float" office:value="109.124">
                <text:p>109.124</text:p>
              </table:table-cell>
              <table:table-cell office:value-type="float" office:value="11.8755">
                <text:p>11.8755</text:p>
              </table:table-cell>
            </table:table-row>
            <table:table-row>
              <table:table-cell office:value-type="float" office:value="125.4">
                <text:p>125.4</text:p>
              </table:table-cell>
              <table:table-cell office:value-type="float" office:value="0.000776333">
                <text:p>0.000776333</text:p>
              </table:table-cell>
              <table:table-cell office:value-type="float" office:value="109.124">
                <text:p>109.124</text:p>
              </table:table-cell>
              <table:table-cell office:value-type="float" office:value="11.8755">
                <text:p>11.8755</text:p>
              </table:table-cell>
            </table:table-row>
            <table:table-row>
              <table:table-cell office:value-type="float" office:value="125.5">
                <text:p>125.5</text:p>
              </table:table-cell>
              <table:table-cell office:value-type="float" office:value="0.000771411">
                <text:p>0.000771411</text:p>
              </table:table-cell>
              <table:table-cell office:value-type="float" office:value="109.124">
                <text:p>109.124</text:p>
              </table:table-cell>
              <table:table-cell office:value-type="float" office:value="11.8756">
                <text:p>11.8756</text:p>
              </table:table-cell>
            </table:table-row>
            <table:table-row>
              <table:table-cell office:value-type="float" office:value="125.6">
                <text:p>125.6</text:p>
              </table:table-cell>
              <table:table-cell office:value-type="float" office:value="0.00076652">
                <text:p>0.00076652</text:p>
              </table:table-cell>
              <table:table-cell office:value-type="float" office:value="109.124">
                <text:p>109.124</text:p>
              </table:table-cell>
              <table:table-cell office:value-type="float" office:value="11.8756">
                <text:p>11.8756</text:p>
              </table:table-cell>
            </table:table-row>
            <table:table-row>
              <table:table-cell office:value-type="float" office:value="125.7">
                <text:p>125.7</text:p>
              </table:table-cell>
              <table:table-cell office:value-type="float" office:value="0.00076166">
                <text:p>0.00076166</text:p>
              </table:table-cell>
              <table:table-cell office:value-type="float" office:value="109.124">
                <text:p>109.124</text:p>
              </table:table-cell>
              <table:table-cell office:value-type="float" office:value="11.8756">
                <text:p>11.8756</text:p>
              </table:table-cell>
            </table:table-row>
            <table:table-row>
              <table:table-cell office:value-type="float" office:value="125.8">
                <text:p>125.8</text:p>
              </table:table-cell>
              <table:table-cell office:value-type="float" office:value="0.000756831">
                <text:p>0.000756831</text:p>
              </table:table-cell>
              <table:table-cell office:value-type="float" office:value="109.124">
                <text:p>109.124</text:p>
              </table:table-cell>
              <table:table-cell office:value-type="float" office:value="11.8757">
                <text:p>11.8757</text:p>
              </table:table-cell>
            </table:table-row>
            <table:table-row>
              <table:table-cell office:value-type="float" office:value="125.9">
                <text:p>125.9</text:p>
              </table:table-cell>
              <table:table-cell office:value-type="float" office:value="0.000752033">
                <text:p>0.000752033</text:p>
              </table:table-cell>
              <table:table-cell office:value-type="float" office:value="109.124">
                <text:p>109.124</text:p>
              </table:table-cell>
              <table:table-cell office:value-type="float" office:value="11.8757">
                <text:p>11.8757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000747264">
                <text:p>0.000747264</text:p>
              </table:table-cell>
              <table:table-cell office:value-type="float" office:value="109.123">
                <text:p>109.123</text:p>
              </table:table-cell>
              <table:table-cell office:value-type="float" office:value="11.8758">
                <text:p>11.8758</text:p>
              </table:table-cell>
            </table:table-row>
            <table:table-row>
              <table:table-cell office:value-type="float" office:value="126.1">
                <text:p>126.1</text:p>
              </table:table-cell>
              <table:table-cell office:value-type="float" office:value="0.000742526">
                <text:p>0.000742526</text:p>
              </table:table-cell>
              <table:table-cell office:value-type="float" office:value="109.123">
                <text:p>109.123</text:p>
              </table:table-cell>
              <table:table-cell office:value-type="float" office:value="11.8758">
                <text:p>11.8758</text:p>
              </table:table-cell>
            </table:table-row>
            <table:table-row>
              <table:table-cell office:value-type="float" office:value="126.2">
                <text:p>126.2</text:p>
              </table:table-cell>
              <table:table-cell office:value-type="float" office:value="0.000737819">
                <text:p>0.000737819</text:p>
              </table:table-cell>
              <table:table-cell office:value-type="float" office:value="109.123">
                <text:p>109.123</text:p>
              </table:table-cell>
              <table:table-cell office:value-type="float" office:value="11.8758">
                <text:p>11.8758</text:p>
              </table:table-cell>
            </table:table-row>
            <table:table-row>
              <table:table-cell office:value-type="float" office:value="126.3">
                <text:p>126.3</text:p>
              </table:table-cell>
              <table:table-cell office:value-type="float" office:value="0.000733141">
                <text:p>0.000733141</text:p>
              </table:table-cell>
              <table:table-cell office:value-type="float" office:value="109.123">
                <text:p>109.123</text:p>
              </table:table-cell>
              <table:table-cell office:value-type="float" office:value="11.8759">
                <text:p>11.8759</text:p>
              </table:table-cell>
            </table:table-row>
            <table:table-row>
              <table:table-cell office:value-type="float" office:value="126.4">
                <text:p>126.4</text:p>
              </table:table-cell>
              <table:table-cell office:value-type="float" office:value="0.000728492">
                <text:p>0.000728492</text:p>
              </table:table-cell>
              <table:table-cell office:value-type="float" office:value="109.123">
                <text:p>109.123</text:p>
              </table:table-cell>
              <table:table-cell office:value-type="float" office:value="11.8759">
                <text:p>11.8759</text:p>
              </table:table-cell>
            </table:table-row>
            <table:table-row>
              <table:table-cell office:value-type="float" office:value="126.5">
                <text:p>126.5</text:p>
              </table:table-cell>
              <table:table-cell office:value-type="float" office:value="0.000723873">
                <text:p>0.000723873</text:p>
              </table:table-cell>
              <table:table-cell office:value-type="float" office:value="109.123">
                <text:p>109.123</text:p>
              </table:table-cell>
              <table:table-cell office:value-type="float" office:value="11.8759">
                <text:p>11.8759</text:p>
              </table:table-cell>
            </table:table-row>
            <table:table-row>
              <table:table-cell office:value-type="float" office:value="126.6">
                <text:p>126.6</text:p>
              </table:table-cell>
              <table:table-cell office:value-type="float" office:value="0.000719284">
                <text:p>0.000719284</text:p>
              </table:table-cell>
              <table:table-cell office:value-type="float" office:value="109.123">
                <text:p>109.123</text:p>
              </table:table-cell>
              <table:table-cell office:value-type="float" office:value="11.876">
                <text:p>11.876</text:p>
              </table:table-cell>
            </table:table-row>
            <table:table-row>
              <table:table-cell office:value-type="float" office:value="126.7">
                <text:p>126.7</text:p>
              </table:table-cell>
              <table:table-cell office:value-type="float" office:value="0.000714723">
                <text:p>0.000714723</text:p>
              </table:table-cell>
              <table:table-cell office:value-type="float" office:value="109.123">
                <text:p>109.123</text:p>
              </table:table-cell>
              <table:table-cell office:value-type="float" office:value="11.876">
                <text:p>11.876</text:p>
              </table:table-cell>
            </table:table-row>
            <table:table-row>
              <table:table-cell office:value-type="float" office:value="126.8">
                <text:p>126.8</text:p>
              </table:table-cell>
              <table:table-cell office:value-type="float" office:value="0.000710191">
                <text:p>0.000710191</text:p>
              </table:table-cell>
              <table:table-cell office:value-type="float" office:value="109.123">
                <text:p>109.123</text:p>
              </table:table-cell>
              <table:table-cell office:value-type="float" office:value="11.8761">
                <text:p>11.8761</text:p>
              </table:table-cell>
            </table:table-row>
            <table:table-row>
              <table:table-cell office:value-type="float" office:value="126.9">
                <text:p>126.9</text:p>
              </table:table-cell>
              <table:table-cell office:value-type="float" office:value="0.000705689">
                <text:p>0.000705689</text:p>
              </table:table-cell>
              <table:table-cell office:value-type="float" office:value="109.123">
                <text:p>109.123</text:p>
              </table:table-cell>
              <table:table-cell office:value-type="float" office:value="11.8761">
                <text:p>11.8761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000701214">
                <text:p>0.000701214</text:p>
              </table:table-cell>
              <table:table-cell office:value-type="float" office:value="109.123">
                <text:p>109.123</text:p>
              </table:table-cell>
              <table:table-cell office:value-type="float" office:value="11.8761">
                <text:p>11.8761</text:p>
              </table:table-cell>
            </table:table-row>
            <table:table-row>
              <table:table-cell office:value-type="float" office:value="127.1">
                <text:p>127.1</text:p>
              </table:table-cell>
              <table:table-cell office:value-type="float" office:value="0.000696768">
                <text:p>0.000696768</text:p>
              </table:table-cell>
              <table:table-cell office:value-type="float" office:value="109.123">
                <text:p>109.123</text:p>
              </table:table-cell>
              <table:table-cell office:value-type="float" office:value="11.8762">
                <text:p>11.8762</text:p>
              </table:table-cell>
            </table:table-row>
            <table:table-row>
              <table:table-cell office:value-type="float" office:value="127.2">
                <text:p>127.2</text:p>
              </table:table-cell>
              <table:table-cell office:value-type="float" office:value="0.00069235">
                <text:p>0.00069235</text:p>
              </table:table-cell>
              <table:table-cell office:value-type="float" office:value="109.123">
                <text:p>109.123</text:p>
              </table:table-cell>
              <table:table-cell office:value-type="float" office:value="11.8762">
                <text:p>11.8762</text:p>
              </table:table-cell>
            </table:table-row>
            <table:table-row>
              <table:table-cell office:value-type="float" office:value="127.3">
                <text:p>127.3</text:p>
              </table:table-cell>
              <table:table-cell office:value-type="float" office:value="0.000687961">
                <text:p>0.000687961</text:p>
              </table:table-cell>
              <table:table-cell office:value-type="float" office:value="109.123">
                <text:p>109.123</text:p>
              </table:table-cell>
              <table:table-cell office:value-type="float" office:value="11.8762">
                <text:p>11.8762</text:p>
              </table:table-cell>
            </table:table-row>
            <table:table-row>
              <table:table-cell office:value-type="float" office:value="127.4">
                <text:p>127.4</text:p>
              </table:table-cell>
              <table:table-cell office:value-type="float" office:value="0.000683599">
                <text:p>0.000683599</text:p>
              </table:table-cell>
              <table:table-cell office:value-type="float" office:value="109.123">
                <text:p>109.123</text:p>
              </table:table-cell>
              <table:table-cell office:value-type="float" office:value="11.8763">
                <text:p>11.8763</text:p>
              </table:table-cell>
            </table:table-row>
            <table:table-row>
              <table:table-cell office:value-type="float" office:value="127.5">
                <text:p>127.5</text:p>
              </table:table-cell>
              <table:table-cell office:value-type="float" office:value="0.000679264">
                <text:p>0.000679264</text:p>
              </table:table-cell>
              <table:table-cell office:value-type="float" office:value="109.123">
                <text:p>109.123</text:p>
              </table:table-cell>
              <table:table-cell office:value-type="float" office:value="11.8763">
                <text:p>11.8763</text:p>
              </table:table-cell>
            </table:table-row>
            <table:table-row>
              <table:table-cell office:value-type="float" office:value="127.6">
                <text:p>127.6</text:p>
              </table:table-cell>
              <table:table-cell office:value-type="float" office:value="0.000674957">
                <text:p>0.000674957</text:p>
              </table:table-cell>
              <table:table-cell office:value-type="float" office:value="109.123">
                <text:p>109.123</text:p>
              </table:table-cell>
              <table:table-cell office:value-type="float" office:value="11.8763">
                <text:p>11.8763</text:p>
              </table:table-cell>
            </table:table-row>
            <table:table-row>
              <table:table-cell office:value-type="float" office:value="127.7">
                <text:p>127.7</text:p>
              </table:table-cell>
              <table:table-cell office:value-type="float" office:value="0.000670678">
                <text:p>0.000670678</text:p>
              </table:table-cell>
              <table:table-cell office:value-type="float" office:value="109.123">
                <text:p>109.123</text:p>
              </table:table-cell>
              <table:table-cell office:value-type="float" office:value="11.8764">
                <text:p>11.8764</text:p>
              </table:table-cell>
            </table:table-row>
            <table:table-row>
              <table:table-cell office:value-type="float" office:value="127.8">
                <text:p>127.8</text:p>
              </table:table-cell>
              <table:table-cell office:value-type="float" office:value="0.000666425">
                <text:p>0.000666425</text:p>
              </table:table-cell>
              <table:table-cell office:value-type="float" office:value="109.123">
                <text:p>109.123</text:p>
              </table:table-cell>
              <table:table-cell office:value-type="float" office:value="11.8764">
                <text:p>11.8764</text:p>
              </table:table-cell>
            </table:table-row>
            <table:table-row>
              <table:table-cell office:value-type="float" office:value="127.9">
                <text:p>127.9</text:p>
              </table:table-cell>
              <table:table-cell office:value-type="float" office:value="0.0006622">
                <text:p>0.0006622</text:p>
              </table:table-cell>
              <table:table-cell office:value-type="float" office:value="109.123">
                <text:p>109.123</text:p>
              </table:table-cell>
              <table:table-cell office:value-type="float" office:value="11.8764">
                <text:p>11.8764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0658001">
                <text:p>0.000658001</text:p>
              </table:table-cell>
              <table:table-cell office:value-type="float" office:value="109.123">
                <text:p>109.123</text:p>
              </table:table-cell>
              <table:table-cell office:value-type="float" office:value="11.8765">
                <text:p>11.8765</text:p>
              </table:table-cell>
            </table:table-row>
            <table:table-row>
              <table:table-cell office:value-type="float" office:value="128.1">
                <text:p>128.1</text:p>
              </table:table-cell>
              <table:table-cell office:value-type="float" office:value="0.000653829">
                <text:p>0.000653829</text:p>
              </table:table-cell>
              <table:table-cell office:value-type="float" office:value="109.123">
                <text:p>109.123</text:p>
              </table:table-cell>
              <table:table-cell office:value-type="float" office:value="11.8765">
                <text:p>11.8765</text:p>
              </table:table-cell>
            </table:table-row>
            <table:table-row>
              <table:table-cell office:value-type="float" office:value="128.2">
                <text:p>128.2</text:p>
              </table:table-cell>
              <table:table-cell office:value-type="float" office:value="0.000649683">
                <text:p>0.000649683</text:p>
              </table:table-cell>
              <table:table-cell office:value-type="float" office:value="109.123">
                <text:p>109.123</text:p>
              </table:table-cell>
              <table:table-cell office:value-type="float" office:value="11.8765">
                <text:p>11.8765</text:p>
              </table:table-cell>
            </table:table-row>
            <table:table-row>
              <table:table-cell office:value-type="float" office:value="128.3">
                <text:p>128.3</text:p>
              </table:table-cell>
              <table:table-cell office:value-type="float" office:value="0.000645564">
                <text:p>0.000645564</text:p>
              </table:table-cell>
              <table:table-cell office:value-type="float" office:value="109.123">
                <text:p>109.123</text:p>
              </table:table-cell>
              <table:table-cell office:value-type="float" office:value="11.8766">
                <text:p>11.8766</text:p>
              </table:table-cell>
            </table:table-row>
            <table:table-row>
              <table:table-cell office:value-type="float" office:value="128.4">
                <text:p>128.4</text:p>
              </table:table-cell>
              <table:table-cell office:value-type="float" office:value="0.000641471">
                <text:p>0.000641471</text:p>
              </table:table-cell>
              <table:table-cell office:value-type="float" office:value="109.123">
                <text:p>109.123</text:p>
              </table:table-cell>
              <table:table-cell office:value-type="float" office:value="11.8766">
                <text:p>11.8766</text:p>
              </table:table-cell>
            </table:table-row>
            <table:table-row>
              <table:table-cell office:value-type="float" office:value="128.5">
                <text:p>128.5</text:p>
              </table:table-cell>
              <table:table-cell office:value-type="float" office:value="0.000637403">
                <text:p>0.000637403</text:p>
              </table:table-cell>
              <table:table-cell office:value-type="float" office:value="109.123">
                <text:p>109.123</text:p>
              </table:table-cell>
              <table:table-cell office:value-type="float" office:value="11.8766">
                <text:p>11.8766</text:p>
              </table:table-cell>
            </table:table-row>
            <table:table-row>
              <table:table-cell office:value-type="float" office:value="128.6">
                <text:p>128.6</text:p>
              </table:table-cell>
              <table:table-cell office:value-type="float" office:value="0.000633362">
                <text:p>0.000633362</text:p>
              </table:table-cell>
              <table:table-cell office:value-type="float" office:value="109.123">
                <text:p>109.123</text:p>
              </table:table-cell>
              <table:table-cell office:value-type="float" office:value="11.8767">
                <text:p>11.8767</text:p>
              </table:table-cell>
            </table:table-row>
            <table:table-row>
              <table:table-cell office:value-type="float" office:value="128.7">
                <text:p>128.7</text:p>
              </table:table-cell>
              <table:table-cell office:value-type="float" office:value="0.000629346">
                <text:p>0.000629346</text:p>
              </table:table-cell>
              <table:table-cell office:value-type="float" office:value="109.123">
                <text:p>109.123</text:p>
              </table:table-cell>
              <table:table-cell office:value-type="float" office:value="11.8767">
                <text:p>11.8767</text:p>
              </table:table-cell>
            </table:table-row>
            <table:table-row>
              <table:table-cell office:value-type="float" office:value="128.8">
                <text:p>128.8</text:p>
              </table:table-cell>
              <table:table-cell office:value-type="float" office:value="0.000625355">
                <text:p>0.000625355</text:p>
              </table:table-cell>
              <table:table-cell office:value-type="float" office:value="109.123">
                <text:p>109.123</text:p>
              </table:table-cell>
              <table:table-cell office:value-type="float" office:value="11.8767">
                <text:p>11.8767</text:p>
              </table:table-cell>
            </table:table-row>
            <table:table-row>
              <table:table-cell office:value-type="float" office:value="128.9">
                <text:p>128.9</text:p>
              </table:table-cell>
              <table:table-cell office:value-type="float" office:value="0.00062139">
                <text:p>0.00062139</text:p>
              </table:table-cell>
              <table:table-cell office:value-type="float" office:value="109.123">
                <text:p>109.123</text:p>
              </table:table-cell>
              <table:table-cell office:value-type="float" office:value="11.8768">
                <text:p>11.8768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00061745">
                <text:p>0.00061745</text:p>
              </table:table-cell>
              <table:table-cell office:value-type="float" office:value="109.123">
                <text:p>109.123</text:p>
              </table:table-cell>
              <table:table-cell office:value-type="float" office:value="11.8768">
                <text:p>11.8768</text:p>
              </table:table-cell>
            </table:table-row>
            <table:table-row>
              <table:table-cell office:value-type="float" office:value="129.1">
                <text:p>129.1</text:p>
              </table:table-cell>
              <table:table-cell office:value-type="float" office:value="0.000613535">
                <text:p>0.000613535</text:p>
              </table:table-cell>
              <table:table-cell office:value-type="float" office:value="109.123">
                <text:p>109.123</text:p>
              </table:table-cell>
              <table:table-cell office:value-type="float" office:value="11.8768">
                <text:p>11.8768</text:p>
              </table:table-cell>
            </table:table-row>
            <table:table-row>
              <table:table-cell office:value-type="float" office:value="129.2">
                <text:p>129.2</text:p>
              </table:table-cell>
              <table:table-cell office:value-type="float" office:value="0.000609645">
                <text:p>0.000609645</text:p>
              </table:table-cell>
              <table:table-cell office:value-type="float" office:value="109.123">
                <text:p>109.123</text:p>
              </table:table-cell>
              <table:table-cell office:value-type="float" office:value="11.8768">
                <text:p>11.8768</text:p>
              </table:table-cell>
            </table:table-row>
            <table:table-row>
              <table:table-cell office:value-type="float" office:value="129.3">
                <text:p>129.3</text:p>
              </table:table-cell>
              <table:table-cell office:value-type="float" office:value="0.000605779">
                <text:p>0.000605779</text:p>
              </table:table-cell>
              <table:table-cell office:value-type="float" office:value="109.123">
                <text:p>109.123</text:p>
              </table:table-cell>
              <table:table-cell office:value-type="float" office:value="11.8769">
                <text:p>11.8769</text:p>
              </table:table-cell>
            </table:table-row>
            <table:table-row>
              <table:table-cell office:value-type="float" office:value="129.4">
                <text:p>129.4</text:p>
              </table:table-cell>
              <table:table-cell office:value-type="float" office:value="0.000601938">
                <text:p>0.000601938</text:p>
              </table:table-cell>
              <table:table-cell office:value-type="float" office:value="109.122">
                <text:p>109.122</text:p>
              </table:table-cell>
              <table:table-cell office:value-type="float" office:value="11.8769">
                <text:p>11.8769</text:p>
              </table:table-cell>
            </table:table-row>
            <table:table-row>
              <table:table-cell office:value-type="float" office:value="129.5">
                <text:p>129.5</text:p>
              </table:table-cell>
              <table:table-cell office:value-type="float" office:value="0.000598122">
                <text:p>0.000598122</text:p>
              </table:table-cell>
              <table:table-cell office:value-type="float" office:value="109.122">
                <text:p>109.122</text:p>
              </table:table-cell>
              <table:table-cell office:value-type="float" office:value="11.8769">
                <text:p>11.8769</text:p>
              </table:table-cell>
            </table:table-row>
            <table:table-row>
              <table:table-cell office:value-type="float" office:value="129.6">
                <text:p>129.6</text:p>
              </table:table-cell>
              <table:table-cell office:value-type="float" office:value="0.000594329">
                <text:p>0.000594329</text:p>
              </table:table-cell>
              <table:table-cell office:value-type="float" office:value="109.122">
                <text:p>109.122</text:p>
              </table:table-cell>
              <table:table-cell office:value-type="float" office:value="11.877">
                <text:p>11.877</text:p>
              </table:table-cell>
            </table:table-row>
            <table:table-row>
              <table:table-cell office:value-type="float" office:value="129.7">
                <text:p>129.7</text:p>
              </table:table-cell>
              <table:table-cell office:value-type="float" office:value="0.000590561">
                <text:p>0.000590561</text:p>
              </table:table-cell>
              <table:table-cell office:value-type="float" office:value="109.122">
                <text:p>109.122</text:p>
              </table:table-cell>
              <table:table-cell office:value-type="float" office:value="11.877">
                <text:p>11.877</text:p>
              </table:table-cell>
            </table:table-row>
            <table:table-row>
              <table:table-cell office:value-type="float" office:value="129.8">
                <text:p>129.8</text:p>
              </table:table-cell>
              <table:table-cell office:value-type="float" office:value="0.000586816">
                <text:p>0.000586816</text:p>
              </table:table-cell>
              <table:table-cell office:value-type="float" office:value="109.122">
                <text:p>109.122</text:p>
              </table:table-cell>
              <table:table-cell office:value-type="float" office:value="11.877">
                <text:p>11.877</text:p>
              </table:table-cell>
            </table:table-row>
            <table:table-row>
              <table:table-cell office:value-type="float" office:value="129.9">
                <text:p>129.9</text:p>
              </table:table-cell>
              <table:table-cell office:value-type="float" office:value="0.000583095">
                <text:p>0.000583095</text:p>
              </table:table-cell>
              <table:table-cell office:value-type="float" office:value="109.122">
                <text:p>109.122</text:p>
              </table:table-cell>
              <table:table-cell office:value-type="float" office:value="11.8771">
                <text:p>11.877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00579398">
                <text:p>0.000579398</text:p>
              </table:table-cell>
              <table:table-cell office:value-type="float" office:value="109.122">
                <text:p>109.122</text:p>
              </table:table-cell>
              <table:table-cell office:value-type="float" office:value="11.8771">
                <text:p>11.8771</text:p>
              </table:table-cell>
            </table:table-row>
            <table:table-row>
              <table:table-cell office:value-type="float" office:value="130.1">
                <text:p>130.1</text:p>
              </table:table-cell>
              <table:table-cell office:value-type="float" office:value="0.000575724">
                <text:p>0.000575724</text:p>
              </table:table-cell>
              <table:table-cell office:value-type="float" office:value="109.122">
                <text:p>109.122</text:p>
              </table:table-cell>
              <table:table-cell office:value-type="float" office:value="11.8771">
                <text:p>11.8771</text:p>
              </table:table-cell>
            </table:table-row>
            <table:table-row>
              <table:table-cell office:value-type="float" office:value="130.2">
                <text:p>130.2</text:p>
              </table:table-cell>
              <table:table-cell office:value-type="float" office:value="0.000572073">
                <text:p>0.000572073</text:p>
              </table:table-cell>
              <table:table-cell office:value-type="float" office:value="109.122">
                <text:p>109.122</text:p>
              </table:table-cell>
              <table:table-cell office:value-type="float" office:value="11.8771">
                <text:p>11.8771</text:p>
              </table:table-cell>
            </table:table-row>
            <table:table-row>
              <table:table-cell office:value-type="float" office:value="130.3">
                <text:p>130.3</text:p>
              </table:table-cell>
              <table:table-cell office:value-type="float" office:value="0.000568446">
                <text:p>0.000568446</text:p>
              </table:table-cell>
              <table:table-cell office:value-type="float" office:value="109.122">
                <text:p>109.122</text:p>
              </table:table-cell>
              <table:table-cell office:value-type="float" office:value="11.8772">
                <text:p>11.8772</text:p>
              </table:table-cell>
            </table:table-row>
            <table:table-row>
              <table:table-cell office:value-type="float" office:value="130.4">
                <text:p>130.4</text:p>
              </table:table-cell>
              <table:table-cell office:value-type="float" office:value="0.000564842">
                <text:p>0.000564842</text:p>
              </table:table-cell>
              <table:table-cell office:value-type="float" office:value="109.122">
                <text:p>109.122</text:p>
              </table:table-cell>
              <table:table-cell office:value-type="float" office:value="11.8772">
                <text:p>11.8772</text:p>
              </table:table-cell>
            </table:table-row>
            <table:table-row>
              <table:table-cell office:value-type="float" office:value="130.5">
                <text:p>130.5</text:p>
              </table:table-cell>
              <table:table-cell office:value-type="float" office:value="0.00056126">
                <text:p>0.00056126</text:p>
              </table:table-cell>
              <table:table-cell office:value-type="float" office:value="109.122">
                <text:p>109.122</text:p>
              </table:table-cell>
              <table:table-cell office:value-type="float" office:value="11.8772">
                <text:p>11.8772</text:p>
              </table:table-cell>
            </table:table-row>
            <table:table-row>
              <table:table-cell office:value-type="float" office:value="130.6">
                <text:p>130.6</text:p>
              </table:table-cell>
              <table:table-cell office:value-type="float" office:value="0.000557701">
                <text:p>0.000557701</text:p>
              </table:table-cell>
              <table:table-cell office:value-type="float" office:value="109.122">
                <text:p>109.122</text:p>
              </table:table-cell>
              <table:table-cell office:value-type="float" office:value="11.8773">
                <text:p>11.8773</text:p>
              </table:table-cell>
            </table:table-row>
            <table:table-row>
              <table:table-cell office:value-type="float" office:value="130.7">
                <text:p>130.7</text:p>
              </table:table-cell>
              <table:table-cell office:value-type="float" office:value="0.000554165">
                <text:p>0.000554165</text:p>
              </table:table-cell>
              <table:table-cell office:value-type="float" office:value="109.122">
                <text:p>109.122</text:p>
              </table:table-cell>
              <table:table-cell office:value-type="float" office:value="11.8773">
                <text:p>11.8773</text:p>
              </table:table-cell>
            </table:table-row>
            <table:table-row>
              <table:table-cell office:value-type="float" office:value="130.8">
                <text:p>130.8</text:p>
              </table:table-cell>
              <table:table-cell office:value-type="float" office:value="0.000550651">
                <text:p>0.000550651</text:p>
              </table:table-cell>
              <table:table-cell office:value-type="float" office:value="109.122">
                <text:p>109.122</text:p>
              </table:table-cell>
              <table:table-cell office:value-type="float" office:value="11.8773">
                <text:p>11.8773</text:p>
              </table:table-cell>
            </table:table-row>
            <table:table-row>
              <table:table-cell office:value-type="float" office:value="130.9">
                <text:p>130.9</text:p>
              </table:table-cell>
              <table:table-cell office:value-type="float" office:value="0.000547159">
                <text:p>0.000547159</text:p>
              </table:table-cell>
              <table:table-cell office:value-type="float" office:value="109.122">
                <text:p>109.122</text:p>
              </table:table-cell>
              <table:table-cell office:value-type="float" office:value="11.8773">
                <text:p>11.8773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00054369">
                <text:p>0.00054369</text:p>
              </table:table-cell>
              <table:table-cell office:value-type="float" office:value="109.122">
                <text:p>109.122</text:p>
              </table:table-cell>
              <table:table-cell office:value-type="float" office:value="11.8774">
                <text:p>11.8774</text:p>
              </table:table-cell>
            </table:table-row>
            <table:table-row>
              <table:table-cell office:value-type="float" office:value="131.1">
                <text:p>131.1</text:p>
              </table:table-cell>
              <table:table-cell office:value-type="float" office:value="0.000540243">
                <text:p>0.000540243</text:p>
              </table:table-cell>
              <table:table-cell office:value-type="float" office:value="109.122">
                <text:p>109.122</text:p>
              </table:table-cell>
              <table:table-cell office:value-type="float" office:value="11.8774">
                <text:p>11.8774</text:p>
              </table:table-cell>
            </table:table-row>
            <table:table-row>
              <table:table-cell office:value-type="float" office:value="131.2">
                <text:p>131.2</text:p>
              </table:table-cell>
              <table:table-cell office:value-type="float" office:value="0.000536817">
                <text:p>0.000536817</text:p>
              </table:table-cell>
              <table:table-cell office:value-type="float" office:value="109.122">
                <text:p>109.122</text:p>
              </table:table-cell>
              <table:table-cell office:value-type="float" office:value="11.8774">
                <text:p>11.8774</text:p>
              </table:table-cell>
            </table:table-row>
            <table:table-row>
              <table:table-cell office:value-type="float" office:value="131.3">
                <text:p>131.3</text:p>
              </table:table-cell>
              <table:table-cell office:value-type="float" office:value="0.000533413">
                <text:p>0.000533413</text:p>
              </table:table-cell>
              <table:table-cell office:value-type="float" office:value="109.122">
                <text:p>109.122</text:p>
              </table:table-cell>
              <table:table-cell office:value-type="float" office:value="11.8774">
                <text:p>11.8774</text:p>
              </table:table-cell>
            </table:table-row>
            <table:table-row>
              <table:table-cell office:value-type="float" office:value="131.4">
                <text:p>131.4</text:p>
              </table:table-cell>
              <table:table-cell office:value-type="float" office:value="0.000530031">
                <text:p>0.000530031</text:p>
              </table:table-cell>
              <table:table-cell office:value-type="float" office:value="109.122">
                <text:p>109.122</text:p>
              </table:table-cell>
              <table:table-cell office:value-type="float" office:value="11.8775">
                <text:p>11.8775</text:p>
              </table:table-cell>
            </table:table-row>
            <table:table-row>
              <table:table-cell office:value-type="float" office:value="131.5">
                <text:p>131.5</text:p>
              </table:table-cell>
              <table:table-cell office:value-type="float" office:value="0.00052667">
                <text:p>0.00052667</text:p>
              </table:table-cell>
              <table:table-cell office:value-type="float" office:value="109.122">
                <text:p>109.122</text:p>
              </table:table-cell>
              <table:table-cell office:value-type="float" office:value="11.8775">
                <text:p>11.8775</text:p>
              </table:table-cell>
            </table:table-row>
            <table:table-row>
              <table:table-cell office:value-type="float" office:value="131.6">
                <text:p>131.6</text:p>
              </table:table-cell>
              <table:table-cell office:value-type="float" office:value="0.00052333">
                <text:p>0.00052333</text:p>
              </table:table-cell>
              <table:table-cell office:value-type="float" office:value="109.122">
                <text:p>109.122</text:p>
              </table:table-cell>
              <table:table-cell office:value-type="float" office:value="11.8775">
                <text:p>11.8775</text:p>
              </table:table-cell>
            </table:table-row>
            <table:table-row>
              <table:table-cell office:value-type="float" office:value="131.7">
                <text:p>131.7</text:p>
              </table:table-cell>
              <table:table-cell office:value-type="float" office:value="0.000520012">
                <text:p>0.000520012</text:p>
              </table:table-cell>
              <table:table-cell office:value-type="float" office:value="109.122">
                <text:p>109.122</text:p>
              </table:table-cell>
              <table:table-cell office:value-type="float" office:value="11.8775">
                <text:p>11.8775</text:p>
              </table:table-cell>
            </table:table-row>
            <table:table-row>
              <table:table-cell office:value-type="float" office:value="131.8">
                <text:p>131.8</text:p>
              </table:table-cell>
              <table:table-cell office:value-type="float" office:value="0.000516714">
                <text:p>0.000516714</text:p>
              </table:table-cell>
              <table:table-cell office:value-type="float" office:value="109.122">
                <text:p>109.122</text:p>
              </table:table-cell>
              <table:table-cell office:value-type="float" office:value="11.8776">
                <text:p>11.8776</text:p>
              </table:table-cell>
            </table:table-row>
            <table:table-row>
              <table:table-cell office:value-type="float" office:value="131.9">
                <text:p>131.9</text:p>
              </table:table-cell>
              <table:table-cell office:value-type="float" office:value="0.000513438">
                <text:p>0.000513438</text:p>
              </table:table-cell>
              <table:table-cell office:value-type="float" office:value="109.122">
                <text:p>109.122</text:p>
              </table:table-cell>
              <table:table-cell office:value-type="float" office:value="11.8776">
                <text:p>11.8776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000510182">
                <text:p>0.000510182</text:p>
              </table:table-cell>
              <table:table-cell office:value-type="float" office:value="109.122">
                <text:p>109.122</text:p>
              </table:table-cell>
              <table:table-cell office:value-type="float" office:value="11.8776">
                <text:p>11.8776</text:p>
              </table:table-cell>
            </table:table-row>
            <table:table-row>
              <table:table-cell office:value-type="float" office:value="132.1">
                <text:p>132.1</text:p>
              </table:table-cell>
              <table:table-cell office:value-type="float" office:value="0.000506947">
                <text:p>0.000506947</text:p>
              </table:table-cell>
              <table:table-cell office:value-type="float" office:value="109.122">
                <text:p>109.122</text:p>
              </table:table-cell>
              <table:table-cell office:value-type="float" office:value="11.8777">
                <text:p>11.8777</text:p>
              </table:table-cell>
            </table:table-row>
            <table:table-row>
              <table:table-cell office:value-type="float" office:value="132.2">
                <text:p>132.2</text:p>
              </table:table-cell>
              <table:table-cell office:value-type="float" office:value="0.000503733">
                <text:p>0.000503733</text:p>
              </table:table-cell>
              <table:table-cell office:value-type="float" office:value="109.122">
                <text:p>109.122</text:p>
              </table:table-cell>
              <table:table-cell office:value-type="float" office:value="11.8777">
                <text:p>11.8777</text:p>
              </table:table-cell>
            </table:table-row>
            <table:table-row>
              <table:table-cell office:value-type="float" office:value="132.3">
                <text:p>132.3</text:p>
              </table:table-cell>
              <table:table-cell office:value-type="float" office:value="0.000500539">
                <text:p>0.000500539</text:p>
              </table:table-cell>
              <table:table-cell office:value-type="float" office:value="109.122">
                <text:p>109.122</text:p>
              </table:table-cell>
              <table:table-cell office:value-type="float" office:value="11.8777">
                <text:p>11.8777</text:p>
              </table:table-cell>
            </table:table-row>
            <table:table-row>
              <table:table-cell office:value-type="float" office:value="132.4">
                <text:p>132.4</text:p>
              </table:table-cell>
              <table:table-cell office:value-type="float" office:value="0.000497365">
                <text:p>0.000497365</text:p>
              </table:table-cell>
              <table:table-cell office:value-type="float" office:value="109.122">
                <text:p>109.122</text:p>
              </table:table-cell>
              <table:table-cell office:value-type="float" office:value="11.8777">
                <text:p>11.8777</text:p>
              </table:table-cell>
            </table:table-row>
            <table:table-row>
              <table:table-cell office:value-type="float" office:value="132.5">
                <text:p>132.5</text:p>
              </table:table-cell>
              <table:table-cell office:value-type="float" office:value="0.000494211">
                <text:p>0.000494211</text:p>
              </table:table-cell>
              <table:table-cell office:value-type="float" office:value="109.122">
                <text:p>109.122</text:p>
              </table:table-cell>
              <table:table-cell office:value-type="float" office:value="11.8778">
                <text:p>11.8778</text:p>
              </table:table-cell>
            </table:table-row>
            <table:table-row>
              <table:table-cell office:value-type="float" office:value="132.6">
                <text:p>132.6</text:p>
              </table:table-cell>
              <table:table-cell office:value-type="float" office:value="0.000491077">
                <text:p>0.000491077</text:p>
              </table:table-cell>
              <table:table-cell office:value-type="float" office:value="109.122">
                <text:p>109.122</text:p>
              </table:table-cell>
              <table:table-cell office:value-type="float" office:value="11.8778">
                <text:p>11.8778</text:p>
              </table:table-cell>
            </table:table-row>
            <table:table-row>
              <table:table-cell office:value-type="float" office:value="132.7">
                <text:p>132.7</text:p>
              </table:table-cell>
              <table:table-cell office:value-type="float" office:value="0.000487963">
                <text:p>0.000487963</text:p>
              </table:table-cell>
              <table:table-cell office:value-type="float" office:value="109.122">
                <text:p>109.122</text:p>
              </table:table-cell>
              <table:table-cell office:value-type="float" office:value="11.8778">
                <text:p>11.8778</text:p>
              </table:table-cell>
            </table:table-row>
            <table:table-row>
              <table:table-cell office:value-type="float" office:value="132.8">
                <text:p>132.8</text:p>
              </table:table-cell>
              <table:table-cell office:value-type="float" office:value="0.000484869">
                <text:p>0.000484869</text:p>
              </table:table-cell>
              <table:table-cell office:value-type="float" office:value="109.122">
                <text:p>109.122</text:p>
              </table:table-cell>
              <table:table-cell office:value-type="float" office:value="11.8778">
                <text:p>11.8778</text:p>
              </table:table-cell>
            </table:table-row>
            <table:table-row>
              <table:table-cell office:value-type="float" office:value="132.9">
                <text:p>132.9</text:p>
              </table:table-cell>
              <table:table-cell office:value-type="float" office:value="0.000481794">
                <text:p>0.000481794</text:p>
              </table:table-cell>
              <table:table-cell office:value-type="float" office:value="109.122">
                <text:p>109.122</text:p>
              </table:table-cell>
              <table:table-cell office:value-type="float" office:value="11.8779">
                <text:p>11.8779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000478739">
                <text:p>0.000478739</text:p>
              </table:table-cell>
              <table:table-cell office:value-type="float" office:value="109.122">
                <text:p>109.122</text:p>
              </table:table-cell>
              <table:table-cell office:value-type="float" office:value="11.8779">
                <text:p>11.8779</text:p>
              </table:table-cell>
            </table:table-row>
            <table:table-row>
              <table:table-cell office:value-type="float" office:value="133.1">
                <text:p>133.1</text:p>
              </table:table-cell>
              <table:table-cell office:value-type="float" office:value="0.000475704">
                <text:p>0.000475704</text:p>
              </table:table-cell>
              <table:table-cell office:value-type="float" office:value="109.122">
                <text:p>109.122</text:p>
              </table:table-cell>
              <table:table-cell office:value-type="float" office:value="11.8779">
                <text:p>11.8779</text:p>
              </table:table-cell>
            </table:table-row>
            <table:table-row>
              <table:table-cell office:value-type="float" office:value="133.2">
                <text:p>133.2</text:p>
              </table:table-cell>
              <table:table-cell office:value-type="float" office:value="0.000472687">
                <text:p>0.000472687</text:p>
              </table:table-cell>
              <table:table-cell office:value-type="float" office:value="109.122">
                <text:p>109.122</text:p>
              </table:table-cell>
              <table:table-cell office:value-type="float" office:value="11.8779">
                <text:p>11.8779</text:p>
              </table:table-cell>
            </table:table-row>
            <table:table-row>
              <table:table-cell office:value-type="float" office:value="133.3">
                <text:p>133.3</text:p>
              </table:table-cell>
              <table:table-cell office:value-type="float" office:value="0.00046969">
                <text:p>0.00046969</text:p>
              </table:table-cell>
              <table:table-cell office:value-type="float" office:value="109.122">
                <text:p>109.122</text:p>
              </table:table-cell>
              <table:table-cell office:value-type="float" office:value="11.8779">
                <text:p>11.8779</text:p>
              </table:table-cell>
            </table:table-row>
            <table:table-row>
              <table:table-cell office:value-type="float" office:value="133.4">
                <text:p>133.4</text:p>
              </table:table-cell>
              <table:table-cell office:value-type="float" office:value="0.000466711">
                <text:p>0.000466711</text:p>
              </table:table-cell>
              <table:table-cell office:value-type="float" office:value="109.122">
                <text:p>109.122</text:p>
              </table:table-cell>
              <table:table-cell office:value-type="float" office:value="11.878">
                <text:p>11.878</text:p>
              </table:table-cell>
            </table:table-row>
            <table:table-row>
              <table:table-cell office:value-type="float" office:value="133.5">
                <text:p>133.5</text:p>
              </table:table-cell>
              <table:table-cell office:value-type="float" office:value="0.000463752">
                <text:p>0.000463752</text:p>
              </table:table-cell>
              <table:table-cell office:value-type="float" office:value="109.122">
                <text:p>109.122</text:p>
              </table:table-cell>
              <table:table-cell office:value-type="float" office:value="11.878">
                <text:p>11.878</text:p>
              </table:table-cell>
            </table:table-row>
            <table:table-row>
              <table:table-cell office:value-type="float" office:value="133.6">
                <text:p>133.6</text:p>
              </table:table-cell>
              <table:table-cell office:value-type="float" office:value="0.000460811">
                <text:p>0.000460811</text:p>
              </table:table-cell>
              <table:table-cell office:value-type="float" office:value="109.122">
                <text:p>109.122</text:p>
              </table:table-cell>
              <table:table-cell office:value-type="float" office:value="11.878">
                <text:p>11.878</text:p>
              </table:table-cell>
            </table:table-row>
            <table:table-row>
              <table:table-cell office:value-type="float" office:value="133.7">
                <text:p>133.7</text:p>
              </table:table-cell>
              <table:table-cell office:value-type="float" office:value="0.000457889">
                <text:p>0.000457889</text:p>
              </table:table-cell>
              <table:table-cell office:value-type="float" office:value="109.122">
                <text:p>109.122</text:p>
              </table:table-cell>
              <table:table-cell office:value-type="float" office:value="11.878">
                <text:p>11.878</text:p>
              </table:table-cell>
            </table:table-row>
            <table:table-row>
              <table:table-cell office:value-type="float" office:value="133.8">
                <text:p>133.8</text:p>
              </table:table-cell>
              <table:table-cell office:value-type="float" office:value="0.000454986">
                <text:p>0.000454986</text:p>
              </table:table-cell>
              <table:table-cell office:value-type="float" office:value="109.121">
                <text:p>109.121</text:p>
              </table:table-cell>
              <table:table-cell office:value-type="float" office:value="11.8781">
                <text:p>11.8781</text:p>
              </table:table-cell>
            </table:table-row>
            <table:table-row>
              <table:table-cell office:value-type="float" office:value="133.9">
                <text:p>133.9</text:p>
              </table:table-cell>
              <table:table-cell office:value-type="float" office:value="0.000452101">
                <text:p>0.000452101</text:p>
              </table:table-cell>
              <table:table-cell office:value-type="float" office:value="109.121">
                <text:p>109.121</text:p>
              </table:table-cell>
              <table:table-cell office:value-type="float" office:value="11.8781">
                <text:p>11.8781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000449234">
                <text:p>0.000449234</text:p>
              </table:table-cell>
              <table:table-cell office:value-type="float" office:value="109.121">
                <text:p>109.121</text:p>
              </table:table-cell>
              <table:table-cell office:value-type="float" office:value="11.8781">
                <text:p>11.8781</text:p>
              </table:table-cell>
            </table:table-row>
            <table:table-row>
              <table:table-cell office:value-type="float" office:value="134.1">
                <text:p>134.1</text:p>
              </table:table-cell>
              <table:table-cell office:value-type="float" office:value="0.000446385">
                <text:p>0.000446385</text:p>
              </table:table-cell>
              <table:table-cell office:value-type="float" office:value="109.121">
                <text:p>109.121</text:p>
              </table:table-cell>
              <table:table-cell office:value-type="float" office:value="11.8781">
                <text:p>11.8781</text:p>
              </table:table-cell>
            </table:table-row>
            <table:table-row>
              <table:table-cell office:value-type="float" office:value="134.2">
                <text:p>134.2</text:p>
              </table:table-cell>
              <table:table-cell office:value-type="float" office:value="0.000443555">
                <text:p>0.000443555</text:p>
              </table:table-cell>
              <table:table-cell office:value-type="float" office:value="109.121">
                <text:p>109.121</text:p>
              </table:table-cell>
              <table:table-cell office:value-type="float" office:value="11.8782">
                <text:p>11.8782</text:p>
              </table:table-cell>
            </table:table-row>
            <table:table-row>
              <table:table-cell office:value-type="float" office:value="134.3">
                <text:p>134.3</text:p>
              </table:table-cell>
              <table:table-cell office:value-type="float" office:value="0.000440742">
                <text:p>0.000440742</text:p>
              </table:table-cell>
              <table:table-cell office:value-type="float" office:value="109.121">
                <text:p>109.121</text:p>
              </table:table-cell>
              <table:table-cell office:value-type="float" office:value="11.8782">
                <text:p>11.8782</text:p>
              </table:table-cell>
            </table:table-row>
            <table:table-row>
              <table:table-cell office:value-type="float" office:value="134.4">
                <text:p>134.4</text:p>
              </table:table-cell>
              <table:table-cell office:value-type="float" office:value="0.000437947">
                <text:p>0.000437947</text:p>
              </table:table-cell>
              <table:table-cell office:value-type="float" office:value="109.121">
                <text:p>109.121</text:p>
              </table:table-cell>
              <table:table-cell office:value-type="float" office:value="11.8782">
                <text:p>11.8782</text:p>
              </table:table-cell>
            </table:table-row>
            <table:table-row>
              <table:table-cell office:value-type="float" office:value="134.5">
                <text:p>134.5</text:p>
              </table:table-cell>
              <table:table-cell office:value-type="float" office:value="0.00043517">
                <text:p>0.00043517</text:p>
              </table:table-cell>
              <table:table-cell office:value-type="float" office:value="109.121">
                <text:p>109.121</text:p>
              </table:table-cell>
              <table:table-cell office:value-type="float" office:value="11.8782">
                <text:p>11.8782</text:p>
              </table:table-cell>
            </table:table-row>
            <table:table-row>
              <table:table-cell office:value-type="float" office:value="134.6">
                <text:p>134.6</text:p>
              </table:table-cell>
              <table:table-cell office:value-type="float" office:value="0.00043241">
                <text:p>0.00043241</text:p>
              </table:table-cell>
              <table:table-cell office:value-type="float" office:value="109.121">
                <text:p>109.121</text:p>
              </table:table-cell>
              <table:table-cell office:value-type="float" office:value="11.8782">
                <text:p>11.8782</text:p>
              </table:table-cell>
            </table:table-row>
            <table:table-row>
              <table:table-cell office:value-type="float" office:value="134.7">
                <text:p>134.7</text:p>
              </table:table-cell>
              <table:table-cell office:value-type="float" office:value="0.000429668">
                <text:p>0.000429668</text:p>
              </table:table-cell>
              <table:table-cell office:value-type="float" office:value="109.121">
                <text:p>109.121</text:p>
              </table:table-cell>
              <table:table-cell office:value-type="float" office:value="11.8783">
                <text:p>11.8783</text:p>
              </table:table-cell>
            </table:table-row>
            <table:table-row>
              <table:table-cell office:value-type="float" office:value="134.8">
                <text:p>134.8</text:p>
              </table:table-cell>
              <table:table-cell office:value-type="float" office:value="0.000426944">
                <text:p>0.000426944</text:p>
              </table:table-cell>
              <table:table-cell office:value-type="float" office:value="109.121">
                <text:p>109.121</text:p>
              </table:table-cell>
              <table:table-cell office:value-type="float" office:value="11.8783">
                <text:p>11.8783</text:p>
              </table:table-cell>
            </table:table-row>
            <table:table-row>
              <table:table-cell office:value-type="float" office:value="134.9">
                <text:p>134.9</text:p>
              </table:table-cell>
              <table:table-cell office:value-type="float" office:value="0.000424237">
                <text:p>0.000424237</text:p>
              </table:table-cell>
              <table:table-cell office:value-type="float" office:value="109.121">
                <text:p>109.121</text:p>
              </table:table-cell>
              <table:table-cell office:value-type="float" office:value="11.8783">
                <text:p>11.8783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000421546">
                <text:p>0.000421546</text:p>
              </table:table-cell>
              <table:table-cell office:value-type="float" office:value="109.121">
                <text:p>109.121</text:p>
              </table:table-cell>
              <table:table-cell office:value-type="float" office:value="11.8783">
                <text:p>11.8783</text:p>
              </table:table-cell>
            </table:table-row>
            <table:table-row>
              <table:table-cell office:value-type="float" office:value="135.1">
                <text:p>135.1</text:p>
              </table:table-cell>
              <table:table-cell office:value-type="float" office:value="0.000418873">
                <text:p>0.000418873</text:p>
              </table:table-cell>
              <table:table-cell office:value-type="float" office:value="109.121">
                <text:p>109.121</text:p>
              </table:table-cell>
              <table:table-cell office:value-type="float" office:value="11.8783">
                <text:p>11.8783</text:p>
              </table:table-cell>
            </table:table-row>
            <table:table-row>
              <table:table-cell office:value-type="float" office:value="135.2">
                <text:p>135.2</text:p>
              </table:table-cell>
              <table:table-cell office:value-type="float" office:value="0.000416217">
                <text:p>0.000416217</text:p>
              </table:table-cell>
              <table:table-cell office:value-type="float" office:value="109.121">
                <text:p>109.121</text:p>
              </table:table-cell>
              <table:table-cell office:value-type="float" office:value="11.8784">
                <text:p>11.8784</text:p>
              </table:table-cell>
            </table:table-row>
            <table:table-row>
              <table:table-cell office:value-type="float" office:value="135.3">
                <text:p>135.3</text:p>
              </table:table-cell>
              <table:table-cell office:value-type="float" office:value="0.000413578">
                <text:p>0.000413578</text:p>
              </table:table-cell>
              <table:table-cell office:value-type="float" office:value="109.121">
                <text:p>109.121</text:p>
              </table:table-cell>
              <table:table-cell office:value-type="float" office:value="11.8784">
                <text:p>11.8784</text:p>
              </table:table-cell>
            </table:table-row>
            <table:table-row>
              <table:table-cell office:value-type="float" office:value="135.4">
                <text:p>135.4</text:p>
              </table:table-cell>
              <table:table-cell office:value-type="float" office:value="0.000410955">
                <text:p>0.000410955</text:p>
              </table:table-cell>
              <table:table-cell office:value-type="float" office:value="109.121">
                <text:p>109.121</text:p>
              </table:table-cell>
              <table:table-cell office:value-type="float" office:value="11.8784">
                <text:p>11.8784</text:p>
              </table:table-cell>
            </table:table-row>
            <table:table-row>
              <table:table-cell office:value-type="float" office:value="135.5">
                <text:p>135.5</text:p>
              </table:table-cell>
              <table:table-cell office:value-type="float" office:value="0.000408349">
                <text:p>0.000408349</text:p>
              </table:table-cell>
              <table:table-cell office:value-type="float" office:value="109.121">
                <text:p>109.121</text:p>
              </table:table-cell>
              <table:table-cell office:value-type="float" office:value="11.8784">
                <text:p>11.8784</text:p>
              </table:table-cell>
            </table:table-row>
            <table:table-row>
              <table:table-cell office:value-type="float" office:value="135.6">
                <text:p>135.6</text:p>
              </table:table-cell>
              <table:table-cell office:value-type="float" office:value="0.00040576">
                <text:p>0.00040576</text:p>
              </table:table-cell>
              <table:table-cell office:value-type="float" office:value="109.121">
                <text:p>109.121</text:p>
              </table:table-cell>
              <table:table-cell office:value-type="float" office:value="11.8784">
                <text:p>11.8784</text:p>
              </table:table-cell>
            </table:table-row>
            <table:table-row>
              <table:table-cell office:value-type="float" office:value="135.7">
                <text:p>135.7</text:p>
              </table:table-cell>
              <table:table-cell office:value-type="float" office:value="0.000403187">
                <text:p>0.000403187</text:p>
              </table:table-cell>
              <table:table-cell office:value-type="float" office:value="109.121">
                <text:p>109.121</text:p>
              </table:table-cell>
              <table:table-cell office:value-type="float" office:value="11.8785">
                <text:p>11.8785</text:p>
              </table:table-cell>
            </table:table-row>
            <table:table-row>
              <table:table-cell office:value-type="float" office:value="135.8">
                <text:p>135.8</text:p>
              </table:table-cell>
              <table:table-cell office:value-type="float" office:value="0.00040063">
                <text:p>0.00040063</text:p>
              </table:table-cell>
              <table:table-cell office:value-type="float" office:value="109.121">
                <text:p>109.121</text:p>
              </table:table-cell>
              <table:table-cell office:value-type="float" office:value="11.8785">
                <text:p>11.8785</text:p>
              </table:table-cell>
            </table:table-row>
            <table:table-row>
              <table:table-cell office:value-type="float" office:value="135.9">
                <text:p>135.9</text:p>
              </table:table-cell>
              <table:table-cell office:value-type="float" office:value="0.00039809">
                <text:p>0.00039809</text:p>
              </table:table-cell>
              <table:table-cell office:value-type="float" office:value="109.121">
                <text:p>109.121</text:p>
              </table:table-cell>
              <table:table-cell office:value-type="float" office:value="11.8785">
                <text:p>11.8785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000395565">
                <text:p>0.000395565</text:p>
              </table:table-cell>
              <table:table-cell office:value-type="float" office:value="109.121">
                <text:p>109.121</text:p>
              </table:table-cell>
              <table:table-cell office:value-type="float" office:value="11.8785">
                <text:p>11.8785</text:p>
              </table:table-cell>
            </table:table-row>
            <table:table-row>
              <table:table-cell office:value-type="float" office:value="136.1">
                <text:p>136.1</text:p>
              </table:table-cell>
              <table:table-cell office:value-type="float" office:value="0.000393057">
                <text:p>0.000393057</text:p>
              </table:table-cell>
              <table:table-cell office:value-type="float" office:value="109.121">
                <text:p>109.121</text:p>
              </table:table-cell>
              <table:table-cell office:value-type="float" office:value="11.8785">
                <text:p>11.8785</text:p>
              </table:table-cell>
            </table:table-row>
            <table:table-row>
              <table:table-cell office:value-type="float" office:value="136.2">
                <text:p>136.2</text:p>
              </table:table-cell>
              <table:table-cell office:value-type="float" office:value="0.000390564">
                <text:p>0.000390564</text:p>
              </table:table-cell>
              <table:table-cell office:value-type="float" office:value="109.121">
                <text:p>109.121</text:p>
              </table:table-cell>
              <table:table-cell office:value-type="float" office:value="11.8786">
                <text:p>11.8786</text:p>
              </table:table-cell>
            </table:table-row>
            <table:table-row>
              <table:table-cell office:value-type="float" office:value="136.3">
                <text:p>136.3</text:p>
              </table:table-cell>
              <table:table-cell office:value-type="float" office:value="0.000388088">
                <text:p>0.000388088</text:p>
              </table:table-cell>
              <table:table-cell office:value-type="float" office:value="109.121">
                <text:p>109.121</text:p>
              </table:table-cell>
              <table:table-cell office:value-type="float" office:value="11.8786">
                <text:p>11.8786</text:p>
              </table:table-cell>
            </table:table-row>
            <table:table-row>
              <table:table-cell office:value-type="float" office:value="136.4">
                <text:p>136.4</text:p>
              </table:table-cell>
              <table:table-cell office:value-type="float" office:value="0.000385627">
                <text:p>0.000385627</text:p>
              </table:table-cell>
              <table:table-cell office:value-type="float" office:value="109.121">
                <text:p>109.121</text:p>
              </table:table-cell>
              <table:table-cell office:value-type="float" office:value="11.8786">
                <text:p>11.8786</text:p>
              </table:table-cell>
            </table:table-row>
            <table:table-row>
              <table:table-cell office:value-type="float" office:value="136.5">
                <text:p>136.5</text:p>
              </table:table-cell>
              <table:table-cell office:value-type="float" office:value="0.000383181">
                <text:p>0.000383181</text:p>
              </table:table-cell>
              <table:table-cell office:value-type="float" office:value="109.121">
                <text:p>109.121</text:p>
              </table:table-cell>
              <table:table-cell office:value-type="float" office:value="11.8786">
                <text:p>11.8786</text:p>
              </table:table-cell>
            </table:table-row>
            <table:table-row>
              <table:table-cell office:value-type="float" office:value="136.6">
                <text:p>136.6</text:p>
              </table:table-cell>
              <table:table-cell office:value-type="float" office:value="0.000380751">
                <text:p>0.000380751</text:p>
              </table:table-cell>
              <table:table-cell office:value-type="float" office:value="109.121">
                <text:p>109.121</text:p>
              </table:table-cell>
              <table:table-cell office:value-type="float" office:value="11.8786">
                <text:p>11.8786</text:p>
              </table:table-cell>
            </table:table-row>
            <table:table-row>
              <table:table-cell office:value-type="float" office:value="136.7">
                <text:p>136.7</text:p>
              </table:table-cell>
              <table:table-cell office:value-type="float" office:value="0.000378337">
                <text:p>0.000378337</text:p>
              </table:table-cell>
              <table:table-cell office:value-type="float" office:value="109.121">
                <text:p>109.121</text:p>
              </table:table-cell>
              <table:table-cell office:value-type="float" office:value="11.8787">
                <text:p>11.8787</text:p>
              </table:table-cell>
            </table:table-row>
            <table:table-row>
              <table:table-cell office:value-type="float" office:value="136.8">
                <text:p>136.8</text:p>
              </table:table-cell>
              <table:table-cell office:value-type="float" office:value="0.000375938">
                <text:p>0.000375938</text:p>
              </table:table-cell>
              <table:table-cell office:value-type="float" office:value="109.121">
                <text:p>109.121</text:p>
              </table:table-cell>
              <table:table-cell office:value-type="float" office:value="11.8787">
                <text:p>11.8787</text:p>
              </table:table-cell>
            </table:table-row>
            <table:table-row>
              <table:table-cell office:value-type="float" office:value="136.9">
                <text:p>136.9</text:p>
              </table:table-cell>
              <table:table-cell office:value-type="float" office:value="0.000373554">
                <text:p>0.000373554</text:p>
              </table:table-cell>
              <table:table-cell office:value-type="float" office:value="109.121">
                <text:p>109.121</text:p>
              </table:table-cell>
              <table:table-cell office:value-type="float" office:value="11.8787">
                <text:p>11.8787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000371185">
                <text:p>0.000371185</text:p>
              </table:table-cell>
              <table:table-cell office:value-type="float" office:value="109.121">
                <text:p>109.121</text:p>
              </table:table-cell>
              <table:table-cell office:value-type="float" office:value="11.8787">
                <text:p>11.8787</text:p>
              </table:table-cell>
            </table:table-row>
            <table:table-row>
              <table:table-cell office:value-type="float" office:value="137.1">
                <text:p>137.1</text:p>
              </table:table-cell>
              <table:table-cell office:value-type="float" office:value="0.000368831">
                <text:p>0.000368831</text:p>
              </table:table-cell>
              <table:table-cell office:value-type="float" office:value="109.121">
                <text:p>109.121</text:p>
              </table:table-cell>
              <table:table-cell office:value-type="float" office:value="11.8787">
                <text:p>11.8787</text:p>
              </table:table-cell>
            </table:table-row>
            <table:table-row>
              <table:table-cell office:value-type="float" office:value="137.2">
                <text:p>137.2</text:p>
              </table:table-cell>
              <table:table-cell office:value-type="float" office:value="0.000366492">
                <text:p>0.000366492</text:p>
              </table:table-cell>
              <table:table-cell office:value-type="float" office:value="109.121">
                <text:p>109.121</text:p>
              </table:table-cell>
              <table:table-cell office:value-type="float" office:value="11.8788">
                <text:p>11.8788</text:p>
              </table:table-cell>
            </table:table-row>
            <table:table-row>
              <table:table-cell office:value-type="float" office:value="137.3">
                <text:p>137.3</text:p>
              </table:table-cell>
              <table:table-cell office:value-type="float" office:value="0.000364168">
                <text:p>0.000364168</text:p>
              </table:table-cell>
              <table:table-cell office:value-type="float" office:value="109.121">
                <text:p>109.121</text:p>
              </table:table-cell>
              <table:table-cell office:value-type="float" office:value="11.8788">
                <text:p>11.8788</text:p>
              </table:table-cell>
            </table:table-row>
            <table:table-row>
              <table:table-cell office:value-type="float" office:value="137.4">
                <text:p>137.4</text:p>
              </table:table-cell>
              <table:table-cell office:value-type="float" office:value="0.000361859">
                <text:p>0.000361859</text:p>
              </table:table-cell>
              <table:table-cell office:value-type="float" office:value="109.121">
                <text:p>109.121</text:p>
              </table:table-cell>
              <table:table-cell office:value-type="float" office:value="11.8788">
                <text:p>11.8788</text:p>
              </table:table-cell>
            </table:table-row>
            <table:table-row>
              <table:table-cell office:value-type="float" office:value="137.5">
                <text:p>137.5</text:p>
              </table:table-cell>
              <table:table-cell office:value-type="float" office:value="0.000359564">
                <text:p>0.000359564</text:p>
              </table:table-cell>
              <table:table-cell office:value-type="float" office:value="109.121">
                <text:p>109.121</text:p>
              </table:table-cell>
              <table:table-cell office:value-type="float" office:value="11.8788">
                <text:p>11.8788</text:p>
              </table:table-cell>
            </table:table-row>
            <table:table-row>
              <table:table-cell office:value-type="float" office:value="137.6">
                <text:p>137.6</text:p>
              </table:table-cell>
              <table:table-cell office:value-type="float" office:value="0.000357284">
                <text:p>0.000357284</text:p>
              </table:table-cell>
              <table:table-cell office:value-type="float" office:value="109.121">
                <text:p>109.121</text:p>
              </table:table-cell>
              <table:table-cell office:value-type="float" office:value="11.8788">
                <text:p>11.8788</text:p>
              </table:table-cell>
            </table:table-row>
            <table:table-row>
              <table:table-cell office:value-type="float" office:value="137.7">
                <text:p>137.7</text:p>
              </table:table-cell>
              <table:table-cell office:value-type="float" office:value="0.000355018">
                <text:p>0.000355018</text:p>
              </table:table-cell>
              <table:table-cell office:value-type="float" office:value="109.121">
                <text:p>109.121</text:p>
              </table:table-cell>
              <table:table-cell office:value-type="float" office:value="11.8788">
                <text:p>11.8788</text:p>
              </table:table-cell>
            </table:table-row>
            <table:table-row>
              <table:table-cell office:value-type="float" office:value="137.8">
                <text:p>137.8</text:p>
              </table:table-cell>
              <table:table-cell office:value-type="float" office:value="0.000352767">
                <text:p>0.000352767</text:p>
              </table:table-cell>
              <table:table-cell office:value-type="float" office:value="109.121">
                <text:p>109.121</text:p>
              </table:table-cell>
              <table:table-cell office:value-type="float" office:value="11.8789">
                <text:p>11.8789</text:p>
              </table:table-cell>
            </table:table-row>
            <table:table-row>
              <table:table-cell office:value-type="float" office:value="137.9">
                <text:p>137.9</text:p>
              </table:table-cell>
              <table:table-cell office:value-type="float" office:value="0.00035053">
                <text:p>0.00035053</text:p>
              </table:table-cell>
              <table:table-cell office:value-type="float" office:value="109.121">
                <text:p>109.121</text:p>
              </table:table-cell>
              <table:table-cell office:value-type="float" office:value="11.8789">
                <text:p>11.8789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000348307">
                <text:p>0.000348307</text:p>
              </table:table-cell>
              <table:table-cell office:value-type="float" office:value="109.121">
                <text:p>109.121</text:p>
              </table:table-cell>
              <table:table-cell office:value-type="float" office:value="11.8789">
                <text:p>11.8789</text:p>
              </table:table-cell>
            </table:table-row>
            <table:table-row>
              <table:table-cell office:value-type="float" office:value="138.1">
                <text:p>138.1</text:p>
              </table:table-cell>
              <table:table-cell office:value-type="float" office:value="0.000346098">
                <text:p>0.000346098</text:p>
              </table:table-cell>
              <table:table-cell office:value-type="float" office:value="109.121">
                <text:p>109.121</text:p>
              </table:table-cell>
              <table:table-cell office:value-type="float" office:value="11.8789">
                <text:p>11.8789</text:p>
              </table:table-cell>
            </table:table-row>
            <table:table-row>
              <table:table-cell office:value-type="float" office:value="138.2">
                <text:p>138.2</text:p>
              </table:table-cell>
              <table:table-cell office:value-type="float" office:value="0.000343904">
                <text:p>0.000343904</text:p>
              </table:table-cell>
              <table:table-cell office:value-type="float" office:value="109.121">
                <text:p>109.121</text:p>
              </table:table-cell>
              <table:table-cell office:value-type="float" office:value="11.8789">
                <text:p>11.8789</text:p>
              </table:table-cell>
            </table:table-row>
            <table:table-row>
              <table:table-cell office:value-type="float" office:value="138.3">
                <text:p>138.3</text:p>
              </table:table-cell>
              <table:table-cell office:value-type="float" office:value="0.000341723">
                <text:p>0.000341723</text:p>
              </table:table-cell>
              <table:table-cell office:value-type="float" office:value="109.121">
                <text:p>109.121</text:p>
              </table:table-cell>
              <table:table-cell office:value-type="float" office:value="11.879">
                <text:p>11.879</text:p>
              </table:table-cell>
            </table:table-row>
            <table:table-row>
              <table:table-cell office:value-type="float" office:value="138.4">
                <text:p>138.4</text:p>
              </table:table-cell>
              <table:table-cell office:value-type="float" office:value="0.000339556">
                <text:p>0.000339556</text:p>
              </table:table-cell>
              <table:table-cell office:value-type="float" office:value="109.121">
                <text:p>109.121</text:p>
              </table:table-cell>
              <table:table-cell office:value-type="float" office:value="11.879">
                <text:p>11.879</text:p>
              </table:table-cell>
            </table:table-row>
            <table:table-row>
              <table:table-cell office:value-type="float" office:value="138.5">
                <text:p>138.5</text:p>
              </table:table-cell>
              <table:table-cell office:value-type="float" office:value="0.000337402">
                <text:p>0.000337402</text:p>
              </table:table-cell>
              <table:table-cell office:value-type="float" office:value="109.121">
                <text:p>109.121</text:p>
              </table:table-cell>
              <table:table-cell office:value-type="float" office:value="11.879">
                <text:p>11.879</text:p>
              </table:table-cell>
            </table:table-row>
            <table:table-row>
              <table:table-cell office:value-type="float" office:value="138.6">
                <text:p>138.6</text:p>
              </table:table-cell>
              <table:table-cell office:value-type="float" office:value="0.000335263">
                <text:p>0.000335263</text:p>
              </table:table-cell>
              <table:table-cell office:value-type="float" office:value="109.121">
                <text:p>109.121</text:p>
              </table:table-cell>
              <table:table-cell office:value-type="float" office:value="11.879">
                <text:p>11.879</text:p>
              </table:table-cell>
            </table:table-row>
            <table:table-row>
              <table:table-cell office:value-type="float" office:value="138.7">
                <text:p>138.7</text:p>
              </table:table-cell>
              <table:table-cell office:value-type="float" office:value="0.000333137">
                <text:p>0.000333137</text:p>
              </table:table-cell>
              <table:table-cell office:value-type="float" office:value="109.121">
                <text:p>109.121</text:p>
              </table:table-cell>
              <table:table-cell office:value-type="float" office:value="11.879">
                <text:p>11.879</text:p>
              </table:table-cell>
            </table:table-row>
            <table:table-row>
              <table:table-cell office:value-type="float" office:value="138.8">
                <text:p>138.8</text:p>
              </table:table-cell>
              <table:table-cell office:value-type="float" office:value="0.000331024">
                <text:p>0.000331024</text:p>
              </table:table-cell>
              <table:table-cell office:value-type="float" office:value="109.121">
                <text:p>109.121</text:p>
              </table:table-cell>
              <table:table-cell office:value-type="float" office:value="11.879">
                <text:p>11.879</text:p>
              </table:table-cell>
            </table:table-row>
            <table:table-row>
              <table:table-cell office:value-type="float" office:value="138.9">
                <text:p>138.9</text:p>
              </table:table-cell>
              <table:table-cell office:value-type="float" office:value="0.000328925">
                <text:p>0.000328925</text:p>
              </table:table-cell>
              <table:table-cell office:value-type="float" office:value="109.121">
                <text:p>109.121</text:p>
              </table:table-cell>
              <table:table-cell office:value-type="float" office:value="11.8791">
                <text:p>11.8791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000326839">
                <text:p>0.000326839</text:p>
              </table:table-cell>
              <table:table-cell office:value-type="float" office:value="109.121">
                <text:p>109.121</text:p>
              </table:table-cell>
              <table:table-cell office:value-type="float" office:value="11.8791">
                <text:p>11.8791</text:p>
              </table:table-cell>
            </table:table-row>
            <table:table-row>
              <table:table-cell office:value-type="float" office:value="139.1">
                <text:p>139.1</text:p>
              </table:table-cell>
              <table:table-cell office:value-type="float" office:value="0.000324767">
                <text:p>0.000324767</text:p>
              </table:table-cell>
              <table:table-cell office:value-type="float" office:value="109.121">
                <text:p>109.121</text:p>
              </table:table-cell>
              <table:table-cell office:value-type="float" office:value="11.8791">
                <text:p>11.8791</text:p>
              </table:table-cell>
            </table:table-row>
            <table:table-row>
              <table:table-cell office:value-type="float" office:value="139.2">
                <text:p>139.2</text:p>
              </table:table-cell>
              <table:table-cell office:value-type="float" office:value="0.000322707">
                <text:p>0.000322707</text:p>
              </table:table-cell>
              <table:table-cell office:value-type="float" office:value="109.121">
                <text:p>109.121</text:p>
              </table:table-cell>
              <table:table-cell office:value-type="float" office:value="11.8791">
                <text:p>11.8791</text:p>
              </table:table-cell>
            </table:table-row>
            <table:table-row>
              <table:table-cell office:value-type="float" office:value="139.3">
                <text:p>139.3</text:p>
              </table:table-cell>
              <table:table-cell office:value-type="float" office:value="0.000320661">
                <text:p>0.000320661</text:p>
              </table:table-cell>
              <table:table-cell office:value-type="float" office:value="109.121">
                <text:p>109.121</text:p>
              </table:table-cell>
              <table:table-cell office:value-type="float" office:value="11.8791">
                <text:p>11.8791</text:p>
              </table:table-cell>
            </table:table-row>
            <table:table-row>
              <table:table-cell office:value-type="float" office:value="139.4">
                <text:p>139.4</text:p>
              </table:table-cell>
              <table:table-cell office:value-type="float" office:value="0.000318627">
                <text:p>0.000318627</text:p>
              </table:table-cell>
              <table:table-cell office:value-type="float" office:value="109.121">
                <text:p>109.121</text:p>
              </table:table-cell>
              <table:table-cell office:value-type="float" office:value="11.8791">
                <text:p>11.8791</text:p>
              </table:table-cell>
            </table:table-row>
            <table:table-row>
              <table:table-cell office:value-type="float" office:value="139.5">
                <text:p>139.5</text:p>
              </table:table-cell>
              <table:table-cell office:value-type="float" office:value="0.000316607">
                <text:p>0.000316607</text:p>
              </table:table-cell>
              <table:table-cell office:value-type="float" office:value="109.121">
                <text:p>109.121</text:p>
              </table:table-cell>
              <table:table-cell office:value-type="float" office:value="11.8792">
                <text:p>11.8792</text:p>
              </table:table-cell>
            </table:table-row>
            <table:table-row>
              <table:table-cell office:value-type="float" office:value="139.6">
                <text:p>139.6</text:p>
              </table:table-cell>
              <table:table-cell office:value-type="float" office:value="0.000314599">
                <text:p>0.000314599</text:p>
              </table:table-cell>
              <table:table-cell office:value-type="float" office:value="109.121">
                <text:p>109.121</text:p>
              </table:table-cell>
              <table:table-cell office:value-type="float" office:value="11.8792">
                <text:p>11.8792</text:p>
              </table:table-cell>
            </table:table-row>
            <table:table-row>
              <table:table-cell office:value-type="float" office:value="139.7">
                <text:p>139.7</text:p>
              </table:table-cell>
              <table:table-cell office:value-type="float" office:value="0.000312604">
                <text:p>0.000312604</text:p>
              </table:table-cell>
              <table:table-cell office:value-type="float" office:value="109.121">
                <text:p>109.121</text:p>
              </table:table-cell>
              <table:table-cell office:value-type="float" office:value="11.8792">
                <text:p>11.8792</text:p>
              </table:table-cell>
            </table:table-row>
            <table:table-row>
              <table:table-cell office:value-type="float" office:value="139.8">
                <text:p>139.8</text:p>
              </table:table-cell>
              <table:table-cell office:value-type="float" office:value="0.000310621">
                <text:p>0.000310621</text:p>
              </table:table-cell>
              <table:table-cell office:value-type="float" office:value="109.12">
                <text:p>109.12</text:p>
              </table:table-cell>
              <table:table-cell office:value-type="float" office:value="11.8792">
                <text:p>11.8792</text:p>
              </table:table-cell>
            </table:table-row>
            <table:table-row>
              <table:table-cell office:value-type="float" office:value="139.9">
                <text:p>139.9</text:p>
              </table:table-cell>
              <table:table-cell office:value-type="float" office:value="0.000308652">
                <text:p>0.000308652</text:p>
              </table:table-cell>
              <table:table-cell office:value-type="float" office:value="109.12">
                <text:p>109.12</text:p>
              </table:table-cell>
              <table:table-cell office:value-type="float" office:value="11.8792">
                <text:p>11.879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00306694">
                <text:p>0.000306694</text:p>
              </table:table-cell>
              <table:table-cell office:value-type="float" office:value="109.12">
                <text:p>109.12</text:p>
              </table:table-cell>
              <table:table-cell office:value-type="float" office:value="11.8792">
                <text:p>11.8792</text:p>
              </table:table-cell>
            </table:table-row>
            <table:table-row>
              <table:table-cell office:value-type="float" office:value="140.1">
                <text:p>140.1</text:p>
              </table:table-cell>
              <table:table-cell office:value-type="float" office:value="0.000304749">
                <text:p>0.000304749</text:p>
              </table:table-cell>
              <table:table-cell office:value-type="float" office:value="109.12">
                <text:p>109.12</text:p>
              </table:table-cell>
              <table:table-cell office:value-type="float" office:value="11.8792">
                <text:p>11.8792</text:p>
              </table:table-cell>
            </table:table-row>
            <table:table-row>
              <table:table-cell office:value-type="float" office:value="140.2">
                <text:p>140.2</text:p>
              </table:table-cell>
              <table:table-cell office:value-type="float" office:value="0.000302817">
                <text:p>0.000302817</text:p>
              </table:table-cell>
              <table:table-cell office:value-type="float" office:value="109.12">
                <text:p>109.12</text:p>
              </table:table-cell>
              <table:table-cell office:value-type="float" office:value="11.8793">
                <text:p>11.8793</text:p>
              </table:table-cell>
            </table:table-row>
            <table:table-row>
              <table:table-cell office:value-type="float" office:value="140.3">
                <text:p>140.3</text:p>
              </table:table-cell>
              <table:table-cell office:value-type="float" office:value="0.000300896">
                <text:p>0.000300896</text:p>
              </table:table-cell>
              <table:table-cell office:value-type="float" office:value="109.12">
                <text:p>109.12</text:p>
              </table:table-cell>
              <table:table-cell office:value-type="float" office:value="11.8793">
                <text:p>11.8793</text:p>
              </table:table-cell>
            </table:table-row>
            <table:table-row>
              <table:table-cell office:value-type="float" office:value="140.4">
                <text:p>140.4</text:p>
              </table:table-cell>
              <table:table-cell office:value-type="float" office:value="0.000298988">
                <text:p>0.000298988</text:p>
              </table:table-cell>
              <table:table-cell office:value-type="float" office:value="109.12">
                <text:p>109.12</text:p>
              </table:table-cell>
              <table:table-cell office:value-type="float" office:value="11.8793">
                <text:p>11.8793</text:p>
              </table:table-cell>
            </table:table-row>
            <table:table-row>
              <table:table-cell office:value-type="float" office:value="140.5">
                <text:p>140.5</text:p>
              </table:table-cell>
              <table:table-cell office:value-type="float" office:value="0.000297092">
                <text:p>0.000297092</text:p>
              </table:table-cell>
              <table:table-cell office:value-type="float" office:value="109.12">
                <text:p>109.12</text:p>
              </table:table-cell>
              <table:table-cell office:value-type="float" office:value="11.8793">
                <text:p>11.8793</text:p>
              </table:table-cell>
            </table:table-row>
            <table:table-row>
              <table:table-cell office:value-type="float" office:value="140.6">
                <text:p>140.6</text:p>
              </table:table-cell>
              <table:table-cell office:value-type="float" office:value="0.000295208">
                <text:p>0.000295208</text:p>
              </table:table-cell>
              <table:table-cell office:value-type="float" office:value="109.12">
                <text:p>109.12</text:p>
              </table:table-cell>
              <table:table-cell office:value-type="float" office:value="11.8793">
                <text:p>11.8793</text:p>
              </table:table-cell>
            </table:table-row>
            <table:table-row>
              <table:table-cell office:value-type="float" office:value="140.7">
                <text:p>140.7</text:p>
              </table:table-cell>
              <table:table-cell office:value-type="float" office:value="0.000293336">
                <text:p>0.000293336</text:p>
              </table:table-cell>
              <table:table-cell office:value-type="float" office:value="109.12">
                <text:p>109.12</text:p>
              </table:table-cell>
              <table:table-cell office:value-type="float" office:value="11.8793">
                <text:p>11.8793</text:p>
              </table:table-cell>
            </table:table-row>
            <table:table-row>
              <table:table-cell office:value-type="float" office:value="140.8">
                <text:p>140.8</text:p>
              </table:table-cell>
              <table:table-cell office:value-type="float" office:value="0.000291476">
                <text:p>0.000291476</text:p>
              </table:table-cell>
              <table:table-cell office:value-type="float" office:value="109.12">
                <text:p>109.12</text:p>
              </table:table-cell>
              <table:table-cell office:value-type="float" office:value="11.8793">
                <text:p>11.8793</text:p>
              </table:table-cell>
            </table:table-row>
            <table:table-row>
              <table:table-cell office:value-type="float" office:value="140.9">
                <text:p>140.9</text:p>
              </table:table-cell>
              <table:table-cell office:value-type="float" office:value="0.000289628">
                <text:p>0.000289628</text:p>
              </table:table-cell>
              <table:table-cell office:value-type="float" office:value="109.12">
                <text:p>109.12</text:p>
              </table:table-cell>
              <table:table-cell office:value-type="float" office:value="11.8794">
                <text:p>11.8794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000287791">
                <text:p>0.000287791</text:p>
              </table:table-cell>
              <table:table-cell office:value-type="float" office:value="109.12">
                <text:p>109.12</text:p>
              </table:table-cell>
              <table:table-cell office:value-type="float" office:value="11.8794">
                <text:p>11.8794</text:p>
              </table:table-cell>
            </table:table-row>
            <table:table-row>
              <table:table-cell office:value-type="float" office:value="141.1">
                <text:p>141.1</text:p>
              </table:table-cell>
              <table:table-cell office:value-type="float" office:value="0.000285966">
                <text:p>0.000285966</text:p>
              </table:table-cell>
              <table:table-cell office:value-type="float" office:value="109.12">
                <text:p>109.12</text:p>
              </table:table-cell>
              <table:table-cell office:value-type="float" office:value="11.8794">
                <text:p>11.8794</text:p>
              </table:table-cell>
            </table:table-row>
            <table:table-row>
              <table:table-cell office:value-type="float" office:value="141.2">
                <text:p>141.2</text:p>
              </table:table-cell>
              <table:table-cell office:value-type="float" office:value="0.000284152">
                <text:p>0.000284152</text:p>
              </table:table-cell>
              <table:table-cell office:value-type="float" office:value="109.12">
                <text:p>109.12</text:p>
              </table:table-cell>
              <table:table-cell office:value-type="float" office:value="11.8794">
                <text:p>11.8794</text:p>
              </table:table-cell>
            </table:table-row>
            <table:table-row>
              <table:table-cell office:value-type="float" office:value="141.3">
                <text:p>141.3</text:p>
              </table:table-cell>
              <table:table-cell office:value-type="float" office:value="0.00028235">
                <text:p>0.00028235</text:p>
              </table:table-cell>
              <table:table-cell office:value-type="float" office:value="109.12">
                <text:p>109.12</text:p>
              </table:table-cell>
              <table:table-cell office:value-type="float" office:value="11.8794">
                <text:p>11.8794</text:p>
              </table:table-cell>
            </table:table-row>
            <table:table-row>
              <table:table-cell office:value-type="float" office:value="141.4">
                <text:p>141.4</text:p>
              </table:table-cell>
              <table:table-cell office:value-type="float" office:value="0.00028056">
                <text:p>0.00028056</text:p>
              </table:table-cell>
              <table:table-cell office:value-type="float" office:value="109.12">
                <text:p>109.12</text:p>
              </table:table-cell>
              <table:table-cell office:value-type="float" office:value="11.8794">
                <text:p>11.8794</text:p>
              </table:table-cell>
            </table:table-row>
            <table:table-row>
              <table:table-cell office:value-type="float" office:value="141.5">
                <text:p>141.5</text:p>
              </table:table-cell>
              <table:table-cell office:value-type="float" office:value="0.000278781">
                <text:p>0.000278781</text:p>
              </table:table-cell>
              <table:table-cell office:value-type="float" office:value="109.12">
                <text:p>109.12</text:p>
              </table:table-cell>
              <table:table-cell office:value-type="float" office:value="11.8794">
                <text:p>11.8794</text:p>
              </table:table-cell>
            </table:table-row>
            <table:table-row>
              <table:table-cell office:value-type="float" office:value="141.6">
                <text:p>141.6</text:p>
              </table:table-cell>
              <table:table-cell office:value-type="float" office:value="0.000277013">
                <text:p>0.000277013</text:p>
              </table:table-cell>
              <table:table-cell office:value-type="float" office:value="109.12">
                <text:p>109.12</text:p>
              </table:table-cell>
              <table:table-cell office:value-type="float" office:value="11.8795">
                <text:p>11.8795</text:p>
              </table:table-cell>
            </table:table-row>
            <table:table-row>
              <table:table-cell office:value-type="float" office:value="141.7">
                <text:p>141.7</text:p>
              </table:table-cell>
              <table:table-cell office:value-type="float" office:value="0.000275256">
                <text:p>0.000275256</text:p>
              </table:table-cell>
              <table:table-cell office:value-type="float" office:value="109.12">
                <text:p>109.12</text:p>
              </table:table-cell>
              <table:table-cell office:value-type="float" office:value="11.8795">
                <text:p>11.8795</text:p>
              </table:table-cell>
            </table:table-row>
            <table:table-row>
              <table:table-cell office:value-type="float" office:value="141.8">
                <text:p>141.8</text:p>
              </table:table-cell>
              <table:table-cell office:value-type="float" office:value="0.00027351">
                <text:p>0.00027351</text:p>
              </table:table-cell>
              <table:table-cell office:value-type="float" office:value="109.12">
                <text:p>109.12</text:p>
              </table:table-cell>
              <table:table-cell office:value-type="float" office:value="11.8795">
                <text:p>11.8795</text:p>
              </table:table-cell>
            </table:table-row>
            <table:table-row>
              <table:table-cell office:value-type="float" office:value="141.9">
                <text:p>141.9</text:p>
              </table:table-cell>
              <table:table-cell office:value-type="float" office:value="0.000271776">
                <text:p>0.000271776</text:p>
              </table:table-cell>
              <table:table-cell office:value-type="float" office:value="109.12">
                <text:p>109.12</text:p>
              </table:table-cell>
              <table:table-cell office:value-type="float" office:value="11.8795">
                <text:p>11.8795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000270052">
                <text:p>0.000270052</text:p>
              </table:table-cell>
              <table:table-cell office:value-type="float" office:value="109.12">
                <text:p>109.12</text:p>
              </table:table-cell>
              <table:table-cell office:value-type="float" office:value="11.8795">
                <text:p>11.8795</text:p>
              </table:table-cell>
            </table:table-row>
            <table:table-row>
              <table:table-cell office:value-type="float" office:value="142.1">
                <text:p>142.1</text:p>
              </table:table-cell>
              <table:table-cell office:value-type="float" office:value="0.00026834">
                <text:p>0.00026834</text:p>
              </table:table-cell>
              <table:table-cell office:value-type="float" office:value="109.12">
                <text:p>109.12</text:p>
              </table:table-cell>
              <table:table-cell office:value-type="float" office:value="11.8795">
                <text:p>11.8795</text:p>
              </table:table-cell>
            </table:table-row>
            <table:table-row>
              <table:table-cell office:value-type="float" office:value="142.2">
                <text:p>142.2</text:p>
              </table:table-cell>
              <table:table-cell office:value-type="float" office:value="0.000266638">
                <text:p>0.000266638</text:p>
              </table:table-cell>
              <table:table-cell office:value-type="float" office:value="109.12">
                <text:p>109.12</text:p>
              </table:table-cell>
              <table:table-cell office:value-type="float" office:value="11.8795">
                <text:p>11.8795</text:p>
              </table:table-cell>
            </table:table-row>
            <table:table-row>
              <table:table-cell office:value-type="float" office:value="142.3">
                <text:p>142.3</text:p>
              </table:table-cell>
              <table:table-cell office:value-type="float" office:value="0.000264947">
                <text:p>0.000264947</text:p>
              </table:table-cell>
              <table:table-cell office:value-type="float" office:value="109.12">
                <text:p>109.12</text:p>
              </table:table-cell>
              <table:table-cell office:value-type="float" office:value="11.8796">
                <text:p>11.8796</text:p>
              </table:table-cell>
            </table:table-row>
            <table:table-row>
              <table:table-cell office:value-type="float" office:value="142.4">
                <text:p>142.4</text:p>
              </table:table-cell>
              <table:table-cell office:value-type="float" office:value="0.000263267">
                <text:p>0.000263267</text:p>
              </table:table-cell>
              <table:table-cell office:value-type="float" office:value="109.12">
                <text:p>109.12</text:p>
              </table:table-cell>
              <table:table-cell office:value-type="float" office:value="11.8796">
                <text:p>11.8796</text:p>
              </table:table-cell>
            </table:table-row>
            <table:table-row>
              <table:table-cell office:value-type="float" office:value="142.5">
                <text:p>142.5</text:p>
              </table:table-cell>
              <table:table-cell office:value-type="float" office:value="0.000261597">
                <text:p>0.000261597</text:p>
              </table:table-cell>
              <table:table-cell office:value-type="float" office:value="109.12">
                <text:p>109.12</text:p>
              </table:table-cell>
              <table:table-cell office:value-type="float" office:value="11.8796">
                <text:p>11.8796</text:p>
              </table:table-cell>
            </table:table-row>
            <table:table-row>
              <table:table-cell office:value-type="float" office:value="142.6">
                <text:p>142.6</text:p>
              </table:table-cell>
              <table:table-cell office:value-type="float" office:value="0.000259939">
                <text:p>0.000259939</text:p>
              </table:table-cell>
              <table:table-cell office:value-type="float" office:value="109.12">
                <text:p>109.12</text:p>
              </table:table-cell>
              <table:table-cell office:value-type="float" office:value="11.8796">
                <text:p>11.8796</text:p>
              </table:table-cell>
            </table:table-row>
            <table:table-row>
              <table:table-cell office:value-type="float" office:value="142.7">
                <text:p>142.7</text:p>
              </table:table-cell>
              <table:table-cell office:value-type="float" office:value="0.00025829">
                <text:p>0.00025829</text:p>
              </table:table-cell>
              <table:table-cell office:value-type="float" office:value="109.12">
                <text:p>109.12</text:p>
              </table:table-cell>
              <table:table-cell office:value-type="float" office:value="11.8796">
                <text:p>11.8796</text:p>
              </table:table-cell>
            </table:table-row>
            <table:table-row>
              <table:table-cell office:value-type="float" office:value="142.8">
                <text:p>142.8</text:p>
              </table:table-cell>
              <table:table-cell office:value-type="float" office:value="0.000256652">
                <text:p>0.000256652</text:p>
              </table:table-cell>
              <table:table-cell office:value-type="float" office:value="109.12">
                <text:p>109.12</text:p>
              </table:table-cell>
              <table:table-cell office:value-type="float" office:value="11.8796">
                <text:p>11.8796</text:p>
              </table:table-cell>
            </table:table-row>
            <table:table-row>
              <table:table-cell office:value-type="float" office:value="142.9">
                <text:p>142.9</text:p>
              </table:table-cell>
              <table:table-cell office:value-type="float" office:value="0.000255024">
                <text:p>0.000255024</text:p>
              </table:table-cell>
              <table:table-cell office:value-type="float" office:value="109.12">
                <text:p>109.12</text:p>
              </table:table-cell>
              <table:table-cell office:value-type="float" office:value="11.8796">
                <text:p>11.8796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000253407">
                <text:p>0.000253407</text:p>
              </table:table-cell>
              <table:table-cell office:value-type="float" office:value="109.12">
                <text:p>109.12</text:p>
              </table:table-cell>
              <table:table-cell office:value-type="float" office:value="11.8796">
                <text:p>11.8796</text:p>
              </table:table-cell>
            </table:table-row>
            <table:table-row>
              <table:table-cell office:value-type="float" office:value="143.1">
                <text:p>143.1</text:p>
              </table:table-cell>
              <table:table-cell office:value-type="float" office:value="0.0002518">
                <text:p>0.0002518</text:p>
              </table:table-cell>
              <table:table-cell office:value-type="float" office:value="109.12">
                <text:p>109.12</text:p>
              </table:table-cell>
              <table:table-cell office:value-type="float" office:value="11.8797">
                <text:p>11.8797</text:p>
              </table:table-cell>
            </table:table-row>
            <table:table-row>
              <table:table-cell office:value-type="float" office:value="143.2">
                <text:p>143.2</text:p>
              </table:table-cell>
              <table:table-cell office:value-type="float" office:value="0.000250203">
                <text:p>0.000250203</text:p>
              </table:table-cell>
              <table:table-cell office:value-type="float" office:value="109.12">
                <text:p>109.12</text:p>
              </table:table-cell>
              <table:table-cell office:value-type="float" office:value="11.8797">
                <text:p>11.8797</text:p>
              </table:table-cell>
            </table:table-row>
            <table:table-row>
              <table:table-cell office:value-type="float" office:value="143.3">
                <text:p>143.3</text:p>
              </table:table-cell>
              <table:table-cell office:value-type="float" office:value="0.000248617">
                <text:p>0.000248617</text:p>
              </table:table-cell>
              <table:table-cell office:value-type="float" office:value="109.12">
                <text:p>109.12</text:p>
              </table:table-cell>
              <table:table-cell office:value-type="float" office:value="11.8797">
                <text:p>11.8797</text:p>
              </table:table-cell>
            </table:table-row>
            <table:table-row>
              <table:table-cell office:value-type="float" office:value="143.4">
                <text:p>143.4</text:p>
              </table:table-cell>
              <table:table-cell office:value-type="float" office:value="0.00024704">
                <text:p>0.00024704</text:p>
              </table:table-cell>
              <table:table-cell office:value-type="float" office:value="109.12">
                <text:p>109.12</text:p>
              </table:table-cell>
              <table:table-cell office:value-type="float" office:value="11.8797">
                <text:p>11.8797</text:p>
              </table:table-cell>
            </table:table-row>
            <table:table-row>
              <table:table-cell office:value-type="float" office:value="143.5">
                <text:p>143.5</text:p>
              </table:table-cell>
              <table:table-cell office:value-type="float" office:value="0.000245473">
                <text:p>0.000245473</text:p>
              </table:table-cell>
              <table:table-cell office:value-type="float" office:value="109.12">
                <text:p>109.12</text:p>
              </table:table-cell>
              <table:table-cell office:value-type="float" office:value="11.8797">
                <text:p>11.8797</text:p>
              </table:table-cell>
            </table:table-row>
            <table:table-row>
              <table:table-cell office:value-type="float" office:value="143.6">
                <text:p>143.6</text:p>
              </table:table-cell>
              <table:table-cell office:value-type="float" office:value="0.000243917">
                <text:p>0.000243917</text:p>
              </table:table-cell>
              <table:table-cell office:value-type="float" office:value="109.12">
                <text:p>109.12</text:p>
              </table:table-cell>
              <table:table-cell office:value-type="float" office:value="11.8797">
                <text:p>11.8797</text:p>
              </table:table-cell>
            </table:table-row>
            <table:table-row>
              <table:table-cell office:value-type="float" office:value="143.7">
                <text:p>143.7</text:p>
              </table:table-cell>
              <table:table-cell office:value-type="float" office:value="0.00024237">
                <text:p>0.00024237</text:p>
              </table:table-cell>
              <table:table-cell office:value-type="float" office:value="109.12">
                <text:p>109.12</text:p>
              </table:table-cell>
              <table:table-cell office:value-type="float" office:value="11.8797">
                <text:p>11.8797</text:p>
              </table:table-cell>
            </table:table-row>
            <table:table-row>
              <table:table-cell office:value-type="float" office:value="143.8">
                <text:p>143.8</text:p>
              </table:table-cell>
              <table:table-cell office:value-type="float" office:value="0.000240833">
                <text:p>0.000240833</text:p>
              </table:table-cell>
              <table:table-cell office:value-type="float" office:value="109.12">
                <text:p>109.12</text:p>
              </table:table-cell>
              <table:table-cell office:value-type="float" office:value="11.8797">
                <text:p>11.8797</text:p>
              </table:table-cell>
            </table:table-row>
            <table:table-row>
              <table:table-cell office:value-type="float" office:value="143.9">
                <text:p>143.9</text:p>
              </table:table-cell>
              <table:table-cell office:value-type="float" office:value="0.000239305">
                <text:p>0.000239305</text:p>
              </table:table-cell>
              <table:table-cell office:value-type="float" office:value="109.12">
                <text:p>109.12</text:p>
              </table:table-cell>
              <table:table-cell office:value-type="float" office:value="11.8798">
                <text:p>11.8798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000237788">
                <text:p>0.000237788</text:p>
              </table:table-cell>
              <table:table-cell office:value-type="float" office:value="109.12">
                <text:p>109.12</text:p>
              </table:table-cell>
              <table:table-cell office:value-type="float" office:value="11.8798">
                <text:p>11.8798</text:p>
              </table:table-cell>
            </table:table-row>
            <table:table-row>
              <table:table-cell office:value-type="float" office:value="144.1">
                <text:p>144.1</text:p>
              </table:table-cell>
              <table:table-cell office:value-type="float" office:value="0.00023628">
                <text:p>0.00023628</text:p>
              </table:table-cell>
              <table:table-cell office:value-type="float" office:value="109.12">
                <text:p>109.12</text:p>
              </table:table-cell>
              <table:table-cell office:value-type="float" office:value="11.8798">
                <text:p>11.8798</text:p>
              </table:table-cell>
            </table:table-row>
            <table:table-row>
              <table:table-cell office:value-type="float" office:value="144.2">
                <text:p>144.2</text:p>
              </table:table-cell>
              <table:table-cell office:value-type="float" office:value="0.000234781">
                <text:p>0.000234781</text:p>
              </table:table-cell>
              <table:table-cell office:value-type="float" office:value="109.12">
                <text:p>109.12</text:p>
              </table:table-cell>
              <table:table-cell office:value-type="float" office:value="11.8798">
                <text:p>11.8798</text:p>
              </table:table-cell>
            </table:table-row>
            <table:table-row>
              <table:table-cell office:value-type="float" office:value="144.3">
                <text:p>144.3</text:p>
              </table:table-cell>
              <table:table-cell office:value-type="float" office:value="0.000233293">
                <text:p>0.000233293</text:p>
              </table:table-cell>
              <table:table-cell office:value-type="float" office:value="109.12">
                <text:p>109.12</text:p>
              </table:table-cell>
              <table:table-cell office:value-type="float" office:value="11.8798">
                <text:p>11.8798</text:p>
              </table:table-cell>
            </table:table-row>
            <table:table-row>
              <table:table-cell office:value-type="float" office:value="144.4">
                <text:p>144.4</text:p>
              </table:table-cell>
              <table:table-cell office:value-type="float" office:value="0.000231813">
                <text:p>0.000231813</text:p>
              </table:table-cell>
              <table:table-cell office:value-type="float" office:value="109.12">
                <text:p>109.12</text:p>
              </table:table-cell>
              <table:table-cell office:value-type="float" office:value="11.8798">
                <text:p>11.8798</text:p>
              </table:table-cell>
            </table:table-row>
            <table:table-row>
              <table:table-cell office:value-type="float" office:value="144.5">
                <text:p>144.5</text:p>
              </table:table-cell>
              <table:table-cell office:value-type="float" office:value="0.000230343">
                <text:p>0.000230343</text:p>
              </table:table-cell>
              <table:table-cell office:value-type="float" office:value="109.12">
                <text:p>109.12</text:p>
              </table:table-cell>
              <table:table-cell office:value-type="float" office:value="11.8798">
                <text:p>11.8798</text:p>
              </table:table-cell>
            </table:table-row>
            <table:table-row>
              <table:table-cell office:value-type="float" office:value="144.6">
                <text:p>144.6</text:p>
              </table:table-cell>
              <table:table-cell office:value-type="float" office:value="0.000228882">
                <text:p>0.000228882</text:p>
              </table:table-cell>
              <table:table-cell office:value-type="float" office:value="109.12">
                <text:p>109.12</text:p>
              </table:table-cell>
              <table:table-cell office:value-type="float" office:value="11.8798">
                <text:p>11.8798</text:p>
              </table:table-cell>
            </table:table-row>
            <table:table-row>
              <table:table-cell office:value-type="float" office:value="144.7">
                <text:p>144.7</text:p>
              </table:table-cell>
              <table:table-cell office:value-type="float" office:value="0.000227431">
                <text:p>0.000227431</text:p>
              </table:table-cell>
              <table:table-cell office:value-type="float" office:value="109.12">
                <text:p>109.12</text:p>
              </table:table-cell>
              <table:table-cell office:value-type="float" office:value="11.8799">
                <text:p>11.8799</text:p>
              </table:table-cell>
            </table:table-row>
            <table:table-row>
              <table:table-cell office:value-type="float" office:value="144.8">
                <text:p>144.8</text:p>
              </table:table-cell>
              <table:table-cell office:value-type="float" office:value="0.000225988">
                <text:p>0.000225988</text:p>
              </table:table-cell>
              <table:table-cell office:value-type="float" office:value="109.12">
                <text:p>109.12</text:p>
              </table:table-cell>
              <table:table-cell office:value-type="float" office:value="11.8799">
                <text:p>11.8799</text:p>
              </table:table-cell>
            </table:table-row>
            <table:table-row>
              <table:table-cell office:value-type="float" office:value="144.9">
                <text:p>144.9</text:p>
              </table:table-cell>
              <table:table-cell office:value-type="float" office:value="0.000224555">
                <text:p>0.000224555</text:p>
              </table:table-cell>
              <table:table-cell office:value-type="float" office:value="109.12">
                <text:p>109.12</text:p>
              </table:table-cell>
              <table:table-cell office:value-type="float" office:value="11.8799">
                <text:p>11.8799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000223131">
                <text:p>0.000223131</text:p>
              </table:table-cell>
              <table:table-cell office:value-type="float" office:value="109.12">
                <text:p>109.12</text:p>
              </table:table-cell>
              <table:table-cell office:value-type="float" office:value="11.8799">
                <text:p>11.8799</text:p>
              </table:table-cell>
            </table:table-row>
            <table:table-row>
              <table:table-cell office:value-type="float" office:value="145.1">
                <text:p>145.1</text:p>
              </table:table-cell>
              <table:table-cell office:value-type="float" office:value="0.000221716">
                <text:p>0.000221716</text:p>
              </table:table-cell>
              <table:table-cell office:value-type="float" office:value="109.12">
                <text:p>109.12</text:p>
              </table:table-cell>
              <table:table-cell office:value-type="float" office:value="11.8799">
                <text:p>11.8799</text:p>
              </table:table-cell>
            </table:table-row>
            <table:table-row>
              <table:table-cell office:value-type="float" office:value="145.2">
                <text:p>145.2</text:p>
              </table:table-cell>
              <table:table-cell office:value-type="float" office:value="0.00022031">
                <text:p>0.00022031</text:p>
              </table:table-cell>
              <table:table-cell office:value-type="float" office:value="109.12">
                <text:p>109.12</text:p>
              </table:table-cell>
              <table:table-cell office:value-type="float" office:value="11.8799">
                <text:p>11.8799</text:p>
              </table:table-cell>
            </table:table-row>
            <table:table-row>
              <table:table-cell office:value-type="float" office:value="145.3">
                <text:p>145.3</text:p>
              </table:table-cell>
              <table:table-cell office:value-type="float" office:value="0.000218913">
                <text:p>0.000218913</text:p>
              </table:table-cell>
              <table:table-cell office:value-type="float" office:value="109.12">
                <text:p>109.12</text:p>
              </table:table-cell>
              <table:table-cell office:value-type="float" office:value="11.8799">
                <text:p>11.8799</text:p>
              </table:table-cell>
            </table:table-row>
            <table:table-row>
              <table:table-cell office:value-type="float" office:value="145.4">
                <text:p>145.4</text:p>
              </table:table-cell>
              <table:table-cell office:value-type="float" office:value="0.000217525">
                <text:p>0.000217525</text:p>
              </table:table-cell>
              <table:table-cell office:value-type="float" office:value="109.12">
                <text:p>109.12</text:p>
              </table:table-cell>
              <table:table-cell office:value-type="float" office:value="11.8799">
                <text:p>11.8799</text:p>
              </table:table-cell>
            </table:table-row>
            <table:table-row>
              <table:table-cell office:value-type="float" office:value="145.5">
                <text:p>145.5</text:p>
              </table:table-cell>
              <table:table-cell office:value-type="float" office:value="0.000216145">
                <text:p>0.000216145</text:p>
              </table:table-cell>
              <table:table-cell office:value-type="float" office:value="109.12">
                <text:p>109.12</text:p>
              </table:table-cell>
              <table:table-cell office:value-type="float" office:value="11.8799">
                <text:p>11.8799</text:p>
              </table:table-cell>
            </table:table-row>
            <table:table-row>
              <table:table-cell office:value-type="float" office:value="145.6">
                <text:p>145.6</text:p>
              </table:table-cell>
              <table:table-cell office:value-type="float" office:value="0.000214774">
                <text:p>0.000214774</text:p>
              </table:table-cell>
              <table:table-cell office:value-type="float" office:value="109.12">
                <text:p>109.12</text:p>
              </table:table-cell>
              <table:table-cell office:value-type="float" office:value="11.88">
                <text:p>11.88</text:p>
              </table:table-cell>
            </table:table-row>
            <table:table-row>
              <table:table-cell office:value-type="float" office:value="145.7">
                <text:p>145.7</text:p>
              </table:table-cell>
              <table:table-cell office:value-type="float" office:value="0.000213412">
                <text:p>0.000213412</text:p>
              </table:table-cell>
              <table:table-cell office:value-type="float" office:value="109.12">
                <text:p>109.12</text:p>
              </table:table-cell>
              <table:table-cell office:value-type="float" office:value="11.88">
                <text:p>11.88</text:p>
              </table:table-cell>
            </table:table-row>
            <table:table-row>
              <table:table-cell office:value-type="float" office:value="145.8">
                <text:p>145.8</text:p>
              </table:table-cell>
              <table:table-cell office:value-type="float" office:value="0.000212059">
                <text:p>0.000212059</text:p>
              </table:table-cell>
              <table:table-cell office:value-type="float" office:value="109.12">
                <text:p>109.12</text:p>
              </table:table-cell>
              <table:table-cell office:value-type="float" office:value="11.88">
                <text:p>11.88</text:p>
              </table:table-cell>
            </table:table-row>
            <table:table-row>
              <table:table-cell office:value-type="float" office:value="145.9">
                <text:p>145.9</text:p>
              </table:table-cell>
              <table:table-cell office:value-type="float" office:value="0.000210714">
                <text:p>0.000210714</text:p>
              </table:table-cell>
              <table:table-cell office:value-type="float" office:value="109.12">
                <text:p>109.12</text:p>
              </table:table-cell>
              <table:table-cell office:value-type="float" office:value="11.88">
                <text:p>11.88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000209378">
                <text:p>0.000209378</text:p>
              </table:table-cell>
              <table:table-cell office:value-type="float" office:value="109.12">
                <text:p>109.12</text:p>
              </table:table-cell>
              <table:table-cell office:value-type="float" office:value="11.88">
                <text:p>11.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